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8pt" officeooo:rsid="001c0baf" officeooo:paragraph-rsid="001c0baf" style:font-size-asian="8pt" style:font-size-complex="8pt"/>
    </style:style>
    <style:style style:name="P2" style:family="paragraph" style:parent-style-name="Standard">
      <style:text-properties style:font-name="Bitstream Vera Sans Mono" fo:font-size="8pt" officeooo:rsid="001cc5b2" officeooo:paragraph-rsid="001cc5b2" style:font-size-asian="8pt" style:font-size-complex="8pt"/>
    </style:style>
    <style:style style:name="P3" style:family="paragraph" style:parent-style-name="Standard">
      <style:text-properties style:font-name="Bitstream Vera Sans Mono" fo:font-size="8pt" officeooo:rsid="001dd91b" officeooo:paragraph-rsid="001dd91b" style:font-size-asian="8pt" style:font-size-complex="8pt"/>
    </style:style>
    <style:style style:name="P4" style:family="paragraph" style:parent-style-name="Standard">
      <style:text-properties style:font-name="Bitstream Vera Sans Mono" fo:font-size="8pt" officeooo:rsid="001f8216" officeooo:paragraph-rsid="001f8216" style:font-size-asian="8pt" style:font-size-complex="8pt"/>
    </style:style>
    <style:style style:name="P5" style:family="paragraph" style:parent-style-name="Standard">
      <style:text-properties style:font-name="Bitstream Vera Sans Mono" fo:font-size="8pt" officeooo:rsid="001fdc76" officeooo:paragraph-rsid="001fdc76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meta.CostSensitiveClassifier -cost-matrix "[0.0 0.25; 1.0 0.0]" -S 1 -W weka.classifiers.meta.AdaBoostM1 -- -P 100 -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AdaBoostM1 -P 100 -S 1 -I 10 -W weka.classifiers.trees.J48 -- -C 0.25 -M 2</text:p>
      <text:p text:style-name="P1"/>
      <text:p text:style-name="P1">Classifier Model</text:p>
      <text:p text:style-name="P1">AdaBoostM1: Base classifiers and their weights: </text:p>
      <text:p text:style-name="P1"/>
      <text:p text:style-name="P1">J48 pruned tree</text:p>
      <text:p text:style-name="P1">------------------</text:p>
      <text:p text:style-name="P1"/>
      <text:p text:style-name="P1">TOTOTORS &lt;= 220: nfp (54.86/2.13)</text:p>
      <text:p text:style-name="P1">TOTOTORS &gt; 220: fp (133.14/18.11)</text:p>
      <text:p text:style-name="P1"/>
      <text:p text:style-name="P1">Number of Leaves <text:s/>: <text:tab/>2</text:p>
      <text:p text:style-name="P1"/>
      <text:p text:style-name="P1">Size of the tree : <text:tab/>3</text:p>
      <text:p text:style-name="P1"/>
      <text:p text:style-name="P1"/>
      <text:p text:style-name="P1">Weight: 2.11</text:p>
      <text:p text:style-name="P1"/>
      <text:p text:style-name="P1">J48 pruned tree</text:p>
      <text:p text:style-name="P1">------------------</text:p>
      <text:p text:style-name="P1"/>
      <text:p text:style-name="P1">NUMUORS &lt;= 42</text:p>
      <text:p text:style-name="P1">| <text:s text:c="2"/>NUMUORS &lt;= 17: nfp (24.05)</text:p>
      <text:p text:style-name="P1">| <text:s text:c="2"/>NUMUORS &gt; 17</text:p>
      <text:p text:style-name="P1">| <text:s text:c="2"/>| <text:s text:c="2"/>TOTOPANDS &lt;= 60: fp (11.39/1.49)</text:p>
      <text:p text:style-name="P1">| <text:s text:c="2"/>| <text:s text:c="2"/>TOTOPANDS &gt; 60</text:p>
      <text:p text:style-name="P1">| <text:s text:c="2"/>| <text:s text:c="2"/>| <text:s text:c="2"/>ELOC &lt;= 48: nfp (29.94/1.19)</text:p>
      <text:p text:style-name="P1">| <text:s text:c="2"/>| <text:s text:c="2"/>| <text:s text:c="2"/>ELOC &gt; 48</text:p>
      <text:p text:style-name="P1">| <text:s text:c="2"/>| <text:s text:c="2"/>| <text:s text:c="2"/>| <text:s text:c="2"/>VG &lt;= 63</text:p>
      <text:p text:style-name="P1">| <text:s text:c="2"/>| <text:s text:c="2"/>| <text:s text:c="2"/>| <text:s text:c="2"/>| <text:s text:c="2"/>NUMUORS &lt;= 37</text:p>
      <text:p text:style-name="P1">| <text:s text:c="2"/>| <text:s text:c="2"/>| <text:s text:c="2"/>| <text:s text:c="2"/>| <text:s text:c="2"/>| <text:s text:c="2"/>NUMUANDS &lt;= 115</text:p>
      <text:p text:style-name="P1">| <text:s text:c="2"/>| <text:s text:c="2"/>| <text:s text:c="2"/>| <text:s text:c="2"/>| <text:s text:c="2"/>| <text:s text:c="2"/>| <text:s text:c="2"/>ELOC &lt;= 106</text:p>
      <text:p text:style-name="P1">| <text:s text:c="2"/>| <text:s text:c="2"/>| <text:s text:c="2"/>| <text:s text:c="2"/>| <text:s text:c="2"/>| <text:s text:c="2"/>| <text:s text:c="2"/>| <text:s text:c="2"/>ELOC &lt;= 54</text:p>
      <text:p text:style-name="P1">| <text:s text:c="2"/>| <text:s text:c="2"/>| <text:s text:c="2"/>| <text:s text:c="2"/>| <text:s text:c="2"/>| <text:s text:c="2"/>| <text:s text:c="2"/>| <text:s text:c="2"/>| <text:s text:c="2"/>NUMUORS &lt;= 19: nfp (2.47)</text:p>
      <text:p text:style-name="P1">| <text:s text:c="2"/>| <text:s text:c="2"/>| <text:s text:c="2"/>| <text:s text:c="2"/>| <text:s text:c="2"/>| <text:s text:c="2"/>| <text:s text:c="2"/>| <text:s text:c="2"/>| <text:s text:c="2"/>NUMUORS &gt; 19</text:p>
      <text:p text:style-name="P1">| <text:s text:c="2"/>| <text:s text:c="2"/>| <text:s text:c="2"/>| <text:s text:c="2"/>| <text:s text:c="2"/>| <text:s text:c="2"/>| <text:s text:c="2"/>| <text:s text:c="2"/>| <text:s text:c="2"/>| <text:s text:c="2"/>NUMUANDS &lt;= 103: fp (5.97)</text:p>
      <text:p text:style-name="P1">| <text:s text:c="2"/>| <text:s text:c="2"/>| <text:s text:c="2"/>| <text:s text:c="2"/>| <text:s text:c="2"/>| <text:s text:c="2"/>| <text:s text:c="2"/>| <text:s text:c="2"/>| <text:s text:c="2"/>| <text:s text:c="2"/>NUMUANDS &gt; 103: nfp (2.47)</text:p>
      <text:p text:style-name="P1">| <text:s text:c="2"/>| <text:s text:c="2"/>| <text:s text:c="2"/>| <text:s text:c="2"/>| <text:s text:c="2"/>| <text:s text:c="2"/>| <text:s text:c="2"/>| <text:s text:c="2"/>ELOC &gt; 54: nfp (27.21)</text:p>
      <text:p text:style-name="P1">| <text:s text:c="2"/>| <text:s text:c="2"/>| <text:s text:c="2"/>| <text:s text:c="2"/>| <text:s text:c="2"/>| <text:s text:c="2"/>| <text:s text:c="2"/>ELOC &gt; 106: fp (4.77)</text:p>
      <text:p text:style-name="P1">| <text:s text:c="2"/>| <text:s text:c="2"/>| <text:s text:c="2"/>| <text:s text:c="2"/>| <text:s text:c="2"/>| <text:s text:c="2"/>NUMUANDS &gt; 115</text:p>
      <text:p text:style-name="P1">| <text:s text:c="2"/>| <text:s text:c="2"/>| <text:s text:c="2"/>| <text:s text:c="2"/>| <text:s text:c="2"/>| <text:s text:c="2"/>| <text:s text:c="2"/>VG &lt;= 29: fp (16.71)</text:p>
      <text:p text:style-name="P1">| <text:s text:c="2"/>| <text:s text:c="2"/>| <text:s text:c="2"/>| <text:s text:c="2"/>| <text:s text:c="2"/>| <text:s text:c="2"/>| <text:s text:c="2"/>VG &gt; 29</text:p>
      <text:p text:style-name="P1">| <text:s text:c="2"/>| <text:s text:c="2"/>| <text:s text:c="2"/>| <text:s text:c="2"/>| <text:s text:c="2"/>| <text:s text:c="2"/>| <text:s text:c="2"/>| <text:s text:c="2"/>ELOC &lt;= 151: nfp (9.89)</text:p>
      <text:p text:style-name="P1">| <text:s text:c="2"/>| <text:s text:c="2"/>| <text:s text:c="2"/>| <text:s text:c="2"/>| <text:s text:c="2"/>| <text:s text:c="2"/>| <text:s text:c="2"/>| <text:s text:c="2"/>ELOC &gt; 151: fp (8.44/2.47)</text:p>
      <text:p text:style-name="P1">| <text:s text:c="2"/>| <text:s text:c="2"/>| <text:s text:c="2"/>| <text:s text:c="2"/>| <text:s text:c="2"/>NUMUORS &gt; 37: fp (7.16)</text:p>
      <text:p text:style-name="P1">| <text:s text:c="2"/>| <text:s text:c="2"/>| <text:s text:c="2"/>| <text:s text:c="2"/>VG &gt; 63: nfp (16.04/1.19)</text:p>
      <text:p text:style-name="P1">NUMUORS &gt; 42: fp (21.49)</text:p>
      <text:p text:style-name="P1"/>
      <text:p text:style-name="P1">Number of Leaves <text:s/>: <text:tab/>14</text:p>
      <text:p text:style-name="P1"/>
      <text:p text:style-name="P1"><text:soft-page-break/>Size of the tree : <text:tab/>27</text:p>
      <text:p text:style-name="P1"/>
      <text:p text:style-name="P1"/>
      <text:p text:style-name="P1">Weight: 3.35</text:p>
      <text:p text:style-name="P1"/>
      <text:p text:style-name="P1">J48 pruned tree</text:p>
      <text:p text:style-name="P1">------------------</text:p>
      <text:p text:style-name="P1"/>
      <text:p text:style-name="P1">LOC &lt;= 1992</text:p>
      <text:p text:style-name="P1">| <text:s text:c="2"/>NUMUANDS &lt;= 29: nfp (32.47)</text:p>
      <text:p text:style-name="P1">| <text:s text:c="2"/>NUMUANDS &gt; 29</text:p>
      <text:p text:style-name="P1">| <text:s text:c="2"/>| <text:s text:c="2"/>LOC &lt;= 289</text:p>
      <text:p text:style-name="P1">| <text:s text:c="2"/>| <text:s text:c="2"/>| <text:s text:c="2"/>NUMUORS &lt;= 20: nfp (2.05)</text:p>
      <text:p text:style-name="P1">| <text:s text:c="2"/>| <text:s text:c="2"/>| <text:s text:c="2"/>NUMUORS &gt; 20: fp (23.4/0.62)</text:p>
      <text:p text:style-name="P1">| <text:s text:c="2"/>| <text:s text:c="2"/>LOC &gt; 289</text:p>
      <text:p text:style-name="P1">| <text:s text:c="2"/>| <text:s text:c="2"/>| <text:s text:c="2"/>NUMUORS &lt;= 37</text:p>
      <text:p text:style-name="P1">| <text:s text:c="2"/>| <text:s text:c="2"/>| <text:s text:c="2"/>| <text:s text:c="2"/>VG &lt;= 48</text:p>
      <text:p text:style-name="P1">| <text:s text:c="2"/>| <text:s text:c="2"/>| <text:s text:c="2"/>| <text:s text:c="2"/>| <text:s text:c="2"/>NUMUANDS &lt;= 115</text:p>
      <text:p text:style-name="P1">| <text:s text:c="2"/>| <text:s text:c="2"/>| <text:s text:c="2"/>| <text:s text:c="2"/>| <text:s text:c="2"/>| <text:s text:c="2"/>ELOC &lt;= 106: nfp (33.99/3.09)</text:p>
      <text:p text:style-name="P1">| <text:s text:c="2"/>| <text:s text:c="2"/>| <text:s text:c="2"/>| <text:s text:c="2"/>| <text:s text:c="2"/>| <text:s text:c="2"/>ELOC &gt; 106: fp (2.47)</text:p>
      <text:p text:style-name="P1">| <text:s text:c="2"/>| <text:s text:c="2"/>| <text:s text:c="2"/>| <text:s text:c="2"/>| <text:s text:c="2"/>NUMUANDS &gt; 115</text:p>
      <text:p text:style-name="P1">| <text:s text:c="2"/>| <text:s text:c="2"/>| <text:s text:c="2"/>| <text:s text:c="2"/>| <text:s text:c="2"/>| <text:s text:c="2"/>VG &lt;= 29: fp (8.03)</text:p>
      <text:p text:style-name="P1">| <text:s text:c="2"/>| <text:s text:c="2"/>| <text:s text:c="2"/>| <text:s text:c="2"/>| <text:s text:c="2"/>| <text:s text:c="2"/>VG &gt; 29</text:p>
      <text:p text:style-name="P1">| <text:s text:c="2"/>| <text:s text:c="2"/>| <text:s text:c="2"/>| <text:s text:c="2"/>| <text:s text:c="2"/>| <text:s text:c="2"/>| <text:s text:c="2"/>ELOC &lt;= 151: nfp (3.84)</text:p>
      <text:p text:style-name="P1">| <text:s text:c="2"/>| <text:s text:c="2"/>| <text:s text:c="2"/>| <text:s text:c="2"/>| <text:s text:c="2"/>| <text:s text:c="2"/>| <text:s text:c="2"/>ELOC &gt; 151: fp (2.47)</text:p>
      <text:p text:style-name="P1">| <text:s text:c="2"/>| <text:s text:c="2"/>| <text:s text:c="2"/>| <text:s text:c="2"/>VG &gt; 48: nfp (43.62/0.62)</text:p>
      <text:p text:style-name="P1">| <text:s text:c="2"/>| <text:s text:c="2"/>| <text:s text:c="2"/>NUMUORS &gt; 37</text:p>
      <text:p text:style-name="P1">| <text:s text:c="2"/>| <text:s text:c="2"/>| <text:s text:c="2"/>| <text:s text:c="2"/>VG &lt;= 63: fp (5.56)</text:p>
      <text:p text:style-name="P1">| <text:s text:c="2"/>| <text:s text:c="2"/>| <text:s text:c="2"/>| <text:s text:c="2"/>VG &gt; 63: nfp (3.18/0.62)</text:p>
      <text:p text:style-name="P1">LOC &gt; 1992: fp (26.93)</text:p>
      <text:p text:style-name="P1"/>
      <text:p text:style-name="P1">Number of Leaves <text:s/>: <text:tab/>12</text:p>
      <text:p text:style-name="P1"/>
      <text:p text:style-name="P1">Size of the tree : <text:tab/>23</text:p>
      <text:p text:style-name="P1"/>
      <text:p text:style-name="P1"/>
      <text:p text:style-name="P1">Weight: 3.61</text:p>
      <text:p text:style-name="P1"/>
      <text:p text:style-name="P1">J48 pruned tree</text:p>
      <text:p text:style-name="P1">------------------</text:p>
      <text:p text:style-name="P1"/>
      <text:p text:style-name="P1">ELOC &lt;= 25: nfp (21.61)</text:p>
      <text:p text:style-name="P1">ELOC &gt; 25</text:p>
      <text:p text:style-name="P1">| <text:s text:c="2"/>NLOGIC &lt;= 0: nfp (25.27/6.75)</text:p>
      <text:p text:style-name="P1">| <text:s text:c="2"/>NLOGIC &gt; 0</text:p>
      <text:p text:style-name="P1">| <text:s text:c="2"/>| <text:s text:c="2"/>NUMUORS &lt;= 30</text:p>
      <text:p text:style-name="P1">| <text:s text:c="2"/>| <text:s text:c="2"/>| <text:s text:c="2"/>VG &lt;= 9</text:p>
      <text:p text:style-name="P1">| <text:s text:c="2"/>| <text:s text:c="2"/>| <text:s text:c="2"/>| <text:s text:c="2"/>VG &lt;= 5: fp (12.15/0.08)</text:p>
      <text:p text:style-name="P1">| <text:s text:c="2"/>| <text:s text:c="2"/>| <text:s text:c="2"/>| <text:s text:c="2"/>VG &gt; 5: nfp (6.69/0.32)</text:p>
      <text:p text:style-name="P1">| <text:s text:c="2"/>| <text:s text:c="2"/>| <text:s text:c="2"/>VG &gt; 9: fp (68.12/1.39)</text:p>
      <text:p text:style-name="P1">| <text:s text:c="2"/>| <text:s text:c="2"/>NUMUORS &gt; 30</text:p>
      <text:p text:style-name="P1">| <text:s text:c="2"/>| <text:s text:c="2"/>| <text:s text:c="2"/>NUMUANDS &lt;= 212: nfp (23.67/1.59)</text:p>
      <text:p text:style-name="P1">| <text:s text:c="2"/>| <text:s text:c="2"/>| <text:s text:c="2"/>NUMUANDS &gt; 212: fp (30.5/0.66)</text:p>
      <text:p text:style-name="P1"/>
      <text:p text:style-name="P1">Number of Leaves <text:s/>: <text:tab/>7</text:p>
      <text:p text:style-name="P1"/>
      <text:p text:style-name="P1">Size of the tree : <text:tab/>13</text:p>
      <text:p text:style-name="P1"/>
      <text:p text:style-name="P1"/>
      <text:p text:style-name="P1">Weight: 2.8</text:p>
      <text:p text:style-name="P1"/>
      <text:p text:style-name="P1">J48 pruned tree</text:p>
      <text:p text:style-name="P1">------------------</text:p>
      <text:p text:style-name="P1"/>
      <text:p text:style-name="P1">ELOC &lt;= 25: nfp (11.46)</text:p>
      <text:p text:style-name="P1">ELOC &gt; 25</text:p>
      <text:p text:style-name="P1">| <text:s text:c="2"/>VG &lt;= 44</text:p>
      <text:p text:style-name="P1">| <text:s text:c="2"/>| <text:s text:c="2"/>NUMUORS &lt;= 19</text:p>
      <text:p text:style-name="P1">| <text:s text:c="2"/>| <text:s text:c="2"/>| <text:s text:c="2"/>VG &lt;= 17: nfp (4.34)</text:p>
      <text:p text:style-name="P1">| <text:s text:c="2"/>| <text:s text:c="2"/>| <text:s text:c="2"/>VG &gt; 17: fp (2.76)</text:p>
      <text:p text:style-name="P1">| <text:s text:c="2"/>| <text:s text:c="2"/>NUMUORS &gt; 19</text:p>
      <text:p text:style-name="P1">| <text:s text:c="2"/>| <text:s text:c="2"/>| <text:s text:c="2"/>NLOGIC &lt;= 4</text:p>
      <text:p text:style-name="P1"><text:soft-page-break/>| <text:s text:c="2"/>| <text:s text:c="2"/>| <text:s text:c="2"/>| <text:s text:c="2"/>NLOGIC &lt;= 0: fp (59.34/6.02)</text:p>
      <text:p text:style-name="P1">| <text:s text:c="2"/>| <text:s text:c="2"/>| <text:s text:c="2"/>| <text:s text:c="2"/>NLOGIC &gt; 0</text:p>
      <text:p text:style-name="P1">| <text:s text:c="2"/>| <text:s text:c="2"/>| <text:s text:c="2"/>| <text:s text:c="2"/>| <text:s text:c="2"/>NUMUANDS &lt;= 90</text:p>
      <text:p text:style-name="P1">| <text:s text:c="2"/>| <text:s text:c="2"/>| <text:s text:c="2"/>| <text:s text:c="2"/>| <text:s text:c="2"/>| <text:s text:c="2"/>NUMUORS &lt;= 26: fp (6.97/0.74)</text:p>
      <text:p text:style-name="P1">| <text:s text:c="2"/>| <text:s text:c="2"/>| <text:s text:c="2"/>| <text:s text:c="2"/>| <text:s text:c="2"/>| <text:s text:c="2"/>NUMUORS &gt; 26: nfp (6.77)</text:p>
      <text:p text:style-name="P1">| <text:s text:c="2"/>| <text:s text:c="2"/>| <text:s text:c="2"/>| <text:s text:c="2"/>| <text:s text:c="2"/>NUMUANDS &gt; 90: fp (16.76/1.39)</text:p>
      <text:p text:style-name="P1">| <text:s text:c="2"/>| <text:s text:c="2"/>| <text:s text:c="2"/>NLOGIC &gt; 4: fp (30.58/0.7)</text:p>
      <text:p text:style-name="P1">| <text:s text:c="2"/>VG &gt; 44</text:p>
      <text:p text:style-name="P1">| <text:s text:c="2"/>| <text:s text:c="2"/>ELOC &lt;= 223</text:p>
      <text:p text:style-name="P1">| <text:s text:c="2"/>| <text:s text:c="2"/>| <text:s text:c="2"/>TOTOPANDS &lt;= 402: fp (2.76)</text:p>
      <text:p text:style-name="P1">| <text:s text:c="2"/>| <text:s text:c="2"/>| <text:s text:c="2"/>TOTOPANDS &gt; 402: nfp (17.09)</text:p>
      <text:p text:style-name="P1">| <text:s text:c="2"/>| <text:s text:c="2"/>ELOC &gt; 223</text:p>
      <text:p text:style-name="P1">| <text:s text:c="2"/>| <text:s text:c="2"/>| <text:s text:c="2"/>VG &lt;= 448: fp (23.43/0.7)</text:p>
      <text:p text:style-name="P1">| <text:s text:c="2"/>| <text:s text:c="2"/>| <text:s text:c="2"/>VG &gt; 448: nfp (5.73)</text:p>
      <text:p text:style-name="P1"/>
      <text:p text:style-name="P1">Number of Leaves <text:s/>: <text:tab/>12</text:p>
      <text:p text:style-name="P1"/>
      <text:p text:style-name="P1">Size of the tree : <text:tab/>23</text:p>
      <text:p text:style-name="P1"/>
      <text:p text:style-name="P1"/>
      <text:p text:style-name="P1">Weight: 2.93</text:p>
      <text:p text:style-name="P1"/>
      <text:p text:style-name="P1">J48 pruned tree</text:p>
      <text:p text:style-name="P1">------------------</text:p>
      <text:p text:style-name="P1"/>
      <text:p text:style-name="P1">NUMUORS &lt;= 37</text:p>
      <text:p text:style-name="P1">| <text:s text:c="2"/>LOC &lt;= 1769</text:p>
      <text:p text:style-name="P1">| <text:s text:c="2"/>| <text:s text:c="2"/>LOC &lt;= 173</text:p>
      <text:p text:style-name="P1">| <text:s text:c="2"/>| <text:s text:c="2"/>| <text:s text:c="2"/>ELOC &lt;= 25: nfp (3.53)</text:p>
      <text:p text:style-name="P1">| <text:s text:c="2"/>| <text:s text:c="2"/>| <text:s text:c="2"/>ELOC &gt; 25: fp (12.07)</text:p>
      <text:p text:style-name="P1">| <text:s text:c="2"/>| <text:s text:c="2"/>LOC &gt; 173</text:p>
      <text:p text:style-name="P1">| <text:s text:c="2"/>| <text:s text:c="2"/>| <text:s text:c="2"/>TOTOTORS &lt;= 220: nfp (26.38)</text:p>
      <text:p text:style-name="P1">| <text:s text:c="2"/>| <text:s text:c="2"/>| <text:s text:c="2"/>TOTOTORS &gt; 220</text:p>
      <text:p text:style-name="P1">| <text:s text:c="2"/>| <text:s text:c="2"/>| <text:s text:c="2"/>| <text:s text:c="2"/>TOTOTORS &lt;= 227: fp (5.82)</text:p>
      <text:p text:style-name="P1">| <text:s text:c="2"/>| <text:s text:c="2"/>| <text:s text:c="2"/>| <text:s text:c="2"/>TOTOTORS &gt; 227</text:p>
      <text:p text:style-name="P1">| <text:s text:c="2"/>| <text:s text:c="2"/>| <text:s text:c="2"/>| <text:s text:c="2"/>| <text:s text:c="2"/>NUMUANDS &lt;= 115</text:p>
      <text:p text:style-name="P1">| <text:s text:c="2"/>| <text:s text:c="2"/>| <text:s text:c="2"/>| <text:s text:c="2"/>| <text:s text:c="2"/>| <text:s text:c="2"/>ELOC &lt;= 106</text:p>
      <text:p text:style-name="P1">| <text:s text:c="2"/>| <text:s text:c="2"/>| <text:s text:c="2"/>| <text:s text:c="2"/>| <text:s text:c="2"/>| <text:s text:c="2"/>| <text:s text:c="2"/>NLOGIC &lt;= 8</text:p>
      <text:p text:style-name="P1">| <text:s text:c="2"/>| <text:s text:c="2"/>| <text:s text:c="2"/>| <text:s text:c="2"/>| <text:s text:c="2"/>| <text:s text:c="2"/>| <text:s text:c="2"/>| <text:s text:c="2"/>VG &lt;= 6: fp (3.28)</text:p>
      <text:p text:style-name="P1">| <text:s text:c="2"/>| <text:s text:c="2"/>| <text:s text:c="2"/>| <text:s text:c="2"/>| <text:s text:c="2"/>| <text:s text:c="2"/>| <text:s text:c="2"/>| <text:s text:c="2"/>VG &gt; 6: nfp (58.42)</text:p>
      <text:p text:style-name="P1">| <text:s text:c="2"/>| <text:s text:c="2"/>| <text:s text:c="2"/>| <text:s text:c="2"/>| <text:s text:c="2"/>| <text:s text:c="2"/>| <text:s text:c="2"/>NLOGIC &gt; 8</text:p>
      <text:p text:style-name="P1">| <text:s text:c="2"/>| <text:s text:c="2"/>| <text:s text:c="2"/>| <text:s text:c="2"/>| <text:s text:c="2"/>| <text:s text:c="2"/>| <text:s text:c="2"/>| <text:s text:c="2"/>NUMUANDS &lt;= 87: fp (9.85)</text:p>
      <text:p text:style-name="P1">| <text:s text:c="2"/>| <text:s text:c="2"/>| <text:s text:c="2"/>| <text:s text:c="2"/>| <text:s text:c="2"/>| <text:s text:c="2"/>| <text:s text:c="2"/>| <text:s text:c="2"/>NUMUANDS &gt; 87: nfp (3.43)</text:p>
      <text:p text:style-name="P1">| <text:s text:c="2"/>| <text:s text:c="2"/>| <text:s text:c="2"/>| <text:s text:c="2"/>| <text:s text:c="2"/>| <text:s text:c="2"/>ELOC &gt; 106: fp (4.46)</text:p>
      <text:p text:style-name="P1">| <text:s text:c="2"/>| <text:s text:c="2"/>| <text:s text:c="2"/>| <text:s text:c="2"/>| <text:s text:c="2"/>NUMUANDS &gt; 115</text:p>
      <text:p text:style-name="P1">| <text:s text:c="2"/>| <text:s text:c="2"/>| <text:s text:c="2"/>| <text:s text:c="2"/>| <text:s text:c="2"/>| <text:s text:c="2"/>VG &lt;= 25: fp (12.0)</text:p>
      <text:p text:style-name="P1">| <text:s text:c="2"/>| <text:s text:c="2"/>| <text:s text:c="2"/>| <text:s text:c="2"/>| <text:s text:c="2"/>| <text:s text:c="2"/>VG &gt; 25: nfp (24.68/1.72)</text:p>
      <text:p text:style-name="P1">| <text:s text:c="2"/>LOC &gt; 1769: fp (8.73)</text:p>
      <text:p text:style-name="P1">NUMUORS &gt; 37</text:p>
      <text:p text:style-name="P1">| <text:s text:c="2"/>VG &lt;= 448: fp (12.34/0.18)</text:p>
      <text:p text:style-name="P1">| <text:s text:c="2"/>VG &gt; 448: nfp (3.02)</text:p>
      <text:p text:style-name="P1"/>
      <text:p text:style-name="P1">Number of Leaves <text:s/>: <text:tab/>14</text:p>
      <text:p text:style-name="P1"/>
      <text:p text:style-name="P1">Size of the tree : <text:tab/>27</text:p>
      <text:p text:style-name="P1"/>
      <text:p text:style-name="P1"/>
      <text:p text:style-name="P1">Weight: 4.58</text:p>
      <text:p text:style-name="P1"/>
      <text:p text:style-name="P1">J48 pruned tree</text:p>
      <text:p text:style-name="P1">------------------</text:p>
      <text:p text:style-name="P1"/>
      <text:p text:style-name="P1">LOC &lt;= 886</text:p>
      <text:p text:style-name="P1">| <text:s text:c="2"/>VG &lt;= 29</text:p>
      <text:p text:style-name="P1">| <text:s text:c="2"/>| <text:s text:c="2"/>NUMUANDS &lt;= 112</text:p>
      <text:p text:style-name="P1">| <text:s text:c="2"/>| <text:s text:c="2"/>| <text:s text:c="2"/>NLOGIC &lt;= 8</text:p>
      <text:p text:style-name="P1">| <text:s text:c="2"/>| <text:s text:c="2"/>| <text:s text:c="2"/>| <text:s text:c="2"/>LOC &lt;= 173: fp (7.88/1.78)</text:p>
      <text:p text:style-name="P1">| <text:s text:c="2"/>| <text:s text:c="2"/>| <text:s text:c="2"/>| <text:s text:c="2"/>LOC &gt; 173</text:p>
      <text:p text:style-name="P1">| <text:s text:c="2"/>| <text:s text:c="2"/>| <text:s text:c="2"/>| <text:s text:c="2"/>| <text:s text:c="2"/>NLOGIC &lt;= 0: nfp (26.55/0.74)</text:p>
      <text:p text:style-name="P1">| <text:s text:c="2"/>| <text:s text:c="2"/>| <text:s text:c="2"/>| <text:s text:c="2"/>| <text:s text:c="2"/>NLOGIC &gt; 0</text:p>
      <text:p text:style-name="P1">| <text:s text:c="2"/>| <text:s text:c="2"/>| <text:s text:c="2"/>| <text:s text:c="2"/>| <text:s text:c="2"/>| <text:s text:c="2"/>NUMUORS &lt;= 26</text:p>
      <text:p text:style-name="P1">| <text:s text:c="2"/>| <text:s text:c="2"/>| <text:s text:c="2"/>| <text:s text:c="2"/>| <text:s text:c="2"/>| <text:s text:c="2"/>| <text:s text:c="2"/>VG &lt;= 9</text:p>
      <text:p text:style-name="P1"><text:soft-page-break/>| <text:s text:c="2"/>| <text:s text:c="2"/>| <text:s text:c="2"/>| <text:s text:c="2"/>| <text:s text:c="2"/>| <text:s text:c="2"/>| <text:s text:c="2"/>| <text:s text:c="2"/>VG &lt;= 5: fp (2.16/0.5)</text:p>
      <text:p text:style-name="P1">| <text:s text:c="2"/>| <text:s text:c="2"/>| <text:s text:c="2"/>| <text:s text:c="2"/>| <text:s text:c="2"/>| <text:s text:c="2"/>| <text:s text:c="2"/>| <text:s text:c="2"/>VG &gt; 5: nfp (6.25)</text:p>
      <text:p text:style-name="P1">| <text:s text:c="2"/>| <text:s text:c="2"/>| <text:s text:c="2"/>| <text:s text:c="2"/>| <text:s text:c="2"/>| <text:s text:c="2"/>| <text:s text:c="2"/>VG &gt; 9: fp (2.94)</text:p>
      <text:p text:style-name="P1">| <text:s text:c="2"/>| <text:s text:c="2"/>| <text:s text:c="2"/>| <text:s text:c="2"/>| <text:s text:c="2"/>| <text:s text:c="2"/>NUMUORS &gt; 26: nfp (5.27)</text:p>
      <text:p text:style-name="P1">| <text:s text:c="2"/>| <text:s text:c="2"/>| <text:s text:c="2"/>NLOGIC &gt; 8: fp (6.71/1.73)</text:p>
      <text:p text:style-name="P1">| <text:s text:c="2"/>| <text:s text:c="2"/>NUMUANDS &gt; 112: fp (5.19)</text:p>
      <text:p text:style-name="P1">| <text:s text:c="2"/>VG &gt; 29: nfp (14.54)</text:p>
      <text:p text:style-name="P1">LOC &gt; 886</text:p>
      <text:p text:style-name="P1">| <text:s text:c="2"/>VG &lt;= 44: fp (94.57/3.48)</text:p>
      <text:p text:style-name="P1">| <text:s text:c="2"/>VG &gt; 44</text:p>
      <text:p text:style-name="P1">| <text:s text:c="2"/>| <text:s text:c="2"/>NUMUORS &lt;= 35: nfp (9.66/2.02)</text:p>
      <text:p text:style-name="P1">| <text:s text:c="2"/>| <text:s text:c="2"/>NUMUORS &gt; 35</text:p>
      <text:p text:style-name="P1">| <text:s text:c="2"/>| <text:s text:c="2"/>| <text:s text:c="2"/>LOC &lt;= 1914: fp (4.14)</text:p>
      <text:p text:style-name="P1">| <text:s text:c="2"/>| <text:s text:c="2"/>| <text:s text:c="2"/>LOC &gt; 1914: nfp (2.15/0.63)</text:p>
      <text:p text:style-name="P1"/>
      <text:p text:style-name="P1">Number of Leaves <text:s/>: <text:tab/>13</text:p>
      <text:p text:style-name="P1"/>
      <text:p text:style-name="P1">Size of the tree : <text:tab/>25</text:p>
      <text:p text:style-name="P1"/>
      <text:p text:style-name="P1"/>
      <text:p text:style-name="P1">Weight: 2.79</text:p>
      <text:p text:style-name="P1"/>
      <text:p text:style-name="P1">J48 pruned tree</text:p>
      <text:p text:style-name="P1">------------------</text:p>
      <text:p text:style-name="P1"/>
      <text:p text:style-name="P1">VG &lt;= 36</text:p>
      <text:p text:style-name="P1">| <text:s text:c="2"/>NUMUANDS &lt;= 172</text:p>
      <text:p text:style-name="P1">| <text:s text:c="2"/>| <text:s text:c="2"/>NUMUORS &lt;= 29</text:p>
      <text:p text:style-name="P1">| <text:s text:c="2"/>| <text:s text:c="2"/>| <text:s text:c="2"/>TOTOTORS &lt;= 410</text:p>
      <text:p text:style-name="P1">| <text:s text:c="2"/>| <text:s text:c="2"/>| <text:s text:c="2"/>| <text:s text:c="2"/>NLOGIC &lt;= 4: nfp (43.14/5.41)</text:p>
      <text:p text:style-name="P1">| <text:s text:c="2"/>| <text:s text:c="2"/>| <text:s text:c="2"/>| <text:s text:c="2"/>NLOGIC &gt; 4: fp (2.49/0.05)</text:p>
      <text:p text:style-name="P1">| <text:s text:c="2"/>| <text:s text:c="2"/>| <text:s text:c="2"/>TOTOTORS &gt; 410: fp (7.19)</text:p>
      <text:p text:style-name="P1">| <text:s text:c="2"/>| <text:s text:c="2"/>NUMUORS &gt; 29: nfp (51.91/3.25)</text:p>
      <text:p text:style-name="P1">| <text:s text:c="2"/>NUMUANDS &gt; 172: fp (7.14/0.92)</text:p>
      <text:p text:style-name="P1">VG &gt; 36</text:p>
      <text:p text:style-name="P1">| <text:s text:c="2"/>LOC &lt;= 886: nfp (4.96)</text:p>
      <text:p text:style-name="P1">| <text:s text:c="2"/>LOC &gt; 886</text:p>
      <text:p text:style-name="P1">| <text:s text:c="2"/>| <text:s text:c="2"/>LOC &lt;= 992: fp (44.48)</text:p>
      <text:p text:style-name="P1">| <text:s text:c="2"/>| <text:s text:c="2"/>LOC &gt; 992</text:p>
      <text:p text:style-name="P1">| <text:s text:c="2"/>| <text:s text:c="2"/>| <text:s text:c="2"/>LOC &lt;= 1992</text:p>
      <text:p text:style-name="P1">| <text:s text:c="2"/>| <text:s text:c="2"/>| <text:s text:c="2"/>| <text:s text:c="2"/>VG &lt;= 44: fp (3.15)</text:p>
      <text:p text:style-name="P1">| <text:s text:c="2"/>| <text:s text:c="2"/>| <text:s text:c="2"/>| <text:s text:c="2"/>VG &gt; 44</text:p>
      <text:p text:style-name="P1">| <text:s text:c="2"/>| <text:s text:c="2"/>| <text:s text:c="2"/>| <text:s text:c="2"/>| <text:s text:c="2"/>NUMUORS &lt;= 35: nfp (4.06)</text:p>
      <text:p text:style-name="P1">| <text:s text:c="2"/>| <text:s text:c="2"/>| <text:s text:c="2"/>| <text:s text:c="2"/>| <text:s text:c="2"/>NUMUORS &gt; 35: fp (3.01/0.81)</text:p>
      <text:p text:style-name="P1">| <text:s text:c="2"/>| <text:s text:c="2"/>| <text:s text:c="2"/>LOC &gt; 1992: fp (16.48)</text:p>
      <text:p text:style-name="P1"/>
      <text:p text:style-name="P1">Number of Leaves <text:s/>: <text:tab/>11</text:p>
      <text:p text:style-name="P1"/>
      <text:p text:style-name="P1">Size of the tree : <text:tab/>21</text:p>
      <text:p text:style-name="P1"/>
      <text:p text:style-name="P1"/>
      <text:p text:style-name="P1">Weight: 2.83</text:p>
      <text:p text:style-name="P1"/>
      <text:p text:style-name="P1">J48 pruned tree</text:p>
      <text:p text:style-name="P1">------------------</text:p>
      <text:p text:style-name="P1"/>
      <text:p text:style-name="P1">ELOC &lt;= 25: nfp (9.89)</text:p>
      <text:p text:style-name="P1">ELOC &gt; 25</text:p>
      <text:p text:style-name="P1">| <text:s text:c="2"/>ELOC &lt;= 26: fp (29.16/0.01)</text:p>
      <text:p text:style-name="P1">| <text:s text:c="2"/>ELOC &gt; 26</text:p>
      <text:p text:style-name="P1">| <text:s text:c="2"/>| <text:s text:c="2"/>TOTOPANDS &lt;= 800</text:p>
      <text:p text:style-name="P1">| <text:s text:c="2"/>| <text:s text:c="2"/>| <text:s text:c="2"/>NLOGIC &lt;= 10</text:p>
      <text:p text:style-name="P1">| <text:s text:c="2"/>| <text:s text:c="2"/>| <text:s text:c="2"/>| <text:s text:c="2"/>ELOC &lt;= 48: nfp (7.51/0.36)</text:p>
      <text:p text:style-name="P1">| <text:s text:c="2"/>| <text:s text:c="2"/>| <text:s text:c="2"/>| <text:s text:c="2"/>ELOC &gt; 48</text:p>
      <text:p text:style-name="P1">| <text:s text:c="2"/>| <text:s text:c="2"/>| <text:s text:c="2"/>| <text:s text:c="2"/>| <text:s text:c="2"/>NUMUORS &lt;= 33</text:p>
      <text:p text:style-name="P1">| <text:s text:c="2"/>| <text:s text:c="2"/>| <text:s text:c="2"/>| <text:s text:c="2"/>| <text:s text:c="2"/>| <text:s text:c="2"/>NUMUORS &lt;= 25</text:p>
      <text:p text:style-name="P1">| <text:s text:c="2"/>| <text:s text:c="2"/>| <text:s text:c="2"/>| <text:s text:c="2"/>| <text:s text:c="2"/>| <text:s text:c="2"/>| <text:s text:c="2"/>TOTOPANDS &lt;= 360: nfp (3.65/0.68)</text:p>
      <text:p text:style-name="P1">| <text:s text:c="2"/>| <text:s text:c="2"/>| <text:s text:c="2"/>| <text:s text:c="2"/>| <text:s text:c="2"/>| <text:s text:c="2"/>| <text:s text:c="2"/>TOTOPANDS &gt; 360: fp (3.62/0.03)</text:p>
      <text:p text:style-name="P1">| <text:s text:c="2"/>| <text:s text:c="2"/>| <text:s text:c="2"/>| <text:s text:c="2"/>| <text:s text:c="2"/>| <text:s text:c="2"/>NUMUORS &gt; 25: fp (65.04/2.34)</text:p>
      <text:p text:style-name="P1">| <text:s text:c="2"/>| <text:s text:c="2"/>| <text:s text:c="2"/>| <text:s text:c="2"/>| <text:s text:c="2"/>NUMUORS &gt; 33</text:p>
      <text:p text:style-name="P1">| <text:s text:c="2"/>| <text:s text:c="2"/>| <text:s text:c="2"/>| <text:s text:c="2"/>| <text:s text:c="2"/>| <text:s text:c="2"/>TOTOTORS &lt;= 380: nfp (8.42)</text:p>
      <text:p text:style-name="P1">| <text:s text:c="2"/>| <text:s text:c="2"/>| <text:s text:c="2"/>| <text:s text:c="2"/>| <text:s text:c="2"/>| <text:s text:c="2"/>TOTOTORS &gt; 380: fp (10.56)</text:p>
      <text:p text:style-name="P1"><text:soft-page-break/>| <text:s text:c="2"/>| <text:s text:c="2"/>| <text:s text:c="2"/>NLOGIC &gt; 10: nfp (8.15/0.22)</text:p>
      <text:p text:style-name="P1">| <text:s text:c="2"/>| <text:s text:c="2"/>TOTOPANDS &gt; 800</text:p>
      <text:p text:style-name="P1">| <text:s text:c="2"/>| <text:s text:c="2"/>| <text:s text:c="2"/>VG &lt;= 34: fp (2.66)</text:p>
      <text:p text:style-name="P1">| <text:s text:c="2"/>| <text:s text:c="2"/>| <text:s text:c="2"/>VG &gt; 34</text:p>
      <text:p text:style-name="P1">| <text:s text:c="2"/>| <text:s text:c="2"/>| <text:s text:c="2"/>| <text:s text:c="2"/>LOC &lt;= 1158: nfp (19.76)</text:p>
      <text:p text:style-name="P1">| <text:s text:c="2"/>| <text:s text:c="2"/>| <text:s text:c="2"/>| <text:s text:c="2"/>LOC &gt; 1158</text:p>
      <text:p text:style-name="P1">| <text:s text:c="2"/>| <text:s text:c="2"/>| <text:s text:c="2"/>| <text:s text:c="2"/>| <text:s text:c="2"/>NUMUANDS &lt;= 547: fp (11.67/0.75)</text:p>
      <text:p text:style-name="P1">| <text:s text:c="2"/>| <text:s text:c="2"/>| <text:s text:c="2"/>| <text:s text:c="2"/>| <text:s text:c="2"/>NUMUANDS &gt; 547: nfp (7.9/0.61)</text:p>
      <text:p text:style-name="P1"/>
      <text:p text:style-name="P1">Number of Leaves <text:s/>: <text:tab/>13</text:p>
      <text:p text:style-name="P1"/>
      <text:p text:style-name="P1">Size of the tree : <text:tab/>25</text:p>
      <text:p text:style-name="P1"/>
      <text:p text:style-name="P1"/>
      <text:p text:style-name="P1">Weight: 3.6</text:p>
      <text:p text:style-name="P1"/>
      <text:p text:style-name="P1">J48 pruned tree</text:p>
      <text:p text:style-name="P1">------------------</text:p>
      <text:p text:style-name="P1"/>
      <text:p text:style-name="P1">TOTOTORS &lt;= 324</text:p>
      <text:p text:style-name="P1">| <text:s text:c="2"/>ELOC &lt;= 25: nfp (5.08)</text:p>
      <text:p text:style-name="P1">| <text:s text:c="2"/>ELOC &gt; 25: fp (51.61/4.62)</text:p>
      <text:p text:style-name="P1">TOTOTORS &gt; 324</text:p>
      <text:p text:style-name="P1">| <text:s text:c="2"/>NUMUORS &lt;= 42</text:p>
      <text:p text:style-name="P1">| <text:s text:c="2"/>| <text:s text:c="2"/>NLOGIC &lt;= 8</text:p>
      <text:p text:style-name="P1">| <text:s text:c="2"/>| <text:s text:c="2"/>| <text:s text:c="2"/>ELOC &lt;= 105</text:p>
      <text:p text:style-name="P1">| <text:s text:c="2"/>| <text:s text:c="2"/>| <text:s text:c="2"/>| <text:s text:c="2"/>NUMUANDS &lt;= 115: nfp (39.5)</text:p>
      <text:p text:style-name="P1">| <text:s text:c="2"/>| <text:s text:c="2"/>| <text:s text:c="2"/>| <text:s text:c="2"/>NUMUANDS &gt; 115</text:p>
      <text:p text:style-name="P1">| <text:s text:c="2"/>| <text:s text:c="2"/>| <text:s text:c="2"/>| <text:s text:c="2"/>| <text:s text:c="2"/>VG &lt;= 25: fp (9.46)</text:p>
      <text:p text:style-name="P1">| <text:s text:c="2"/>| <text:s text:c="2"/>| <text:s text:c="2"/>| <text:s text:c="2"/>| <text:s text:c="2"/>VG &gt; 25: nfp (9.65)</text:p>
      <text:p text:style-name="P1">| <text:s text:c="2"/>| <text:s text:c="2"/>| <text:s text:c="2"/>ELOC &gt; 105</text:p>
      <text:p text:style-name="P1">| <text:s text:c="2"/>| <text:s text:c="2"/>| <text:s text:c="2"/>| <text:s text:c="2"/>TOTOTORS &lt;= 871: fp (18.05/0.49)</text:p>
      <text:p text:style-name="P1">| <text:s text:c="2"/>| <text:s text:c="2"/>| <text:s text:c="2"/>| <text:s text:c="2"/>TOTOTORS &gt; 871</text:p>
      <text:p text:style-name="P1">| <text:s text:c="2"/>| <text:s text:c="2"/>| <text:s text:c="2"/>| <text:s text:c="2"/>| <text:s text:c="2"/>NLOGIC &lt;= 5: nfp (14.27/1.69)</text:p>
      <text:p text:style-name="P1">| <text:s text:c="2"/>| <text:s text:c="2"/>| <text:s text:c="2"/>| <text:s text:c="2"/>| <text:s text:c="2"/>NLOGIC &gt; 5: fp (3.64)</text:p>
      <text:p text:style-name="P1">| <text:s text:c="2"/>| <text:s text:c="2"/>NLOGIC &gt; 8: nfp (19.98/0.58)</text:p>
      <text:p text:style-name="P1">| <text:s text:c="2"/>NUMUORS &gt; 42: fp (16.76)</text:p>
      <text:p text:style-name="P1"/>
      <text:p text:style-name="P1">Number of Leaves <text:s/>: <text:tab/>10</text:p>
      <text:p text:style-name="P1"/>
      <text:p text:style-name="P1">Size of the tree : <text:tab/>19</text:p>
      <text:p text:style-name="P1"/>
      <text:p text:style-name="P1"/>
      <text:p text:style-name="P1">Weight: 3.2</text:p>
      <text:p text:style-name="P1"/>
      <text:p text:style-name="P1">Number of performed Iterations: 10</text:p>
      <text:p text:style-name="P1"/>
      <text:p text:style-name="P1"/>
      <text:p text:style-name="P1">Cost Matrix</text:p>
      <text:p text:style-name="P1"><text:s/>0 <text:s text:c="3"/>0.25</text:p>
      <text:p text:style-name="P1"><text:s/>1 <text:s text:c="3"/>0 <text:s text:c="2"/></text:p>
      <text:p text:style-name="P1"/>
      <text:p text:style-name="P1"/>
      <text:p text:style-name="P1"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59 <text:s text:c="14"/>84.5745 %</text:p>
      <text:p text:style-name="P1">Incorrectly Classified Instances <text:s text:c="7"/>29 <text:s text:c="14"/>15.4255 %</text:p>
      <text:p text:style-name="P1">Kappa statistic <text:s text:c="25"/>0.6253</text:p>
      <text:p text:style-name="P1">Mean absolute error <text:s text:c="21"/>0.158 </text:p>
      <text:p text:style-name="P1">Root mean squared error <text:s text:c="17"/>0.3861</text:p>
      <text:p text:style-name="P1">Relative absolute error <text:s text:c="16"/>38.0591 %</text:p>
      <text:p text:style-name="P1">Root relative squared error <text:s text:c="12"/>84.8462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895 <text:s text:c="3"/>0.273 <text:s text:c="3"/>0.888 <text:s text:c="5"/>0.895 <text:s text:c="3"/>0.891 <text:s text:c="5"/>0.625 <text:s text:c="3"/>0.933 <text:s text:c="4"/>0.974 <text:s text:c="4"/>nfp</text:p>
      <text:p text:style-name="P1"><text:s text:c="17"/>0.727 <text:s text:c="3"/>0.105 <text:s text:c="3"/>0.741 <text:s text:c="5"/>0.727 <text:s text:c="3"/>0.734 <text:s text:c="5"/>0.625 <text:s text:c="3"/>0.933 <text:s text:c="4"/>0.841 <text:s text:c="4"/>fp</text:p>
      <text:p text:style-name="P1"><text:soft-page-break/>Weighted Avg. <text:s text:c="3"/>0.846 <text:s text:c="3"/>0.224 <text:s text:c="3"/>0.845 <text:s text:c="5"/>0.846 <text:s text:c="3"/>0.845 <text:s text:c="5"/>0.625 <text:s text:c="3"/>0.933 <text:s text:c="4"/>0.935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19 <text:s/>14 | <text:s text:c="2"/>a = nfp</text:p>
      <text:p text:style-name="P1"><text:s text:c="2"/>15 <text:s/>40 | <text:s text:c="2"/>b = fp</text:p>
      <text:p text:style-name="P1"/>
      <text:p text:style-name="P1">xxxxxxxxxx</text:p>
      <text:p text:style-name="P1">=== Run information ===</text:p>
      <text:p text:style-name="P1"/>
      <text:p text:style-name="P1">Scheme: <text:s text:c="6"/>weka.classifiers.meta.CostSensitiveClassifier -cost-matrix "[0.0 0.5; 1.0 0.0]" -S 1 -W weka.classifiers.meta.AdaBoostM1 -- -P 100 -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AdaBoostM1 -P 100 -S 1 -I 10 -W weka.classifiers.trees.J48 -- -C 0.25 -M 2</text:p>
      <text:p text:style-name="P1"/>
      <text:p text:style-name="P1">Classifier Model</text:p>
      <text:p text:style-name="P1">AdaBoostM1: Base classifiers and their weights: </text:p>
      <text:p text:style-name="P1"/>
      <text:p text:style-name="P1">J48 pruned tree</text:p>
      <text:p text:style-name="P1">------------------</text:p>
      <text:p text:style-name="P1"/>
      <text:p text:style-name="P1">LOC &lt;= 1158</text:p>
      <text:p text:style-name="P1">| <text:s text:c="2"/>VG &lt;= 52</text:p>
      <text:p text:style-name="P1">| <text:s text:c="2"/>| <text:s text:c="2"/>NUMUANDS &lt;= 115</text:p>
      <text:p text:style-name="P1">| <text:s text:c="2"/>| <text:s text:c="2"/>| <text:s text:c="2"/>ELOC &lt;= 105</text:p>
      <text:p text:style-name="P1">| <text:s text:c="2"/>| <text:s text:c="2"/>| <text:s text:c="2"/>| <text:s text:c="2"/>NLOGIC &lt;= 0: nfp (81.23/1.55)</text:p>
      <text:p text:style-name="P1">| <text:s text:c="2"/>| <text:s text:c="2"/>| <text:s text:c="2"/>| <text:s text:c="2"/>NLOGIC &gt; 0</text:p>
      <text:p text:style-name="P1">| <text:s text:c="2"/>| <text:s text:c="2"/>| <text:s text:c="2"/>| <text:s text:c="2"/>| <text:s text:c="2"/>ELOC &lt;= 54</text:p>
      <text:p text:style-name="P1">| <text:s text:c="2"/>| <text:s text:c="2"/>| <text:s text:c="2"/>| <text:s text:c="2"/>| <text:s text:c="2"/>| <text:s text:c="2"/>VG &lt;= 9: nfp (10.83/1.55)</text:p>
      <text:p text:style-name="P1">| <text:s text:c="2"/>| <text:s text:c="2"/>| <text:s text:c="2"/>| <text:s text:c="2"/>| <text:s text:c="2"/>| <text:s text:c="2"/>VG &gt; 9: fp (9.28/1.55)</text:p>
      <text:p text:style-name="P1">| <text:s text:c="2"/>| <text:s text:c="2"/>| <text:s text:c="2"/>| <text:s text:c="2"/>| <text:s text:c="2"/>ELOC &gt; 54: nfp (3.87)</text:p>
      <text:p text:style-name="P1">| <text:s text:c="2"/>| <text:s text:c="2"/>| <text:s text:c="2"/>ELOC &gt; 105: fp (4.64)</text:p>
      <text:p text:style-name="P1">| <text:s text:c="2"/>| <text:s text:c="2"/>NUMUANDS &gt; 115: fp (25.53/2.32)</text:p>
      <text:p text:style-name="P1">| <text:s text:c="2"/>VG &gt; 52: nfp (4.64)</text:p>
      <text:p text:style-name="P1">LOC &gt; 1158: fp (47.97/1.55)</text:p>
      <text:p text:style-name="P1"/>
      <text:p text:style-name="P1">Number of Leaves <text:s/>: <text:tab/>8</text:p>
      <text:p text:style-name="P1"/>
      <text:p text:style-name="P1">Size of the tree : <text:tab/>15</text:p>
      <text:p text:style-name="P1"/>
      <text:p text:style-name="P1"/>
      <text:p text:style-name="P1">Weight: 3.05</text:p>
      <text:p text:style-name="P1"/>
      <text:p text:style-name="P1">J48 pruned tree</text:p>
      <text:p text:style-name="P1">------------------</text:p>
      <text:p text:style-name="P1"/>
      <text:p text:style-name="P1">NUMUORS &lt;= 19: nfp (32.82/0.81)</text:p>
      <text:p text:style-name="P1">NUMUORS &gt; 19</text:p>
      <text:p text:style-name="P1">| <text:s text:c="2"/>NUMUORS &lt;= 42</text:p>
      <text:p text:style-name="P1">| <text:s text:c="2"/>| <text:s text:c="2"/>VG &lt;= 7</text:p>
      <text:p text:style-name="P1">| <text:s text:c="2"/>| <text:s text:c="2"/>| <text:s text:c="2"/>NUMUORS &lt;= 25</text:p>
      <text:p text:style-name="P1">| <text:s text:c="2"/>| <text:s text:c="2"/>| <text:s text:c="2"/>| <text:s text:c="2"/>NUMUANDS &lt;= 31: fp (17.9/0.81)</text:p>
      <text:p text:style-name="P1">| <text:s text:c="2"/>| <text:s text:c="2"/>| <text:s text:c="2"/>| <text:s text:c="2"/>NUMUANDS &gt; 31: nfp (8.51/1.62)</text:p>
      <text:p text:style-name="P1">| <text:s text:c="2"/>| <text:s text:c="2"/>| <text:s text:c="2"/>NUMUORS &gt; 25: fp (17.09)</text:p>
      <text:p text:style-name="P1"><text:soft-page-break/>| <text:s text:c="2"/>| <text:s text:c="2"/>VG &gt; 7</text:p>
      <text:p text:style-name="P1">| <text:s text:c="2"/>| <text:s text:c="2"/>| <text:s text:c="2"/>ELOC &lt;= 50: nfp (22.36/0.81)</text:p>
      <text:p text:style-name="P1">| <text:s text:c="2"/>| <text:s text:c="2"/>| <text:s text:c="2"/>ELOC &gt; 50</text:p>
      <text:p text:style-name="P1">| <text:s text:c="2"/>| <text:s text:c="2"/>| <text:s text:c="2"/>| <text:s text:c="2"/>VG &lt;= 29</text:p>
      <text:p text:style-name="P1">| <text:s text:c="2"/>| <text:s text:c="2"/>| <text:s text:c="2"/>| <text:s text:c="2"/>| <text:s text:c="2"/>NUMUANDS &lt;= 115</text:p>
      <text:p text:style-name="P1">| <text:s text:c="2"/>| <text:s text:c="2"/>| <text:s text:c="2"/>| <text:s text:c="2"/>| <text:s text:c="2"/>| <text:s text:c="2"/>NUMUANDS &lt;= 102: fp (6.48/1.62)</text:p>
      <text:p text:style-name="P1">| <text:s text:c="2"/>| <text:s text:c="2"/>| <text:s text:c="2"/>| <text:s text:c="2"/>| <text:s text:c="2"/>| <text:s text:c="2"/>NUMUANDS &gt; 102: nfp (2.03)</text:p>
      <text:p text:style-name="P1">| <text:s text:c="2"/>| <text:s text:c="2"/>| <text:s text:c="2"/>| <text:s text:c="2"/>| <text:s text:c="2"/>NUMUANDS &gt; 115: fp (10.53)</text:p>
      <text:p text:style-name="P1">| <text:s text:c="2"/>| <text:s text:c="2"/>| <text:s text:c="2"/>| <text:s text:c="2"/>VG &gt; 29</text:p>
      <text:p text:style-name="P1">| <text:s text:c="2"/>| <text:s text:c="2"/>| <text:s text:c="2"/>| <text:s text:c="2"/>| <text:s text:c="2"/>NUMUORS &lt;= 29: fp (5.67/1.62)</text:p>
      <text:p text:style-name="P1">| <text:s text:c="2"/>| <text:s text:c="2"/>| <text:s text:c="2"/>| <text:s text:c="2"/>| <text:s text:c="2"/>NUMUORS &gt; 29</text:p>
      <text:p text:style-name="P1">| <text:s text:c="2"/>| <text:s text:c="2"/>| <text:s text:c="2"/>| <text:s text:c="2"/>| <text:s text:c="2"/>| <text:s text:c="2"/>NUMUANDS &lt;= 172: nfp (26.04)</text:p>
      <text:p text:style-name="P1">| <text:s text:c="2"/>| <text:s text:c="2"/>| <text:s text:c="2"/>| <text:s text:c="2"/>| <text:s text:c="2"/>| <text:s text:c="2"/>NUMUANDS &gt; 172</text:p>
      <text:p text:style-name="P1">| <text:s text:c="2"/>| <text:s text:c="2"/>| <text:s text:c="2"/>| <text:s text:c="2"/>| <text:s text:c="2"/>| <text:s text:c="2"/>| <text:s text:c="2"/>NLOGIC &lt;= 3</text:p>
      <text:p text:style-name="P1">| <text:s text:c="2"/>| <text:s text:c="2"/>| <text:s text:c="2"/>| <text:s text:c="2"/>| <text:s text:c="2"/>| <text:s text:c="2"/>| <text:s text:c="2"/>| <text:s text:c="2"/>NUMUANDS &lt;= 206: fp (2.03/0.41)</text:p>
      <text:p text:style-name="P1">| <text:s text:c="2"/>| <text:s text:c="2"/>| <text:s text:c="2"/>| <text:s text:c="2"/>| <text:s text:c="2"/>| <text:s text:c="2"/>| <text:s text:c="2"/>| <text:s text:c="2"/>NUMUANDS &gt; 206</text:p>
      <text:p text:style-name="P1">| <text:s text:c="2"/>| <text:s text:c="2"/>| <text:s text:c="2"/>| <text:s text:c="2"/>| <text:s text:c="2"/>| <text:s text:c="2"/>| <text:s text:c="2"/>| <text:s text:c="2"/>| <text:s text:c="2"/>NUMUORS &lt;= 35: fp (2.03/0.41)</text:p>
      <text:p text:style-name="P1">| <text:s text:c="2"/>| <text:s text:c="2"/>| <text:s text:c="2"/>| <text:s text:c="2"/>| <text:s text:c="2"/>| <text:s text:c="2"/>| <text:s text:c="2"/>| <text:s text:c="2"/>| <text:s text:c="2"/>NUMUORS &gt; 35: nfp (17.09)</text:p>
      <text:p text:style-name="P1">| <text:s text:c="2"/>| <text:s text:c="2"/>| <text:s text:c="2"/>| <text:s text:c="2"/>| <text:s text:c="2"/>| <text:s text:c="2"/>| <text:s text:c="2"/>NLOGIC &gt; 3: fp (2.84/0.41)</text:p>
      <text:p text:style-name="P1">| <text:s text:c="2"/>NUMUORS &gt; 42: fp (14.59)</text:p>
      <text:p text:style-name="P1"/>
      <text:p text:style-name="P1">Number of Leaves <text:s/>: <text:tab/>15</text:p>
      <text:p text:style-name="P1"/>
      <text:p text:style-name="P1">Size of the tree : <text:tab/>29</text:p>
      <text:p text:style-name="P1"/>
      <text:p text:style-name="P1"/>
      <text:p text:style-name="P1">Weight: 3.05</text:p>
      <text:p text:style-name="P1"/>
      <text:p text:style-name="P1">J48 pruned tree</text:p>
      <text:p text:style-name="P1">------------------</text:p>
      <text:p text:style-name="P1"/>
      <text:p text:style-name="P1">TOTOPANDS &lt;= 1494</text:p>
      <text:p text:style-name="P1">| <text:s text:c="2"/>NUMUANDS &lt;= 29: nfp (26.58)</text:p>
      <text:p text:style-name="P1">| <text:s text:c="2"/>NUMUANDS &gt; 29</text:p>
      <text:p text:style-name="P1">| <text:s text:c="2"/>| <text:s text:c="2"/>VG &lt;= 29</text:p>
      <text:p text:style-name="P1">| <text:s text:c="2"/>| <text:s text:c="2"/>| <text:s text:c="2"/>NUMUANDS &lt;= 92</text:p>
      <text:p text:style-name="P1">| <text:s text:c="2"/>| <text:s text:c="2"/>| <text:s text:c="2"/>| <text:s text:c="2"/>LOC &lt;= 289: fp (20.02/2.12)</text:p>
      <text:p text:style-name="P1">| <text:s text:c="2"/>| <text:s text:c="2"/>| <text:s text:c="2"/>| <text:s text:c="2"/>LOC &gt; 289: nfp (30.65/2.12)</text:p>
      <text:p text:style-name="P1">| <text:s text:c="2"/>| <text:s text:c="2"/>| <text:s text:c="2"/>NUMUANDS &gt; 92: fp (35.13/2.33)</text:p>
      <text:p text:style-name="P1">| <text:s text:c="2"/>| <text:s text:c="2"/>VG &gt; 29</text:p>
      <text:p text:style-name="P1">| <text:s text:c="2"/>| <text:s text:c="2"/>| <text:s text:c="2"/>LOC &lt;= 1158: nfp (45.82/0.85)</text:p>
      <text:p text:style-name="P1">| <text:s text:c="2"/>| <text:s text:c="2"/>| <text:s text:c="2"/>LOC &gt; 1158</text:p>
      <text:p text:style-name="P1">| <text:s text:c="2"/>| <text:s text:c="2"/>| <text:s text:c="2"/>| <text:s text:c="2"/>VG &lt;= 45: fp (3.82)</text:p>
      <text:p text:style-name="P1">| <text:s text:c="2"/>| <text:s text:c="2"/>| <text:s text:c="2"/>| <text:s text:c="2"/>VG &gt; 45: nfp (10.65/1.7)</text:p>
      <text:p text:style-name="P1">TOTOPANDS &gt; 1494: fp (15.32)</text:p>
      <text:p text:style-name="P1"/>
      <text:p text:style-name="P1">Number of Leaves <text:s/>: <text:tab/>8</text:p>
      <text:p text:style-name="P1"/>
      <text:p text:style-name="P1">Size of the tree : <text:tab/>15</text:p>
      <text:p text:style-name="P1"/>
      <text:p text:style-name="P1"/>
      <text:p text:style-name="P1">Weight: 2.98</text:p>
      <text:p text:style-name="P1"/>
      <text:p text:style-name="P1">J48 pruned tree</text:p>
      <text:p text:style-name="P1">------------------</text:p>
      <text:p text:style-name="P1"/>
      <text:p text:style-name="P1">LOC &lt;= 1992</text:p>
      <text:p text:style-name="P1">| <text:s text:c="2"/>NUMUORS &lt;= 43</text:p>
      <text:p text:style-name="P1">| <text:s text:c="2"/>| <text:s text:c="2"/>ELOC &lt;= 25: nfp (20.88)</text:p>
      <text:p text:style-name="P1">| <text:s text:c="2"/>| <text:s text:c="2"/>ELOC &gt; 25</text:p>
      <text:p text:style-name="P1">| <text:s text:c="2"/>| <text:s text:c="2"/>| <text:s text:c="2"/>VG &lt;= 48</text:p>
      <text:p text:style-name="P1">| <text:s text:c="2"/>| <text:s text:c="2"/>| <text:s text:c="2"/>| <text:s text:c="2"/>VG &lt;= 36</text:p>
      <text:p text:style-name="P1">| <text:s text:c="2"/>| <text:s text:c="2"/>| <text:s text:c="2"/>| <text:s text:c="2"/>| <text:s text:c="2"/>NLOGIC &lt;= 4</text:p>
      <text:p text:style-name="P1">| <text:s text:c="2"/>| <text:s text:c="2"/>| <text:s text:c="2"/>| <text:s text:c="2"/>| <text:s text:c="2"/>| <text:s text:c="2"/>NLOGIC &lt;= 2</text:p>
      <text:p text:style-name="P1">| <text:s text:c="2"/>| <text:s text:c="2"/>| <text:s text:c="2"/>| <text:s text:c="2"/>| <text:s text:c="2"/>| <text:s text:c="2"/>| <text:s text:c="2"/>NLOGIC &lt;= 1</text:p>
      <text:p text:style-name="P1">| <text:s text:c="2"/>| <text:s text:c="2"/>| <text:s text:c="2"/>| <text:s text:c="2"/>| <text:s text:c="2"/>| <text:s text:c="2"/>| <text:s text:c="2"/>| <text:s text:c="2"/>NUMUANDS &lt;= 116</text:p>
      <text:p text:style-name="P1">| <text:s text:c="2"/>| <text:s text:c="2"/>| <text:s text:c="2"/>| <text:s text:c="2"/>| <text:s text:c="2"/>| <text:s text:c="2"/>| <text:s text:c="2"/>| <text:s text:c="2"/>| <text:s text:c="2"/>ELOC &lt;= 99</text:p>
      <text:p text:style-name="P1">| <text:s text:c="2"/>| <text:s text:c="2"/>| <text:s text:c="2"/>| <text:s text:c="2"/>| <text:s text:c="2"/>| <text:s text:c="2"/>| <text:s text:c="2"/>| <text:s text:c="2"/>| <text:s text:c="2"/>| <text:s text:c="2"/>LOC &lt;= 183: fp (4.7)</text:p>
      <text:p text:style-name="P1">| <text:s text:c="2"/>| <text:s text:c="2"/>| <text:s text:c="2"/>| <text:s text:c="2"/>| <text:s text:c="2"/>| <text:s text:c="2"/>| <text:s text:c="2"/>| <text:s text:c="2"/>| <text:s text:c="2"/>| <text:s text:c="2"/>LOC &gt; 18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NLOGIC &lt;= 0: nfp (37.53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NLOGIC &gt;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VG &lt;= 5: fp (4.7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VG &gt; 5: nfp (9.13)</text:p>
      <text:p text:style-name="P1">| <text:s text:c="2"/>| <text:s text:c="2"/>| <text:s text:c="2"/>| <text:s text:c="2"/>| <text:s text:c="2"/>| <text:s text:c="2"/>| <text:s text:c="2"/>| <text:s text:c="2"/>| <text:s text:c="2"/>ELOC &gt; 99: fp (4.6)</text:p>
      <text:p text:style-name="P1">| <text:s text:c="2"/>| <text:s text:c="2"/>| <text:s text:c="2"/>| <text:s text:c="2"/>| <text:s text:c="2"/>| <text:s text:c="2"/>| <text:s text:c="2"/>| <text:s text:c="2"/>NUMUANDS &gt; 116</text:p>
      <text:p text:style-name="P1">| <text:s text:c="2"/>| <text:s text:c="2"/>| <text:s text:c="2"/>| <text:s text:c="2"/>| <text:s text:c="2"/>| <text:s text:c="2"/>| <text:s text:c="2"/>| <text:s text:c="2"/>| <text:s text:c="2"/>VG &lt;= 25: fp (10.97)</text:p>
      <text:p text:style-name="P1">| <text:s text:c="2"/>| <text:s text:c="2"/>| <text:s text:c="2"/>| <text:s text:c="2"/>| <text:s text:c="2"/>| <text:s text:c="2"/>| <text:s text:c="2"/>| <text:s text:c="2"/>| <text:s text:c="2"/>VG &gt; 25: nfp (2.35)</text:p>
      <text:p text:style-name="P1">| <text:s text:c="2"/>| <text:s text:c="2"/>| <text:s text:c="2"/>| <text:s text:c="2"/>| <text:s text:c="2"/>| <text:s text:c="2"/>| <text:s text:c="2"/>NLOGIC &gt; 1: fp (5.26/0.22)</text:p>
      <text:p text:style-name="P1">| <text:s text:c="2"/>| <text:s text:c="2"/>| <text:s text:c="2"/>| <text:s text:c="2"/>| <text:s text:c="2"/>| <text:s text:c="2"/>NLOGIC &gt; 2: nfp (9.74/0.22)</text:p>
      <text:p text:style-name="P1">| <text:s text:c="2"/>| <text:s text:c="2"/>| <text:s text:c="2"/>| <text:s text:c="2"/>| <text:s text:c="2"/>NLOGIC &gt; 4</text:p>
      <text:p text:style-name="P1">| <text:s text:c="2"/>| <text:s text:c="2"/>| <text:s text:c="2"/>| <text:s text:c="2"/>| <text:s text:c="2"/>| <text:s text:c="2"/>ELOC &lt;= 54: fp (17.93/0.11)</text:p>
      <text:p text:style-name="P1">| <text:s text:c="2"/>| <text:s text:c="2"/>| <text:s text:c="2"/>| <text:s text:c="2"/>| <text:s text:c="2"/>| <text:s text:c="2"/>ELOC &gt; 54: nfp (5.43/0.89)</text:p>
      <text:p text:style-name="P1">| <text:s text:c="2"/>| <text:s text:c="2"/>| <text:s text:c="2"/>| <text:s text:c="2"/>VG &gt; 36: fp (9.97/0.11)</text:p>
      <text:p text:style-name="P1">| <text:s text:c="2"/>| <text:s text:c="2"/>| <text:s text:c="2"/>VG &gt; 48: nfp (19.04/0.22)</text:p>
      <text:p text:style-name="P1">| <text:s text:c="2"/>NUMUORS &gt; 43: fp (9.41)</text:p>
      <text:p text:style-name="P1">LOC &gt; 1992: fp (16.35)</text:p>
      <text:p text:style-name="P1"/>
      <text:p text:style-name="P1">Number of Leaves <text:s/>: <text:tab/>16</text:p>
      <text:p text:style-name="P1"/>
      <text:p text:style-name="P1">Size of the tree : <text:tab/>31</text:p>
      <text:p text:style-name="P1"/>
      <text:p text:style-name="P1"/>
      <text:p text:style-name="P1">Weight: 4.65</text:p>
      <text:p text:style-name="P1"/>
      <text:p text:style-name="P1">J48 pruned tree</text:p>
      <text:p text:style-name="P1">------------------</text:p>
      <text:p text:style-name="P1"/>
      <text:p text:style-name="P1">ELOC &lt;= 105</text:p>
      <text:p text:style-name="P1">| <text:s text:c="2"/>NLOGIC &lt;= 8</text:p>
      <text:p text:style-name="P1">| <text:s text:c="2"/>| <text:s text:c="2"/>NUMUANDS &lt;= 115</text:p>
      <text:p text:style-name="P1">| <text:s text:c="2"/>| <text:s text:c="2"/>| <text:s text:c="2"/>NUMUORS &lt;= 20: nfp (22.48)</text:p>
      <text:p text:style-name="P1">| <text:s text:c="2"/>| <text:s text:c="2"/>| <text:s text:c="2"/>NUMUORS &gt; 20</text:p>
      <text:p text:style-name="P1">| <text:s text:c="2"/>| <text:s text:c="2"/>| <text:s text:c="2"/>| <text:s text:c="2"/>VG &lt;= 13</text:p>
      <text:p text:style-name="P1">| <text:s text:c="2"/>| <text:s text:c="2"/>| <text:s text:c="2"/>| <text:s text:c="2"/>| <text:s text:c="2"/>NLOGIC &lt;= 4</text:p>
      <text:p text:style-name="P1">| <text:s text:c="2"/>| <text:s text:c="2"/>| <text:s text:c="2"/>| <text:s text:c="2"/>| <text:s text:c="2"/>| <text:s text:c="2"/>ELOC &lt;= 49</text:p>
      <text:p text:style-name="P1">| <text:s text:c="2"/>| <text:s text:c="2"/>| <text:s text:c="2"/>| <text:s text:c="2"/>| <text:s text:c="2"/>| <text:s text:c="2"/>| <text:s text:c="2"/>NUMUORS &lt;= 21</text:p>
      <text:p text:style-name="P1">| <text:s text:c="2"/>| <text:s text:c="2"/>| <text:s text:c="2"/>| <text:s text:c="2"/>| <text:s text:c="2"/>| <text:s text:c="2"/>| <text:s text:c="2"/>| <text:s text:c="2"/>VG &lt;= 6: nfp (3.93)</text:p>
      <text:p text:style-name="P1">| <text:s text:c="2"/>| <text:s text:c="2"/>| <text:s text:c="2"/>| <text:s text:c="2"/>| <text:s text:c="2"/>| <text:s text:c="2"/>| <text:s text:c="2"/>| <text:s text:c="2"/>VG &gt; 6: fp (2.43/0.06)</text:p>
      <text:p text:style-name="P1">| <text:s text:c="2"/>| <text:s text:c="2"/>| <text:s text:c="2"/>| <text:s text:c="2"/>| <text:s text:c="2"/>| <text:s text:c="2"/>| <text:s text:c="2"/>NUMUORS &gt; 21: nfp (15.21)</text:p>
      <text:p text:style-name="P1">| <text:s text:c="2"/>| <text:s text:c="2"/>| <text:s text:c="2"/>| <text:s text:c="2"/>| <text:s text:c="2"/>| <text:s text:c="2"/>ELOC &gt; 49</text:p>
      <text:p text:style-name="P1">| <text:s text:c="2"/>| <text:s text:c="2"/>| <text:s text:c="2"/>| <text:s text:c="2"/>| <text:s text:c="2"/>| <text:s text:c="2"/>| <text:s text:c="2"/>NUMUORS &lt;= 25: nfp (2.21)</text:p>
      <text:p text:style-name="P1">| <text:s text:c="2"/>| <text:s text:c="2"/>| <text:s text:c="2"/>| <text:s text:c="2"/>| <text:s text:c="2"/>| <text:s text:c="2"/>| <text:s text:c="2"/>NUMUORS &gt; 25: fp (4.58)</text:p>
      <text:p text:style-name="P1">| <text:s text:c="2"/>| <text:s text:c="2"/>| <text:s text:c="2"/>| <text:s text:c="2"/>| <text:s text:c="2"/>NLOGIC &gt; 4: fp (2.37)</text:p>
      <text:p text:style-name="P1">| <text:s text:c="2"/>| <text:s text:c="2"/>| <text:s text:c="2"/>| <text:s text:c="2"/>VG &gt; 13: nfp (17.33)</text:p>
      <text:p text:style-name="P1">| <text:s text:c="2"/>| <text:s text:c="2"/>NUMUANDS &gt; 115</text:p>
      <text:p text:style-name="P1">| <text:s text:c="2"/>| <text:s text:c="2"/>| <text:s text:c="2"/>VG &lt;= 25: fp (5.65)</text:p>
      <text:p text:style-name="P1">| <text:s text:c="2"/>| <text:s text:c="2"/>| <text:s text:c="2"/>VG &gt; 25: nfp (2.37)</text:p>
      <text:p text:style-name="P1">| <text:s text:c="2"/>NLOGIC &gt; 8: fp (7.72/1.1)</text:p>
      <text:p text:style-name="P1">ELOC &gt; 105</text:p>
      <text:p text:style-name="P1">| <text:s text:c="2"/>LOC &lt;= 886</text:p>
      <text:p text:style-name="P1">| <text:s text:c="2"/>| <text:s text:c="2"/>NUMUANDS &lt;= 112: fp (2.21)</text:p>
      <text:p text:style-name="P1">| <text:s text:c="2"/>| <text:s text:c="2"/>NUMUANDS &gt; 112: nfp (4.75)</text:p>
      <text:p text:style-name="P1">| <text:s text:c="2"/>LOC &gt; 886</text:p>
      <text:p text:style-name="P1">| <text:s text:c="2"/>| <text:s text:c="2"/>TOTOPANDS &lt;= 990: fp (66.27)</text:p>
      <text:p text:style-name="P1">| <text:s text:c="2"/>| <text:s text:c="2"/>TOTOPANDS &gt; 990</text:p>
      <text:p text:style-name="P1">| <text:s text:c="2"/>| <text:s text:c="2"/>| <text:s text:c="2"/>LOC &lt;= 1158: nfp (3.56)</text:p>
      <text:p text:style-name="P1">| <text:s text:c="2"/>| <text:s text:c="2"/>| <text:s text:c="2"/>LOC &gt; 1158: fp (24.92/2.37)</text:p>
      <text:p text:style-name="P1"/>
      <text:p text:style-name="P1">Number of Leaves <text:s/>: <text:tab/>16</text:p>
      <text:p text:style-name="P1"/>
      <text:p text:style-name="P1">Size of the tree : <text:tab/>31</text:p>
      <text:p text:style-name="P1"/>
      <text:p text:style-name="P1"/>
      <text:p text:style-name="P1">Weight: 3.96</text:p>
      <text:p text:style-name="P1"/>
      <text:p text:style-name="P1">J48 pruned tree</text:p>
      <text:p text:style-name="P1">------------------</text:p>
      <text:p text:style-name="P1"/>
      <text:p text:style-name="P1">VG &lt;= 448</text:p>
      <text:p text:style-name="P1">| <text:s text:c="2"/>NUMUANDS &lt;= 189</text:p>
      <text:p text:style-name="P1">| <text:s text:c="2"/>| <text:s text:c="2"/>NLOGIC &lt;= 8</text:p>
      <text:p text:style-name="P1">| <text:s text:c="2"/>| <text:s text:c="2"/>| <text:s text:c="2"/>ELOC &lt;= 105: nfp (41.5/7.63)</text:p>
      <text:p text:style-name="P1">| <text:s text:c="2"/>| <text:s text:c="2"/>| <text:s text:c="2"/>ELOC &gt; 105: fp (22.83/1.21)</text:p>
      <text:p text:style-name="P1">| <text:s text:c="2"/>| <text:s text:c="2"/>NLOGIC &gt; 8</text:p>
      <text:p text:style-name="P1"><text:soft-page-break/>| <text:s text:c="2"/>| <text:s text:c="2"/>| <text:s text:c="2"/>NUMUANDS &lt;= 92: fp (3.43)</text:p>
      <text:p text:style-name="P1">| <text:s text:c="2"/>| <text:s text:c="2"/>| <text:s text:c="2"/>NUMUANDS &gt; 92: nfp (60.98/0.06)</text:p>
      <text:p text:style-name="P1">| <text:s text:c="2"/>NUMUANDS &gt; 189: fp (27.67/3.03)</text:p>
      <text:p text:style-name="P1">VG &gt; 448: nfp (31.58)</text:p>
      <text:p text:style-name="P1"/>
      <text:p text:style-name="P1">Number of Leaves <text:s/>: <text:tab/>6</text:p>
      <text:p text:style-name="P1"/>
      <text:p text:style-name="P1">Size of the tree : <text:tab/>11</text:p>
      <text:p text:style-name="P1"/>
      <text:p text:style-name="P1"/>
      <text:p text:style-name="P1">Weight: 2.69</text:p>
      <text:p text:style-name="P1"/>
      <text:p text:style-name="P1">J48 pruned tree</text:p>
      <text:p text:style-name="P1">------------------</text:p>
      <text:p text:style-name="P1"/>
      <text:p text:style-name="P1">VG &lt;= 34</text:p>
      <text:p text:style-name="P1">| <text:s text:c="2"/>NUMUANDS &lt;= 115</text:p>
      <text:p text:style-name="P1">| <text:s text:c="2"/>| <text:s text:c="2"/>NUMUORS &lt;= 19: nfp (5.8)</text:p>
      <text:p text:style-name="P1">| <text:s text:c="2"/>| <text:s text:c="2"/>NUMUORS &gt; 19</text:p>
      <text:p text:style-name="P1">| <text:s text:c="2"/>| <text:s text:c="2"/>| <text:s text:c="2"/>NUMUANDS &lt;= 97: fp (47.21/7.34)</text:p>
      <text:p text:style-name="P1">| <text:s text:c="2"/>| <text:s text:c="2"/>| <text:s text:c="2"/>NUMUANDS &gt; 97: nfp (18.4/0.03)</text:p>
      <text:p text:style-name="P1">| <text:s text:c="2"/>NUMUANDS &gt; 115: fp (40.13/0.32)</text:p>
      <text:p text:style-name="P1">VG &gt; 34</text:p>
      <text:p text:style-name="P1">| <text:s text:c="2"/>NLOGIC &lt;= 9: nfp (67.46/3.22)</text:p>
      <text:p text:style-name="P1">| <text:s text:c="2"/>NLOGIC &gt; 9</text:p>
      <text:p text:style-name="P1">| <text:s text:c="2"/>| <text:s text:c="2"/>NUMUANDS &lt;= 212: nfp (4.8/0.03)</text:p>
      <text:p text:style-name="P1">| <text:s text:c="2"/>| <text:s text:c="2"/>NUMUANDS &gt; 212: fp (4.2)</text:p>
      <text:p text:style-name="P1"/>
      <text:p text:style-name="P1">Number of Leaves <text:s/>: <text:tab/>7</text:p>
      <text:p text:style-name="P1"/>
      <text:p text:style-name="P1">Size of the tree : <text:tab/>13</text:p>
      <text:p text:style-name="P1"/>
      <text:p text:style-name="P1"/>
      <text:p text:style-name="P1">Weight: 2.78</text:p>
      <text:p text:style-name="P1"/>
      <text:p text:style-name="P1">J48 pruned tree</text:p>
      <text:p text:style-name="P1">------------------</text:p>
      <text:p text:style-name="P1"/>
      <text:p text:style-name="P1">NUMUORS &lt;= 42</text:p>
      <text:p text:style-name="P1">| <text:s text:c="2"/>NUMUANDS &lt;= 68</text:p>
      <text:p text:style-name="P1">| <text:s text:c="2"/>| <text:s text:c="2"/>NUMUORS &lt;= 25</text:p>
      <text:p text:style-name="P1">| <text:s text:c="2"/>| <text:s text:c="2"/>| <text:s text:c="2"/>TOTOPANDS &lt;= 56</text:p>
      <text:p text:style-name="P1">| <text:s text:c="2"/>| <text:s text:c="2"/>| <text:s text:c="2"/>| <text:s text:c="2"/>VG &lt;= 6: nfp (5.94)</text:p>
      <text:p text:style-name="P1">| <text:s text:c="2"/>| <text:s text:c="2"/>| <text:s text:c="2"/>| <text:s text:c="2"/>VG &gt; 6: fp (5.09/0.02)</text:p>
      <text:p text:style-name="P1">| <text:s text:c="2"/>| <text:s text:c="2"/>| <text:s text:c="2"/>TOTOPANDS &gt; 56: nfp (42.16/0.32)</text:p>
      <text:p text:style-name="P1">| <text:s text:c="2"/>| <text:s text:c="2"/>NUMUORS &gt; 25</text:p>
      <text:p text:style-name="P1">| <text:s text:c="2"/>| <text:s text:c="2"/>| <text:s text:c="2"/>NLOGIC &lt;= 2: fp (5.29/0.26)</text:p>
      <text:p text:style-name="P1">| <text:s text:c="2"/>| <text:s text:c="2"/>| <text:s text:c="2"/>NLOGIC &gt; 2: nfp (9.81/0.64)</text:p>
      <text:p text:style-name="P1">| <text:s text:c="2"/>NUMUANDS &gt; 68</text:p>
      <text:p text:style-name="P1">| <text:s text:c="2"/>| <text:s text:c="2"/>NUMUORS &lt;= 23</text:p>
      <text:p text:style-name="P1">| <text:s text:c="2"/>| <text:s text:c="2"/>| <text:s text:c="2"/>NLOGIC &lt;= 0</text:p>
      <text:p text:style-name="P1">| <text:s text:c="2"/>| <text:s text:c="2"/>| <text:s text:c="2"/>| <text:s text:c="2"/>LOC &lt;= 664: nfp (2.11)</text:p>
      <text:p text:style-name="P1">| <text:s text:c="2"/>| <text:s text:c="2"/>| <text:s text:c="2"/>| <text:s text:c="2"/>LOC &gt; 664: fp (10.22)</text:p>
      <text:p text:style-name="P1">| <text:s text:c="2"/>| <text:s text:c="2"/>| <text:s text:c="2"/>NLOGIC &gt; 0: fp (11.82)</text:p>
      <text:p text:style-name="P1">| <text:s text:c="2"/>| <text:s text:c="2"/>NUMUORS &gt; 23</text:p>
      <text:p text:style-name="P1">| <text:s text:c="2"/>| <text:s text:c="2"/>| <text:s text:c="2"/>LOC &lt;= 2042</text:p>
      <text:p text:style-name="P1">| <text:s text:c="2"/>| <text:s text:c="2"/>| <text:s text:c="2"/>| <text:s text:c="2"/>VG &lt;= 45</text:p>
      <text:p text:style-name="P1">| <text:s text:c="2"/>| <text:s text:c="2"/>| <text:s text:c="2"/>| <text:s text:c="2"/>| <text:s text:c="2"/>ELOC &lt;= 151</text:p>
      <text:p text:style-name="P1">| <text:s text:c="2"/>| <text:s text:c="2"/>| <text:s text:c="2"/>| <text:s text:c="2"/>| <text:s text:c="2"/>| <text:s text:c="2"/>VG &lt;= 6: fp (5.06)</text:p>
      <text:p text:style-name="P1">| <text:s text:c="2"/>| <text:s text:c="2"/>| <text:s text:c="2"/>| <text:s text:c="2"/>| <text:s text:c="2"/>| <text:s text:c="2"/>VG &gt; 6</text:p>
      <text:p text:style-name="P1">| <text:s text:c="2"/>| <text:s text:c="2"/>| <text:s text:c="2"/>| <text:s text:c="2"/>| <text:s text:c="2"/>| <text:s text:c="2"/>| <text:s text:c="2"/>LOC &lt;= 779: nfp (23.73/1.2)</text:p>
      <text:p text:style-name="P1">| <text:s text:c="2"/>| <text:s text:c="2"/>| <text:s text:c="2"/>| <text:s text:c="2"/>| <text:s text:c="2"/>| <text:s text:c="2"/>| <text:s text:c="2"/>LOC &gt; 779</text:p>
      <text:p text:style-name="P1">| <text:s text:c="2"/>| <text:s text:c="2"/>| <text:s text:c="2"/>| <text:s text:c="2"/>| <text:s text:c="2"/>| <text:s text:c="2"/>| <text:s text:c="2"/>| <text:s text:c="2"/>ELOC &lt;= 148: fp (6.41/0.32)</text:p>
      <text:p text:style-name="P1">| <text:s text:c="2"/>| <text:s text:c="2"/>| <text:s text:c="2"/>| <text:s text:c="2"/>| <text:s text:c="2"/>| <text:s text:c="2"/>| <text:s text:c="2"/>| <text:s text:c="2"/>ELOC &gt; 148: nfp (2.53)</text:p>
      <text:p text:style-name="P1">| <text:s text:c="2"/>| <text:s text:c="2"/>| <text:s text:c="2"/>| <text:s text:c="2"/>| <text:s text:c="2"/>ELOC &gt; 151: fp (8.44)</text:p>
      <text:p text:style-name="P1">| <text:s text:c="2"/>| <text:s text:c="2"/>| <text:s text:c="2"/>| <text:s text:c="2"/>VG &gt; 45: nfp (32.25/1.7)</text:p>
      <text:p text:style-name="P1">| <text:s text:c="2"/>| <text:s text:c="2"/>| <text:s text:c="2"/>LOC &gt; 2042: fp (5.82)</text:p>
      <text:p text:style-name="P1">NUMUORS &gt; 42: fp (11.3)</text:p>
      <text:p text:style-name="P1"/>
      <text:p text:style-name="P1">Number of Leaves <text:s/>: <text:tab/>16</text:p>
      <text:p text:style-name="P1"/>
      <text:p text:style-name="P1">Size of the tree : <text:tab/>31</text:p>
      <text:p text:style-name="P1"><text:soft-page-break/></text:p>
      <text:p text:style-name="P1"/>
      <text:p text:style-name="P1">Weight: 3.72</text:p>
      <text:p text:style-name="P1"/>
      <text:p text:style-name="P1">J48 pruned tree</text:p>
      <text:p text:style-name="P1">------------------</text:p>
      <text:p text:style-name="P1"/>
      <text:p text:style-name="P1">TOTOPANDS &lt;= 198: nfp (37.96/5.0)</text:p>
      <text:p text:style-name="P1">TOTOPANDS &gt; 198</text:p>
      <text:p text:style-name="P1">| <text:s text:c="2"/>TOTOPANDS &lt;= 1494</text:p>
      <text:p text:style-name="P1">| <text:s text:c="2"/>| <text:s text:c="2"/>LOC &lt;= 638</text:p>
      <text:p text:style-name="P1">| <text:s text:c="2"/>| <text:s text:c="2"/>| <text:s text:c="2"/>NLOGIC &lt;= 7</text:p>
      <text:p text:style-name="P1">| <text:s text:c="2"/>| <text:s text:c="2"/>| <text:s text:c="2"/>| <text:s text:c="2"/>VG &lt;= 25</text:p>
      <text:p text:style-name="P1">| <text:s text:c="2"/>| <text:s text:c="2"/>| <text:s text:c="2"/>| <text:s text:c="2"/>| <text:s text:c="2"/>NUMUANDS &lt;= 112</text:p>
      <text:p text:style-name="P1">| <text:s text:c="2"/>| <text:s text:c="2"/>| <text:s text:c="2"/>| <text:s text:c="2"/>| <text:s text:c="2"/>| <text:s text:c="2"/>TOTOPANDS &lt;= 201: fp (2.59)</text:p>
      <text:p text:style-name="P1">| <text:s text:c="2"/>| <text:s text:c="2"/>| <text:s text:c="2"/>| <text:s text:c="2"/>| <text:s text:c="2"/>| <text:s text:c="2"/>TOTOPANDS &gt; 201: nfp (4.47)</text:p>
      <text:p text:style-name="P1">| <text:s text:c="2"/>| <text:s text:c="2"/>| <text:s text:c="2"/>| <text:s text:c="2"/>| <text:s text:c="2"/>NUMUANDS &gt; 112: fp (27.89)</text:p>
      <text:p text:style-name="P1">| <text:s text:c="2"/>| <text:s text:c="2"/>| <text:s text:c="2"/>| <text:s text:c="2"/>VG &gt; 25: nfp (2.81)</text:p>
      <text:p text:style-name="P1">| <text:s text:c="2"/>| <text:s text:c="2"/>| <text:s text:c="2"/>NLOGIC &gt; 7: fp (20.15)</text:p>
      <text:p text:style-name="P1">| <text:s text:c="2"/>| <text:s text:c="2"/>LOC &gt; 638</text:p>
      <text:p text:style-name="P1">| <text:s text:c="2"/>| <text:s text:c="2"/>| <text:s text:c="2"/>NUMUORS &lt;= 23: fp (6.11)</text:p>
      <text:p text:style-name="P1">| <text:s text:c="2"/>| <text:s text:c="2"/>| <text:s text:c="2"/>NUMUORS &gt; 23</text:p>
      <text:p text:style-name="P1">| <text:s text:c="2"/>| <text:s text:c="2"/>| <text:s text:c="2"/>| <text:s text:c="2"/>NUMUORS &lt;= 43</text:p>
      <text:p text:style-name="P1">| <text:s text:c="2"/>| <text:s text:c="2"/>| <text:s text:c="2"/>| <text:s text:c="2"/>| <text:s text:c="2"/>NLOGIC &lt;= 8</text:p>
      <text:p text:style-name="P1">| <text:s text:c="2"/>| <text:s text:c="2"/>| <text:s text:c="2"/>| <text:s text:c="2"/>| <text:s text:c="2"/>| <text:s text:c="2"/>NLOGIC &lt;= 4</text:p>
      <text:p text:style-name="P1">| <text:s text:c="2"/>| <text:s text:c="2"/>| <text:s text:c="2"/>| <text:s text:c="2"/>| <text:s text:c="2"/>| <text:s text:c="2"/>| <text:s text:c="2"/>VG &lt;= 6: fp (2.59)</text:p>
      <text:p text:style-name="P1">| <text:s text:c="2"/>| <text:s text:c="2"/>| <text:s text:c="2"/>| <text:s text:c="2"/>| <text:s text:c="2"/>| <text:s text:c="2"/>| <text:s text:c="2"/>VG &gt; 6: nfp (25.57/4.86)</text:p>
      <text:p text:style-name="P1">| <text:s text:c="2"/>| <text:s text:c="2"/>| <text:s text:c="2"/>| <text:s text:c="2"/>| <text:s text:c="2"/>| <text:s text:c="2"/>NLOGIC &gt; 4: fp (5.68/0.43)</text:p>
      <text:p text:style-name="P1">| <text:s text:c="2"/>| <text:s text:c="2"/>| <text:s text:c="2"/>| <text:s text:c="2"/>| <text:s text:c="2"/>NLOGIC &gt; 8: nfp (10.44/0.3)</text:p>
      <text:p text:style-name="P1">| <text:s text:c="2"/>| <text:s text:c="2"/>| <text:s text:c="2"/>| <text:s text:c="2"/>NUMUORS &gt; 43: fp (5.42)</text:p>
      <text:p text:style-name="P1">| <text:s text:c="2"/>TOTOPANDS &gt; 1494: fp (36.31)</text:p>
      <text:p text:style-name="P1"/>
      <text:p text:style-name="P1">Number of Leaves <text:s/>: <text:tab/>13</text:p>
      <text:p text:style-name="P1"/>
      <text:p text:style-name="P1">Size of the tree : <text:tab/>25</text:p>
      <text:p text:style-name="P1"/>
      <text:p text:style-name="P1"/>
      <text:p text:style-name="P1">Weight: 2.82</text:p>
      <text:p text:style-name="P1"/>
      <text:p text:style-name="P1">J48 pruned tree</text:p>
      <text:p text:style-name="P1">------------------</text:p>
      <text:p text:style-name="P1"/>
      <text:p text:style-name="P1">NUMUANDS &lt;= 115</text:p>
      <text:p text:style-name="P1">| <text:s text:c="2"/>NUMUANDS &lt;= 56</text:p>
      <text:p text:style-name="P1">| <text:s text:c="2"/>| <text:s text:c="2"/>ELOC &lt;= 25: nfp (5.31)</text:p>
      <text:p text:style-name="P1">| <text:s text:c="2"/>| <text:s text:c="2"/>ELOC &gt; 25</text:p>
      <text:p text:style-name="P1">| <text:s text:c="2"/>| <text:s text:c="2"/>| <text:s text:c="2"/>LOC &lt;= 183: fp (23.0)</text:p>
      <text:p text:style-name="P1">| <text:s text:c="2"/>| <text:s text:c="2"/>| <text:s text:c="2"/>LOC &gt; 183</text:p>
      <text:p text:style-name="P1">| <text:s text:c="2"/>| <text:s text:c="2"/>| <text:s text:c="2"/>| <text:s text:c="2"/>TOTOPANDS &lt;= 170: nfp (5.55)</text:p>
      <text:p text:style-name="P1">| <text:s text:c="2"/>| <text:s text:c="2"/>| <text:s text:c="2"/>| <text:s text:c="2"/>TOTOPANDS &gt; 170: fp (31.45/1.51)</text:p>
      <text:p text:style-name="P1">| <text:s text:c="2"/>NUMUANDS &gt; 56</text:p>
      <text:p text:style-name="P1">| <text:s text:c="2"/>| <text:s text:c="2"/>ELOC &lt;= 105</text:p>
      <text:p text:style-name="P1">| <text:s text:c="2"/>| <text:s text:c="2"/>| <text:s text:c="2"/>ELOC &lt;= 52</text:p>
      <text:p text:style-name="P1">| <text:s text:c="2"/>| <text:s text:c="2"/>| <text:s text:c="2"/>| <text:s text:c="2"/>NLOGIC &lt;= 4: nfp (8.0/1.37)</text:p>
      <text:p text:style-name="P1">| <text:s text:c="2"/>| <text:s text:c="2"/>| <text:s text:c="2"/>| <text:s text:c="2"/>NLOGIC &gt; 4: fp (4.93)</text:p>
      <text:p text:style-name="P1">| <text:s text:c="2"/>| <text:s text:c="2"/>| <text:s text:c="2"/>ELOC &gt; 52: nfp (12.06)</text:p>
      <text:p text:style-name="P1">| <text:s text:c="2"/>| <text:s text:c="2"/>ELOC &gt; 105: fp (4.99)</text:p>
      <text:p text:style-name="P1">NUMUANDS &gt; 115</text:p>
      <text:p text:style-name="P1">| <text:s text:c="2"/>VG &lt;= 63</text:p>
      <text:p text:style-name="P1">| <text:s text:c="2"/>| <text:s text:c="2"/>NUMUANDS &lt;= 189</text:p>
      <text:p text:style-name="P1">| <text:s text:c="2"/>| <text:s text:c="2"/>| <text:s text:c="2"/>VG &lt;= 45: fp (25.9/1.44)</text:p>
      <text:p text:style-name="P1">| <text:s text:c="2"/>| <text:s text:c="2"/>| <text:s text:c="2"/>VG &gt; 45: nfp (3.12)</text:p>
      <text:p text:style-name="P1">| <text:s text:c="2"/>| <text:s text:c="2"/>NUMUANDS &gt; 189: fp (55.47/0.69)</text:p>
      <text:p text:style-name="P1">| <text:s text:c="2"/>VG &gt; 63</text:p>
      <text:p text:style-name="P1">| <text:s text:c="2"/>| <text:s text:c="2"/>LOC &lt;= 1323: nfp (2.79)</text:p>
      <text:p text:style-name="P1">| <text:s text:c="2"/>| <text:s text:c="2"/>LOC &gt; 1323</text:p>
      <text:p text:style-name="P1">| <text:s text:c="2"/>| <text:s text:c="2"/>| <text:s text:c="2"/>TOTOPANDS &lt;= 1365: fp (2.8)</text:p>
      <text:p text:style-name="P1">| <text:s text:c="2"/>| <text:s text:c="2"/>| <text:s text:c="2"/>TOTOPANDS &gt; 1365: nfp (2.62/0.19)</text:p>
      <text:p text:style-name="P1"/>
      <text:p text:style-name="P1">Number of Leaves <text:s/>: <text:tab/>14</text:p>
      <text:p text:style-name="P1"/>
      <text:p text:style-name="P1">Size of the tree : <text:tab/>27</text:p>
      <text:p text:style-name="P1"><text:soft-page-break/></text:p>
      <text:p text:style-name="P1"/>
      <text:p text:style-name="P1">Weight: 3.56</text:p>
      <text:p text:style-name="P1"/>
      <text:p text:style-name="P1">Number of performed Iterations: 10</text:p>
      <text:p text:style-name="P1"/>
      <text:p text:style-name="P1"/>
      <text:p text:style-name="P1">Cost Matrix</text:p>
      <text:p text:style-name="P1"><text:s/>0 <text:s text:c="3"/>0.5 </text:p>
      <text:p text:style-name="P1"><text:s/>1 <text:s text:c="3"/>0 <text:s text:c="2"/></text:p>
      <text:p text:style-name="P1"/>
      <text:p text:style-name="P1"/>
      <text:p text:style-name="P1">Time taken to build model: 0.05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62 <text:s text:c="14"/>86.1702 %</text:p>
      <text:p text:style-name="P1">Incorrectly Classified Instances <text:s text:c="7"/>26 <text:s text:c="14"/>13.8298 %</text:p>
      <text:p text:style-name="P1">Kappa statistic <text:s text:c="25"/>0.6762</text:p>
      <text:p text:style-name="P1">Mean absolute error <text:s text:c="21"/>0.1364</text:p>
      <text:p text:style-name="P1">Root mean squared error <text:s text:c="17"/>0.3608</text:p>
      <text:p text:style-name="P1">Relative absolute error <text:s text:c="16"/>32.874 <text:s/>%</text:p>
      <text:p text:style-name="P1">Root relative squared error <text:s text:c="12"/>79.2782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880 <text:s text:c="3"/>0.182 <text:s text:c="3"/>0.921 <text:s text:c="5"/>0.880 <text:s text:c="3"/>0.900 <text:s text:c="5"/>0.678 <text:s text:c="3"/>0.918 <text:s text:c="4"/>0.950 <text:s text:c="4"/>nfp</text:p>
      <text:p text:style-name="P1"><text:s text:c="17"/>0.818 <text:s text:c="3"/>0.120 <text:s text:c="3"/>0.738 <text:s text:c="5"/>0.818 <text:s text:c="3"/>0.776 <text:s text:c="5"/>0.678 <text:s text:c="3"/>0.918 <text:s text:c="4"/>0.810 <text:s text:c="4"/>fp</text:p>
      <text:p text:style-name="P1">Weighted Avg. <text:s text:c="3"/>0.862 <text:s text:c="3"/>0.164 <text:s text:c="3"/>0.868 <text:s text:c="5"/>0.862 <text:s text:c="3"/>0.864 <text:s text:c="5"/>0.678 <text:s text:c="3"/>0.918 <text:s text:c="4"/>0.909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17 <text:s/>16 | <text:s text:c="2"/>a = nfp</text:p>
      <text:p text:style-name="P1"><text:s text:c="2"/>10 <text:s/>45 | <text:s text:c="2"/>b = fp</text:p>
      <text:p text:style-name="P1"/>
      <text:p text:style-name="P1">xxxxxxxxxxxxxxxxxxxxxxxxx</text:p>
      <text:p text:style-name="P1">=== Run information ===</text:p>
      <text:p text:style-name="P1"/>
      <text:p text:style-name="P1">Scheme: <text:s text:c="6"/>weka.classifiers.meta.CostSensitiveClassifier -cost-matrix "[0.0 1.0; 1.0 0.0]" -S 1 -W weka.classifiers.meta.AdaBoostM1 -- -P 100 -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AdaBoostM1 -P 100 -S 1 -I 10 -W weka.classifiers.trees.J48 -- -C 0.25 -M 2</text:p>
      <text:p text:style-name="P1"/>
      <text:p text:style-name="P1">Classifier Model</text:p>
      <text:p text:style-name="P1">AdaBoostM1: Base classifiers and their weights: </text:p>
      <text:p text:style-name="P1"/>
      <text:p text:style-name="P1">J48 pruned tree</text:p>
      <text:p text:style-name="P1">------------------</text:p>
      <text:p text:style-name="P1"/>
      <text:p text:style-name="P1">NUMUANDS &lt;= 115</text:p>
      <text:p text:style-name="P1">| <text:s text:c="2"/>ELOC &lt;= 50: nfp (106.0/2.0)</text:p>
      <text:p text:style-name="P1"><text:soft-page-break/>| <text:s text:c="2"/>ELOC &gt; 50</text:p>
      <text:p text:style-name="P1">| <text:s text:c="2"/>| <text:s text:c="2"/>ELOC &lt;= 105</text:p>
      <text:p text:style-name="P1">| <text:s text:c="2"/>| <text:s text:c="2"/>| <text:s text:c="2"/>NLOGIC &lt;= 0: nfp (12.0)</text:p>
      <text:p text:style-name="P1">| <text:s text:c="2"/>| <text:s text:c="2"/>| <text:s text:c="2"/>NLOGIC &gt; 0</text:p>
      <text:p text:style-name="P1">| <text:s text:c="2"/>| <text:s text:c="2"/>| <text:s text:c="2"/>| <text:s text:c="2"/>ELOC &lt;= 54: fp (6.0/1.0)</text:p>
      <text:p text:style-name="P1">| <text:s text:c="2"/>| <text:s text:c="2"/>| <text:s text:c="2"/>| <text:s text:c="2"/>ELOC &gt; 54: nfp (5.0)</text:p>
      <text:p text:style-name="P1">| <text:s text:c="2"/>| <text:s text:c="2"/>ELOC &gt; 105: fp (5.0)</text:p>
      <text:p text:style-name="P1">NUMUANDS &gt; 115</text:p>
      <text:p text:style-name="P1">| <text:s text:c="2"/>VG &lt;= 29: fp (16.0)</text:p>
      <text:p text:style-name="P1">| <text:s text:c="2"/>VG &gt; 29</text:p>
      <text:p text:style-name="P1">| <text:s text:c="2"/>| <text:s text:c="2"/>LOC &lt;= 1158: nfp (10.0/1.0)</text:p>
      <text:p text:style-name="P1">| <text:s text:c="2"/>| <text:s text:c="2"/>LOC &gt; 1158: fp (28.0/2.0)</text:p>
      <text:p text:style-name="P1"/>
      <text:p text:style-name="P1">Number of Leaves <text:s/>: <text:tab/>8</text:p>
      <text:p text:style-name="P1"/>
      <text:p text:style-name="P1">Size of the tree : <text:tab/>15</text:p>
      <text:p text:style-name="P1"/>
      <text:p text:style-name="P1"/>
      <text:p text:style-name="P1">Weight: 3.41</text:p>
      <text:p text:style-name="P1"/>
      <text:p text:style-name="P1">J48 pruned tree</text:p>
      <text:p text:style-name="P1">------------------</text:p>
      <text:p text:style-name="P1"/>
      <text:p text:style-name="P1">NUMUORS &lt;= 19: nfp (56.47/0.52)</text:p>
      <text:p text:style-name="P1">NUMUORS &gt; 19</text:p>
      <text:p text:style-name="P1">| <text:s text:c="2"/>VG &lt;= 48</text:p>
      <text:p text:style-name="P1">| <text:s text:c="2"/>| <text:s text:c="2"/>VG &lt;= 6: nfp (8.26/1.03)</text:p>
      <text:p text:style-name="P1">| <text:s text:c="2"/>| <text:s text:c="2"/>VG &gt; 6</text:p>
      <text:p text:style-name="P1">| <text:s text:c="2"/>| <text:s text:c="2"/>| <text:s text:c="2"/>ELOC &lt;= 151</text:p>
      <text:p text:style-name="P1">| <text:s text:c="2"/>| <text:s text:c="2"/>| <text:s text:c="2"/>| <text:s text:c="2"/>NLOGIC &lt;= 3</text:p>
      <text:p text:style-name="P1">| <text:s text:c="2"/>| <text:s text:c="2"/>| <text:s text:c="2"/>| <text:s text:c="2"/>| <text:s text:c="2"/>TOTOPANDS &lt;= 60: fp (15.67)</text:p>
      <text:p text:style-name="P1">| <text:s text:c="2"/>| <text:s text:c="2"/>| <text:s text:c="2"/>| <text:s text:c="2"/>| <text:s text:c="2"/>TOTOPANDS &gt; 60: nfp (21.18/6.71)</text:p>
      <text:p text:style-name="P1">| <text:s text:c="2"/>| <text:s text:c="2"/>| <text:s text:c="2"/>| <text:s text:c="2"/>NLOGIC &gt; 3: fp (21.35/2.07)</text:p>
      <text:p text:style-name="P1">| <text:s text:c="2"/>| <text:s text:c="2"/>| <text:s text:c="2"/>ELOC &gt; 151: fp (20.83)</text:p>
      <text:p text:style-name="P1">| <text:s text:c="2"/>VG &gt; 48</text:p>
      <text:p text:style-name="P1">| <text:s text:c="2"/>| <text:s text:c="2"/>NUMUORS &lt;= 42: nfp (35.98/1.55)</text:p>
      <text:p text:style-name="P1">| <text:s text:c="2"/>| <text:s text:c="2"/>NUMUORS &gt; 42: fp (8.26)</text:p>
      <text:p text:style-name="P1"/>
      <text:p text:style-name="P1">Number of Leaves <text:s/>: <text:tab/>8</text:p>
      <text:p text:style-name="P1"/>
      <text:p text:style-name="P1">Size of the tree : <text:tab/>15</text:p>
      <text:p text:style-name="P1"/>
      <text:p text:style-name="P1"/>
      <text:p text:style-name="P1">Weight: 2.7</text:p>
      <text:p text:style-name="P1"/>
      <text:p text:style-name="P1">J48 pruned tree</text:p>
      <text:p text:style-name="P1">------------------</text:p>
      <text:p text:style-name="P1"/>
      <text:p text:style-name="P1">NUMUANDS &lt;= 29: nfp (17.92)</text:p>
      <text:p text:style-name="P1">NUMUANDS &gt; 29</text:p>
      <text:p text:style-name="P1">| <text:s text:c="2"/>VG &lt;= 343</text:p>
      <text:p text:style-name="P1">| <text:s text:c="2"/>| <text:s text:c="2"/>NLOGIC &lt;= 2</text:p>
      <text:p text:style-name="P1">| <text:s text:c="2"/>| <text:s text:c="2"/>| <text:s text:c="2"/>ELOC &lt;= 48</text:p>
      <text:p text:style-name="P1">| <text:s text:c="2"/>| <text:s text:c="2"/>| <text:s text:c="2"/>| <text:s text:c="2"/>NUMUANDS &lt;= 31: fp (8.36)</text:p>
      <text:p text:style-name="P1">| <text:s text:c="2"/>| <text:s text:c="2"/>| <text:s text:c="2"/>| <text:s text:c="2"/>NUMUANDS &gt; 31: nfp (11.03)</text:p>
      <text:p text:style-name="P1">| <text:s text:c="2"/>| <text:s text:c="2"/>| <text:s text:c="2"/>ELOC &gt; 48: fp (79.82/4.13)</text:p>
      <text:p text:style-name="P1">| <text:s text:c="2"/>| <text:s text:c="2"/>NLOGIC &gt; 2</text:p>
      <text:p text:style-name="P1">| <text:s text:c="2"/>| <text:s text:c="2"/>| <text:s text:c="2"/>ELOC &lt;= 223</text:p>
      <text:p text:style-name="P1">| <text:s text:c="2"/>| <text:s text:c="2"/>| <text:s text:c="2"/>| <text:s text:c="2"/>LOC &lt;= 352: fp (9.19/0.28)</text:p>
      <text:p text:style-name="P1">| <text:s text:c="2"/>| <text:s text:c="2"/>| <text:s text:c="2"/>| <text:s text:c="2"/>LOC &gt; 352: nfp (36.93/2.48)</text:p>
      <text:p text:style-name="P1">| <text:s text:c="2"/>| <text:s text:c="2"/>| <text:s text:c="2"/>ELOC &gt; 223: fp (16.12)</text:p>
      <text:p text:style-name="P1">| <text:s text:c="2"/>VG &gt; 343: nfp (8.64/0.28)</text:p>
      <text:p text:style-name="P1"/>
      <text:p text:style-name="P1">Number of Leaves <text:s/>: <text:tab/>8</text:p>
      <text:p text:style-name="P1"/>
      <text:p text:style-name="P1">Size of the tree : <text:tab/>15</text:p>
      <text:p text:style-name="P1"/>
      <text:p text:style-name="P1"/>
      <text:p text:style-name="P1">Weight: 3.23</text:p>
      <text:p text:style-name="P1"/>
      <text:p text:style-name="P1">J48 pruned tree</text:p>
      <text:p text:style-name="P1">------------------</text:p>
      <text:p text:style-name="P1"><text:soft-page-break/></text:p>
      <text:p text:style-name="P1">NLOGIC &lt;= 1</text:p>
      <text:p text:style-name="P1">| <text:s text:c="2"/>VG &lt;= 52</text:p>
      <text:p text:style-name="P1">| <text:s text:c="2"/>| <text:s text:c="2"/>TOTOTORS &lt;= 405</text:p>
      <text:p text:style-name="P1">| <text:s text:c="2"/>| <text:s text:c="2"/>| <text:s text:c="2"/>NUMUANDS &lt;= 116</text:p>
      <text:p text:style-name="P1">| <text:s text:c="2"/>| <text:s text:c="2"/>| <text:s text:c="2"/>| <text:s text:c="2"/>VG &lt;= 7</text:p>
      <text:p text:style-name="P1">| <text:s text:c="2"/>| <text:s text:c="2"/>| <text:s text:c="2"/>| <text:s text:c="2"/>| <text:s text:c="2"/>VG &lt;= 4: nfp (8.02)</text:p>
      <text:p text:style-name="P1">| <text:s text:c="2"/>| <text:s text:c="2"/>| <text:s text:c="2"/>| <text:s text:c="2"/>| <text:s text:c="2"/>VG &gt; 4</text:p>
      <text:p text:style-name="P1">| <text:s text:c="2"/>| <text:s text:c="2"/>| <text:s text:c="2"/>| <text:s text:c="2"/>| <text:s text:c="2"/>| <text:s text:c="2"/>LOC &lt;= 177: fp (4.35)</text:p>
      <text:p text:style-name="P1">| <text:s text:c="2"/>| <text:s text:c="2"/>| <text:s text:c="2"/>| <text:s text:c="2"/>| <text:s text:c="2"/>| <text:s text:c="2"/>LOC &gt; 177</text:p>
      <text:p text:style-name="P1">| <text:s text:c="2"/>| <text:s text:c="2"/>| <text:s text:c="2"/>| <text:s text:c="2"/>| <text:s text:c="2"/>| <text:s text:c="2"/>| <text:s text:c="2"/>NUMUORS &lt;= 25: nfp (6.62)</text:p>
      <text:p text:style-name="P1">| <text:s text:c="2"/>| <text:s text:c="2"/>| <text:s text:c="2"/>| <text:s text:c="2"/>| <text:s text:c="2"/>| <text:s text:c="2"/>| <text:s text:c="2"/>NUMUORS &gt; 25: fp (2.12)</text:p>
      <text:p text:style-name="P1">| <text:s text:c="2"/>| <text:s text:c="2"/>| <text:s text:c="2"/>| <text:s text:c="2"/>VG &gt; 7: nfp (32.22)</text:p>
      <text:p text:style-name="P1">| <text:s text:c="2"/>| <text:s text:c="2"/>| <text:s text:c="2"/>NUMUANDS &gt; 116: fp (4.25)</text:p>
      <text:p text:style-name="P1">| <text:s text:c="2"/>| <text:s text:c="2"/>TOTOTORS &gt; 405: fp (29.92/3.62)</text:p>
      <text:p text:style-name="P1">| <text:s text:c="2"/>VG &gt; 52: nfp (22.57/0.14)</text:p>
      <text:p text:style-name="P1">NLOGIC &gt; 1</text:p>
      <text:p text:style-name="P1">| <text:s text:c="2"/>NUMUANDS &lt;= 44: nfp (8.82)</text:p>
      <text:p text:style-name="P1">| <text:s text:c="2"/>NUMUANDS &gt; 44</text:p>
      <text:p text:style-name="P1">| <text:s text:c="2"/>| <text:s text:c="2"/>NUMUORS &lt;= 29: fp (25.47/0.14)</text:p>
      <text:p text:style-name="P1">| <text:s text:c="2"/>| <text:s text:c="2"/>NUMUORS &gt; 29</text:p>
      <text:p text:style-name="P1">| <text:s text:c="2"/>| <text:s text:c="2"/>| <text:s text:c="2"/>NUMUANDS &lt;= 178</text:p>
      <text:p text:style-name="P1">| <text:s text:c="2"/>| <text:s text:c="2"/>| <text:s text:c="2"/>| <text:s text:c="2"/>NUMUORS &lt;= 39: nfp (13.13/0.14)</text:p>
      <text:p text:style-name="P1">| <text:s text:c="2"/>| <text:s text:c="2"/>| <text:s text:c="2"/>| <text:s text:c="2"/>NUMUORS &gt; 39: fp (3.62)</text:p>
      <text:p text:style-name="P1">| <text:s text:c="2"/>| <text:s text:c="2"/>| <text:s text:c="2"/>NUMUANDS &gt; 178: fp (26.89/0.29)</text:p>
      <text:p text:style-name="P1"/>
      <text:p text:style-name="P1">Number of Leaves <text:s/>: <text:tab/>13</text:p>
      <text:p text:style-name="P1"/>
      <text:p text:style-name="P1">Size of the tree : <text:tab/>25</text:p>
      <text:p text:style-name="P1"/>
      <text:p text:style-name="P1"/>
      <text:p text:style-name="P1">Weight: 3.75</text:p>
      <text:p text:style-name="P1"/>
      <text:p text:style-name="P1">J48 pruned tree</text:p>
      <text:p text:style-name="P1">------------------</text:p>
      <text:p text:style-name="P1"/>
      <text:p text:style-name="P1">LOC &lt;= 886</text:p>
      <text:p text:style-name="P1">| <text:s text:c="2"/>VG &lt;= 29</text:p>
      <text:p text:style-name="P1">| <text:s text:c="2"/>| <text:s text:c="2"/>NUMUANDS &lt;= 112</text:p>
      <text:p text:style-name="P1">| <text:s text:c="2"/>| <text:s text:c="2"/>| <text:s text:c="2"/>NLOGIC &lt;= 8: nfp (36.71/7.71)</text:p>
      <text:p text:style-name="P1">| <text:s text:c="2"/>| <text:s text:c="2"/>| <text:s text:c="2"/>NLOGIC &gt; 8: fp (6.12/1.09)</text:p>
      <text:p text:style-name="P1">| <text:s text:c="2"/>| <text:s text:c="2"/>NUMUANDS &gt; 112: fp (8.7)</text:p>
      <text:p text:style-name="P1">| <text:s text:c="2"/>VG &gt; 29: nfp (92.07)</text:p>
      <text:p text:style-name="P1">LOC &gt; 886</text:p>
      <text:p text:style-name="P1">| <text:s text:c="2"/>TOTOTORS &lt;= 1168</text:p>
      <text:p text:style-name="P1">| <text:s text:c="2"/>| <text:s text:c="2"/>ELOC &lt;= 105</text:p>
      <text:p text:style-name="P1">| <text:s text:c="2"/>| <text:s text:c="2"/>| <text:s text:c="2"/>NUMUANDS &lt;= 117: nfp (3.01)</text:p>
      <text:p text:style-name="P1">| <text:s text:c="2"/>| <text:s text:c="2"/>| <text:s text:c="2"/>NUMUANDS &gt; 117: fp (2.17)</text:p>
      <text:p text:style-name="P1">| <text:s text:c="2"/>| <text:s text:c="2"/>ELOC &gt; 105: fp (23.62)</text:p>
      <text:p text:style-name="P1">| <text:s text:c="2"/>TOTOTORS &gt; 1168</text:p>
      <text:p text:style-name="P1">| <text:s text:c="2"/>| <text:s text:c="2"/>NLOGIC &lt;= 9: nfp (10.76/1.53)</text:p>
      <text:p text:style-name="P1">| <text:s text:c="2"/>| <text:s text:c="2"/>NLOGIC &gt; 9: fp (4.83)</text:p>
      <text:p text:style-name="P1"/>
      <text:p text:style-name="P1">Number of Leaves <text:s/>: <text:tab/>9</text:p>
      <text:p text:style-name="P1"/>
      <text:p text:style-name="P1">Size of the tree : <text:tab/>17</text:p>
      <text:p text:style-name="P1"/>
      <text:p text:style-name="P1"/>
      <text:p text:style-name="P1">Weight: 2.85</text:p>
      <text:p text:style-name="P1"/>
      <text:p text:style-name="P1">J48 pruned tree</text:p>
      <text:p text:style-name="P1">------------------</text:p>
      <text:p text:style-name="P1"/>
      <text:p text:style-name="P1">NUMUORS &lt;= 29</text:p>
      <text:p text:style-name="P1">| <text:s text:c="2"/>NUMUORS &lt;= 19: nfp (5.72/0.58)</text:p>
      <text:p text:style-name="P1">| <text:s text:c="2"/>NUMUORS &gt; 19</text:p>
      <text:p text:style-name="P1">| <text:s text:c="2"/>| <text:s text:c="2"/>NLOGIC &lt;= 4</text:p>
      <text:p text:style-name="P1">| <text:s text:c="2"/>| <text:s text:c="2"/>| <text:s text:c="2"/>TOTOPANDS &lt;= 298</text:p>
      <text:p text:style-name="P1">| <text:s text:c="2"/>| <text:s text:c="2"/>| <text:s text:c="2"/>| <text:s text:c="2"/>NUMUORS &lt;= 25</text:p>
      <text:p text:style-name="P1">| <text:s text:c="2"/>| <text:s text:c="2"/>| <text:s text:c="2"/>| <text:s text:c="2"/>| <text:s text:c="2"/>NUMUANDS &lt;= 31: fp (20.37/0.12)</text:p>
      <text:p text:style-name="P1">| <text:s text:c="2"/>| <text:s text:c="2"/>| <text:s text:c="2"/>| <text:s text:c="2"/>| <text:s text:c="2"/>NUMUANDS &gt; 31: nfp (5.97/0.58)</text:p>
      <text:p text:style-name="P1">| <text:s text:c="2"/>| <text:s text:c="2"/>| <text:s text:c="2"/>| <text:s text:c="2"/>NUMUORS &gt; 25: fp (29.85/0.16)</text:p>
      <text:p text:style-name="P1"><text:soft-page-break/>| <text:s text:c="2"/>| <text:s text:c="2"/>| <text:s text:c="2"/>TOTOPANDS &gt; 298: nfp (9.32/2.47)</text:p>
      <text:p text:style-name="P1">| <text:s text:c="2"/>| <text:s text:c="2"/>NLOGIC &gt; 4: fp (34.1)</text:p>
      <text:p text:style-name="P1">NUMUORS &gt; 29</text:p>
      <text:p text:style-name="P1">| <text:s text:c="2"/>LOC &lt;= 886</text:p>
      <text:p text:style-name="P1">| <text:s text:c="2"/>| <text:s text:c="2"/>TOTOTORS &lt;= 458: fp (5.0/1.63)</text:p>
      <text:p text:style-name="P1">| <text:s text:c="2"/>| <text:s text:c="2"/>TOTOTORS &gt; 458: nfp (56.25/0.58)</text:p>
      <text:p text:style-name="P1">| <text:s text:c="2"/>LOC &gt; 886: fp (21.41/5.46)</text:p>
      <text:p text:style-name="P1"/>
      <text:p text:style-name="P1">Number of Leaves <text:s/>: <text:tab/>9</text:p>
      <text:p text:style-name="P1"/>
      <text:p text:style-name="P1">Size of the tree : <text:tab/>17</text:p>
      <text:p text:style-name="P1"/>
      <text:p text:style-name="P1"/>
      <text:p text:style-name="P1">Weight: 2.73</text:p>
      <text:p text:style-name="P1"/>
      <text:p text:style-name="P1">J48 pruned tree</text:p>
      <text:p text:style-name="P1">------------------</text:p>
      <text:p text:style-name="P1"/>
      <text:p text:style-name="P1">NUMUORS &lt;= 29: fp (85.7/11.47)</text:p>
      <text:p text:style-name="P1">NUMUORS &gt; 29</text:p>
      <text:p text:style-name="P1">| <text:s text:c="2"/>NUMUANDS &lt;= 172</text:p>
      <text:p text:style-name="P1">| <text:s text:c="2"/>| <text:s text:c="2"/>VG &lt;= 29</text:p>
      <text:p text:style-name="P1">| <text:s text:c="2"/>| <text:s text:c="2"/>| <text:s text:c="2"/>NUMUANDS &lt;= 117: nfp (27.68/1.18)</text:p>
      <text:p text:style-name="P1">| <text:s text:c="2"/>| <text:s text:c="2"/>| <text:s text:c="2"/>NUMUANDS &gt; 117: fp (2.05)</text:p>
      <text:p text:style-name="P1">| <text:s text:c="2"/>| <text:s text:c="2"/>VG &gt; 29: nfp (41.03)</text:p>
      <text:p text:style-name="P1">| <text:s text:c="2"/>NUMUANDS &gt; 172</text:p>
      <text:p text:style-name="P1">| <text:s text:c="2"/>| <text:s text:c="2"/>VG &lt;= 63: fp (10.29/0.88)</text:p>
      <text:p text:style-name="P1">| <text:s text:c="2"/>| <text:s text:c="2"/>VG &gt; 63</text:p>
      <text:p text:style-name="P1">| <text:s text:c="2"/>| <text:s text:c="2"/>| <text:s text:c="2"/>NUMUORS &lt;= 42: nfp (18.92)</text:p>
      <text:p text:style-name="P1">| <text:s text:c="2"/>| <text:s text:c="2"/>| <text:s text:c="2"/>NUMUORS &gt; 42: fp (2.32)</text:p>
      <text:p text:style-name="P1"/>
      <text:p text:style-name="P1">Number of Leaves <text:s/>: <text:tab/>7</text:p>
      <text:p text:style-name="P1"/>
      <text:p text:style-name="P1">Size of the tree : <text:tab/>13</text:p>
      <text:p text:style-name="P1"/>
      <text:p text:style-name="P1"/>
      <text:p text:style-name="P1">Weight: 2.56</text:p>
      <text:p text:style-name="P1"/>
      <text:p text:style-name="P1">J48 pruned tree</text:p>
      <text:p text:style-name="P1">------------------</text:p>
      <text:p text:style-name="P1"/>
      <text:p text:style-name="P1">ELOC &lt;= 25: nfp (17.37)</text:p>
      <text:p text:style-name="P1">ELOC &gt; 25</text:p>
      <text:p text:style-name="P1">| <text:s text:c="2"/>LOC &lt;= 289: fp (12.49/0.86)</text:p>
      <text:p text:style-name="P1">| <text:s text:c="2"/>LOC &gt; 289</text:p>
      <text:p text:style-name="P1">| <text:s text:c="2"/>| <text:s text:c="2"/>ELOC &lt;= 48: nfp (18.17)</text:p>
      <text:p text:style-name="P1">| <text:s text:c="2"/>| <text:s text:c="2"/>ELOC &gt; 48</text:p>
      <text:p text:style-name="P1">| <text:s text:c="2"/>| <text:s text:c="2"/>| <text:s text:c="2"/>LOC &lt;= 457</text:p>
      <text:p text:style-name="P1">| <text:s text:c="2"/>| <text:s text:c="2"/>| <text:s text:c="2"/>| <text:s text:c="2"/>NLOGIC &lt;= 0</text:p>
      <text:p text:style-name="P1">| <text:s text:c="2"/>| <text:s text:c="2"/>| <text:s text:c="2"/>| <text:s text:c="2"/>| <text:s text:c="2"/>NUMUORS &lt;= 28: nfp (7.24)</text:p>
      <text:p text:style-name="P1">| <text:s text:c="2"/>| <text:s text:c="2"/>| <text:s text:c="2"/>| <text:s text:c="2"/>| <text:s text:c="2"/>NUMUORS &gt; 28: fp (2.68)</text:p>
      <text:p text:style-name="P1">| <text:s text:c="2"/>| <text:s text:c="2"/>| <text:s text:c="2"/>| <text:s text:c="2"/>NLOGIC &gt; 0: fp (11.46)</text:p>
      <text:p text:style-name="P1">| <text:s text:c="2"/>| <text:s text:c="2"/>| <text:s text:c="2"/>LOC &gt; 457</text:p>
      <text:p text:style-name="P1">| <text:s text:c="2"/>| <text:s text:c="2"/>| <text:s text:c="2"/>| <text:s text:c="2"/>LOC &lt;= 1992</text:p>
      <text:p text:style-name="P1">| <text:s text:c="2"/>| <text:s text:c="2"/>| <text:s text:c="2"/>| <text:s text:c="2"/>| <text:s text:c="2"/>LOC &lt;= 501: nfp (25.3)</text:p>
      <text:p text:style-name="P1">| <text:s text:c="2"/>| <text:s text:c="2"/>| <text:s text:c="2"/>| <text:s text:c="2"/>| <text:s text:c="2"/>LOC &gt; 501</text:p>
      <text:p text:style-name="P1">| <text:s text:c="2"/>| <text:s text:c="2"/>| <text:s text:c="2"/>| <text:s text:c="2"/>| <text:s text:c="2"/>| <text:s text:c="2"/>TOTOPANDS &lt;= 252: nfp (15.32)</text:p>
      <text:p text:style-name="P1">| <text:s text:c="2"/>| <text:s text:c="2"/>| <text:s text:c="2"/>| <text:s text:c="2"/>| <text:s text:c="2"/>| <text:s text:c="2"/>TOTOPANDS &gt; 252</text:p>
      <text:p text:style-name="P1">| <text:s text:c="2"/>| <text:s text:c="2"/>| <text:s text:c="2"/>| <text:s text:c="2"/>| <text:s text:c="2"/>| <text:s text:c="2"/>| <text:s text:c="2"/>ELOC &lt;= 56: fp (5.64)</text:p>
      <text:p text:style-name="P1">| <text:s text:c="2"/>| <text:s text:c="2"/>| <text:s text:c="2"/>| <text:s text:c="2"/>| <text:s text:c="2"/>| <text:s text:c="2"/>| <text:s text:c="2"/>ELOC &gt; 56</text:p>
      <text:p text:style-name="P1">| <text:s text:c="2"/>| <text:s text:c="2"/>| <text:s text:c="2"/>| <text:s text:c="2"/>| <text:s text:c="2"/>| <text:s text:c="2"/>| <text:s text:c="2"/>| <text:s text:c="2"/>TOTOPANDS &lt;= 990</text:p>
      <text:p text:style-name="P1">| <text:s text:c="2"/>| <text:s text:c="2"/>| <text:s text:c="2"/>| <text:s text:c="2"/>| <text:s text:c="2"/>| <text:s text:c="2"/>| <text:s text:c="2"/>| <text:s text:c="2"/>| <text:s text:c="2"/>TOTOTORS &lt;= 405: nfp (15.32/0.17)</text:p>
      <text:p text:style-name="P1">| <text:s text:c="2"/>| <text:s text:c="2"/>| <text:s text:c="2"/>| <text:s text:c="2"/>| <text:s text:c="2"/>| <text:s text:c="2"/>| <text:s text:c="2"/>| <text:s text:c="2"/>| <text:s text:c="2"/>TOTOTORS &gt; 405</text:p>
      <text:p text:style-name="P1">| <text:s text:c="2"/>| <text:s text:c="2"/>| <text:s text:c="2"/>| <text:s text:c="2"/>| <text:s text:c="2"/>| <text:s text:c="2"/>| <text:s text:c="2"/>| <text:s text:c="2"/>| <text:s text:c="2"/>| <text:s text:c="2"/>NLOGIC &lt;= 2: fp (14.63/0.28)</text:p>
      <text:p text:style-name="P1">| <text:s text:c="2"/>| <text:s text:c="2"/>| <text:s text:c="2"/>| <text:s text:c="2"/>| <text:s text:c="2"/>| <text:s text:c="2"/>| <text:s text:c="2"/>| <text:s text:c="2"/>| <text:s text:c="2"/>| <text:s text:c="2"/>NLOGIC &gt; 2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LOC &lt;= 843: nfp (8.93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LOC &gt; 843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NUMUANDS &lt;= 68: nfp (2.52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NUMUANDS &gt; 68: fp (2.25)</text:p>
      <text:p text:style-name="P1">| <text:s text:c="2"/>| <text:s text:c="2"/>| <text:s text:c="2"/>| <text:s text:c="2"/>| <text:s text:c="2"/>| <text:s text:c="2"/>| <text:s text:c="2"/>| <text:s text:c="2"/>TOTOPANDS &gt; 990: nfp (21.96/0.75)</text:p>
      <text:p text:style-name="P1">| <text:s text:c="2"/>| <text:s text:c="2"/>| <text:s text:c="2"/>| <text:s text:c="2"/>LOC &gt; 1992: fp (6.71)</text:p>
      <text:p text:style-name="P1"/>
      <text:p text:style-name="P1"><text:soft-page-break/>Number of Leaves <text:s/>: <text:tab/>16</text:p>
      <text:p text:style-name="P1"/>
      <text:p text:style-name="P1">Size of the tree : <text:tab/>31</text:p>
      <text:p text:style-name="P1"/>
      <text:p text:style-name="P1"/>
      <text:p text:style-name="P1">Weight: 4.5</text:p>
      <text:p text:style-name="P1"/>
      <text:p text:style-name="P1">J48 pruned tree</text:p>
      <text:p text:style-name="P1">------------------</text:p>
      <text:p text:style-name="P1"/>
      <text:p text:style-name="P1">TOTOPANDS &lt;= 1202</text:p>
      <text:p text:style-name="P1">| <text:s text:c="2"/>VG &lt;= 29</text:p>
      <text:p text:style-name="P1">| <text:s text:c="2"/>| <text:s text:c="2"/>NUMUANDS &lt;= 115</text:p>
      <text:p text:style-name="P1">| <text:s text:c="2"/>| <text:s text:c="2"/>| <text:s text:c="2"/>NLOGIC &lt;= 4</text:p>
      <text:p text:style-name="P1">| <text:s text:c="2"/>| <text:s text:c="2"/>| <text:s text:c="2"/>| <text:s text:c="2"/>VG &lt;= 25: nfp (79.98/5.81)</text:p>
      <text:p text:style-name="P1">| <text:s text:c="2"/>| <text:s text:c="2"/>| <text:s text:c="2"/>| <text:s text:c="2"/>VG &gt; 25: fp (2.51)</text:p>
      <text:p text:style-name="P1">| <text:s text:c="2"/>| <text:s text:c="2"/>| <text:s text:c="2"/>NLOGIC &gt; 4</text:p>
      <text:p text:style-name="P1">| <text:s text:c="2"/>| <text:s text:c="2"/>| <text:s text:c="2"/>| <text:s text:c="2"/>TOTOPANDS &lt;= 216: fp (8.22/2.2)</text:p>
      <text:p text:style-name="P1">| <text:s text:c="2"/>| <text:s text:c="2"/>| <text:s text:c="2"/>| <text:s text:c="2"/>TOTOPANDS &gt; 216: nfp (2.85/0.14)</text:p>
      <text:p text:style-name="P1">| <text:s text:c="2"/>| <text:s text:c="2"/>NUMUANDS &gt; 115: fp (14.89)</text:p>
      <text:p text:style-name="P1">| <text:s text:c="2"/>VG &gt; 29: nfp (37.41/2.43)</text:p>
      <text:p text:style-name="P1">TOTOPANDS &gt; 1202</text:p>
      <text:p text:style-name="P1">| <text:s text:c="2"/>VG &lt;= 109: fp (37.41)</text:p>
      <text:p text:style-name="P1">| <text:s text:c="2"/>VG &gt; 109: nfp (4.72/0.28)</text:p>
      <text:p text:style-name="P1"/>
      <text:p text:style-name="P1">Number of Leaves <text:s/>: <text:tab/>8</text:p>
      <text:p text:style-name="P1"/>
      <text:p text:style-name="P1">Size of the tree : <text:tab/>15</text:p>
      <text:p text:style-name="P1"/>
      <text:p text:style-name="P1"/>
      <text:p text:style-name="P1">Weight: 2.79</text:p>
      <text:p text:style-name="P1"/>
      <text:p text:style-name="P1">J48 pruned tree</text:p>
      <text:p text:style-name="P1">------------------</text:p>
      <text:p text:style-name="P1"/>
      <text:p text:style-name="P1">NUMUORS &lt;= 20</text:p>
      <text:p text:style-name="P1">| <text:s text:c="2"/>VG &lt;= 9: nfp (39.14)</text:p>
      <text:p text:style-name="P1">| <text:s text:c="2"/>VG &gt; 9: fp (3.03/1.13)</text:p>
      <text:p text:style-name="P1">NUMUORS &gt; 20</text:p>
      <text:p text:style-name="P1">| <text:s text:c="2"/>VG &lt;= 63</text:p>
      <text:p text:style-name="P1">| <text:s text:c="2"/>| <text:s text:c="2"/>ELOC &lt;= 140</text:p>
      <text:p text:style-name="P1">| <text:s text:c="2"/>| <text:s text:c="2"/>| <text:s text:c="2"/>VG &lt;= 11</text:p>
      <text:p text:style-name="P1">| <text:s text:c="2"/>| <text:s text:c="2"/>| <text:s text:c="2"/>| <text:s text:c="2"/>NLOGIC &lt;= 1: fp (41.27/2.73)</text:p>
      <text:p text:style-name="P1">| <text:s text:c="2"/>| <text:s text:c="2"/>| <text:s text:c="2"/>| <text:s text:c="2"/>NLOGIC &gt; 1</text:p>
      <text:p text:style-name="P1">| <text:s text:c="2"/>| <text:s text:c="2"/>| <text:s text:c="2"/>| <text:s text:c="2"/>| <text:s text:c="2"/>ELOC &lt;= 50: nfp (4.45)</text:p>
      <text:p text:style-name="P1">| <text:s text:c="2"/>| <text:s text:c="2"/>| <text:s text:c="2"/>| <text:s text:c="2"/>| <text:s text:c="2"/>ELOC &gt; 50: fp (13.87/0.76)</text:p>
      <text:p text:style-name="P1">| <text:s text:c="2"/>| <text:s text:c="2"/>| <text:s text:c="2"/>VG &gt; 11</text:p>
      <text:p text:style-name="P1">| <text:s text:c="2"/>| <text:s text:c="2"/>| <text:s text:c="2"/>| <text:s text:c="2"/>VG &lt;= 29</text:p>
      <text:p text:style-name="P1">| <text:s text:c="2"/>| <text:s text:c="2"/>| <text:s text:c="2"/>| <text:s text:c="2"/>| <text:s text:c="2"/>NUMUANDS &lt;= 117</text:p>
      <text:p text:style-name="P1">| <text:s text:c="2"/>| <text:s text:c="2"/>| <text:s text:c="2"/>| <text:s text:c="2"/>| <text:s text:c="2"/>| <text:s text:c="2"/>NLOGIC &lt;= 3: nfp (12.29/1.33)</text:p>
      <text:p text:style-name="P1">| <text:s text:c="2"/>| <text:s text:c="2"/>| <text:s text:c="2"/>| <text:s text:c="2"/>| <text:s text:c="2"/>| <text:s text:c="2"/>NLOGIC &gt; 3: fp (3.87/0.68)</text:p>
      <text:p text:style-name="P1">| <text:s text:c="2"/>| <text:s text:c="2"/>| <text:s text:c="2"/>| <text:s text:c="2"/>| <text:s text:c="2"/>NUMUANDS &gt; 117: fp (5.72)</text:p>
      <text:p text:style-name="P1">| <text:s text:c="2"/>| <text:s text:c="2"/>| <text:s text:c="2"/>| <text:s text:c="2"/>VG &gt; 29: nfp (7.45)</text:p>
      <text:p text:style-name="P1">| <text:s text:c="2"/>| <text:s text:c="2"/>ELOC &gt; 140: fp (40.19/2.06)</text:p>
      <text:p text:style-name="P1">| <text:s text:c="2"/>VG &gt; 63</text:p>
      <text:p text:style-name="P1">| <text:s text:c="2"/>| <text:s text:c="2"/>NUMUORS &lt;= 42: nfp (12.17/0.76)</text:p>
      <text:p text:style-name="P1">| <text:s text:c="2"/>| <text:s text:c="2"/>NUMUORS &gt; 42: fp (4.53)</text:p>
      <text:p text:style-name="P1"/>
      <text:p text:style-name="P1">Number of Leaves <text:s/>: <text:tab/>12</text:p>
      <text:p text:style-name="P1"/>
      <text:p text:style-name="P1">Size of the tree : <text:tab/>23</text:p>
      <text:p text:style-name="P1"/>
      <text:p text:style-name="P1"/>
      <text:p text:style-name="P1">Weight: 2.94</text:p>
      <text:p text:style-name="P1"/>
      <text:p text:style-name="P1">Number of performed Iterations: 10</text:p>
      <text:p text:style-name="P1"/>
      <text:p text:style-name="P1"/>
      <text:p text:style-name="P1">Cost Matrix</text:p>
      <text:p text:style-name="P1"><text:s/>0 1</text:p>
      <text:p text:style-name="P1"><text:s/>1 0</text:p>
      <text:p text:style-name="P1"/>
      <text:p text:style-name="P1"><text:soft-page-break/></text:p>
      <text:p text:style-name="P1">Time taken to build model: 0.05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59 <text:s text:c="14"/>84.5745 %</text:p>
      <text:p text:style-name="P1">Incorrectly Classified Instances <text:s text:c="7"/>29 <text:s text:c="14"/>15.4255 %</text:p>
      <text:p text:style-name="P1">Kappa statistic <text:s text:c="25"/>0.6213</text:p>
      <text:p text:style-name="P1">Mean absolute error <text:s text:c="21"/>0.1491</text:p>
      <text:p text:style-name="P1">Root mean squared error <text:s text:c="17"/>0.3802</text:p>
      <text:p text:style-name="P1">Relative absolute error <text:s text:c="16"/>35.9292 %</text:p>
      <text:p text:style-name="P1">Root relative squared error <text:s text:c="12"/>83.5475 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02 <text:s text:c="3"/>0.291 <text:s text:c="3"/>0.882 <text:s text:c="5"/>0.902 <text:s text:c="3"/>0.892 <text:s text:c="5"/>0.622 <text:s text:c="3"/>0.907 <text:s text:c="4"/>0.942 <text:s text:c="4"/>nfp</text:p>
      <text:p text:style-name="P1"><text:s text:c="17"/>0.709 <text:s text:c="3"/>0.098 <text:s text:c="3"/>0.750 <text:s text:c="5"/>0.709 <text:s text:c="3"/>0.729 <text:s text:c="5"/>0.622 <text:s text:c="3"/>0.907 <text:s text:c="4"/>0.769 <text:s text:c="4"/>fp</text:p>
      <text:p text:style-name="P1">Weighted Avg. <text:s text:c="3"/>0.846 <text:s text:c="3"/>0.234 <text:s text:c="3"/>0.844 <text:s text:c="5"/>0.846 <text:s text:c="3"/>0.844 <text:s text:c="5"/>0.622 <text:s text:c="3"/>0.907 <text:s text:c="4"/>0.892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20 <text:s/>13 | <text:s text:c="2"/>a = nfp</text:p>
      <text:p text:style-name="P1"><text:s text:c="2"/>16 <text:s/>39 | <text:s text:c="2"/>b = fp</text:p>
      <text:p text:style-name="P1"/>
      <text:p text:style-name="P1">xxxxxxxxxxxxxxxxxxxxxxxx</text:p>
      <text:p text:style-name="P1">=== Run information ===</text:p>
      <text:p text:style-name="P1"/>
      <text:p text:style-name="P1">Scheme: <text:s text:c="6"/>weka.classifiers.meta.CostSensitiveClassifier -cost-matrix "[0.0 2.0; 1.0 0.0]" -S 1 -W weka.classifiers.meta.AdaBoostM1 -- -P 100 -S 1 -I 10 -W weka.classifiers.trees.J48 -- -C 0.25 -M 2</text:p>
      <text:p text:style-name="P1">Relation: <text:s text:c="4"/>FIT-weka.filters.unsupervised.attribute.Remove-R9</text:p>
      <text:p text:style-name="P1">Instances: <text:s text:c="3"/>188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AdaBoostM1 -P 100 -S 1 -I 10 -W weka.classifiers.trees.J48 -- -C 0.25 -M 2</text:p>
      <text:p text:style-name="P1"/>
      <text:p text:style-name="P1">Classifier Model</text:p>
      <text:p text:style-name="P1">AdaBoostM1: Base classifiers and their weights: </text:p>
      <text:p text:style-name="P1"/>
      <text:p text:style-name="P1">J48 pruned tree</text:p>
      <text:p text:style-name="P1">------------------</text:p>
      <text:p text:style-name="P1"/>
      <text:p text:style-name="P1">LOC &lt;= 886: nfp (155.79/9.37)</text:p>
      <text:p text:style-name="P1">LOC &gt; 886: fp (32.21/9.37)</text:p>
      <text:p text:style-name="P1"/>
      <text:p text:style-name="P1">Number of Leaves <text:s/>: <text:tab/>2</text:p>
      <text:p text:style-name="P1"/>
      <text:p text:style-name="P1">Size of the tree : <text:tab/>3</text:p>
      <text:p text:style-name="P1"/>
      <text:p text:style-name="P1"/>
      <text:p text:style-name="P1">Weight: 2.2</text:p>
      <text:p text:style-name="P1"/>
      <text:p text:style-name="P1">J48 pruned tree</text:p>
      <text:p text:style-name="P1">------------------</text:p>
      <text:p text:style-name="P1"/>
      <text:p text:style-name="P1"><text:soft-page-break/>NUMUORS &lt;= 17: nfp (48.16)</text:p>
      <text:p text:style-name="P1">NUMUORS &gt; 17</text:p>
      <text:p text:style-name="P1">| <text:s text:c="2"/>VG &lt;= 29</text:p>
      <text:p text:style-name="P1">| <text:s text:c="2"/>| <text:s text:c="2"/>NUMUANDS &lt;= 115</text:p>
      <text:p text:style-name="P1">| <text:s text:c="2"/>| <text:s text:c="2"/>| <text:s text:c="2"/>NLOGIC &lt;= 4</text:p>
      <text:p text:style-name="P1">| <text:s text:c="2"/>| <text:s text:c="2"/>| <text:s text:c="2"/>| <text:s text:c="2"/>VG &lt;= 25</text:p>
      <text:p text:style-name="P1">| <text:s text:c="2"/>| <text:s text:c="2"/>| <text:s text:c="2"/>| <text:s text:c="2"/>| <text:s text:c="2"/>NLOGIC &lt;= 0</text:p>
      <text:p text:style-name="P1">| <text:s text:c="2"/>| <text:s text:c="2"/>| <text:s text:c="2"/>| <text:s text:c="2"/>| <text:s text:c="2"/>| <text:s text:c="2"/>TOTOPANDS &lt;= 60: fp (4.24/1.3)</text:p>
      <text:p text:style-name="P1">| <text:s text:c="2"/>| <text:s text:c="2"/>| <text:s text:c="2"/>| <text:s text:c="2"/>| <text:s text:c="2"/>| <text:s text:c="2"/>TOTOPANDS &gt; 60: nfp (27.99)</text:p>
      <text:p text:style-name="P1">| <text:s text:c="2"/>| <text:s text:c="2"/>| <text:s text:c="2"/>| <text:s text:c="2"/>| <text:s text:c="2"/>NLOGIC &gt; 0</text:p>
      <text:p text:style-name="P1">| <text:s text:c="2"/>| <text:s text:c="2"/>| <text:s text:c="2"/>| <text:s text:c="2"/>| <text:s text:c="2"/>| <text:s text:c="2"/>ELOC &lt;= 49: nfp (7.81)</text:p>
      <text:p text:style-name="P1">| <text:s text:c="2"/>| <text:s text:c="2"/>| <text:s text:c="2"/>| <text:s text:c="2"/>| <text:s text:c="2"/>| <text:s text:c="2"/>ELOC &gt; 49: fp (7.18/1.3)</text:p>
      <text:p text:style-name="P1">| <text:s text:c="2"/>| <text:s text:c="2"/>| <text:s text:c="2"/>| <text:s text:c="2"/>VG &gt; 25: fp (3.26)</text:p>
      <text:p text:style-name="P1">| <text:s text:c="2"/>| <text:s text:c="2"/>| <text:s text:c="2"/>NLOGIC &gt; 4: fp (13.7/1.95)</text:p>
      <text:p text:style-name="P1">| <text:s text:c="2"/>| <text:s text:c="2"/>NUMUANDS &gt; 115: fp (26.1)</text:p>
      <text:p text:style-name="P1">| <text:s text:c="2"/>VG &gt; 29</text:p>
      <text:p text:style-name="P1">| <text:s text:c="2"/>| <text:s text:c="2"/>NUMUORS &lt;= 42: nfp (43.71/3.9)</text:p>
      <text:p text:style-name="P1">| <text:s text:c="2"/>| <text:s text:c="2"/>NUMUORS &gt; 42: fp (5.85)</text:p>
      <text:p text:style-name="P1"/>
      <text:p text:style-name="P1">Number of Leaves <text:s/>: <text:tab/>10</text:p>
      <text:p text:style-name="P1"/>
      <text:p text:style-name="P1">Size of the tree : <text:tab/>19</text:p>
      <text:p text:style-name="P1"/>
      <text:p text:style-name="P1"/>
      <text:p text:style-name="P1">Weight: 3.06</text:p>
      <text:p text:style-name="P1"/>
      <text:p text:style-name="P1">J48 pruned tree</text:p>
      <text:p text:style-name="P1">------------------</text:p>
      <text:p text:style-name="P1"/>
      <text:p text:style-name="P1">LOC &lt;= 1158</text:p>
      <text:p text:style-name="P1">| <text:s text:c="2"/>TOTOPANDS &lt;= 174: nfp (58.32/1.54)</text:p>
      <text:p text:style-name="P1">| <text:s text:c="2"/>TOTOPANDS &gt; 174</text:p>
      <text:p text:style-name="P1">| <text:s text:c="2"/>| <text:s text:c="2"/>NLOGIC &lt;= 10</text:p>
      <text:p text:style-name="P1">| <text:s text:c="2"/>| <text:s text:c="2"/>| <text:s text:c="2"/>NLOGIC &lt;= 6</text:p>
      <text:p text:style-name="P1">| <text:s text:c="2"/>| <text:s text:c="2"/>| <text:s text:c="2"/>| <text:s text:c="2"/>NLOGIC &lt;= 2</text:p>
      <text:p text:style-name="P1">| <text:s text:c="2"/>| <text:s text:c="2"/>| <text:s text:c="2"/>| <text:s text:c="2"/>| <text:s text:c="2"/>TOTOPANDS &lt;= 252</text:p>
      <text:p text:style-name="P1">| <text:s text:c="2"/>| <text:s text:c="2"/>| <text:s text:c="2"/>| <text:s text:c="2"/>| <text:s text:c="2"/>| <text:s text:c="2"/>TOTOTORS &lt;= 227: fp (2.22/0.68)</text:p>
      <text:p text:style-name="P1">| <text:s text:c="2"/>| <text:s text:c="2"/>| <text:s text:c="2"/>| <text:s text:c="2"/>| <text:s text:c="2"/>| <text:s text:c="2"/>TOTOTORS &gt; 227: nfp (13.37)</text:p>
      <text:p text:style-name="P1">| <text:s text:c="2"/>| <text:s text:c="2"/>| <text:s text:c="2"/>| <text:s text:c="2"/>| <text:s text:c="2"/>TOTOPANDS &gt; 252</text:p>
      <text:p text:style-name="P1">| <text:s text:c="2"/>| <text:s text:c="2"/>| <text:s text:c="2"/>| <text:s text:c="2"/>| <text:s text:c="2"/>| <text:s text:c="2"/>VG &lt;= 52</text:p>
      <text:p text:style-name="P1">| <text:s text:c="2"/>| <text:s text:c="2"/>| <text:s text:c="2"/>| <text:s text:c="2"/>| <text:s text:c="2"/>| <text:s text:c="2"/>| <text:s text:c="2"/>NUMUANDS &lt;= 107</text:p>
      <text:p text:style-name="P1">| <text:s text:c="2"/>| <text:s text:c="2"/>| <text:s text:c="2"/>| <text:s text:c="2"/>| <text:s text:c="2"/>| <text:s text:c="2"/>| <text:s text:c="2"/>| <text:s text:c="2"/>TOTOPANDS &lt;= 286: fp (3.42/0.34)</text:p>
      <text:p text:style-name="P1">| <text:s text:c="2"/>| <text:s text:c="2"/>| <text:s text:c="2"/>| <text:s text:c="2"/>| <text:s text:c="2"/>| <text:s text:c="2"/>| <text:s text:c="2"/>| <text:s text:c="2"/>TOTOPANDS &gt; 286: nfp (8.76/0.17)</text:p>
      <text:p text:style-name="P1">| <text:s text:c="2"/>| <text:s text:c="2"/>| <text:s text:c="2"/>| <text:s text:c="2"/>| <text:s text:c="2"/>| <text:s text:c="2"/>| <text:s text:c="2"/>NUMUANDS &gt; 107: fp (20.73/0.68)</text:p>
      <text:p text:style-name="P1">| <text:s text:c="2"/>| <text:s text:c="2"/>| <text:s text:c="2"/>| <text:s text:c="2"/>| <text:s text:c="2"/>| <text:s text:c="2"/>VG &gt; 52: nfp (7.17)</text:p>
      <text:p text:style-name="P1">| <text:s text:c="2"/>| <text:s text:c="2"/>| <text:s text:c="2"/>| <text:s text:c="2"/>NLOGIC &gt; 2: nfp (15.94/1.88)</text:p>
      <text:p text:style-name="P1">| <text:s text:c="2"/>| <text:s text:c="2"/>| <text:s text:c="2"/>NLOGIC &gt; 6: fp (4.78)</text:p>
      <text:p text:style-name="P1">| <text:s text:c="2"/>| <text:s text:c="2"/>NLOGIC &gt; 10: nfp (7.57)</text:p>
      <text:p text:style-name="P1">LOC &gt; 1158</text:p>
      <text:p text:style-name="P1">| <text:s text:c="2"/>VG &lt;= 448</text:p>
      <text:p text:style-name="P1">| <text:s text:c="2"/>| <text:s text:c="2"/>NLOGIC &lt;= 8: fp (26.33)</text:p>
      <text:p text:style-name="P1">| <text:s text:c="2"/>| <text:s text:c="2"/>NLOGIC &gt; 8</text:p>
      <text:p text:style-name="P1">| <text:s text:c="2"/>| <text:s text:c="2"/>| <text:s text:c="2"/>NLOGIC &lt;= 9: nfp (3.08)</text:p>
      <text:p text:style-name="P1">| <text:s text:c="2"/>| <text:s text:c="2"/>| <text:s text:c="2"/>NLOGIC &gt; 9: fp (13.23)</text:p>
      <text:p text:style-name="P1">| <text:s text:c="2"/>VG &gt; 448: nfp (3.08)</text:p>
      <text:p text:style-name="P1"/>
      <text:p text:style-name="P1">Number of Leaves <text:s/>: <text:tab/>14</text:p>
      <text:p text:style-name="P1"/>
      <text:p text:style-name="P1">Size of the tree : <text:tab/>27</text:p>
      <text:p text:style-name="P1"/>
      <text:p text:style-name="P1"/>
      <text:p text:style-name="P1">Weight: 3.54</text:p>
      <text:p text:style-name="P1"/>
      <text:p text:style-name="P1">J48 pruned tree</text:p>
      <text:p text:style-name="P1">------------------</text:p>
      <text:p text:style-name="P1"/>
      <text:p text:style-name="P1">NUMUORS &lt;= 19: nfp (32.55/0.79)</text:p>
      <text:p text:style-name="P1">NUMUORS &gt; 19</text:p>
      <text:p text:style-name="P1">| <text:s text:c="2"/>LOC &lt;= 291: fp (56.06/1.4)</text:p>
      <text:p text:style-name="P1">| <text:s text:c="2"/>LOC &gt; 291</text:p>
      <text:p text:style-name="P1">| <text:s text:c="2"/>| <text:s text:c="2"/>ELOC &lt;= 105</text:p>
      <text:p text:style-name="P1">| <text:s text:c="2"/>| <text:s text:c="2"/>| <text:s text:c="2"/>NUMUANDS &lt;= 115</text:p>
      <text:p text:style-name="P1"><text:soft-page-break/>| <text:s text:c="2"/>| <text:s text:c="2"/>| <text:s text:c="2"/>| <text:s text:c="2"/>NUMUANDS &lt;= 57: fp (3.43/1.05)</text:p>
      <text:p text:style-name="P1">| <text:s text:c="2"/>| <text:s text:c="2"/>| <text:s text:c="2"/>| <text:s text:c="2"/>NUMUANDS &gt; 57: nfp (41.29/1.58)</text:p>
      <text:p text:style-name="P1">| <text:s text:c="2"/>| <text:s text:c="2"/>| <text:s text:c="2"/>NUMUANDS &gt; 115</text:p>
      <text:p text:style-name="P1">| <text:s text:c="2"/>| <text:s text:c="2"/>| <text:s text:c="2"/>| <text:s text:c="2"/>VG &lt;= 25: fp (5.71)</text:p>
      <text:p text:style-name="P1">| <text:s text:c="2"/>| <text:s text:c="2"/>| <text:s text:c="2"/>| <text:s text:c="2"/>VG &gt; 25: nfp (6.23)</text:p>
      <text:p text:style-name="P1">| <text:s text:c="2"/>| <text:s text:c="2"/>ELOC &gt; 105</text:p>
      <text:p text:style-name="P1">| <text:s text:c="2"/>| <text:s text:c="2"/>| <text:s text:c="2"/>TOTOPANDS &lt;= 990: fp (23.94/0.53)</text:p>
      <text:p text:style-name="P1">| <text:s text:c="2"/>| <text:s text:c="2"/>| <text:s text:c="2"/>TOTOPANDS &gt; 990</text:p>
      <text:p text:style-name="P1">| <text:s text:c="2"/>| <text:s text:c="2"/>| <text:s text:c="2"/>| <text:s text:c="2"/>TOTOPANDS &lt;= 1202: nfp (4.92)</text:p>
      <text:p text:style-name="P1">| <text:s text:c="2"/>| <text:s text:c="2"/>| <text:s text:c="2"/>| <text:s text:c="2"/>TOTOPANDS &gt; 1202</text:p>
      <text:p text:style-name="P1">| <text:s text:c="2"/>| <text:s text:c="2"/>| <text:s text:c="2"/>| <text:s text:c="2"/>| <text:s text:c="2"/>VG &lt;= 109: fp (9.91)</text:p>
      <text:p text:style-name="P1">| <text:s text:c="2"/>| <text:s text:c="2"/>| <text:s text:c="2"/>| <text:s text:c="2"/>| <text:s text:c="2"/>VG &gt; 109: nfp (3.95/0.79)</text:p>
      <text:p text:style-name="P1"/>
      <text:p text:style-name="P1">Number of Leaves <text:s/>: <text:tab/>10</text:p>
      <text:p text:style-name="P1"/>
      <text:p text:style-name="P1">Size of the tree : <text:tab/>19</text:p>
      <text:p text:style-name="P1"/>
      <text:p text:style-name="P1"/>
      <text:p text:style-name="P1">Weight: 3.39</text:p>
      <text:p text:style-name="P1"/>
      <text:p text:style-name="P1">J48 pruned tree</text:p>
      <text:p text:style-name="P1">------------------</text:p>
      <text:p text:style-name="P1"/>
      <text:p text:style-name="P1">ELOC &lt;= 25: nfp (24.1)</text:p>
      <text:p text:style-name="P1">ELOC &gt; 25</text:p>
      <text:p text:style-name="P1">| <text:s text:c="2"/>NLOGIC &lt;= 4</text:p>
      <text:p text:style-name="P1">| <text:s text:c="2"/>| <text:s text:c="2"/>LOC &lt;= 183: fp (14.13)</text:p>
      <text:p text:style-name="P1">| <text:s text:c="2"/>| <text:s text:c="2"/>LOC &gt; 183</text:p>
      <text:p text:style-name="P1">| <text:s text:c="2"/>| <text:s text:c="2"/>| <text:s text:c="2"/>LOC &lt;= 605: nfp (45.95/2.45)</text:p>
      <text:p text:style-name="P1">| <text:s text:c="2"/>| <text:s text:c="2"/>| <text:s text:c="2"/>LOC &gt; 605</text:p>
      <text:p text:style-name="P1">| <text:s text:c="2"/>| <text:s text:c="2"/>| <text:s text:c="2"/>| <text:s text:c="2"/>TOTOPANDS &lt;= 252: nfp (4.1)</text:p>
      <text:p text:style-name="P1">| <text:s text:c="2"/>| <text:s text:c="2"/>| <text:s text:c="2"/>| <text:s text:c="2"/>TOTOPANDS &gt; 252</text:p>
      <text:p text:style-name="P1">| <text:s text:c="2"/>| <text:s text:c="2"/>| <text:s text:c="2"/>| <text:s text:c="2"/>| <text:s text:c="2"/>NUMUORS &lt;= 26: fp (25.32/0.09)</text:p>
      <text:p text:style-name="P1">| <text:s text:c="2"/>| <text:s text:c="2"/>| <text:s text:c="2"/>| <text:s text:c="2"/>| <text:s text:c="2"/>NUMUORS &gt; 26</text:p>
      <text:p text:style-name="P1">| <text:s text:c="2"/>| <text:s text:c="2"/>| <text:s text:c="2"/>| <text:s text:c="2"/>| <text:s text:c="2"/>| <text:s text:c="2"/>LOC &lt;= 816: nfp (8.2/0.82)</text:p>
      <text:p text:style-name="P1">| <text:s text:c="2"/>| <text:s text:c="2"/>| <text:s text:c="2"/>| <text:s text:c="2"/>| <text:s text:c="2"/>| <text:s text:c="2"/>LOC &gt; 816</text:p>
      <text:p text:style-name="P1">| <text:s text:c="2"/>| <text:s text:c="2"/>| <text:s text:c="2"/>| <text:s text:c="2"/>| <text:s text:c="2"/>| <text:s text:c="2"/>| <text:s text:c="2"/>TOTOTORS &lt;= 1085: fp (6.96)</text:p>
      <text:p text:style-name="P1">| <text:s text:c="2"/>| <text:s text:c="2"/>| <text:s text:c="2"/>| <text:s text:c="2"/>| <text:s text:c="2"/>| <text:s text:c="2"/>| <text:s text:c="2"/>TOTOTORS &gt; 1085</text:p>
      <text:p text:style-name="P1">| <text:s text:c="2"/>| <text:s text:c="2"/>| <text:s text:c="2"/>| <text:s text:c="2"/>| <text:s text:c="2"/>| <text:s text:c="2"/>| <text:s text:c="2"/>| <text:s text:c="2"/>NUMUORS &lt;= 33: nfp (2.45)</text:p>
      <text:p text:style-name="P1">| <text:s text:c="2"/>| <text:s text:c="2"/>| <text:s text:c="2"/>| <text:s text:c="2"/>| <text:s text:c="2"/>| <text:s text:c="2"/>| <text:s text:c="2"/>| <text:s text:c="2"/>NUMUORS &gt; 33: fp (4.13/0.82)</text:p>
      <text:p text:style-name="P1">| <text:s text:c="2"/>NLOGIC &gt; 4</text:p>
      <text:p text:style-name="P1">| <text:s text:c="2"/>| <text:s text:c="2"/>VG &lt;= 9: nfp (3.85)</text:p>
      <text:p text:style-name="P1">| <text:s text:c="2"/>| <text:s text:c="2"/>VG &gt; 9: fp (48.82/3.65)</text:p>
      <text:p text:style-name="P1"/>
      <text:p text:style-name="P1">Number of Leaves <text:s/>: <text:tab/>11</text:p>
      <text:p text:style-name="P1"/>
      <text:p text:style-name="P1">Size of the tree : <text:tab/>21</text:p>
      <text:p text:style-name="P1"/>
      <text:p text:style-name="P1"/>
      <text:p text:style-name="P1">Weight: 3.14</text:p>
      <text:p text:style-name="P1"/>
      <text:p text:style-name="P1">J48 pruned tree</text:p>
      <text:p text:style-name="P1">------------------</text:p>
      <text:p text:style-name="P1"/>
      <text:p text:style-name="P1">ELOC &lt;= 25: nfp (12.58)</text:p>
      <text:p text:style-name="P1">ELOC &gt; 25</text:p>
      <text:p text:style-name="P1">| <text:s text:c="2"/>NUMUORS &lt;= 29</text:p>
      <text:p text:style-name="P1">| <text:s text:c="2"/>| <text:s text:c="2"/>TOTOPANDS &lt;= 198</text:p>
      <text:p text:style-name="P1">| <text:s text:c="2"/>| <text:s text:c="2"/>| <text:s text:c="2"/>LOC &lt;= 183: fp (7.37)</text:p>
      <text:p text:style-name="P1">| <text:s text:c="2"/>| <text:s text:c="2"/>| <text:s text:c="2"/>LOC &gt; 183</text:p>
      <text:p text:style-name="P1">| <text:s text:c="2"/>| <text:s text:c="2"/>| <text:s text:c="2"/>| <text:s text:c="2"/>NLOGIC &lt;= 1: nfp (13.74)</text:p>
      <text:p text:style-name="P1">| <text:s text:c="2"/>| <text:s text:c="2"/>| <text:s text:c="2"/>| <text:s text:c="2"/>NLOGIC &gt; 1</text:p>
      <text:p text:style-name="P1">| <text:s text:c="2"/>| <text:s text:c="2"/>| <text:s text:c="2"/>| <text:s text:c="2"/>| <text:s text:c="2"/>ELOC &lt;= 52: nfp (2.54)</text:p>
      <text:p text:style-name="P1">| <text:s text:c="2"/>| <text:s text:c="2"/>| <text:s text:c="2"/>| <text:s text:c="2"/>| <text:s text:c="2"/>ELOC &gt; 52: fp (4.91)</text:p>
      <text:p text:style-name="P1">| <text:s text:c="2"/>| <text:s text:c="2"/>TOTOPANDS &gt; 198</text:p>
      <text:p text:style-name="P1">| <text:s text:c="2"/>| <text:s text:c="2"/>| <text:s text:c="2"/>NLOGIC &lt;= 1</text:p>
      <text:p text:style-name="P1">| <text:s text:c="2"/>| <text:s text:c="2"/>| <text:s text:c="2"/>| <text:s text:c="2"/>LOC &lt;= 375: nfp (4.76)</text:p>
      <text:p text:style-name="P1">| <text:s text:c="2"/>| <text:s text:c="2"/>| <text:s text:c="2"/>| <text:s text:c="2"/>LOC &gt; 375</text:p>
      <text:p text:style-name="P1">| <text:s text:c="2"/>| <text:s text:c="2"/>| <text:s text:c="2"/>| <text:s text:c="2"/>| <text:s text:c="2"/>VG &lt;= 29: fp (29.59/2.2)</text:p>
      <text:p text:style-name="P1">| <text:s text:c="2"/>| <text:s text:c="2"/>| <text:s text:c="2"/>| <text:s text:c="2"/>| <text:s text:c="2"/>VG &gt; 29: nfp (4.47/1.5)</text:p>
      <text:p text:style-name="P1">| <text:s text:c="2"/>| <text:s text:c="2"/>| <text:s text:c="2"/>NLOGIC &gt; 1: fp (19.86)</text:p>
      <text:p text:style-name="P1">| <text:s text:c="2"/>NUMUORS &gt; 29</text:p>
      <text:p text:style-name="P1"><text:soft-page-break/>| <text:s text:c="2"/>| <text:s text:c="2"/>TOTOPANDS &lt;= 1494</text:p>
      <text:p text:style-name="P1">| <text:s text:c="2"/>| <text:s text:c="2"/>| <text:s text:c="2"/>NUMUANDS &lt;= 122: nfp (35.53/1.05)</text:p>
      <text:p text:style-name="P1">| <text:s text:c="2"/>| <text:s text:c="2"/>| <text:s text:c="2"/>NUMUANDS &gt; 122</text:p>
      <text:p text:style-name="P1">| <text:s text:c="2"/>| <text:s text:c="2"/>| <text:s text:c="2"/>| <text:s text:c="2"/>VG &lt;= 45: fp (22.64/3.46)</text:p>
      <text:p text:style-name="P1">| <text:s text:c="2"/>| <text:s text:c="2"/>| <text:s text:c="2"/>| <text:s text:c="2"/>VG &gt; 45: nfp (23.1/0.55)</text:p>
      <text:p text:style-name="P1">| <text:s text:c="2"/>| <text:s text:c="2"/>TOTOPANDS &gt; 1494: fp (6.92)</text:p>
      <text:p text:style-name="P1"/>
      <text:p text:style-name="P1">Number of Leaves <text:s/>: <text:tab/>13</text:p>
      <text:p text:style-name="P1"/>
      <text:p text:style-name="P1">Size of the tree : <text:tab/>25</text:p>
      <text:p text:style-name="P1"/>
      <text:p text:style-name="P1"/>
      <text:p text:style-name="P1">Weight: 3.02</text:p>
      <text:p text:style-name="P1"/>
      <text:p text:style-name="P1">J48 pruned tree</text:p>
      <text:p text:style-name="P1">------------------</text:p>
      <text:p text:style-name="P1"/>
      <text:p text:style-name="P1">NLOGIC &lt;= 9</text:p>
      <text:p text:style-name="P1">| <text:s text:c="2"/>NLOGIC &lt;= 0</text:p>
      <text:p text:style-name="P1">| <text:s text:c="2"/>| <text:s text:c="2"/>LOC &lt;= 506</text:p>
      <text:p text:style-name="P1">| <text:s text:c="2"/>| <text:s text:c="2"/>| <text:s text:c="2"/>VG &lt;= 25</text:p>
      <text:p text:style-name="P1">| <text:s text:c="2"/>| <text:s text:c="2"/>| <text:s text:c="2"/>| <text:s text:c="2"/>NUMUORS &lt;= 28</text:p>
      <text:p text:style-name="P1">| <text:s text:c="2"/>| <text:s text:c="2"/>| <text:s text:c="2"/>| <text:s text:c="2"/>| <text:s text:c="2"/>TOTOPANDS &lt;= 56</text:p>
      <text:p text:style-name="P1">| <text:s text:c="2"/>| <text:s text:c="2"/>| <text:s text:c="2"/>| <text:s text:c="2"/>| <text:s text:c="2"/>| <text:s text:c="2"/>NUMUORS &lt;= 19: nfp (2.19)</text:p>
      <text:p text:style-name="P1">| <text:s text:c="2"/>| <text:s text:c="2"/>| <text:s text:c="2"/>| <text:s text:c="2"/>| <text:s text:c="2"/>| <text:s text:c="2"/>NUMUORS &gt; 19: fp (3.87)</text:p>
      <text:p text:style-name="P1">| <text:s text:c="2"/>| <text:s text:c="2"/>| <text:s text:c="2"/>| <text:s text:c="2"/>| <text:s text:c="2"/>TOTOPANDS &gt; 56: nfp (9.99)</text:p>
      <text:p text:style-name="P1">| <text:s text:c="2"/>| <text:s text:c="2"/>| <text:s text:c="2"/>| <text:s text:c="2"/>NUMUORS &gt; 28: fp (5.15)</text:p>
      <text:p text:style-name="P1">| <text:s text:c="2"/>| <text:s text:c="2"/>| <text:s text:c="2"/>VG &gt; 25: nfp (18.27)</text:p>
      <text:p text:style-name="P1">| <text:s text:c="2"/>| <text:s text:c="2"/>LOC &gt; 506</text:p>
      <text:p text:style-name="P1">| <text:s text:c="2"/>| <text:s text:c="2"/>| <text:s text:c="2"/>TOTOTORS &lt;= 405</text:p>
      <text:p text:style-name="P1">| <text:s text:c="2"/>| <text:s text:c="2"/>| <text:s text:c="2"/>| <text:s text:c="2"/>NUMUANDS &lt;= 122: nfp (2.53)</text:p>
      <text:p text:style-name="P1">| <text:s text:c="2"/>| <text:s text:c="2"/>| <text:s text:c="2"/>| <text:s text:c="2"/>NUMUANDS &gt; 122: fp (2.57)</text:p>
      <text:p text:style-name="P1">| <text:s text:c="2"/>| <text:s text:c="2"/>| <text:s text:c="2"/>TOTOTORS &gt; 405: fp (35.08/1.18)</text:p>
      <text:p text:style-name="P1">| <text:s text:c="2"/>NLOGIC &gt; 0</text:p>
      <text:p text:style-name="P1">| <text:s text:c="2"/>| <text:s text:c="2"/>ELOC &lt;= 54</text:p>
      <text:p text:style-name="P1">| <text:s text:c="2"/>| <text:s text:c="2"/>| <text:s text:c="2"/>NUMUANDS &lt;= 44: nfp (5.0)</text:p>
      <text:p text:style-name="P1">| <text:s text:c="2"/>| <text:s text:c="2"/>| <text:s text:c="2"/>NUMUANDS &gt; 44: fp (15.54/0.81)</text:p>
      <text:p text:style-name="P1">| <text:s text:c="2"/>| <text:s text:c="2"/>ELOC &gt; 54</text:p>
      <text:p text:style-name="P1">| <text:s text:c="2"/>| <text:s text:c="2"/>| <text:s text:c="2"/>NUMUANDS &lt;= 112: nfp (38.79)</text:p>
      <text:p text:style-name="P1">| <text:s text:c="2"/>| <text:s text:c="2"/>| <text:s text:c="2"/>NUMUANDS &gt; 112</text:p>
      <text:p text:style-name="P1">| <text:s text:c="2"/>| <text:s text:c="2"/>| <text:s text:c="2"/>| <text:s text:c="2"/>VG &lt;= 34: fp (3.86)</text:p>
      <text:p text:style-name="P1">| <text:s text:c="2"/>| <text:s text:c="2"/>| <text:s text:c="2"/>| <text:s text:c="2"/>VG &gt; 34: nfp (31.83/1.94)</text:p>
      <text:p text:style-name="P1">NLOGIC &gt; 9: fp (13.33/1.1)</text:p>
      <text:p text:style-name="P1"/>
      <text:p text:style-name="P1">Number of Leaves <text:s/>: <text:tab/>14</text:p>
      <text:p text:style-name="P1"/>
      <text:p text:style-name="P1">Size of the tree : <text:tab/>27</text:p>
      <text:p text:style-name="P1"/>
      <text:p text:style-name="P1"/>
      <text:p text:style-name="P1">Weight: 3.6</text:p>
      <text:p text:style-name="P1"/>
      <text:p text:style-name="P1">J48 pruned tree</text:p>
      <text:p text:style-name="P1">------------------</text:p>
      <text:p text:style-name="P1"/>
      <text:p text:style-name="P1">LOC &lt;= 1158</text:p>
      <text:p text:style-name="P1">| <text:s text:c="2"/>TOTOTORS &lt;= 871</text:p>
      <text:p text:style-name="P1">| <text:s text:c="2"/>| <text:s text:c="2"/>ELOC &lt;= 105</text:p>
      <text:p text:style-name="P1">| <text:s text:c="2"/>| <text:s text:c="2"/>| <text:s text:c="2"/>NUMUANDS &lt;= 115</text:p>
      <text:p text:style-name="P1">| <text:s text:c="2"/>| <text:s text:c="2"/>| <text:s text:c="2"/>| <text:s text:c="2"/>ELOC &lt;= 54</text:p>
      <text:p text:style-name="P1">| <text:s text:c="2"/>| <text:s text:c="2"/>| <text:s text:c="2"/>| <text:s text:c="2"/>| <text:s text:c="2"/>NLOGIC &lt;= 4: nfp (28.43/5.01)</text:p>
      <text:p text:style-name="P1">| <text:s text:c="2"/>| <text:s text:c="2"/>| <text:s text:c="2"/>| <text:s text:c="2"/>| <text:s text:c="2"/>NLOGIC &gt; 4: fp (5.19/0.27)</text:p>
      <text:p text:style-name="P1">| <text:s text:c="2"/>| <text:s text:c="2"/>| <text:s text:c="2"/>| <text:s text:c="2"/>ELOC &gt; 54: nfp (31.33)</text:p>
      <text:p text:style-name="P1">| <text:s text:c="2"/>| <text:s text:c="2"/>| <text:s text:c="2"/>NUMUANDS &gt; 115</text:p>
      <text:p text:style-name="P1">| <text:s text:c="2"/>| <text:s text:c="2"/>| <text:s text:c="2"/>| <text:s text:c="2"/>VG &lt;= 25: fp (9.83)</text:p>
      <text:p text:style-name="P1">| <text:s text:c="2"/>| <text:s text:c="2"/>| <text:s text:c="2"/>| <text:s text:c="2"/>VG &gt; 25: nfp (9.01)</text:p>
      <text:p text:style-name="P1">| <text:s text:c="2"/>| <text:s text:c="2"/>ELOC &gt; 105: fp (9.33/0.38)</text:p>
      <text:p text:style-name="P1">| <text:s text:c="2"/>TOTOTORS &gt; 871: nfp (43.06/0.22)</text:p>
      <text:p text:style-name="P1">LOC &gt; 1158</text:p>
      <text:p text:style-name="P1">| <text:s text:c="2"/>VG &lt;= 448</text:p>
      <text:p text:style-name="P1">| <text:s text:c="2"/>| <text:s text:c="2"/>NLOGIC &lt;= 8: fp (41.94)</text:p>
      <text:p text:style-name="P1">| <text:s text:c="2"/>| <text:s text:c="2"/>NLOGIC &gt; 8</text:p>
      <text:p text:style-name="P1">| <text:s text:c="2"/>| <text:s text:c="2"/>| <text:s text:c="2"/>TOTOTORS &lt;= 1472: nfp (2.79/0.15)</text:p>
      <text:p text:style-name="P1"><text:soft-page-break/>| <text:s text:c="2"/>| <text:s text:c="2"/>| <text:s text:c="2"/>TOTOTORS &gt; 1472: fp (4.43)</text:p>
      <text:p text:style-name="P1">| <text:s text:c="2"/>VG &gt; 448: nfp (2.65)</text:p>
      <text:p text:style-name="P1"/>
      <text:p text:style-name="P1">Number of Leaves <text:s/>: <text:tab/>11</text:p>
      <text:p text:style-name="P1"/>
      <text:p text:style-name="P1">Size of the tree : <text:tab/>21</text:p>
      <text:p text:style-name="P1"/>
      <text:p text:style-name="P1"/>
      <text:p text:style-name="P1">Weight: 3.41</text:p>
      <text:p text:style-name="P1"/>
      <text:p text:style-name="P1">J48 pruned tree</text:p>
      <text:p text:style-name="P1">------------------</text:p>
      <text:p text:style-name="P1"/>
      <text:p text:style-name="P1">TOTOTORS &lt;= 227: fp (56.12/3.48)</text:p>
      <text:p text:style-name="P1">TOTOTORS &gt; 227</text:p>
      <text:p text:style-name="P1">| <text:s text:c="2"/>VG &lt;= 6: fp (27.24)</text:p>
      <text:p text:style-name="P1">| <text:s text:c="2"/>VG &gt; 6</text:p>
      <text:p text:style-name="P1">| <text:s text:c="2"/>| <text:s text:c="2"/>LOC &lt;= 886</text:p>
      <text:p text:style-name="P1">| <text:s text:c="2"/>| <text:s text:c="2"/>| <text:s text:c="2"/>VG &lt;= 29</text:p>
      <text:p text:style-name="P1">| <text:s text:c="2"/>| <text:s text:c="2"/>| <text:s text:c="2"/>| <text:s text:c="2"/>ELOC &lt;= 74: nfp (29.63/2.2)</text:p>
      <text:p text:style-name="P1">| <text:s text:c="2"/>| <text:s text:c="2"/>| <text:s text:c="2"/>| <text:s text:c="2"/>ELOC &gt; 74: fp (4.33/0.01)</text:p>
      <text:p text:style-name="P1">| <text:s text:c="2"/>| <text:s text:c="2"/>| <text:s text:c="2"/>VG &gt; 29: nfp (27.27)</text:p>
      <text:p text:style-name="P1">| <text:s text:c="2"/>| <text:s text:c="2"/>LOC &gt; 886</text:p>
      <text:p text:style-name="P1">| <text:s text:c="2"/>| <text:s text:c="2"/>| <text:s text:c="2"/>LOC &lt;= 1158</text:p>
      <text:p text:style-name="P1">| <text:s text:c="2"/>| <text:s text:c="2"/>| <text:s text:c="2"/>| <text:s text:c="2"/>LOC &lt;= 992: fp (7.38/0.06)</text:p>
      <text:p text:style-name="P1">| <text:s text:c="2"/>| <text:s text:c="2"/>| <text:s text:c="2"/>| <text:s text:c="2"/>LOC &gt; 992: nfp (7.03/0.12)</text:p>
      <text:p text:style-name="P1">| <text:s text:c="2"/>| <text:s text:c="2"/>| <text:s text:c="2"/>LOC &gt; 1158: fp (29.0/2.73)</text:p>
      <text:p text:style-name="P1"/>
      <text:p text:style-name="P1">Number of Leaves <text:s/>: <text:tab/>8</text:p>
      <text:p text:style-name="P1"/>
      <text:p text:style-name="P1">Size of the tree : <text:tab/>15</text:p>
      <text:p text:style-name="P1"/>
      <text:p text:style-name="P1"/>
      <text:p text:style-name="P1">Weight: 3.04</text:p>
      <text:p text:style-name="P1"/>
      <text:p text:style-name="P1">J48 pruned tree</text:p>
      <text:p text:style-name="P1">------------------</text:p>
      <text:p text:style-name="P1"/>
      <text:p text:style-name="P1">ELOC &lt;= 25: nfp (19.12)</text:p>
      <text:p text:style-name="P1">ELOC &gt; 25</text:p>
      <text:p text:style-name="P1">| <text:s text:c="2"/>VG &lt;= 48</text:p>
      <text:p text:style-name="P1">| <text:s text:c="2"/>| <text:s text:c="2"/>NUMUORS &lt;= 19: nfp (7.74/0.46)</text:p>
      <text:p text:style-name="P1">| <text:s text:c="2"/>| <text:s text:c="2"/>NUMUORS &gt; 19</text:p>
      <text:p text:style-name="P1">| <text:s text:c="2"/>| <text:s text:c="2"/>| <text:s text:c="2"/>LOC &lt;= 196: fp (16.23)</text:p>
      <text:p text:style-name="P1">| <text:s text:c="2"/>| <text:s text:c="2"/>| <text:s text:c="2"/>LOC &gt; 196</text:p>
      <text:p text:style-name="P1">| <text:s text:c="2"/>| <text:s text:c="2"/>| <text:s text:c="2"/>| <text:s text:c="2"/>ELOC &lt;= 48: nfp (18.81/0.54)</text:p>
      <text:p text:style-name="P1">| <text:s text:c="2"/>| <text:s text:c="2"/>| <text:s text:c="2"/>| <text:s text:c="2"/>ELOC &gt; 48</text:p>
      <text:p text:style-name="P1">| <text:s text:c="2"/>| <text:s text:c="2"/>| <text:s text:c="2"/>| <text:s text:c="2"/>| <text:s text:c="2"/>ELOC &lt;= 54: fp (41.78/0.12)</text:p>
      <text:p text:style-name="P1">| <text:s text:c="2"/>| <text:s text:c="2"/>| <text:s text:c="2"/>| <text:s text:c="2"/>| <text:s text:c="2"/>ELOC &gt; 54</text:p>
      <text:p text:style-name="P1">| <text:s text:c="2"/>| <text:s text:c="2"/>| <text:s text:c="2"/>| <text:s text:c="2"/>| <text:s text:c="2"/>| <text:s text:c="2"/>TOTOPANDS &lt;= 259: nfp (4.03)</text:p>
      <text:p text:style-name="P1">| <text:s text:c="2"/>| <text:s text:c="2"/>| <text:s text:c="2"/>| <text:s text:c="2"/>| <text:s text:c="2"/>| <text:s text:c="2"/>TOTOPANDS &gt; 259</text:p>
      <text:p text:style-name="P1">| <text:s text:c="2"/>| <text:s text:c="2"/>| <text:s text:c="2"/>| <text:s text:c="2"/>| <text:s text:c="2"/>| <text:s text:c="2"/>| <text:s text:c="2"/>TOTOTORS &lt;= 375: fp (7.82)</text:p>
      <text:p text:style-name="P1">| <text:s text:c="2"/>| <text:s text:c="2"/>| <text:s text:c="2"/>| <text:s text:c="2"/>| <text:s text:c="2"/>| <text:s text:c="2"/>| <text:s text:c="2"/>TOTOTORS &gt; 375</text:p>
      <text:p text:style-name="P1">| <text:s text:c="2"/>| <text:s text:c="2"/>| <text:s text:c="2"/>| <text:s text:c="2"/>| <text:s text:c="2"/>| <text:s text:c="2"/>| <text:s text:c="2"/>| <text:s text:c="2"/>LOC &lt;= 779: nfp (10.34/1.43)</text:p>
      <text:p text:style-name="P1">| <text:s text:c="2"/>| <text:s text:c="2"/>| <text:s text:c="2"/>| <text:s text:c="2"/>| <text:s text:c="2"/>| <text:s text:c="2"/>| <text:s text:c="2"/>| <text:s text:c="2"/>LOC &gt; 779: fp (13.29/1.35)</text:p>
      <text:p text:style-name="P1">| <text:s text:c="2"/>VG &gt; 48</text:p>
      <text:p text:style-name="P1">| <text:s text:c="2"/>| <text:s text:c="2"/>NUMUORS &lt;= 42</text:p>
      <text:p text:style-name="P1">| <text:s text:c="2"/>| <text:s text:c="2"/>| <text:s text:c="2"/>NLOGIC &lt;= 3: nfp (24.0)</text:p>
      <text:p text:style-name="P1">| <text:s text:c="2"/>| <text:s text:c="2"/>| <text:s text:c="2"/>NLOGIC &gt; 3</text:p>
      <text:p text:style-name="P1">| <text:s text:c="2"/>| <text:s text:c="2"/>| <text:s text:c="2"/>| <text:s text:c="2"/>TOTOTORS &lt;= 1339: nfp (17.82)</text:p>
      <text:p text:style-name="P1">| <text:s text:c="2"/>| <text:s text:c="2"/>| <text:s text:c="2"/>| <text:s text:c="2"/>TOTOTORS &gt; 1339: fp (2.12)</text:p>
      <text:p text:style-name="P1">| <text:s text:c="2"/>| <text:s text:c="2"/>NUMUORS &gt; 42: fp (4.9)</text:p>
      <text:p text:style-name="P1"/>
      <text:p text:style-name="P1">Number of Leaves <text:s/>: <text:tab/>13</text:p>
      <text:p text:style-name="P1"/>
      <text:p text:style-name="P1">Size of the tree : <text:tab/>25</text:p>
      <text:p text:style-name="P1"/>
      <text:p text:style-name="P1"/>
      <text:p text:style-name="P1">Weight: 3.85</text:p>
      <text:p text:style-name="P1"/>
      <text:p text:style-name="P1">Number of performed Iterations: 10</text:p>
      <text:p text:style-name="P1"/>
      <text:p text:style-name="P1"><text:soft-page-break/></text:p>
      <text:p text:style-name="P1">Cost Matrix</text:p>
      <text:p text:style-name="P1"><text:s/>0 2</text:p>
      <text:p text:style-name="P1"><text:s/>1 0</text:p>
      <text:p text:style-name="P1"/>
      <text:p text:style-name="P1"/>
      <text:p text:style-name="P1">Time taken to build model: 0.05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163 <text:s text:c="14"/>86.7021 %</text:p>
      <text:p text:style-name="P1">Incorrectly Classified Instances <text:s text:c="7"/>25 <text:s text:c="14"/>13.2979 %</text:p>
      <text:p text:style-name="P1">Kappa statistic <text:s text:c="25"/>0.6838</text:p>
      <text:p text:style-name="P1">Mean absolute error <text:s text:c="21"/>0.1274</text:p>
      <text:p text:style-name="P1">Root mean squared error <text:s text:c="17"/>0.3461</text:p>
      <text:p text:style-name="P1">Relative absolute error <text:s text:c="16"/>30.6968 %</text:p>
      <text:p text:style-name="P1">Root relative squared error <text:s text:c="12"/>76.058 <text:s/>%</text:p>
      <text:p text:style-name="P1">Total Number of Instances <text:s text:c="13"/>188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895 <text:s text:c="3"/>0.200 <text:s text:c="3"/>0.915 <text:s text:c="5"/>0.895 <text:s text:c="3"/>0.905 <text:s text:c="5"/>0.684 <text:s text:c="3"/>0.912 <text:s text:c="4"/>0.952 <text:s text:c="4"/>nfp</text:p>
      <text:p text:style-name="P1"><text:s text:c="17"/>0.800 <text:s text:c="3"/>0.105 <text:s text:c="3"/>0.759 <text:s text:c="5"/>0.800 <text:s text:c="3"/>0.779 <text:s text:c="5"/>0.684 <text:s text:c="3"/>0.912 <text:s text:c="4"/>0.809 <text:s text:c="4"/>fp</text:p>
      <text:p text:style-name="P1">Weighted Avg. <text:s text:c="3"/>0.867 <text:s text:c="3"/>0.172 <text:s text:c="3"/>0.870 <text:s text:c="5"/>0.867 <text:s text:c="3"/>0.868 <text:s text:c="5"/>0.684 <text:s text:c="3"/>0.912 <text:s text:c="4"/>0.910 <text:s text:c="4"/></text:p>
      <text:p text:style-name="P1"/>
      <text:p text:style-name="P1">=== Confusion Matrix ===</text:p>
      <text:p text:style-name="P1"/>
      <text:p text:style-name="P1"><text:s text:c="3"/>a <text:s text:c="2"/>b <text:s text:c="2"/>&lt;-- classified as</text:p>
      <text:p text:style-name="P1"><text:s/>119 <text:s/>14 | <text:s text:c="2"/>a = nfp</text:p>
      <text:p text:style-name="P1"><text:s text:c="2"/>11 <text:s/>44 | <text:s text:c="2"/>b = fp</text:p>
      <text:p text:style-name="P1">xxxxxxxxxxxxxxxx</text:p>
      <text:p text:style-name="P2">=== Run information ===</text:p>
      <text:p text:style-name="P2"/>
      <text:p text:style-name="P2">Scheme: <text:s text:c="6"/>weka.classifiers.meta.CostSensitiveClassifier -cost-matrix "[0.0 3.0; 1.0 0.0]" -S 1 -W weka.classifiers.meta.AdaBoostM1 -- -P 100 -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AdaBoostM1 -P 100 -S 1 -I 10 -W weka.classifiers.trees.J48 -- -C 0.25 -M 2</text:p>
      <text:p text:style-name="P2"/>
      <text:p text:style-name="P2">Classifier Model</text:p>
      <text:p text:style-name="P2">AdaBoostM1: Base classifiers and their weights: </text:p>
      <text:p text:style-name="P2"/>
      <text:p text:style-name="P2">J48 pruned tree</text:p>
      <text:p text:style-name="P2">------------------</text:p>
      <text:p text:style-name="P2"/>
      <text:p text:style-name="P2">LOC &lt;= 886: nfp (161.91/6.63)</text:p>
      <text:p text:style-name="P2">LOC &gt; 886</text:p>
      <text:p text:style-name="P2">| <text:s text:c="2"/>NUMUORS &lt;= 42: nfp (18.63/8.7)</text:p>
      <text:p text:style-name="P2">| <text:s text:c="2"/>NUMUORS &gt; 42: fp (7.45)</text:p>
      <text:p text:style-name="P2"/>
      <text:p text:style-name="P2">Number of Leaves <text:s/>: <text:tab/>3</text:p>
      <text:p text:style-name="P2"/>
      <text:p text:style-name="P2">Size of the tree : <text:tab/>5</text:p>
      <text:p text:style-name="P2"/>
      <text:p text:style-name="P2"><text:soft-page-break/></text:p>
      <text:p text:style-name="P2">Weight: 2.42</text:p>
      <text:p text:style-name="P2"/>
      <text:p text:style-name="P2">J48 pruned tree</text:p>
      <text:p text:style-name="P2">------------------</text:p>
      <text:p text:style-name="P2"/>
      <text:p text:style-name="P2">TOTOTORS &lt;= 220: nfp (69.49/2.54)</text:p>
      <text:p text:style-name="P2">TOTOTORS &gt; 220</text:p>
      <text:p text:style-name="P2">| <text:s text:c="2"/>ELOC &lt;= 48</text:p>
      <text:p text:style-name="P2">| <text:s text:c="2"/>| <text:s text:c="2"/>NLOGIC &lt;= 4: nfp (6.09)</text:p>
      <text:p text:style-name="P2">| <text:s text:c="2"/>| <text:s text:c="2"/>NLOGIC &gt; 4: fp (2.54)</text:p>
      <text:p text:style-name="P2">| <text:s text:c="2"/>ELOC &gt; 48: fp (109.88/16.91)</text:p>
      <text:p text:style-name="P2"/>
      <text:p text:style-name="P2">Number of Leaves <text:s/>: <text:tab/>4</text:p>
      <text:p text:style-name="P2"/>
      <text:p text:style-name="P2">Size of the tree : <text:tab/>7</text:p>
      <text:p text:style-name="P2"/>
      <text:p text:style-name="P2"/>
      <text:p text:style-name="P2">Weight: 2.16</text:p>
      <text:p text:style-name="P2"/>
      <text:p text:style-name="P2">J48 pruned tree</text:p>
      <text:p text:style-name="P2">------------------</text:p>
      <text:p text:style-name="P2"/>
      <text:p text:style-name="P2">NUMUORS &lt;= 17: nfp (27.78)</text:p>
      <text:p text:style-name="P2">NUMUORS &gt; 17</text:p>
      <text:p text:style-name="P2">| <text:s text:c="2"/>TOTOPANDS &lt;= 60: fp (14.17/1.89)</text:p>
      <text:p text:style-name="P2">| <text:s text:c="2"/>TOTOPANDS &gt; 60</text:p>
      <text:p text:style-name="P2">| <text:s text:c="2"/>| <text:s text:c="2"/>LOC &lt;= 1158</text:p>
      <text:p text:style-name="P2">| <text:s text:c="2"/>| <text:s text:c="2"/>| <text:s text:c="2"/>VG &lt;= 29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VG &lt;= 23: nfp (34.17/4.25)</text:p>
      <text:p text:style-name="P2">| <text:s text:c="2"/>| <text:s text:c="2"/>| <text:s text:c="2"/>| <text:s text:c="2"/>| <text:s text:c="2"/>| <text:s text:c="2"/>| <text:s text:c="2"/>VG &gt; 23: fp (2.83)</text:p>
      <text:p text:style-name="P2">| <text:s text:c="2"/>| <text:s text:c="2"/>| <text:s text:c="2"/>| <text:s text:c="2"/>| <text:s text:c="2"/>| <text:s text:c="2"/>NLOGIC &gt; 8: fp (4.25)</text:p>
      <text:p text:style-name="P2">| <text:s text:c="2"/>| <text:s text:c="2"/>| <text:s text:c="2"/>| <text:s text:c="2"/>| <text:s text:c="2"/>NUMUANDS &gt; 102: nfp (20.37)</text:p>
      <text:p text:style-name="P2">| <text:s text:c="2"/>| <text:s text:c="2"/>| <text:s text:c="2"/>| <text:s text:c="2"/>NUMUANDS &gt; 115: fp (19.84)</text:p>
      <text:p text:style-name="P2">| <text:s text:c="2"/>| <text:s text:c="2"/>| <text:s text:c="2"/>VG &gt; 29</text:p>
      <text:p text:style-name="P2">| <text:s text:c="2"/>| <text:s text:c="2"/>| <text:s text:c="2"/>| <text:s text:c="2"/>LOC &lt;= 886: nfp (22.88)</text:p>
      <text:p text:style-name="P2">| <text:s text:c="2"/>| <text:s text:c="2"/>| <text:s text:c="2"/>| <text:s text:c="2"/>LOC &gt; 886</text:p>
      <text:p text:style-name="P2">| <text:s text:c="2"/>| <text:s text:c="2"/>| <text:s text:c="2"/>| <text:s text:c="2"/>| <text:s text:c="2"/>LOC &lt;= 992: fp (2.83)</text:p>
      <text:p text:style-name="P2">| <text:s text:c="2"/>| <text:s text:c="2"/>| <text:s text:c="2"/>| <text:s text:c="2"/>| <text:s text:c="2"/>LOC &gt; 992: nfp (13.08)</text:p>
      <text:p text:style-name="P2">| <text:s text:c="2"/>| <text:s text:c="2"/>LOC &gt; 1158</text:p>
      <text:p text:style-name="P2">| <text:s text:c="2"/>| <text:s text:c="2"/>| <text:s text:c="2"/>VG &lt;= 45: fp (13.0)</text:p>
      <text:p text:style-name="P2">| <text:s text:c="2"/>| <text:s text:c="2"/>| <text:s text:c="2"/>VG &gt; 45</text:p>
      <text:p text:style-name="P2">| <text:s text:c="2"/>| <text:s text:c="2"/>| <text:s text:c="2"/>| <text:s text:c="2"/>NLOGIC &lt;= 9: nfp (8.46/1.92)</text:p>
      <text:p text:style-name="P2">| <text:s text:c="2"/>| <text:s text:c="2"/>| <text:s text:c="2"/>| <text:s text:c="2"/>NLOGIC &gt; 9: fp (4.34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11</text:p>
      <text:p text:style-name="P2"/>
      <text:p text:style-name="P2">J48 pruned tree</text:p>
      <text:p text:style-name="P2">------------------</text:p>
      <text:p text:style-name="P2"/>
      <text:p text:style-name="P2">NUMUANDS &lt;= 29: nfp (35.33)</text:p>
      <text:p text:style-name="P2">NUMUANDS &gt; 29</text:p>
      <text:p text:style-name="P2">| <text:s text:c="2"/>NLOGIC &lt;= 0</text:p>
      <text:p text:style-name="P2">| <text:s text:c="2"/>| <text:s text:c="2"/>NUMUANDS &lt;= 32: fp (6.41)</text:p>
      <text:p text:style-name="P2">| <text:s text:c="2"/>| <text:s text:c="2"/>NUMUANDS &gt; 32</text:p>
      <text:p text:style-name="P2">| <text:s text:c="2"/>| <text:s text:c="2"/>| <text:s text:c="2"/>VG &lt;= 52</text:p>
      <text:p text:style-name="P2">| <text:s text:c="2"/>| <text:s text:c="2"/>| <text:s text:c="2"/>| <text:s text:c="2"/>TOTOTORS &lt;= 405: nfp (19.59/0.74)</text:p>
      <text:p text:style-name="P2">| <text:s text:c="2"/>| <text:s text:c="2"/>| <text:s text:c="2"/>| <text:s text:c="2"/>TOTOTORS &gt; 405: fp (10.59/1.71)</text:p>
      <text:p text:style-name="P2">| <text:s text:c="2"/>| <text:s text:c="2"/>| <text:s text:c="2"/>VG &gt; 52: nfp (8.54)</text:p>
      <text:p text:style-name="P2">| <text:s text:c="2"/>NLOGIC &gt; 0</text:p>
      <text:p text:style-name="P2">| <text:s text:c="2"/>| <text:s text:c="2"/>NUMUORS &lt;= 29</text:p>
      <text:p text:style-name="P2">| <text:s text:c="2"/>| <text:s text:c="2"/>| <text:s text:c="2"/>NUMUORS &lt;= 25</text:p>
      <text:p text:style-name="P2">| <text:s text:c="2"/>| <text:s text:c="2"/>| <text:s text:c="2"/>| <text:s text:c="2"/>VG &lt;= 9: nfp (5.14/0.74)</text:p>
      <text:p text:style-name="P2">| <text:s text:c="2"/>| <text:s text:c="2"/>| <text:s text:c="2"/>| <text:s text:c="2"/>VG &gt; 9: fp (18.75)</text:p>
      <text:p text:style-name="P2"><text:soft-page-break/>| <text:s text:c="2"/>| <text:s text:c="2"/>| <text:s text:c="2"/>NUMUORS &gt; 25: fp (53.92/2.1)</text:p>
      <text:p text:style-name="P2">| <text:s text:c="2"/>| <text:s text:c="2"/>NUMUORS &gt; 29</text:p>
      <text:p text:style-name="P2">| <text:s text:c="2"/>| <text:s text:c="2"/>| <text:s text:c="2"/>NUMUORS &lt;= 42: nfp (22.94/8.88)</text:p>
      <text:p text:style-name="P2">| <text:s text:c="2"/>| <text:s text:c="2"/>| <text:s text:c="2"/>NUMUORS &gt; 42: fp (6.79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2.51</text:p>
      <text:p text:style-name="P2"/>
      <text:p text:style-name="P2">J48 pruned tree</text:p>
      <text:p text:style-name="P2">------------------</text:p>
      <text:p text:style-name="P2"/>
      <text:p text:style-name="P2">NUMUANDS &lt;= 29: nfp (19.11)</text:p>
      <text:p text:style-name="P2">NUMUANDS &gt; 29</text:p>
      <text:p text:style-name="P2">| <text:s text:c="2"/>NLOGIC &lt;= 0</text:p>
      <text:p text:style-name="P2">| <text:s text:c="2"/>| <text:s text:c="2"/>VG &lt;= 29</text:p>
      <text:p text:style-name="P2">| <text:s text:c="2"/>| <text:s text:c="2"/>| <text:s text:c="2"/>NUMUANDS &lt;= 117</text:p>
      <text:p text:style-name="P2">| <text:s text:c="2"/>| <text:s text:c="2"/>| <text:s text:c="2"/>| <text:s text:c="2"/>NUMUANDS &lt;= 32: fp (3.47)</text:p>
      <text:p text:style-name="P2">| <text:s text:c="2"/>| <text:s text:c="2"/>| <text:s text:c="2"/>| <text:s text:c="2"/>NUMUANDS &gt; 32: nfp (10.07/0.8)</text:p>
      <text:p text:style-name="P2">| <text:s text:c="2"/>| <text:s text:c="2"/>| <text:s text:c="2"/>NUMUANDS &gt; 117: fp (7.31)</text:p>
      <text:p text:style-name="P2">| <text:s text:c="2"/>| <text:s text:c="2"/>VG &gt; 29: nfp (18.47/1.6)</text:p>
      <text:p text:style-name="P2">| <text:s text:c="2"/>NLOGIC &gt; 0</text:p>
      <text:p text:style-name="P2">| <text:s text:c="2"/>| <text:s text:c="2"/>NUMUANDS &lt;= 90</text:p>
      <text:p text:style-name="P2">| <text:s text:c="2"/>| <text:s text:c="2"/>| <text:s text:c="2"/>NLOGIC &lt;= 1: nfp (12.74)</text:p>
      <text:p text:style-name="P2">| <text:s text:c="2"/>| <text:s text:c="2"/>| <text:s text:c="2"/>NLOGIC &gt; 1</text:p>
      <text:p text:style-name="P2">| <text:s text:c="2"/>| <text:s text:c="2"/>| <text:s text:c="2"/>| <text:s text:c="2"/>NUMUANDS &lt;= 44: nfp (2.55)</text:p>
      <text:p text:style-name="P2">| <text:s text:c="2"/>| <text:s text:c="2"/>| <text:s text:c="2"/>| <text:s text:c="2"/>NUMUANDS &gt; 44</text:p>
      <text:p text:style-name="P2">| <text:s text:c="2"/>| <text:s text:c="2"/>| <text:s text:c="2"/>| <text:s text:c="2"/>| <text:s text:c="2"/>VG &lt;= 17: fp (23.8/0.21)</text:p>
      <text:p text:style-name="P2">| <text:s text:c="2"/>| <text:s text:c="2"/>| <text:s text:c="2"/>| <text:s text:c="2"/>| <text:s text:c="2"/>VG &gt; 17: nfp (2.25/0.4)</text:p>
      <text:p text:style-name="P2">| <text:s text:c="2"/>| <text:s text:c="2"/>NUMUANDS &gt; 90: fp (88.23/6.57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2.92</text:p>
      <text:p text:style-name="P2"/>
      <text:p text:style-name="P2">J48 pruned tree</text:p>
      <text:p text:style-name="P2">------------------</text:p>
      <text:p text:style-name="P2"/>
      <text:p text:style-name="P2">LOC &lt;= 886</text:p>
      <text:p text:style-name="P2">| <text:s text:c="2"/>VG &lt;= 29</text:p>
      <text:p text:style-name="P2">| <text:s text:c="2"/>| <text:s text:c="2"/>NUMUANDS &lt;= 112</text:p>
      <text:p text:style-name="P2">| <text:s text:c="2"/>| <text:s text:c="2"/>| <text:s text:c="2"/>NUMUANDS &lt;= 97</text:p>
      <text:p text:style-name="P2">| <text:s text:c="2"/>| <text:s text:c="2"/>| <text:s text:c="2"/>| <text:s text:c="2"/>NUMUORS &lt;= 19: nfp (8.83)</text:p>
      <text:p text:style-name="P2">| <text:s text:c="2"/>| <text:s text:c="2"/>| <text:s text:c="2"/>| <text:s text:c="2"/>NUMUORS &gt; 19</text:p>
      <text:p text:style-name="P2">| <text:s text:c="2"/>| <text:s text:c="2"/>| <text:s text:c="2"/>| <text:s text:c="2"/>| <text:s text:c="2"/>TOTOPANDS &lt;= 298</text:p>
      <text:p text:style-name="P2">| <text:s text:c="2"/>| <text:s text:c="2"/>| <text:s text:c="2"/>| <text:s text:c="2"/>| <text:s text:c="2"/>| <text:s text:c="2"/>VG &lt;= 4: nfp (2.51)</text:p>
      <text:p text:style-name="P2">| <text:s text:c="2"/>| <text:s text:c="2"/>| <text:s text:c="2"/>| <text:s text:c="2"/>| <text:s text:c="2"/>| <text:s text:c="2"/>VG &gt; 4</text:p>
      <text:p text:style-name="P2">| <text:s text:c="2"/>| <text:s text:c="2"/>| <text:s text:c="2"/>| <text:s text:c="2"/>| <text:s text:c="2"/>| <text:s text:c="2"/>| <text:s text:c="2"/>TOTOPANDS &lt;= 196</text:p>
      <text:p text:style-name="P2">| <text:s text:c="2"/>| <text:s text:c="2"/>| <text:s text:c="2"/>| <text:s text:c="2"/>| <text:s text:c="2"/>| <text:s text:c="2"/>| <text:s text:c="2"/>| <text:s text:c="2"/>NUMUANDS &lt;= 50: fp (8.79/2.26)</text:p>
      <text:p text:style-name="P2">| <text:s text:c="2"/>| <text:s text:c="2"/>| <text:s text:c="2"/>| <text:s text:c="2"/>| <text:s text:c="2"/>| <text:s text:c="2"/>| <text:s text:c="2"/>| <text:s text:c="2"/>NUMUANDS &gt; 50: nfp (3.19)</text:p>
      <text:p text:style-name="P2">| <text:s text:c="2"/>| <text:s text:c="2"/>| <text:s text:c="2"/>| <text:s text:c="2"/>| <text:s text:c="2"/>| <text:s text:c="2"/>| <text:s text:c="2"/>TOTOPANDS &gt; 196: fp (16.95/0.6)</text:p>
      <text:p text:style-name="P2">| <text:s text:c="2"/>| <text:s text:c="2"/>| <text:s text:c="2"/>| <text:s text:c="2"/>| <text:s text:c="2"/>TOTOPANDS &gt; 298: nfp (7.01)</text:p>
      <text:p text:style-name="P2">| <text:s text:c="2"/>| <text:s text:c="2"/>| <text:s text:c="2"/>NUMUANDS &gt; 97: nfp (19.8)</text:p>
      <text:p text:style-name="P2">| <text:s text:c="2"/>| <text:s text:c="2"/>NUMUANDS &gt; 112: fp (8.81)</text:p>
      <text:p text:style-name="P2">| <text:s text:c="2"/>VG &gt; 29: nfp (26.03)</text:p>
      <text:p text:style-name="P2">LOC &gt; 886</text:p>
      <text:p text:style-name="P2">| <text:s text:c="2"/>TOTOPANDS &lt;= 990: fp (41.19/1.03)</text:p>
      <text:p text:style-name="P2">| <text:s text:c="2"/>TOTOPANDS &gt; 990</text:p>
      <text:p text:style-name="P2">| <text:s text:c="2"/>| <text:s text:c="2"/>LOC &lt;= 1992</text:p>
      <text:p text:style-name="P2">| <text:s text:c="2"/>| <text:s text:c="2"/>| <text:s text:c="2"/>NLOGIC &lt;= 10</text:p>
      <text:p text:style-name="P2">| <text:s text:c="2"/>| <text:s text:c="2"/>| <text:s text:c="2"/>| <text:s text:c="2"/>NLOGIC &lt;= 3</text:p>
      <text:p text:style-name="P2">| <text:s text:c="2"/>| <text:s text:c="2"/>| <text:s text:c="2"/>| <text:s text:c="2"/>| <text:s text:c="2"/>VG &lt;= 68: fp (5.59)</text:p>
      <text:p text:style-name="P2">| <text:s text:c="2"/>| <text:s text:c="2"/>| <text:s text:c="2"/>| <text:s text:c="2"/>| <text:s text:c="2"/>VG &gt; 68: nfp (10.03)</text:p>
      <text:p text:style-name="P2">| <text:s text:c="2"/>| <text:s text:c="2"/>| <text:s text:c="2"/>| <text:s text:c="2"/>NLOGIC &gt; 3: nfp (18.11)</text:p>
      <text:p text:style-name="P2">| <text:s text:c="2"/>| <text:s text:c="2"/>| <text:s text:c="2"/>NLOGIC &gt; 10: fp (2.61)</text:p>
      <text:p text:style-name="P2">| <text:s text:c="2"/>| <text:s text:c="2"/>LOC &gt; 1992: fp (8.55)</text:p>
      <text:p text:style-name="P2"><text:soft-page-break/></text:p>
      <text:p text:style-name="P2">Number of Leaves <text:s/>: <text:tab/>15</text:p>
      <text:p text:style-name="P2"/>
      <text:p text:style-name="P2">Size of the tree : <text:tab/>29</text:p>
      <text:p text:style-name="P2"/>
      <text:p text:style-name="P2"/>
      <text:p text:style-name="P2">Weight: 3.86</text:p>
      <text:p text:style-name="P2"/>
      <text:p text:style-name="P2">J48 pruned tree</text:p>
      <text:p text:style-name="P2">------------------</text:p>
      <text:p text:style-name="P2"/>
      <text:p text:style-name="P2">ELOC &lt;= 105</text:p>
      <text:p text:style-name="P2">| <text:s text:c="2"/>NUMUANDS &lt;= 115</text:p>
      <text:p text:style-name="P2">| <text:s text:c="2"/>| <text:s text:c="2"/>ELOC &lt;= 54</text:p>
      <text:p text:style-name="P2">| <text:s text:c="2"/>| <text:s text:c="2"/>| <text:s text:c="2"/>ELOC &lt;= 50: nfp (56.12/3.34)</text:p>
      <text:p text:style-name="P2">| <text:s text:c="2"/>| <text:s text:c="2"/>| <text:s text:c="2"/>ELOC &gt; 50: fp (7.15/0.8)</text:p>
      <text:p text:style-name="P2">| <text:s text:c="2"/>| <text:s text:c="2"/>ELOC &gt; 54: nfp (61.77)</text:p>
      <text:p text:style-name="P2">| <text:s text:c="2"/>NUMUANDS &gt; 115</text:p>
      <text:p text:style-name="P2">| <text:s text:c="2"/>| <text:s text:c="2"/>VG &lt;= 25: fp (5.93)</text:p>
      <text:p text:style-name="P2">| <text:s text:c="2"/>| <text:s text:c="2"/>VG &gt; 25: nfp (3.3)</text:p>
      <text:p text:style-name="P2">ELOC &gt; 105</text:p>
      <text:p text:style-name="P2">| <text:s text:c="2"/>NUMUANDS &lt;= 164: fp (15.96)</text:p>
      <text:p text:style-name="P2">| <text:s text:c="2"/>NUMUANDS &gt; 164</text:p>
      <text:p text:style-name="P2">| <text:s text:c="2"/>| <text:s text:c="2"/>LOC &lt;= 886: nfp (9.74)</text:p>
      <text:p text:style-name="P2">| <text:s text:c="2"/>| <text:s text:c="2"/>LOC &gt; 886</text:p>
      <text:p text:style-name="P2">| <text:s text:c="2"/>| <text:s text:c="2"/>| <text:s text:c="2"/>NUMUANDS &lt;= 172: nfp (9.25)</text:p>
      <text:p text:style-name="P2">| <text:s text:c="2"/>| <text:s text:c="2"/>| <text:s text:c="2"/>NUMUANDS &gt; 172</text:p>
      <text:p text:style-name="P2">| <text:s text:c="2"/>| <text:s text:c="2"/>| <text:s text:c="2"/>| <text:s text:c="2"/>NUMUANDS &lt;= 633: fp (14.14/0.5)</text:p>
      <text:p text:style-name="P2">| <text:s text:c="2"/>| <text:s text:c="2"/>| <text:s text:c="2"/>| <text:s text:c="2"/>NUMUANDS &gt; 633: nfp (4.64/0.02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3.67</text:p>
      <text:p text:style-name="P2"/>
      <text:p text:style-name="P2">J48 pruned tree</text:p>
      <text:p text:style-name="P2">------------------</text:p>
      <text:p text:style-name="P2"/>
      <text:p text:style-name="P2">LOC &lt;= 289</text:p>
      <text:p text:style-name="P2">| <text:s text:c="2"/>ELOC &lt;= 25: nfp (4.67)</text:p>
      <text:p text:style-name="P2">| <text:s text:c="2"/>ELOC &gt; 25: fp (68.84/1.45)</text:p>
      <text:p text:style-name="P2">LOC &gt; 289</text:p>
      <text:p text:style-name="P2">| <text:s text:c="2"/>LOC &lt;= 1158: nfp (100.38/12.49)</text:p>
      <text:p text:style-name="P2">| <text:s text:c="2"/>LOC &gt; 1158: fp (14.11/4.74)</text:p>
      <text:p text:style-name="P2"/>
      <text:p text:style-name="P2">Number of Leaves <text:s/>: <text:tab/>4</text:p>
      <text:p text:style-name="P2"/>
      <text:p text:style-name="P2">Size of the tree : <text:tab/>7</text:p>
      <text:p text:style-name="P2"/>
      <text:p text:style-name="P2"/>
      <text:p text:style-name="P2">Weight: 2.2</text:p>
      <text:p text:style-name="P2"/>
      <text:p text:style-name="P2">J48 pruned tree</text:p>
      <text:p text:style-name="P2">------------------</text:p>
      <text:p text:style-name="P2"/>
      <text:p text:style-name="P2">VG &lt;= 48</text:p>
      <text:p text:style-name="P2">| <text:s text:c="2"/>NUMUORS &lt;= 20: nfp (12.43/0.56)</text:p>
      <text:p text:style-name="P2">| <text:s text:c="2"/>NUMUORS &gt; 20</text:p>
      <text:p text:style-name="P2">| <text:s text:c="2"/>| <text:s text:c="2"/>NUMUORS &lt;= 22: fp (42.62/1.53)</text:p>
      <text:p text:style-name="P2">| <text:s text:c="2"/>| <text:s text:c="2"/>NUMUORS &gt; 22</text:p>
      <text:p text:style-name="P2">| <text:s text:c="2"/>| <text:s text:c="2"/>| <text:s text:c="2"/>ELOC &lt;= 49: nfp (14.86)</text:p>
      <text:p text:style-name="P2">| <text:s text:c="2"/>| <text:s text:c="2"/>| <text:s text:c="2"/>ELOC &gt; 49</text:p>
      <text:p text:style-name="P2">| <text:s text:c="2"/>| <text:s text:c="2"/>| <text:s text:c="2"/>| <text:s text:c="2"/>ELOC &lt;= 105</text:p>
      <text:p text:style-name="P2">| <text:s text:c="2"/>| <text:s text:c="2"/>| <text:s text:c="2"/>| <text:s text:c="2"/>| <text:s text:c="2"/>ELOC &lt;= 53: fp (12.69)</text:p>
      <text:p text:style-name="P2">| <text:s text:c="2"/>| <text:s text:c="2"/>| <text:s text:c="2"/>| <text:s text:c="2"/>| <text:s text:c="2"/>ELOC &gt; 53</text:p>
      <text:p text:style-name="P2">| <text:s text:c="2"/>| <text:s text:c="2"/>| <text:s text:c="2"/>| <text:s text:c="2"/>| <text:s text:c="2"/>| <text:s text:c="2"/>NUMUANDS &lt;= 115</text:p>
      <text:p text:style-name="P2">| <text:s text:c="2"/>| <text:s text:c="2"/>| <text:s text:c="2"/>| <text:s text:c="2"/>| <text:s text:c="2"/>| <text:s text:c="2"/>| <text:s text:c="2"/>TOTOTORS &lt;= 242: fp (3.41)</text:p>
      <text:p text:style-name="P2">| <text:s text:c="2"/>| <text:s text:c="2"/>| <text:s text:c="2"/>| <text:s text:c="2"/>| <text:s text:c="2"/>| <text:s text:c="2"/>| <text:s text:c="2"/>TOTOTORS &gt; 242: nfp (19.83)</text:p>
      <text:p text:style-name="P2">| <text:s text:c="2"/>| <text:s text:c="2"/>| <text:s text:c="2"/>| <text:s text:c="2"/>| <text:s text:c="2"/>| <text:s text:c="2"/>NUMUANDS &gt; 115: fp (12.48/0.87)</text:p>
      <text:p text:style-name="P2">| <text:s text:c="2"/>| <text:s text:c="2"/>| <text:s text:c="2"/>| <text:s text:c="2"/>ELOC &gt; 105</text:p>
      <text:p text:style-name="P2"><text:soft-page-break/>| <text:s text:c="2"/>| <text:s text:c="2"/>| <text:s text:c="2"/>| <text:s text:c="2"/>| <text:s text:c="2"/>NLOGIC &lt;= 2: fp (26.39)</text:p>
      <text:p text:style-name="P2">| <text:s text:c="2"/>| <text:s text:c="2"/>| <text:s text:c="2"/>| <text:s text:c="2"/>| <text:s text:c="2"/>NLOGIC &gt; 2</text:p>
      <text:p text:style-name="P2">| <text:s text:c="2"/>| <text:s text:c="2"/>| <text:s text:c="2"/>| <text:s text:c="2"/>| <text:s text:c="2"/>| <text:s text:c="2"/>NLOGIC &lt;= 4: nfp (3.01/0.38)</text:p>
      <text:p text:style-name="P2">| <text:s text:c="2"/>| <text:s text:c="2"/>| <text:s text:c="2"/>| <text:s text:c="2"/>| <text:s text:c="2"/>| <text:s text:c="2"/>NLOGIC &gt; 4: fp (7.42)</text:p>
      <text:p text:style-name="P2">VG &gt; 48: nfp (32.87/1.92)</text:p>
      <text:p text:style-name="P2"/>
      <text:p text:style-name="P2">Number of Leaves <text:s/>: <text:tab/>11</text:p>
      <text:p text:style-name="P2"/>
      <text:p text:style-name="P2">Size of the tree : <text:tab/>21</text:p>
      <text:p text:style-name="P2"/>
      <text:p text:style-name="P2"/>
      <text:p text:style-name="P2">Weight: 3.55</text:p>
      <text:p text:style-name="P2"/>
      <text:p text:style-name="P2">J48 pruned tree</text:p>
      <text:p text:style-name="P2">------------------</text:p>
      <text:p text:style-name="P2"/>
      <text:p text:style-name="P2">TOTOPANDS &lt;= 198</text:p>
      <text:p text:style-name="P2">| <text:s text:c="2"/>NLOGIC &lt;= 2</text:p>
      <text:p text:style-name="P2">| <text:s text:c="2"/>| <text:s text:c="2"/>TOTOPANDS &lt;= 56</text:p>
      <text:p text:style-name="P2">| <text:s text:c="2"/>| <text:s text:c="2"/>| <text:s text:c="2"/>TOTOTORS &lt;= 81: nfp (3.68)</text:p>
      <text:p text:style-name="P2">| <text:s text:c="2"/>| <text:s text:c="2"/>| <text:s text:c="2"/>TOTOTORS &gt; 81: fp (5.48/0.1)</text:p>
      <text:p text:style-name="P2">| <text:s text:c="2"/>| <text:s text:c="2"/>TOTOPANDS &gt; 56</text:p>
      <text:p text:style-name="P2">| <text:s text:c="2"/>| <text:s text:c="2"/>| <text:s text:c="2"/>NLOGIC &lt;= 1: nfp (23.95)</text:p>
      <text:p text:style-name="P2">| <text:s text:c="2"/>| <text:s text:c="2"/>| <text:s text:c="2"/>NLOGIC &gt; 1</text:p>
      <text:p text:style-name="P2">| <text:s text:c="2"/>| <text:s text:c="2"/>| <text:s text:c="2"/>| <text:s text:c="2"/>VG &lt;= 8: nfp (2.92)</text:p>
      <text:p text:style-name="P2">| <text:s text:c="2"/>| <text:s text:c="2"/>| <text:s text:c="2"/>| <text:s text:c="2"/>VG &gt; 8: fp (3.19)</text:p>
      <text:p text:style-name="P2">| <text:s text:c="2"/>NLOGIC &gt; 2: nfp (7.42)</text:p>
      <text:p text:style-name="P2">TOTOPANDS &gt; 198</text:p>
      <text:p text:style-name="P2">| <text:s text:c="2"/>LOC &lt;= 1992</text:p>
      <text:p text:style-name="P2">| <text:s text:c="2"/>| <text:s text:c="2"/>TOTOPANDS &lt;= 205: fp (15.76/0.0)</text:p>
      <text:p text:style-name="P2">| <text:s text:c="2"/>| <text:s text:c="2"/>TOTOPANDS &gt; 205</text:p>
      <text:p text:style-name="P2">| <text:s text:c="2"/>| <text:s text:c="2"/>| <text:s text:c="2"/>LOC &lt;= 501: nfp (24.25/2.04)</text:p>
      <text:p text:style-name="P2">| <text:s text:c="2"/>| <text:s text:c="2"/>| <text:s text:c="2"/>LOC &gt; 501</text:p>
      <text:p text:style-name="P2">| <text:s text:c="2"/>| <text:s text:c="2"/>| <text:s text:c="2"/>| <text:s text:c="2"/>VG &lt;= 94</text:p>
      <text:p text:style-name="P2">| <text:s text:c="2"/>| <text:s text:c="2"/>| <text:s text:c="2"/>| <text:s text:c="2"/>| <text:s text:c="2"/>NUMUANDS &lt;= 248</text:p>
      <text:p text:style-name="P2">| <text:s text:c="2"/>| <text:s text:c="2"/>| <text:s text:c="2"/>| <text:s text:c="2"/>| <text:s text:c="2"/>| <text:s text:c="2"/>TOTOPANDS &lt;= 990</text:p>
      <text:p text:style-name="P2">| <text:s text:c="2"/>| <text:s text:c="2"/>| <text:s text:c="2"/>| <text:s text:c="2"/>| <text:s text:c="2"/>| <text:s text:c="2"/>| <text:s text:c="2"/>TOTOPANDS &lt;= 252: nfp (2.4)</text:p>
      <text:p text:style-name="P2">| <text:s text:c="2"/>| <text:s text:c="2"/>| <text:s text:c="2"/>| <text:s text:c="2"/>| <text:s text:c="2"/>| <text:s text:c="2"/>| <text:s text:c="2"/>TOTOPANDS &gt; 252: fp (42.02/4.98)</text:p>
      <text:p text:style-name="P2">| <text:s text:c="2"/>| <text:s text:c="2"/>| <text:s text:c="2"/>| <text:s text:c="2"/>| <text:s text:c="2"/>| <text:s text:c="2"/>TOTOPANDS &gt; 990: nfp (9.11/0.19)</text:p>
      <text:p text:style-name="P2">| <text:s text:c="2"/>| <text:s text:c="2"/>| <text:s text:c="2"/>| <text:s text:c="2"/>| <text:s text:c="2"/>NUMUANDS &gt; 248: fp (14.8)</text:p>
      <text:p text:style-name="P2">| <text:s text:c="2"/>| <text:s text:c="2"/>| <text:s text:c="2"/>| <text:s text:c="2"/>VG &gt; 94: nfp (7.57)</text:p>
      <text:p text:style-name="P2">| <text:s text:c="2"/>LOC &gt; 1992: fp (25.46)</text:p>
      <text:p text:style-name="P2"/>
      <text:p text:style-name="P2">Number of Leaves <text:s/>: <text:tab/>14</text:p>
      <text:p text:style-name="P2"/>
      <text:p text:style-name="P2">Size of the tree : <text:tab/>27</text:p>
      <text:p text:style-name="P2"/>
      <text:p text:style-name="P2"/>
      <text:p text:style-name="P2">Weight: 3.21</text:p>
      <text:p text:style-name="P2"/>
      <text:p text:style-name="P2">Number of performed Iterations: 10</text:p>
      <text:p text:style-name="P2"/>
      <text:p text:style-name="P2"/>
      <text:p text:style-name="P2">Cost Matrix</text:p>
      <text:p text:style-name="P2"><text:s/>0 3</text:p>
      <text:p text:style-name="P2"><text:s/>1 0</text:p>
      <text:p text:style-name="P2"/>
      <text:p text:style-name="P2"/>
      <text:p text:style-name="P2">Time taken to build model: 0.04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63 <text:s text:c="14"/>86.7021 %</text:p>
      <text:p text:style-name="P2">Incorrectly Classified Instances <text:s text:c="7"/>25 <text:s text:c="14"/>13.2979 %</text:p>
      <text:p text:style-name="P2">Kappa statistic <text:s text:c="25"/>0.677 </text:p>
      <text:p text:style-name="P2">Mean absolute error <text:s text:c="21"/>0.1354</text:p>
      <text:p text:style-name="P2">Root mean squared error <text:s text:c="17"/>0.3618</text:p>
      <text:p text:style-name="P2">Relative absolute error <text:s text:c="16"/>32.6196 %</text:p>
      <text:p text:style-name="P2">Root relative squared error <text:s text:c="12"/>79.4956 %</text:p>
      <text:p text:style-name="P2">Total Number of Instances <text:s text:c="13"/>188 <text:s text:c="4"/></text:p>
      <text:p text:style-name="P2"/>
      <text:p text:style-name="P2"><text:soft-page-break/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10 <text:s text:c="3"/>0.236 <text:s text:c="3"/>0.903 <text:s text:c="5"/>0.910 <text:s text:c="3"/>0.906 <text:s text:c="5"/>0.677 <text:s text:c="3"/>0.913 <text:s text:c="4"/>0.950 <text:s text:c="4"/>nfp</text:p>
      <text:p text:style-name="P2"><text:s text:c="17"/>0.764 <text:s text:c="3"/>0.090 <text:s text:c="3"/>0.778 <text:s text:c="5"/>0.764 <text:s text:c="3"/>0.771 <text:s text:c="5"/>0.677 <text:s text:c="3"/>0.913 <text:s text:c="4"/>0.766 <text:s text:c="4"/>fp</text:p>
      <text:p text:style-name="P2">Weighted Avg. <text:s text:c="3"/>0.867 <text:s text:c="3"/>0.194 <text:s text:c="3"/>0.866 <text:s text:c="5"/>0.867 <text:s text:c="3"/>0.867 <text:s text:c="5"/>0.677 <text:s text:c="3"/>0.913 <text:s text:c="4"/>0.897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21 <text:s/>12 | <text:s text:c="2"/>a = nfp</text:p>
      <text:p text:style-name="P2"><text:s text:c="2"/>13 <text:s/>42 | <text:s text:c="2"/>b = fp</text:p>
      <text:p text:style-name="P2"/>
      <text:p text:style-name="P2">xxxxxxxxxxxxxxxx</text:p>
      <text:p text:style-name="P2">=== Run information ===</text:p>
      <text:p text:style-name="P2"/>
      <text:p text:style-name="P2">Scheme: <text:s text:c="6"/>weka.classifiers.meta.CostSensitiveClassifier -cost-matrix "[0.0 4.0; 1.0 0.0]" -S 1 -W weka.classifiers.meta.AdaBoostM1 -- -P 100 -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AdaBoostM1 -P 100 -S 1 -I 10 -W weka.classifiers.trees.J48 -- -C 0.25 -M 2</text:p>
      <text:p text:style-name="P2"/>
      <text:p text:style-name="P2">Classifier Model</text:p>
      <text:p text:style-name="P2">AdaBoostM1: Base classifiers and their weights: </text:p>
      <text:p text:style-name="P2"/>
      <text:p text:style-name="P2">J48 pruned tree</text:p>
      <text:p text:style-name="P2">------------------</text:p>
      <text:p text:style-name="P2"/>
      <text:p text:style-name="P2">LOC &lt;= 886: nfp (165.26/5.12)</text:p>
      <text:p text:style-name="P2">LOC &gt; 886</text:p>
      <text:p text:style-name="P2">| <text:s text:c="2"/>NUMUORS &lt;= 42: nfp (16.97/6.73)</text:p>
      <text:p text:style-name="P2">| <text:s text:c="2"/>NUMUORS &gt; 42: fp (5.76)</text:p>
      <text:p text:style-name="P2"/>
      <text:p text:style-name="P2">Number of Leaves <text:s/>: <text:tab/>3</text:p>
      <text:p text:style-name="P2"/>
      <text:p text:style-name="P2">Size of the tree : <text:tab/>5</text:p>
      <text:p text:style-name="P2"/>
      <text:p text:style-name="P2"/>
      <text:p text:style-name="P2">Weight: 2.7</text:p>
      <text:p text:style-name="P2"/>
      <text:p text:style-name="P2">J48 pruned tree</text:p>
      <text:p text:style-name="P2">------------------</text:p>
      <text:p text:style-name="P2"/>
      <text:p text:style-name="P2">TOTOTORS &lt;= 220: nfp (70.22/2.54)</text:p>
      <text:p text:style-name="P2">TOTOTORS &gt; 220</text:p>
      <text:p text:style-name="P2">| <text:s text:c="2"/>ELOC &lt;= 48</text:p>
      <text:p text:style-name="P2">| <text:s text:c="2"/>| <text:s text:c="2"/>NLOGIC &lt;= 4: nfp (6.15)</text:p>
      <text:p text:style-name="P2">| <text:s text:c="2"/>| <text:s text:c="2"/>NLOGIC &gt; 4: fp (2.54)</text:p>
      <text:p text:style-name="P2">| <text:s text:c="2"/>ELOC &gt; 48: fp (109.09/17.09)</text:p>
      <text:p text:style-name="P2"/>
      <text:p text:style-name="P2">Number of Leaves <text:s/>: <text:tab/>4</text:p>
      <text:p text:style-name="P2"/>
      <text:p text:style-name="P2">Size of the tree : <text:tab/>7</text:p>
      <text:p text:style-name="P2"/>
      <text:p text:style-name="P2"/>
      <text:p text:style-name="P2">Weight: 2.15</text:p>
      <text:p text:style-name="P2"><text:soft-page-break/></text:p>
      <text:p text:style-name="P2">J48 pruned tree</text:p>
      <text:p text:style-name="P2">------------------</text:p>
      <text:p text:style-name="P2"/>
      <text:p text:style-name="P2">NUMUORS &lt;= 17: nfp (28.08)</text:p>
      <text:p text:style-name="P2">NUMUORS &gt; 17</text:p>
      <text:p text:style-name="P2">| <text:s text:c="2"/>TOTOPANDS &lt;= 60: fp (14.07/1.91)</text:p>
      <text:p text:style-name="P2">| <text:s text:c="2"/>TOTOPANDS &gt; 60</text:p>
      <text:p text:style-name="P2">| <text:s text:c="2"/>| <text:s text:c="2"/>LOC &lt;= 1158</text:p>
      <text:p text:style-name="P2">| <text:s text:c="2"/>| <text:s text:c="2"/>| <text:s text:c="2"/>VG &lt;= 29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VG &lt;= 23: nfp (34.36/4.26)</text:p>
      <text:p text:style-name="P2">| <text:s text:c="2"/>| <text:s text:c="2"/>| <text:s text:c="2"/>| <text:s text:c="2"/>| <text:s text:c="2"/>| <text:s text:c="2"/>| <text:s text:c="2"/>VG &gt; 23: fp (2.84)</text:p>
      <text:p text:style-name="P2">| <text:s text:c="2"/>| <text:s text:c="2"/>| <text:s text:c="2"/>| <text:s text:c="2"/>| <text:s text:c="2"/>| <text:s text:c="2"/>NLOGIC &gt; 8: fp (4.26)</text:p>
      <text:p text:style-name="P2">| <text:s text:c="2"/>| <text:s text:c="2"/>| <text:s text:c="2"/>| <text:s text:c="2"/>| <text:s text:c="2"/>NUMUANDS &gt; 102: nfp (20.4)</text:p>
      <text:p text:style-name="P2">| <text:s text:c="2"/>| <text:s text:c="2"/>| <text:s text:c="2"/>| <text:s text:c="2"/>NUMUANDS &gt; 115: fp (19.86)</text:p>
      <text:p text:style-name="P2">| <text:s text:c="2"/>| <text:s text:c="2"/>| <text:s text:c="2"/>VG &gt; 29</text:p>
      <text:p text:style-name="P2">| <text:s text:c="2"/>| <text:s text:c="2"/>| <text:s text:c="2"/>| <text:s text:c="2"/>LOC &lt;= 886: nfp (22.91)</text:p>
      <text:p text:style-name="P2">| <text:s text:c="2"/>| <text:s text:c="2"/>| <text:s text:c="2"/>| <text:s text:c="2"/>LOC &gt; 886</text:p>
      <text:p text:style-name="P2">| <text:s text:c="2"/>| <text:s text:c="2"/>| <text:s text:c="2"/>| <text:s text:c="2"/>| <text:s text:c="2"/>LOC &lt;= 992: fp (2.84)</text:p>
      <text:p text:style-name="P2">| <text:s text:c="2"/>| <text:s text:c="2"/>| <text:s text:c="2"/>| <text:s text:c="2"/>| <text:s text:c="2"/>LOC &gt; 992: nfp (13.09)</text:p>
      <text:p text:style-name="P2">| <text:s text:c="2"/>| <text:s text:c="2"/>LOC &gt; 1158</text:p>
      <text:p text:style-name="P2">| <text:s text:c="2"/>| <text:s text:c="2"/>| <text:s text:c="2"/>VG &lt;= 45: fp (12.96)</text:p>
      <text:p text:style-name="P2">| <text:s text:c="2"/>| <text:s text:c="2"/>| <text:s text:c="2"/>VG &gt; 45</text:p>
      <text:p text:style-name="P2">| <text:s text:c="2"/>| <text:s text:c="2"/>| <text:s text:c="2"/>| <text:s text:c="2"/>NLOGIC &lt;= 9: nfp (8.35/1.8)</text:p>
      <text:p text:style-name="P2">| <text:s text:c="2"/>| <text:s text:c="2"/>| <text:s text:c="2"/>| <text:s text:c="2"/>NLOGIC &gt; 9: fp (3.98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12</text:p>
      <text:p text:style-name="P2"/>
      <text:p text:style-name="P2">J48 pruned tree</text:p>
      <text:p text:style-name="P2">------------------</text:p>
      <text:p text:style-name="P2"/>
      <text:p text:style-name="P2">NUMUANDS &lt;= 29: nfp (35.99)</text:p>
      <text:p text:style-name="P2">NUMUANDS &gt; 29</text:p>
      <text:p text:style-name="P2">| <text:s text:c="2"/>NLOGIC &lt;= 0</text:p>
      <text:p text:style-name="P2">| <text:s text:c="2"/>| <text:s text:c="2"/>NUMUANDS &lt;= 32: fp (6.35)</text:p>
      <text:p text:style-name="P2">| <text:s text:c="2"/>| <text:s text:c="2"/>NUMUANDS &gt; 32</text:p>
      <text:p text:style-name="P2">| <text:s text:c="2"/>| <text:s text:c="2"/>| <text:s text:c="2"/>VG &lt;= 52</text:p>
      <text:p text:style-name="P2">| <text:s text:c="2"/>| <text:s text:c="2"/>| <text:s text:c="2"/>| <text:s text:c="2"/>TOTOTORS &lt;= 405: nfp (19.68/0.74)</text:p>
      <text:p text:style-name="P2">| <text:s text:c="2"/>| <text:s text:c="2"/>| <text:s text:c="2"/>| <text:s text:c="2"/>TOTOTORS &gt; 405: fp (10.6/1.71)</text:p>
      <text:p text:style-name="P2">| <text:s text:c="2"/>| <text:s text:c="2"/>| <text:s text:c="2"/>VG &gt; 52: nfp (8.55)</text:p>
      <text:p text:style-name="P2">| <text:s text:c="2"/>NLOGIC &gt; 0</text:p>
      <text:p text:style-name="P2">| <text:s text:c="2"/>| <text:s text:c="2"/>NUMUORS &lt;= 29</text:p>
      <text:p text:style-name="P2">| <text:s text:c="2"/>| <text:s text:c="2"/>| <text:s text:c="2"/>NUMUORS &lt;= 25</text:p>
      <text:p text:style-name="P2">| <text:s text:c="2"/>| <text:s text:c="2"/>| <text:s text:c="2"/>| <text:s text:c="2"/>VG &lt;= 9: nfp (5.16/0.74)</text:p>
      <text:p text:style-name="P2">| <text:s text:c="2"/>| <text:s text:c="2"/>| <text:s text:c="2"/>| <text:s text:c="2"/>VG &gt; 9: fp (18.96)</text:p>
      <text:p text:style-name="P2">| <text:s text:c="2"/>| <text:s text:c="2"/>| <text:s text:c="2"/>NUMUORS &gt; 25: fp (54.56/2.11)</text:p>
      <text:p text:style-name="P2">| <text:s text:c="2"/>| <text:s text:c="2"/>NUMUORS &gt; 29</text:p>
      <text:p text:style-name="P2">| <text:s text:c="2"/>| <text:s text:c="2"/>| <text:s text:c="2"/>NUMUORS &lt;= 42: nfp (22.96/8.89)</text:p>
      <text:p text:style-name="P2">| <text:s text:c="2"/>| <text:s text:c="2"/>| <text:s text:c="2"/>NUMUORS &gt; 42: fp (5.2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2.51</text:p>
      <text:p text:style-name="P2"/>
      <text:p text:style-name="P2">J48 pruned tree</text:p>
      <text:p text:style-name="P2">------------------</text:p>
      <text:p text:style-name="P2"/>
      <text:p text:style-name="P2">NUMUANDS &lt;= 29: nfp (19.46)</text:p>
      <text:p text:style-name="P2">NUMUANDS &gt; 29</text:p>
      <text:p text:style-name="P2">| <text:s text:c="2"/>NLOGIC &lt;= 0</text:p>
      <text:p text:style-name="P2">| <text:s text:c="2"/>| <text:s text:c="2"/>VG &lt;= 29</text:p>
      <text:p text:style-name="P2"><text:soft-page-break/>| <text:s text:c="2"/>| <text:s text:c="2"/>| <text:s text:c="2"/>NUMUANDS &lt;= 117</text:p>
      <text:p text:style-name="P2">| <text:s text:c="2"/>| <text:s text:c="2"/>| <text:s text:c="2"/>| <text:s text:c="2"/>NUMUANDS &lt;= 32: fp (3.43)</text:p>
      <text:p text:style-name="P2">| <text:s text:c="2"/>| <text:s text:c="2"/>| <text:s text:c="2"/>| <text:s text:c="2"/>NUMUANDS &gt; 32: nfp (10.12/0.8)</text:p>
      <text:p text:style-name="P2">| <text:s text:c="2"/>| <text:s text:c="2"/>| <text:s text:c="2"/>NUMUANDS &gt; 117: fp (7.31)</text:p>
      <text:p text:style-name="P2">| <text:s text:c="2"/>| <text:s text:c="2"/>VG &gt; 29: nfp (18.47/1.6)</text:p>
      <text:p text:style-name="P2">| <text:s text:c="2"/>NLOGIC &gt; 0</text:p>
      <text:p text:style-name="P2">| <text:s text:c="2"/>| <text:s text:c="2"/>NUMUANDS &lt;= 90</text:p>
      <text:p text:style-name="P2">| <text:s text:c="2"/>| <text:s text:c="2"/>| <text:s text:c="2"/>NLOGIC &lt;= 1: nfp (12.75)</text:p>
      <text:p text:style-name="P2">| <text:s text:c="2"/>| <text:s text:c="2"/>| <text:s text:c="2"/>NLOGIC &gt; 1</text:p>
      <text:p text:style-name="P2">| <text:s text:c="2"/>| <text:s text:c="2"/>| <text:s text:c="2"/>| <text:s text:c="2"/>NUMUANDS &lt;= 44: nfp (2.57)</text:p>
      <text:p text:style-name="P2">| <text:s text:c="2"/>| <text:s text:c="2"/>| <text:s text:c="2"/>| <text:s text:c="2"/>NUMUANDS &gt; 44</text:p>
      <text:p text:style-name="P2">| <text:s text:c="2"/>| <text:s text:c="2"/>| <text:s text:c="2"/>| <text:s text:c="2"/>| <text:s text:c="2"/>VG &lt;= 17: fp (24.03/0.22)</text:p>
      <text:p text:style-name="P2">| <text:s text:c="2"/>| <text:s text:c="2"/>| <text:s text:c="2"/>| <text:s text:c="2"/>| <text:s text:c="2"/>VG &gt; 17: nfp (2.25/0.4)</text:p>
      <text:p text:style-name="P2">| <text:s text:c="2"/>| <text:s text:c="2"/>NUMUANDS &gt; 90: fp (87.59/6.58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2.92</text:p>
      <text:p text:style-name="P2"/>
      <text:p text:style-name="P2">J48 pruned tree</text:p>
      <text:p text:style-name="P2">------------------</text:p>
      <text:p text:style-name="P2"/>
      <text:p text:style-name="P2">NUMUANDS &lt;= 29: nfp (10.26)</text:p>
      <text:p text:style-name="P2">NUMUANDS &gt; 29</text:p>
      <text:p text:style-name="P2">| <text:s text:c="2"/>VG &lt;= 448</text:p>
      <text:p text:style-name="P2">| <text:s text:c="2"/>| <text:s text:c="2"/>TOTOTORS &lt;= 1522</text:p>
      <text:p text:style-name="P2">| <text:s text:c="2"/>| <text:s text:c="2"/>| <text:s text:c="2"/>VG &lt;= 48</text:p>
      <text:p text:style-name="P2">| <text:s text:c="2"/>| <text:s text:c="2"/>| <text:s text:c="2"/>| <text:s text:c="2"/>ELOC &lt;= 151</text:p>
      <text:p text:style-name="P2">| <text:s text:c="2"/>| <text:s text:c="2"/>| <text:s text:c="2"/>| <text:s text:c="2"/>| <text:s text:c="2"/>TOTOPANDS &lt;= 402</text:p>
      <text:p text:style-name="P2">| <text:s text:c="2"/>| <text:s text:c="2"/>| <text:s text:c="2"/>| <text:s text:c="2"/>| <text:s text:c="2"/>| <text:s text:c="2"/>TOTOTORS &lt;= 405</text:p>
      <text:p text:style-name="P2">| <text:s text:c="2"/>| <text:s text:c="2"/>| <text:s text:c="2"/>| <text:s text:c="2"/>| <text:s text:c="2"/>| <text:s text:c="2"/>| <text:s text:c="2"/>LOC &lt;= 687: fp (34.21/9.7)</text:p>
      <text:p text:style-name="P2">| <text:s text:c="2"/>| <text:s text:c="2"/>| <text:s text:c="2"/>| <text:s text:c="2"/>| <text:s text:c="2"/>| <text:s text:c="2"/>| <text:s text:c="2"/>LOC &gt; 687: nfp (16.48)</text:p>
      <text:p text:style-name="P2">| <text:s text:c="2"/>| <text:s text:c="2"/>| <text:s text:c="2"/>| <text:s text:c="2"/>| <text:s text:c="2"/>| <text:s text:c="2"/>TOTOTORS &gt; 405: fp (11.28)</text:p>
      <text:p text:style-name="P2">| <text:s text:c="2"/>| <text:s text:c="2"/>| <text:s text:c="2"/>| <text:s text:c="2"/>| <text:s text:c="2"/>TOTOPANDS &gt; 402</text:p>
      <text:p text:style-name="P2">| <text:s text:c="2"/>| <text:s text:c="2"/>| <text:s text:c="2"/>| <text:s text:c="2"/>| <text:s text:c="2"/>| <text:s text:c="2"/>VG &lt;= 29</text:p>
      <text:p text:style-name="P2">| <text:s text:c="2"/>| <text:s text:c="2"/>| <text:s text:c="2"/>| <text:s text:c="2"/>| <text:s text:c="2"/>| <text:s text:c="2"/>| <text:s text:c="2"/>NLOGIC &lt;= 10: fp (14.9)</text:p>
      <text:p text:style-name="P2">| <text:s text:c="2"/>| <text:s text:c="2"/>| <text:s text:c="2"/>| <text:s text:c="2"/>| <text:s text:c="2"/>| <text:s text:c="2"/>| <text:s text:c="2"/>NLOGIC &gt; 10: nfp (9.05)</text:p>
      <text:p text:style-name="P2">| <text:s text:c="2"/>| <text:s text:c="2"/>| <text:s text:c="2"/>| <text:s text:c="2"/>| <text:s text:c="2"/>| <text:s text:c="2"/>VG &gt; 29: nfp (24.56)</text:p>
      <text:p text:style-name="P2">| <text:s text:c="2"/>| <text:s text:c="2"/>| <text:s text:c="2"/>| <text:s text:c="2"/>ELOC &gt; 151: fp (23.48)</text:p>
      <text:p text:style-name="P2">| <text:s text:c="2"/>| <text:s text:c="2"/>| <text:s text:c="2"/>VG &gt; 48: nfp (21.18/0.64)</text:p>
      <text:p text:style-name="P2">| <text:s text:c="2"/>| <text:s text:c="2"/>TOTOTORS &gt; 1522: fp (13.55)</text:p>
      <text:p text:style-name="P2">| <text:s text:c="2"/>VG &gt; 448: nfp (9.05)</text:p>
      <text:p text:style-name="P2"/>
      <text:p text:style-name="P2">Number of Leaves <text:s/>: <text:tab/>11</text:p>
      <text:p text:style-name="P2"/>
      <text:p text:style-name="P2">Size of the tree : <text:tab/>21</text:p>
      <text:p text:style-name="P2"/>
      <text:p text:style-name="P2"/>
      <text:p text:style-name="P2">Weight: 2.84</text:p>
      <text:p text:style-name="P2"/>
      <text:p text:style-name="P2">J48 pruned tree</text:p>
      <text:p text:style-name="P2">------------------</text:p>
      <text:p text:style-name="P2"/>
      <text:p text:style-name="P2">LOC &lt;= 886</text:p>
      <text:p text:style-name="P2">| <text:s text:c="2"/>ELOC &lt;= 48</text:p>
      <text:p text:style-name="P2">| <text:s text:c="2"/>| <text:s text:c="2"/>NLOGIC &lt;= 3: nfp (66.34/0.96)</text:p>
      <text:p text:style-name="P2">| <text:s text:c="2"/>| <text:s text:c="2"/>NLOGIC &gt; 3: fp (3.72/1.2)</text:p>
      <text:p text:style-name="P2">| <text:s text:c="2"/>ELOC &gt; 48</text:p>
      <text:p text:style-name="P2">| <text:s text:c="2"/>| <text:s text:c="2"/>VG &lt;= 6: fp (3.95/0.06)</text:p>
      <text:p text:style-name="P2">| <text:s text:c="2"/>| <text:s text:c="2"/>VG &gt; 6</text:p>
      <text:p text:style-name="P2">| <text:s text:c="2"/>| <text:s text:c="2"/>| <text:s text:c="2"/>NUMUORS &lt;= 25: nfp (23.59/0.22)</text:p>
      <text:p text:style-name="P2">| <text:s text:c="2"/>| <text:s text:c="2"/>| <text:s text:c="2"/>NUMUORS &gt; 25</text:p>
      <text:p text:style-name="P2">| <text:s text:c="2"/>| <text:s text:c="2"/>| <text:s text:c="2"/>| <text:s text:c="2"/>NUMUANDS &lt;= 59: fp (6.08)</text:p>
      <text:p text:style-name="P2">| <text:s text:c="2"/>| <text:s text:c="2"/>| <text:s text:c="2"/>| <text:s text:c="2"/>NUMUANDS &gt; 59: nfp (33.5/3.18)</text:p>
      <text:p text:style-name="P2">LOC &gt; 886</text:p>
      <text:p text:style-name="P2">| <text:s text:c="2"/>TOTOPANDS &lt;= 990: fp (24.48/0.55)</text:p>
      <text:p text:style-name="P2">| <text:s text:c="2"/>TOTOPANDS &gt; 990</text:p>
      <text:p text:style-name="P2">| <text:s text:c="2"/>| <text:s text:c="2"/>TOTOPANDS &lt;= 1202: nfp (9.84)</text:p>
      <text:p text:style-name="P2">| <text:s text:c="2"/>| <text:s text:c="2"/>TOTOPANDS &gt; 1202</text:p>
      <text:p text:style-name="P2"><text:soft-page-break/>| <text:s text:c="2"/>| <text:s text:c="2"/>| <text:s text:c="2"/>VG &lt;= 109: fp (11.23)</text:p>
      <text:p text:style-name="P2">| <text:s text:c="2"/>| <text:s text:c="2"/>| <text:s text:c="2"/>VG &gt; 109: nfp (5.28/0.23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3.35</text:p>
      <text:p text:style-name="P2"/>
      <text:p text:style-name="P2">J48 pruned tree</text:p>
      <text:p text:style-name="P2">------------------</text:p>
      <text:p text:style-name="P2"/>
      <text:p text:style-name="P2">NUMUANDS &lt;= 115</text:p>
      <text:p text:style-name="P2">| <text:s text:c="2"/>ELOC &lt;= 105</text:p>
      <text:p text:style-name="P2">| <text:s text:c="2"/>| <text:s text:c="2"/>TOTOPANDS &lt;= 56</text:p>
      <text:p text:style-name="P2">| <text:s text:c="2"/>| <text:s text:c="2"/>| <text:s text:c="2"/>VG &lt;= 6: nfp (12.09)</text:p>
      <text:p text:style-name="P2">| <text:s text:c="2"/>| <text:s text:c="2"/>| <text:s text:c="2"/>VG &gt; 6: fp (14.12/0.05)</text:p>
      <text:p text:style-name="P2">| <text:s text:c="2"/>| <text:s text:c="2"/>TOTOPANDS &gt; 56</text:p>
      <text:p text:style-name="P2">| <text:s text:c="2"/>| <text:s text:c="2"/>| <text:s text:c="2"/>NLOGIC &lt;= 8: nfp (70.41/3.92)</text:p>
      <text:p text:style-name="P2">| <text:s text:c="2"/>| <text:s text:c="2"/>| <text:s text:c="2"/>NLOGIC &gt; 8</text:p>
      <text:p text:style-name="P2">| <text:s text:c="2"/>| <text:s text:c="2"/>| <text:s text:c="2"/>| <text:s text:c="2"/>NUMUANDS &lt;= 87: fp (2.41)</text:p>
      <text:p text:style-name="P2">| <text:s text:c="2"/>| <text:s text:c="2"/>| <text:s text:c="2"/>| <text:s text:c="2"/>NUMUANDS &gt; 87: nfp (2.48)</text:p>
      <text:p text:style-name="P2">| <text:s text:c="2"/>ELOC &gt; 105: fp (5.37)</text:p>
      <text:p text:style-name="P2">NUMUANDS &gt; 115</text:p>
      <text:p text:style-name="P2">| <text:s text:c="2"/>VG &lt;= 29: fp (52.2)</text:p>
      <text:p text:style-name="P2">| <text:s text:c="2"/>VG &gt; 29</text:p>
      <text:p text:style-name="P2">| <text:s text:c="2"/>| <text:s text:c="2"/>NUMUORS &lt;= 42</text:p>
      <text:p text:style-name="P2">| <text:s text:c="2"/>| <text:s text:c="2"/>| <text:s text:c="2"/>LOC &lt;= 886: nfp (6.99)</text:p>
      <text:p text:style-name="P2">| <text:s text:c="2"/>| <text:s text:c="2"/>| <text:s text:c="2"/>LOC &gt; 886</text:p>
      <text:p text:style-name="P2">| <text:s text:c="2"/>| <text:s text:c="2"/>| <text:s text:c="2"/>| <text:s text:c="2"/>TOTOTORS &lt;= 1085: fp (3.56)</text:p>
      <text:p text:style-name="P2">| <text:s text:c="2"/>| <text:s text:c="2"/>| <text:s text:c="2"/>| <text:s text:c="2"/>TOTOTORS &gt; 1085</text:p>
      <text:p text:style-name="P2">| <text:s text:c="2"/>| <text:s text:c="2"/>| <text:s text:c="2"/>| <text:s text:c="2"/>| <text:s text:c="2"/>TOTOPANDS &lt;= 1202: nfp (5.09)</text:p>
      <text:p text:style-name="P2">| <text:s text:c="2"/>| <text:s text:c="2"/>| <text:s text:c="2"/>| <text:s text:c="2"/>| <text:s text:c="2"/>TOTOPANDS &gt; 1202</text:p>
      <text:p text:style-name="P2">| <text:s text:c="2"/>| <text:s text:c="2"/>| <text:s text:c="2"/>| <text:s text:c="2"/>| <text:s text:c="2"/>| <text:s text:c="2"/>VG &lt;= 94: fp (4.14)</text:p>
      <text:p text:style-name="P2">| <text:s text:c="2"/>| <text:s text:c="2"/>| <text:s text:c="2"/>| <text:s text:c="2"/>| <text:s text:c="2"/>| <text:s text:c="2"/>VG &gt; 94: nfp (2.61)</text:p>
      <text:p text:style-name="P2">| <text:s text:c="2"/>| <text:s text:c="2"/>NUMUORS &gt; 42: fp (6.51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84</text:p>
      <text:p text:style-name="P2"/>
      <text:p text:style-name="P2">J48 pruned tree</text:p>
      <text:p text:style-name="P2">------------------</text:p>
      <text:p text:style-name="P2"/>
      <text:p text:style-name="P2">ELOC &lt;= 25: nfp (10.78)</text:p>
      <text:p text:style-name="P2">ELOC &gt; 25</text:p>
      <text:p text:style-name="P2">| <text:s text:c="2"/>NLOGIC &lt;= 5</text:p>
      <text:p text:style-name="P2">| <text:s text:c="2"/>| <text:s text:c="2"/>NLOGIC &lt;= 4</text:p>
      <text:p text:style-name="P2">| <text:s text:c="2"/>| <text:s text:c="2"/>| <text:s text:c="2"/>ELOC &lt;= 50</text:p>
      <text:p text:style-name="P2">| <text:s text:c="2"/>| <text:s text:c="2"/>| <text:s text:c="2"/>| <text:s text:c="2"/>LOC &lt;= 183: fp (7.19)</text:p>
      <text:p text:style-name="P2">| <text:s text:c="2"/>| <text:s text:c="2"/>| <text:s text:c="2"/>| <text:s text:c="2"/>LOC &gt; 183: nfp (17.16/0.36)</text:p>
      <text:p text:style-name="P2">| <text:s text:c="2"/>| <text:s text:c="2"/>| <text:s text:c="2"/>ELOC &gt; 50</text:p>
      <text:p text:style-name="P2">| <text:s text:c="2"/>| <text:s text:c="2"/>| <text:s text:c="2"/>| <text:s text:c="2"/>NUMUORS &lt;= 25: nfp (6.87/1.42)</text:p>
      <text:p text:style-name="P2">| <text:s text:c="2"/>| <text:s text:c="2"/>| <text:s text:c="2"/>| <text:s text:c="2"/>NUMUORS &gt; 25</text:p>
      <text:p text:style-name="P2">| <text:s text:c="2"/>| <text:s text:c="2"/>| <text:s text:c="2"/>| <text:s text:c="2"/>| <text:s text:c="2"/>VG &lt;= 13: fp (62.77)</text:p>
      <text:p text:style-name="P2">| <text:s text:c="2"/>| <text:s text:c="2"/>| <text:s text:c="2"/>| <text:s text:c="2"/>| <text:s text:c="2"/>VG &gt; 13</text:p>
      <text:p text:style-name="P2">| <text:s text:c="2"/>| <text:s text:c="2"/>| <text:s text:c="2"/>| <text:s text:c="2"/>| <text:s text:c="2"/>| <text:s text:c="2"/>TOTOTORS &lt;= 362: nfp (3.11)</text:p>
      <text:p text:style-name="P2">| <text:s text:c="2"/>| <text:s text:c="2"/>| <text:s text:c="2"/>| <text:s text:c="2"/>| <text:s text:c="2"/>| <text:s text:c="2"/>TOTOTORS &gt; 362</text:p>
      <text:p text:style-name="P2">| <text:s text:c="2"/>| <text:s text:c="2"/>| <text:s text:c="2"/>| <text:s text:c="2"/>| <text:s text:c="2"/>| <text:s text:c="2"/>| <text:s text:c="2"/>VG &lt;= 29: fp (25.81/0.9)</text:p>
      <text:p text:style-name="P2">| <text:s text:c="2"/>| <text:s text:c="2"/>| <text:s text:c="2"/>| <text:s text:c="2"/>| <text:s text:c="2"/>| <text:s text:c="2"/>| <text:s text:c="2"/>VG &gt; 29</text:p>
      <text:p text:style-name="P2">| <text:s text:c="2"/>| <text:s text:c="2"/>| <text:s text:c="2"/>| <text:s text:c="2"/>| <text:s text:c="2"/>| <text:s text:c="2"/>| <text:s text:c="2"/>| <text:s text:c="2"/>ELOC &lt;= 151: nfp (3.44)</text:p>
      <text:p text:style-name="P2">| <text:s text:c="2"/>| <text:s text:c="2"/>| <text:s text:c="2"/>| <text:s text:c="2"/>| <text:s text:c="2"/>| <text:s text:c="2"/>| <text:s text:c="2"/>| <text:s text:c="2"/>ELOC &gt; 151: fp (7.38/1.47)</text:p>
      <text:p text:style-name="P2">| <text:s text:c="2"/>| <text:s text:c="2"/>NLOGIC &gt; 4: fp (32.5/1.17)</text:p>
      <text:p text:style-name="P2">| <text:s text:c="2"/>NLOGIC &gt; 5: nfp (11.0/4.1)</text:p>
      <text:p text:style-name="P2"/>
      <text:p text:style-name="P2">Number of Leaves <text:s/>: <text:tab/>11</text:p>
      <text:p text:style-name="P2"/>
      <text:p text:style-name="P2">Size of the tree : <text:tab/>21</text:p>
      <text:p text:style-name="P2"><text:soft-page-break/></text:p>
      <text:p text:style-name="P2"/>
      <text:p text:style-name="P2">Weight: 2.94</text:p>
      <text:p text:style-name="P2"/>
      <text:p text:style-name="P2">J48 pruned tree</text:p>
      <text:p text:style-name="P2">------------------</text:p>
      <text:p text:style-name="P2"/>
      <text:p text:style-name="P2">VG &lt;= 448</text:p>
      <text:p text:style-name="P2">| <text:s text:c="2"/>TOTOPANDS &lt;= 174</text:p>
      <text:p text:style-name="P2">| <text:s text:c="2"/>| <text:s text:c="2"/>NLOGIC &lt;= 0</text:p>
      <text:p text:style-name="P2">| <text:s text:c="2"/>| <text:s text:c="2"/>| <text:s text:c="2"/>ELOC &lt;= 26: fp (4.9/1.12)</text:p>
      <text:p text:style-name="P2">| <text:s text:c="2"/>| <text:s text:c="2"/>| <text:s text:c="2"/>ELOC &gt; 26: nfp (2.24)</text:p>
      <text:p text:style-name="P2">| <text:s text:c="2"/>| <text:s text:c="2"/>NLOGIC &gt; 0: nfp (7.44)</text:p>
      <text:p text:style-name="P2">| <text:s text:c="2"/>TOTOPANDS &gt; 174</text:p>
      <text:p text:style-name="P2">| <text:s text:c="2"/>| <text:s text:c="2"/>NUMUORS &lt;= 26</text:p>
      <text:p text:style-name="P2">| <text:s text:c="2"/>| <text:s text:c="2"/>| <text:s text:c="2"/>NLOGIC &lt;= 3</text:p>
      <text:p text:style-name="P2">| <text:s text:c="2"/>| <text:s text:c="2"/>| <text:s text:c="2"/>| <text:s text:c="2"/>NUMUORS &lt;= 25</text:p>
      <text:p text:style-name="P2">| <text:s text:c="2"/>| <text:s text:c="2"/>| <text:s text:c="2"/>| <text:s text:c="2"/>| <text:s text:c="2"/>TOTOTORS &lt;= 313: nfp (3.77)</text:p>
      <text:p text:style-name="P2">| <text:s text:c="2"/>| <text:s text:c="2"/>| <text:s text:c="2"/>| <text:s text:c="2"/>| <text:s text:c="2"/>TOTOTORS &gt; 313: fp (18.43/0.69)</text:p>
      <text:p text:style-name="P2">| <text:s text:c="2"/>| <text:s text:c="2"/>| <text:s text:c="2"/>| <text:s text:c="2"/>NUMUORS &gt; 25: fp (32.71/0.11)</text:p>
      <text:p text:style-name="P2">| <text:s text:c="2"/>| <text:s text:c="2"/>| <text:s text:c="2"/>NLOGIC &gt; 3: fp (25.25)</text:p>
      <text:p text:style-name="P2">| <text:s text:c="2"/>| <text:s text:c="2"/>NUMUORS &gt; 26</text:p>
      <text:p text:style-name="P2">| <text:s text:c="2"/>| <text:s text:c="2"/>| <text:s text:c="2"/>VG &lt;= 18</text:p>
      <text:p text:style-name="P2">| <text:s text:c="2"/>| <text:s text:c="2"/>| <text:s text:c="2"/>| <text:s text:c="2"/>NUMUANDS &lt;= 57: fp (3.9)</text:p>
      <text:p text:style-name="P2">| <text:s text:c="2"/>| <text:s text:c="2"/>| <text:s text:c="2"/>| <text:s text:c="2"/>NUMUANDS &gt; 57: nfp (25.87/0.88)</text:p>
      <text:p text:style-name="P2">| <text:s text:c="2"/>| <text:s text:c="2"/>| <text:s text:c="2"/>VG &gt; 18</text:p>
      <text:p text:style-name="P2">| <text:s text:c="2"/>| <text:s text:c="2"/>| <text:s text:c="2"/>| <text:s text:c="2"/>LOC &lt;= 1769</text:p>
      <text:p text:style-name="P2">| <text:s text:c="2"/>| <text:s text:c="2"/>| <text:s text:c="2"/>| <text:s text:c="2"/>| <text:s text:c="2"/>VG &lt;= 44: fp (25.57/2.45)</text:p>
      <text:p text:style-name="P2">| <text:s text:c="2"/>| <text:s text:c="2"/>| <text:s text:c="2"/>| <text:s text:c="2"/>| <text:s text:c="2"/>VG &gt; 44: nfp (5.22/0.83)</text:p>
      <text:p text:style-name="P2">| <text:s text:c="2"/>| <text:s text:c="2"/>| <text:s text:c="2"/>| <text:s text:c="2"/>LOC &gt; 1769: fp (20.06)</text:p>
      <text:p text:style-name="P2">VG &gt; 448: nfp (12.64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4</text:p>
      <text:p text:style-name="P2"/>
      <text:p text:style-name="P2">Number of performed Iterations: 10</text:p>
      <text:p text:style-name="P2"/>
      <text:p text:style-name="P2"/>
      <text:p text:style-name="P2">Cost Matrix</text:p>
      <text:p text:style-name="P2"><text:s/>0 4</text:p>
      <text:p text:style-name="P2"><text:s/>1 0</text:p>
      <text:p text:style-name="P2"/>
      <text:p text:style-name="P2"/>
      <text:p text:style-name="P2">Time taken to build model: 0.05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61 <text:s text:c="14"/>85.6383 %</text:p>
      <text:p text:style-name="P2">Incorrectly Classified Instances <text:s text:c="7"/>27 <text:s text:c="14"/>14.3617 %</text:p>
      <text:p text:style-name="P2">Kappa statistic <text:s text:c="25"/>0.6549</text:p>
      <text:p text:style-name="P2">Mean absolute error <text:s text:c="21"/>0.1362</text:p>
      <text:p text:style-name="P2">Root mean squared error <text:s text:c="17"/>0.3531</text:p>
      <text:p text:style-name="P2">Relative absolute error <text:s text:c="16"/>32.8027 %</text:p>
      <text:p text:style-name="P2">Root relative squared error <text:s text:c="12"/>77.5867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895 <text:s text:c="3"/>0.236 <text:s text:c="3"/>0.902 <text:s text:c="5"/>0.895 <text:s text:c="3"/>0.898 <text:s text:c="5"/>0.655 <text:s text:c="3"/>0.911 <text:s text:c="4"/>0.947 <text:s text:c="4"/>nfp</text:p>
      <text:p text:style-name="P2"><text:s text:c="17"/>0.764 <text:s text:c="3"/>0.105 <text:s text:c="3"/>0.750 <text:s text:c="5"/>0.764 <text:s text:c="3"/>0.757 <text:s text:c="5"/>0.655 <text:s text:c="3"/>0.911 <text:s text:c="4"/>0.817 <text:s text:c="4"/>fp</text:p>
      <text:p text:style-name="P2">Weighted Avg. <text:s text:c="3"/>0.856 <text:s text:c="3"/>0.198 <text:s text:c="3"/>0.857 <text:s text:c="5"/>0.856 <text:s text:c="3"/>0.857 <text:s text:c="5"/>0.655 <text:s text:c="3"/>0.911 <text:s text:c="4"/>0.909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19 <text:s/>14 | <text:s text:c="2"/>a = nfp</text:p>
      <text:p text:style-name="P2"><text:soft-page-break/><text:s text:c="2"/>13 <text:s/>42 | <text:s text:c="2"/>b = fp</text:p>
      <text:p text:style-name="P2"/>
      <text:p text:style-name="P2">xxxxxxxxxxxxxxxxxxxxxxxxxxxxx</text:p>
      <text:p text:style-name="P2">=== Run information ===</text:p>
      <text:p text:style-name="P2"/>
      <text:p text:style-name="P2">Scheme: <text:s text:c="6"/>weka.classifiers.meta.CostSensitiveClassifier -cost-matrix "[0.0 5.0; 1.0 0.0]" -S 1 -W weka.classifiers.meta.AdaBoostM1 -- -P 100 -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AdaBoostM1 -P 100 -S 1 -I 10 -W weka.classifiers.trees.J48 -- -C 0.25 -M 2</text:p>
      <text:p text:style-name="P2"/>
      <text:p text:style-name="P2">Classifier Model</text:p>
      <text:p text:style-name="P2">AdaBoostM1: Base classifiers and their weights: </text:p>
      <text:p text:style-name="P2"/>
      <text:p text:style-name="P2">J48 pruned tree</text:p>
      <text:p text:style-name="P2">------------------</text:p>
      <text:p text:style-name="P2"/>
      <text:p text:style-name="P2">LOC &lt;= 886: nfp (167.37/4.18)</text:p>
      <text:p text:style-name="P2">LOC &gt; 886</text:p>
      <text:p text:style-name="P2">| <text:s text:c="2"/>NLOGIC &lt;= 9: nfp (16.19/5.74)</text:p>
      <text:p text:style-name="P2">| <text:s text:c="2"/>NLOGIC &gt; 9: fp (4.44)</text:p>
      <text:p text:style-name="P2"/>
      <text:p text:style-name="P2">Number of Leaves <text:s/>: <text:tab/>3</text:p>
      <text:p text:style-name="P2"/>
      <text:p text:style-name="P2">Size of the tree : <text:tab/>5</text:p>
      <text:p text:style-name="P2"/>
      <text:p text:style-name="P2"/>
      <text:p text:style-name="P2">Weight: 2.89</text:p>
      <text:p text:style-name="P2"/>
      <text:p text:style-name="P2">J48 pruned tree</text:p>
      <text:p text:style-name="P2">------------------</text:p>
      <text:p text:style-name="P2"/>
      <text:p text:style-name="P2">TOTOTORS &lt;= 220: nfp (70.7/2.47)</text:p>
      <text:p text:style-name="P2">TOTOTORS &gt; 220</text:p>
      <text:p text:style-name="P2">| <text:s text:c="2"/>ELOC &lt;= 48</text:p>
      <text:p text:style-name="P2">| <text:s text:c="2"/>| <text:s text:c="2"/>NLOGIC &lt;= 4: nfp (6.2)</text:p>
      <text:p text:style-name="P2">| <text:s text:c="2"/>| <text:s text:c="2"/>NLOGIC &gt; 4: fp (2.47)</text:p>
      <text:p text:style-name="P2">| <text:s text:c="2"/>ELOC &gt; 48: fp (108.62/17.23)</text:p>
      <text:p text:style-name="P2"/>
      <text:p text:style-name="P2">Number of Leaves <text:s/>: <text:tab/>4</text:p>
      <text:p text:style-name="P2"/>
      <text:p text:style-name="P2">Size of the tree : <text:tab/>7</text:p>
      <text:p text:style-name="P2"/>
      <text:p text:style-name="P2"/>
      <text:p text:style-name="P2">Weight: 2.14</text:p>
      <text:p text:style-name="P2"/>
      <text:p text:style-name="P2">J48 pruned tree</text:p>
      <text:p text:style-name="P2">------------------</text:p>
      <text:p text:style-name="P2"/>
      <text:p text:style-name="P2">NUMUORS &lt;= 17: nfp (28.31)</text:p>
      <text:p text:style-name="P2">NUMUORS &gt; 17</text:p>
      <text:p text:style-name="P2">| <text:s text:c="2"/>TOTOPANDS &lt;= 60: fp (13.73/1.92)</text:p>
      <text:p text:style-name="P2">| <text:s text:c="2"/>TOTOPANDS &gt; 60</text:p>
      <text:p text:style-name="P2">| <text:s text:c="2"/>| <text:s text:c="2"/>LOC &lt;= 1158</text:p>
      <text:p text:style-name="P2">| <text:s text:c="2"/>| <text:s text:c="2"/>| <text:s text:c="2"/>VG &lt;= 29</text:p>
      <text:p text:style-name="P2">| <text:s text:c="2"/>| <text:s text:c="2"/>| <text:s text:c="2"/>| <text:s text:c="2"/>NUMUANDS &lt;= 115</text:p>
      <text:p text:style-name="P2"><text:soft-page-break/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VG &lt;= 23: nfp (34.44/4.14)</text:p>
      <text:p text:style-name="P2">| <text:s text:c="2"/>| <text:s text:c="2"/>| <text:s text:c="2"/>| <text:s text:c="2"/>| <text:s text:c="2"/>| <text:s text:c="2"/>| <text:s text:c="2"/>VG &gt; 23: fp (2.76)</text:p>
      <text:p text:style-name="P2">| <text:s text:c="2"/>| <text:s text:c="2"/>| <text:s text:c="2"/>| <text:s text:c="2"/>| <text:s text:c="2"/>| <text:s text:c="2"/>NLOGIC &gt; 8: fp (4.14)</text:p>
      <text:p text:style-name="P2">| <text:s text:c="2"/>| <text:s text:c="2"/>| <text:s text:c="2"/>| <text:s text:c="2"/>| <text:s text:c="2"/>NUMUANDS &gt; 102: nfp (20.5)</text:p>
      <text:p text:style-name="P2">| <text:s text:c="2"/>| <text:s text:c="2"/>| <text:s text:c="2"/>| <text:s text:c="2"/>NUMUANDS &gt; 115: fp (19.34)</text:p>
      <text:p text:style-name="P2">| <text:s text:c="2"/>| <text:s text:c="2"/>| <text:s text:c="2"/>VG &gt; 29</text:p>
      <text:p text:style-name="P2">| <text:s text:c="2"/>| <text:s text:c="2"/>| <text:s text:c="2"/>| <text:s text:c="2"/>LOC &lt;= 886: nfp (23.02)</text:p>
      <text:p text:style-name="P2">| <text:s text:c="2"/>| <text:s text:c="2"/>| <text:s text:c="2"/>| <text:s text:c="2"/>LOC &gt; 886</text:p>
      <text:p text:style-name="P2">| <text:s text:c="2"/>| <text:s text:c="2"/>| <text:s text:c="2"/>| <text:s text:c="2"/>| <text:s text:c="2"/>LOC &lt;= 992: fp (2.76)</text:p>
      <text:p text:style-name="P2">| <text:s text:c="2"/>| <text:s text:c="2"/>| <text:s text:c="2"/>| <text:s text:c="2"/>| <text:s text:c="2"/>LOC &gt; 992: nfp (13.15)</text:p>
      <text:p text:style-name="P2">| <text:s text:c="2"/>| <text:s text:c="2"/>LOC &gt; 1158</text:p>
      <text:p text:style-name="P2">| <text:s text:c="2"/>| <text:s text:c="2"/>| <text:s text:c="2"/>VG &lt;= 448</text:p>
      <text:p text:style-name="P2">| <text:s text:c="2"/>| <text:s text:c="2"/>| <text:s text:c="2"/>| <text:s text:c="2"/>NLOGIC &lt;= 8: fp (17.96)</text:p>
      <text:p text:style-name="P2">| <text:s text:c="2"/>| <text:s text:c="2"/>| <text:s text:c="2"/>| <text:s text:c="2"/>NLOGIC &gt; 8: nfp (4.6/1.31)</text:p>
      <text:p text:style-name="P2">| <text:s text:c="2"/>| <text:s text:c="2"/>| <text:s text:c="2"/>VG &gt; 448: nfp (3.29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2</text:p>
      <text:p text:style-name="P2"/>
      <text:p text:style-name="P2">J48 pruned tree</text:p>
      <text:p text:style-name="P2">------------------</text:p>
      <text:p text:style-name="P2"/>
      <text:p text:style-name="P2">NUMUANDS &lt;= 29: nfp (38.05)</text:p>
      <text:p text:style-name="P2">NUMUANDS &gt; 29</text:p>
      <text:p text:style-name="P2">| <text:s text:c="2"/>NLOGIC &lt;= 0</text:p>
      <text:p text:style-name="P2">| <text:s text:c="2"/>| <text:s text:c="2"/>NUMUANDS &lt;= 32: fp (6.14)</text:p>
      <text:p text:style-name="P2">| <text:s text:c="2"/>| <text:s text:c="2"/>NUMUANDS &gt; 32</text:p>
      <text:p text:style-name="P2">| <text:s text:c="2"/>| <text:s text:c="2"/>| <text:s text:c="2"/>TOTOTORS &lt;= 405: nfp (19.71/0.72)</text:p>
      <text:p text:style-name="P2">| <text:s text:c="2"/>| <text:s text:c="2"/>| <text:s text:c="2"/>TOTOTORS &gt; 405</text:p>
      <text:p text:style-name="P2">| <text:s text:c="2"/>| <text:s text:c="2"/>| <text:s text:c="2"/>| <text:s text:c="2"/>VG &lt;= 52: fp (10.34/1.71)</text:p>
      <text:p text:style-name="P2">| <text:s text:c="2"/>| <text:s text:c="2"/>| <text:s text:c="2"/>| <text:s text:c="2"/>VG &gt; 52: nfp (8.56)</text:p>
      <text:p text:style-name="P2">| <text:s text:c="2"/>NLOGIC &gt; 0</text:p>
      <text:p text:style-name="P2">| <text:s text:c="2"/>| <text:s text:c="2"/>ELOC &lt;= 54: fp (59.2/3.51)</text:p>
      <text:p text:style-name="P2">| <text:s text:c="2"/>| <text:s text:c="2"/>ELOC &gt; 54</text:p>
      <text:p text:style-name="P2">| <text:s text:c="2"/>| <text:s text:c="2"/>| <text:s text:c="2"/>NUMUORS &lt;= 42</text:p>
      <text:p text:style-name="P2">| <text:s text:c="2"/>| <text:s text:c="2"/>| <text:s text:c="2"/>| <text:s text:c="2"/>LOC &lt;= 1001</text:p>
      <text:p text:style-name="P2">| <text:s text:c="2"/>| <text:s text:c="2"/>| <text:s text:c="2"/>| <text:s text:c="2"/>| <text:s text:c="2"/>NUMUANDS &lt;= 112: nfp (8.56)</text:p>
      <text:p text:style-name="P2">| <text:s text:c="2"/>| <text:s text:c="2"/>| <text:s text:c="2"/>| <text:s text:c="2"/>| <text:s text:c="2"/>NUMUANDS &gt; 112</text:p>
      <text:p text:style-name="P2">| <text:s text:c="2"/>| <text:s text:c="2"/>| <text:s text:c="2"/>| <text:s text:c="2"/>| <text:s text:c="2"/>| <text:s text:c="2"/>NUMUORS &lt;= 33: fp (2.16)</text:p>
      <text:p text:style-name="P2">| <text:s text:c="2"/>| <text:s text:c="2"/>| <text:s text:c="2"/>| <text:s text:c="2"/>| <text:s text:c="2"/>| <text:s text:c="2"/>NUMUORS &gt; 33: nfp (3.42)</text:p>
      <text:p text:style-name="P2">| <text:s text:c="2"/>| <text:s text:c="2"/>| <text:s text:c="2"/>| <text:s text:c="2"/>LOC &gt; 1001</text:p>
      <text:p text:style-name="P2">| <text:s text:c="2"/>| <text:s text:c="2"/>| <text:s text:c="2"/>| <text:s text:c="2"/>| <text:s text:c="2"/>TOTOTORS &lt;= 1085: fp (6.01)</text:p>
      <text:p text:style-name="P2">| <text:s text:c="2"/>| <text:s text:c="2"/>| <text:s text:c="2"/>| <text:s text:c="2"/>| <text:s text:c="2"/>TOTOTORS &gt; 1085</text:p>
      <text:p text:style-name="P2">| <text:s text:c="2"/>| <text:s text:c="2"/>| <text:s text:c="2"/>| <text:s text:c="2"/>| <text:s text:c="2"/>| <text:s text:c="2"/>TOTOTORS &lt;= 1301: nfp (3.42)</text:p>
      <text:p text:style-name="P2">| <text:s text:c="2"/>| <text:s text:c="2"/>| <text:s text:c="2"/>| <text:s text:c="2"/>| <text:s text:c="2"/>| <text:s text:c="2"/>TOTOTORS &gt; 1301</text:p>
      <text:p text:style-name="P2">| <text:s text:c="2"/>| <text:s text:c="2"/>| <text:s text:c="2"/>| <text:s text:c="2"/>| <text:s text:c="2"/>| <text:s text:c="2"/>| <text:s text:c="2"/>VG &lt;= 78: fp (3.4)</text:p>
      <text:p text:style-name="P2">| <text:s text:c="2"/>| <text:s text:c="2"/>| <text:s text:c="2"/>| <text:s text:c="2"/>| <text:s text:c="2"/>| <text:s text:c="2"/>| <text:s text:c="2"/>VG &gt; 78: nfp (2.43/0.72)</text:p>
      <text:p text:style-name="P2">| <text:s text:c="2"/>| <text:s text:c="2"/>| <text:s text:c="2"/>NUMUORS &gt; 42: fp (16.61)</text:p>
      <text:p text:style-name="P2"/>
      <text:p text:style-name="P2">Number of Leaves <text:s/>: <text:tab/>14</text:p>
      <text:p text:style-name="P2"/>
      <text:p text:style-name="P2">Size of the tree : <text:tab/>27</text:p>
      <text:p text:style-name="P2"/>
      <text:p text:style-name="P2"/>
      <text:p text:style-name="P2">Weight: 3.3</text:p>
      <text:p text:style-name="P2"/>
      <text:p text:style-name="P2">J48 pruned tree</text:p>
      <text:p text:style-name="P2">------------------</text:p>
      <text:p text:style-name="P2"/>
      <text:p text:style-name="P2">LOC &lt;= 1158</text:p>
      <text:p text:style-name="P2">| <text:s text:c="2"/>NUMUORS &lt;= 20: nfp (46.73/0.75)</text:p>
      <text:p text:style-name="P2">| <text:s text:c="2"/>NUMUORS &gt; 20</text:p>
      <text:p text:style-name="P2">| <text:s text:c="2"/>| <text:s text:c="2"/>VG &lt;= 29</text:p>
      <text:p text:style-name="P2">| <text:s text:c="2"/>| <text:s text:c="2"/>| <text:s text:c="2"/>ELOC &lt;= 25: nfp (10.94)</text:p>
      <text:p text:style-name="P2">| <text:s text:c="2"/>| <text:s text:c="2"/>| <text:s text:c="2"/>ELOC &gt; 25</text:p>
      <text:p text:style-name="P2">| <text:s text:c="2"/>| <text:s text:c="2"/>| <text:s text:c="2"/>| <text:s text:c="2"/>NUMUANDS &lt;= 115</text:p>
      <text:p text:style-name="P2"><text:soft-page-break/>| <text:s text:c="2"/>| <text:s text:c="2"/>| <text:s text:c="2"/>| <text:s text:c="2"/>| <text:s text:c="2"/>ELOC &lt;= 54</text:p>
      <text:p text:style-name="P2">| <text:s text:c="2"/>| <text:s text:c="2"/>| <text:s text:c="2"/>| <text:s text:c="2"/>| <text:s text:c="2"/>| <text:s text:c="2"/>ELOC &lt;= 48</text:p>
      <text:p text:style-name="P2">| <text:s text:c="2"/>| <text:s text:c="2"/>| <text:s text:c="2"/>| <text:s text:c="2"/>| <text:s text:c="2"/>| <text:s text:c="2"/>| <text:s text:c="2"/>LOC &lt;= 291: fp (12.41/0.1)</text:p>
      <text:p text:style-name="P2">| <text:s text:c="2"/>| <text:s text:c="2"/>| <text:s text:c="2"/>| <text:s text:c="2"/>| <text:s text:c="2"/>| <text:s text:c="2"/>| <text:s text:c="2"/>LOC &gt; 291: nfp (15.9)</text:p>
      <text:p text:style-name="P2">| <text:s text:c="2"/>| <text:s text:c="2"/>| <text:s text:c="2"/>| <text:s text:c="2"/>| <text:s text:c="2"/>| <text:s text:c="2"/>ELOC &gt; 48: fp (19.88/0.89)</text:p>
      <text:p text:style-name="P2">| <text:s text:c="2"/>| <text:s text:c="2"/>| <text:s text:c="2"/>| <text:s text:c="2"/>| <text:s text:c="2"/>ELOC &gt; 54: nfp (8.73/0.75)</text:p>
      <text:p text:style-name="P2">| <text:s text:c="2"/>| <text:s text:c="2"/>| <text:s text:c="2"/>| <text:s text:c="2"/>NUMUANDS &gt; 115: fp (14.62)</text:p>
      <text:p text:style-name="P2">| <text:s text:c="2"/>| <text:s text:c="2"/>VG &gt; 29: nfp (33.75/0.75)</text:p>
      <text:p text:style-name="P2">LOC &gt; 1158: fp (25.03/1.77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3.6</text:p>
      <text:p text:style-name="P2"/>
      <text:p text:style-name="P2">J48 pruned tree</text:p>
      <text:p text:style-name="P2">------------------</text:p>
      <text:p text:style-name="P2"/>
      <text:p text:style-name="P2">NLOGIC &lt;= 9</text:p>
      <text:p text:style-name="P2">| <text:s text:c="2"/>NLOGIC &lt;= 6</text:p>
      <text:p text:style-name="P2">| <text:s text:c="2"/>| <text:s text:c="2"/>LOC &lt;= 501</text:p>
      <text:p text:style-name="P2">| <text:s text:c="2"/>| <text:s text:c="2"/>| <text:s text:c="2"/>NLOGIC &lt;= 1: nfp (46.2/2.21)</text:p>
      <text:p text:style-name="P2">| <text:s text:c="2"/>| <text:s text:c="2"/>| <text:s text:c="2"/>NLOGIC &gt; 1</text:p>
      <text:p text:style-name="P2">| <text:s text:c="2"/>| <text:s text:c="2"/>| <text:s text:c="2"/>| <text:s text:c="2"/>VG &lt;= 8: nfp (6.97)</text:p>
      <text:p text:style-name="P2">| <text:s text:c="2"/>| <text:s text:c="2"/>| <text:s text:c="2"/>| <text:s text:c="2"/>VG &gt; 8</text:p>
      <text:p text:style-name="P2">| <text:s text:c="2"/>| <text:s text:c="2"/>| <text:s text:c="2"/>| <text:s text:c="2"/>| <text:s text:c="2"/>NUMUORS &lt;= 27: fp (9.37)</text:p>
      <text:p text:style-name="P2">| <text:s text:c="2"/>| <text:s text:c="2"/>| <text:s text:c="2"/>| <text:s text:c="2"/>| <text:s text:c="2"/>NUMUORS &gt; 27: nfp (3.36)</text:p>
      <text:p text:style-name="P2">| <text:s text:c="2"/>| <text:s text:c="2"/>LOC &gt; 501</text:p>
      <text:p text:style-name="P2">| <text:s text:c="2"/>| <text:s text:c="2"/>| <text:s text:c="2"/>VG &lt;= 343</text:p>
      <text:p text:style-name="P2">| <text:s text:c="2"/>| <text:s text:c="2"/>| <text:s text:c="2"/>| <text:s text:c="2"/>TOTOPANDS &lt;= 252: nfp (3.46)</text:p>
      <text:p text:style-name="P2">| <text:s text:c="2"/>| <text:s text:c="2"/>| <text:s text:c="2"/>| <text:s text:c="2"/>TOTOPANDS &gt; 252: fp (59.59/6.01)</text:p>
      <text:p text:style-name="P2">| <text:s text:c="2"/>| <text:s text:c="2"/>| <text:s text:c="2"/>VG &gt; 343: nfp (16.67)</text:p>
      <text:p text:style-name="P2">| <text:s text:c="2"/>NLOGIC &gt; 6: nfp (30.03/0.96)</text:p>
      <text:p text:style-name="P2">NLOGIC &gt; 9: fp (12.36/0.91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2.87</text:p>
      <text:p text:style-name="P2"/>
      <text:p text:style-name="P2">J48 pruned tree</text:p>
      <text:p text:style-name="P2">------------------</text:p>
      <text:p text:style-name="P2"/>
      <text:p text:style-name="P2">TOTOPANDS &lt;= 298</text:p>
      <text:p text:style-name="P2">| <text:s text:c="2"/>NUMUORS &lt;= 19: nfp (11.69)</text:p>
      <text:p text:style-name="P2">| <text:s text:c="2"/>NUMUORS &gt; 19</text:p>
      <text:p text:style-name="P2">| <text:s text:c="2"/>| <text:s text:c="2"/>ELOC &lt;= 25: nfp (2.97)</text:p>
      <text:p text:style-name="P2">| <text:s text:c="2"/>| <text:s text:c="2"/>ELOC &gt; 25: fp (44.76/6.58)</text:p>
      <text:p text:style-name="P2">TOTOPANDS &gt; 298</text:p>
      <text:p text:style-name="P2">| <text:s text:c="2"/>TOTOTORS &lt;= 405: nfp (39.42/0.1)</text:p>
      <text:p text:style-name="P2">| <text:s text:c="2"/>TOTOTORS &gt; 405</text:p>
      <text:p text:style-name="P2">| <text:s text:c="2"/>| <text:s text:c="2"/>LOC &lt;= 1992</text:p>
      <text:p text:style-name="P2">| <text:s text:c="2"/>| <text:s text:c="2"/>| <text:s text:c="2"/>TOTOPANDS &lt;= 800</text:p>
      <text:p text:style-name="P2">| <text:s text:c="2"/>| <text:s text:c="2"/>| <text:s text:c="2"/>| <text:s text:c="2"/>NUMUORS &lt;= 31</text:p>
      <text:p text:style-name="P2">| <text:s text:c="2"/>| <text:s text:c="2"/>| <text:s text:c="2"/>| <text:s text:c="2"/>| <text:s text:c="2"/>NUMUORS &lt;= 29: fp (13.48/0.48)</text:p>
      <text:p text:style-name="P2">| <text:s text:c="2"/>| <text:s text:c="2"/>| <text:s text:c="2"/>| <text:s text:c="2"/>| <text:s text:c="2"/>NUMUORS &gt; 29: nfp (15.45/0.4)</text:p>
      <text:p text:style-name="P2">| <text:s text:c="2"/>| <text:s text:c="2"/>| <text:s text:c="2"/>| <text:s text:c="2"/>NUMUORS &gt; 31: fp (9.53)</text:p>
      <text:p text:style-name="P2">| <text:s text:c="2"/>| <text:s text:c="2"/>| <text:s text:c="2"/>TOTOPANDS &gt; 800: nfp (44.32/1.22)</text:p>
      <text:p text:style-name="P2">| <text:s text:c="2"/>| <text:s text:c="2"/>LOC &gt; 1992: fp (6.4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3.02</text:p>
      <text:p text:style-name="P2"/>
      <text:p text:style-name="P2">J48 pruned tree</text:p>
      <text:p text:style-name="P2"><text:soft-page-break/>------------------</text:p>
      <text:p text:style-name="P2"/>
      <text:p text:style-name="P2">LOC &lt;= 886</text:p>
      <text:p text:style-name="P2">| <text:s text:c="2"/>LOC &lt;= 173: fp (9.55/1.55)</text:p>
      <text:p text:style-name="P2">| <text:s text:c="2"/>LOC &gt; 173</text:p>
      <text:p text:style-name="P2">| <text:s text:c="2"/>| <text:s text:c="2"/>ELOC &lt;= 48: nfp (68.36/1.3)</text:p>
      <text:p text:style-name="P2">| <text:s text:c="2"/>| <text:s text:c="2"/>ELOC &gt; 48</text:p>
      <text:p text:style-name="P2">| <text:s text:c="2"/>| <text:s text:c="2"/>| <text:s text:c="2"/>VG &lt;= 29</text:p>
      <text:p text:style-name="P2">| <text:s text:c="2"/>| <text:s text:c="2"/>| <text:s text:c="2"/>| <text:s text:c="2"/>NUMUANDS &lt;= 112</text:p>
      <text:p text:style-name="P2">| <text:s text:c="2"/>| <text:s text:c="2"/>| <text:s text:c="2"/>| <text:s text:c="2"/>| <text:s text:c="2"/>NUMUANDS &lt;= 98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NUMUORS &lt;= 24: nfp (8.79)</text:p>
      <text:p text:style-name="P2">| <text:s text:c="2"/>| <text:s text:c="2"/>| <text:s text:c="2"/>| <text:s text:c="2"/>| <text:s text:c="2"/>| <text:s text:c="2"/>| <text:s text:c="2"/>NUMUORS &gt; 24</text:p>
      <text:p text:style-name="P2">| <text:s text:c="2"/>| <text:s text:c="2"/>| <text:s text:c="2"/>| <text:s text:c="2"/>| <text:s text:c="2"/>| <text:s text:c="2"/>| <text:s text:c="2"/>| <text:s text:c="2"/>NUMUANDS &lt;= 50: fp (3.24)</text:p>
      <text:p text:style-name="P2">| <text:s text:c="2"/>| <text:s text:c="2"/>| <text:s text:c="2"/>| <text:s text:c="2"/>| <text:s text:c="2"/>| <text:s text:c="2"/>| <text:s text:c="2"/>| <text:s text:c="2"/>NUMUANDS &gt; 50: nfp (6.1/1.3)</text:p>
      <text:p text:style-name="P2">| <text:s text:c="2"/>| <text:s text:c="2"/>| <text:s text:c="2"/>| <text:s text:c="2"/>| <text:s text:c="2"/>| <text:s text:c="2"/>NLOGIC &gt; 8: fp (3.81)</text:p>
      <text:p text:style-name="P2">| <text:s text:c="2"/>| <text:s text:c="2"/>| <text:s text:c="2"/>| <text:s text:c="2"/>| <text:s text:c="2"/>NUMUANDS &gt; 98: nfp (13.88)</text:p>
      <text:p text:style-name="P2">| <text:s text:c="2"/>| <text:s text:c="2"/>| <text:s text:c="2"/>| <text:s text:c="2"/>NUMUANDS &gt; 112: fp (9.44)</text:p>
      <text:p text:style-name="P2">| <text:s text:c="2"/>| <text:s text:c="2"/>| <text:s text:c="2"/>VG &gt; 29: nfp (17.5)</text:p>
      <text:p text:style-name="P2">LOC &gt; 886</text:p>
      <text:p text:style-name="P2">| <text:s text:c="2"/>NUMUORS &lt;= 42</text:p>
      <text:p text:style-name="P2">| <text:s text:c="2"/>| <text:s text:c="2"/>VG &lt;= 48</text:p>
      <text:p text:style-name="P2">| <text:s text:c="2"/>| <text:s text:c="2"/>| <text:s text:c="2"/>TOTOTORS &lt;= 380: nfp (2.59)</text:p>
      <text:p text:style-name="P2">| <text:s text:c="2"/>| <text:s text:c="2"/>| <text:s text:c="2"/>TOTOTORS &gt; 380</text:p>
      <text:p text:style-name="P2">| <text:s text:c="2"/>| <text:s text:c="2"/>| <text:s text:c="2"/>| <text:s text:c="2"/>NLOGIC &lt;= 3: fp (12.48)</text:p>
      <text:p text:style-name="P2">| <text:s text:c="2"/>| <text:s text:c="2"/>| <text:s text:c="2"/>| <text:s text:c="2"/>NLOGIC &gt; 3</text:p>
      <text:p text:style-name="P2">| <text:s text:c="2"/>| <text:s text:c="2"/>| <text:s text:c="2"/>| <text:s text:c="2"/>| <text:s text:c="2"/>VG &lt;= 34: fp (4.09)</text:p>
      <text:p text:style-name="P2">| <text:s text:c="2"/>| <text:s text:c="2"/>| <text:s text:c="2"/>| <text:s text:c="2"/>| <text:s text:c="2"/>VG &gt; 34: nfp (4.53/0.07)</text:p>
      <text:p text:style-name="P2">| <text:s text:c="2"/>| <text:s text:c="2"/>VG &gt; 48</text:p>
      <text:p text:style-name="P2">| <text:s text:c="2"/>| <text:s text:c="2"/>| <text:s text:c="2"/>NLOGIC &lt;= 3: nfp (9.07)</text:p>
      <text:p text:style-name="P2">| <text:s text:c="2"/>| <text:s text:c="2"/>| <text:s text:c="2"/>NLOGIC &gt; 3</text:p>
      <text:p text:style-name="P2">| <text:s text:c="2"/>| <text:s text:c="2"/>| <text:s text:c="2"/>| <text:s text:c="2"/>TOTOTORS &lt;= 1339: nfp (4.62)</text:p>
      <text:p text:style-name="P2">| <text:s text:c="2"/>| <text:s text:c="2"/>| <text:s text:c="2"/>| <text:s text:c="2"/>TOTOTORS &gt; 1339: fp (2.99)</text:p>
      <text:p text:style-name="P2">| <text:s text:c="2"/>NUMUORS &gt; 42: fp (6.97)</text:p>
      <text:p text:style-name="P2"/>
      <text:p text:style-name="P2">Number of Leaves <text:s/>: <text:tab/>17</text:p>
      <text:p text:style-name="P2"/>
      <text:p text:style-name="P2">Size of the tree : <text:tab/>33</text:p>
      <text:p text:style-name="P2"/>
      <text:p text:style-name="P2"/>
      <text:p text:style-name="P2">Weight: 3.77</text:p>
      <text:p text:style-name="P2"/>
      <text:p text:style-name="P2">J48 pruned tree</text:p>
      <text:p text:style-name="P2">------------------</text:p>
      <text:p text:style-name="P2"/>
      <text:p text:style-name="P2">TOTOPANDS &lt;= 198</text:p>
      <text:p text:style-name="P2">| <text:s text:c="2"/>VG &lt;= 6: nfp (36.43)</text:p>
      <text:p text:style-name="P2">| <text:s text:c="2"/>VG &gt; 6</text:p>
      <text:p text:style-name="P2">| <text:s text:c="2"/>| <text:s text:c="2"/>TOTOPANDS &lt;= 60: fp (4.11/0.02)</text:p>
      <text:p text:style-name="P2">| <text:s text:c="2"/>| <text:s text:c="2"/>TOTOPANDS &gt; 60: nfp (29.24/0.66)</text:p>
      <text:p text:style-name="P2">TOTOPANDS &gt; 198</text:p>
      <text:p text:style-name="P2">| <text:s text:c="2"/>TOTOTORS &lt;= 324</text:p>
      <text:p text:style-name="P2">| <text:s text:c="2"/>| <text:s text:c="2"/>LOC &lt;= 257: nfp (4.2)</text:p>
      <text:p text:style-name="P2">| <text:s text:c="2"/>| <text:s text:c="2"/>LOC &gt; 257: fp (62.09/1.86)</text:p>
      <text:p text:style-name="P2">| <text:s text:c="2"/>TOTOTORS &gt; 324</text:p>
      <text:p text:style-name="P2">| <text:s text:c="2"/>| <text:s text:c="2"/>NUMUORS &lt;= 42: nfp (48.37/16.96)</text:p>
      <text:p text:style-name="P2">| <text:s text:c="2"/>| <text:s text:c="2"/>NUMUORS &gt; 42: fp (3.57)</text:p>
      <text:p text:style-name="P2"/>
      <text:p text:style-name="P2">Number of Leaves <text:s/>: <text:tab/>7</text:p>
      <text:p text:style-name="P2"/>
      <text:p text:style-name="P2">Size of the tree : <text:tab/>13</text:p>
      <text:p text:style-name="P2"/>
      <text:p text:style-name="P2"/>
      <text:p text:style-name="P2">Weight: 2.16</text:p>
      <text:p text:style-name="P2"/>
      <text:p text:style-name="P2">J48 pruned tree</text:p>
      <text:p text:style-name="P2">------------------</text:p>
      <text:p text:style-name="P2"/>
      <text:p text:style-name="P2">ELOC &lt;= 25: nfp (19.73)</text:p>
      <text:p text:style-name="P2">ELOC &gt; 25</text:p>
      <text:p text:style-name="P2">| <text:s text:c="2"/>TOTOPANDS &lt;= 252</text:p>
      <text:p text:style-name="P2">| <text:s text:c="2"/>| <text:s text:c="2"/>NLOGIC &lt;= 4</text:p>
      <text:p text:style-name="P2"><text:soft-page-break/>| <text:s text:c="2"/>| <text:s text:c="2"/>| <text:s text:c="2"/>NUMUANDS &lt;= 47</text:p>
      <text:p text:style-name="P2">| <text:s text:c="2"/>| <text:s text:c="2"/>| <text:s text:c="2"/>| <text:s text:c="2"/>NUMUANDS &lt;= 44</text:p>
      <text:p text:style-name="P2">| <text:s text:c="2"/>| <text:s text:c="2"/>| <text:s text:c="2"/>| <text:s text:c="2"/>| <text:s text:c="2"/>VG &lt;= 8: fp (2.44/0.16)</text:p>
      <text:p text:style-name="P2">| <text:s text:c="2"/>| <text:s text:c="2"/>| <text:s text:c="2"/>| <text:s text:c="2"/>| <text:s text:c="2"/>VG &gt; 8: nfp (8.86)</text:p>
      <text:p text:style-name="P2">| <text:s text:c="2"/>| <text:s text:c="2"/>| <text:s text:c="2"/>| <text:s text:c="2"/>NUMUANDS &gt; 44: fp (3.29/0.09)</text:p>
      <text:p text:style-name="P2">| <text:s text:c="2"/>| <text:s text:c="2"/>| <text:s text:c="2"/>NUMUANDS &gt; 47: nfp (17.86)</text:p>
      <text:p text:style-name="P2">| <text:s text:c="2"/>| <text:s text:c="2"/>NLOGIC &gt; 4: fp (17.64/0.98)</text:p>
      <text:p text:style-name="P2">| <text:s text:c="2"/>TOTOPANDS &gt; 252</text:p>
      <text:p text:style-name="P2">| <text:s text:c="2"/>| <text:s text:c="2"/>LOC &lt;= 605</text:p>
      <text:p text:style-name="P2">| <text:s text:c="2"/>| <text:s text:c="2"/>| <text:s text:c="2"/>NUMUANDS &lt;= 112: nfp (6.01/0.55)</text:p>
      <text:p text:style-name="P2">| <text:s text:c="2"/>| <text:s text:c="2"/>| <text:s text:c="2"/>NUMUANDS &gt; 112</text:p>
      <text:p text:style-name="P2">| <text:s text:c="2"/>| <text:s text:c="2"/>| <text:s text:c="2"/>| <text:s text:c="2"/>VG &lt;= 25: fp (11.11)</text:p>
      <text:p text:style-name="P2">| <text:s text:c="2"/>| <text:s text:c="2"/>| <text:s text:c="2"/>| <text:s text:c="2"/>VG &gt; 25: nfp (2.45)</text:p>
      <text:p text:style-name="P2">| <text:s text:c="2"/>| <text:s text:c="2"/>LOC &gt; 605</text:p>
      <text:p text:style-name="P2">| <text:s text:c="2"/>| <text:s text:c="2"/>| <text:s text:c="2"/>VG &lt;= 48: fp (84.52/4.45)</text:p>
      <text:p text:style-name="P2">| <text:s text:c="2"/>| <text:s text:c="2"/>| <text:s text:c="2"/>VG &gt; 48</text:p>
      <text:p text:style-name="P2">| <text:s text:c="2"/>| <text:s text:c="2"/>| <text:s text:c="2"/>| <text:s text:c="2"/>TOTOTORS &lt;= 1522: nfp (4.48/0.62)</text:p>
      <text:p text:style-name="P2">| <text:s text:c="2"/>| <text:s text:c="2"/>| <text:s text:c="2"/>| <text:s text:c="2"/>TOTOTORS &gt; 1522: fp (9.63/1.32)</text:p>
      <text:p text:style-name="P2"/>
      <text:p text:style-name="P2">Number of Leaves <text:s/>: <text:tab/>12</text:p>
      <text:p text:style-name="P2"/>
      <text:p text:style-name="P2">Size of the tree : <text:tab/>23</text:p>
      <text:p text:style-name="P2"/>
      <text:p text:style-name="P2"/>
      <text:p text:style-name="P2">Weight: 3.09</text:p>
      <text:p text:style-name="P2"/>
      <text:p text:style-name="P2">Number of performed Iterations: 10</text:p>
      <text:p text:style-name="P2"/>
      <text:p text:style-name="P2"/>
      <text:p text:style-name="P2">Cost Matrix</text:p>
      <text:p text:style-name="P2"><text:s/>0 5</text:p>
      <text:p text:style-name="P2"><text:s/>1 0</text:p>
      <text:p text:style-name="P2"/>
      <text:p text:style-name="P2"/>
      <text:p text:style-name="P2">Time taken to build model: 0.52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62 <text:s text:c="14"/>86.1702 %</text:p>
      <text:p text:style-name="P2">Incorrectly Classified Instances <text:s text:c="7"/>26 <text:s text:c="14"/>13.8298 %</text:p>
      <text:p text:style-name="P2">Kappa statistic <text:s text:c="25"/>0.6659</text:p>
      <text:p text:style-name="P2">Mean absolute error <text:s text:c="21"/>0.142 </text:p>
      <text:p text:style-name="P2">Root mean squared error <text:s text:c="17"/>0.3594</text:p>
      <text:p text:style-name="P2">Relative absolute error <text:s text:c="16"/>34.2008 %</text:p>
      <text:p text:style-name="P2">Root relative squared error <text:s text:c="12"/>78.9745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02 <text:s text:c="3"/>0.236 <text:s text:c="3"/>0.902 <text:s text:c="5"/>0.902 <text:s text:c="3"/>0.902 <text:s text:c="5"/>0.666 <text:s text:c="3"/>0.916 <text:s text:c="4"/>0.956 <text:s text:c="4"/>nfp</text:p>
      <text:p text:style-name="P2"><text:s text:c="17"/>0.764 <text:s text:c="3"/>0.098 <text:s text:c="3"/>0.764 <text:s text:c="5"/>0.764 <text:s text:c="3"/>0.764 <text:s text:c="5"/>0.666 <text:s text:c="3"/>0.916 <text:s text:c="4"/>0.790 <text:s text:c="4"/>fp</text:p>
      <text:p text:style-name="P2">Weighted Avg. <text:s text:c="3"/>0.862 <text:s text:c="3"/>0.196 <text:s text:c="3"/>0.862 <text:s text:c="5"/>0.862 <text:s text:c="3"/>0.862 <text:s text:c="5"/>0.666 <text:s text:c="3"/>0.916 <text:s text:c="4"/>0.907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20 <text:s/>13 | <text:s text:c="2"/>a = nfp</text:p>
      <text:p text:style-name="P2"><text:s text:c="2"/>13 <text:s/>42 | <text:s text:c="2"/>b = fp</text:p>
      <text:p text:style-name="P2">xxxxxxxxxxxxxxxxxxxxxxxxxxxxxxxxxxxxxxxxxxx</text:p>
      <text:p text:style-name="P2">=== Run information ===</text:p>
      <text:p text:style-name="P2"/>
      <text:p text:style-name="P2">Scheme: <text:s text:c="6"/>weka.classifiers.meta.CostSensitiveClassifier -cost-matrix "[0.0 6.0; 1.0 0.0]" -S 1 -W weka.classifiers.meta.AdaBoostM1 -- -P 100 -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oft-page-break/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AdaBoostM1 -P 100 -S 1 -I 10 -W weka.classifiers.trees.J48 -- -C 0.25 -M 2</text:p>
      <text:p text:style-name="P2"/>
      <text:p text:style-name="P2">Classifier Model</text:p>
      <text:p text:style-name="P2">AdaBoostM1: Base classifiers and their weights: </text:p>
      <text:p text:style-name="P2"/>
      <text:p text:style-name="P2">J48 pruned tree</text:p>
      <text:p text:style-name="P2">------------------</text:p>
      <text:p text:style-name="P2"/>
      <text:p text:style-name="P2">LOC &lt;= 886: nfp (168.83/3.53)</text:p>
      <text:p text:style-name="P2">LOC &gt; 886</text:p>
      <text:p text:style-name="P2">| <text:s text:c="2"/>NLOGIC &lt;= 9: nfp (15.43/4.85)</text:p>
      <text:p text:style-name="P2">| <text:s text:c="2"/>NLOGIC &gt; 9: fp (3.75)</text:p>
      <text:p text:style-name="P2"/>
      <text:p text:style-name="P2">Number of Leaves <text:s/>: <text:tab/>3</text:p>
      <text:p text:style-name="P2"/>
      <text:p text:style-name="P2">Size of the tree : <text:tab/>5</text:p>
      <text:p text:style-name="P2"/>
      <text:p text:style-name="P2"/>
      <text:p text:style-name="P2">Weight: 3.07</text:p>
      <text:p text:style-name="P2"/>
      <text:p text:style-name="P2">J48 pruned tree</text:p>
      <text:p text:style-name="P2">------------------</text:p>
      <text:p text:style-name="P2"/>
      <text:p text:style-name="P2">TOTOTORS &lt;= 220: nfp (70.98/2.47)</text:p>
      <text:p text:style-name="P2">TOTOTORS &gt; 220</text:p>
      <text:p text:style-name="P2">| <text:s text:c="2"/>ELOC &lt;= 48</text:p>
      <text:p text:style-name="P2">| <text:s text:c="2"/>| <text:s text:c="2"/>NLOGIC &lt;= 4: nfp (6.23)</text:p>
      <text:p text:style-name="P2">| <text:s text:c="2"/>| <text:s text:c="2"/>NLOGIC &gt; 4: fp (2.47)</text:p>
      <text:p text:style-name="P2">| <text:s text:c="2"/>ELOC &gt; 48: fp (108.31/17.3)</text:p>
      <text:p text:style-name="P2"/>
      <text:p text:style-name="P2">Number of Leaves <text:s/>: <text:tab/>4</text:p>
      <text:p text:style-name="P2"/>
      <text:p text:style-name="P2">Size of the tree : <text:tab/>7</text:p>
      <text:p text:style-name="P2"/>
      <text:p text:style-name="P2"/>
      <text:p text:style-name="P2">Weight: 2.14</text:p>
      <text:p text:style-name="P2"/>
      <text:p text:style-name="P2">J48 pruned tree</text:p>
      <text:p text:style-name="P2">------------------</text:p>
      <text:p text:style-name="P2"/>
      <text:p text:style-name="P2">NUMUORS &lt;= 17: nfp (28.42)</text:p>
      <text:p text:style-name="P2">NUMUORS &gt; 17</text:p>
      <text:p text:style-name="P2">| <text:s text:c="2"/>TOTOPANDS &lt;= 60: fp (13.69/1.93)</text:p>
      <text:p text:style-name="P2">| <text:s text:c="2"/>TOTOPANDS &gt; 60</text:p>
      <text:p text:style-name="P2">| <text:s text:c="2"/>| <text:s text:c="2"/>LOC &lt;= 1158</text:p>
      <text:p text:style-name="P2">| <text:s text:c="2"/>| <text:s text:c="2"/>| <text:s text:c="2"/>VG &lt;= 29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VG &lt;= 23: nfp (34.52/4.15)</text:p>
      <text:p text:style-name="P2">| <text:s text:c="2"/>| <text:s text:c="2"/>| <text:s text:c="2"/>| <text:s text:c="2"/>| <text:s text:c="2"/>| <text:s text:c="2"/>| <text:s text:c="2"/>VG &gt; 23: fp (2.76)</text:p>
      <text:p text:style-name="P2">| <text:s text:c="2"/>| <text:s text:c="2"/>| <text:s text:c="2"/>| <text:s text:c="2"/>| <text:s text:c="2"/>| <text:s text:c="2"/>NLOGIC &gt; 8: fp (4.15)</text:p>
      <text:p text:style-name="P2">| <text:s text:c="2"/>| <text:s text:c="2"/>| <text:s text:c="2"/>| <text:s text:c="2"/>| <text:s text:c="2"/>NUMUANDS &gt; 102: nfp (20.51)</text:p>
      <text:p text:style-name="P2">| <text:s text:c="2"/>| <text:s text:c="2"/>| <text:s text:c="2"/>| <text:s text:c="2"/>NUMUANDS &gt; 115: fp (19.35)</text:p>
      <text:p text:style-name="P2">| <text:s text:c="2"/>| <text:s text:c="2"/>| <text:s text:c="2"/>VG &gt; 29</text:p>
      <text:p text:style-name="P2">| <text:s text:c="2"/>| <text:s text:c="2"/>| <text:s text:c="2"/>| <text:s text:c="2"/>LOC &lt;= 886: nfp (23.03)</text:p>
      <text:p text:style-name="P2">| <text:s text:c="2"/>| <text:s text:c="2"/>| <text:s text:c="2"/>| <text:s text:c="2"/>LOC &gt; 886</text:p>
      <text:p text:style-name="P2">| <text:s text:c="2"/>| <text:s text:c="2"/>| <text:s text:c="2"/>| <text:s text:c="2"/>| <text:s text:c="2"/>LOC &lt;= 992: fp (2.76)</text:p>
      <text:p text:style-name="P2">| <text:s text:c="2"/>| <text:s text:c="2"/>| <text:s text:c="2"/>| <text:s text:c="2"/>| <text:s text:c="2"/>LOC &gt; 992: nfp (13.16)</text:p>
      <text:p text:style-name="P2">| <text:s text:c="2"/>| <text:s text:c="2"/>LOC &gt; 1158</text:p>
      <text:p text:style-name="P2">| <text:s text:c="2"/>| <text:s text:c="2"/>| <text:s text:c="2"/>VG &lt;= 448</text:p>
      <text:p text:style-name="P2"><text:soft-page-break/>| <text:s text:c="2"/>| <text:s text:c="2"/>| <text:s text:c="2"/>| <text:s text:c="2"/>NLOGIC &lt;= 8: fp (17.97)</text:p>
      <text:p text:style-name="P2">| <text:s text:c="2"/>| <text:s text:c="2"/>| <text:s text:c="2"/>| <text:s text:c="2"/>NLOGIC &gt; 8: nfp (4.39/1.1)</text:p>
      <text:p text:style-name="P2">| <text:s text:c="2"/>| <text:s text:c="2"/>| <text:s text:c="2"/>VG &gt; 448: nfp (3.29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23</text:p>
      <text:p text:style-name="P2"/>
      <text:p text:style-name="P2">J48 pruned tree</text:p>
      <text:p text:style-name="P2">------------------</text:p>
      <text:p text:style-name="P2"/>
      <text:p text:style-name="P2">NUMUANDS &lt;= 29: nfp (38.9)</text:p>
      <text:p text:style-name="P2">NUMUANDS &gt; 29</text:p>
      <text:p text:style-name="P2">| <text:s text:c="2"/>NLOGIC &lt;= 0</text:p>
      <text:p text:style-name="P2">| <text:s text:c="2"/>| <text:s text:c="2"/>NUMUANDS &lt;= 32: fp (6.11)</text:p>
      <text:p text:style-name="P2">| <text:s text:c="2"/>| <text:s text:c="2"/>NUMUANDS &gt; 32</text:p>
      <text:p text:style-name="P2">| <text:s text:c="2"/>| <text:s text:c="2"/>| <text:s text:c="2"/>TOTOTORS &lt;= 405: nfp (19.72/0.72)</text:p>
      <text:p text:style-name="P2">| <text:s text:c="2"/>| <text:s text:c="2"/>| <text:s text:c="2"/>TOTOTORS &gt; 405</text:p>
      <text:p text:style-name="P2">| <text:s text:c="2"/>| <text:s text:c="2"/>| <text:s text:c="2"/>| <text:s text:c="2"/>VG &lt;= 52: fp (10.33/1.71)</text:p>
      <text:p text:style-name="P2">| <text:s text:c="2"/>| <text:s text:c="2"/>| <text:s text:c="2"/>| <text:s text:c="2"/>VG &gt; 52: nfp (8.55)</text:p>
      <text:p text:style-name="P2">| <text:s text:c="2"/>NLOGIC &gt; 0</text:p>
      <text:p text:style-name="P2">| <text:s text:c="2"/>| <text:s text:c="2"/>ELOC &lt;= 54: fp (60.71/3.52)</text:p>
      <text:p text:style-name="P2">| <text:s text:c="2"/>| <text:s text:c="2"/>ELOC &gt; 54</text:p>
      <text:p text:style-name="P2">| <text:s text:c="2"/>| <text:s text:c="2"/>| <text:s text:c="2"/>LOC &lt;= 1001</text:p>
      <text:p text:style-name="P2">| <text:s text:c="2"/>| <text:s text:c="2"/>| <text:s text:c="2"/>| <text:s text:c="2"/>NUMUANDS &lt;= 112: nfp (8.55)</text:p>
      <text:p text:style-name="P2">| <text:s text:c="2"/>| <text:s text:c="2"/>| <text:s text:c="2"/>| <text:s text:c="2"/>NUMUANDS &gt; 112</text:p>
      <text:p text:style-name="P2">| <text:s text:c="2"/>| <text:s text:c="2"/>| <text:s text:c="2"/>| <text:s text:c="2"/>| <text:s text:c="2"/>NUMUORS &lt;= 33: fp (2.16)</text:p>
      <text:p text:style-name="P2">| <text:s text:c="2"/>| <text:s text:c="2"/>| <text:s text:c="2"/>| <text:s text:c="2"/>| <text:s text:c="2"/>NUMUORS &gt; 33: nfp (3.42)</text:p>
      <text:p text:style-name="P2">| <text:s text:c="2"/>| <text:s text:c="2"/>| <text:s text:c="2"/>LOC &gt; 1001</text:p>
      <text:p text:style-name="P2">| <text:s text:c="2"/>| <text:s text:c="2"/>| <text:s text:c="2"/>| <text:s text:c="2"/>TOTOTORS &lt;= 1085: fp (7.44)</text:p>
      <text:p text:style-name="P2">| <text:s text:c="2"/>| <text:s text:c="2"/>| <text:s text:c="2"/>| <text:s text:c="2"/>TOTOTORS &gt; 1085</text:p>
      <text:p text:style-name="P2">| <text:s text:c="2"/>| <text:s text:c="2"/>| <text:s text:c="2"/>| <text:s text:c="2"/>| <text:s text:c="2"/>TOTOTORS &lt;= 1301: nfp (4.26/0.84)</text:p>
      <text:p text:style-name="P2">| <text:s text:c="2"/>| <text:s text:c="2"/>| <text:s text:c="2"/>| <text:s text:c="2"/>| <text:s text:c="2"/>TOTOTORS &gt; 1301: fp (17.84/1.71)</text:p>
      <text:p text:style-name="P2"/>
      <text:p text:style-name="P2">Number of Leaves <text:s/>: <text:tab/>12</text:p>
      <text:p text:style-name="P2"/>
      <text:p text:style-name="P2">Size of the tree : <text:tab/>23</text:p>
      <text:p text:style-name="P2"/>
      <text:p text:style-name="P2"/>
      <text:p text:style-name="P2">Weight: 3.05</text:p>
      <text:p text:style-name="P2"/>
      <text:p text:style-name="P2">J48 pruned tree</text:p>
      <text:p text:style-name="P2">------------------</text:p>
      <text:p text:style-name="P2"/>
      <text:p text:style-name="P2">NUMUORS &lt;= 42</text:p>
      <text:p text:style-name="P2">| <text:s text:c="2"/>NUMUORS &lt;= 19: nfp (38.04/0.38)</text:p>
      <text:p text:style-name="P2">| <text:s text:c="2"/>NUMUORS &gt; 19</text:p>
      <text:p text:style-name="P2">| <text:s text:c="2"/>| <text:s text:c="2"/>VG &lt;= 29</text:p>
      <text:p text:style-name="P2">| <text:s text:c="2"/>| <text:s text:c="2"/>| <text:s text:c="2"/>ELOC &lt;= 25: nfp (9.96)</text:p>
      <text:p text:style-name="P2">| <text:s text:c="2"/>| <text:s text:c="2"/>| <text:s text:c="2"/>ELOC &gt; 25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ELOC &lt;= 54</text:p>
      <text:p text:style-name="P2">| <text:s text:c="2"/>| <text:s text:c="2"/>| <text:s text:c="2"/>| <text:s text:c="2"/>| <text:s text:c="2"/>| <text:s text:c="2"/>ELOC &lt;= 48</text:p>
      <text:p text:style-name="P2">| <text:s text:c="2"/>| <text:s text:c="2"/>| <text:s text:c="2"/>| <text:s text:c="2"/>| <text:s text:c="2"/>| <text:s text:c="2"/>| <text:s text:c="2"/>NLOGIC &lt;= 3</text:p>
      <text:p text:style-name="P2">| <text:s text:c="2"/>| <text:s text:c="2"/>| <text:s text:c="2"/>| <text:s text:c="2"/>| <text:s text:c="2"/>| <text:s text:c="2"/>| <text:s text:c="2"/>| <text:s text:c="2"/>NUMUANDS &lt;= 35: fp (3.2)</text:p>
      <text:p text:style-name="P2">| <text:s text:c="2"/>| <text:s text:c="2"/>| <text:s text:c="2"/>| <text:s text:c="2"/>| <text:s text:c="2"/>| <text:s text:c="2"/>| <text:s text:c="2"/>| <text:s text:c="2"/>NUMUANDS &gt; 35: nfp (15.33)</text:p>
      <text:p text:style-name="P2">| <text:s text:c="2"/>| <text:s text:c="2"/>| <text:s text:c="2"/>| <text:s text:c="2"/>| <text:s text:c="2"/>| <text:s text:c="2"/>| <text:s text:c="2"/>NLOGIC &gt; 3: fp (9.48)</text:p>
      <text:p text:style-name="P2">| <text:s text:c="2"/>| <text:s text:c="2"/>| <text:s text:c="2"/>| <text:s text:c="2"/>| <text:s text:c="2"/>| <text:s text:c="2"/>ELOC &gt; 48: fp (20.99/0.9)</text:p>
      <text:p text:style-name="P2">| <text:s text:c="2"/>| <text:s text:c="2"/>| <text:s text:c="2"/>| <text:s text:c="2"/>| <text:s text:c="2"/>ELOC &gt; 54: nfp (8.81/0.75)</text:p>
      <text:p text:style-name="P2">| <text:s text:c="2"/>| <text:s text:c="2"/>| <text:s text:c="2"/>| <text:s text:c="2"/>NUMUANDS &gt; 115: fp (13.21)</text:p>
      <text:p text:style-name="P2">| <text:s text:c="2"/>| <text:s text:c="2"/>VG &gt; 29: nfp (52.38/4.71)</text:p>
      <text:p text:style-name="P2">NUMUORS &gt; 42: fp (16.59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3.29</text:p>
      <text:p text:style-name="P2"><text:soft-page-break/></text:p>
      <text:p text:style-name="P2">J48 pruned tree</text:p>
      <text:p text:style-name="P2">------------------</text:p>
      <text:p text:style-name="P2"/>
      <text:p text:style-name="P2">LOC &lt;= 686</text:p>
      <text:p text:style-name="P2">| <text:s text:c="2"/>NUMUORS &lt;= 19: nfp (19.37)</text:p>
      <text:p text:style-name="P2">| <text:s text:c="2"/>NUMUORS &gt; 19</text:p>
      <text:p text:style-name="P2">| <text:s text:c="2"/>| <text:s text:c="2"/>TOTOPANDS &lt;= 298</text:p>
      <text:p text:style-name="P2">| <text:s text:c="2"/>| <text:s text:c="2"/>| <text:s text:c="2"/>NUMUANDS &lt;= 68</text:p>
      <text:p text:style-name="P2">| <text:s text:c="2"/>| <text:s text:c="2"/>| <text:s text:c="2"/>| <text:s text:c="2"/>ELOC &lt;= 50: nfp (12.75/1.66)</text:p>
      <text:p text:style-name="P2">| <text:s text:c="2"/>| <text:s text:c="2"/>| <text:s text:c="2"/>| <text:s text:c="2"/>ELOC &gt; 50: fp (6.9/1.39)</text:p>
      <text:p text:style-name="P2">| <text:s text:c="2"/>| <text:s text:c="2"/>| <text:s text:c="2"/>NUMUANDS &gt; 68: fp (10.11/0.87)</text:p>
      <text:p text:style-name="P2">| <text:s text:c="2"/>| <text:s text:c="2"/>TOTOPANDS &gt; 298: nfp (26.09/0.78)</text:p>
      <text:p text:style-name="P2">LOC &gt; 686</text:p>
      <text:p text:style-name="P2">| <text:s text:c="2"/>VG &lt;= 448</text:p>
      <text:p text:style-name="P2">| <text:s text:c="2"/>| <text:s text:c="2"/>LOC &lt;= 1158</text:p>
      <text:p text:style-name="P2">| <text:s text:c="2"/>| <text:s text:c="2"/>| <text:s text:c="2"/>TOTOPANDS &lt;= 741: fp (35.29/2.95)</text:p>
      <text:p text:style-name="P2">| <text:s text:c="2"/>| <text:s text:c="2"/>| <text:s text:c="2"/>TOTOPANDS &gt; 741: nfp (2.98/0.2)</text:p>
      <text:p text:style-name="P2">| <text:s text:c="2"/>| <text:s text:c="2"/>LOC &gt; 1158: fp (64.71/0.46)</text:p>
      <text:p text:style-name="P2">| <text:s text:c="2"/>VG &gt; 448: nfp (9.8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3.07</text:p>
      <text:p text:style-name="P2"/>
      <text:p text:style-name="P2">J48 pruned tree</text:p>
      <text:p text:style-name="P2">------------------</text:p>
      <text:p text:style-name="P2"/>
      <text:p text:style-name="P2">ELOC &lt;= 105</text:p>
      <text:p text:style-name="P2">| <text:s text:c="2"/>LOC &lt;= 173</text:p>
      <text:p text:style-name="P2">| <text:s text:c="2"/>| <text:s text:c="2"/>VG &lt;= 6: nfp (2.81)</text:p>
      <text:p text:style-name="P2">| <text:s text:c="2"/>| <text:s text:c="2"/>VG &gt; 6: fp (18.82/0.06)</text:p>
      <text:p text:style-name="P2">| <text:s text:c="2"/>LOC &gt; 173</text:p>
      <text:p text:style-name="P2">| <text:s text:c="2"/>| <text:s text:c="2"/>NUMUANDS &lt;= 115</text:p>
      <text:p text:style-name="P2">| <text:s text:c="2"/>| <text:s text:c="2"/>| <text:s text:c="2"/>NLOGIC &lt;= 0: nfp (46.99)</text:p>
      <text:p text:style-name="P2">| <text:s text:c="2"/>| <text:s text:c="2"/>| <text:s text:c="2"/>NLOGIC &gt; 0</text:p>
      <text:p text:style-name="P2">| <text:s text:c="2"/>| <text:s text:c="2"/>| <text:s text:c="2"/>| <text:s text:c="2"/>ELOC &lt;= 54</text:p>
      <text:p text:style-name="P2">| <text:s text:c="2"/>| <text:s text:c="2"/>| <text:s text:c="2"/>| <text:s text:c="2"/>| <text:s text:c="2"/>NUMUANDS &lt;= 44: nfp (9.01)</text:p>
      <text:p text:style-name="P2">| <text:s text:c="2"/>| <text:s text:c="2"/>| <text:s text:c="2"/>| <text:s text:c="2"/>| <text:s text:c="2"/>NUMUANDS &gt; 44</text:p>
      <text:p text:style-name="P2">| <text:s text:c="2"/>| <text:s text:c="2"/>| <text:s text:c="2"/>| <text:s text:c="2"/>| <text:s text:c="2"/>| <text:s text:c="2"/>ELOC &lt;= 49</text:p>
      <text:p text:style-name="P2">| <text:s text:c="2"/>| <text:s text:c="2"/>| <text:s text:c="2"/>| <text:s text:c="2"/>| <text:s text:c="2"/>| <text:s text:c="2"/>| <text:s text:c="2"/>TOTOTORS &lt;= 227: fp (2.57)</text:p>
      <text:p text:style-name="P2">| <text:s text:c="2"/>| <text:s text:c="2"/>| <text:s text:c="2"/>| <text:s text:c="2"/>| <text:s text:c="2"/>| <text:s text:c="2"/>| <text:s text:c="2"/>TOTOTORS &gt; 227: nfp (2.41)</text:p>
      <text:p text:style-name="P2">| <text:s text:c="2"/>| <text:s text:c="2"/>| <text:s text:c="2"/>| <text:s text:c="2"/>| <text:s text:c="2"/>| <text:s text:c="2"/>ELOC &gt; 49: fp (5.45)</text:p>
      <text:p text:style-name="P2">| <text:s text:c="2"/>| <text:s text:c="2"/>| <text:s text:c="2"/>| <text:s text:c="2"/>ELOC &gt; 54: nfp (21.24)</text:p>
      <text:p text:style-name="P2">| <text:s text:c="2"/>| <text:s text:c="2"/>NUMUANDS &gt; 115</text:p>
      <text:p text:style-name="P2">| <text:s text:c="2"/>| <text:s text:c="2"/>| <text:s text:c="2"/>VG &lt;= 25: fp (14.13)</text:p>
      <text:p text:style-name="P2">| <text:s text:c="2"/>| <text:s text:c="2"/>| <text:s text:c="2"/>VG &gt; 25: nfp (5.37)</text:p>
      <text:p text:style-name="P2">ELOC &gt; 105</text:p>
      <text:p text:style-name="P2">| <text:s text:c="2"/>NUMUANDS &lt;= 633</text:p>
      <text:p text:style-name="P2">| <text:s text:c="2"/>| <text:s text:c="2"/>VG &lt;= 48: fp (36.55/0.49)</text:p>
      <text:p text:style-name="P2">| <text:s text:c="2"/>| <text:s text:c="2"/>VG &gt; 48</text:p>
      <text:p text:style-name="P2">| <text:s text:c="2"/>| <text:s text:c="2"/>| <text:s text:c="2"/>TOTOTORS &lt;= 1522: nfp (6.67/0.2)</text:p>
      <text:p text:style-name="P2">| <text:s text:c="2"/>| <text:s text:c="2"/>| <text:s text:c="2"/>TOTOTORS &gt; 1522: fp (10.6)</text:p>
      <text:p text:style-name="P2">| <text:s text:c="2"/>NUMUANDS &gt; 633: nfp (5.37/0.24)</text:p>
      <text:p text:style-name="P2"/>
      <text:p text:style-name="P2">Number of Leaves <text:s/>: <text:tab/>14</text:p>
      <text:p text:style-name="P2"/>
      <text:p text:style-name="P2">Size of the tree : <text:tab/>27</text:p>
      <text:p text:style-name="P2"/>
      <text:p text:style-name="P2"/>
      <text:p text:style-name="P2">Weight: 5.24</text:p>
      <text:p text:style-name="P2"/>
      <text:p text:style-name="P2">J48 pruned tree</text:p>
      <text:p text:style-name="P2">------------------</text:p>
      <text:p text:style-name="P2"/>
      <text:p text:style-name="P2">NUMUORS &lt;= 42</text:p>
      <text:p text:style-name="P2">| <text:s text:c="2"/>ELOC &lt;= 151</text:p>
      <text:p text:style-name="P2">| <text:s text:c="2"/>| <text:s text:c="2"/>VG &lt;= 29</text:p>
      <text:p text:style-name="P2">| <text:s text:c="2"/>| <text:s text:c="2"/>| <text:s text:c="2"/>NUMUANDS &lt;= 115</text:p>
      <text:p text:style-name="P2"><text:soft-page-break/>| <text:s text:c="2"/>| <text:s text:c="2"/>| <text:s text:c="2"/>| <text:s text:c="2"/>TOTOPANDS &lt;= 56</text:p>
      <text:p text:style-name="P2">| <text:s text:c="2"/>| <text:s text:c="2"/>| <text:s text:c="2"/>| <text:s text:c="2"/>| <text:s text:c="2"/>VG &lt;= 6: nfp (2.45)</text:p>
      <text:p text:style-name="P2">| <text:s text:c="2"/>| <text:s text:c="2"/>| <text:s text:c="2"/>| <text:s text:c="2"/>| <text:s text:c="2"/>VG &gt; 6: fp (9.47/0.04)</text:p>
      <text:p text:style-name="P2">| <text:s text:c="2"/>| <text:s text:c="2"/>| <text:s text:c="2"/>| <text:s text:c="2"/>TOTOPANDS &gt; 56</text:p>
      <text:p text:style-name="P2">| <text:s text:c="2"/>| <text:s text:c="2"/>| <text:s text:c="2"/>| <text:s text:c="2"/>| <text:s text:c="2"/>VG &lt;= 25: nfp (43.15/4.03)</text:p>
      <text:p text:style-name="P2">| <text:s text:c="2"/>| <text:s text:c="2"/>| <text:s text:c="2"/>| <text:s text:c="2"/>| <text:s text:c="2"/>VG &gt; 25: fp (2.76)</text:p>
      <text:p text:style-name="P2">| <text:s text:c="2"/>| <text:s text:c="2"/>| <text:s text:c="2"/>NUMUANDS &gt; 115: fp (8.42)</text:p>
      <text:p text:style-name="P2">| <text:s text:c="2"/>| <text:s text:c="2"/>VG &gt; 29: nfp (55.75/1.38)</text:p>
      <text:p text:style-name="P2">| <text:s text:c="2"/>ELOC &gt; 151</text:p>
      <text:p text:style-name="P2">| <text:s text:c="2"/>| <text:s text:c="2"/>VG &lt;= 45: fp (11.34)</text:p>
      <text:p text:style-name="P2">| <text:s text:c="2"/>| <text:s text:c="2"/>VG &gt; 45</text:p>
      <text:p text:style-name="P2">| <text:s text:c="2"/>| <text:s text:c="2"/>| <text:s text:c="2"/>LOC &lt;= 2042: nfp (7.33/1.62)</text:p>
      <text:p text:style-name="P2">| <text:s text:c="2"/>| <text:s text:c="2"/>| <text:s text:c="2"/>LOC &gt; 2042: fp (3.0)</text:p>
      <text:p text:style-name="P2">NUMUORS &gt; 42: fp (44.33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3.24</text:p>
      <text:p text:style-name="P2"/>
      <text:p text:style-name="P2">J48 pruned tree</text:p>
      <text:p text:style-name="P2">------------------</text:p>
      <text:p text:style-name="P2"/>
      <text:p text:style-name="P2">NLOGIC &lt;= 9</text:p>
      <text:p text:style-name="P2">| <text:s text:c="2"/>NUMUORS &lt;= 26</text:p>
      <text:p text:style-name="P2">| <text:s text:c="2"/>| <text:s text:c="2"/>NUMUANDS &lt;= 29: nfp (5.17)</text:p>
      <text:p text:style-name="P2">| <text:s text:c="2"/>| <text:s text:c="2"/>NUMUANDS &gt; 29</text:p>
      <text:p text:style-name="P2">| <text:s text:c="2"/>| <text:s text:c="2"/>| <text:s text:c="2"/>TOTOPANDS &lt;= 174</text:p>
      <text:p text:style-name="P2">| <text:s text:c="2"/>| <text:s text:c="2"/>| <text:s text:c="2"/>| <text:s text:c="2"/>NUMUANDS &lt;= 31: fp (4.9)</text:p>
      <text:p text:style-name="P2">| <text:s text:c="2"/>| <text:s text:c="2"/>| <text:s text:c="2"/>| <text:s text:c="2"/>NUMUANDS &gt; 31: nfp (5.43)</text:p>
      <text:p text:style-name="P2">| <text:s text:c="2"/>| <text:s text:c="2"/>| <text:s text:c="2"/>TOTOPANDS &gt; 174</text:p>
      <text:p text:style-name="P2">| <text:s text:c="2"/>| <text:s text:c="2"/>| <text:s text:c="2"/>| <text:s text:c="2"/>NLOGIC &lt;= 1</text:p>
      <text:p text:style-name="P2">| <text:s text:c="2"/>| <text:s text:c="2"/>| <text:s text:c="2"/>| <text:s text:c="2"/>| <text:s text:c="2"/>TOTOPANDS &lt;= 246: nfp (3.47)</text:p>
      <text:p text:style-name="P2">| <text:s text:c="2"/>| <text:s text:c="2"/>| <text:s text:c="2"/>| <text:s text:c="2"/>| <text:s text:c="2"/>TOTOPANDS &gt; 246: fp (38.0/1.72)</text:p>
      <text:p text:style-name="P2">| <text:s text:c="2"/>| <text:s text:c="2"/>| <text:s text:c="2"/>| <text:s text:c="2"/>NLOGIC &gt; 1: fp (34.55/0.16)</text:p>
      <text:p text:style-name="P2">| <text:s text:c="2"/>NUMUORS &gt; 26</text:p>
      <text:p text:style-name="P2">| <text:s text:c="2"/>| <text:s text:c="2"/>NUMUORS &lt;= 43</text:p>
      <text:p text:style-name="P2">| <text:s text:c="2"/>| <text:s text:c="2"/>| <text:s text:c="2"/>NLOGIC &lt;= 2</text:p>
      <text:p text:style-name="P2">| <text:s text:c="2"/>| <text:s text:c="2"/>| <text:s text:c="2"/>| <text:s text:c="2"/>ELOC &lt;= 105</text:p>
      <text:p text:style-name="P2">| <text:s text:c="2"/>| <text:s text:c="2"/>| <text:s text:c="2"/>| <text:s text:c="2"/>| <text:s text:c="2"/>NUMUANDS &lt;= 117: nfp (6.55/0.58)</text:p>
      <text:p text:style-name="P2">| <text:s text:c="2"/>| <text:s text:c="2"/>| <text:s text:c="2"/>| <text:s text:c="2"/>| <text:s text:c="2"/>NUMUANDS &gt; 117: fp (3.71/1.34)</text:p>
      <text:p text:style-name="P2">| <text:s text:c="2"/>| <text:s text:c="2"/>| <text:s text:c="2"/>| <text:s text:c="2"/>ELOC &gt; 105: fp (7.29/1.53)</text:p>
      <text:p text:style-name="P2">| <text:s text:c="2"/>| <text:s text:c="2"/>| <text:s text:c="2"/>NLOGIC &gt; 2</text:p>
      <text:p text:style-name="P2">| <text:s text:c="2"/>| <text:s text:c="2"/>| <text:s text:c="2"/>| <text:s text:c="2"/>NUMUORS &lt;= 30: fp (4.18/1.53)</text:p>
      <text:p text:style-name="P2">| <text:s text:c="2"/>| <text:s text:c="2"/>| <text:s text:c="2"/>| <text:s text:c="2"/>NUMUORS &gt; 30: nfp (27.68/0.74)</text:p>
      <text:p text:style-name="P2">| <text:s text:c="2"/>| <text:s text:c="2"/>NUMUORS &gt; 43: fp (10.16)</text:p>
      <text:p text:style-name="P2">NLOGIC &gt; 9: fp (36.91/0.13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15</text:p>
      <text:p text:style-name="P2"/>
      <text:p text:style-name="P2">J48 pruned tree</text:p>
      <text:p text:style-name="P2">------------------</text:p>
      <text:p text:style-name="P2"/>
      <text:p text:style-name="P2">TOTOPANDS &lt;= 1494</text:p>
      <text:p text:style-name="P2">| <text:s text:c="2"/>ELOC &lt;= 56</text:p>
      <text:p text:style-name="P2">| <text:s text:c="2"/>| <text:s text:c="2"/>NLOGIC &lt;= 0</text:p>
      <text:p text:style-name="P2">| <text:s text:c="2"/>| <text:s text:c="2"/>| <text:s text:c="2"/>VG &lt;= 7: fp (4.07/1.51)</text:p>
      <text:p text:style-name="P2">| <text:s text:c="2"/>| <text:s text:c="2"/>| <text:s text:c="2"/>VG &gt; 7: nfp (5.03)</text:p>
      <text:p text:style-name="P2">| <text:s text:c="2"/>| <text:s text:c="2"/>NLOGIC &gt; 0</text:p>
      <text:p text:style-name="P2">| <text:s text:c="2"/>| <text:s text:c="2"/>| <text:s text:c="2"/>NUMUANDS &lt;= 44: nfp (3.24)</text:p>
      <text:p text:style-name="P2">| <text:s text:c="2"/>| <text:s text:c="2"/>| <text:s text:c="2"/>NUMUANDS &gt; 44</text:p>
      <text:p text:style-name="P2">| <text:s text:c="2"/>| <text:s text:c="2"/>| <text:s text:c="2"/>| <text:s text:c="2"/>NUMUANDS &lt;= 68</text:p>
      <text:p text:style-name="P2">| <text:s text:c="2"/>| <text:s text:c="2"/>| <text:s text:c="2"/>| <text:s text:c="2"/>| <text:s text:c="2"/>LOC &lt;= 457: fp (9.83/0.16)</text:p>
      <text:p text:style-name="P2">| <text:s text:c="2"/>| <text:s text:c="2"/>| <text:s text:c="2"/>| <text:s text:c="2"/>| <text:s text:c="2"/>LOC &gt; 457: nfp (2.99/0.36)</text:p>
      <text:p text:style-name="P2">| <text:s text:c="2"/>| <text:s text:c="2"/>| <text:s text:c="2"/>| <text:s text:c="2"/>NUMUANDS &gt; 68: fp (25.01/0.08)</text:p>
      <text:p text:style-name="P2"><text:soft-page-break/>| <text:s text:c="2"/>ELOC &gt; 56</text:p>
      <text:p text:style-name="P2">| <text:s text:c="2"/>| <text:s text:c="2"/>ELOC &lt;= 140: nfp (66.11/2.71)</text:p>
      <text:p text:style-name="P2">| <text:s text:c="2"/>| <text:s text:c="2"/>ELOC &gt; 140</text:p>
      <text:p text:style-name="P2">| <text:s text:c="2"/>| <text:s text:c="2"/>| <text:s text:c="2"/>TOTOTORS &lt;= 1168: fp (24.3/0.77)</text:p>
      <text:p text:style-name="P2">| <text:s text:c="2"/>| <text:s text:c="2"/>| <text:s text:c="2"/>TOTOTORS &gt; 1168</text:p>
      <text:p text:style-name="P2">| <text:s text:c="2"/>| <text:s text:c="2"/>| <text:s text:c="2"/>| <text:s text:c="2"/>NUMUORS &lt;= 43: nfp (27.16/1.56)</text:p>
      <text:p text:style-name="P2">| <text:s text:c="2"/>| <text:s text:c="2"/>| <text:s text:c="2"/>| <text:s text:c="2"/>NUMUORS &gt; 43: fp (2.63)</text:p>
      <text:p text:style-name="P2">TOTOPANDS &gt; 1494: fp (17.63)</text:p>
      <text:p text:style-name="P2"/>
      <text:p text:style-name="P2">Number of Leaves <text:s/>: <text:tab/>11</text:p>
      <text:p text:style-name="P2"/>
      <text:p text:style-name="P2">Size of the tree : <text:tab/>21</text:p>
      <text:p text:style-name="P2"/>
      <text:p text:style-name="P2"/>
      <text:p text:style-name="P2">Weight: 3.23</text:p>
      <text:p text:style-name="P2"/>
      <text:p text:style-name="P2">Number of performed Iterations: 10</text:p>
      <text:p text:style-name="P2"/>
      <text:p text:style-name="P2"/>
      <text:p text:style-name="P2">Cost Matrix</text:p>
      <text:p text:style-name="P2"><text:s/>0 6</text:p>
      <text:p text:style-name="P2"><text:s/>1 0</text:p>
      <text:p text:style-name="P2"/>
      <text:p text:style-name="P2"/>
      <text:p text:style-name="P2">Time taken to build model: 0.07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63 <text:s text:c="14"/>86.7021 %</text:p>
      <text:p text:style-name="P2">Incorrectly Classified Instances <text:s text:c="7"/>25 <text:s text:c="14"/>13.2979 %</text:p>
      <text:p text:style-name="P2">Kappa statistic <text:s text:c="25"/>0.677 </text:p>
      <text:p text:style-name="P2">Mean absolute error <text:s text:c="21"/>0.1391</text:p>
      <text:p text:style-name="P2">Root mean squared error <text:s text:c="17"/>0.3609</text:p>
      <text:p text:style-name="P2">Relative absolute error <text:s text:c="16"/>33.5097 %</text:p>
      <text:p text:style-name="P2">Root relative squared error <text:s text:c="12"/>79.3118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10 <text:s text:c="3"/>0.236 <text:s text:c="3"/>0.903 <text:s text:c="5"/>0.910 <text:s text:c="3"/>0.906 <text:s text:c="5"/>0.677 <text:s text:c="3"/>0.904 <text:s text:c="4"/>0.951 <text:s text:c="4"/>nfp</text:p>
      <text:p text:style-name="P2"><text:s text:c="17"/>0.764 <text:s text:c="3"/>0.090 <text:s text:c="3"/>0.778 <text:s text:c="5"/>0.764 <text:s text:c="3"/>0.771 <text:s text:c="5"/>0.677 <text:s text:c="3"/>0.904 <text:s text:c="4"/>0.798 <text:s text:c="4"/>fp</text:p>
      <text:p text:style-name="P2">Weighted Avg. <text:s text:c="3"/>0.867 <text:s text:c="3"/>0.194 <text:s text:c="3"/>0.866 <text:s text:c="5"/>0.867 <text:s text:c="3"/>0.867 <text:s text:c="5"/>0.677 <text:s text:c="3"/>0.904 <text:s text:c="4"/>0.906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21 <text:s/>12 | <text:s text:c="2"/>a = nfp</text:p>
      <text:p text:style-name="P2"><text:s text:c="2"/>13 <text:s/>42 | <text:s text:c="2"/>b = fp</text:p>
      <text:p text:style-name="P2"/>
      <text:p text:style-name="P2">xxxxxxxxxxxxxxxxxxxxxxxxxxxxxxxxxxxxxxxxxxxxxxxxxx</text:p>
      <text:p text:style-name="P2">=== Run information ===</text:p>
      <text:p text:style-name="P2"/>
      <text:p text:style-name="P2">Scheme: <text:s text:c="6"/>weka.classifiers.meta.CostSensitiveClassifier -cost-matrix "[0.0 7.0; 1.0 0.0]" -S 1 -W weka.classifiers.meta.AdaBoostM1 -- -P 100 -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<text:soft-page-break/>CostSensitiveClassifier using reweighted training instances</text:p>
      <text:p text:style-name="P2"/>
      <text:p text:style-name="P2">weka.classifiers.meta.AdaBoostM1 -P 100 -S 1 -I 10 -W weka.classifiers.trees.J48 -- -C 0.25 -M 2</text:p>
      <text:p text:style-name="P2"/>
      <text:p text:style-name="P2">Classifier Model</text:p>
      <text:p text:style-name="P2">AdaBoostM1: Base classifiers and their weights: </text:p>
      <text:p text:style-name="P2"/>
      <text:p text:style-name="P2">J48 pruned tree</text:p>
      <text:p text:style-name="P2">------------------</text:p>
      <text:p text:style-name="P2"/>
      <text:p text:style-name="P2">LOC &lt;= 886: nfp (169.89/3.05)</text:p>
      <text:p text:style-name="P2">LOC &gt; 886</text:p>
      <text:p text:style-name="P2">| <text:s text:c="2"/>NLOGIC &lt;= 9: nfp (14.87/4.19)</text:p>
      <text:p text:style-name="P2">| <text:s text:c="2"/>NLOGIC &gt; 9: fp (3.24)</text:p>
      <text:p text:style-name="P2"/>
      <text:p text:style-name="P2">Number of Leaves <text:s/>: <text:tab/>3</text:p>
      <text:p text:style-name="P2"/>
      <text:p text:style-name="P2">Size of the tree : <text:tab/>5</text:p>
      <text:p text:style-name="P2"/>
      <text:p text:style-name="P2"/>
      <text:p text:style-name="P2">Weight: 3.22</text:p>
      <text:p text:style-name="P2"/>
      <text:p text:style-name="P2">J48 pruned tree</text:p>
      <text:p text:style-name="P2">------------------</text:p>
      <text:p text:style-name="P2"/>
      <text:p text:style-name="P2">TOTOTORS &lt;= 220: nfp (71.19/2.47)</text:p>
      <text:p text:style-name="P2">TOTOTORS &gt; 220</text:p>
      <text:p text:style-name="P2">| <text:s text:c="2"/>ELOC &lt;= 48</text:p>
      <text:p text:style-name="P2">| <text:s text:c="2"/>| <text:s text:c="2"/>NLOGIC &lt;= 4: nfp (6.25)</text:p>
      <text:p text:style-name="P2">| <text:s text:c="2"/>| <text:s text:c="2"/>NLOGIC &gt; 4: fp (2.47)</text:p>
      <text:p text:style-name="P2">| <text:s text:c="2"/>ELOC &gt; 48: fp (108.09/17.35)</text:p>
      <text:p text:style-name="P2"/>
      <text:p text:style-name="P2">Number of Leaves <text:s/>: <text:tab/>4</text:p>
      <text:p text:style-name="P2"/>
      <text:p text:style-name="P2">Size of the tree : <text:tab/>7</text:p>
      <text:p text:style-name="P2"/>
      <text:p text:style-name="P2"/>
      <text:p text:style-name="P2">Weight: 2.14</text:p>
      <text:p text:style-name="P2"/>
      <text:p text:style-name="P2">J48 pruned tree</text:p>
      <text:p text:style-name="P2">------------------</text:p>
      <text:p text:style-name="P2"/>
      <text:p text:style-name="P2">NUMUORS &lt;= 17: nfp (28.51)</text:p>
      <text:p text:style-name="P2">NUMUORS &gt; 17</text:p>
      <text:p text:style-name="P2">| <text:s text:c="2"/>TOTOPANDS &lt;= 60: fp (13.67/1.94)</text:p>
      <text:p text:style-name="P2">| <text:s text:c="2"/>TOTOPANDS &gt; 60</text:p>
      <text:p text:style-name="P2">| <text:s text:c="2"/>| <text:s text:c="2"/>LOC &lt;= 1158</text:p>
      <text:p text:style-name="P2">| <text:s text:c="2"/>| <text:s text:c="2"/>| <text:s text:c="2"/>VG &lt;= 29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VG &lt;= 23: nfp (34.57/4.15)</text:p>
      <text:p text:style-name="P2">| <text:s text:c="2"/>| <text:s text:c="2"/>| <text:s text:c="2"/>| <text:s text:c="2"/>| <text:s text:c="2"/>| <text:s text:c="2"/>| <text:s text:c="2"/>VG &gt; 23: fp (2.77)</text:p>
      <text:p text:style-name="P2">| <text:s text:c="2"/>| <text:s text:c="2"/>| <text:s text:c="2"/>| <text:s text:c="2"/>| <text:s text:c="2"/>| <text:s text:c="2"/>NLOGIC &gt; 8: fp (4.15)</text:p>
      <text:p text:style-name="P2">| <text:s text:c="2"/>| <text:s text:c="2"/>| <text:s text:c="2"/>| <text:s text:c="2"/>| <text:s text:c="2"/>NUMUANDS &gt; 102: nfp (20.52)</text:p>
      <text:p text:style-name="P2">| <text:s text:c="2"/>| <text:s text:c="2"/>| <text:s text:c="2"/>| <text:s text:c="2"/>NUMUANDS &gt; 115: fp (19.36)</text:p>
      <text:p text:style-name="P2">| <text:s text:c="2"/>| <text:s text:c="2"/>| <text:s text:c="2"/>VG &gt; 29</text:p>
      <text:p text:style-name="P2">| <text:s text:c="2"/>| <text:s text:c="2"/>| <text:s text:c="2"/>| <text:s text:c="2"/>LOC &lt;= 886: nfp (23.04)</text:p>
      <text:p text:style-name="P2">| <text:s text:c="2"/>| <text:s text:c="2"/>| <text:s text:c="2"/>| <text:s text:c="2"/>LOC &gt; 886</text:p>
      <text:p text:style-name="P2">| <text:s text:c="2"/>| <text:s text:c="2"/>| <text:s text:c="2"/>| <text:s text:c="2"/>| <text:s text:c="2"/>LOC &lt;= 992: fp (2.77)</text:p>
      <text:p text:style-name="P2">| <text:s text:c="2"/>| <text:s text:c="2"/>| <text:s text:c="2"/>| <text:s text:c="2"/>| <text:s text:c="2"/>LOC &gt; 992: nfp (13.16)</text:p>
      <text:p text:style-name="P2">| <text:s text:c="2"/>| <text:s text:c="2"/>LOC &gt; 1158</text:p>
      <text:p text:style-name="P2">| <text:s text:c="2"/>| <text:s text:c="2"/>| <text:s text:c="2"/>VG &lt;= 448</text:p>
      <text:p text:style-name="P2">| <text:s text:c="2"/>| <text:s text:c="2"/>| <text:s text:c="2"/>| <text:s text:c="2"/>NLOGIC &lt;= 8: fp (17.97)</text:p>
      <text:p text:style-name="P2">| <text:s text:c="2"/>| <text:s text:c="2"/>| <text:s text:c="2"/>| <text:s text:c="2"/>NLOGIC &gt; 8: nfp (4.23/0.94)</text:p>
      <text:p text:style-name="P2">| <text:s text:c="2"/>| <text:s text:c="2"/>| <text:s text:c="2"/>VG &gt; 448: nfp (3.29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<text:soft-page-break/>Weight: 3.25</text:p>
      <text:p text:style-name="P2"/>
      <text:p text:style-name="P2">J48 pruned tree</text:p>
      <text:p text:style-name="P2">------------------</text:p>
      <text:p text:style-name="P2"/>
      <text:p text:style-name="P2">NUMUANDS &lt;= 29: nfp (39.54)</text:p>
      <text:p text:style-name="P2">NUMUANDS &gt; 29</text:p>
      <text:p text:style-name="P2">| <text:s text:c="2"/>NLOGIC &lt;= 0</text:p>
      <text:p text:style-name="P2">| <text:s text:c="2"/>| <text:s text:c="2"/>NUMUANDS &lt;= 32: fp (6.09)</text:p>
      <text:p text:style-name="P2">| <text:s text:c="2"/>| <text:s text:c="2"/>NUMUANDS &gt; 32</text:p>
      <text:p text:style-name="P2">| <text:s text:c="2"/>| <text:s text:c="2"/>| <text:s text:c="2"/>TOTOTORS &lt;= 405: nfp (19.74/0.72)</text:p>
      <text:p text:style-name="P2">| <text:s text:c="2"/>| <text:s text:c="2"/>| <text:s text:c="2"/>TOTOTORS &gt; 405</text:p>
      <text:p text:style-name="P2">| <text:s text:c="2"/>| <text:s text:c="2"/>| <text:s text:c="2"/>| <text:s text:c="2"/>VG &lt;= 52: fp (10.33/1.71)</text:p>
      <text:p text:style-name="P2">| <text:s text:c="2"/>| <text:s text:c="2"/>| <text:s text:c="2"/>| <text:s text:c="2"/>VG &gt; 52: nfp (8.55)</text:p>
      <text:p text:style-name="P2">| <text:s text:c="2"/>NLOGIC &gt; 0</text:p>
      <text:p text:style-name="P2">| <text:s text:c="2"/>| <text:s text:c="2"/>ELOC &lt;= 54: fp (61.86/3.52)</text:p>
      <text:p text:style-name="P2">| <text:s text:c="2"/>| <text:s text:c="2"/>ELOC &gt; 54</text:p>
      <text:p text:style-name="P2">| <text:s text:c="2"/>| <text:s text:c="2"/>| <text:s text:c="2"/>LOC &lt;= 1001</text:p>
      <text:p text:style-name="P2">| <text:s text:c="2"/>| <text:s text:c="2"/>| <text:s text:c="2"/>| <text:s text:c="2"/>NUMUANDS &lt;= 112: nfp (8.55)</text:p>
      <text:p text:style-name="P2">| <text:s text:c="2"/>| <text:s text:c="2"/>| <text:s text:c="2"/>| <text:s text:c="2"/>NUMUANDS &gt; 112</text:p>
      <text:p text:style-name="P2">| <text:s text:c="2"/>| <text:s text:c="2"/>| <text:s text:c="2"/>| <text:s text:c="2"/>| <text:s text:c="2"/>NUMUORS &lt;= 33: fp (2.15)</text:p>
      <text:p text:style-name="P2">| <text:s text:c="2"/>| <text:s text:c="2"/>| <text:s text:c="2"/>| <text:s text:c="2"/>| <text:s text:c="2"/>NUMUORS &gt; 33: nfp (3.42)</text:p>
      <text:p text:style-name="P2">| <text:s text:c="2"/>| <text:s text:c="2"/>| <text:s text:c="2"/>LOC &gt; 1001</text:p>
      <text:p text:style-name="P2">| <text:s text:c="2"/>| <text:s text:c="2"/>| <text:s text:c="2"/>| <text:s text:c="2"/>TOTOTORS &lt;= 1085: fp (7.23)</text:p>
      <text:p text:style-name="P2">| <text:s text:c="2"/>| <text:s text:c="2"/>| <text:s text:c="2"/>| <text:s text:c="2"/>TOTOTORS &gt; 1085</text:p>
      <text:p text:style-name="P2">| <text:s text:c="2"/>| <text:s text:c="2"/>| <text:s text:c="2"/>| <text:s text:c="2"/>| <text:s text:c="2"/>TOTOTORS &lt;= 1301: nfp (4.16/0.74)</text:p>
      <text:p text:style-name="P2">| <text:s text:c="2"/>| <text:s text:c="2"/>| <text:s text:c="2"/>| <text:s text:c="2"/>| <text:s text:c="2"/>TOTOTORS &gt; 1301: fp (16.39/1.71)</text:p>
      <text:p text:style-name="P2"/>
      <text:p text:style-name="P2">Number of Leaves <text:s/>: <text:tab/>12</text:p>
      <text:p text:style-name="P2"/>
      <text:p text:style-name="P2">Size of the tree : <text:tab/>23</text:p>
      <text:p text:style-name="P2"/>
      <text:p text:style-name="P2"/>
      <text:p text:style-name="P2">Weight: 3.06</text:p>
      <text:p text:style-name="P2"/>
      <text:p text:style-name="P2">J48 pruned tree</text:p>
      <text:p text:style-name="P2">------------------</text:p>
      <text:p text:style-name="P2"/>
      <text:p text:style-name="P2">NLOGIC &lt;= 9</text:p>
      <text:p text:style-name="P2">| <text:s text:c="2"/>NUMUORS &lt;= 20: nfp (40.86/0.38)</text:p>
      <text:p text:style-name="P2">| <text:s text:c="2"/>NUMUORS &gt; 20</text:p>
      <text:p text:style-name="P2">| <text:s text:c="2"/>| <text:s text:c="2"/>VG &lt;= 29</text:p>
      <text:p text:style-name="P2">| <text:s text:c="2"/>| <text:s text:c="2"/>| <text:s text:c="2"/>ELOC &lt;= 25: nfp (10.15)</text:p>
      <text:p text:style-name="P2">| <text:s text:c="2"/>| <text:s text:c="2"/>| <text:s text:c="2"/>ELOC &gt; 25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ELOC &lt;= 54</text:p>
      <text:p text:style-name="P2">| <text:s text:c="2"/>| <text:s text:c="2"/>| <text:s text:c="2"/>| <text:s text:c="2"/>| <text:s text:c="2"/>| <text:s text:c="2"/>ELOC &lt;= 48</text:p>
      <text:p text:style-name="P2">| <text:s text:c="2"/>| <text:s text:c="2"/>| <text:s text:c="2"/>| <text:s text:c="2"/>| <text:s text:c="2"/>| <text:s text:c="2"/>| <text:s text:c="2"/>LOC &lt;= 291: fp (12.97/0.11)</text:p>
      <text:p text:style-name="P2">| <text:s text:c="2"/>| <text:s text:c="2"/>| <text:s text:c="2"/>| <text:s text:c="2"/>| <text:s text:c="2"/>| <text:s text:c="2"/>| <text:s text:c="2"/>LOC &gt; 291: nfp (13.07)</text:p>
      <text:p text:style-name="P2">| <text:s text:c="2"/>| <text:s text:c="2"/>| <text:s text:c="2"/>| <text:s text:c="2"/>| <text:s text:c="2"/>| <text:s text:c="2"/>ELOC &gt; 48: fp (21.0/0.89)</text:p>
      <text:p text:style-name="P2">| <text:s text:c="2"/>| <text:s text:c="2"/>| <text:s text:c="2"/>| <text:s text:c="2"/>| <text:s text:c="2"/>ELOC &gt; 54: nfp (7.91/0.75)</text:p>
      <text:p text:style-name="P2">| <text:s text:c="2"/>| <text:s text:c="2"/>| <text:s text:c="2"/>| <text:s text:c="2"/>NUMUANDS &gt; 115: fp (13.3)</text:p>
      <text:p text:style-name="P2">| <text:s text:c="2"/>| <text:s text:c="2"/>VG &gt; 29: nfp (52.09/4.89)</text:p>
      <text:p text:style-name="P2">NLOGIC &gt; 9</text:p>
      <text:p text:style-name="P2">| <text:s text:c="2"/>LOC &lt;= 1137: nfp (2.17/0.38)</text:p>
      <text:p text:style-name="P2">| <text:s text:c="2"/>LOC &gt; 1137: fp (14.5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3.2</text:p>
      <text:p text:style-name="P2"/>
      <text:p text:style-name="P2">J48 pruned tree</text:p>
      <text:p text:style-name="P2">------------------</text:p>
      <text:p text:style-name="P2"/>
      <text:p text:style-name="P2">TOTOPANDS &lt;= 174: nfp (30.61/1.66)</text:p>
      <text:p text:style-name="P2">TOTOPANDS &gt; 174</text:p>
      <text:p text:style-name="P2">| <text:s text:c="2"/>VG &lt;= 448</text:p>
      <text:p text:style-name="P2">| <text:s text:c="2"/>| <text:s text:c="2"/>LOC &lt;= 501</text:p>
      <text:p text:style-name="P2">| <text:s text:c="2"/>| <text:s text:c="2"/>| <text:s text:c="2"/>TOTOTORS &lt;= 227: fp (10.18/0.11)</text:p>
      <text:p text:style-name="P2"><text:soft-page-break/>| <text:s text:c="2"/>| <text:s text:c="2"/>| <text:s text:c="2"/>TOTOTORS &gt; 227: nfp (28.44/0.98)</text:p>
      <text:p text:style-name="P2">| <text:s text:c="2"/>| <text:s text:c="2"/>LOC &gt; 501</text:p>
      <text:p text:style-name="P2">| <text:s text:c="2"/>| <text:s text:c="2"/>| <text:s text:c="2"/>LOC &lt;= 1158</text:p>
      <text:p text:style-name="P2">| <text:s text:c="2"/>| <text:s text:c="2"/>| <text:s text:c="2"/>| <text:s text:c="2"/>TOTOPANDS &lt;= 741: fp (44.83/5.36)</text:p>
      <text:p text:style-name="P2">| <text:s text:c="2"/>| <text:s text:c="2"/>| <text:s text:c="2"/>| <text:s text:c="2"/>TOTOPANDS &gt; 741: nfp (2.99/0.2)</text:p>
      <text:p text:style-name="P2">| <text:s text:c="2"/>| <text:s text:c="2"/>| <text:s text:c="2"/>LOC &gt; 1158: fp (60.99/0.47)</text:p>
      <text:p text:style-name="P2">| <text:s text:c="2"/>VG &gt; 448: nfp (9.95)</text:p>
      <text:p text:style-name="P2"/>
      <text:p text:style-name="P2">Number of Leaves <text:s/>: <text:tab/>7</text:p>
      <text:p text:style-name="P2"/>
      <text:p text:style-name="P2">Size of the tree : <text:tab/>13</text:p>
      <text:p text:style-name="P2"/>
      <text:p text:style-name="P2"/>
      <text:p text:style-name="P2">Weight: 3.02</text:p>
      <text:p text:style-name="P2"/>
      <text:p text:style-name="P2">J48 pruned tree</text:p>
      <text:p text:style-name="P2">------------------</text:p>
      <text:p text:style-name="P2"/>
      <text:p text:style-name="P2">NUMUORS &lt;= 42</text:p>
      <text:p text:style-name="P2">| <text:s text:c="2"/>LOC &lt;= 173</text:p>
      <text:p text:style-name="P2">| <text:s text:c="2"/>| <text:s text:c="2"/>VG &lt;= 6: nfp (2.88)</text:p>
      <text:p text:style-name="P2">| <text:s text:c="2"/>| <text:s text:c="2"/>VG &gt; 6: fp (17.84/0.06)</text:p>
      <text:p text:style-name="P2">| <text:s text:c="2"/>LOC &gt; 173</text:p>
      <text:p text:style-name="P2">| <text:s text:c="2"/>| <text:s text:c="2"/>ELOC &lt;= 105</text:p>
      <text:p text:style-name="P2">| <text:s text:c="2"/>| <text:s text:c="2"/>| <text:s text:c="2"/>NUMUANDS &lt;= 115</text:p>
      <text:p text:style-name="P2">| <text:s text:c="2"/>| <text:s text:c="2"/>| <text:s text:c="2"/>| <text:s text:c="2"/>TOTOTORS &lt;= 311</text:p>
      <text:p text:style-name="P2"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NUMUORS &lt;= 25: nfp (26.65/2.64)</text:p>
      <text:p text:style-name="P2">| <text:s text:c="2"/>| <text:s text:c="2"/>| <text:s text:c="2"/>| <text:s text:c="2"/>| <text:s text:c="2"/>| <text:s text:c="2"/>NUMUORS &gt; 25: fp (7.13/1.85)</text:p>
      <text:p text:style-name="P2">| <text:s text:c="2"/>| <text:s text:c="2"/>| <text:s text:c="2"/>| <text:s text:c="2"/>| <text:s text:c="2"/>NLOGIC &gt; 8: fp (6.7)</text:p>
      <text:p text:style-name="P2">| <text:s text:c="2"/>| <text:s text:c="2"/>| <text:s text:c="2"/>| <text:s text:c="2"/>TOTOTORS &gt; 311: nfp (53.74)</text:p>
      <text:p text:style-name="P2">| <text:s text:c="2"/>| <text:s text:c="2"/>| <text:s text:c="2"/>NUMUANDS &gt; 115</text:p>
      <text:p text:style-name="P2">| <text:s text:c="2"/>| <text:s text:c="2"/>| <text:s text:c="2"/>| <text:s text:c="2"/>VG &lt;= 25: fp (11.5)</text:p>
      <text:p text:style-name="P2">| <text:s text:c="2"/>| <text:s text:c="2"/>| <text:s text:c="2"/>| <text:s text:c="2"/>VG &gt; 25: nfp (5.47)</text:p>
      <text:p text:style-name="P2">| <text:s text:c="2"/>| <text:s text:c="2"/>ELOC &gt; 105</text:p>
      <text:p text:style-name="P2">| <text:s text:c="2"/>| <text:s text:c="2"/>| <text:s text:c="2"/>VG &lt;= 48: fp (28.28/0.49)</text:p>
      <text:p text:style-name="P2">| <text:s text:c="2"/>| <text:s text:c="2"/>| <text:s text:c="2"/>VG &gt; 48</text:p>
      <text:p text:style-name="P2">| <text:s text:c="2"/>| <text:s text:c="2"/>| <text:s text:c="2"/>| <text:s text:c="2"/>LOC &lt;= 2042: nfp (11.54/0.11)</text:p>
      <text:p text:style-name="P2">| <text:s text:c="2"/>| <text:s text:c="2"/>| <text:s text:c="2"/>| <text:s text:c="2"/>LOC &gt; 2042: fp (2.61)</text:p>
      <text:p text:style-name="P2">NUMUORS &gt; 42: fp (13.67)</text:p>
      <text:p text:style-name="P2"/>
      <text:p text:style-name="P2">Number of Leaves <text:s/>: <text:tab/>12</text:p>
      <text:p text:style-name="P2"/>
      <text:p text:style-name="P2">Size of the tree : <text:tab/>23</text:p>
      <text:p text:style-name="P2"/>
      <text:p text:style-name="P2"/>
      <text:p text:style-name="P2">Weight: 3.57</text:p>
      <text:p text:style-name="P2"/>
      <text:p text:style-name="P2">J48 pruned tree</text:p>
      <text:p text:style-name="P2">------------------</text:p>
      <text:p text:style-name="P2"/>
      <text:p text:style-name="P2">LOC &lt;= 289</text:p>
      <text:p text:style-name="P2">| <text:s text:c="2"/>ELOC &lt;= 25: nfp (3.79)</text:p>
      <text:p text:style-name="P2">| <text:s text:c="2"/>ELOC &gt; 25: fp (58.19/0.74)</text:p>
      <text:p text:style-name="P2">LOC &gt; 289</text:p>
      <text:p text:style-name="P2">| <text:s text:c="2"/>ELOC &lt;= 48: nfp (42.44)</text:p>
      <text:p text:style-name="P2">| <text:s text:c="2"/>ELOC &gt; 48</text:p>
      <text:p text:style-name="P2">| <text:s text:c="2"/>| <text:s text:c="2"/>NUMUORS &lt;= 42</text:p>
      <text:p text:style-name="P2">| <text:s text:c="2"/>| <text:s text:c="2"/>| <text:s text:c="2"/>ELOC &lt;= 151</text:p>
      <text:p text:style-name="P2">| <text:s text:c="2"/>| <text:s text:c="2"/>| <text:s text:c="2"/>| <text:s text:c="2"/>VG &lt;= 29</text:p>
      <text:p text:style-name="P2">| <text:s text:c="2"/>| <text:s text:c="2"/>| <text:s text:c="2"/>| <text:s text:c="2"/>| <text:s text:c="2"/>NUMUANDS &lt;= 115</text:p>
      <text:p text:style-name="P2">| <text:s text:c="2"/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| <text:s text:c="2"/>NUMUORS &lt;= 27</text:p>
      <text:p text:style-name="P2">| <text:s text:c="2"/>| <text:s text:c="2"/>| <text:s text:c="2"/>| <text:s text:c="2"/>| <text:s text:c="2"/>| <text:s text:c="2"/>| <text:s text:c="2"/>| <text:s text:c="2"/>VG &lt;= 12</text:p>
      <text:p text:style-name="P2">| <text:s text:c="2"/>| <text:s text:c="2"/>| <text:s text:c="2"/>| <text:s text:c="2"/>| <text:s text:c="2"/>| <text:s text:c="2"/>| <text:s text:c="2"/>| <text:s text:c="2"/>| <text:s text:c="2"/>NUMUORS &lt;= 19: nfp (2.77)</text:p>
      <text:p text:style-name="P2">| <text:s text:c="2"/>| <text:s text:c="2"/>| <text:s text:c="2"/>| <text:s text:c="2"/>| <text:s text:c="2"/>| <text:s text:c="2"/>| <text:s text:c="2"/>| <text:s text:c="2"/>| <text:s text:c="2"/>NUMUORS &gt; 19: fp (4.0)</text:p>
      <text:p text:style-name="P2">| <text:s text:c="2"/>| <text:s text:c="2"/>| <text:s text:c="2"/>| <text:s text:c="2"/>| <text:s text:c="2"/>| <text:s text:c="2"/>| <text:s text:c="2"/>| <text:s text:c="2"/>VG &gt; 12: nfp (5.38)</text:p>
      <text:p text:style-name="P2">| <text:s text:c="2"/>| <text:s text:c="2"/>| <text:s text:c="2"/>| <text:s text:c="2"/>| <text:s text:c="2"/>| <text:s text:c="2"/>| <text:s text:c="2"/>NUMUORS &gt; 27: fp (4.86/0.13)</text:p>
      <text:p text:style-name="P2">| <text:s text:c="2"/>| <text:s text:c="2"/>| <text:s text:c="2"/>| <text:s text:c="2"/>| <text:s text:c="2"/>| <text:s text:c="2"/>NUMUANDS &gt; 102: nfp (15.89)</text:p>
      <text:p text:style-name="P2">| <text:s text:c="2"/>| <text:s text:c="2"/>| <text:s text:c="2"/>| <text:s text:c="2"/>| <text:s text:c="2"/>NUMUANDS &gt; 115: fp (7.2)</text:p>
      <text:p text:style-name="P2">| <text:s text:c="2"/>| <text:s text:c="2"/>| <text:s text:c="2"/>| <text:s text:c="2"/>VG &gt; 29: nfp (18.29/1.29)</text:p>
      <text:p text:style-name="P2">| <text:s text:c="2"/>| <text:s text:c="2"/>| <text:s text:c="2"/>ELOC &gt; 151</text:p>
      <text:p text:style-name="P2"><text:soft-page-break/>| <text:s text:c="2"/>| <text:s text:c="2"/>| <text:s text:c="2"/>| <text:s text:c="2"/>VG &lt;= 45: fp (9.13)</text:p>
      <text:p text:style-name="P2">| <text:s text:c="2"/>| <text:s text:c="2"/>| <text:s text:c="2"/>| <text:s text:c="2"/>VG &gt; 45</text:p>
      <text:p text:style-name="P2">| <text:s text:c="2"/>| <text:s text:c="2"/>| <text:s text:c="2"/>| <text:s text:c="2"/>| <text:s text:c="2"/>NLOGIC &lt;= 10: nfp (6.91/1.29)</text:p>
      <text:p text:style-name="P2">| <text:s text:c="2"/>| <text:s text:c="2"/>| <text:s text:c="2"/>| <text:s text:c="2"/>| <text:s text:c="2"/>NLOGIC &gt; 10: fp (2.12/0.13)</text:p>
      <text:p text:style-name="P2">| <text:s text:c="2"/>| <text:s text:c="2"/>NUMUORS &gt; 42: fp (7.03)</text:p>
      <text:p text:style-name="P2"/>
      <text:p text:style-name="P2">Number of Leaves <text:s/>: <text:tab/>14</text:p>
      <text:p text:style-name="P2"/>
      <text:p text:style-name="P2">Size of the tree : <text:tab/>27</text:p>
      <text:p text:style-name="P2"/>
      <text:p text:style-name="P2"/>
      <text:p text:style-name="P2">Weight: 3.95</text:p>
      <text:p text:style-name="P2"/>
      <text:p text:style-name="P2">J48 pruned tree</text:p>
      <text:p text:style-name="P2">------------------</text:p>
      <text:p text:style-name="P2"/>
      <text:p text:style-name="P2">VG &lt;= 12</text:p>
      <text:p text:style-name="P2">| <text:s text:c="2"/>LOC &lt;= 173: fp (5.95/1.29)</text:p>
      <text:p text:style-name="P2">| <text:s text:c="2"/>LOC &gt; 173: nfp (49.51/2.64)</text:p>
      <text:p text:style-name="P2">VG &gt; 12</text:p>
      <text:p text:style-name="P2">| <text:s text:c="2"/>NUMUORS &lt;= 27</text:p>
      <text:p text:style-name="P2">| <text:s text:c="2"/>| <text:s text:c="2"/>NLOGIC &lt;= 3</text:p>
      <text:p text:style-name="P2">| <text:s text:c="2"/>| <text:s text:c="2"/>| <text:s text:c="2"/>LOC &lt;= 726: nfp (4.35)</text:p>
      <text:p text:style-name="P2">| <text:s text:c="2"/>| <text:s text:c="2"/>| <text:s text:c="2"/>LOC &gt; 726: fp (34.7/0.06)</text:p>
      <text:p text:style-name="P2">| <text:s text:c="2"/>| <text:s text:c="2"/>NLOGIC &gt; 3: fp (58.65)</text:p>
      <text:p text:style-name="P2">| <text:s text:c="2"/>NUMUORS &gt; 27</text:p>
      <text:p text:style-name="P2">| <text:s text:c="2"/>| <text:s text:c="2"/>LOC &lt;= 1158: nfp (23.6/5.45)</text:p>
      <text:p text:style-name="P2">| <text:s text:c="2"/>| <text:s text:c="2"/>LOC &gt; 1158: fp (11.24/2.67)</text:p>
      <text:p text:style-name="P2"/>
      <text:p text:style-name="P2">Number of Leaves <text:s/>: <text:tab/>7</text:p>
      <text:p text:style-name="P2"/>
      <text:p text:style-name="P2">Size of the tree : <text:tab/>13</text:p>
      <text:p text:style-name="P2"/>
      <text:p text:style-name="P2"/>
      <text:p text:style-name="P2">Weight: 2.67</text:p>
      <text:p text:style-name="P2"/>
      <text:p text:style-name="P2">J48 pruned tree</text:p>
      <text:p text:style-name="P2">------------------</text:p>
      <text:p text:style-name="P2"/>
      <text:p text:style-name="P2">TOTOPANDS &lt;= 174: nfp (25.98/2.49)</text:p>
      <text:p text:style-name="P2">TOTOPANDS &gt; 174</text:p>
      <text:p text:style-name="P2">| <text:s text:c="2"/>VG &lt;= 448</text:p>
      <text:p text:style-name="P2">| <text:s text:c="2"/>| <text:s text:c="2"/>NUMUORS &lt;= 29</text:p>
      <text:p text:style-name="P2">| <text:s text:c="2"/>| <text:s text:c="2"/>| <text:s text:c="2"/>NLOGIC &lt;= 1</text:p>
      <text:p text:style-name="P2">| <text:s text:c="2"/>| <text:s text:c="2"/>| <text:s text:c="2"/>| <text:s text:c="2"/>TOTOTORS &lt;= 410</text:p>
      <text:p text:style-name="P2">| <text:s text:c="2"/>| <text:s text:c="2"/>| <text:s text:c="2"/>| <text:s text:c="2"/>| <text:s text:c="2"/>VG &lt;= 6: fp (9.62)</text:p>
      <text:p text:style-name="P2">| <text:s text:c="2"/>| <text:s text:c="2"/>| <text:s text:c="2"/>| <text:s text:c="2"/>| <text:s text:c="2"/>VG &gt; 6: nfp (9.04)</text:p>
      <text:p text:style-name="P2">| <text:s text:c="2"/>| <text:s text:c="2"/>| <text:s text:c="2"/>| <text:s text:c="2"/>TOTOTORS &gt; 410: fp (29.34/0.56)</text:p>
      <text:p text:style-name="P2">| <text:s text:c="2"/>| <text:s text:c="2"/>| <text:s text:c="2"/>NLOGIC &gt; 1: fp (46.37/0.09)</text:p>
      <text:p text:style-name="P2">| <text:s text:c="2"/>| <text:s text:c="2"/>NUMUORS &gt; 29</text:p>
      <text:p text:style-name="P2">| <text:s text:c="2"/>| <text:s text:c="2"/>| <text:s text:c="2"/>NLOGIC &lt;= 0: fp (21.51/2.2)</text:p>
      <text:p text:style-name="P2">| <text:s text:c="2"/>| <text:s text:c="2"/>| <text:s text:c="2"/>NLOGIC &gt; 0</text:p>
      <text:p text:style-name="P2">| <text:s text:c="2"/>| <text:s text:c="2"/>| <text:s text:c="2"/>| <text:s text:c="2"/>NUMUORS &lt;= 30</text:p>
      <text:p text:style-name="P2">| <text:s text:c="2"/>| <text:s text:c="2"/>| <text:s text:c="2"/>| <text:s text:c="2"/>| <text:s text:c="2"/>VG &lt;= 12: nfp (2.46)</text:p>
      <text:p text:style-name="P2">| <text:s text:c="2"/>| <text:s text:c="2"/>| <text:s text:c="2"/>| <text:s text:c="2"/>| <text:s text:c="2"/>VG &gt; 12: fp (9.42/0.7)</text:p>
      <text:p text:style-name="P2">| <text:s text:c="2"/>| <text:s text:c="2"/>| <text:s text:c="2"/>| <text:s text:c="2"/>NUMUORS &gt; 30</text:p>
      <text:p text:style-name="P2">| <text:s text:c="2"/>| <text:s text:c="2"/>| <text:s text:c="2"/>| <text:s text:c="2"/>| <text:s text:c="2"/>NUMUANDS &lt;= 212: nfp (20.3/1.13)</text:p>
      <text:p text:style-name="P2">| <text:s text:c="2"/>| <text:s text:c="2"/>| <text:s text:c="2"/>| <text:s text:c="2"/>| <text:s text:c="2"/>NUMUANDS &gt; 212: fp (3.35)</text:p>
      <text:p text:style-name="P2">| <text:s text:c="2"/>VG &gt; 448: nfp (10.6)</text:p>
      <text:p text:style-name="P2"/>
      <text:p text:style-name="P2">Number of Leaves <text:s/>: <text:tab/>11</text:p>
      <text:p text:style-name="P2"/>
      <text:p text:style-name="P2">Size of the tree : <text:tab/>21</text:p>
      <text:p text:style-name="P2"/>
      <text:p text:style-name="P2"/>
      <text:p text:style-name="P2">Weight: 3.23</text:p>
      <text:p text:style-name="P2"/>
      <text:p text:style-name="P2">Number of performed Iterations: 10</text:p>
      <text:p text:style-name="P2"/>
      <text:p text:style-name="P2"/>
      <text:p text:style-name="P2">Cost Matrix</text:p>
      <text:p text:style-name="P2"><text:s/>0 7</text:p>
      <text:p text:style-name="P2"><text:soft-page-break/><text:s/>1 0</text:p>
      <text:p text:style-name="P2"/>
      <text:p text:style-name="P2"/>
      <text:p text:style-name="P2">Time taken to build model: 0.06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66 <text:s text:c="14"/>88.2979 %</text:p>
      <text:p text:style-name="P2">Incorrectly Classified Instances <text:s text:c="7"/>22 <text:s text:c="14"/>11.7021 %</text:p>
      <text:p text:style-name="P2">Kappa statistic <text:s text:c="25"/>0.7173</text:p>
      <text:p text:style-name="P2">Mean absolute error <text:s text:c="21"/>0.1196</text:p>
      <text:p text:style-name="P2">Root mean squared error <text:s text:c="17"/>0.3381</text:p>
      <text:p text:style-name="P2">Relative absolute error <text:s text:c="16"/>28.8237 %</text:p>
      <text:p text:style-name="P2">Root relative squared error <text:s text:c="12"/>74.2971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17 <text:s text:c="3"/>0.200 <text:s text:c="3"/>0.917 <text:s text:c="5"/>0.917 <text:s text:c="3"/>0.917 <text:s text:c="5"/>0.717 <text:s text:c="3"/>0.911 <text:s text:c="4"/>0.959 <text:s text:c="4"/>nfp</text:p>
      <text:p text:style-name="P2"><text:s text:c="17"/>0.800 <text:s text:c="3"/>0.083 <text:s text:c="3"/>0.800 <text:s text:c="5"/>0.800 <text:s text:c="3"/>0.800 <text:s text:c="5"/>0.717 <text:s text:c="3"/>0.911 <text:s text:c="4"/>0.794 <text:s text:c="4"/>fp</text:p>
      <text:p text:style-name="P2">Weighted Avg. <text:s text:c="3"/>0.883 <text:s text:c="3"/>0.166 <text:s text:c="3"/>0.883 <text:s text:c="5"/>0.883 <text:s text:c="3"/>0.883 <text:s text:c="5"/>0.717 <text:s text:c="3"/>0.911 <text:s text:c="4"/>0.911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22 <text:s/>11 | <text:s text:c="2"/>a = nfp</text:p>
      <text:p text:style-name="P2"><text:s text:c="2"/>11 <text:s/>44 | <text:s text:c="2"/>b = fp</text:p>
      <text:p text:style-name="P2"/>
      <text:p text:style-name="P2">xxxxxxxxxxxxxxxxxxxxxxxxxx</text:p>
      <text:p text:style-name="P2">=== Run information ===</text:p>
      <text:p text:style-name="P2"/>
      <text:p text:style-name="P2">Scheme: <text:s text:c="6"/>weka.classifiers.meta.CostSensitiveClassifier -cost-matrix "[0.0 8.0; 1.0 0.0]" -S 1 -W weka.classifiers.meta.AdaBoostM1 -- -P 100 -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AdaBoostM1 -P 100 -S 1 -I 10 -W weka.classifiers.trees.J48 -- -C 0.25 -M 2</text:p>
      <text:p text:style-name="P2"/>
      <text:p text:style-name="P2">Classifier Model</text:p>
      <text:p text:style-name="P2">AdaBoostM1: Base classifiers and their weights: </text:p>
      <text:p text:style-name="P2"/>
      <text:p text:style-name="P2">J48 pruned tree</text:p>
      <text:p text:style-name="P2">------------------</text:p>
      <text:p text:style-name="P2"/>
      <text:p text:style-name="P2">LOC &lt;= 886: nfp (170.7/2.69)</text:p>
      <text:p text:style-name="P2">LOC &gt; 886</text:p>
      <text:p text:style-name="P2">| <text:s text:c="2"/>NLOGIC &lt;= 9: nfp (14.45/3.7)</text:p>
      <text:p text:style-name="P2">| <text:s text:c="2"/>NLOGIC &gt; 9: fp (2.86)</text:p>
      <text:p text:style-name="P2"/>
      <text:p text:style-name="P2">Number of Leaves <text:s/>: <text:tab/>3</text:p>
      <text:p text:style-name="P2"/>
      <text:p text:style-name="P2">Size of the tree : <text:tab/>5</text:p>
      <text:p text:style-name="P2"/>
      <text:p text:style-name="P2"/>
      <text:p text:style-name="P2">Weight: 3.35</text:p>
      <text:p text:style-name="P2"><text:soft-page-break/></text:p>
      <text:p text:style-name="P2">J48 pruned tree</text:p>
      <text:p text:style-name="P2">------------------</text:p>
      <text:p text:style-name="P2"/>
      <text:p text:style-name="P2">TOTOTORS &lt;= 220: nfp (71.34/2.47)</text:p>
      <text:p text:style-name="P2">TOTOTORS &gt; 220</text:p>
      <text:p text:style-name="P2">| <text:s text:c="2"/>ELOC &lt;= 48</text:p>
      <text:p text:style-name="P2">| <text:s text:c="2"/>| <text:s text:c="2"/>NLOGIC &lt;= 4: nfp (6.26)</text:p>
      <text:p text:style-name="P2">| <text:s text:c="2"/>| <text:s text:c="2"/>NLOGIC &gt; 4: fp (2.47)</text:p>
      <text:p text:style-name="P2">| <text:s text:c="2"/>ELOC &gt; 48: fp (107.92/17.39)</text:p>
      <text:p text:style-name="P2"/>
      <text:p text:style-name="P2">Number of Leaves <text:s/>: <text:tab/>4</text:p>
      <text:p text:style-name="P2"/>
      <text:p text:style-name="P2">Size of the tree : <text:tab/>7</text:p>
      <text:p text:style-name="P2"/>
      <text:p text:style-name="P2"/>
      <text:p text:style-name="P2">Weight: 2.14</text:p>
      <text:p text:style-name="P2"/>
      <text:p text:style-name="P2">J48 pruned tree</text:p>
      <text:p text:style-name="P2">------------------</text:p>
      <text:p text:style-name="P2"/>
      <text:p text:style-name="P2">NUMUORS &lt;= 17: nfp (28.57)</text:p>
      <text:p text:style-name="P2">NUMUORS &gt; 17</text:p>
      <text:p text:style-name="P2">| <text:s text:c="2"/>TOTOPANDS &lt;= 60: fp (13.65/1.94)</text:p>
      <text:p text:style-name="P2">| <text:s text:c="2"/>TOTOPANDS &gt; 60</text:p>
      <text:p text:style-name="P2">| <text:s text:c="2"/>| <text:s text:c="2"/>LOC &lt;= 1158</text:p>
      <text:p text:style-name="P2">| <text:s text:c="2"/>| <text:s text:c="2"/>| <text:s text:c="2"/>VG &lt;= 29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VG &lt;= 23: nfp (34.61/4.15)</text:p>
      <text:p text:style-name="P2">| <text:s text:c="2"/>| <text:s text:c="2"/>| <text:s text:c="2"/>| <text:s text:c="2"/>| <text:s text:c="2"/>| <text:s text:c="2"/>| <text:s text:c="2"/>VG &gt; 23: fp (2.77)</text:p>
      <text:p text:style-name="P2">| <text:s text:c="2"/>| <text:s text:c="2"/>| <text:s text:c="2"/>| <text:s text:c="2"/>| <text:s text:c="2"/>| <text:s text:c="2"/>NLOGIC &gt; 8: fp (4.15)</text:p>
      <text:p text:style-name="P2">| <text:s text:c="2"/>| <text:s text:c="2"/>| <text:s text:c="2"/>| <text:s text:c="2"/>| <text:s text:c="2"/>NUMUANDS &gt; 102: nfp (20.53)</text:p>
      <text:p text:style-name="P2">| <text:s text:c="2"/>| <text:s text:c="2"/>| <text:s text:c="2"/>| <text:s text:c="2"/>NUMUANDS &gt; 115: fp (19.36)</text:p>
      <text:p text:style-name="P2">| <text:s text:c="2"/>| <text:s text:c="2"/>| <text:s text:c="2"/>VG &gt; 29</text:p>
      <text:p text:style-name="P2">| <text:s text:c="2"/>| <text:s text:c="2"/>| <text:s text:c="2"/>| <text:s text:c="2"/>LOC &lt;= 886: nfp (23.04)</text:p>
      <text:p text:style-name="P2">| <text:s text:c="2"/>| <text:s text:c="2"/>| <text:s text:c="2"/>| <text:s text:c="2"/>LOC &gt; 886</text:p>
      <text:p text:style-name="P2">| <text:s text:c="2"/>| <text:s text:c="2"/>| <text:s text:c="2"/>| <text:s text:c="2"/>| <text:s text:c="2"/>LOC &lt;= 992: fp (2.77)</text:p>
      <text:p text:style-name="P2">| <text:s text:c="2"/>| <text:s text:c="2"/>| <text:s text:c="2"/>| <text:s text:c="2"/>| <text:s text:c="2"/>LOC &gt; 992: nfp (13.17)</text:p>
      <text:p text:style-name="P2">| <text:s text:c="2"/>| <text:s text:c="2"/>LOC &gt; 1158</text:p>
      <text:p text:style-name="P2">| <text:s text:c="2"/>| <text:s text:c="2"/>| <text:s text:c="2"/>VG &lt;= 448</text:p>
      <text:p text:style-name="P2">| <text:s text:c="2"/>| <text:s text:c="2"/>| <text:s text:c="2"/>| <text:s text:c="2"/>NLOGIC &lt;= 8: fp (17.98)</text:p>
      <text:p text:style-name="P2">| <text:s text:c="2"/>| <text:s text:c="2"/>| <text:s text:c="2"/>| <text:s text:c="2"/>NLOGIC &gt; 8: nfp (4.12/0.83)</text:p>
      <text:p text:style-name="P2">| <text:s text:c="2"/>| <text:s text:c="2"/>| <text:s text:c="2"/>VG &gt; 448: nfp (3.29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26</text:p>
      <text:p text:style-name="P2"/>
      <text:p text:style-name="P2">J48 pruned tree</text:p>
      <text:p text:style-name="P2">------------------</text:p>
      <text:p text:style-name="P2"/>
      <text:p text:style-name="P2">NUMUANDS &lt;= 29: nfp (40.04)</text:p>
      <text:p text:style-name="P2">NUMUANDS &gt; 29</text:p>
      <text:p text:style-name="P2">| <text:s text:c="2"/>NLOGIC &lt;= 0</text:p>
      <text:p text:style-name="P2">| <text:s text:c="2"/>| <text:s text:c="2"/>NUMUANDS &lt;= 32: fp (6.08)</text:p>
      <text:p text:style-name="P2">| <text:s text:c="2"/>| <text:s text:c="2"/>NUMUANDS &gt; 32</text:p>
      <text:p text:style-name="P2">| <text:s text:c="2"/>| <text:s text:c="2"/>| <text:s text:c="2"/>TOTOTORS &lt;= 405: nfp (19.75/0.72)</text:p>
      <text:p text:style-name="P2">| <text:s text:c="2"/>| <text:s text:c="2"/>| <text:s text:c="2"/>TOTOTORS &gt; 405</text:p>
      <text:p text:style-name="P2">| <text:s text:c="2"/>| <text:s text:c="2"/>| <text:s text:c="2"/>| <text:s text:c="2"/>VG &lt;= 52: fp (10.32/1.71)</text:p>
      <text:p text:style-name="P2">| <text:s text:c="2"/>| <text:s text:c="2"/>| <text:s text:c="2"/>| <text:s text:c="2"/>VG &gt; 52: nfp (8.54)</text:p>
      <text:p text:style-name="P2">| <text:s text:c="2"/>NLOGIC &gt; 0</text:p>
      <text:p text:style-name="P2">| <text:s text:c="2"/>| <text:s text:c="2"/>ELOC &lt;= 54: fp (62.76/3.53)</text:p>
      <text:p text:style-name="P2">| <text:s text:c="2"/>| <text:s text:c="2"/>ELOC &gt; 54</text:p>
      <text:p text:style-name="P2">| <text:s text:c="2"/>| <text:s text:c="2"/>| <text:s text:c="2"/>NUMUORS &lt;= 42</text:p>
      <text:p text:style-name="P2">| <text:s text:c="2"/>| <text:s text:c="2"/>| <text:s text:c="2"/>| <text:s text:c="2"/>LOC &lt;= 1001</text:p>
      <text:p text:style-name="P2">| <text:s text:c="2"/>| <text:s text:c="2"/>| <text:s text:c="2"/>| <text:s text:c="2"/>| <text:s text:c="2"/>NUMUANDS &lt;= 112: nfp (8.54)</text:p>
      <text:p text:style-name="P2">| <text:s text:c="2"/>| <text:s text:c="2"/>| <text:s text:c="2"/>| <text:s text:c="2"/>| <text:s text:c="2"/>NUMUANDS &gt; 112</text:p>
      <text:p text:style-name="P2"><text:soft-page-break/>| <text:s text:c="2"/>| <text:s text:c="2"/>| <text:s text:c="2"/>| <text:s text:c="2"/>| <text:s text:c="2"/>| <text:s text:c="2"/>NUMUORS &lt;= 33: fp (2.15)</text:p>
      <text:p text:style-name="P2">| <text:s text:c="2"/>| <text:s text:c="2"/>| <text:s text:c="2"/>| <text:s text:c="2"/>| <text:s text:c="2"/>| <text:s text:c="2"/>NUMUORS &gt; 33: nfp (3.42)</text:p>
      <text:p text:style-name="P2">| <text:s text:c="2"/>| <text:s text:c="2"/>| <text:s text:c="2"/>| <text:s text:c="2"/>LOC &gt; 1001</text:p>
      <text:p text:style-name="P2">| <text:s text:c="2"/>| <text:s text:c="2"/>| <text:s text:c="2"/>| <text:s text:c="2"/>| <text:s text:c="2"/>TOTOTORS &lt;= 1085: fp (5.69)</text:p>
      <text:p text:style-name="P2">| <text:s text:c="2"/>| <text:s text:c="2"/>| <text:s text:c="2"/>| <text:s text:c="2"/>| <text:s text:c="2"/>TOTOTORS &gt; 1085</text:p>
      <text:p text:style-name="P2">| <text:s text:c="2"/>| <text:s text:c="2"/>| <text:s text:c="2"/>| <text:s text:c="2"/>| <text:s text:c="2"/>| <text:s text:c="2"/>TOTOTORS &lt;= 1301: nfp (3.42)</text:p>
      <text:p text:style-name="P2">| <text:s text:c="2"/>| <text:s text:c="2"/>| <text:s text:c="2"/>| <text:s text:c="2"/>| <text:s text:c="2"/>| <text:s text:c="2"/>TOTOTORS &gt; 1301</text:p>
      <text:p text:style-name="P2">| <text:s text:c="2"/>| <text:s text:c="2"/>| <text:s text:c="2"/>| <text:s text:c="2"/>| <text:s text:c="2"/>| <text:s text:c="2"/>| <text:s text:c="2"/>NUMUORS &lt;= 40: fp (2.81)</text:p>
      <text:p text:style-name="P2">| <text:s text:c="2"/>| <text:s text:c="2"/>| <text:s text:c="2"/>| <text:s text:c="2"/>| <text:s text:c="2"/>| <text:s text:c="2"/>| <text:s text:c="2"/>NUMUORS &gt; 40: nfp (2.37/0.66)</text:p>
      <text:p text:style-name="P2">| <text:s text:c="2"/>| <text:s text:c="2"/>| <text:s text:c="2"/>NUMUORS &gt; 42: fp (12.12)</text:p>
      <text:p text:style-name="P2"/>
      <text:p text:style-name="P2">Number of Leaves <text:s/>: <text:tab/>14</text:p>
      <text:p text:style-name="P2"/>
      <text:p text:style-name="P2">Size of the tree : <text:tab/>27</text:p>
      <text:p text:style-name="P2"/>
      <text:p text:style-name="P2"/>
      <text:p text:style-name="P2">Weight: 3.31</text:p>
      <text:p text:style-name="P2"/>
      <text:p text:style-name="P2">J48 pruned tree</text:p>
      <text:p text:style-name="P2">------------------</text:p>
      <text:p text:style-name="P2"/>
      <text:p text:style-name="P2">NUMUORS &lt;= 20: nfp (47.61/0.74)</text:p>
      <text:p text:style-name="P2">NUMUORS &gt; 20</text:p>
      <text:p text:style-name="P2">| <text:s text:c="2"/>NLOGIC &lt;= 4</text:p>
      <text:p text:style-name="P2">| <text:s text:c="2"/>| <text:s text:c="2"/>LOC &lt;= 501</text:p>
      <text:p text:style-name="P2">| <text:s text:c="2"/>| <text:s text:c="2"/>| <text:s text:c="2"/>LOC &lt;= 457</text:p>
      <text:p text:style-name="P2">| <text:s text:c="2"/>| <text:s text:c="2"/>| <text:s text:c="2"/>| <text:s text:c="2"/>LOC &lt;= 415</text:p>
      <text:p text:style-name="P2">| <text:s text:c="2"/>| <text:s text:c="2"/>| <text:s text:c="2"/>| <text:s text:c="2"/>| <text:s text:c="2"/>NLOGIC &lt;= 1</text:p>
      <text:p text:style-name="P2">| <text:s text:c="2"/>| <text:s text:c="2"/>| <text:s text:c="2"/>| <text:s text:c="2"/>| <text:s text:c="2"/>| <text:s text:c="2"/>TOTOPANDS &lt;= 60: fp (3.15)</text:p>
      <text:p text:style-name="P2">| <text:s text:c="2"/>| <text:s text:c="2"/>| <text:s text:c="2"/>| <text:s text:c="2"/>| <text:s text:c="2"/>| <text:s text:c="2"/>TOTOPANDS &gt; 60: nfp (7.11/0.37)</text:p>
      <text:p text:style-name="P2">| <text:s text:c="2"/>| <text:s text:c="2"/>| <text:s text:c="2"/>| <text:s text:c="2"/>| <text:s text:c="2"/>NLOGIC &gt; 1: nfp (16.95)</text:p>
      <text:p text:style-name="P2">| <text:s text:c="2"/>| <text:s text:c="2"/>| <text:s text:c="2"/>| <text:s text:c="2"/>LOC &gt; 415: fp (10.48)</text:p>
      <text:p text:style-name="P2">| <text:s text:c="2"/>| <text:s text:c="2"/>| <text:s text:c="2"/>LOC &gt; 457: nfp (28.93)</text:p>
      <text:p text:style-name="P2">| <text:s text:c="2"/>| <text:s text:c="2"/>LOC &gt; 501</text:p>
      <text:p text:style-name="P2">| <text:s text:c="2"/>| <text:s text:c="2"/>| <text:s text:c="2"/>TOTOPANDS &lt;= 286</text:p>
      <text:p text:style-name="P2">| <text:s text:c="2"/>| <text:s text:c="2"/>| <text:s text:c="2"/>| <text:s text:c="2"/>TOTOPANDS &lt;= 252: nfp (2.66)</text:p>
      <text:p text:style-name="P2">| <text:s text:c="2"/>| <text:s text:c="2"/>| <text:s text:c="2"/>| <text:s text:c="2"/>TOTOPANDS &gt; 252: fp (20.31)</text:p>
      <text:p text:style-name="P2">| <text:s text:c="2"/>| <text:s text:c="2"/>| <text:s text:c="2"/>TOTOPANDS &gt; 286</text:p>
      <text:p text:style-name="P2">| <text:s text:c="2"/>| <text:s text:c="2"/>| <text:s text:c="2"/>| <text:s text:c="2"/>LOC &lt;= 816: nfp (8.93/0.74)</text:p>
      <text:p text:style-name="P2">| <text:s text:c="2"/>| <text:s text:c="2"/>| <text:s text:c="2"/>| <text:s text:c="2"/>LOC &gt; 816</text:p>
      <text:p text:style-name="P2">| <text:s text:c="2"/>| <text:s text:c="2"/>| <text:s text:c="2"/>| <text:s text:c="2"/>| <text:s text:c="2"/>TOTOTORS &lt;= 1085: fp (4.46)</text:p>
      <text:p text:style-name="P2">| <text:s text:c="2"/>| <text:s text:c="2"/>| <text:s text:c="2"/>| <text:s text:c="2"/>| <text:s text:c="2"/>TOTOTORS &gt; 1085</text:p>
      <text:p text:style-name="P2">| <text:s text:c="2"/>| <text:s text:c="2"/>| <text:s text:c="2"/>| <text:s text:c="2"/>| <text:s text:c="2"/>| <text:s text:c="2"/>LOC &lt;= 1158: nfp (2.66)</text:p>
      <text:p text:style-name="P2">| <text:s text:c="2"/>| <text:s text:c="2"/>| <text:s text:c="2"/>| <text:s text:c="2"/>| <text:s text:c="2"/>| <text:s text:c="2"/>LOC &gt; 1158: fp (2.75/0.89)</text:p>
      <text:p text:style-name="P2">| <text:s text:c="2"/>NLOGIC &gt; 4</text:p>
      <text:p text:style-name="P2">| <text:s text:c="2"/>| <text:s text:c="2"/>NUMUORS &lt;= 41</text:p>
      <text:p text:style-name="P2">| <text:s text:c="2"/>| <text:s text:c="2"/>| <text:s text:c="2"/>NUMUORS &lt;= 29: fp (11.57)</text:p>
      <text:p text:style-name="P2">| <text:s text:c="2"/>| <text:s text:c="2"/>| <text:s text:c="2"/>NUMUORS &gt; 29: nfp (5.51/1.09)</text:p>
      <text:p text:style-name="P2">| <text:s text:c="2"/>| <text:s text:c="2"/>NUMUORS &gt; 41: fp (14.92)</text:p>
      <text:p text:style-name="P2"/>
      <text:p text:style-name="P2">Number of Leaves <text:s/>: <text:tab/>15</text:p>
      <text:p text:style-name="P2"/>
      <text:p text:style-name="P2">Size of the tree : <text:tab/>29</text:p>
      <text:p text:style-name="P2"/>
      <text:p text:style-name="P2"/>
      <text:p text:style-name="P2">Weight: 3.87</text:p>
      <text:p text:style-name="P2"/>
      <text:p text:style-name="P2">J48 pruned tree</text:p>
      <text:p text:style-name="P2">------------------</text:p>
      <text:p text:style-name="P2"/>
      <text:p text:style-name="P2">VG &lt;= 448</text:p>
      <text:p text:style-name="P2">| <text:s text:c="2"/>TOTOPANDS &lt;= 174: nfp (32.96/1.61)</text:p>
      <text:p text:style-name="P2">| <text:s text:c="2"/>TOTOPANDS &gt; 174</text:p>
      <text:p text:style-name="P2">| <text:s text:c="2"/>| <text:s text:c="2"/>VG &lt;= 29</text:p>
      <text:p text:style-name="P2">| <text:s text:c="2"/>| <text:s text:c="2"/>| <text:s text:c="2"/>ELOC &lt;= 48</text:p>
      <text:p text:style-name="P2">| <text:s text:c="2"/>| <text:s text:c="2"/>| <text:s text:c="2"/>| <text:s text:c="2"/>NLOGIC &lt;= 4: nfp (6.23)</text:p>
      <text:p text:style-name="P2">| <text:s text:c="2"/>| <text:s text:c="2"/>| <text:s text:c="2"/>| <text:s text:c="2"/>NLOGIC &gt; 4: fp (4.97)</text:p>
      <text:p text:style-name="P2">| <text:s text:c="2"/>| <text:s text:c="2"/>| <text:s text:c="2"/>ELOC &gt; 48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ELOC &lt;= 54: fp (29.28/0.9)</text:p>
      <text:p text:style-name="P2">| <text:s text:c="2"/>| <text:s text:c="2"/>| <text:s text:c="2"/>| <text:s text:c="2"/>| <text:s text:c="2"/>ELOC &gt; 54: nfp (4.45/0.38)</text:p>
      <text:p text:style-name="P2">| <text:s text:c="2"/>| <text:s text:c="2"/>| <text:s text:c="2"/>| <text:s text:c="2"/>NUMUANDS &gt; 115: fp (52.74)</text:p>
      <text:p text:style-name="P2"><text:soft-page-break/>| <text:s text:c="2"/>| <text:s text:c="2"/>VG &gt; 29</text:p>
      <text:p text:style-name="P2">| <text:s text:c="2"/>| <text:s text:c="2"/>| <text:s text:c="2"/>LOC &lt;= 1158: nfp (17.3/0.38)</text:p>
      <text:p text:style-name="P2">| <text:s text:c="2"/>| <text:s text:c="2"/>| <text:s text:c="2"/>LOC &gt; 1158: fp (18.35/0.45)</text:p>
      <text:p text:style-name="P2">VG &gt; 448: nfp (21.72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3.9</text:p>
      <text:p text:style-name="P2"/>
      <text:p text:style-name="P2">J48 pruned tree</text:p>
      <text:p text:style-name="P2">------------------</text:p>
      <text:p text:style-name="P2"/>
      <text:p text:style-name="P2">NUMUORS &lt;= 17: nfp (13.18)</text:p>
      <text:p text:style-name="P2">NUMUORS &gt; 17</text:p>
      <text:p text:style-name="P2">| <text:s text:c="2"/>VG &lt;= 48</text:p>
      <text:p text:style-name="P2">| <text:s text:c="2"/>| <text:s text:c="2"/>NUMUORS &lt;= 23</text:p>
      <text:p text:style-name="P2">| <text:s text:c="2"/>| <text:s text:c="2"/>| <text:s text:c="2"/>NLOGIC &lt;= 0: fp (52.8/2.77)</text:p>
      <text:p text:style-name="P2">| <text:s text:c="2"/>| <text:s text:c="2"/>| <text:s text:c="2"/>NLOGIC &gt; 0</text:p>
      <text:p text:style-name="P2">| <text:s text:c="2"/>| <text:s text:c="2"/>| <text:s text:c="2"/>| <text:s text:c="2"/>TOTOPANDS &lt;= 196: nfp (10.7)</text:p>
      <text:p text:style-name="P2">| <text:s text:c="2"/>| <text:s text:c="2"/>| <text:s text:c="2"/>| <text:s text:c="2"/>TOTOPANDS &gt; 196: fp (12.69/0.75)</text:p>
      <text:p text:style-name="P2">| <text:s text:c="2"/>| <text:s text:c="2"/>NUMUORS &gt; 23</text:p>
      <text:p text:style-name="P2">| <text:s text:c="2"/>| <text:s text:c="2"/>| <text:s text:c="2"/>LOC &lt;= 501</text:p>
      <text:p text:style-name="P2">| <text:s text:c="2"/>| <text:s text:c="2"/>| <text:s text:c="2"/>| <text:s text:c="2"/>NLOGIC &lt;= 1: nfp (18.81/0.19)</text:p>
      <text:p text:style-name="P2">| <text:s text:c="2"/>| <text:s text:c="2"/>| <text:s text:c="2"/>| <text:s text:c="2"/>NLOGIC &gt; 1</text:p>
      <text:p text:style-name="P2">| <text:s text:c="2"/>| <text:s text:c="2"/>| <text:s text:c="2"/>| <text:s text:c="2"/>| <text:s text:c="2"/>ELOC &lt;= 50: nfp (2.24)</text:p>
      <text:p text:style-name="P2">| <text:s text:c="2"/>| <text:s text:c="2"/>| <text:s text:c="2"/>| <text:s text:c="2"/>| <text:s text:c="2"/>ELOC &gt; 50: fp (7.52/0.23)</text:p>
      <text:p text:style-name="P2">| <text:s text:c="2"/>| <text:s text:c="2"/>| <text:s text:c="2"/>LOC &gt; 501: fp (37.89/2.82)</text:p>
      <text:p text:style-name="P2">| <text:s text:c="2"/>VG &gt; 48</text:p>
      <text:p text:style-name="P2">| <text:s text:c="2"/>| <text:s text:c="2"/>NLOGIC &lt;= 9: nfp (24.13/0.48)</text:p>
      <text:p text:style-name="P2">| <text:s text:c="2"/>| <text:s text:c="2"/>NLOGIC &gt; 9: fp (8.03/0.23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3.18</text:p>
      <text:p text:style-name="P2"/>
      <text:p text:style-name="P2">J48 pruned tree</text:p>
      <text:p text:style-name="P2">------------------</text:p>
      <text:p text:style-name="P2"/>
      <text:p text:style-name="P2">NUMUANDS &lt;= 29: nfp (22.76)</text:p>
      <text:p text:style-name="P2">NUMUANDS &gt; 29</text:p>
      <text:p text:style-name="P2">| <text:s text:c="2"/>NUMUANDS &lt;= 31: fp (21.13)</text:p>
      <text:p text:style-name="P2">| <text:s text:c="2"/>NUMUANDS &gt; 31</text:p>
      <text:p text:style-name="P2">| <text:s text:c="2"/>| <text:s text:c="2"/>NUMUANDS &lt;= 115</text:p>
      <text:p text:style-name="P2">| <text:s text:c="2"/>| <text:s text:c="2"/>| <text:s text:c="2"/>ELOC &lt;= 105</text:p>
      <text:p text:style-name="P2">| <text:s text:c="2"/>| <text:s text:c="2"/>| <text:s text:c="2"/>| <text:s text:c="2"/>NLOGIC &lt;= 1: nfp (61.03/1.32)</text:p>
      <text:p text:style-name="P2">| <text:s text:c="2"/>| <text:s text:c="2"/>| <text:s text:c="2"/>| <text:s text:c="2"/>NLOGIC &gt; 1</text:p>
      <text:p text:style-name="P2">| <text:s text:c="2"/>| <text:s text:c="2"/>| <text:s text:c="2"/>| <text:s text:c="2"/>| <text:s text:c="2"/>LOC &lt;= 631</text:p>
      <text:p text:style-name="P2">| <text:s text:c="2"/>| <text:s text:c="2"/>| <text:s text:c="2"/>| <text:s text:c="2"/>| <text:s text:c="2"/>| <text:s text:c="2"/>VG &lt;= 17</text:p>
      <text:p text:style-name="P2">| <text:s text:c="2"/>| <text:s text:c="2"/>| <text:s text:c="2"/>| <text:s text:c="2"/>| <text:s text:c="2"/>| <text:s text:c="2"/>| <text:s text:c="2"/>NLOGIC &lt;= 4: nfp (3.65/1.32)</text:p>
      <text:p text:style-name="P2">| <text:s text:c="2"/>| <text:s text:c="2"/>| <text:s text:c="2"/>| <text:s text:c="2"/>| <text:s text:c="2"/>| <text:s text:c="2"/>| <text:s text:c="2"/>NLOGIC &gt; 4: fp (6.22)</text:p>
      <text:p text:style-name="P2">| <text:s text:c="2"/>| <text:s text:c="2"/>| <text:s text:c="2"/>| <text:s text:c="2"/>| <text:s text:c="2"/>| <text:s text:c="2"/>VG &gt; 17: nfp (2.9)</text:p>
      <text:p text:style-name="P2">| <text:s text:c="2"/>| <text:s text:c="2"/>| <text:s text:c="2"/>| <text:s text:c="2"/>| <text:s text:c="2"/>LOC &gt; 631: nfp (9.09)</text:p>
      <text:p text:style-name="P2">| <text:s text:c="2"/>| <text:s text:c="2"/>| <text:s text:c="2"/>ELOC &gt; 105: fp (7.59)</text:p>
      <text:p text:style-name="P2">| <text:s text:c="2"/>| <text:s text:c="2"/>NUMUANDS &gt; 115</text:p>
      <text:p text:style-name="P2">| <text:s text:c="2"/>| <text:s text:c="2"/>| <text:s text:c="2"/>VG &lt;= 29: fp (16.34)</text:p>
      <text:p text:style-name="P2">| <text:s text:c="2"/>| <text:s text:c="2"/>| <text:s text:c="2"/>VG &gt; 29</text:p>
      <text:p text:style-name="P2">| <text:s text:c="2"/>| <text:s text:c="2"/>| <text:s text:c="2"/>| <text:s text:c="2"/>NUMUORS &lt;= 42</text:p>
      <text:p text:style-name="P2">| <text:s text:c="2"/>| <text:s text:c="2"/>| <text:s text:c="2"/>| <text:s text:c="2"/>| <text:s text:c="2"/>LOC &lt;= 2042</text:p>
      <text:p text:style-name="P2">| <text:s text:c="2"/>| <text:s text:c="2"/>| <text:s text:c="2"/>| <text:s text:c="2"/>| <text:s text:c="2"/>| <text:s text:c="2"/>TOTOPANDS &lt;= 1494</text:p>
      <text:p text:style-name="P2">| <text:s text:c="2"/>| <text:s text:c="2"/>| <text:s text:c="2"/>| <text:s text:c="2"/>| <text:s text:c="2"/>| <text:s text:c="2"/>| <text:s text:c="2"/>NLOGIC &lt;= 0</text:p>
      <text:p text:style-name="P2">| <text:s text:c="2"/>| <text:s text:c="2"/>| <text:s text:c="2"/>| <text:s text:c="2"/>| <text:s text:c="2"/>| <text:s text:c="2"/>| <text:s text:c="2"/>| <text:s text:c="2"/>NUMUORS &lt;= 31: nfp (3.82/0.05)</text:p>
      <text:p text:style-name="P2">| <text:s text:c="2"/>| <text:s text:c="2"/>| <text:s text:c="2"/>| <text:s text:c="2"/>| <text:s text:c="2"/>| <text:s text:c="2"/>| <text:s text:c="2"/>| <text:s text:c="2"/>NUMUORS &gt; 31: fp (2.62/0.12)</text:p>
      <text:p text:style-name="P2">| <text:s text:c="2"/>| <text:s text:c="2"/>| <text:s text:c="2"/>| <text:s text:c="2"/>| <text:s text:c="2"/>| <text:s text:c="2"/>| <text:s text:c="2"/>NLOGIC &gt; 0: nfp (20.61/0.2)</text:p>
      <text:p text:style-name="P2">| <text:s text:c="2"/>| <text:s text:c="2"/>| <text:s text:c="2"/>| <text:s text:c="2"/>| <text:s text:c="2"/>| <text:s text:c="2"/>TOTOPANDS &gt; 1494: fp (2.23)</text:p>
      <text:p text:style-name="P2">| <text:s text:c="2"/>| <text:s text:c="2"/>| <text:s text:c="2"/>| <text:s text:c="2"/>| <text:s text:c="2"/>LOC &gt; 2042: fp (2.49)</text:p>
      <text:p text:style-name="P2">| <text:s text:c="2"/>| <text:s text:c="2"/>| <text:s text:c="2"/>| <text:s text:c="2"/>NUMUORS &gt; 42: fp (5.52)</text:p>
      <text:p text:style-name="P2"><text:soft-page-break/></text:p>
      <text:p text:style-name="P2">Number of Leaves <text:s/>: <text:tab/>15</text:p>
      <text:p text:style-name="P2"/>
      <text:p text:style-name="P2">Size of the tree : <text:tab/>29</text:p>
      <text:p text:style-name="P2"/>
      <text:p text:style-name="P2"/>
      <text:p text:style-name="P2">Weight: 4.12</text:p>
      <text:p text:style-name="P2"/>
      <text:p text:style-name="P2">J48 pruned tree</text:p>
      <text:p text:style-name="P2">------------------</text:p>
      <text:p text:style-name="P2"/>
      <text:p text:style-name="P2">NUMUORS &lt;= 20</text:p>
      <text:p text:style-name="P2">| <text:s text:c="2"/>TOTOPANDS &lt;= 246: nfp (20.99)</text:p>
      <text:p text:style-name="P2">| <text:s text:c="2"/>TOTOPANDS &gt; 246: fp (2.46)</text:p>
      <text:p text:style-name="P2">NUMUORS &gt; 20</text:p>
      <text:p text:style-name="P2">| <text:s text:c="2"/>TOTOTORS &lt;= 324</text:p>
      <text:p text:style-name="P2">| <text:s text:c="2"/>| <text:s text:c="2"/>ELOC &lt;= 53</text:p>
      <text:p text:style-name="P2">| <text:s text:c="2"/>| <text:s text:c="2"/>| <text:s text:c="2"/>ELOC &lt;= 48</text:p>
      <text:p text:style-name="P2">| <text:s text:c="2"/>| <text:s text:c="2"/>| <text:s text:c="2"/>| <text:s text:c="2"/>TOTOPANDS &lt;= 60: fp (11.12/0.38)</text:p>
      <text:p text:style-name="P2">| <text:s text:c="2"/>| <text:s text:c="2"/>| <text:s text:c="2"/>| <text:s text:c="2"/>TOTOPANDS &gt; 60: nfp (4.5/0.67)</text:p>
      <text:p text:style-name="P2">| <text:s text:c="2"/>| <text:s text:c="2"/>| <text:s text:c="2"/>ELOC &gt; 48: fp (83.64)</text:p>
      <text:p text:style-name="P2">| <text:s text:c="2"/>| <text:s text:c="2"/>ELOC &gt; 53: nfp (5.65/1.23)</text:p>
      <text:p text:style-name="P2">| <text:s text:c="2"/>TOTOTORS &gt; 324</text:p>
      <text:p text:style-name="P2">| <text:s text:c="2"/>| <text:s text:c="2"/>LOC &lt;= 886: nfp (30.81/5.7)</text:p>
      <text:p text:style-name="P2">| <text:s text:c="2"/>| <text:s text:c="2"/>LOC &gt; 886: fp (28.83/10.49)</text:p>
      <text:p text:style-name="P2"/>
      <text:p text:style-name="P2">Number of Leaves <text:s/>: <text:tab/>8</text:p>
      <text:p text:style-name="P2"/>
      <text:p text:style-name="P2">Size of the tree : <text:tab/>15</text:p>
      <text:p text:style-name="P2"/>
      <text:p text:style-name="P2"/>
      <text:p text:style-name="P2">Weight: 2.22</text:p>
      <text:p text:style-name="P2"/>
      <text:p text:style-name="P2">J48 pruned tree</text:p>
      <text:p text:style-name="P2">------------------</text:p>
      <text:p text:style-name="P2"/>
      <text:p text:style-name="P2">LOC &lt;= 743</text:p>
      <text:p text:style-name="P2">| <text:s text:c="2"/>NUMUANDS &lt;= 29: nfp (8.11)</text:p>
      <text:p text:style-name="P2">| <text:s text:c="2"/>NUMUANDS &gt; 29</text:p>
      <text:p text:style-name="P2">| <text:s text:c="2"/>| <text:s text:c="2"/>NUMUORS &lt;= 20: nfp (7.62/1.37)</text:p>
      <text:p text:style-name="P2">| <text:s text:c="2"/>| <text:s text:c="2"/>NUMUORS &gt; 20</text:p>
      <text:p text:style-name="P2">| <text:s text:c="2"/>| <text:s text:c="2"/>| <text:s text:c="2"/>TOTOPANDS &lt;= 298: fp (75.8/3.75)</text:p>
      <text:p text:style-name="P2">| <text:s text:c="2"/>| <text:s text:c="2"/>| <text:s text:c="2"/>TOTOPANDS &gt; 298</text:p>
      <text:p text:style-name="P2">| <text:s text:c="2"/>| <text:s text:c="2"/>| <text:s text:c="2"/>| <text:s text:c="2"/>NUMUANDS &lt;= 112: nfp (7.59)</text:p>
      <text:p text:style-name="P2">| <text:s text:c="2"/>| <text:s text:c="2"/>| <text:s text:c="2"/>| <text:s text:c="2"/>NUMUANDS &gt; 112: fp (20.65/1.81)</text:p>
      <text:p text:style-name="P2">LOC &gt; 743: nfp (68.23/10.3)</text:p>
      <text:p text:style-name="P2"/>
      <text:p text:style-name="P2">Number of Leaves <text:s/>: <text:tab/>6</text:p>
      <text:p text:style-name="P2"/>
      <text:p text:style-name="P2">Size of the tree : <text:tab/>11</text:p>
      <text:p text:style-name="P2"/>
      <text:p text:style-name="P2"/>
      <text:p text:style-name="P2">Weight: 2.29</text:p>
      <text:p text:style-name="P2"/>
      <text:p text:style-name="P2">Number of performed Iterations: 10</text:p>
      <text:p text:style-name="P2"/>
      <text:p text:style-name="P2"/>
      <text:p text:style-name="P2">Cost Matrix</text:p>
      <text:p text:style-name="P2"><text:s/>0 8</text:p>
      <text:p text:style-name="P2"><text:s/>1 0</text:p>
      <text:p text:style-name="P2"/>
      <text:p text:style-name="P2"/>
      <text:p text:style-name="P2">Time taken to build model: 0.05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62 <text:s text:c="14"/>86.1702 %</text:p>
      <text:p text:style-name="P2">Incorrectly Classified Instances <text:s text:c="7"/>26 <text:s text:c="14"/>13.8298 %</text:p>
      <text:p text:style-name="P2">Kappa statistic <text:s text:c="25"/>0.6623</text:p>
      <text:p text:style-name="P2">Mean absolute error <text:s text:c="21"/>0.1336</text:p>
      <text:p text:style-name="P2">Root mean squared error <text:s text:c="17"/>0.3536</text:p>
      <text:p text:style-name="P2"><text:soft-page-break/>Relative absolute error <text:s text:c="16"/>32.1991 %</text:p>
      <text:p text:style-name="P2">Root relative squared error <text:s text:c="12"/>77.6934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10 <text:s text:c="3"/>0.255 <text:s text:c="3"/>0.896 <text:s text:c="5"/>0.910 <text:s text:c="3"/>0.903 <text:s text:c="5"/>0.663 <text:s text:c="3"/>0.905 <text:s text:c="4"/>0.940 <text:s text:c="4"/>nfp</text:p>
      <text:p text:style-name="P2"><text:s text:c="17"/>0.745 <text:s text:c="3"/>0.090 <text:s text:c="3"/>0.774 <text:s text:c="5"/>0.745 <text:s text:c="3"/>0.759 <text:s text:c="5"/>0.663 <text:s text:c="3"/>0.905 <text:s text:c="4"/>0.785 <text:s text:c="4"/>fp</text:p>
      <text:p text:style-name="P2">Weighted Avg. <text:s text:c="3"/>0.862 <text:s text:c="3"/>0.206 <text:s text:c="3"/>0.860 <text:s text:c="5"/>0.862 <text:s text:c="3"/>0.861 <text:s text:c="5"/>0.663 <text:s text:c="3"/>0.905 <text:s text:c="4"/>0.895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21 <text:s/>12 | <text:s text:c="2"/>a = nfp</text:p>
      <text:p text:style-name="P2"><text:s text:c="2"/>14 <text:s/>41 | <text:s text:c="2"/>b = fp</text:p>
      <text:p text:style-name="P2"/>
      <text:p text:style-name="P2">xxxxxxxxxxxxxxxxxxxxxxxxxxxxxxx</text:p>
      <text:p text:style-name="P2">=== Run information ===</text:p>
      <text:p text:style-name="P2"/>
      <text:p text:style-name="P2">Scheme: <text:s text:c="6"/>weka.classifiers.meta.CostSensitiveClassifier -cost-matrix "[0.0 9.0; 1.0 0.0]" -S 1 -W weka.classifiers.meta.AdaBoostM1 -- -P 100 -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AdaBoostM1 -P 100 -S 1 -I 10 -W weka.classifiers.trees.J48 -- -C 0.25 -M 2</text:p>
      <text:p text:style-name="P2"/>
      <text:p text:style-name="P2">Classifier Model</text:p>
      <text:p text:style-name="P2">AdaBoostM1: Base classifiers and their weights: </text:p>
      <text:p text:style-name="P2"/>
      <text:p text:style-name="P2">J48 pruned tree</text:p>
      <text:p text:style-name="P2">------------------</text:p>
      <text:p text:style-name="P2"/>
      <text:p text:style-name="P2">LOC &lt;= 886: nfp (171.33/2.4)</text:p>
      <text:p text:style-name="P2">LOC &gt; 886</text:p>
      <text:p text:style-name="P2">| <text:s text:c="2"/>NLOGIC &lt;= 9: nfp (14.12/3.3)</text:p>
      <text:p text:style-name="P2">| <text:s text:c="2"/>NLOGIC &gt; 9: fp (2.55)</text:p>
      <text:p text:style-name="P2"/>
      <text:p text:style-name="P2">Number of Leaves <text:s/>: <text:tab/>3</text:p>
      <text:p text:style-name="P2"/>
      <text:p text:style-name="P2">Size of the tree : <text:tab/>5</text:p>
      <text:p text:style-name="P2"/>
      <text:p text:style-name="P2"/>
      <text:p text:style-name="P2">Weight: 3.46</text:p>
      <text:p text:style-name="P2"/>
      <text:p text:style-name="P2">J48 pruned tree</text:p>
      <text:p text:style-name="P2">------------------</text:p>
      <text:p text:style-name="P2"/>
      <text:p text:style-name="P2">TOTOTORS &lt;= 220: nfp (71.46/2.47)</text:p>
      <text:p text:style-name="P2">TOTOTORS &gt; 220</text:p>
      <text:p text:style-name="P2">| <text:s text:c="2"/>ELOC &lt;= 48</text:p>
      <text:p text:style-name="P2">| <text:s text:c="2"/>| <text:s text:c="2"/>NLOGIC &lt;= 4: nfp (6.27)</text:p>
      <text:p text:style-name="P2">| <text:s text:c="2"/>| <text:s text:c="2"/>NLOGIC &gt; 4: fp (2.47)</text:p>
      <text:p text:style-name="P2">| <text:s text:c="2"/>ELOC &gt; 48: fp (107.79/17.42)</text:p>
      <text:p text:style-name="P2"/>
      <text:p text:style-name="P2">Number of Leaves <text:s/>: <text:tab/>4</text:p>
      <text:p text:style-name="P2"/>
      <text:p text:style-name="P2"><text:soft-page-break/>Size of the tree : <text:tab/>7</text:p>
      <text:p text:style-name="P2"/>
      <text:p text:style-name="P2"/>
      <text:p text:style-name="P2">Weight: 2.13</text:p>
      <text:p text:style-name="P2"/>
      <text:p text:style-name="P2">J48 pruned tree</text:p>
      <text:p text:style-name="P2">------------------</text:p>
      <text:p text:style-name="P2"/>
      <text:p text:style-name="P2">NUMUORS &lt;= 17: nfp (28.62)</text:p>
      <text:p text:style-name="P2">NUMUORS &gt; 17</text:p>
      <text:p text:style-name="P2">| <text:s text:c="2"/>TOTOPANDS &lt;= 60: fp (13.64/1.95)</text:p>
      <text:p text:style-name="P2">| <text:s text:c="2"/>TOTOPANDS &gt; 60</text:p>
      <text:p text:style-name="P2">| <text:s text:c="2"/>| <text:s text:c="2"/>LOC &lt;= 1158</text:p>
      <text:p text:style-name="P2">| <text:s text:c="2"/>| <text:s text:c="2"/>| <text:s text:c="2"/>VG &lt;= 29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VG &lt;= 23: nfp (34.64/4.15)</text:p>
      <text:p text:style-name="P2">| <text:s text:c="2"/>| <text:s text:c="2"/>| <text:s text:c="2"/>| <text:s text:c="2"/>| <text:s text:c="2"/>| <text:s text:c="2"/>| <text:s text:c="2"/>VG &gt; 23: fp (2.77)</text:p>
      <text:p text:style-name="P2">| <text:s text:c="2"/>| <text:s text:c="2"/>| <text:s text:c="2"/>| <text:s text:c="2"/>| <text:s text:c="2"/>| <text:s text:c="2"/>NLOGIC &gt; 8: fp (4.15)</text:p>
      <text:p text:style-name="P2">| <text:s text:c="2"/>| <text:s text:c="2"/>| <text:s text:c="2"/>| <text:s text:c="2"/>| <text:s text:c="2"/>NUMUANDS &gt; 102: nfp (20.53)</text:p>
      <text:p text:style-name="P2">| <text:s text:c="2"/>| <text:s text:c="2"/>| <text:s text:c="2"/>| <text:s text:c="2"/>NUMUANDS &gt; 115: fp (19.37)</text:p>
      <text:p text:style-name="P2">| <text:s text:c="2"/>| <text:s text:c="2"/>| <text:s text:c="2"/>VG &gt; 29</text:p>
      <text:p text:style-name="P2">| <text:s text:c="2"/>| <text:s text:c="2"/>| <text:s text:c="2"/>| <text:s text:c="2"/>LOC &lt;= 886: nfp (23.05)</text:p>
      <text:p text:style-name="P2">| <text:s text:c="2"/>| <text:s text:c="2"/>| <text:s text:c="2"/>| <text:s text:c="2"/>LOC &gt; 886</text:p>
      <text:p text:style-name="P2">| <text:s text:c="2"/>| <text:s text:c="2"/>| <text:s text:c="2"/>| <text:s text:c="2"/>| <text:s text:c="2"/>LOC &lt;= 992: fp (2.77)</text:p>
      <text:p text:style-name="P2">| <text:s text:c="2"/>| <text:s text:c="2"/>| <text:s text:c="2"/>| <text:s text:c="2"/>| <text:s text:c="2"/>LOC &gt; 992: nfp (13.17)</text:p>
      <text:p text:style-name="P2">| <text:s text:c="2"/>| <text:s text:c="2"/>LOC &gt; 1158</text:p>
      <text:p text:style-name="P2">| <text:s text:c="2"/>| <text:s text:c="2"/>| <text:s text:c="2"/>VG &lt;= 448</text:p>
      <text:p text:style-name="P2">| <text:s text:c="2"/>| <text:s text:c="2"/>| <text:s text:c="2"/>| <text:s text:c="2"/>NLOGIC &lt;= 8: fp (17.98)</text:p>
      <text:p text:style-name="P2">| <text:s text:c="2"/>| <text:s text:c="2"/>| <text:s text:c="2"/>| <text:s text:c="2"/>NLOGIC &gt; 8: nfp (4.03/0.74)</text:p>
      <text:p text:style-name="P2">| <text:s text:c="2"/>| <text:s text:c="2"/>| <text:s text:c="2"/>VG &gt; 448: nfp (3.29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28</text:p>
      <text:p text:style-name="P2"/>
      <text:p text:style-name="P2">J48 pruned tree</text:p>
      <text:p text:style-name="P2">------------------</text:p>
      <text:p text:style-name="P2"/>
      <text:p text:style-name="P2">NUMUANDS &lt;= 29: nfp (40.44)</text:p>
      <text:p text:style-name="P2">NUMUANDS &gt; 29</text:p>
      <text:p text:style-name="P2">| <text:s text:c="2"/>NLOGIC &lt;= 0</text:p>
      <text:p text:style-name="P2">| <text:s text:c="2"/>| <text:s text:c="2"/>NUMUANDS &lt;= 32: fp (6.06)</text:p>
      <text:p text:style-name="P2">| <text:s text:c="2"/>| <text:s text:c="2"/>NUMUANDS &gt; 32</text:p>
      <text:p text:style-name="P2">| <text:s text:c="2"/>| <text:s text:c="2"/>| <text:s text:c="2"/>TOTOTORS &lt;= 405: nfp (19.75/0.72)</text:p>
      <text:p text:style-name="P2">| <text:s text:c="2"/>| <text:s text:c="2"/>| <text:s text:c="2"/>TOTOTORS &gt; 405</text:p>
      <text:p text:style-name="P2">| <text:s text:c="2"/>| <text:s text:c="2"/>| <text:s text:c="2"/>| <text:s text:c="2"/>VG &lt;= 52: fp (10.32/1.71)</text:p>
      <text:p text:style-name="P2">| <text:s text:c="2"/>| <text:s text:c="2"/>| <text:s text:c="2"/>| <text:s text:c="2"/>VG &gt; 52: nfp (8.54)</text:p>
      <text:p text:style-name="P2">| <text:s text:c="2"/>NLOGIC &gt; 0</text:p>
      <text:p text:style-name="P2">| <text:s text:c="2"/>| <text:s text:c="2"/>ELOC &lt;= 54: fp (63.48/3.53)</text:p>
      <text:p text:style-name="P2">| <text:s text:c="2"/>| <text:s text:c="2"/>ELOC &gt; 54</text:p>
      <text:p text:style-name="P2">| <text:s text:c="2"/>| <text:s text:c="2"/>| <text:s text:c="2"/>NUMUORS &lt;= 42</text:p>
      <text:p text:style-name="P2">| <text:s text:c="2"/>| <text:s text:c="2"/>| <text:s text:c="2"/>| <text:s text:c="2"/>LOC &lt;= 1001</text:p>
      <text:p text:style-name="P2">| <text:s text:c="2"/>| <text:s text:c="2"/>| <text:s text:c="2"/>| <text:s text:c="2"/>| <text:s text:c="2"/>NUMUANDS &lt;= 112: nfp (8.54)</text:p>
      <text:p text:style-name="P2">| <text:s text:c="2"/>| <text:s text:c="2"/>| <text:s text:c="2"/>| <text:s text:c="2"/>| <text:s text:c="2"/>NUMUANDS &gt; 112</text:p>
      <text:p text:style-name="P2">| <text:s text:c="2"/>| <text:s text:c="2"/>| <text:s text:c="2"/>| <text:s text:c="2"/>| <text:s text:c="2"/>| <text:s text:c="2"/>NUMUORS &lt;= 33: fp (2.15)</text:p>
      <text:p text:style-name="P2">| <text:s text:c="2"/>| <text:s text:c="2"/>| <text:s text:c="2"/>| <text:s text:c="2"/>| <text:s text:c="2"/>| <text:s text:c="2"/>NUMUORS &gt; 33: nfp (3.42)</text:p>
      <text:p text:style-name="P2">| <text:s text:c="2"/>| <text:s text:c="2"/>| <text:s text:c="2"/>| <text:s text:c="2"/>LOC &gt; 1001</text:p>
      <text:p text:style-name="P2">| <text:s text:c="2"/>| <text:s text:c="2"/>| <text:s text:c="2"/>| <text:s text:c="2"/>| <text:s text:c="2"/>TOTOTORS &lt;= 1085: fp (5.62)</text:p>
      <text:p text:style-name="P2">| <text:s text:c="2"/>| <text:s text:c="2"/>| <text:s text:c="2"/>| <text:s text:c="2"/>| <text:s text:c="2"/>TOTOTORS &gt; 1085</text:p>
      <text:p text:style-name="P2">| <text:s text:c="2"/>| <text:s text:c="2"/>| <text:s text:c="2"/>| <text:s text:c="2"/>| <text:s text:c="2"/>| <text:s text:c="2"/>TOTOTORS &lt;= 1301: nfp (3.42)</text:p>
      <text:p text:style-name="P2">| <text:s text:c="2"/>| <text:s text:c="2"/>| <text:s text:c="2"/>| <text:s text:c="2"/>| <text:s text:c="2"/>| <text:s text:c="2"/>TOTOTORS &gt; 1301</text:p>
      <text:p text:style-name="P2">| <text:s text:c="2"/>| <text:s text:c="2"/>| <text:s text:c="2"/>| <text:s text:c="2"/>| <text:s text:c="2"/>| <text:s text:c="2"/>| <text:s text:c="2"/>NUMUORS &lt;= 40: fp (2.75)</text:p>
      <text:p text:style-name="P2">| <text:s text:c="2"/>| <text:s text:c="2"/>| <text:s text:c="2"/>| <text:s text:c="2"/>| <text:s text:c="2"/>| <text:s text:c="2"/>| <text:s text:c="2"/>NUMUORS &gt; 40: nfp (2.3/0.6)</text:p>
      <text:p text:style-name="P2">| <text:s text:c="2"/>| <text:s text:c="2"/>| <text:s text:c="2"/>NUMUORS &gt; 42: fp (11.21)</text:p>
      <text:p text:style-name="P2"/>
      <text:p text:style-name="P2">Number of Leaves <text:s/>: <text:tab/>14</text:p>
      <text:p text:style-name="P2"/>
      <text:p text:style-name="P2"><text:soft-page-break/>Size of the tree : <text:tab/>27</text:p>
      <text:p text:style-name="P2"/>
      <text:p text:style-name="P2"/>
      <text:p text:style-name="P2">Weight: 3.32</text:p>
      <text:p text:style-name="P2"/>
      <text:p text:style-name="P2">J48 pruned tree</text:p>
      <text:p text:style-name="P2">------------------</text:p>
      <text:p text:style-name="P2"/>
      <text:p text:style-name="P2">NUMUORS &lt;= 20: nfp (48.03/0.74)</text:p>
      <text:p text:style-name="P2">NUMUORS &gt; 20</text:p>
      <text:p text:style-name="P2">| <text:s text:c="2"/>NLOGIC &lt;= 4</text:p>
      <text:p text:style-name="P2">| <text:s text:c="2"/>| <text:s text:c="2"/>LOC &lt;= 501</text:p>
      <text:p text:style-name="P2">| <text:s text:c="2"/>| <text:s text:c="2"/>| <text:s text:c="2"/>LOC &lt;= 457</text:p>
      <text:p text:style-name="P2">| <text:s text:c="2"/>| <text:s text:c="2"/>| <text:s text:c="2"/>| <text:s text:c="2"/>LOC &lt;= 415</text:p>
      <text:p text:style-name="P2">| <text:s text:c="2"/>| <text:s text:c="2"/>| <text:s text:c="2"/>| <text:s text:c="2"/>| <text:s text:c="2"/>NLOGIC &lt;= 1</text:p>
      <text:p text:style-name="P2">| <text:s text:c="2"/>| <text:s text:c="2"/>| <text:s text:c="2"/>| <text:s text:c="2"/>| <text:s text:c="2"/>| <text:s text:c="2"/>TOTOPANDS &lt;= 60: fp (3.14)</text:p>
      <text:p text:style-name="P2">| <text:s text:c="2"/>| <text:s text:c="2"/>| <text:s text:c="2"/>| <text:s text:c="2"/>| <text:s text:c="2"/>| <text:s text:c="2"/>TOTOPANDS &gt; 60: nfp (7.14/0.37)</text:p>
      <text:p text:style-name="P2">| <text:s text:c="2"/>| <text:s text:c="2"/>| <text:s text:c="2"/>| <text:s text:c="2"/>| <text:s text:c="2"/>NLOGIC &gt; 1: nfp (17.16)</text:p>
      <text:p text:style-name="P2">| <text:s text:c="2"/>| <text:s text:c="2"/>| <text:s text:c="2"/>| <text:s text:c="2"/>LOC &gt; 415: fp (10.6)</text:p>
      <text:p text:style-name="P2">| <text:s text:c="2"/>| <text:s text:c="2"/>| <text:s text:c="2"/>LOC &gt; 457: nfp (29.19)</text:p>
      <text:p text:style-name="P2">| <text:s text:c="2"/>| <text:s text:c="2"/>LOC &gt; 501</text:p>
      <text:p text:style-name="P2">| <text:s text:c="2"/>| <text:s text:c="2"/>| <text:s text:c="2"/>TOTOPANDS &lt;= 286</text:p>
      <text:p text:style-name="P2">| <text:s text:c="2"/>| <text:s text:c="2"/>| <text:s text:c="2"/>| <text:s text:c="2"/>TOTOPANDS &lt;= 252: nfp (2.66)</text:p>
      <text:p text:style-name="P2">| <text:s text:c="2"/>| <text:s text:c="2"/>| <text:s text:c="2"/>| <text:s text:c="2"/>TOTOPANDS &gt; 252: fp (20.53)</text:p>
      <text:p text:style-name="P2">| <text:s text:c="2"/>| <text:s text:c="2"/>| <text:s text:c="2"/>TOTOPANDS &gt; 286</text:p>
      <text:p text:style-name="P2">| <text:s text:c="2"/>| <text:s text:c="2"/>| <text:s text:c="2"/>| <text:s text:c="2"/>LOC &lt;= 816: nfp (8.96/0.74)</text:p>
      <text:p text:style-name="P2">| <text:s text:c="2"/>| <text:s text:c="2"/>| <text:s text:c="2"/>| <text:s text:c="2"/>LOC &gt; 816</text:p>
      <text:p text:style-name="P2">| <text:s text:c="2"/>| <text:s text:c="2"/>| <text:s text:c="2"/>| <text:s text:c="2"/>| <text:s text:c="2"/>TOTOTORS &lt;= 1085: fp (4.46)</text:p>
      <text:p text:style-name="P2">| <text:s text:c="2"/>| <text:s text:c="2"/>| <text:s text:c="2"/>| <text:s text:c="2"/>| <text:s text:c="2"/>TOTOTORS &gt; 1085</text:p>
      <text:p text:style-name="P2">| <text:s text:c="2"/>| <text:s text:c="2"/>| <text:s text:c="2"/>| <text:s text:c="2"/>| <text:s text:c="2"/>| <text:s text:c="2"/>LOC &lt;= 1158: nfp (2.66)</text:p>
      <text:p text:style-name="P2">| <text:s text:c="2"/>| <text:s text:c="2"/>| <text:s text:c="2"/>| <text:s text:c="2"/>| <text:s text:c="2"/>| <text:s text:c="2"/>LOC &gt; 1158: fp (2.74/0.89)</text:p>
      <text:p text:style-name="P2">| <text:s text:c="2"/>NLOGIC &gt; 4</text:p>
      <text:p text:style-name="P2">| <text:s text:c="2"/>| <text:s text:c="2"/>NUMUORS &lt;= 41</text:p>
      <text:p text:style-name="P2">| <text:s text:c="2"/>| <text:s text:c="2"/>| <text:s text:c="2"/>NUMUORS &lt;= 29: fp (11.65)</text:p>
      <text:p text:style-name="P2">| <text:s text:c="2"/>| <text:s text:c="2"/>| <text:s text:c="2"/>NUMUORS &gt; 29: nfp (5.48/1.05)</text:p>
      <text:p text:style-name="P2">| <text:s text:c="2"/>| <text:s text:c="2"/>NUMUORS &gt; 41: fp (13.61)</text:p>
      <text:p text:style-name="P2"/>
      <text:p text:style-name="P2">Number of Leaves <text:s/>: <text:tab/>15</text:p>
      <text:p text:style-name="P2"/>
      <text:p text:style-name="P2">Size of the tree : <text:tab/>29</text:p>
      <text:p text:style-name="P2"/>
      <text:p text:style-name="P2"/>
      <text:p text:style-name="P2">Weight: 3.88</text:p>
      <text:p text:style-name="P2"/>
      <text:p text:style-name="P2">J48 pruned tree</text:p>
      <text:p text:style-name="P2">------------------</text:p>
      <text:p text:style-name="P2"/>
      <text:p text:style-name="P2">VG &lt;= 448</text:p>
      <text:p text:style-name="P2">| <text:s text:c="2"/>TOTOPANDS &lt;= 174: nfp (33.25/1.6)</text:p>
      <text:p text:style-name="P2">| <text:s text:c="2"/>TOTOPANDS &gt; 174</text:p>
      <text:p text:style-name="P2">| <text:s text:c="2"/>| <text:s text:c="2"/>VG &lt;= 29</text:p>
      <text:p text:style-name="P2">| <text:s text:c="2"/>| <text:s text:c="2"/>| <text:s text:c="2"/>ELOC &lt;= 48</text:p>
      <text:p text:style-name="P2">| <text:s text:c="2"/>| <text:s text:c="2"/>| <text:s text:c="2"/>| <text:s text:c="2"/>NLOGIC &lt;= 4: nfp (6.3)</text:p>
      <text:p text:style-name="P2">| <text:s text:c="2"/>| <text:s text:c="2"/>| <text:s text:c="2"/>| <text:s text:c="2"/>NLOGIC &gt; 4: fp (5.03)</text:p>
      <text:p text:style-name="P2">| <text:s text:c="2"/>| <text:s text:c="2"/>| <text:s text:c="2"/>ELOC &gt; 48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ELOC &lt;= 54: fp (29.57/0.9)</text:p>
      <text:p text:style-name="P2">| <text:s text:c="2"/>| <text:s text:c="2"/>| <text:s text:c="2"/>| <text:s text:c="2"/>| <text:s text:c="2"/>ELOC &gt; 54: nfp (4.44/0.38)</text:p>
      <text:p text:style-name="P2">| <text:s text:c="2"/>| <text:s text:c="2"/>| <text:s text:c="2"/>| <text:s text:c="2"/>NUMUANDS &gt; 115: fp (53.19)</text:p>
      <text:p text:style-name="P2">| <text:s text:c="2"/>| <text:s text:c="2"/>VG &gt; 29</text:p>
      <text:p text:style-name="P2">| <text:s text:c="2"/>| <text:s text:c="2"/>| <text:s text:c="2"/>LOC &lt;= 1158: nfp (17.41/0.38)</text:p>
      <text:p text:style-name="P2">| <text:s text:c="2"/>| <text:s text:c="2"/>| <text:s text:c="2"/>LOC &gt; 1158: fp (16.9/0.45)</text:p>
      <text:p text:style-name="P2">VG &gt; 448: nfp (21.91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3.9</text:p>
      <text:p text:style-name="P2"/>
      <text:p text:style-name="P2">J48 pruned tree</text:p>
      <text:p text:style-name="P2"><text:soft-page-break/>------------------</text:p>
      <text:p text:style-name="P2"/>
      <text:p text:style-name="P2">NUMUORS &lt;= 17: nfp (13.19)</text:p>
      <text:p text:style-name="P2">NUMUORS &gt; 17</text:p>
      <text:p text:style-name="P2">| <text:s text:c="2"/>VG &lt;= 48</text:p>
      <text:p text:style-name="P2">| <text:s text:c="2"/>| <text:s text:c="2"/>NUMUORS &lt;= 23</text:p>
      <text:p text:style-name="P2">| <text:s text:c="2"/>| <text:s text:c="2"/>| <text:s text:c="2"/>NLOGIC &lt;= 0: fp (52.83/2.79)</text:p>
      <text:p text:style-name="P2">| <text:s text:c="2"/>| <text:s text:c="2"/>| <text:s text:c="2"/>NLOGIC &gt; 0</text:p>
      <text:p text:style-name="P2">| <text:s text:c="2"/>| <text:s text:c="2"/>| <text:s text:c="2"/>| <text:s text:c="2"/>TOTOPANDS &lt;= 196: nfp (10.82)</text:p>
      <text:p text:style-name="P2">| <text:s text:c="2"/>| <text:s text:c="2"/>| <text:s text:c="2"/>| <text:s text:c="2"/>TOTOPANDS &gt; 196: fp (12.81/0.76)</text:p>
      <text:p text:style-name="P2">| <text:s text:c="2"/>| <text:s text:c="2"/>NUMUORS &gt; 23</text:p>
      <text:p text:style-name="P2">| <text:s text:c="2"/>| <text:s text:c="2"/>| <text:s text:c="2"/>LOC &lt;= 501</text:p>
      <text:p text:style-name="P2">| <text:s text:c="2"/>| <text:s text:c="2"/>| <text:s text:c="2"/>| <text:s text:c="2"/>NLOGIC &lt;= 1: nfp (18.89/0.19)</text:p>
      <text:p text:style-name="P2">| <text:s text:c="2"/>| <text:s text:c="2"/>| <text:s text:c="2"/>| <text:s text:c="2"/>NLOGIC &gt; 1</text:p>
      <text:p text:style-name="P2">| <text:s text:c="2"/>| <text:s text:c="2"/>| <text:s text:c="2"/>| <text:s text:c="2"/>| <text:s text:c="2"/>ELOC &lt;= 50: nfp (2.27)</text:p>
      <text:p text:style-name="P2">| <text:s text:c="2"/>| <text:s text:c="2"/>| <text:s text:c="2"/>| <text:s text:c="2"/>| <text:s text:c="2"/>ELOC &gt; 50: fp (7.59/0.23)</text:p>
      <text:p text:style-name="P2">| <text:s text:c="2"/>| <text:s text:c="2"/>| <text:s text:c="2"/>LOC &gt; 501: fp (38.06/2.83)</text:p>
      <text:p text:style-name="P2">| <text:s text:c="2"/>VG &gt; 48</text:p>
      <text:p text:style-name="P2">| <text:s text:c="2"/>| <text:s text:c="2"/>NLOGIC &lt;= 9: nfp (24.24/0.48)</text:p>
      <text:p text:style-name="P2">| <text:s text:c="2"/>| <text:s text:c="2"/>NLOGIC &gt; 9: fp (7.32/0.23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3.18</text:p>
      <text:p text:style-name="P2"/>
      <text:p text:style-name="P2">J48 pruned tree</text:p>
      <text:p text:style-name="P2">------------------</text:p>
      <text:p text:style-name="P2"/>
      <text:p text:style-name="P2">NUMUANDS &lt;= 29: nfp (22.93)</text:p>
      <text:p text:style-name="P2">NUMUANDS &gt; 29</text:p>
      <text:p text:style-name="P2">| <text:s text:c="2"/>NUMUANDS &lt;= 31: fp (21.12)</text:p>
      <text:p text:style-name="P2">| <text:s text:c="2"/>NUMUANDS &gt; 31</text:p>
      <text:p text:style-name="P2">| <text:s text:c="2"/>| <text:s text:c="2"/>ELOC &lt;= 48: nfp (31.33/1.34)</text:p>
      <text:p text:style-name="P2">| <text:s text:c="2"/>| <text:s text:c="2"/>ELOC &gt; 48</text:p>
      <text:p text:style-name="P2">| <text:s text:c="2"/>| <text:s text:c="2"/>| <text:s text:c="2"/>NUMUANDS &lt;= 115</text:p>
      <text:p text:style-name="P2">| <text:s text:c="2"/>| <text:s text:c="2"/>| <text:s text:c="2"/>| <text:s text:c="2"/>ELOC &lt;= 105</text:p>
      <text:p text:style-name="P2"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VG &lt;= 11</text:p>
      <text:p text:style-name="P2">| <text:s text:c="2"/>| <text:s text:c="2"/>| <text:s text:c="2"/>| <text:s text:c="2"/>| <text:s text:c="2"/>| <text:s text:c="2"/>| <text:s text:c="2"/>NUMUORS &lt;= 25: nfp (6.21)</text:p>
      <text:p text:style-name="P2">| <text:s text:c="2"/>| <text:s text:c="2"/>| <text:s text:c="2"/>| <text:s text:c="2"/>| <text:s text:c="2"/>| <text:s text:c="2"/>| <text:s text:c="2"/>NUMUORS &gt; 25: fp (2.67)</text:p>
      <text:p text:style-name="P2">| <text:s text:c="2"/>| <text:s text:c="2"/>| <text:s text:c="2"/>| <text:s text:c="2"/>| <text:s text:c="2"/>| <text:s text:c="2"/>VG &gt; 11: nfp (34.95)</text:p>
      <text:p text:style-name="P2">| <text:s text:c="2"/>| <text:s text:c="2"/>| <text:s text:c="2"/>| <text:s text:c="2"/>| <text:s text:c="2"/>NLOGIC &gt; 8</text:p>
      <text:p text:style-name="P2">| <text:s text:c="2"/>| <text:s text:c="2"/>| <text:s text:c="2"/>| <text:s text:c="2"/>| <text:s text:c="2"/>| <text:s text:c="2"/>NUMUANDS &lt;= 87: fp (4.94)</text:p>
      <text:p text:style-name="P2">| <text:s text:c="2"/>| <text:s text:c="2"/>| <text:s text:c="2"/>| <text:s text:c="2"/>| <text:s text:c="2"/>| <text:s text:c="2"/>NUMUANDS &gt; 87: nfp (2.88)</text:p>
      <text:p text:style-name="P2">| <text:s text:c="2"/>| <text:s text:c="2"/>| <text:s text:c="2"/>| <text:s text:c="2"/>ELOC &gt; 105: fp (7.59)</text:p>
      <text:p text:style-name="P2">| <text:s text:c="2"/>| <text:s text:c="2"/>| <text:s text:c="2"/>NUMUANDS &gt; 115</text:p>
      <text:p text:style-name="P2">| <text:s text:c="2"/>| <text:s text:c="2"/>| <text:s text:c="2"/>| <text:s text:c="2"/>VG &lt;= 29: fp (16.45)</text:p>
      <text:p text:style-name="P2">| <text:s text:c="2"/>| <text:s text:c="2"/>| <text:s text:c="2"/>| <text:s text:c="2"/>VG &gt; 29</text:p>
      <text:p text:style-name="P2">| <text:s text:c="2"/>| <text:s text:c="2"/>| <text:s text:c="2"/>| <text:s text:c="2"/>| <text:s text:c="2"/>NUMUORS &lt;= 42</text:p>
      <text:p text:style-name="P2">| <text:s text:c="2"/>| <text:s text:c="2"/>| <text:s text:c="2"/>| <text:s text:c="2"/>| <text:s text:c="2"/>| <text:s text:c="2"/>LOC &lt;= 2042</text:p>
      <text:p text:style-name="P2">| <text:s text:c="2"/>| <text:s text:c="2"/>| <text:s text:c="2"/>| <text:s text:c="2"/>| <text:s text:c="2"/>| <text:s text:c="2"/>| <text:s text:c="2"/>TOTOPANDS &lt;= 1494</text:p>
      <text:p text:style-name="P2">| <text:s text:c="2"/>| <text:s text:c="2"/>| <text:s text:c="2"/>| <text:s text:c="2"/>| <text:s text:c="2"/>| <text:s text:c="2"/>| <text:s text:c="2"/>| <text:s text:c="2"/>NLOGIC &lt;= 0</text:p>
      <text:p text:style-name="P2">| <text:s text:c="2"/>| <text:s text:c="2"/>| <text:s text:c="2"/>| <text:s text:c="2"/>| <text:s text:c="2"/>| <text:s text:c="2"/>| <text:s text:c="2"/>| <text:s text:c="2"/>| <text:s text:c="2"/>NUMUORS &lt;= 31: nfp (3.85/0.05)</text:p>
      <text:p text:style-name="P2">| <text:s text:c="2"/>| <text:s text:c="2"/>| <text:s text:c="2"/>| <text:s text:c="2"/>| <text:s text:c="2"/>| <text:s text:c="2"/>| <text:s text:c="2"/>| <text:s text:c="2"/>| <text:s text:c="2"/>NUMUORS &gt; 31: fp (2.62/0.12)</text:p>
      <text:p text:style-name="P2">| <text:s text:c="2"/>| <text:s text:c="2"/>| <text:s text:c="2"/>| <text:s text:c="2"/>| <text:s text:c="2"/>| <text:s text:c="2"/>| <text:s text:c="2"/>| <text:s text:c="2"/>NLOGIC &gt; 0: nfp (20.62/0.2)</text:p>
      <text:p text:style-name="P2">| <text:s text:c="2"/>| <text:s text:c="2"/>| <text:s text:c="2"/>| <text:s text:c="2"/>| <text:s text:c="2"/>| <text:s text:c="2"/>| <text:s text:c="2"/>TOTOPANDS &gt; 1494: fp (2.03)</text:p>
      <text:p text:style-name="P2">| <text:s text:c="2"/>| <text:s text:c="2"/>| <text:s text:c="2"/>| <text:s text:c="2"/>| <text:s text:c="2"/>| <text:s text:c="2"/>LOC &gt; 2042: fp (2.37)</text:p>
      <text:p text:style-name="P2">| <text:s text:c="2"/>| <text:s text:c="2"/>| <text:s text:c="2"/>| <text:s text:c="2"/>| <text:s text:c="2"/>NUMUORS &gt; 42: fp (5.43)</text:p>
      <text:p text:style-name="P2"/>
      <text:p text:style-name="P2">Number of Leaves <text:s/>: <text:tab/>16</text:p>
      <text:p text:style-name="P2"/>
      <text:p text:style-name="P2">Size of the tree : <text:tab/>31</text:p>
      <text:p text:style-name="P2"/>
      <text:p text:style-name="P2"/>
      <text:p text:style-name="P2">Weight: 4.69</text:p>
      <text:p text:style-name="P2"/>
      <text:p text:style-name="P2">J48 pruned tree</text:p>
      <text:p text:style-name="P2">------------------</text:p>
      <text:p text:style-name="P2"/>
      <text:p text:style-name="P2"><text:soft-page-break/>NLOGIC &lt;= 1</text:p>
      <text:p text:style-name="P2">| <text:s text:c="2"/>NUMUORS &lt;= 20: nfp (20.33/1.23)</text:p>
      <text:p text:style-name="P2">| <text:s text:c="2"/>NUMUORS &gt; 20</text:p>
      <text:p text:style-name="P2">| <text:s text:c="2"/>| <text:s text:c="2"/>TOTOPANDS &lt;= 60: fp (10.65)</text:p>
      <text:p text:style-name="P2">| <text:s text:c="2"/>| <text:s text:c="2"/>TOTOPANDS &gt; 60</text:p>
      <text:p text:style-name="P2">| <text:s text:c="2"/>| <text:s text:c="2"/>| <text:s text:c="2"/>LOC &lt;= 909: nfp (38.26/7.64)</text:p>
      <text:p text:style-name="P2">| <text:s text:c="2"/>| <text:s text:c="2"/>| <text:s text:c="2"/>LOC &gt; 909</text:p>
      <text:p text:style-name="P2">| <text:s text:c="2"/>| <text:s text:c="2"/>| <text:s text:c="2"/>| <text:s text:c="2"/>VG &lt;= 94: fp (11.59/0.06)</text:p>
      <text:p text:style-name="P2">| <text:s text:c="2"/>| <text:s text:c="2"/>| <text:s text:c="2"/>| <text:s text:c="2"/>VG &gt; 94: nfp (3.0)</text:p>
      <text:p text:style-name="P2">NLOGIC &gt; 1</text:p>
      <text:p text:style-name="P2">| <text:s text:c="2"/>LOC &lt;= 352: fp (75.57/0.78)</text:p>
      <text:p text:style-name="P2">| <text:s text:c="2"/>LOC &gt; 352</text:p>
      <text:p text:style-name="P2">| <text:s text:c="2"/>| <text:s text:c="2"/>NUMUANDS &lt;= 212</text:p>
      <text:p text:style-name="P2">| <text:s text:c="2"/>| <text:s text:c="2"/>| <text:s text:c="2"/>NLOGIC &lt;= 2: fp (4.89/0.21)</text:p>
      <text:p text:style-name="P2">| <text:s text:c="2"/>| <text:s text:c="2"/>| <text:s text:c="2"/>NLOGIC &gt; 2: nfp (17.2/3.2)</text:p>
      <text:p text:style-name="P2">| <text:s text:c="2"/>| <text:s text:c="2"/>NUMUANDS &gt; 212: fp (6.52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2.59</text:p>
      <text:p text:style-name="P2"/>
      <text:p text:style-name="P2">J48 pruned tree</text:p>
      <text:p text:style-name="P2">------------------</text:p>
      <text:p text:style-name="P2"/>
      <text:p text:style-name="P2">ELOC &lt;= 25: nfp (10.83)</text:p>
      <text:p text:style-name="P2">ELOC &gt; 25</text:p>
      <text:p text:style-name="P2">| <text:s text:c="2"/>VG &lt;= 48</text:p>
      <text:p text:style-name="P2">| <text:s text:c="2"/>| <text:s text:c="2"/>NUMUANDS &lt;= 115</text:p>
      <text:p text:style-name="P2">| <text:s text:c="2"/>| <text:s text:c="2"/>| <text:s text:c="2"/>TOTOPANDS &lt;= 286</text:p>
      <text:p text:style-name="P2">| <text:s text:c="2"/>| <text:s text:c="2"/>| <text:s text:c="2"/>| <text:s text:c="2"/>NLOGIC &lt;= 4</text:p>
      <text:p text:style-name="P2">| <text:s text:c="2"/>| <text:s text:c="2"/>| <text:s text:c="2"/>| <text:s text:c="2"/>| <text:s text:c="2"/>TOTOPANDS &lt;= 252</text:p>
      <text:p text:style-name="P2">| <text:s text:c="2"/>| <text:s text:c="2"/>| <text:s text:c="2"/>| <text:s text:c="2"/>| <text:s text:c="2"/>| <text:s text:c="2"/>ELOC &lt;= 26: fp (5.83/0.1)</text:p>
      <text:p text:style-name="P2">| <text:s text:c="2"/>| <text:s text:c="2"/>| <text:s text:c="2"/>| <text:s text:c="2"/>| <text:s text:c="2"/>| <text:s text:c="2"/>ELOC &gt; 26: nfp (11.69/0.36)</text:p>
      <text:p text:style-name="P2">| <text:s text:c="2"/>| <text:s text:c="2"/>| <text:s text:c="2"/>| <text:s text:c="2"/>| <text:s text:c="2"/>TOTOPANDS &gt; 252: fp (13.87/0.0)</text:p>
      <text:p text:style-name="P2">| <text:s text:c="2"/>| <text:s text:c="2"/>| <text:s text:c="2"/>| <text:s text:c="2"/>NLOGIC &gt; 4: fp (50.73/1.68)</text:p>
      <text:p text:style-name="P2">| <text:s text:c="2"/>| <text:s text:c="2"/>| <text:s text:c="2"/>TOTOPANDS &gt; 286: nfp (10.39/1.52)</text:p>
      <text:p text:style-name="P2">| <text:s text:c="2"/>| <text:s text:c="2"/>NUMUANDS &gt; 115</text:p>
      <text:p text:style-name="P2">| <text:s text:c="2"/>| <text:s text:c="2"/>| <text:s text:c="2"/>VG &lt;= 29: fp (50.8)</text:p>
      <text:p text:style-name="P2">| <text:s text:c="2"/>| <text:s text:c="2"/>| <text:s text:c="2"/>VG &gt; 29</text:p>
      <text:p text:style-name="P2">| <text:s text:c="2"/>| <text:s text:c="2"/>| <text:s text:c="2"/>| <text:s text:c="2"/>ELOC &lt;= 151: nfp (2.46)</text:p>
      <text:p text:style-name="P2">| <text:s text:c="2"/>| <text:s text:c="2"/>| <text:s text:c="2"/>| <text:s text:c="2"/>ELOC &gt; 151: fp (16.65)</text:p>
      <text:p text:style-name="P2">| <text:s text:c="2"/>VG &gt; 48</text:p>
      <text:p text:style-name="P2">| <text:s text:c="2"/>| <text:s text:c="2"/>LOC &lt;= 1992: nfp (9.27/1.22)</text:p>
      <text:p text:style-name="P2">| <text:s text:c="2"/>| <text:s text:c="2"/>LOC &gt; 1992: fp (5.47)</text:p>
      <text:p text:style-name="P2"/>
      <text:p text:style-name="P2">Number of Leaves <text:s/>: <text:tab/>11</text:p>
      <text:p text:style-name="P2"/>
      <text:p text:style-name="P2">Size of the tree : <text:tab/>21</text:p>
      <text:p text:style-name="P2"/>
      <text:p text:style-name="P2"/>
      <text:p text:style-name="P2">Weight: 3.62</text:p>
      <text:p text:style-name="P2"/>
      <text:p text:style-name="P2">Number of performed Iterations: 10</text:p>
      <text:p text:style-name="P2"/>
      <text:p text:style-name="P2"/>
      <text:p text:style-name="P2">Cost Matrix</text:p>
      <text:p text:style-name="P2"><text:s/>0 9</text:p>
      <text:p text:style-name="P2"><text:s/>1 0</text:p>
      <text:p text:style-name="P2"/>
      <text:p text:style-name="P2"/>
      <text:p text:style-name="P2">Time taken to build model: 0.05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65 <text:s text:c="14"/>87.766 <text:s/>%</text:p>
      <text:p text:style-name="P2">Incorrectly Classified Instances <text:s text:c="7"/>23 <text:s text:c="14"/>12.234 <text:s/>%</text:p>
      <text:p text:style-name="P2">Kappa statistic <text:s text:c="25"/>0.7029</text:p>
      <text:p text:style-name="P2">Mean absolute error <text:s text:c="21"/>0.124 </text:p>
      <text:p text:style-name="P2"><text:soft-page-break/>Root mean squared error <text:s text:c="17"/>0.3408</text:p>
      <text:p text:style-name="P2">Relative absolute error <text:s text:c="16"/>29.8711 %</text:p>
      <text:p text:style-name="P2">Root relative squared error <text:s text:c="12"/>74.891 <text:s/>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17 <text:s text:c="3"/>0.218 <text:s text:c="3"/>0.910 <text:s text:c="5"/>0.917 <text:s text:c="3"/>0.914 <text:s text:c="5"/>0.703 <text:s text:c="3"/>0.905 <text:s text:c="4"/>0.940 <text:s text:c="4"/>nfp</text:p>
      <text:p text:style-name="P2"><text:s text:c="17"/>0.782 <text:s text:c="3"/>0.083 <text:s text:c="3"/>0.796 <text:s text:c="5"/>0.782 <text:s text:c="3"/>0.789 <text:s text:c="5"/>0.703 <text:s text:c="3"/>0.905 <text:s text:c="4"/>0.811 <text:s text:c="4"/>fp</text:p>
      <text:p text:style-name="P2">Weighted Avg. <text:s text:c="3"/>0.878 <text:s text:c="3"/>0.179 <text:s text:c="3"/>0.877 <text:s text:c="5"/>0.878 <text:s text:c="3"/>0.877 <text:s text:c="5"/>0.703 <text:s text:c="3"/>0.905 <text:s text:c="4"/>0.903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22 <text:s/>11 | <text:s text:c="2"/>a = nfp</text:p>
      <text:p text:style-name="P2"><text:s text:c="2"/>12 <text:s/>43 | <text:s text:c="2"/>b = fp</text:p>
      <text:p text:style-name="P2"/>
      <text:p text:style-name="P2">xxxxxxxxxxxxxxxxxxxxxxxxxxxxxxx</text:p>
      <text:p text:style-name="P2">=== Run information ===</text:p>
      <text:p text:style-name="P2"/>
      <text:p text:style-name="P2">Scheme: <text:s text:c="6"/>weka.classifiers.meta.CostSensitiveClassifier -cost-matrix "[0.0 10.0; 1.0 0.0]" -S 1 -W weka.classifiers.meta.AdaBoostM1 -- -P 100 -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AdaBoostM1 -P 100 -S 1 -I 10 -W weka.classifiers.trees.J48 -- -C 0.25 -M 2</text:p>
      <text:p text:style-name="P2"/>
      <text:p text:style-name="P2">Classifier Model</text:p>
      <text:p text:style-name="P2">AdaBoostM1: Base classifiers and their weights: </text:p>
      <text:p text:style-name="P2"/>
      <text:p text:style-name="P2">J48 pruned tree</text:p>
      <text:p text:style-name="P2">------------------</text:p>
      <text:p text:style-name="P2"/>
      <text:p text:style-name="P2">LOC &lt;= 886: nfp (171.85/2.17)</text:p>
      <text:p text:style-name="P2">LOC &gt; 886</text:p>
      <text:p text:style-name="P2">| <text:s text:c="2"/>NLOGIC &lt;= 9: nfp (13.85/2.99)</text:p>
      <text:p text:style-name="P2">| <text:s text:c="2"/>NLOGIC &gt; 9: fp (2.31)</text:p>
      <text:p text:style-name="P2"/>
      <text:p text:style-name="P2">Number of Leaves <text:s/>: <text:tab/>3</text:p>
      <text:p text:style-name="P2"/>
      <text:p text:style-name="P2">Size of the tree : <text:tab/>5</text:p>
      <text:p text:style-name="P2"/>
      <text:p text:style-name="P2"/>
      <text:p text:style-name="P2">Weight: 3.57</text:p>
      <text:p text:style-name="P2"/>
      <text:p text:style-name="P2">J48 pruned tree</text:p>
      <text:p text:style-name="P2">------------------</text:p>
      <text:p text:style-name="P2"/>
      <text:p text:style-name="P2">TOTOTORS &lt;= 220: nfp (71.56/2.47)</text:p>
      <text:p text:style-name="P2">TOTOTORS &gt; 220</text:p>
      <text:p text:style-name="P2">| <text:s text:c="2"/>ELOC &lt;= 48</text:p>
      <text:p text:style-name="P2">| <text:s text:c="2"/>| <text:s text:c="2"/>NLOGIC &lt;= 4: nfp (6.28)</text:p>
      <text:p text:style-name="P2">| <text:s text:c="2"/>| <text:s text:c="2"/>NLOGIC &gt; 4: fp (2.47)</text:p>
      <text:p text:style-name="P2">| <text:s text:c="2"/>ELOC &gt; 48: fp (107.69/17.45)</text:p>
      <text:p text:style-name="P2"/>
      <text:p text:style-name="P2">Number of Leaves <text:s/>: <text:tab/>4</text:p>
      <text:p text:style-name="P2"><text:soft-page-break/></text:p>
      <text:p text:style-name="P2">Size of the tree : <text:tab/>7</text:p>
      <text:p text:style-name="P2"/>
      <text:p text:style-name="P2"/>
      <text:p text:style-name="P2">Weight: 2.13</text:p>
      <text:p text:style-name="P2"/>
      <text:p text:style-name="P2">J48 pruned tree</text:p>
      <text:p text:style-name="P2">------------------</text:p>
      <text:p text:style-name="P2"/>
      <text:p text:style-name="P2">NUMUORS &lt;= 17: nfp (28.66)</text:p>
      <text:p text:style-name="P2">NUMUORS &gt; 17</text:p>
      <text:p text:style-name="P2">| <text:s text:c="2"/>TOTOPANDS &lt;= 60: fp (13.62/1.95)</text:p>
      <text:p text:style-name="P2">| <text:s text:c="2"/>TOTOPANDS &gt; 60</text:p>
      <text:p text:style-name="P2">| <text:s text:c="2"/>| <text:s text:c="2"/>LOC &lt;= 1158</text:p>
      <text:p text:style-name="P2">| <text:s text:c="2"/>| <text:s text:c="2"/>| <text:s text:c="2"/>VG &lt;= 29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VG &lt;= 23: nfp (34.67/4.15)</text:p>
      <text:p text:style-name="P2">| <text:s text:c="2"/>| <text:s text:c="2"/>| <text:s text:c="2"/>| <text:s text:c="2"/>| <text:s text:c="2"/>| <text:s text:c="2"/>| <text:s text:c="2"/>VG &gt; 23: fp (2.77)</text:p>
      <text:p text:style-name="P2">| <text:s text:c="2"/>| <text:s text:c="2"/>| <text:s text:c="2"/>| <text:s text:c="2"/>| <text:s text:c="2"/>| <text:s text:c="2"/>NLOGIC &gt; 8: fp (4.15)</text:p>
      <text:p text:style-name="P2">| <text:s text:c="2"/>| <text:s text:c="2"/>| <text:s text:c="2"/>| <text:s text:c="2"/>| <text:s text:c="2"/>NUMUANDS &gt; 102: nfp (20.54)</text:p>
      <text:p text:style-name="P2">| <text:s text:c="2"/>| <text:s text:c="2"/>| <text:s text:c="2"/>| <text:s text:c="2"/>NUMUANDS &gt; 115: fp (19.37)</text:p>
      <text:p text:style-name="P2">| <text:s text:c="2"/>| <text:s text:c="2"/>| <text:s text:c="2"/>VG &gt; 29</text:p>
      <text:p text:style-name="P2">| <text:s text:c="2"/>| <text:s text:c="2"/>| <text:s text:c="2"/>| <text:s text:c="2"/>LOC &lt;= 886: nfp (23.05)</text:p>
      <text:p text:style-name="P2">| <text:s text:c="2"/>| <text:s text:c="2"/>| <text:s text:c="2"/>| <text:s text:c="2"/>LOC &gt; 886</text:p>
      <text:p text:style-name="P2">| <text:s text:c="2"/>| <text:s text:c="2"/>| <text:s text:c="2"/>| <text:s text:c="2"/>| <text:s text:c="2"/>LOC &lt;= 992: fp (2.77)</text:p>
      <text:p text:style-name="P2">| <text:s text:c="2"/>| <text:s text:c="2"/>| <text:s text:c="2"/>| <text:s text:c="2"/>| <text:s text:c="2"/>LOC &gt; 992: nfp (13.17)</text:p>
      <text:p text:style-name="P2">| <text:s text:c="2"/>| <text:s text:c="2"/>LOC &gt; 1158</text:p>
      <text:p text:style-name="P2">| <text:s text:c="2"/>| <text:s text:c="2"/>| <text:s text:c="2"/>VG &lt;= 448</text:p>
      <text:p text:style-name="P2">| <text:s text:c="2"/>| <text:s text:c="2"/>| <text:s text:c="2"/>| <text:s text:c="2"/>NLOGIC &lt;= 8: fp (17.98)</text:p>
      <text:p text:style-name="P2">| <text:s text:c="2"/>| <text:s text:c="2"/>| <text:s text:c="2"/>| <text:s text:c="2"/>NLOGIC &gt; 8: nfp (3.96/0.66)</text:p>
      <text:p text:style-name="P2">| <text:s text:c="2"/>| <text:s text:c="2"/>| <text:s text:c="2"/>VG &gt; 448: nfp (3.29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29</text:p>
      <text:p text:style-name="P2"/>
      <text:p text:style-name="P2">J48 pruned tree</text:p>
      <text:p text:style-name="P2">------------------</text:p>
      <text:p text:style-name="P2"/>
      <text:p text:style-name="P2">NUMUANDS &lt;= 29: nfp (40.76)</text:p>
      <text:p text:style-name="P2">NUMUANDS &gt; 29</text:p>
      <text:p text:style-name="P2">| <text:s text:c="2"/>NLOGIC &lt;= 0</text:p>
      <text:p text:style-name="P2">| <text:s text:c="2"/>| <text:s text:c="2"/>NUMUANDS &lt;= 32: fp (6.05)</text:p>
      <text:p text:style-name="P2">| <text:s text:c="2"/>| <text:s text:c="2"/>NUMUANDS &gt; 32</text:p>
      <text:p text:style-name="P2">| <text:s text:c="2"/>| <text:s text:c="2"/>| <text:s text:c="2"/>TOTOTORS &lt;= 405: nfp (19.76/0.72)</text:p>
      <text:p text:style-name="P2">| <text:s text:c="2"/>| <text:s text:c="2"/>| <text:s text:c="2"/>TOTOTORS &gt; 405</text:p>
      <text:p text:style-name="P2">| <text:s text:c="2"/>| <text:s text:c="2"/>| <text:s text:c="2"/>| <text:s text:c="2"/>VG &lt;= 52: fp (10.32/1.71)</text:p>
      <text:p text:style-name="P2">| <text:s text:c="2"/>| <text:s text:c="2"/>| <text:s text:c="2"/>| <text:s text:c="2"/>VG &gt; 52: nfp (8.54)</text:p>
      <text:p text:style-name="P2">| <text:s text:c="2"/>NLOGIC &gt; 0</text:p>
      <text:p text:style-name="P2">| <text:s text:c="2"/>| <text:s text:c="2"/>ELOC &lt;= 54: fp (64.07/3.53)</text:p>
      <text:p text:style-name="P2">| <text:s text:c="2"/>| <text:s text:c="2"/>ELOC &gt; 54</text:p>
      <text:p text:style-name="P2">| <text:s text:c="2"/>| <text:s text:c="2"/>| <text:s text:c="2"/>NUMUORS &lt;= 42</text:p>
      <text:p text:style-name="P2">| <text:s text:c="2"/>| <text:s text:c="2"/>| <text:s text:c="2"/>| <text:s text:c="2"/>NUMUANDS &lt;= 112: nfp (9.08/0.54)</text:p>
      <text:p text:style-name="P2">| <text:s text:c="2"/>| <text:s text:c="2"/>| <text:s text:c="2"/>| <text:s text:c="2"/>NUMUANDS &gt; 112</text:p>
      <text:p text:style-name="P2">| <text:s text:c="2"/>| <text:s text:c="2"/>| <text:s text:c="2"/>| <text:s text:c="2"/>| <text:s text:c="2"/>VG &lt;= 34: fp (6.46)</text:p>
      <text:p text:style-name="P2">| <text:s text:c="2"/>| <text:s text:c="2"/>| <text:s text:c="2"/>| <text:s text:c="2"/>| <text:s text:c="2"/>VG &gt; 34</text:p>
      <text:p text:style-name="P2">| <text:s text:c="2"/>| <text:s text:c="2"/>| <text:s text:c="2"/>| <text:s text:c="2"/>| <text:s text:c="2"/>| <text:s text:c="2"/>LOC &lt;= 1158: nfp (5.12)</text:p>
      <text:p text:style-name="P2">| <text:s text:c="2"/>| <text:s text:c="2"/>| <text:s text:c="2"/>| <text:s text:c="2"/>| <text:s text:c="2"/>| <text:s text:c="2"/>LOC &gt; 1158</text:p>
      <text:p text:style-name="P2">| <text:s text:c="2"/>| <text:s text:c="2"/>| <text:s text:c="2"/>| <text:s text:c="2"/>| <text:s text:c="2"/>| <text:s text:c="2"/>| <text:s text:c="2"/>VG &lt;= 45: fp (2.15)</text:p>
      <text:p text:style-name="P2">| <text:s text:c="2"/>| <text:s text:c="2"/>| <text:s text:c="2"/>| <text:s text:c="2"/>| <text:s text:c="2"/>| <text:s text:c="2"/>| <text:s text:c="2"/>VG &gt; 45: nfp (5.22/1.8)</text:p>
      <text:p text:style-name="P2">| <text:s text:c="2"/>| <text:s text:c="2"/>| <text:s text:c="2"/>NUMUORS &gt; 42: fp (10.46)</text:p>
      <text:p text:style-name="P2"/>
      <text:p text:style-name="P2">Number of Leaves <text:s/>: <text:tab/>12</text:p>
      <text:p text:style-name="P2"/>
      <text:p text:style-name="P2">Size of the tree : <text:tab/>23</text:p>
      <text:p text:style-name="P2"/>
      <text:p text:style-name="P2"/>
      <text:p text:style-name="P2"><text:soft-page-break/>Weight: 3.08</text:p>
      <text:p text:style-name="P2"/>
      <text:p text:style-name="P2">J48 pruned tree</text:p>
      <text:p text:style-name="P2">------------------</text:p>
      <text:p text:style-name="P2"/>
      <text:p text:style-name="P2">LOC &lt;= 1158</text:p>
      <text:p text:style-name="P2">| <text:s text:c="2"/>NUMUORS &lt;= 20: nfp (41.92/0.75)</text:p>
      <text:p text:style-name="P2">| <text:s text:c="2"/>NUMUORS &gt; 20</text:p>
      <text:p text:style-name="P2">| <text:s text:c="2"/>| <text:s text:c="2"/>VG &lt;= 29</text:p>
      <text:p text:style-name="P2">| <text:s text:c="2"/>| <text:s text:c="2"/>| <text:s text:c="2"/>ELOC &lt;= 25: nfp (10.47)</text:p>
      <text:p text:style-name="P2">| <text:s text:c="2"/>| <text:s text:c="2"/>| <text:s text:c="2"/>ELOC &gt; 25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ELOC &lt;= 54</text:p>
      <text:p text:style-name="P2">| <text:s text:c="2"/>| <text:s text:c="2"/>| <text:s text:c="2"/>| <text:s text:c="2"/>| <text:s text:c="2"/>| <text:s text:c="2"/>ELOC &lt;= 48</text:p>
      <text:p text:style-name="P2">| <text:s text:c="2"/>| <text:s text:c="2"/>| <text:s text:c="2"/>| <text:s text:c="2"/>| <text:s text:c="2"/>| <text:s text:c="2"/>| <text:s text:c="2"/>LOC &lt;= 291: fp (13.33/0.11)</text:p>
      <text:p text:style-name="P2">| <text:s text:c="2"/>| <text:s text:c="2"/>| <text:s text:c="2"/>| <text:s text:c="2"/>| <text:s text:c="2"/>| <text:s text:c="2"/>| <text:s text:c="2"/>LOC &gt; 291: nfp (13.26)</text:p>
      <text:p text:style-name="P2">| <text:s text:c="2"/>| <text:s text:c="2"/>| <text:s text:c="2"/>| <text:s text:c="2"/>| <text:s text:c="2"/>| <text:s text:c="2"/>ELOC &gt; 48: fp (21.75/0.89)</text:p>
      <text:p text:style-name="P2">| <text:s text:c="2"/>| <text:s text:c="2"/>| <text:s text:c="2"/>| <text:s text:c="2"/>| <text:s text:c="2"/>ELOC &gt; 54: nfp (8.79/0.75)</text:p>
      <text:p text:style-name="P2">| <text:s text:c="2"/>| <text:s text:c="2"/>| <text:s text:c="2"/>| <text:s text:c="2"/>NUMUANDS &gt; 115: fp (12.63)</text:p>
      <text:p text:style-name="P2">| <text:s text:c="2"/>| <text:s text:c="2"/>VG &gt; 29: nfp (29.03/0.75)</text:p>
      <text:p text:style-name="P2">LOC &gt; 1158: fp (36.81/1.79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3.59</text:p>
      <text:p text:style-name="P2"/>
      <text:p text:style-name="P2">J48 pruned tree</text:p>
      <text:p text:style-name="P2">------------------</text:p>
      <text:p text:style-name="P2"/>
      <text:p text:style-name="P2">NLOGIC &lt;= 9</text:p>
      <text:p text:style-name="P2">| <text:s text:c="2"/>NLOGIC &lt;= 6</text:p>
      <text:p text:style-name="P2">| <text:s text:c="2"/>| <text:s text:c="2"/>VG &lt;= 343</text:p>
      <text:p text:style-name="P2">| <text:s text:c="2"/>| <text:s text:c="2"/>| <text:s text:c="2"/>LOC &lt;= 671</text:p>
      <text:p text:style-name="P2">| <text:s text:c="2"/>| <text:s text:c="2"/>| <text:s text:c="2"/>| <text:s text:c="2"/>NLOGIC &lt;= 4</text:p>
      <text:p text:style-name="P2">| <text:s text:c="2"/>| <text:s text:c="2"/>| <text:s text:c="2"/>| <text:s text:c="2"/>| <text:s text:c="2"/>LOC &lt;= 415: nfp (39.58/1.82)</text:p>
      <text:p text:style-name="P2">| <text:s text:c="2"/>| <text:s text:c="2"/>| <text:s text:c="2"/>| <text:s text:c="2"/>| <text:s text:c="2"/>LOC &gt; 415</text:p>
      <text:p text:style-name="P2">| <text:s text:c="2"/>| <text:s text:c="2"/>| <text:s text:c="2"/>| <text:s text:c="2"/>| <text:s text:c="2"/>| <text:s text:c="2"/>VG &lt;= 25</text:p>
      <text:p text:style-name="P2">| <text:s text:c="2"/>| <text:s text:c="2"/>| <text:s text:c="2"/>| <text:s text:c="2"/>| <text:s text:c="2"/>| <text:s text:c="2"/>| <text:s text:c="2"/>NUMUORS &lt;= 24: nfp (4.33)</text:p>
      <text:p text:style-name="P2">| <text:s text:c="2"/>| <text:s text:c="2"/>| <text:s text:c="2"/>| <text:s text:c="2"/>| <text:s text:c="2"/>| <text:s text:c="2"/>| <text:s text:c="2"/>NUMUORS &gt; 24: fp (11.29/1.18)</text:p>
      <text:p text:style-name="P2">| <text:s text:c="2"/>| <text:s text:c="2"/>| <text:s text:c="2"/>| <text:s text:c="2"/>| <text:s text:c="2"/>| <text:s text:c="2"/>VG &gt; 25: nfp (10.86)</text:p>
      <text:p text:style-name="P2">| <text:s text:c="2"/>| <text:s text:c="2"/>| <text:s text:c="2"/>| <text:s text:c="2"/>NLOGIC &gt; 4: fp (5.63/0.46)</text:p>
      <text:p text:style-name="P2">| <text:s text:c="2"/>| <text:s text:c="2"/>| <text:s text:c="2"/>LOC &gt; 671: fp (52.65/5.21)</text:p>
      <text:p text:style-name="P2">| <text:s text:c="2"/>| <text:s text:c="2"/>VG &gt; 343: nfp (16.67)</text:p>
      <text:p text:style-name="P2">| <text:s text:c="2"/>NLOGIC &gt; 6: nfp (27.57/0.96)</text:p>
      <text:p text:style-name="P2">NLOGIC &gt; 9: fp (19.43/0.92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2.82</text:p>
      <text:p text:style-name="P2"/>
      <text:p text:style-name="P2">J48 pruned tree</text:p>
      <text:p text:style-name="P2">------------------</text:p>
      <text:p text:style-name="P2"/>
      <text:p text:style-name="P2">NUMUORS &lt;= 23</text:p>
      <text:p text:style-name="P2">| <text:s text:c="2"/>NUMUANDS &lt;= 29: nfp (7.14)</text:p>
      <text:p text:style-name="P2">| <text:s text:c="2"/>NUMUANDS &gt; 29</text:p>
      <text:p text:style-name="P2">| <text:s text:c="2"/>| <text:s text:c="2"/>NUMUORS &lt;= 19</text:p>
      <text:p text:style-name="P2">| <text:s text:c="2"/>| <text:s text:c="2"/>| <text:s text:c="2"/>LOC &lt;= 687: nfp (6.56)</text:p>
      <text:p text:style-name="P2">| <text:s text:c="2"/>| <text:s text:c="2"/>| <text:s text:c="2"/>LOC &gt; 687: fp (3.71)</text:p>
      <text:p text:style-name="P2">| <text:s text:c="2"/>| <text:s text:c="2"/>NUMUORS &gt; 19: fp (31.15/3.06)</text:p>
      <text:p text:style-name="P2">NUMUORS &gt; 23</text:p>
      <text:p text:style-name="P2">| <text:s text:c="2"/>NUMUANDS &lt;= 57</text:p>
      <text:p text:style-name="P2">| <text:s text:c="2"/>| <text:s text:c="2"/>TOTOPANDS &lt;= 148: nfp (2.95)</text:p>
      <text:p text:style-name="P2">| <text:s text:c="2"/>| <text:s text:c="2"/>TOTOPANDS &gt; 148: fp (9.88)</text:p>
      <text:p text:style-name="P2">| <text:s text:c="2"/>NUMUANDS &gt; 57</text:p>
      <text:p text:style-name="P2">| <text:s text:c="2"/>| <text:s text:c="2"/>LOC &lt;= 1992</text:p>
      <text:p text:style-name="P2"><text:soft-page-break/>| <text:s text:c="2"/>| <text:s text:c="2"/>| <text:s text:c="2"/>VG &lt;= 63</text:p>
      <text:p text:style-name="P2">| <text:s text:c="2"/>| <text:s text:c="2"/>| <text:s text:c="2"/>| <text:s text:c="2"/>TOTOPANDS &lt;= 443</text:p>
      <text:p text:style-name="P2">| <text:s text:c="2"/>| <text:s text:c="2"/>| <text:s text:c="2"/>| <text:s text:c="2"/>| <text:s text:c="2"/>TOTOPANDS &lt;= 286</text:p>
      <text:p text:style-name="P2">| <text:s text:c="2"/>| <text:s text:c="2"/>| <text:s text:c="2"/>| <text:s text:c="2"/>| <text:s text:c="2"/>| <text:s text:c="2"/>VG &lt;= 6: fp (2.74)</text:p>
      <text:p text:style-name="P2">| <text:s text:c="2"/>| <text:s text:c="2"/>| <text:s text:c="2"/>| <text:s text:c="2"/>| <text:s text:c="2"/>| <text:s text:c="2"/>VG &gt; 6</text:p>
      <text:p text:style-name="P2">| <text:s text:c="2"/>| <text:s text:c="2"/>| <text:s text:c="2"/>| <text:s text:c="2"/>| <text:s text:c="2"/>| <text:s text:c="2"/>| <text:s text:c="2"/>TOTOTORS &lt;= 362: nfp (12.98)</text:p>
      <text:p text:style-name="P2">| <text:s text:c="2"/>| <text:s text:c="2"/>| <text:s text:c="2"/>| <text:s text:c="2"/>| <text:s text:c="2"/>| <text:s text:c="2"/>| <text:s text:c="2"/>TOTOTORS &gt; 362: fp (2.21)</text:p>
      <text:p text:style-name="P2">| <text:s text:c="2"/>| <text:s text:c="2"/>| <text:s text:c="2"/>| <text:s text:c="2"/>| <text:s text:c="2"/>TOTOPANDS &gt; 286: nfp (45.55/0.51)</text:p>
      <text:p text:style-name="P2">| <text:s text:c="2"/>| <text:s text:c="2"/>| <text:s text:c="2"/>| <text:s text:c="2"/>TOTOPANDS &gt; 443</text:p>
      <text:p text:style-name="P2">| <text:s text:c="2"/>| <text:s text:c="2"/>| <text:s text:c="2"/>| <text:s text:c="2"/>| <text:s text:c="2"/>TOTOPANDS &lt;= 800: fp (11.64/0.24)</text:p>
      <text:p text:style-name="P2">| <text:s text:c="2"/>| <text:s text:c="2"/>| <text:s text:c="2"/>| <text:s text:c="2"/>| <text:s text:c="2"/>TOTOPANDS &gt; 800</text:p>
      <text:p text:style-name="P2">| <text:s text:c="2"/>| <text:s text:c="2"/>| <text:s text:c="2"/>| <text:s text:c="2"/>| <text:s text:c="2"/>| <text:s text:c="2"/>NUMUANDS &lt;= 212: nfp (17.42/0.41)</text:p>
      <text:p text:style-name="P2">| <text:s text:c="2"/>| <text:s text:c="2"/>| <text:s text:c="2"/>| <text:s text:c="2"/>| <text:s text:c="2"/>| <text:s text:c="2"/>NUMUANDS &gt; 212: fp (2.13)</text:p>
      <text:p text:style-name="P2">| <text:s text:c="2"/>| <text:s text:c="2"/>| <text:s text:c="2"/>VG &gt; 63: nfp (25.29/0.1)</text:p>
      <text:p text:style-name="P2">| <text:s text:c="2"/>| <text:s text:c="2"/>LOC &gt; 1992: fp (6.65)</text:p>
      <text:p text:style-name="P2"/>
      <text:p text:style-name="P2">Number of Leaves <text:s/>: <text:tab/>15</text:p>
      <text:p text:style-name="P2"/>
      <text:p text:style-name="P2">Size of the tree : <text:tab/>29</text:p>
      <text:p text:style-name="P2"/>
      <text:p text:style-name="P2"/>
      <text:p text:style-name="P2">Weight: 3.75</text:p>
      <text:p text:style-name="P2"/>
      <text:p text:style-name="P2">J48 pruned tree</text:p>
      <text:p text:style-name="P2">------------------</text:p>
      <text:p text:style-name="P2"/>
      <text:p text:style-name="P2">LOC &lt;= 886</text:p>
      <text:p text:style-name="P2">| <text:s text:c="2"/>LOC &lt;= 173</text:p>
      <text:p text:style-name="P2">| <text:s text:c="2"/>| <text:s text:c="2"/>ELOC &lt;= 25: nfp (2.15)</text:p>
      <text:p text:style-name="P2">| <text:s text:c="2"/>| <text:s text:c="2"/>ELOC &gt; 25: fp (7.42)</text:p>
      <text:p text:style-name="P2">| <text:s text:c="2"/>LOC &gt; 173</text:p>
      <text:p text:style-name="P2">| <text:s text:c="2"/>| <text:s text:c="2"/>ELOC &lt;= 48: nfp (60.46/1.4)</text:p>
      <text:p text:style-name="P2">| <text:s text:c="2"/>| <text:s text:c="2"/>ELOC &gt; 48</text:p>
      <text:p text:style-name="P2">| <text:s text:c="2"/>| <text:s text:c="2"/>| <text:s text:c="2"/>VG &lt;= 29</text:p>
      <text:p text:style-name="P2">| <text:s text:c="2"/>| <text:s text:c="2"/>| <text:s text:c="2"/>| <text:s text:c="2"/>NUMUANDS &lt;= 112</text:p>
      <text:p text:style-name="P2">| <text:s text:c="2"/>| <text:s text:c="2"/>| <text:s text:c="2"/>| <text:s text:c="2"/>| <text:s text:c="2"/>ELOC &lt;= 53</text:p>
      <text:p text:style-name="P2">| <text:s text:c="2"/>| <text:s text:c="2"/>| <text:s text:c="2"/>| <text:s text:c="2"/>| <text:s text:c="2"/>| <text:s text:c="2"/>NUMUORS &lt;= 19: nfp (3.34)</text:p>
      <text:p text:style-name="P2">| <text:s text:c="2"/>| <text:s text:c="2"/>| <text:s text:c="2"/>| <text:s text:c="2"/>| <text:s text:c="2"/>| <text:s text:c="2"/>NUMUORS &gt; 19: fp (5.58)</text:p>
      <text:p text:style-name="P2">| <text:s text:c="2"/>| <text:s text:c="2"/>| <text:s text:c="2"/>| <text:s text:c="2"/>| <text:s text:c="2"/>ELOC &gt; 53</text:p>
      <text:p text:style-name="P2">| <text:s text:c="2"/>| <text:s text:c="2"/>| <text:s text:c="2"/>| <text:s text:c="2"/>| <text:s text:c="2"/>| <text:s text:c="2"/>NUMUANDS &lt;= 47: fp (2.04/0.14)</text:p>
      <text:p text:style-name="P2">| <text:s text:c="2"/>| <text:s text:c="2"/>| <text:s text:c="2"/>| <text:s text:c="2"/>| <text:s text:c="2"/>| <text:s text:c="2"/>NUMUANDS &gt; 47: nfp (26.43/0.88)</text:p>
      <text:p text:style-name="P2">| <text:s text:c="2"/>| <text:s text:c="2"/>| <text:s text:c="2"/>| <text:s text:c="2"/>NUMUANDS &gt; 112: fp (10.67)</text:p>
      <text:p text:style-name="P2">| <text:s text:c="2"/>| <text:s text:c="2"/>| <text:s text:c="2"/>VG &gt; 29: nfp (21.63)</text:p>
      <text:p text:style-name="P2">LOC &gt; 886</text:p>
      <text:p text:style-name="P2">| <text:s text:c="2"/>TOTOPANDS &lt;= 990</text:p>
      <text:p text:style-name="P2">| <text:s text:c="2"/>| <text:s text:c="2"/>ELOC &lt;= 105</text:p>
      <text:p text:style-name="P2">| <text:s text:c="2"/>| <text:s text:c="2"/>| <text:s text:c="2"/>NUMUANDS &lt;= 117: nfp (4.43)</text:p>
      <text:p text:style-name="P2">| <text:s text:c="2"/>| <text:s text:c="2"/>| <text:s text:c="2"/>NUMUANDS &gt; 117: fp (4.44)</text:p>
      <text:p text:style-name="P2">| <text:s text:c="2"/>| <text:s text:c="2"/>ELOC &gt; 105: fp (17.47)</text:p>
      <text:p text:style-name="P2">| <text:s text:c="2"/>TOTOPANDS &gt; 990</text:p>
      <text:p text:style-name="P2">| <text:s text:c="2"/>| <text:s text:c="2"/>TOTOTORS &lt;= 1522: nfp (10.9/0.1)</text:p>
      <text:p text:style-name="P2">| <text:s text:c="2"/>| <text:s text:c="2"/>TOTOTORS &gt; 1522</text:p>
      <text:p text:style-name="P2">| <text:s text:c="2"/>| <text:s text:c="2"/>| <text:s text:c="2"/>VG &lt;= 448: fp (6.52)</text:p>
      <text:p text:style-name="P2">| <text:s text:c="2"/>| <text:s text:c="2"/>| <text:s text:c="2"/>VG &gt; 448: nfp (4.52)</text:p>
      <text:p text:style-name="P2"/>
      <text:p text:style-name="P2">Number of Leaves <text:s/>: <text:tab/>15</text:p>
      <text:p text:style-name="P2"/>
      <text:p text:style-name="P2">Size of the tree : <text:tab/>29</text:p>
      <text:p text:style-name="P2"/>
      <text:p text:style-name="P2"/>
      <text:p text:style-name="P2">Weight: 4.3</text:p>
      <text:p text:style-name="P2"/>
      <text:p text:style-name="P2">J48 pruned tree</text:p>
      <text:p text:style-name="P2">------------------</text:p>
      <text:p text:style-name="P2"/>
      <text:p text:style-name="P2">NLOGIC &lt;= 4</text:p>
      <text:p text:style-name="P2">| <text:s text:c="2"/>LOC &lt;= 886</text:p>
      <text:p text:style-name="P2">| <text:s text:c="2"/>| <text:s text:c="2"/>LOC &lt;= 173: fp (4.85/1.09)</text:p>
      <text:p text:style-name="P2">| <text:s text:c="2"/>| <text:s text:c="2"/>LOC &gt; 173</text:p>
      <text:p text:style-name="P2">| <text:s text:c="2"/>| <text:s text:c="2"/>| <text:s text:c="2"/>NUMUORS &lt;= 25: nfp (43.79/1.41)</text:p>
      <text:p text:style-name="P2">| <text:s text:c="2"/>| <text:s text:c="2"/>| <text:s text:c="2"/>NUMUORS &gt; 25</text:p>
      <text:p text:style-name="P2">| <text:s text:c="2"/>| <text:s text:c="2"/>| <text:s text:c="2"/>| <text:s text:c="2"/>VG &lt;= 29</text:p>
      <text:p text:style-name="P2"><text:soft-page-break/>| <text:s text:c="2"/>| <text:s text:c="2"/>| <text:s text:c="2"/>| <text:s text:c="2"/>| <text:s text:c="2"/>NUMUANDS &lt;= 112</text:p>
      <text:p text:style-name="P2">| <text:s text:c="2"/>| <text:s text:c="2"/>| <text:s text:c="2"/>| <text:s text:c="2"/>| <text:s text:c="2"/>| <text:s text:c="2"/>TOTOPANDS &lt;= 286: fp (2.87/0.49)</text:p>
      <text:p text:style-name="P2">| <text:s text:c="2"/>| <text:s text:c="2"/>| <text:s text:c="2"/>| <text:s text:c="2"/>| <text:s text:c="2"/>| <text:s text:c="2"/>TOTOPANDS &gt; 286: nfp (7.13)</text:p>
      <text:p text:style-name="P2">| <text:s text:c="2"/>| <text:s text:c="2"/>| <text:s text:c="2"/>| <text:s text:c="2"/>| <text:s text:c="2"/>NUMUANDS &gt; 112: fp (4.0)</text:p>
      <text:p text:style-name="P2">| <text:s text:c="2"/>| <text:s text:c="2"/>| <text:s text:c="2"/>| <text:s text:c="2"/>VG &gt; 29: nfp (6.16)</text:p>
      <text:p text:style-name="P2">| <text:s text:c="2"/>LOC &gt; 886</text:p>
      <text:p text:style-name="P2">| <text:s text:c="2"/>| <text:s text:c="2"/>VG &lt;= 94: fp (16.94/3.31)</text:p>
      <text:p text:style-name="P2">| <text:s text:c="2"/>| <text:s text:c="2"/>VG &gt; 94: nfp (3.38/0.03)</text:p>
      <text:p text:style-name="P2">NLOGIC &gt; 4</text:p>
      <text:p text:style-name="P2">| <text:s text:c="2"/>LOC &lt;= 403: fp (85.37)</text:p>
      <text:p text:style-name="P2">| <text:s text:c="2"/>LOC &gt; 403: nfp (13.5/5.6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2.69</text:p>
      <text:p text:style-name="P2"/>
      <text:p text:style-name="P2">J48 pruned tree</text:p>
      <text:p text:style-name="P2">------------------</text:p>
      <text:p text:style-name="P2"/>
      <text:p text:style-name="P2">NLOGIC &lt;= 4</text:p>
      <text:p text:style-name="P2">| <text:s text:c="2"/>TOTOPANDS &lt;= 252: nfp (43.34/2.39)</text:p>
      <text:p text:style-name="P2">| <text:s text:c="2"/>TOTOPANDS &gt; 252</text:p>
      <text:p text:style-name="P2">| <text:s text:c="2"/>| <text:s text:c="2"/>NUMUORS &lt;= 22: fp (12.52/1.43)</text:p>
      <text:p text:style-name="P2">| <text:s text:c="2"/>| <text:s text:c="2"/>NUMUORS &gt; 22</text:p>
      <text:p text:style-name="P2">| <text:s text:c="2"/>| <text:s text:c="2"/>| <text:s text:c="2"/>NUMUORS &lt;= 31</text:p>
      <text:p text:style-name="P2">| <text:s text:c="2"/>| <text:s text:c="2"/>| <text:s text:c="2"/>| <text:s text:c="2"/>NUMUANDS &lt;= 164</text:p>
      <text:p text:style-name="P2">| <text:s text:c="2"/>| <text:s text:c="2"/>| <text:s text:c="2"/>| <text:s text:c="2"/>| <text:s text:c="2"/>LOC &lt;= 816: nfp (9.01/2.41)</text:p>
      <text:p text:style-name="P2">| <text:s text:c="2"/>| <text:s text:c="2"/>| <text:s text:c="2"/>| <text:s text:c="2"/>| <text:s text:c="2"/>LOC &gt; 816: fp (2.33)</text:p>
      <text:p text:style-name="P2">| <text:s text:c="2"/>| <text:s text:c="2"/>| <text:s text:c="2"/>| <text:s text:c="2"/>NUMUANDS &gt; 164: nfp (18.74/0.03)</text:p>
      <text:p text:style-name="P2">| <text:s text:c="2"/>| <text:s text:c="2"/>| <text:s text:c="2"/>NUMUORS &gt; 31: fp (8.1/2.36)</text:p>
      <text:p text:style-name="P2">NLOGIC &gt; 4: fp (93.96/4.22)</text:p>
      <text:p text:style-name="P2"/>
      <text:p text:style-name="P2">Number of Leaves <text:s/>: <text:tab/>7</text:p>
      <text:p text:style-name="P2"/>
      <text:p text:style-name="P2">Size of the tree : <text:tab/>13</text:p>
      <text:p text:style-name="P2"/>
      <text:p text:style-name="P2"/>
      <text:p text:style-name="P2">Weight: 2.61</text:p>
      <text:p text:style-name="P2"/>
      <text:p text:style-name="P2">Number of performed Iterations: 10</text:p>
      <text:p text:style-name="P2"/>
      <text:p text:style-name="P2"/>
      <text:p text:style-name="P2">Cost Matrix</text:p>
      <text:p text:style-name="P2"><text:s text:c="2"/>0 10</text:p>
      <text:p text:style-name="P2"><text:s text:c="2"/>1 <text:s/>0</text:p>
      <text:p text:style-name="P2"/>
      <text:p text:style-name="P2"/>
      <text:p text:style-name="P2">Time taken to build model: 0.05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64 <text:s text:c="14"/>87.234 <text:s/>%</text:p>
      <text:p text:style-name="P2">Incorrectly Classified Instances <text:s text:c="7"/>24 <text:s text:c="14"/>12.766 <text:s/>%</text:p>
      <text:p text:style-name="P2">Kappa statistic <text:s text:c="25"/>0.6916</text:p>
      <text:p text:style-name="P2">Mean absolute error <text:s text:c="21"/>0.1272</text:p>
      <text:p text:style-name="P2">Root mean squared error <text:s text:c="17"/>0.345 </text:p>
      <text:p text:style-name="P2">Relative absolute error <text:s text:c="16"/>30.6512 %</text:p>
      <text:p text:style-name="P2">Root relative squared error <text:s text:c="12"/>75.8023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10 <text:s text:c="3"/>0.218 <text:s text:c="3"/>0.910 <text:s text:c="5"/>0.910 <text:s text:c="3"/>0.910 <text:s text:c="5"/>0.692 <text:s text:c="3"/>0.908 <text:s text:c="4"/>0.941 <text:s text:c="4"/>nfp</text:p>
      <text:p text:style-name="P2"><text:s text:c="17"/>0.782 <text:s text:c="3"/>0.090 <text:s text:c="3"/>0.782 <text:s text:c="5"/>0.782 <text:s text:c="3"/>0.782 <text:s text:c="5"/>0.692 <text:s text:c="3"/>0.908 <text:s text:c="4"/>0.818 <text:s text:c="4"/>fp</text:p>
      <text:p text:style-name="P2">Weighted Avg. <text:s text:c="3"/>0.872 <text:s text:c="3"/>0.181 <text:s text:c="3"/>0.872 <text:s text:c="5"/>0.872 <text:s text:c="3"/>0.872 <text:s text:c="5"/>0.692 <text:s text:c="3"/>0.908 <text:s text:c="4"/>0.905 <text:s text:c="4"/></text:p>
      <text:p text:style-name="P2"/>
      <text:p text:style-name="P2">=== Confusion Matrix ===</text:p>
      <text:p text:style-name="P2"><text:soft-page-break/></text:p>
      <text:p text:style-name="P2"><text:s text:c="3"/>a <text:s text:c="2"/>b <text:s text:c="2"/>&lt;-- classified as</text:p>
      <text:p text:style-name="P2"><text:s/>121 <text:s/>12 | <text:s text:c="2"/>a = nfp</text:p>
      <text:p text:style-name="P2"><text:s text:c="2"/>12 <text:s/>43 | <text:s text:c="2"/>b = fp</text:p>
      <text:p text:style-name="P2"/>
      <text:p text:style-name="P2">xxxxxxxxxxxxxxxxxxxxxx</text:p>
      <text:p text:style-name="P2">TESTTESTTESTTESTTESTTESTTESTTESTTESTTESTTESTTESTTESTTESTTESTTESTTEST</text:p>
      <text:p text:style-name="P2">=== Run information ===</text:p>
      <text:p text:style-name="P2"/>
      <text:p text:style-name="P2">Scheme: <text:s text:c="6"/>weka.classifiers.misc.InputMappedClassifier -I -trim -W weka.classifiers.meta.CostSensitiveClassifier -- -cost-matrix "[0.0 10.0; 1.0 0.0]" -S 1 -W weka.classifiers.meta.AdaBoostM1 -- -P 100 -S 1 -I 10 -W weka.classifiers.trees.J48 -- -C 0.25 -M 2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user supplied test set: <text:s/>size unknown (reading incrementally)</text:p>
      <text:p text:style-name="P2"/>
      <text:p text:style-name="P2">=== Classifier model (full training set) ===</text:p>
      <text:p text:style-name="P2"/>
      <text:p text:style-name="P2">InputMappedClassifier:</text:p>
      <text:p text:style-name="P2"/>
      <text:p text:style-name="P2">CostSensitiveClassifier using reweighted training instances</text:p>
      <text:p text:style-name="P2"/>
      <text:p text:style-name="P2">weka.classifiers.meta.AdaBoostM1 -P 100 -S 1 -I 10 -W weka.classifiers.trees.J48 -- -C 0.25 -M 2</text:p>
      <text:p text:style-name="P2"/>
      <text:p text:style-name="P2">Classifier Model</text:p>
      <text:p text:style-name="P2">AdaBoostM1: Base classifiers and their weights: </text:p>
      <text:p text:style-name="P2"/>
      <text:p text:style-name="P2">J48 pruned tree</text:p>
      <text:p text:style-name="P2">------------------</text:p>
      <text:p text:style-name="P2"/>
      <text:p text:style-name="P2">LOC &lt;= 886: nfp (171.85/2.17)</text:p>
      <text:p text:style-name="P2">LOC &gt; 886</text:p>
      <text:p text:style-name="P2">| <text:s text:c="2"/>NLOGIC &lt;= 9: nfp (13.85/2.99)</text:p>
      <text:p text:style-name="P2">| <text:s text:c="2"/>NLOGIC &gt; 9: fp (2.31)</text:p>
      <text:p text:style-name="P2"/>
      <text:p text:style-name="P2">Number of Leaves <text:s/>: <text:tab/>3</text:p>
      <text:p text:style-name="P2"/>
      <text:p text:style-name="P2">Size of the tree : <text:tab/>5</text:p>
      <text:p text:style-name="P2"/>
      <text:p text:style-name="P2"/>
      <text:p text:style-name="P2">Weight: 3.57</text:p>
      <text:p text:style-name="P2"/>
      <text:p text:style-name="P2">J48 pruned tree</text:p>
      <text:p text:style-name="P2">------------------</text:p>
      <text:p text:style-name="P2"/>
      <text:p text:style-name="P2">TOTOTORS &lt;= 220: nfp (71.56/2.47)</text:p>
      <text:p text:style-name="P2">TOTOTORS &gt; 220</text:p>
      <text:p text:style-name="P2">| <text:s text:c="2"/>ELOC &lt;= 48</text:p>
      <text:p text:style-name="P2">| <text:s text:c="2"/>| <text:s text:c="2"/>NLOGIC &lt;= 4: nfp (6.28)</text:p>
      <text:p text:style-name="P2">| <text:s text:c="2"/>| <text:s text:c="2"/>NLOGIC &gt; 4: fp (2.47)</text:p>
      <text:p text:style-name="P2">| <text:s text:c="2"/>ELOC &gt; 48: fp (107.69/17.45)</text:p>
      <text:p text:style-name="P2"/>
      <text:p text:style-name="P2">Number of Leaves <text:s/>: <text:tab/>4</text:p>
      <text:p text:style-name="P2"/>
      <text:p text:style-name="P2">Size of the tree : <text:tab/>7</text:p>
      <text:p text:style-name="P2"/>
      <text:p text:style-name="P2"/>
      <text:p text:style-name="P2">Weight: 2.13</text:p>
      <text:p text:style-name="P2"/>
      <text:p text:style-name="P2">J48 pruned tree</text:p>
      <text:p text:style-name="P2">------------------</text:p>
      <text:p text:style-name="P2"/>
      <text:p text:style-name="P2"><text:soft-page-break/>NUMUORS &lt;= 17: nfp (28.66)</text:p>
      <text:p text:style-name="P2">NUMUORS &gt; 17</text:p>
      <text:p text:style-name="P2">| <text:s text:c="2"/>TOTOPANDS &lt;= 60: fp (13.62/1.95)</text:p>
      <text:p text:style-name="P2">| <text:s text:c="2"/>TOTOPANDS &gt; 60</text:p>
      <text:p text:style-name="P2">| <text:s text:c="2"/>| <text:s text:c="2"/>LOC &lt;= 1158</text:p>
      <text:p text:style-name="P2">| <text:s text:c="2"/>| <text:s text:c="2"/>| <text:s text:c="2"/>VG &lt;= 29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NUMUANDS &lt;= 102</text:p>
      <text:p text:style-name="P2">| <text:s text:c="2"/>| <text:s text:c="2"/>| <text:s text:c="2"/>| <text:s text:c="2"/>| <text:s text:c="2"/>| <text:s text:c="2"/>NLOGIC &lt;= 8</text:p>
      <text:p text:style-name="P2">| <text:s text:c="2"/>| <text:s text:c="2"/>| <text:s text:c="2"/>| <text:s text:c="2"/>| <text:s text:c="2"/>| <text:s text:c="2"/>| <text:s text:c="2"/>VG &lt;= 23: nfp (34.67/4.15)</text:p>
      <text:p text:style-name="P2">| <text:s text:c="2"/>| <text:s text:c="2"/>| <text:s text:c="2"/>| <text:s text:c="2"/>| <text:s text:c="2"/>| <text:s text:c="2"/>| <text:s text:c="2"/>VG &gt; 23: fp (2.77)</text:p>
      <text:p text:style-name="P2">| <text:s text:c="2"/>| <text:s text:c="2"/>| <text:s text:c="2"/>| <text:s text:c="2"/>| <text:s text:c="2"/>| <text:s text:c="2"/>NLOGIC &gt; 8: fp (4.15)</text:p>
      <text:p text:style-name="P2">| <text:s text:c="2"/>| <text:s text:c="2"/>| <text:s text:c="2"/>| <text:s text:c="2"/>| <text:s text:c="2"/>NUMUANDS &gt; 102: nfp (20.54)</text:p>
      <text:p text:style-name="P2">| <text:s text:c="2"/>| <text:s text:c="2"/>| <text:s text:c="2"/>| <text:s text:c="2"/>NUMUANDS &gt; 115: fp (19.37)</text:p>
      <text:p text:style-name="P2">| <text:s text:c="2"/>| <text:s text:c="2"/>| <text:s text:c="2"/>VG &gt; 29</text:p>
      <text:p text:style-name="P2">| <text:s text:c="2"/>| <text:s text:c="2"/>| <text:s text:c="2"/>| <text:s text:c="2"/>LOC &lt;= 886: nfp (23.05)</text:p>
      <text:p text:style-name="P2">| <text:s text:c="2"/>| <text:s text:c="2"/>| <text:s text:c="2"/>| <text:s text:c="2"/>LOC &gt; 886</text:p>
      <text:p text:style-name="P2">| <text:s text:c="2"/>| <text:s text:c="2"/>| <text:s text:c="2"/>| <text:s text:c="2"/>| <text:s text:c="2"/>LOC &lt;= 992: fp (2.77)</text:p>
      <text:p text:style-name="P2">| <text:s text:c="2"/>| <text:s text:c="2"/>| <text:s text:c="2"/>| <text:s text:c="2"/>| <text:s text:c="2"/>LOC &gt; 992: nfp (13.17)</text:p>
      <text:p text:style-name="P2">| <text:s text:c="2"/>| <text:s text:c="2"/>LOC &gt; 1158</text:p>
      <text:p text:style-name="P2">| <text:s text:c="2"/>| <text:s text:c="2"/>| <text:s text:c="2"/>VG &lt;= 448</text:p>
      <text:p text:style-name="P2">| <text:s text:c="2"/>| <text:s text:c="2"/>| <text:s text:c="2"/>| <text:s text:c="2"/>NLOGIC &lt;= 8: fp (17.98)</text:p>
      <text:p text:style-name="P2">| <text:s text:c="2"/>| <text:s text:c="2"/>| <text:s text:c="2"/>| <text:s text:c="2"/>NLOGIC &gt; 8: nfp (3.96/0.66)</text:p>
      <text:p text:style-name="P2">| <text:s text:c="2"/>| <text:s text:c="2"/>| <text:s text:c="2"/>VG &gt; 448: nfp (3.29)</text:p>
      <text:p text:style-name="P2"/>
      <text:p text:style-name="P2">Number of Leaves <text:s/>: <text:tab/>13</text:p>
      <text:p text:style-name="P2"/>
      <text:p text:style-name="P2">Size of the tree : <text:tab/>25</text:p>
      <text:p text:style-name="P2"/>
      <text:p text:style-name="P2"/>
      <text:p text:style-name="P2">Weight: 3.29</text:p>
      <text:p text:style-name="P2"/>
      <text:p text:style-name="P2">J48 pruned tree</text:p>
      <text:p text:style-name="P2">------------------</text:p>
      <text:p text:style-name="P2"/>
      <text:p text:style-name="P2">NUMUANDS &lt;= 29: nfp (40.76)</text:p>
      <text:p text:style-name="P2">NUMUANDS &gt; 29</text:p>
      <text:p text:style-name="P2">| <text:s text:c="2"/>NLOGIC &lt;= 0</text:p>
      <text:p text:style-name="P2">| <text:s text:c="2"/>| <text:s text:c="2"/>NUMUANDS &lt;= 32: fp (6.05)</text:p>
      <text:p text:style-name="P2">| <text:s text:c="2"/>| <text:s text:c="2"/>NUMUANDS &gt; 32</text:p>
      <text:p text:style-name="P2">| <text:s text:c="2"/>| <text:s text:c="2"/>| <text:s text:c="2"/>TOTOTORS &lt;= 405: nfp (19.76/0.72)</text:p>
      <text:p text:style-name="P2">| <text:s text:c="2"/>| <text:s text:c="2"/>| <text:s text:c="2"/>TOTOTORS &gt; 405</text:p>
      <text:p text:style-name="P2">| <text:s text:c="2"/>| <text:s text:c="2"/>| <text:s text:c="2"/>| <text:s text:c="2"/>VG &lt;= 52: fp (10.32/1.71)</text:p>
      <text:p text:style-name="P2">| <text:s text:c="2"/>| <text:s text:c="2"/>| <text:s text:c="2"/>| <text:s text:c="2"/>VG &gt; 52: nfp (8.54)</text:p>
      <text:p text:style-name="P2">| <text:s text:c="2"/>NLOGIC &gt; 0</text:p>
      <text:p text:style-name="P2">| <text:s text:c="2"/>| <text:s text:c="2"/>ELOC &lt;= 54: fp (64.07/3.53)</text:p>
      <text:p text:style-name="P2">| <text:s text:c="2"/>| <text:s text:c="2"/>ELOC &gt; 54</text:p>
      <text:p text:style-name="P2">| <text:s text:c="2"/>| <text:s text:c="2"/>| <text:s text:c="2"/>NUMUORS &lt;= 42</text:p>
      <text:p text:style-name="P2">| <text:s text:c="2"/>| <text:s text:c="2"/>| <text:s text:c="2"/>| <text:s text:c="2"/>NUMUANDS &lt;= 112: nfp (9.08/0.54)</text:p>
      <text:p text:style-name="P2">| <text:s text:c="2"/>| <text:s text:c="2"/>| <text:s text:c="2"/>| <text:s text:c="2"/>NUMUANDS &gt; 112</text:p>
      <text:p text:style-name="P2">| <text:s text:c="2"/>| <text:s text:c="2"/>| <text:s text:c="2"/>| <text:s text:c="2"/>| <text:s text:c="2"/>VG &lt;= 34: fp (6.46)</text:p>
      <text:p text:style-name="P2">| <text:s text:c="2"/>| <text:s text:c="2"/>| <text:s text:c="2"/>| <text:s text:c="2"/>| <text:s text:c="2"/>VG &gt; 34</text:p>
      <text:p text:style-name="P2">| <text:s text:c="2"/>| <text:s text:c="2"/>| <text:s text:c="2"/>| <text:s text:c="2"/>| <text:s text:c="2"/>| <text:s text:c="2"/>LOC &lt;= 1158: nfp (5.12)</text:p>
      <text:p text:style-name="P2">| <text:s text:c="2"/>| <text:s text:c="2"/>| <text:s text:c="2"/>| <text:s text:c="2"/>| <text:s text:c="2"/>| <text:s text:c="2"/>LOC &gt; 1158</text:p>
      <text:p text:style-name="P2">| <text:s text:c="2"/>| <text:s text:c="2"/>| <text:s text:c="2"/>| <text:s text:c="2"/>| <text:s text:c="2"/>| <text:s text:c="2"/>| <text:s text:c="2"/>VG &lt;= 45: fp (2.15)</text:p>
      <text:p text:style-name="P2">| <text:s text:c="2"/>| <text:s text:c="2"/>| <text:s text:c="2"/>| <text:s text:c="2"/>| <text:s text:c="2"/>| <text:s text:c="2"/>| <text:s text:c="2"/>VG &gt; 45: nfp (5.22/1.8)</text:p>
      <text:p text:style-name="P2">| <text:s text:c="2"/>| <text:s text:c="2"/>| <text:s text:c="2"/>NUMUORS &gt; 42: fp (10.46)</text:p>
      <text:p text:style-name="P2"/>
      <text:p text:style-name="P2">Number of Leaves <text:s/>: <text:tab/>12</text:p>
      <text:p text:style-name="P2"/>
      <text:p text:style-name="P2">Size of the tree : <text:tab/>23</text:p>
      <text:p text:style-name="P2"/>
      <text:p text:style-name="P2"/>
      <text:p text:style-name="P2">Weight: 3.08</text:p>
      <text:p text:style-name="P2"/>
      <text:p text:style-name="P2">J48 pruned tree</text:p>
      <text:p text:style-name="P2">------------------</text:p>
      <text:p text:style-name="P2"/>
      <text:p text:style-name="P2">LOC &lt;= 1158</text:p>
      <text:p text:style-name="P2">| <text:s text:c="2"/>NUMUORS &lt;= 20: nfp (41.92/0.75)</text:p>
      <text:p text:style-name="P2">| <text:s text:c="2"/>NUMUORS &gt; 20</text:p>
      <text:p text:style-name="P2">| <text:s text:c="2"/>| <text:s text:c="2"/>VG &lt;= 29</text:p>
      <text:p text:style-name="P2"><text:soft-page-break/>| <text:s text:c="2"/>| <text:s text:c="2"/>| <text:s text:c="2"/>ELOC &lt;= 25: nfp (10.47)</text:p>
      <text:p text:style-name="P2">| <text:s text:c="2"/>| <text:s text:c="2"/>| <text:s text:c="2"/>ELOC &gt; 25</text:p>
      <text:p text:style-name="P2">| <text:s text:c="2"/>| <text:s text:c="2"/>| <text:s text:c="2"/>| <text:s text:c="2"/>NUMUANDS &lt;= 115</text:p>
      <text:p text:style-name="P2">| <text:s text:c="2"/>| <text:s text:c="2"/>| <text:s text:c="2"/>| <text:s text:c="2"/>| <text:s text:c="2"/>ELOC &lt;= 54</text:p>
      <text:p text:style-name="P2">| <text:s text:c="2"/>| <text:s text:c="2"/>| <text:s text:c="2"/>| <text:s text:c="2"/>| <text:s text:c="2"/>| <text:s text:c="2"/>ELOC &lt;= 48</text:p>
      <text:p text:style-name="P2">| <text:s text:c="2"/>| <text:s text:c="2"/>| <text:s text:c="2"/>| <text:s text:c="2"/>| <text:s text:c="2"/>| <text:s text:c="2"/>| <text:s text:c="2"/>LOC &lt;= 291: fp (13.33/0.11)</text:p>
      <text:p text:style-name="P2">| <text:s text:c="2"/>| <text:s text:c="2"/>| <text:s text:c="2"/>| <text:s text:c="2"/>| <text:s text:c="2"/>| <text:s text:c="2"/>| <text:s text:c="2"/>LOC &gt; 291: nfp (13.26)</text:p>
      <text:p text:style-name="P2">| <text:s text:c="2"/>| <text:s text:c="2"/>| <text:s text:c="2"/>| <text:s text:c="2"/>| <text:s text:c="2"/>| <text:s text:c="2"/>ELOC &gt; 48: fp (21.75/0.89)</text:p>
      <text:p text:style-name="P2">| <text:s text:c="2"/>| <text:s text:c="2"/>| <text:s text:c="2"/>| <text:s text:c="2"/>| <text:s text:c="2"/>ELOC &gt; 54: nfp (8.79/0.75)</text:p>
      <text:p text:style-name="P2">| <text:s text:c="2"/>| <text:s text:c="2"/>| <text:s text:c="2"/>| <text:s text:c="2"/>NUMUANDS &gt; 115: fp (12.63)</text:p>
      <text:p text:style-name="P2">| <text:s text:c="2"/>| <text:s text:c="2"/>VG &gt; 29: nfp (29.03/0.75)</text:p>
      <text:p text:style-name="P2">LOC &gt; 1158: fp (36.81/1.79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3.59</text:p>
      <text:p text:style-name="P2"/>
      <text:p text:style-name="P2">J48 pruned tree</text:p>
      <text:p text:style-name="P2">------------------</text:p>
      <text:p text:style-name="P2"/>
      <text:p text:style-name="P2">NLOGIC &lt;= 9</text:p>
      <text:p text:style-name="P2">| <text:s text:c="2"/>NLOGIC &lt;= 6</text:p>
      <text:p text:style-name="P2">| <text:s text:c="2"/>| <text:s text:c="2"/>VG &lt;= 343</text:p>
      <text:p text:style-name="P2">| <text:s text:c="2"/>| <text:s text:c="2"/>| <text:s text:c="2"/>LOC &lt;= 671</text:p>
      <text:p text:style-name="P2">| <text:s text:c="2"/>| <text:s text:c="2"/>| <text:s text:c="2"/>| <text:s text:c="2"/>NLOGIC &lt;= 4</text:p>
      <text:p text:style-name="P2">| <text:s text:c="2"/>| <text:s text:c="2"/>| <text:s text:c="2"/>| <text:s text:c="2"/>| <text:s text:c="2"/>LOC &lt;= 415: nfp (39.58/1.82)</text:p>
      <text:p text:style-name="P2">| <text:s text:c="2"/>| <text:s text:c="2"/>| <text:s text:c="2"/>| <text:s text:c="2"/>| <text:s text:c="2"/>LOC &gt; 415</text:p>
      <text:p text:style-name="P2">| <text:s text:c="2"/>| <text:s text:c="2"/>| <text:s text:c="2"/>| <text:s text:c="2"/>| <text:s text:c="2"/>| <text:s text:c="2"/>VG &lt;= 25</text:p>
      <text:p text:style-name="P2">| <text:s text:c="2"/>| <text:s text:c="2"/>| <text:s text:c="2"/>| <text:s text:c="2"/>| <text:s text:c="2"/>| <text:s text:c="2"/>| <text:s text:c="2"/>NUMUORS &lt;= 24: nfp (4.33)</text:p>
      <text:p text:style-name="P2">| <text:s text:c="2"/>| <text:s text:c="2"/>| <text:s text:c="2"/>| <text:s text:c="2"/>| <text:s text:c="2"/>| <text:s text:c="2"/>| <text:s text:c="2"/>NUMUORS &gt; 24: fp (11.29/1.18)</text:p>
      <text:p text:style-name="P2">| <text:s text:c="2"/>| <text:s text:c="2"/>| <text:s text:c="2"/>| <text:s text:c="2"/>| <text:s text:c="2"/>| <text:s text:c="2"/>VG &gt; 25: nfp (10.86)</text:p>
      <text:p text:style-name="P2">| <text:s text:c="2"/>| <text:s text:c="2"/>| <text:s text:c="2"/>| <text:s text:c="2"/>NLOGIC &gt; 4: fp (5.63/0.46)</text:p>
      <text:p text:style-name="P2">| <text:s text:c="2"/>| <text:s text:c="2"/>| <text:s text:c="2"/>LOC &gt; 671: fp (52.65/5.21)</text:p>
      <text:p text:style-name="P2">| <text:s text:c="2"/>| <text:s text:c="2"/>VG &gt; 343: nfp (16.67)</text:p>
      <text:p text:style-name="P2">| <text:s text:c="2"/>NLOGIC &gt; 6: nfp (27.57/0.96)</text:p>
      <text:p text:style-name="P2">NLOGIC &gt; 9: fp (19.43/0.92)</text:p>
      <text:p text:style-name="P2"/>
      <text:p text:style-name="P2">Number of Leaves <text:s/>: <text:tab/>9</text:p>
      <text:p text:style-name="P2"/>
      <text:p text:style-name="P2">Size of the tree : <text:tab/>17</text:p>
      <text:p text:style-name="P2"/>
      <text:p text:style-name="P2"/>
      <text:p text:style-name="P2">Weight: 2.82</text:p>
      <text:p text:style-name="P2"/>
      <text:p text:style-name="P2">J48 pruned tree</text:p>
      <text:p text:style-name="P2">------------------</text:p>
      <text:p text:style-name="P2"/>
      <text:p text:style-name="P2">NUMUORS &lt;= 23</text:p>
      <text:p text:style-name="P2">| <text:s text:c="2"/>NUMUANDS &lt;= 29: nfp (7.14)</text:p>
      <text:p text:style-name="P2">| <text:s text:c="2"/>NUMUANDS &gt; 29</text:p>
      <text:p text:style-name="P2">| <text:s text:c="2"/>| <text:s text:c="2"/>NUMUORS &lt;= 19</text:p>
      <text:p text:style-name="P2">| <text:s text:c="2"/>| <text:s text:c="2"/>| <text:s text:c="2"/>LOC &lt;= 687: nfp (6.56)</text:p>
      <text:p text:style-name="P2">| <text:s text:c="2"/>| <text:s text:c="2"/>| <text:s text:c="2"/>LOC &gt; 687: fp (3.71)</text:p>
      <text:p text:style-name="P2">| <text:s text:c="2"/>| <text:s text:c="2"/>NUMUORS &gt; 19: fp (31.15/3.06)</text:p>
      <text:p text:style-name="P2">NUMUORS &gt; 23</text:p>
      <text:p text:style-name="P2">| <text:s text:c="2"/>NUMUANDS &lt;= 57</text:p>
      <text:p text:style-name="P2">| <text:s text:c="2"/>| <text:s text:c="2"/>TOTOPANDS &lt;= 148: nfp (2.95)</text:p>
      <text:p text:style-name="P2">| <text:s text:c="2"/>| <text:s text:c="2"/>TOTOPANDS &gt; 148: fp (9.88)</text:p>
      <text:p text:style-name="P2">| <text:s text:c="2"/>NUMUANDS &gt; 57</text:p>
      <text:p text:style-name="P2">| <text:s text:c="2"/>| <text:s text:c="2"/>LOC &lt;= 1992</text:p>
      <text:p text:style-name="P2">| <text:s text:c="2"/>| <text:s text:c="2"/>| <text:s text:c="2"/>VG &lt;= 63</text:p>
      <text:p text:style-name="P2">| <text:s text:c="2"/>| <text:s text:c="2"/>| <text:s text:c="2"/>| <text:s text:c="2"/>TOTOPANDS &lt;= 443</text:p>
      <text:p text:style-name="P2">| <text:s text:c="2"/>| <text:s text:c="2"/>| <text:s text:c="2"/>| <text:s text:c="2"/>| <text:s text:c="2"/>TOTOPANDS &lt;= 286</text:p>
      <text:p text:style-name="P2">| <text:s text:c="2"/>| <text:s text:c="2"/>| <text:s text:c="2"/>| <text:s text:c="2"/>| <text:s text:c="2"/>| <text:s text:c="2"/>VG &lt;= 6: fp (2.74)</text:p>
      <text:p text:style-name="P2">| <text:s text:c="2"/>| <text:s text:c="2"/>| <text:s text:c="2"/>| <text:s text:c="2"/>| <text:s text:c="2"/>| <text:s text:c="2"/>VG &gt; 6</text:p>
      <text:p text:style-name="P2">| <text:s text:c="2"/>| <text:s text:c="2"/>| <text:s text:c="2"/>| <text:s text:c="2"/>| <text:s text:c="2"/>| <text:s text:c="2"/>| <text:s text:c="2"/>TOTOTORS &lt;= 362: nfp (12.98)</text:p>
      <text:p text:style-name="P2">| <text:s text:c="2"/>| <text:s text:c="2"/>| <text:s text:c="2"/>| <text:s text:c="2"/>| <text:s text:c="2"/>| <text:s text:c="2"/>| <text:s text:c="2"/>TOTOTORS &gt; 362: fp (2.21)</text:p>
      <text:p text:style-name="P2">| <text:s text:c="2"/>| <text:s text:c="2"/>| <text:s text:c="2"/>| <text:s text:c="2"/>| <text:s text:c="2"/>TOTOPANDS &gt; 286: nfp (45.55/0.51)</text:p>
      <text:p text:style-name="P2">| <text:s text:c="2"/>| <text:s text:c="2"/>| <text:s text:c="2"/>| <text:s text:c="2"/>TOTOPANDS &gt; 443</text:p>
      <text:p text:style-name="P2"><text:soft-page-break/>| <text:s text:c="2"/>| <text:s text:c="2"/>| <text:s text:c="2"/>| <text:s text:c="2"/>| <text:s text:c="2"/>TOTOPANDS &lt;= 800: fp (11.64/0.24)</text:p>
      <text:p text:style-name="P2">| <text:s text:c="2"/>| <text:s text:c="2"/>| <text:s text:c="2"/>| <text:s text:c="2"/>| <text:s text:c="2"/>TOTOPANDS &gt; 800</text:p>
      <text:p text:style-name="P2">| <text:s text:c="2"/>| <text:s text:c="2"/>| <text:s text:c="2"/>| <text:s text:c="2"/>| <text:s text:c="2"/>| <text:s text:c="2"/>NUMUANDS &lt;= 212: nfp (17.42/0.41)</text:p>
      <text:p text:style-name="P2">| <text:s text:c="2"/>| <text:s text:c="2"/>| <text:s text:c="2"/>| <text:s text:c="2"/>| <text:s text:c="2"/>| <text:s text:c="2"/>NUMUANDS &gt; 212: fp (2.13)</text:p>
      <text:p text:style-name="P2">| <text:s text:c="2"/>| <text:s text:c="2"/>| <text:s text:c="2"/>VG &gt; 63: nfp (25.29/0.1)</text:p>
      <text:p text:style-name="P2">| <text:s text:c="2"/>| <text:s text:c="2"/>LOC &gt; 1992: fp (6.65)</text:p>
      <text:p text:style-name="P2"/>
      <text:p text:style-name="P2">Number of Leaves <text:s/>: <text:tab/>15</text:p>
      <text:p text:style-name="P2"/>
      <text:p text:style-name="P2">Size of the tree : <text:tab/>29</text:p>
      <text:p text:style-name="P2"/>
      <text:p text:style-name="P2"/>
      <text:p text:style-name="P2">Weight: 3.75</text:p>
      <text:p text:style-name="P2"/>
      <text:p text:style-name="P2">J48 pruned tree</text:p>
      <text:p text:style-name="P2">------------------</text:p>
      <text:p text:style-name="P2"/>
      <text:p text:style-name="P2">LOC &lt;= 886</text:p>
      <text:p text:style-name="P2">| <text:s text:c="2"/>LOC &lt;= 173</text:p>
      <text:p text:style-name="P2">| <text:s text:c="2"/>| <text:s text:c="2"/>ELOC &lt;= 25: nfp (2.15)</text:p>
      <text:p text:style-name="P2">| <text:s text:c="2"/>| <text:s text:c="2"/>ELOC &gt; 25: fp (7.42)</text:p>
      <text:p text:style-name="P2">| <text:s text:c="2"/>LOC &gt; 173</text:p>
      <text:p text:style-name="P2">| <text:s text:c="2"/>| <text:s text:c="2"/>ELOC &lt;= 48: nfp (60.46/1.4)</text:p>
      <text:p text:style-name="P2">| <text:s text:c="2"/>| <text:s text:c="2"/>ELOC &gt; 48</text:p>
      <text:p text:style-name="P2">| <text:s text:c="2"/>| <text:s text:c="2"/>| <text:s text:c="2"/>VG &lt;= 29</text:p>
      <text:p text:style-name="P2">| <text:s text:c="2"/>| <text:s text:c="2"/>| <text:s text:c="2"/>| <text:s text:c="2"/>NUMUANDS &lt;= 112</text:p>
      <text:p text:style-name="P2">| <text:s text:c="2"/>| <text:s text:c="2"/>| <text:s text:c="2"/>| <text:s text:c="2"/>| <text:s text:c="2"/>ELOC &lt;= 53</text:p>
      <text:p text:style-name="P2">| <text:s text:c="2"/>| <text:s text:c="2"/>| <text:s text:c="2"/>| <text:s text:c="2"/>| <text:s text:c="2"/>| <text:s text:c="2"/>NUMUORS &lt;= 19: nfp (3.34)</text:p>
      <text:p text:style-name="P2">| <text:s text:c="2"/>| <text:s text:c="2"/>| <text:s text:c="2"/>| <text:s text:c="2"/>| <text:s text:c="2"/>| <text:s text:c="2"/>NUMUORS &gt; 19: fp (5.58)</text:p>
      <text:p text:style-name="P2">| <text:s text:c="2"/>| <text:s text:c="2"/>| <text:s text:c="2"/>| <text:s text:c="2"/>| <text:s text:c="2"/>ELOC &gt; 53</text:p>
      <text:p text:style-name="P2">| <text:s text:c="2"/>| <text:s text:c="2"/>| <text:s text:c="2"/>| <text:s text:c="2"/>| <text:s text:c="2"/>| <text:s text:c="2"/>NUMUANDS &lt;= 47: fp (2.04/0.14)</text:p>
      <text:p text:style-name="P2">| <text:s text:c="2"/>| <text:s text:c="2"/>| <text:s text:c="2"/>| <text:s text:c="2"/>| <text:s text:c="2"/>| <text:s text:c="2"/>NUMUANDS &gt; 47: nfp (26.43/0.88)</text:p>
      <text:p text:style-name="P2">| <text:s text:c="2"/>| <text:s text:c="2"/>| <text:s text:c="2"/>| <text:s text:c="2"/>NUMUANDS &gt; 112: fp (10.67)</text:p>
      <text:p text:style-name="P2">| <text:s text:c="2"/>| <text:s text:c="2"/>| <text:s text:c="2"/>VG &gt; 29: nfp (21.63)</text:p>
      <text:p text:style-name="P2">LOC &gt; 886</text:p>
      <text:p text:style-name="P2">| <text:s text:c="2"/>TOTOPANDS &lt;= 990</text:p>
      <text:p text:style-name="P2">| <text:s text:c="2"/>| <text:s text:c="2"/>ELOC &lt;= 105</text:p>
      <text:p text:style-name="P2">| <text:s text:c="2"/>| <text:s text:c="2"/>| <text:s text:c="2"/>NUMUANDS &lt;= 117: nfp (4.43)</text:p>
      <text:p text:style-name="P2">| <text:s text:c="2"/>| <text:s text:c="2"/>| <text:s text:c="2"/>NUMUANDS &gt; 117: fp (4.44)</text:p>
      <text:p text:style-name="P2">| <text:s text:c="2"/>| <text:s text:c="2"/>ELOC &gt; 105: fp (17.47)</text:p>
      <text:p text:style-name="P2">| <text:s text:c="2"/>TOTOPANDS &gt; 990</text:p>
      <text:p text:style-name="P2">| <text:s text:c="2"/>| <text:s text:c="2"/>TOTOTORS &lt;= 1522: nfp (10.9/0.1)</text:p>
      <text:p text:style-name="P2">| <text:s text:c="2"/>| <text:s text:c="2"/>TOTOTORS &gt; 1522</text:p>
      <text:p text:style-name="P2">| <text:s text:c="2"/>| <text:s text:c="2"/>| <text:s text:c="2"/>VG &lt;= 448: fp (6.52)</text:p>
      <text:p text:style-name="P2">| <text:s text:c="2"/>| <text:s text:c="2"/>| <text:s text:c="2"/>VG &gt; 448: nfp (4.52)</text:p>
      <text:p text:style-name="P2"/>
      <text:p text:style-name="P2">Number of Leaves <text:s/>: <text:tab/>15</text:p>
      <text:p text:style-name="P2"/>
      <text:p text:style-name="P2">Size of the tree : <text:tab/>29</text:p>
      <text:p text:style-name="P2"/>
      <text:p text:style-name="P2"/>
      <text:p text:style-name="P2">Weight: 4.3</text:p>
      <text:p text:style-name="P2"/>
      <text:p text:style-name="P2">J48 pruned tree</text:p>
      <text:p text:style-name="P2">------------------</text:p>
      <text:p text:style-name="P2"/>
      <text:p text:style-name="P2">NLOGIC &lt;= 4</text:p>
      <text:p text:style-name="P2">| <text:s text:c="2"/>LOC &lt;= 886</text:p>
      <text:p text:style-name="P2">| <text:s text:c="2"/>| <text:s text:c="2"/>LOC &lt;= 173: fp (4.85/1.09)</text:p>
      <text:p text:style-name="P2">| <text:s text:c="2"/>| <text:s text:c="2"/>LOC &gt; 173</text:p>
      <text:p text:style-name="P2">| <text:s text:c="2"/>| <text:s text:c="2"/>| <text:s text:c="2"/>NUMUORS &lt;= 25: nfp (43.79/1.41)</text:p>
      <text:p text:style-name="P2">| <text:s text:c="2"/>| <text:s text:c="2"/>| <text:s text:c="2"/>NUMUORS &gt; 25</text:p>
      <text:p text:style-name="P2">| <text:s text:c="2"/>| <text:s text:c="2"/>| <text:s text:c="2"/>| <text:s text:c="2"/>VG &lt;= 29</text:p>
      <text:p text:style-name="P2">| <text:s text:c="2"/>| <text:s text:c="2"/>| <text:s text:c="2"/>| <text:s text:c="2"/>| <text:s text:c="2"/>NUMUANDS &lt;= 112</text:p>
      <text:p text:style-name="P2">| <text:s text:c="2"/>| <text:s text:c="2"/>| <text:s text:c="2"/>| <text:s text:c="2"/>| <text:s text:c="2"/>| <text:s text:c="2"/>TOTOPANDS &lt;= 286: fp (2.87/0.49)</text:p>
      <text:p text:style-name="P2">| <text:s text:c="2"/>| <text:s text:c="2"/>| <text:s text:c="2"/>| <text:s text:c="2"/>| <text:s text:c="2"/>| <text:s text:c="2"/>TOTOPANDS &gt; 286: nfp (7.13)</text:p>
      <text:p text:style-name="P2">| <text:s text:c="2"/>| <text:s text:c="2"/>| <text:s text:c="2"/>| <text:s text:c="2"/>| <text:s text:c="2"/>NUMUANDS &gt; 112: fp (4.0)</text:p>
      <text:p text:style-name="P2">| <text:s text:c="2"/>| <text:s text:c="2"/>| <text:s text:c="2"/>| <text:s text:c="2"/>VG &gt; 29: nfp (6.16)</text:p>
      <text:p text:style-name="P2">| <text:s text:c="2"/>LOC &gt; 886</text:p>
      <text:p text:style-name="P2">| <text:s text:c="2"/>| <text:s text:c="2"/>VG &lt;= 94: fp (16.94/3.31)</text:p>
      <text:p text:style-name="P2">| <text:s text:c="2"/>| <text:s text:c="2"/>VG &gt; 94: nfp (3.38/0.03)</text:p>
      <text:p text:style-name="P2">NLOGIC &gt; 4</text:p>
      <text:p text:style-name="P2"><text:soft-page-break/>| <text:s text:c="2"/>LOC &lt;= 403: fp (85.37)</text:p>
      <text:p text:style-name="P2">| <text:s text:c="2"/>LOC &gt; 403: nfp (13.5/5.6)</text:p>
      <text:p text:style-name="P2"/>
      <text:p text:style-name="P2">Number of Leaves <text:s/>: <text:tab/>10</text:p>
      <text:p text:style-name="P2"/>
      <text:p text:style-name="P2">Size of the tree : <text:tab/>19</text:p>
      <text:p text:style-name="P2"/>
      <text:p text:style-name="P2"/>
      <text:p text:style-name="P2">Weight: 2.69</text:p>
      <text:p text:style-name="P2"/>
      <text:p text:style-name="P2">J48 pruned tree</text:p>
      <text:p text:style-name="P2">------------------</text:p>
      <text:p text:style-name="P2"/>
      <text:p text:style-name="P2">NLOGIC &lt;= 4</text:p>
      <text:p text:style-name="P2">| <text:s text:c="2"/>TOTOPANDS &lt;= 252: nfp (43.34/2.39)</text:p>
      <text:p text:style-name="P2">| <text:s text:c="2"/>TOTOPANDS &gt; 252</text:p>
      <text:p text:style-name="P2">| <text:s text:c="2"/>| <text:s text:c="2"/>NUMUORS &lt;= 22: fp (12.52/1.43)</text:p>
      <text:p text:style-name="P2">| <text:s text:c="2"/>| <text:s text:c="2"/>NUMUORS &gt; 22</text:p>
      <text:p text:style-name="P2">| <text:s text:c="2"/>| <text:s text:c="2"/>| <text:s text:c="2"/>NUMUORS &lt;= 31</text:p>
      <text:p text:style-name="P2">| <text:s text:c="2"/>| <text:s text:c="2"/>| <text:s text:c="2"/>| <text:s text:c="2"/>NUMUANDS &lt;= 164</text:p>
      <text:p text:style-name="P2">| <text:s text:c="2"/>| <text:s text:c="2"/>| <text:s text:c="2"/>| <text:s text:c="2"/>| <text:s text:c="2"/>LOC &lt;= 816: nfp (9.01/2.41)</text:p>
      <text:p text:style-name="P2">| <text:s text:c="2"/>| <text:s text:c="2"/>| <text:s text:c="2"/>| <text:s text:c="2"/>| <text:s text:c="2"/>LOC &gt; 816: fp (2.33)</text:p>
      <text:p text:style-name="P2">| <text:s text:c="2"/>| <text:s text:c="2"/>| <text:s text:c="2"/>| <text:s text:c="2"/>NUMUANDS &gt; 164: nfp (18.74/0.03)</text:p>
      <text:p text:style-name="P2">| <text:s text:c="2"/>| <text:s text:c="2"/>| <text:s text:c="2"/>NUMUORS &gt; 31: fp (8.1/2.36)</text:p>
      <text:p text:style-name="P2">NLOGIC &gt; 4: fp (93.96/4.22)</text:p>
      <text:p text:style-name="P2"/>
      <text:p text:style-name="P2">Number of Leaves <text:s/>: <text:tab/>7</text:p>
      <text:p text:style-name="P2"/>
      <text:p text:style-name="P2">Size of the tree : <text:tab/>13</text:p>
      <text:p text:style-name="P2"/>
      <text:p text:style-name="P2"/>
      <text:p text:style-name="P2">Weight: 2.61</text:p>
      <text:p text:style-name="P2"/>
      <text:p text:style-name="P2">Number of performed Iterations: 10</text:p>
      <text:p text:style-name="P2"/>
      <text:p text:style-name="P2"/>
      <text:p text:style-name="P2">Cost Matrix</text:p>
      <text:p text:style-name="P2"><text:s text:c="2"/>0 10</text:p>
      <text:p text:style-name="P2"><text:s text:c="2"/>1 <text:s/>0</text:p>
      <text:p text:style-name="P2"/>
      <text:p text:style-name="P2">Attribute mappings:</text:p>
      <text:p text:style-name="P2"/>
      <text:p text:style-name="P2">Model attributes <text:s text:c="5"/><text:tab/> <text:s text:c="3"/>Incoming attributes</text:p>
      <text:p text:style-name="P2">----------------------<text:tab/> <text:s text:c="3"/>----------------</text:p>
      <text:p text:style-name="P2">(numeric) NUMUORS <text:s text:c="4"/><text:tab/>--&gt; 1 (numeric) NUMUORS</text:p>
      <text:p text:style-name="P2">(numeric) NUMUANDS <text:s text:c="3"/><text:tab/>--&gt; 2 (numeric) NUMUANDS</text:p>
      <text:p text:style-name="P2">(numeric) TOTOTORS <text:s text:c="3"/><text:tab/>--&gt; 3 (numeric) TOTOTORS</text:p>
      <text:p text:style-name="P2">(numeric) TOTOPANDS <text:s text:c="2"/><text:tab/>--&gt; 4 (numeric) TOTOPANDS</text:p>
      <text:p text:style-name="P2">(numeric) VG <text:s text:c="9"/><text:tab/>--&gt; 5 (numeric) VG</text:p>
      <text:p text:style-name="P2">(numeric) NLOGIC <text:s text:c="5"/><text:tab/>--&gt; 6 (numeric) NLOGIC</text:p>
      <text:p text:style-name="P2">(numeric) LOC <text:s text:c="8"/><text:tab/>--&gt; 7 (numeric) LOC</text:p>
      <text:p text:style-name="P2">(numeric) ELOC <text:s text:c="7"/><text:tab/>--&gt; 8 (numeric) ELOC</text:p>
      <text:p text:style-name="P2">(nominal) FAULTPRONE <text:s/><text:tab/>--&gt; 10 (nominal) FAULTPRONE</text:p>
      <text:p text:style-name="P2"/>
      <text:p text:style-name="P2"/>
      <text:p text:style-name="P2">Time taken to build model: 0.09 seconds</text:p>
      <text:p text:style-name="P2"/>
      <text:p text:style-name="P2">=== Evaluation on test set ===</text:p>
      <text:p text:style-name="P2"/>
      <text:p text:style-name="P2">Time taken to test model on supplied test set: 0 seconds</text:p>
      <text:p text:style-name="P2"/>
      <text:p text:style-name="P2">=== Summary ===</text:p>
      <text:p text:style-name="P2"/>
      <text:p text:style-name="P2">Correctly Classified Instances <text:s text:c="9"/>81 <text:s text:c="14"/>86.1702 %</text:p>
      <text:p text:style-name="P2">Incorrectly Classified Instances <text:s text:c="7"/>13 <text:s text:c="14"/>13.8298 %</text:p>
      <text:p text:style-name="P2">Kappa statistic <text:s text:c="25"/>0.6588</text:p>
      <text:p text:style-name="P2">Mean absolute error <text:s text:c="21"/>0.1408</text:p>
      <text:p text:style-name="P2">Root mean squared error <text:s text:c="17"/>0.3701</text:p>
      <text:p text:style-name="P2">Relative absolute error <text:s text:c="16"/>33.7571 %</text:p>
      <text:p text:style-name="P2">Root relative squared error <text:s text:c="12"/>80.9333 %</text:p>
      <text:p text:style-name="P2">Total Number of Instances <text:s text:c="14"/>94 <text:s text:c="4"/></text:p>
      <text:p text:style-name="P2"/>
      <text:p text:style-name="P2"><text:soft-page-break/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24 <text:s text:c="3"/>0.286 <text:s text:c="3"/>0.884 <text:s text:c="5"/>0.924 <text:s text:c="3"/>0.904 <text:s text:c="5"/>0.661 <text:s text:c="3"/>0.906 <text:s text:c="4"/>0.959 <text:s text:c="4"/>nfp</text:p>
      <text:p text:style-name="P2"><text:s text:c="17"/>0.714 <text:s text:c="3"/>0.076 <text:s text:c="3"/>0.800 <text:s text:c="5"/>0.714 <text:s text:c="3"/>0.755 <text:s text:c="5"/>0.661 <text:s text:c="3"/>0.906 <text:s text:c="4"/>0.725 <text:s text:c="4"/>fp</text:p>
      <text:p text:style-name="P2">Weighted Avg. <text:s text:c="3"/>0.862 <text:s text:c="3"/>0.223 <text:s text:c="3"/>0.859 <text:s text:c="5"/>0.862 <text:s text:c="3"/>0.859 <text:s text:c="5"/>0.661 <text:s text:c="3"/>0.906 <text:s text:c="4"/>0.889 <text:s text:c="4"/></text:p>
      <text:p text:style-name="P2"/>
      <text:p text:style-name="P2">=== Confusion Matrix ===</text:p>
      <text:p text:style-name="P2"/>
      <text:p text:style-name="P2"><text:s text:c="2"/>a <text:s/>b <text:s text:c="2"/>&lt;-- classified as</text:p>
      <text:p text:style-name="P2"><text:s/>61 <text:s/>5 | <text:s/>a = nfp</text:p>
      <text:p text:style-name="P2"><text:s text:c="2"/>8 20 | <text:s/>b = fp</text:p>
      <text:p text:style-name="P2"/>
      <text:p text:style-name="P2">xxxx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9.0; 1.0 0.0]" -S 1 -W weka.classifiers.meta.AdaBoostM1 -- -P 100 -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AdaBoostM1 -P 100 -S 1 -I 10 -W weka.classifiers.trees.J48 -- -C 0.25 -M 2</text:p>
      <text:p text:style-name="P3"/>
      <text:p text:style-name="P3">Classifier Model</text:p>
      <text:p text:style-name="P3">AdaBoostM1: Base classifiers and their weights: </text:p>
      <text:p text:style-name="P3"/>
      <text:p text:style-name="P3">J48 pruned tree</text:p>
      <text:p text:style-name="P3">------------------</text:p>
      <text:p text:style-name="P3"/>
      <text:p text:style-name="P3">LOC &lt;= 886: nfp (171.33/2.4)</text:p>
      <text:p text:style-name="P3">LOC &gt; 886</text:p>
      <text:p text:style-name="P3">| <text:s text:c="2"/>NLOGIC &lt;= 9: nfp (14.12/3.3)</text:p>
      <text:p text:style-name="P3">| <text:s text:c="2"/>NLOGIC &gt; 9: fp (2.55)</text:p>
      <text:p text:style-name="P3"/>
      <text:p text:style-name="P3">Number of Leaves <text:s/>: <text:tab/>3</text:p>
      <text:p text:style-name="P3"/>
      <text:p text:style-name="P3">Size of the tree : <text:tab/>5</text:p>
      <text:p text:style-name="P3"/>
      <text:p text:style-name="P3"/>
      <text:p text:style-name="P3">Weight: 3.46</text:p>
      <text:p text:style-name="P3"/>
      <text:p text:style-name="P3">J48 pruned tree</text:p>
      <text:p text:style-name="P3">------------------</text:p>
      <text:p text:style-name="P3"/>
      <text:p text:style-name="P3">TOTOTORS &lt;= 220: nfp (71.46/2.47)</text:p>
      <text:p text:style-name="P3">TOTOTORS &gt; 220</text:p>
      <text:p text:style-name="P3">| <text:s text:c="2"/>ELOC &lt;= 48</text:p>
      <text:p text:style-name="P3">| <text:s text:c="2"/>| <text:s text:c="2"/>NLOGIC &lt;= 4: nfp (6.27)</text:p>
      <text:p text:style-name="P3">| <text:s text:c="2"/>| <text:s text:c="2"/>NLOGIC &gt; 4: fp (2.47)</text:p>
      <text:p text:style-name="P3">| <text:s text:c="2"/>ELOC &gt; 48: fp (107.79/17.42)</text:p>
      <text:p text:style-name="P3"/>
      <text:p text:style-name="P3">Number of Leaves <text:s/>: <text:tab/>4</text:p>
      <text:p text:style-name="P3"/>
      <text:p text:style-name="P3">Size of the tree : <text:tab/>7</text:p>
      <text:p text:style-name="P3"><text:soft-page-break/></text:p>
      <text:p text:style-name="P3"/>
      <text:p text:style-name="P3">Weight: 2.13</text:p>
      <text:p text:style-name="P3"/>
      <text:p text:style-name="P3">J48 pruned tree</text:p>
      <text:p text:style-name="P3">------------------</text:p>
      <text:p text:style-name="P3"/>
      <text:p text:style-name="P3">NUMUORS &lt;= 17: nfp (28.62)</text:p>
      <text:p text:style-name="P3">NUMUORS &gt; 17</text:p>
      <text:p text:style-name="P3">| <text:s text:c="2"/>TOTOPANDS &lt;= 60: fp (13.64/1.95)</text:p>
      <text:p text:style-name="P3">| <text:s text:c="2"/>TOTOPANDS &gt; 60</text:p>
      <text:p text:style-name="P3">| <text:s text:c="2"/>| <text:s text:c="2"/>LOC &lt;= 1158</text:p>
      <text:p text:style-name="P3">| <text:s text:c="2"/>| <text:s text:c="2"/>| <text:s text:c="2"/>VG &lt;= 29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NUMUANDS &lt;= 102</text:p>
      <text:p text:style-name="P3">| <text:s text:c="2"/>| <text:s text:c="2"/>| <text:s text:c="2"/>| <text:s text:c="2"/>| <text:s text:c="2"/>| <text:s text:c="2"/>NLOGIC &lt;= 8</text:p>
      <text:p text:style-name="P3">| <text:s text:c="2"/>| <text:s text:c="2"/>| <text:s text:c="2"/>| <text:s text:c="2"/>| <text:s text:c="2"/>| <text:s text:c="2"/>| <text:s text:c="2"/>VG &lt;= 23: nfp (34.64/4.15)</text:p>
      <text:p text:style-name="P3">| <text:s text:c="2"/>| <text:s text:c="2"/>| <text:s text:c="2"/>| <text:s text:c="2"/>| <text:s text:c="2"/>| <text:s text:c="2"/>| <text:s text:c="2"/>VG &gt; 23: fp (2.77)</text:p>
      <text:p text:style-name="P3">| <text:s text:c="2"/>| <text:s text:c="2"/>| <text:s text:c="2"/>| <text:s text:c="2"/>| <text:s text:c="2"/>| <text:s text:c="2"/>NLOGIC &gt; 8: fp (4.15)</text:p>
      <text:p text:style-name="P3">| <text:s text:c="2"/>| <text:s text:c="2"/>| <text:s text:c="2"/>| <text:s text:c="2"/>| <text:s text:c="2"/>NUMUANDS &gt; 102: nfp (20.53)</text:p>
      <text:p text:style-name="P3">| <text:s text:c="2"/>| <text:s text:c="2"/>| <text:s text:c="2"/>| <text:s text:c="2"/>NUMUANDS &gt; 115: fp (19.37)</text:p>
      <text:p text:style-name="P3">| <text:s text:c="2"/>| <text:s text:c="2"/>| <text:s text:c="2"/>VG &gt; 29</text:p>
      <text:p text:style-name="P3">| <text:s text:c="2"/>| <text:s text:c="2"/>| <text:s text:c="2"/>| <text:s text:c="2"/>LOC &lt;= 886: nfp (23.05)</text:p>
      <text:p text:style-name="P3">| <text:s text:c="2"/>| <text:s text:c="2"/>| <text:s text:c="2"/>| <text:s text:c="2"/>LOC &gt; 886</text:p>
      <text:p text:style-name="P3">| <text:s text:c="2"/>| <text:s text:c="2"/>| <text:s text:c="2"/>| <text:s text:c="2"/>| <text:s text:c="2"/>LOC &lt;= 992: fp (2.77)</text:p>
      <text:p text:style-name="P3">| <text:s text:c="2"/>| <text:s text:c="2"/>| <text:s text:c="2"/>| <text:s text:c="2"/>| <text:s text:c="2"/>LOC &gt; 992: nfp (13.17)</text:p>
      <text:p text:style-name="P3">| <text:s text:c="2"/>| <text:s text:c="2"/>LOC &gt; 1158</text:p>
      <text:p text:style-name="P3">| <text:s text:c="2"/>| <text:s text:c="2"/>| <text:s text:c="2"/>VG &lt;= 448</text:p>
      <text:p text:style-name="P3">| <text:s text:c="2"/>| <text:s text:c="2"/>| <text:s text:c="2"/>| <text:s text:c="2"/>NLOGIC &lt;= 8: fp (17.98)</text:p>
      <text:p text:style-name="P3">| <text:s text:c="2"/>| <text:s text:c="2"/>| <text:s text:c="2"/>| <text:s text:c="2"/>NLOGIC &gt; 8: nfp (4.03/0.74)</text:p>
      <text:p text:style-name="P3">| <text:s text:c="2"/>| <text:s text:c="2"/>| <text:s text:c="2"/>VG &gt; 448: nfp (3.29)</text:p>
      <text:p text:style-name="P3"/>
      <text:p text:style-name="P3">Number of Leaves <text:s/>: <text:tab/>13</text:p>
      <text:p text:style-name="P3"/>
      <text:p text:style-name="P3">Size of the tree : <text:tab/>25</text:p>
      <text:p text:style-name="P3"/>
      <text:p text:style-name="P3"/>
      <text:p text:style-name="P3">Weight: 3.28</text:p>
      <text:p text:style-name="P3"/>
      <text:p text:style-name="P3">J48 pruned tree</text:p>
      <text:p text:style-name="P3">------------------</text:p>
      <text:p text:style-name="P3"/>
      <text:p text:style-name="P3">NUMUANDS &lt;= 29: nfp (40.44)</text:p>
      <text:p text:style-name="P3">NUMUANDS &gt; 29</text:p>
      <text:p text:style-name="P3">| <text:s text:c="2"/>NLOGIC &lt;= 0</text:p>
      <text:p text:style-name="P3">| <text:s text:c="2"/>| <text:s text:c="2"/>NUMUANDS &lt;= 32: fp (6.06)</text:p>
      <text:p text:style-name="P3">| <text:s text:c="2"/>| <text:s text:c="2"/>NUMUANDS &gt; 32</text:p>
      <text:p text:style-name="P3">| <text:s text:c="2"/>| <text:s text:c="2"/>| <text:s text:c="2"/>TOTOTORS &lt;= 405: nfp (19.75/0.72)</text:p>
      <text:p text:style-name="P3">| <text:s text:c="2"/>| <text:s text:c="2"/>| <text:s text:c="2"/>TOTOTORS &gt; 405</text:p>
      <text:p text:style-name="P3">| <text:s text:c="2"/>| <text:s text:c="2"/>| <text:s text:c="2"/>| <text:s text:c="2"/>VG &lt;= 52: fp (10.32/1.71)</text:p>
      <text:p text:style-name="P3">| <text:s text:c="2"/>| <text:s text:c="2"/>| <text:s text:c="2"/>| <text:s text:c="2"/>VG &gt; 52: nfp (8.54)</text:p>
      <text:p text:style-name="P3">| <text:s text:c="2"/>NLOGIC &gt; 0</text:p>
      <text:p text:style-name="P3">| <text:s text:c="2"/>| <text:s text:c="2"/>ELOC &lt;= 54: fp (63.48/3.53)</text:p>
      <text:p text:style-name="P3">| <text:s text:c="2"/>| <text:s text:c="2"/>ELOC &gt; 54</text:p>
      <text:p text:style-name="P3">| <text:s text:c="2"/>| <text:s text:c="2"/>| <text:s text:c="2"/>NUMUORS &lt;= 42</text:p>
      <text:p text:style-name="P3">| <text:s text:c="2"/>| <text:s text:c="2"/>| <text:s text:c="2"/>| <text:s text:c="2"/>LOC &lt;= 1001</text:p>
      <text:p text:style-name="P3">| <text:s text:c="2"/>| <text:s text:c="2"/>| <text:s text:c="2"/>| <text:s text:c="2"/>| <text:s text:c="2"/>NUMUANDS &lt;= 112: nfp (8.54)</text:p>
      <text:p text:style-name="P3">| <text:s text:c="2"/>| <text:s text:c="2"/>| <text:s text:c="2"/>| <text:s text:c="2"/>| <text:s text:c="2"/>NUMUANDS &gt; 112</text:p>
      <text:p text:style-name="P3">| <text:s text:c="2"/>| <text:s text:c="2"/>| <text:s text:c="2"/>| <text:s text:c="2"/>| <text:s text:c="2"/>| <text:s text:c="2"/>NUMUORS &lt;= 33: fp (2.15)</text:p>
      <text:p text:style-name="P3">| <text:s text:c="2"/>| <text:s text:c="2"/>| <text:s text:c="2"/>| <text:s text:c="2"/>| <text:s text:c="2"/>| <text:s text:c="2"/>NUMUORS &gt; 33: nfp (3.42)</text:p>
      <text:p text:style-name="P3">| <text:s text:c="2"/>| <text:s text:c="2"/>| <text:s text:c="2"/>| <text:s text:c="2"/>LOC &gt; 1001</text:p>
      <text:p text:style-name="P3">| <text:s text:c="2"/>| <text:s text:c="2"/>| <text:s text:c="2"/>| <text:s text:c="2"/>| <text:s text:c="2"/>TOTOTORS &lt;= 1085: fp (5.62)</text:p>
      <text:p text:style-name="P3">| <text:s text:c="2"/>| <text:s text:c="2"/>| <text:s text:c="2"/>| <text:s text:c="2"/>| <text:s text:c="2"/>TOTOTORS &gt; 1085</text:p>
      <text:p text:style-name="P3">| <text:s text:c="2"/>| <text:s text:c="2"/>| <text:s text:c="2"/>| <text:s text:c="2"/>| <text:s text:c="2"/>| <text:s text:c="2"/>TOTOTORS &lt;= 1301: nfp (3.42)</text:p>
      <text:p text:style-name="P3">| <text:s text:c="2"/>| <text:s text:c="2"/>| <text:s text:c="2"/>| <text:s text:c="2"/>| <text:s text:c="2"/>| <text:s text:c="2"/>TOTOTORS &gt; 1301</text:p>
      <text:p text:style-name="P3">| <text:s text:c="2"/>| <text:s text:c="2"/>| <text:s text:c="2"/>| <text:s text:c="2"/>| <text:s text:c="2"/>| <text:s text:c="2"/>| <text:s text:c="2"/>NUMUORS &lt;= 40: fp (2.75)</text:p>
      <text:p text:style-name="P3">| <text:s text:c="2"/>| <text:s text:c="2"/>| <text:s text:c="2"/>| <text:s text:c="2"/>| <text:s text:c="2"/>| <text:s text:c="2"/>| <text:s text:c="2"/>NUMUORS &gt; 40: nfp (2.3/0.6)</text:p>
      <text:p text:style-name="P3">| <text:s text:c="2"/>| <text:s text:c="2"/>| <text:s text:c="2"/>NUMUORS &gt; 42: fp (11.21)</text:p>
      <text:p text:style-name="P3"/>
      <text:p text:style-name="P3">Number of Leaves <text:s/>: <text:tab/>14</text:p>
      <text:p text:style-name="P3"/>
      <text:p text:style-name="P3">Size of the tree : <text:tab/>27</text:p>
      <text:p text:style-name="P3"><text:soft-page-break/></text:p>
      <text:p text:style-name="P3"/>
      <text:p text:style-name="P3">Weight: 3.32</text:p>
      <text:p text:style-name="P3"/>
      <text:p text:style-name="P3">J48 pruned tree</text:p>
      <text:p text:style-name="P3">------------------</text:p>
      <text:p text:style-name="P3"/>
      <text:p text:style-name="P3">NUMUORS &lt;= 20: nfp (48.03/0.74)</text:p>
      <text:p text:style-name="P3">NUMUORS &gt; 20</text:p>
      <text:p text:style-name="P3">| <text:s text:c="2"/>NLOGIC &lt;= 4</text:p>
      <text:p text:style-name="P3">| <text:s text:c="2"/>| <text:s text:c="2"/>LOC &lt;= 501</text:p>
      <text:p text:style-name="P3">| <text:s text:c="2"/>| <text:s text:c="2"/>| <text:s text:c="2"/>LOC &lt;= 457</text:p>
      <text:p text:style-name="P3">| <text:s text:c="2"/>| <text:s text:c="2"/>| <text:s text:c="2"/>| <text:s text:c="2"/>LOC &lt;= 415</text:p>
      <text:p text:style-name="P3">| <text:s text:c="2"/>| <text:s text:c="2"/>| <text:s text:c="2"/>| <text:s text:c="2"/>| <text:s text:c="2"/>NLOGIC &lt;= 1</text:p>
      <text:p text:style-name="P3">| <text:s text:c="2"/>| <text:s text:c="2"/>| <text:s text:c="2"/>| <text:s text:c="2"/>| <text:s text:c="2"/>| <text:s text:c="2"/>TOTOPANDS &lt;= 60: fp (3.14)</text:p>
      <text:p text:style-name="P3">| <text:s text:c="2"/>| <text:s text:c="2"/>| <text:s text:c="2"/>| <text:s text:c="2"/>| <text:s text:c="2"/>| <text:s text:c="2"/>TOTOPANDS &gt; 60: nfp (7.14/0.37)</text:p>
      <text:p text:style-name="P3">| <text:s text:c="2"/>| <text:s text:c="2"/>| <text:s text:c="2"/>| <text:s text:c="2"/>| <text:s text:c="2"/>NLOGIC &gt; 1: nfp (17.16)</text:p>
      <text:p text:style-name="P3">| <text:s text:c="2"/>| <text:s text:c="2"/>| <text:s text:c="2"/>| <text:s text:c="2"/>LOC &gt; 415: fp (10.6)</text:p>
      <text:p text:style-name="P3">| <text:s text:c="2"/>| <text:s text:c="2"/>| <text:s text:c="2"/>LOC &gt; 457: nfp (29.19)</text:p>
      <text:p text:style-name="P3">| <text:s text:c="2"/>| <text:s text:c="2"/>LOC &gt; 501</text:p>
      <text:p text:style-name="P3">| <text:s text:c="2"/>| <text:s text:c="2"/>| <text:s text:c="2"/>TOTOPANDS &lt;= 286</text:p>
      <text:p text:style-name="P3">| <text:s text:c="2"/>| <text:s text:c="2"/>| <text:s text:c="2"/>| <text:s text:c="2"/>TOTOPANDS &lt;= 252: nfp (2.66)</text:p>
      <text:p text:style-name="P3">| <text:s text:c="2"/>| <text:s text:c="2"/>| <text:s text:c="2"/>| <text:s text:c="2"/>TOTOPANDS &gt; 252: fp (20.53)</text:p>
      <text:p text:style-name="P3">| <text:s text:c="2"/>| <text:s text:c="2"/>| <text:s text:c="2"/>TOTOPANDS &gt; 286</text:p>
      <text:p text:style-name="P3">| <text:s text:c="2"/>| <text:s text:c="2"/>| <text:s text:c="2"/>| <text:s text:c="2"/>LOC &lt;= 816: nfp (8.96/0.74)</text:p>
      <text:p text:style-name="P3">| <text:s text:c="2"/>| <text:s text:c="2"/>| <text:s text:c="2"/>| <text:s text:c="2"/>LOC &gt; 816</text:p>
      <text:p text:style-name="P3">| <text:s text:c="2"/>| <text:s text:c="2"/>| <text:s text:c="2"/>| <text:s text:c="2"/>| <text:s text:c="2"/>TOTOTORS &lt;= 1085: fp (4.46)</text:p>
      <text:p text:style-name="P3">| <text:s text:c="2"/>| <text:s text:c="2"/>| <text:s text:c="2"/>| <text:s text:c="2"/>| <text:s text:c="2"/>TOTOTORS &gt; 1085</text:p>
      <text:p text:style-name="P3">| <text:s text:c="2"/>| <text:s text:c="2"/>| <text:s text:c="2"/>| <text:s text:c="2"/>| <text:s text:c="2"/>| <text:s text:c="2"/>LOC &lt;= 1158: nfp (2.66)</text:p>
      <text:p text:style-name="P3">| <text:s text:c="2"/>| <text:s text:c="2"/>| <text:s text:c="2"/>| <text:s text:c="2"/>| <text:s text:c="2"/>| <text:s text:c="2"/>LOC &gt; 1158: fp (2.74/0.89)</text:p>
      <text:p text:style-name="P3">| <text:s text:c="2"/>NLOGIC &gt; 4</text:p>
      <text:p text:style-name="P3">| <text:s text:c="2"/>| <text:s text:c="2"/>NUMUORS &lt;= 41</text:p>
      <text:p text:style-name="P3">| <text:s text:c="2"/>| <text:s text:c="2"/>| <text:s text:c="2"/>NUMUORS &lt;= 29: fp (11.65)</text:p>
      <text:p text:style-name="P3">| <text:s text:c="2"/>| <text:s text:c="2"/>| <text:s text:c="2"/>NUMUORS &gt; 29: nfp (5.48/1.05)</text:p>
      <text:p text:style-name="P3">| <text:s text:c="2"/>| <text:s text:c="2"/>NUMUORS &gt; 41: fp (13.61)</text:p>
      <text:p text:style-name="P3"/>
      <text:p text:style-name="P3">Number of Leaves <text:s/>: <text:tab/>15</text:p>
      <text:p text:style-name="P3"/>
      <text:p text:style-name="P3">Size of the tree : <text:tab/>29</text:p>
      <text:p text:style-name="P3"/>
      <text:p text:style-name="P3"/>
      <text:p text:style-name="P3">Weight: 3.88</text:p>
      <text:p text:style-name="P3"/>
      <text:p text:style-name="P3">J48 pruned tree</text:p>
      <text:p text:style-name="P3">------------------</text:p>
      <text:p text:style-name="P3"/>
      <text:p text:style-name="P3">VG &lt;= 448</text:p>
      <text:p text:style-name="P3">| <text:s text:c="2"/>TOTOPANDS &lt;= 174: nfp (33.25/1.6)</text:p>
      <text:p text:style-name="P3">| <text:s text:c="2"/>TOTOPANDS &gt; 174</text:p>
      <text:p text:style-name="P3">| <text:s text:c="2"/>| <text:s text:c="2"/>VG &lt;= 29</text:p>
      <text:p text:style-name="P3">| <text:s text:c="2"/>| <text:s text:c="2"/>| <text:s text:c="2"/>ELOC &lt;= 48</text:p>
      <text:p text:style-name="P3">| <text:s text:c="2"/>| <text:s text:c="2"/>| <text:s text:c="2"/>| <text:s text:c="2"/>NLOGIC &lt;= 4: nfp (6.3)</text:p>
      <text:p text:style-name="P3">| <text:s text:c="2"/>| <text:s text:c="2"/>| <text:s text:c="2"/>| <text:s text:c="2"/>NLOGIC &gt; 4: fp (5.03)</text:p>
      <text:p text:style-name="P3">| <text:s text:c="2"/>| <text:s text:c="2"/>| <text:s text:c="2"/>ELOC &gt; 48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ELOC &lt;= 54: fp (29.57/0.9)</text:p>
      <text:p text:style-name="P3">| <text:s text:c="2"/>| <text:s text:c="2"/>| <text:s text:c="2"/>| <text:s text:c="2"/>| <text:s text:c="2"/>ELOC &gt; 54: nfp (4.44/0.38)</text:p>
      <text:p text:style-name="P3">| <text:s text:c="2"/>| <text:s text:c="2"/>| <text:s text:c="2"/>| <text:s text:c="2"/>NUMUANDS &gt; 115: fp (53.19)</text:p>
      <text:p text:style-name="P3">| <text:s text:c="2"/>| <text:s text:c="2"/>VG &gt; 29</text:p>
      <text:p text:style-name="P3">| <text:s text:c="2"/>| <text:s text:c="2"/>| <text:s text:c="2"/>LOC &lt;= 1158: nfp (17.41/0.38)</text:p>
      <text:p text:style-name="P3">| <text:s text:c="2"/>| <text:s text:c="2"/>| <text:s text:c="2"/>LOC &gt; 1158: fp (16.9/0.45)</text:p>
      <text:p text:style-name="P3">VG &gt; 448: nfp (21.91)</text:p>
      <text:p text:style-name="P3"/>
      <text:p text:style-name="P3">Number of Leaves <text:s/>: <text:tab/>9</text:p>
      <text:p text:style-name="P3"/>
      <text:p text:style-name="P3">Size of the tree : <text:tab/>17</text:p>
      <text:p text:style-name="P3"/>
      <text:p text:style-name="P3"/>
      <text:p text:style-name="P3">Weight: 3.9</text:p>
      <text:p text:style-name="P3"/>
      <text:p text:style-name="P3">J48 pruned tree</text:p>
      <text:p text:style-name="P3">------------------</text:p>
      <text:p text:style-name="P3"><text:soft-page-break/></text:p>
      <text:p text:style-name="P3">NUMUORS &lt;= 17: nfp (13.19)</text:p>
      <text:p text:style-name="P3">NUMUORS &gt; 17</text:p>
      <text:p text:style-name="P3">| <text:s text:c="2"/>VG &lt;= 48</text:p>
      <text:p text:style-name="P3">| <text:s text:c="2"/>| <text:s text:c="2"/>NUMUORS &lt;= 23</text:p>
      <text:p text:style-name="P3">| <text:s text:c="2"/>| <text:s text:c="2"/>| <text:s text:c="2"/>NLOGIC &lt;= 0: fp (52.83/2.79)</text:p>
      <text:p text:style-name="P3">| <text:s text:c="2"/>| <text:s text:c="2"/>| <text:s text:c="2"/>NLOGIC &gt; 0</text:p>
      <text:p text:style-name="P3">| <text:s text:c="2"/>| <text:s text:c="2"/>| <text:s text:c="2"/>| <text:s text:c="2"/>TOTOPANDS &lt;= 196: nfp (10.82)</text:p>
      <text:p text:style-name="P3">| <text:s text:c="2"/>| <text:s text:c="2"/>| <text:s text:c="2"/>| <text:s text:c="2"/>TOTOPANDS &gt; 196: fp (12.81/0.76)</text:p>
      <text:p text:style-name="P3">| <text:s text:c="2"/>| <text:s text:c="2"/>NUMUORS &gt; 23</text:p>
      <text:p text:style-name="P3">| <text:s text:c="2"/>| <text:s text:c="2"/>| <text:s text:c="2"/>LOC &lt;= 501</text:p>
      <text:p text:style-name="P3">| <text:s text:c="2"/>| <text:s text:c="2"/>| <text:s text:c="2"/>| <text:s text:c="2"/>NLOGIC &lt;= 1: nfp (18.89/0.19)</text:p>
      <text:p text:style-name="P3">| <text:s text:c="2"/>| <text:s text:c="2"/>| <text:s text:c="2"/>| <text:s text:c="2"/>NLOGIC &gt; 1</text:p>
      <text:p text:style-name="P3">| <text:s text:c="2"/>| <text:s text:c="2"/>| <text:s text:c="2"/>| <text:s text:c="2"/>| <text:s text:c="2"/>ELOC &lt;= 50: nfp (2.27)</text:p>
      <text:p text:style-name="P3">| <text:s text:c="2"/>| <text:s text:c="2"/>| <text:s text:c="2"/>| <text:s text:c="2"/>| <text:s text:c="2"/>ELOC &gt; 50: fp (7.59/0.23)</text:p>
      <text:p text:style-name="P3">| <text:s text:c="2"/>| <text:s text:c="2"/>| <text:s text:c="2"/>LOC &gt; 501: fp (38.06/2.83)</text:p>
      <text:p text:style-name="P3">| <text:s text:c="2"/>VG &gt; 48</text:p>
      <text:p text:style-name="P3">| <text:s text:c="2"/>| <text:s text:c="2"/>NLOGIC &lt;= 9: nfp (24.24/0.48)</text:p>
      <text:p text:style-name="P3">| <text:s text:c="2"/>| <text:s text:c="2"/>NLOGIC &gt; 9: fp (7.32/0.23)</text:p>
      <text:p text:style-name="P3"/>
      <text:p text:style-name="P3">Number of Leaves <text:s/>: <text:tab/>10</text:p>
      <text:p text:style-name="P3"/>
      <text:p text:style-name="P3">Size of the tree : <text:tab/>19</text:p>
      <text:p text:style-name="P3"/>
      <text:p text:style-name="P3"/>
      <text:p text:style-name="P3">Weight: 3.18</text:p>
      <text:p text:style-name="P3"/>
      <text:p text:style-name="P3">J48 pruned tree</text:p>
      <text:p text:style-name="P3">------------------</text:p>
      <text:p text:style-name="P3"/>
      <text:p text:style-name="P3">NUMUANDS &lt;= 29: nfp (22.93)</text:p>
      <text:p text:style-name="P3">NUMUANDS &gt; 29</text:p>
      <text:p text:style-name="P3">| <text:s text:c="2"/>NUMUANDS &lt;= 31: fp (21.12)</text:p>
      <text:p text:style-name="P3">| <text:s text:c="2"/>NUMUANDS &gt; 31</text:p>
      <text:p text:style-name="P3">| <text:s text:c="2"/>| <text:s text:c="2"/>ELOC &lt;= 48: nfp (31.33/1.34)</text:p>
      <text:p text:style-name="P3">| <text:s text:c="2"/>| <text:s text:c="2"/>ELOC &gt; 48</text:p>
      <text:p text:style-name="P3">| <text:s text:c="2"/>| <text:s text:c="2"/>| <text:s text:c="2"/>NUMUANDS &lt;= 115</text:p>
      <text:p text:style-name="P3">| <text:s text:c="2"/>| <text:s text:c="2"/>| <text:s text:c="2"/>| <text:s text:c="2"/>ELOC &lt;= 105</text:p>
      <text:p text:style-name="P3">| <text:s text:c="2"/>| <text:s text:c="2"/>| <text:s text:c="2"/>| <text:s text:c="2"/>| <text:s text:c="2"/>NLOGIC &lt;= 8</text:p>
      <text:p text:style-name="P3">| <text:s text:c="2"/>| <text:s text:c="2"/>| <text:s text:c="2"/>| <text:s text:c="2"/>| <text:s text:c="2"/>| <text:s text:c="2"/>VG &lt;= 11</text:p>
      <text:p text:style-name="P3">| <text:s text:c="2"/>| <text:s text:c="2"/>| <text:s text:c="2"/>| <text:s text:c="2"/>| <text:s text:c="2"/>| <text:s text:c="2"/>| <text:s text:c="2"/>NUMUORS &lt;= 25: nfp (6.21)</text:p>
      <text:p text:style-name="P3">| <text:s text:c="2"/>| <text:s text:c="2"/>| <text:s text:c="2"/>| <text:s text:c="2"/>| <text:s text:c="2"/>| <text:s text:c="2"/>| <text:s text:c="2"/>NUMUORS &gt; 25: fp (2.67)</text:p>
      <text:p text:style-name="P3">| <text:s text:c="2"/>| <text:s text:c="2"/>| <text:s text:c="2"/>| <text:s text:c="2"/>| <text:s text:c="2"/>| <text:s text:c="2"/>VG &gt; 11: nfp (34.95)</text:p>
      <text:p text:style-name="P3">| <text:s text:c="2"/>| <text:s text:c="2"/>| <text:s text:c="2"/>| <text:s text:c="2"/>| <text:s text:c="2"/>NLOGIC &gt; 8</text:p>
      <text:p text:style-name="P3">| <text:s text:c="2"/>| <text:s text:c="2"/>| <text:s text:c="2"/>| <text:s text:c="2"/>| <text:s text:c="2"/>| <text:s text:c="2"/>NUMUANDS &lt;= 87: fp (4.94)</text:p>
      <text:p text:style-name="P3">| <text:s text:c="2"/>| <text:s text:c="2"/>| <text:s text:c="2"/>| <text:s text:c="2"/>| <text:s text:c="2"/>| <text:s text:c="2"/>NUMUANDS &gt; 87: nfp (2.88)</text:p>
      <text:p text:style-name="P3">| <text:s text:c="2"/>| <text:s text:c="2"/>| <text:s text:c="2"/>| <text:s text:c="2"/>ELOC &gt; 105: fp (7.59)</text:p>
      <text:p text:style-name="P3">| <text:s text:c="2"/>| <text:s text:c="2"/>| <text:s text:c="2"/>NUMUANDS &gt; 115</text:p>
      <text:p text:style-name="P3">| <text:s text:c="2"/>| <text:s text:c="2"/>| <text:s text:c="2"/>| <text:s text:c="2"/>VG &lt;= 29: fp (16.45)</text:p>
      <text:p text:style-name="P3">| <text:s text:c="2"/>| <text:s text:c="2"/>| <text:s text:c="2"/>| <text:s text:c="2"/>VG &gt; 29</text:p>
      <text:p text:style-name="P3">| <text:s text:c="2"/>| <text:s text:c="2"/>| <text:s text:c="2"/>| <text:s text:c="2"/>| <text:s text:c="2"/>NUMUORS &lt;= 42</text:p>
      <text:p text:style-name="P3">| <text:s text:c="2"/>| <text:s text:c="2"/>| <text:s text:c="2"/>| <text:s text:c="2"/>| <text:s text:c="2"/>| <text:s text:c="2"/>LOC &lt;= 2042</text:p>
      <text:p text:style-name="P3">| <text:s text:c="2"/>| <text:s text:c="2"/>| <text:s text:c="2"/>| <text:s text:c="2"/>| <text:s text:c="2"/>| <text:s text:c="2"/>| <text:s text:c="2"/>TOTOPANDS &lt;= 1494</text:p>
      <text:p text:style-name="P3">| <text:s text:c="2"/>| <text:s text:c="2"/>| <text:s text:c="2"/>| <text:s text:c="2"/>| <text:s text:c="2"/>| <text:s text:c="2"/>| <text:s text:c="2"/>| <text:s text:c="2"/>NLOGIC &lt;= 0</text:p>
      <text:p text:style-name="P3">| <text:s text:c="2"/>| <text:s text:c="2"/>| <text:s text:c="2"/>| <text:s text:c="2"/>| <text:s text:c="2"/>| <text:s text:c="2"/>| <text:s text:c="2"/>| <text:s text:c="2"/>| <text:s text:c="2"/>NUMUORS &lt;= 31: nfp (3.85/0.05)</text:p>
      <text:p text:style-name="P3">| <text:s text:c="2"/>| <text:s text:c="2"/>| <text:s text:c="2"/>| <text:s text:c="2"/>| <text:s text:c="2"/>| <text:s text:c="2"/>| <text:s text:c="2"/>| <text:s text:c="2"/>| <text:s text:c="2"/>NUMUORS &gt; 31: fp (2.62/0.12)</text:p>
      <text:p text:style-name="P3">| <text:s text:c="2"/>| <text:s text:c="2"/>| <text:s text:c="2"/>| <text:s text:c="2"/>| <text:s text:c="2"/>| <text:s text:c="2"/>| <text:s text:c="2"/>| <text:s text:c="2"/>NLOGIC &gt; 0: nfp (20.62/0.2)</text:p>
      <text:p text:style-name="P3">| <text:s text:c="2"/>| <text:s text:c="2"/>| <text:s text:c="2"/>| <text:s text:c="2"/>| <text:s text:c="2"/>| <text:s text:c="2"/>| <text:s text:c="2"/>TOTOPANDS &gt; 1494: fp (2.03)</text:p>
      <text:p text:style-name="P3">| <text:s text:c="2"/>| <text:s text:c="2"/>| <text:s text:c="2"/>| <text:s text:c="2"/>| <text:s text:c="2"/>| <text:s text:c="2"/>LOC &gt; 2042: fp (2.37)</text:p>
      <text:p text:style-name="P3">| <text:s text:c="2"/>| <text:s text:c="2"/>| <text:s text:c="2"/>| <text:s text:c="2"/>| <text:s text:c="2"/>NUMUORS &gt; 42: fp (5.43)</text:p>
      <text:p text:style-name="P3"/>
      <text:p text:style-name="P3">Number of Leaves <text:s/>: <text:tab/>16</text:p>
      <text:p text:style-name="P3"/>
      <text:p text:style-name="P3">Size of the tree : <text:tab/>31</text:p>
      <text:p text:style-name="P3"/>
      <text:p text:style-name="P3"/>
      <text:p text:style-name="P3">Weight: 4.69</text:p>
      <text:p text:style-name="P3"/>
      <text:p text:style-name="P3">J48 pruned tree</text:p>
      <text:p text:style-name="P3">------------------</text:p>
      <text:p text:style-name="P3"/>
      <text:p text:style-name="P3">NLOGIC &lt;= 1</text:p>
      <text:p text:style-name="P3"><text:soft-page-break/>| <text:s text:c="2"/>NUMUORS &lt;= 20: nfp (20.33/1.23)</text:p>
      <text:p text:style-name="P3">| <text:s text:c="2"/>NUMUORS &gt; 20</text:p>
      <text:p text:style-name="P3">| <text:s text:c="2"/>| <text:s text:c="2"/>TOTOPANDS &lt;= 60: fp (10.65)</text:p>
      <text:p text:style-name="P3">| <text:s text:c="2"/>| <text:s text:c="2"/>TOTOPANDS &gt; 60</text:p>
      <text:p text:style-name="P3">| <text:s text:c="2"/>| <text:s text:c="2"/>| <text:s text:c="2"/>LOC &lt;= 909: nfp (38.26/7.64)</text:p>
      <text:p text:style-name="P3">| <text:s text:c="2"/>| <text:s text:c="2"/>| <text:s text:c="2"/>LOC &gt; 909</text:p>
      <text:p text:style-name="P3">| <text:s text:c="2"/>| <text:s text:c="2"/>| <text:s text:c="2"/>| <text:s text:c="2"/>VG &lt;= 94: fp (11.59/0.06)</text:p>
      <text:p text:style-name="P3">| <text:s text:c="2"/>| <text:s text:c="2"/>| <text:s text:c="2"/>| <text:s text:c="2"/>VG &gt; 94: nfp (3.0)</text:p>
      <text:p text:style-name="P3">NLOGIC &gt; 1</text:p>
      <text:p text:style-name="P3">| <text:s text:c="2"/>LOC &lt;= 352: fp (75.57/0.78)</text:p>
      <text:p text:style-name="P3">| <text:s text:c="2"/>LOC &gt; 352</text:p>
      <text:p text:style-name="P3">| <text:s text:c="2"/>| <text:s text:c="2"/>NUMUANDS &lt;= 212</text:p>
      <text:p text:style-name="P3">| <text:s text:c="2"/>| <text:s text:c="2"/>| <text:s text:c="2"/>NLOGIC &lt;= 2: fp (4.89/0.21)</text:p>
      <text:p text:style-name="P3">| <text:s text:c="2"/>| <text:s text:c="2"/>| <text:s text:c="2"/>NLOGIC &gt; 2: nfp (17.2/3.2)</text:p>
      <text:p text:style-name="P3">| <text:s text:c="2"/>| <text:s text:c="2"/>NUMUANDS &gt; 212: fp (6.52)</text:p>
      <text:p text:style-name="P3"/>
      <text:p text:style-name="P3">Number of Leaves <text:s/>: <text:tab/>9</text:p>
      <text:p text:style-name="P3"/>
      <text:p text:style-name="P3">Size of the tree : <text:tab/>17</text:p>
      <text:p text:style-name="P3"/>
      <text:p text:style-name="P3"/>
      <text:p text:style-name="P3">Weight: 2.59</text:p>
      <text:p text:style-name="P3"/>
      <text:p text:style-name="P3">J48 pruned tree</text:p>
      <text:p text:style-name="P3">------------------</text:p>
      <text:p text:style-name="P3"/>
      <text:p text:style-name="P3">ELOC &lt;= 25: nfp (10.83)</text:p>
      <text:p text:style-name="P3">ELOC &gt; 25</text:p>
      <text:p text:style-name="P3">| <text:s text:c="2"/>VG &lt;= 48</text:p>
      <text:p text:style-name="P3">| <text:s text:c="2"/>| <text:s text:c="2"/>NUMUANDS &lt;= 115</text:p>
      <text:p text:style-name="P3">| <text:s text:c="2"/>| <text:s text:c="2"/>| <text:s text:c="2"/>TOTOPANDS &lt;= 286</text:p>
      <text:p text:style-name="P3">| <text:s text:c="2"/>| <text:s text:c="2"/>| <text:s text:c="2"/>| <text:s text:c="2"/>NLOGIC &lt;= 4</text:p>
      <text:p text:style-name="P3">| <text:s text:c="2"/>| <text:s text:c="2"/>| <text:s text:c="2"/>| <text:s text:c="2"/>| <text:s text:c="2"/>TOTOPANDS &lt;= 252</text:p>
      <text:p text:style-name="P3">| <text:s text:c="2"/>| <text:s text:c="2"/>| <text:s text:c="2"/>| <text:s text:c="2"/>| <text:s text:c="2"/>| <text:s text:c="2"/>ELOC &lt;= 26: fp (5.83/0.1)</text:p>
      <text:p text:style-name="P3">| <text:s text:c="2"/>| <text:s text:c="2"/>| <text:s text:c="2"/>| <text:s text:c="2"/>| <text:s text:c="2"/>| <text:s text:c="2"/>ELOC &gt; 26: nfp (11.69/0.36)</text:p>
      <text:p text:style-name="P3">| <text:s text:c="2"/>| <text:s text:c="2"/>| <text:s text:c="2"/>| <text:s text:c="2"/>| <text:s text:c="2"/>TOTOPANDS &gt; 252: fp (13.87/0.0)</text:p>
      <text:p text:style-name="P3">| <text:s text:c="2"/>| <text:s text:c="2"/>| <text:s text:c="2"/>| <text:s text:c="2"/>NLOGIC &gt; 4: fp (50.73/1.68)</text:p>
      <text:p text:style-name="P3">| <text:s text:c="2"/>| <text:s text:c="2"/>| <text:s text:c="2"/>TOTOPANDS &gt; 286: nfp (10.39/1.52)</text:p>
      <text:p text:style-name="P3">| <text:s text:c="2"/>| <text:s text:c="2"/>NUMUANDS &gt; 115</text:p>
      <text:p text:style-name="P3">| <text:s text:c="2"/>| <text:s text:c="2"/>| <text:s text:c="2"/>VG &lt;= 29: fp (50.8)</text:p>
      <text:p text:style-name="P3">| <text:s text:c="2"/>| <text:s text:c="2"/>| <text:s text:c="2"/>VG &gt; 29</text:p>
      <text:p text:style-name="P3">| <text:s text:c="2"/>| <text:s text:c="2"/>| <text:s text:c="2"/>| <text:s text:c="2"/>ELOC &lt;= 151: nfp (2.46)</text:p>
      <text:p text:style-name="P3">| <text:s text:c="2"/>| <text:s text:c="2"/>| <text:s text:c="2"/>| <text:s text:c="2"/>ELOC &gt; 151: fp (16.65)</text:p>
      <text:p text:style-name="P3">| <text:s text:c="2"/>VG &gt; 48</text:p>
      <text:p text:style-name="P3">| <text:s text:c="2"/>| <text:s text:c="2"/>LOC &lt;= 1992: nfp (9.27/1.22)</text:p>
      <text:p text:style-name="P3">| <text:s text:c="2"/>| <text:s text:c="2"/>LOC &gt; 1992: fp (5.47)</text:p>
      <text:p text:style-name="P3"/>
      <text:p text:style-name="P3">Number of Leaves <text:s/>: <text:tab/>11</text:p>
      <text:p text:style-name="P3"/>
      <text:p text:style-name="P3">Size of the tree : <text:tab/>21</text:p>
      <text:p text:style-name="P3"/>
      <text:p text:style-name="P3"/>
      <text:p text:style-name="P3">Weight: 3.62</text:p>
      <text:p text:style-name="P3"/>
      <text:p text:style-name="P3">Number of performed Iterations: 10</text:p>
      <text:p text:style-name="P3"/>
      <text:p text:style-name="P3"/>
      <text:p text:style-name="P3">Cost Matrix</text:p>
      <text:p text:style-name="P3"><text:s/>0 9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<text:soft-page-break/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7 seconds</text:p>
      <text:p text:style-name="P3"/>
      <text:p text:style-name="P3">=== Evaluation on test set ===</text:p>
      <text:p text:style-name="P3"/>
      <text:p text:style-name="P3">Time taken to test model on supplied test set: 0.02 seconds</text:p>
      <text:p text:style-name="P3"/>
      <text:p text:style-name="P3">=== Summary ===</text:p>
      <text:p text:style-name="P3"/>
      <text:p text:style-name="P3">Correctly Classified Instances <text:s text:c="9"/>79 <text:s text:c="14"/>84.0426 %</text:p>
      <text:p text:style-name="P3">Incorrectly Classified Instances <text:s text:c="7"/>15 <text:s text:c="14"/>15.9574 %</text:p>
      <text:p text:style-name="P3">Kappa statistic <text:s text:c="25"/>0.5978</text:p>
      <text:p text:style-name="P3">Mean absolute error <text:s text:c="21"/>0.1559</text:p>
      <text:p text:style-name="P3">Root mean squared error <text:s text:c="17"/>0.3841</text:p>
      <text:p text:style-name="P3">Relative absolute error <text:s text:c="16"/>37.3857 %</text:p>
      <text:p text:style-name="P3">Root relative squared error <text:s text:c="12"/>83.9885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24 <text:s text:c="3"/>0.357 <text:s text:c="3"/>0.859 <text:s text:c="5"/>0.924 <text:s text:c="3"/>0.891 <text:s text:c="5"/>0.603 <text:s text:c="3"/>0.897 <text:s text:c="4"/>0.944 <text:s text:c="4"/>nfp</text:p>
      <text:p text:style-name="P3"><text:s text:c="17"/>0.643 <text:s text:c="3"/>0.076 <text:s text:c="3"/>0.783 <text:s text:c="5"/>0.643 <text:s text:c="3"/>0.706 <text:s text:c="5"/>0.603 <text:s text:c="3"/>0.897 <text:s text:c="4"/>0.774 <text:s text:c="4"/>fp</text:p>
      <text:p text:style-name="P3">Weighted Avg. <text:s text:c="3"/>0.840 <text:s text:c="3"/>0.273 <text:s text:c="3"/>0.836 <text:s text:c="5"/>0.840 <text:s text:c="3"/>0.836 <text:s text:c="5"/>0.603 <text:s text:c="3"/>0.897 <text:s text:c="4"/>0.893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1 <text:s/>5 | <text:s/>a = nfp</text:p>
      <text:p text:style-name="P3"><text:s/>10 18 | <text:s/>b = fp</text:p>
      <text:p text:style-name="P3">xxxxxx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8.0; 1.0 0.0]" -S 1 -W weka.classifiers.meta.AdaBoostM1 -- -P 100 -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AdaBoostM1 -P 100 -S 1 -I 10 -W weka.classifiers.trees.J48 -- -C 0.25 -M 2</text:p>
      <text:p text:style-name="P3"/>
      <text:p text:style-name="P3">Classifier Model</text:p>
      <text:p text:style-name="P3">AdaBoostM1: Base classifiers and their weights: </text:p>
      <text:p text:style-name="P3"/>
      <text:p text:style-name="P3">J48 pruned tree</text:p>
      <text:p text:style-name="P3">------------------</text:p>
      <text:p text:style-name="P3"/>
      <text:p text:style-name="P3">LOC &lt;= 886: nfp (170.7/2.69)</text:p>
      <text:p text:style-name="P3">LOC &gt; 886</text:p>
      <text:p text:style-name="P3">| <text:s text:c="2"/>NLOGIC &lt;= 9: nfp (14.45/3.7)</text:p>
      <text:p text:style-name="P3">| <text:s text:c="2"/>NLOGIC &gt; 9: fp (2.86)</text:p>
      <text:p text:style-name="P3"/>
      <text:p text:style-name="P3"><text:soft-page-break/>Number of Leaves <text:s/>: <text:tab/>3</text:p>
      <text:p text:style-name="P3"/>
      <text:p text:style-name="P3">Size of the tree : <text:tab/>5</text:p>
      <text:p text:style-name="P3"/>
      <text:p text:style-name="P3"/>
      <text:p text:style-name="P3">Weight: 3.35</text:p>
      <text:p text:style-name="P3"/>
      <text:p text:style-name="P3">J48 pruned tree</text:p>
      <text:p text:style-name="P3">------------------</text:p>
      <text:p text:style-name="P3"/>
      <text:p text:style-name="P3">TOTOTORS &lt;= 220: nfp (71.34/2.47)</text:p>
      <text:p text:style-name="P3">TOTOTORS &gt; 220</text:p>
      <text:p text:style-name="P3">| <text:s text:c="2"/>ELOC &lt;= 48</text:p>
      <text:p text:style-name="P3">| <text:s text:c="2"/>| <text:s text:c="2"/>NLOGIC &lt;= 4: nfp (6.26)</text:p>
      <text:p text:style-name="P3">| <text:s text:c="2"/>| <text:s text:c="2"/>NLOGIC &gt; 4: fp (2.47)</text:p>
      <text:p text:style-name="P3">| <text:s text:c="2"/>ELOC &gt; 48: fp (107.92/17.39)</text:p>
      <text:p text:style-name="P3"/>
      <text:p text:style-name="P3">Number of Leaves <text:s/>: <text:tab/>4</text:p>
      <text:p text:style-name="P3"/>
      <text:p text:style-name="P3">Size of the tree : <text:tab/>7</text:p>
      <text:p text:style-name="P3"/>
      <text:p text:style-name="P3"/>
      <text:p text:style-name="P3">Weight: 2.14</text:p>
      <text:p text:style-name="P3"/>
      <text:p text:style-name="P3">J48 pruned tree</text:p>
      <text:p text:style-name="P3">------------------</text:p>
      <text:p text:style-name="P3"/>
      <text:p text:style-name="P3">NUMUORS &lt;= 17: nfp (28.57)</text:p>
      <text:p text:style-name="P3">NUMUORS &gt; 17</text:p>
      <text:p text:style-name="P3">| <text:s text:c="2"/>TOTOPANDS &lt;= 60: fp (13.65/1.94)</text:p>
      <text:p text:style-name="P3">| <text:s text:c="2"/>TOTOPANDS &gt; 60</text:p>
      <text:p text:style-name="P3">| <text:s text:c="2"/>| <text:s text:c="2"/>LOC &lt;= 1158</text:p>
      <text:p text:style-name="P3">| <text:s text:c="2"/>| <text:s text:c="2"/>| <text:s text:c="2"/>VG &lt;= 29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NUMUANDS &lt;= 102</text:p>
      <text:p text:style-name="P3">| <text:s text:c="2"/>| <text:s text:c="2"/>| <text:s text:c="2"/>| <text:s text:c="2"/>| <text:s text:c="2"/>| <text:s text:c="2"/>NLOGIC &lt;= 8</text:p>
      <text:p text:style-name="P3">| <text:s text:c="2"/>| <text:s text:c="2"/>| <text:s text:c="2"/>| <text:s text:c="2"/>| <text:s text:c="2"/>| <text:s text:c="2"/>| <text:s text:c="2"/>VG &lt;= 23: nfp (34.61/4.15)</text:p>
      <text:p text:style-name="P3">| <text:s text:c="2"/>| <text:s text:c="2"/>| <text:s text:c="2"/>| <text:s text:c="2"/>| <text:s text:c="2"/>| <text:s text:c="2"/>| <text:s text:c="2"/>VG &gt; 23: fp (2.77)</text:p>
      <text:p text:style-name="P3">| <text:s text:c="2"/>| <text:s text:c="2"/>| <text:s text:c="2"/>| <text:s text:c="2"/>| <text:s text:c="2"/>| <text:s text:c="2"/>NLOGIC &gt; 8: fp (4.15)</text:p>
      <text:p text:style-name="P3">| <text:s text:c="2"/>| <text:s text:c="2"/>| <text:s text:c="2"/>| <text:s text:c="2"/>| <text:s text:c="2"/>NUMUANDS &gt; 102: nfp (20.53)</text:p>
      <text:p text:style-name="P3">| <text:s text:c="2"/>| <text:s text:c="2"/>| <text:s text:c="2"/>| <text:s text:c="2"/>NUMUANDS &gt; 115: fp (19.36)</text:p>
      <text:p text:style-name="P3">| <text:s text:c="2"/>| <text:s text:c="2"/>| <text:s text:c="2"/>VG &gt; 29</text:p>
      <text:p text:style-name="P3">| <text:s text:c="2"/>| <text:s text:c="2"/>| <text:s text:c="2"/>| <text:s text:c="2"/>LOC &lt;= 886: nfp (23.04)</text:p>
      <text:p text:style-name="P3">| <text:s text:c="2"/>| <text:s text:c="2"/>| <text:s text:c="2"/>| <text:s text:c="2"/>LOC &gt; 886</text:p>
      <text:p text:style-name="P3">| <text:s text:c="2"/>| <text:s text:c="2"/>| <text:s text:c="2"/>| <text:s text:c="2"/>| <text:s text:c="2"/>LOC &lt;= 992: fp (2.77)</text:p>
      <text:p text:style-name="P3">| <text:s text:c="2"/>| <text:s text:c="2"/>| <text:s text:c="2"/>| <text:s text:c="2"/>| <text:s text:c="2"/>LOC &gt; 992: nfp (13.17)</text:p>
      <text:p text:style-name="P3">| <text:s text:c="2"/>| <text:s text:c="2"/>LOC &gt; 1158</text:p>
      <text:p text:style-name="P3">| <text:s text:c="2"/>| <text:s text:c="2"/>| <text:s text:c="2"/>VG &lt;= 448</text:p>
      <text:p text:style-name="P3">| <text:s text:c="2"/>| <text:s text:c="2"/>| <text:s text:c="2"/>| <text:s text:c="2"/>NLOGIC &lt;= 8: fp (17.98)</text:p>
      <text:p text:style-name="P3">| <text:s text:c="2"/>| <text:s text:c="2"/>| <text:s text:c="2"/>| <text:s text:c="2"/>NLOGIC &gt; 8: nfp (4.12/0.83)</text:p>
      <text:p text:style-name="P3">| <text:s text:c="2"/>| <text:s text:c="2"/>| <text:s text:c="2"/>VG &gt; 448: nfp (3.29)</text:p>
      <text:p text:style-name="P3"/>
      <text:p text:style-name="P3">Number of Leaves <text:s/>: <text:tab/>13</text:p>
      <text:p text:style-name="P3"/>
      <text:p text:style-name="P3">Size of the tree : <text:tab/>25</text:p>
      <text:p text:style-name="P3"/>
      <text:p text:style-name="P3"/>
      <text:p text:style-name="P3">Weight: 3.26</text:p>
      <text:p text:style-name="P3"/>
      <text:p text:style-name="P3">J48 pruned tree</text:p>
      <text:p text:style-name="P3">------------------</text:p>
      <text:p text:style-name="P3"/>
      <text:p text:style-name="P3">NUMUANDS &lt;= 29: nfp (40.04)</text:p>
      <text:p text:style-name="P3">NUMUANDS &gt; 29</text:p>
      <text:p text:style-name="P3">| <text:s text:c="2"/>NLOGIC &lt;= 0</text:p>
      <text:p text:style-name="P3">| <text:s text:c="2"/>| <text:s text:c="2"/>NUMUANDS &lt;= 32: fp (6.08)</text:p>
      <text:p text:style-name="P3">| <text:s text:c="2"/>| <text:s text:c="2"/>NUMUANDS &gt; 32</text:p>
      <text:p text:style-name="P3">| <text:s text:c="2"/>| <text:s text:c="2"/>| <text:s text:c="2"/>TOTOTORS &lt;= 405: nfp (19.75/0.72)</text:p>
      <text:p text:style-name="P3">| <text:s text:c="2"/>| <text:s text:c="2"/>| <text:s text:c="2"/>TOTOTORS &gt; 405</text:p>
      <text:p text:style-name="P3">| <text:s text:c="2"/>| <text:s text:c="2"/>| <text:s text:c="2"/>| <text:s text:c="2"/>VG &lt;= 52: fp (10.32/1.71)</text:p>
      <text:p text:style-name="P3">| <text:s text:c="2"/>| <text:s text:c="2"/>| <text:s text:c="2"/>| <text:s text:c="2"/>VG &gt; 52: nfp (8.54)</text:p>
      <text:p text:style-name="P3">| <text:s text:c="2"/>NLOGIC &gt; 0</text:p>
      <text:p text:style-name="P3"><text:soft-page-break/>| <text:s text:c="2"/>| <text:s text:c="2"/>ELOC &lt;= 54: fp (62.76/3.53)</text:p>
      <text:p text:style-name="P3">| <text:s text:c="2"/>| <text:s text:c="2"/>ELOC &gt; 54</text:p>
      <text:p text:style-name="P3">| <text:s text:c="2"/>| <text:s text:c="2"/>| <text:s text:c="2"/>NUMUORS &lt;= 42</text:p>
      <text:p text:style-name="P3">| <text:s text:c="2"/>| <text:s text:c="2"/>| <text:s text:c="2"/>| <text:s text:c="2"/>LOC &lt;= 1001</text:p>
      <text:p text:style-name="P3">| <text:s text:c="2"/>| <text:s text:c="2"/>| <text:s text:c="2"/>| <text:s text:c="2"/>| <text:s text:c="2"/>NUMUANDS &lt;= 112: nfp (8.54)</text:p>
      <text:p text:style-name="P3">| <text:s text:c="2"/>| <text:s text:c="2"/>| <text:s text:c="2"/>| <text:s text:c="2"/>| <text:s text:c="2"/>NUMUANDS &gt; 112</text:p>
      <text:p text:style-name="P3">| <text:s text:c="2"/>| <text:s text:c="2"/>| <text:s text:c="2"/>| <text:s text:c="2"/>| <text:s text:c="2"/>| <text:s text:c="2"/>NUMUORS &lt;= 33: fp (2.15)</text:p>
      <text:p text:style-name="P3">| <text:s text:c="2"/>| <text:s text:c="2"/>| <text:s text:c="2"/>| <text:s text:c="2"/>| <text:s text:c="2"/>| <text:s text:c="2"/>NUMUORS &gt; 33: nfp (3.42)</text:p>
      <text:p text:style-name="P3">| <text:s text:c="2"/>| <text:s text:c="2"/>| <text:s text:c="2"/>| <text:s text:c="2"/>LOC &gt; 1001</text:p>
      <text:p text:style-name="P3">| <text:s text:c="2"/>| <text:s text:c="2"/>| <text:s text:c="2"/>| <text:s text:c="2"/>| <text:s text:c="2"/>TOTOTORS &lt;= 1085: fp (5.69)</text:p>
      <text:p text:style-name="P3">| <text:s text:c="2"/>| <text:s text:c="2"/>| <text:s text:c="2"/>| <text:s text:c="2"/>| <text:s text:c="2"/>TOTOTORS &gt; 1085</text:p>
      <text:p text:style-name="P3">| <text:s text:c="2"/>| <text:s text:c="2"/>| <text:s text:c="2"/>| <text:s text:c="2"/>| <text:s text:c="2"/>| <text:s text:c="2"/>TOTOTORS &lt;= 1301: nfp (3.42)</text:p>
      <text:p text:style-name="P3">| <text:s text:c="2"/>| <text:s text:c="2"/>| <text:s text:c="2"/>| <text:s text:c="2"/>| <text:s text:c="2"/>| <text:s text:c="2"/>TOTOTORS &gt; 1301</text:p>
      <text:p text:style-name="P3">| <text:s text:c="2"/>| <text:s text:c="2"/>| <text:s text:c="2"/>| <text:s text:c="2"/>| <text:s text:c="2"/>| <text:s text:c="2"/>| <text:s text:c="2"/>NUMUORS &lt;= 40: fp (2.81)</text:p>
      <text:p text:style-name="P3">| <text:s text:c="2"/>| <text:s text:c="2"/>| <text:s text:c="2"/>| <text:s text:c="2"/>| <text:s text:c="2"/>| <text:s text:c="2"/>| <text:s text:c="2"/>NUMUORS &gt; 40: nfp (2.37/0.66)</text:p>
      <text:p text:style-name="P3">| <text:s text:c="2"/>| <text:s text:c="2"/>| <text:s text:c="2"/>NUMUORS &gt; 42: fp (12.12)</text:p>
      <text:p text:style-name="P3"/>
      <text:p text:style-name="P3">Number of Leaves <text:s/>: <text:tab/>14</text:p>
      <text:p text:style-name="P3"/>
      <text:p text:style-name="P3">Size of the tree : <text:tab/>27</text:p>
      <text:p text:style-name="P3"/>
      <text:p text:style-name="P3"/>
      <text:p text:style-name="P3">Weight: 3.31</text:p>
      <text:p text:style-name="P3"/>
      <text:p text:style-name="P3">J48 pruned tree</text:p>
      <text:p text:style-name="P3">------------------</text:p>
      <text:p text:style-name="P3"/>
      <text:p text:style-name="P3">NUMUORS &lt;= 20: nfp (47.61/0.74)</text:p>
      <text:p text:style-name="P3">NUMUORS &gt; 20</text:p>
      <text:p text:style-name="P3">| <text:s text:c="2"/>NLOGIC &lt;= 4</text:p>
      <text:p text:style-name="P3">| <text:s text:c="2"/>| <text:s text:c="2"/>LOC &lt;= 501</text:p>
      <text:p text:style-name="P3">| <text:s text:c="2"/>| <text:s text:c="2"/>| <text:s text:c="2"/>LOC &lt;= 457</text:p>
      <text:p text:style-name="P3">| <text:s text:c="2"/>| <text:s text:c="2"/>| <text:s text:c="2"/>| <text:s text:c="2"/>LOC &lt;= 415</text:p>
      <text:p text:style-name="P3">| <text:s text:c="2"/>| <text:s text:c="2"/>| <text:s text:c="2"/>| <text:s text:c="2"/>| <text:s text:c="2"/>NLOGIC &lt;= 1</text:p>
      <text:p text:style-name="P3">| <text:s text:c="2"/>| <text:s text:c="2"/>| <text:s text:c="2"/>| <text:s text:c="2"/>| <text:s text:c="2"/>| <text:s text:c="2"/>TOTOPANDS &lt;= 60: fp (3.15)</text:p>
      <text:p text:style-name="P3">| <text:s text:c="2"/>| <text:s text:c="2"/>| <text:s text:c="2"/>| <text:s text:c="2"/>| <text:s text:c="2"/>| <text:s text:c="2"/>TOTOPANDS &gt; 60: nfp (7.11/0.37)</text:p>
      <text:p text:style-name="P3">| <text:s text:c="2"/>| <text:s text:c="2"/>| <text:s text:c="2"/>| <text:s text:c="2"/>| <text:s text:c="2"/>NLOGIC &gt; 1: nfp (16.95)</text:p>
      <text:p text:style-name="P3">| <text:s text:c="2"/>| <text:s text:c="2"/>| <text:s text:c="2"/>| <text:s text:c="2"/>LOC &gt; 415: fp (10.48)</text:p>
      <text:p text:style-name="P3">| <text:s text:c="2"/>| <text:s text:c="2"/>| <text:s text:c="2"/>LOC &gt; 457: nfp (28.93)</text:p>
      <text:p text:style-name="P3">| <text:s text:c="2"/>| <text:s text:c="2"/>LOC &gt; 501</text:p>
      <text:p text:style-name="P3">| <text:s text:c="2"/>| <text:s text:c="2"/>| <text:s text:c="2"/>TOTOPANDS &lt;= 286</text:p>
      <text:p text:style-name="P3">| <text:s text:c="2"/>| <text:s text:c="2"/>| <text:s text:c="2"/>| <text:s text:c="2"/>TOTOPANDS &lt;= 252: nfp (2.66)</text:p>
      <text:p text:style-name="P3">| <text:s text:c="2"/>| <text:s text:c="2"/>| <text:s text:c="2"/>| <text:s text:c="2"/>TOTOPANDS &gt; 252: fp (20.31)</text:p>
      <text:p text:style-name="P3">| <text:s text:c="2"/>| <text:s text:c="2"/>| <text:s text:c="2"/>TOTOPANDS &gt; 286</text:p>
      <text:p text:style-name="P3">| <text:s text:c="2"/>| <text:s text:c="2"/>| <text:s text:c="2"/>| <text:s text:c="2"/>LOC &lt;= 816: nfp (8.93/0.74)</text:p>
      <text:p text:style-name="P3">| <text:s text:c="2"/>| <text:s text:c="2"/>| <text:s text:c="2"/>| <text:s text:c="2"/>LOC &gt; 816</text:p>
      <text:p text:style-name="P3">| <text:s text:c="2"/>| <text:s text:c="2"/>| <text:s text:c="2"/>| <text:s text:c="2"/>| <text:s text:c="2"/>TOTOTORS &lt;= 1085: fp (4.46)</text:p>
      <text:p text:style-name="P3">| <text:s text:c="2"/>| <text:s text:c="2"/>| <text:s text:c="2"/>| <text:s text:c="2"/>| <text:s text:c="2"/>TOTOTORS &gt; 1085</text:p>
      <text:p text:style-name="P3">| <text:s text:c="2"/>| <text:s text:c="2"/>| <text:s text:c="2"/>| <text:s text:c="2"/>| <text:s text:c="2"/>| <text:s text:c="2"/>LOC &lt;= 1158: nfp (2.66)</text:p>
      <text:p text:style-name="P3">| <text:s text:c="2"/>| <text:s text:c="2"/>| <text:s text:c="2"/>| <text:s text:c="2"/>| <text:s text:c="2"/>| <text:s text:c="2"/>LOC &gt; 1158: fp (2.75/0.89)</text:p>
      <text:p text:style-name="P3">| <text:s text:c="2"/>NLOGIC &gt; 4</text:p>
      <text:p text:style-name="P3">| <text:s text:c="2"/>| <text:s text:c="2"/>NUMUORS &lt;= 41</text:p>
      <text:p text:style-name="P3">| <text:s text:c="2"/>| <text:s text:c="2"/>| <text:s text:c="2"/>NUMUORS &lt;= 29: fp (11.57)</text:p>
      <text:p text:style-name="P3">| <text:s text:c="2"/>| <text:s text:c="2"/>| <text:s text:c="2"/>NUMUORS &gt; 29: nfp (5.51/1.09)</text:p>
      <text:p text:style-name="P3">| <text:s text:c="2"/>| <text:s text:c="2"/>NUMUORS &gt; 41: fp (14.92)</text:p>
      <text:p text:style-name="P3"/>
      <text:p text:style-name="P3">Number of Leaves <text:s/>: <text:tab/>15</text:p>
      <text:p text:style-name="P3"/>
      <text:p text:style-name="P3">Size of the tree : <text:tab/>29</text:p>
      <text:p text:style-name="P3"/>
      <text:p text:style-name="P3"/>
      <text:p text:style-name="P3">Weight: 3.87</text:p>
      <text:p text:style-name="P3"/>
      <text:p text:style-name="P3">J48 pruned tree</text:p>
      <text:p text:style-name="P3">------------------</text:p>
      <text:p text:style-name="P3"/>
      <text:p text:style-name="P3">VG &lt;= 448</text:p>
      <text:p text:style-name="P3">| <text:s text:c="2"/>TOTOPANDS &lt;= 174: nfp (32.96/1.61)</text:p>
      <text:p text:style-name="P3">| <text:s text:c="2"/>TOTOPANDS &gt; 174</text:p>
      <text:p text:style-name="P3">| <text:s text:c="2"/>| <text:s text:c="2"/>VG &lt;= 29</text:p>
      <text:p text:style-name="P3">| <text:s text:c="2"/>| <text:s text:c="2"/>| <text:s text:c="2"/>ELOC &lt;= 48</text:p>
      <text:p text:style-name="P3">| <text:s text:c="2"/>| <text:s text:c="2"/>| <text:s text:c="2"/>| <text:s text:c="2"/>NLOGIC &lt;= 4: nfp (6.23)</text:p>
      <text:p text:style-name="P3"><text:soft-page-break/>| <text:s text:c="2"/>| <text:s text:c="2"/>| <text:s text:c="2"/>| <text:s text:c="2"/>NLOGIC &gt; 4: fp (4.97)</text:p>
      <text:p text:style-name="P3">| <text:s text:c="2"/>| <text:s text:c="2"/>| <text:s text:c="2"/>ELOC &gt; 48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ELOC &lt;= 54: fp (29.28/0.9)</text:p>
      <text:p text:style-name="P3">| <text:s text:c="2"/>| <text:s text:c="2"/>| <text:s text:c="2"/>| <text:s text:c="2"/>| <text:s text:c="2"/>ELOC &gt; 54: nfp (4.45/0.38)</text:p>
      <text:p text:style-name="P3">| <text:s text:c="2"/>| <text:s text:c="2"/>| <text:s text:c="2"/>| <text:s text:c="2"/>NUMUANDS &gt; 115: fp (52.74)</text:p>
      <text:p text:style-name="P3">| <text:s text:c="2"/>| <text:s text:c="2"/>VG &gt; 29</text:p>
      <text:p text:style-name="P3">| <text:s text:c="2"/>| <text:s text:c="2"/>| <text:s text:c="2"/>LOC &lt;= 1158: nfp (17.3/0.38)</text:p>
      <text:p text:style-name="P3">| <text:s text:c="2"/>| <text:s text:c="2"/>| <text:s text:c="2"/>LOC &gt; 1158: fp (18.35/0.45)</text:p>
      <text:p text:style-name="P3">VG &gt; 448: nfp (21.72)</text:p>
      <text:p text:style-name="P3"/>
      <text:p text:style-name="P3">Number of Leaves <text:s/>: <text:tab/>9</text:p>
      <text:p text:style-name="P3"/>
      <text:p text:style-name="P3">Size of the tree : <text:tab/>17</text:p>
      <text:p text:style-name="P3"/>
      <text:p text:style-name="P3"/>
      <text:p text:style-name="P3">Weight: 3.9</text:p>
      <text:p text:style-name="P3"/>
      <text:p text:style-name="P3">J48 pruned tree</text:p>
      <text:p text:style-name="P3">------------------</text:p>
      <text:p text:style-name="P3"/>
      <text:p text:style-name="P3">NUMUORS &lt;= 17: nfp (13.18)</text:p>
      <text:p text:style-name="P3">NUMUORS &gt; 17</text:p>
      <text:p text:style-name="P3">| <text:s text:c="2"/>VG &lt;= 48</text:p>
      <text:p text:style-name="P3">| <text:s text:c="2"/>| <text:s text:c="2"/>NUMUORS &lt;= 23</text:p>
      <text:p text:style-name="P3">| <text:s text:c="2"/>| <text:s text:c="2"/>| <text:s text:c="2"/>NLOGIC &lt;= 0: fp (52.8/2.77)</text:p>
      <text:p text:style-name="P3">| <text:s text:c="2"/>| <text:s text:c="2"/>| <text:s text:c="2"/>NLOGIC &gt; 0</text:p>
      <text:p text:style-name="P3">| <text:s text:c="2"/>| <text:s text:c="2"/>| <text:s text:c="2"/>| <text:s text:c="2"/>TOTOPANDS &lt;= 196: nfp (10.7)</text:p>
      <text:p text:style-name="P3">| <text:s text:c="2"/>| <text:s text:c="2"/>| <text:s text:c="2"/>| <text:s text:c="2"/>TOTOPANDS &gt; 196: fp (12.69/0.75)</text:p>
      <text:p text:style-name="P3">| <text:s text:c="2"/>| <text:s text:c="2"/>NUMUORS &gt; 23</text:p>
      <text:p text:style-name="P3">| <text:s text:c="2"/>| <text:s text:c="2"/>| <text:s text:c="2"/>LOC &lt;= 501</text:p>
      <text:p text:style-name="P3">| <text:s text:c="2"/>| <text:s text:c="2"/>| <text:s text:c="2"/>| <text:s text:c="2"/>NLOGIC &lt;= 1: nfp (18.81/0.19)</text:p>
      <text:p text:style-name="P3">| <text:s text:c="2"/>| <text:s text:c="2"/>| <text:s text:c="2"/>| <text:s text:c="2"/>NLOGIC &gt; 1</text:p>
      <text:p text:style-name="P3">| <text:s text:c="2"/>| <text:s text:c="2"/>| <text:s text:c="2"/>| <text:s text:c="2"/>| <text:s text:c="2"/>ELOC &lt;= 50: nfp (2.24)</text:p>
      <text:p text:style-name="P3">| <text:s text:c="2"/>| <text:s text:c="2"/>| <text:s text:c="2"/>| <text:s text:c="2"/>| <text:s text:c="2"/>ELOC &gt; 50: fp (7.52/0.23)</text:p>
      <text:p text:style-name="P3">| <text:s text:c="2"/>| <text:s text:c="2"/>| <text:s text:c="2"/>LOC &gt; 501: fp (37.89/2.82)</text:p>
      <text:p text:style-name="P3">| <text:s text:c="2"/>VG &gt; 48</text:p>
      <text:p text:style-name="P3">| <text:s text:c="2"/>| <text:s text:c="2"/>NLOGIC &lt;= 9: nfp (24.13/0.48)</text:p>
      <text:p text:style-name="P3">| <text:s text:c="2"/>| <text:s text:c="2"/>NLOGIC &gt; 9: fp (8.03/0.23)</text:p>
      <text:p text:style-name="P3"/>
      <text:p text:style-name="P3">Number of Leaves <text:s/>: <text:tab/>10</text:p>
      <text:p text:style-name="P3"/>
      <text:p text:style-name="P3">Size of the tree : <text:tab/>19</text:p>
      <text:p text:style-name="P3"/>
      <text:p text:style-name="P3"/>
      <text:p text:style-name="P3">Weight: 3.18</text:p>
      <text:p text:style-name="P3"/>
      <text:p text:style-name="P3">J48 pruned tree</text:p>
      <text:p text:style-name="P3">------------------</text:p>
      <text:p text:style-name="P3"/>
      <text:p text:style-name="P3">NUMUANDS &lt;= 29: nfp (22.76)</text:p>
      <text:p text:style-name="P3">NUMUANDS &gt; 29</text:p>
      <text:p text:style-name="P3">| <text:s text:c="2"/>NUMUANDS &lt;= 31: fp (21.13)</text:p>
      <text:p text:style-name="P3">| <text:s text:c="2"/>NUMUANDS &gt; 31</text:p>
      <text:p text:style-name="P3">| <text:s text:c="2"/>| <text:s text:c="2"/>NUMUANDS &lt;= 115</text:p>
      <text:p text:style-name="P3">| <text:s text:c="2"/>| <text:s text:c="2"/>| <text:s text:c="2"/>ELOC &lt;= 105</text:p>
      <text:p text:style-name="P3">| <text:s text:c="2"/>| <text:s text:c="2"/>| <text:s text:c="2"/>| <text:s text:c="2"/>NLOGIC &lt;= 1: nfp (61.03/1.32)</text:p>
      <text:p text:style-name="P3">| <text:s text:c="2"/>| <text:s text:c="2"/>| <text:s text:c="2"/>| <text:s text:c="2"/>NLOGIC &gt; 1</text:p>
      <text:p text:style-name="P3">| <text:s text:c="2"/>| <text:s text:c="2"/>| <text:s text:c="2"/>| <text:s text:c="2"/>| <text:s text:c="2"/>LOC &lt;= 631</text:p>
      <text:p text:style-name="P3">| <text:s text:c="2"/>| <text:s text:c="2"/>| <text:s text:c="2"/>| <text:s text:c="2"/>| <text:s text:c="2"/>| <text:s text:c="2"/>VG &lt;= 17</text:p>
      <text:p text:style-name="P3">| <text:s text:c="2"/>| <text:s text:c="2"/>| <text:s text:c="2"/>| <text:s text:c="2"/>| <text:s text:c="2"/>| <text:s text:c="2"/>| <text:s text:c="2"/>NLOGIC &lt;= 4: nfp (3.65/1.32)</text:p>
      <text:p text:style-name="P3">| <text:s text:c="2"/>| <text:s text:c="2"/>| <text:s text:c="2"/>| <text:s text:c="2"/>| <text:s text:c="2"/>| <text:s text:c="2"/>| <text:s text:c="2"/>NLOGIC &gt; 4: fp (6.22)</text:p>
      <text:p text:style-name="P3">| <text:s text:c="2"/>| <text:s text:c="2"/>| <text:s text:c="2"/>| <text:s text:c="2"/>| <text:s text:c="2"/>| <text:s text:c="2"/>VG &gt; 17: nfp (2.9)</text:p>
      <text:p text:style-name="P3">| <text:s text:c="2"/>| <text:s text:c="2"/>| <text:s text:c="2"/>| <text:s text:c="2"/>| <text:s text:c="2"/>LOC &gt; 631: nfp (9.09)</text:p>
      <text:p text:style-name="P3">| <text:s text:c="2"/>| <text:s text:c="2"/>| <text:s text:c="2"/>ELOC &gt; 105: fp (7.59)</text:p>
      <text:p text:style-name="P3">| <text:s text:c="2"/>| <text:s text:c="2"/>NUMUANDS &gt; 115</text:p>
      <text:p text:style-name="P3">| <text:s text:c="2"/>| <text:s text:c="2"/>| <text:s text:c="2"/>VG &lt;= 29: fp (16.34)</text:p>
      <text:p text:style-name="P3">| <text:s text:c="2"/>| <text:s text:c="2"/>| <text:s text:c="2"/>VG &gt; 29</text:p>
      <text:p text:style-name="P3">| <text:s text:c="2"/>| <text:s text:c="2"/>| <text:s text:c="2"/>| <text:s text:c="2"/>NUMUORS &lt;= 42</text:p>
      <text:p text:style-name="P3">| <text:s text:c="2"/>| <text:s text:c="2"/>| <text:s text:c="2"/>| <text:s text:c="2"/>| <text:s text:c="2"/>LOC &lt;= 2042</text:p>
      <text:p text:style-name="P3">| <text:s text:c="2"/>| <text:s text:c="2"/>| <text:s text:c="2"/>| <text:s text:c="2"/>| <text:s text:c="2"/>| <text:s text:c="2"/>TOTOPANDS &lt;= 1494</text:p>
      <text:p text:style-name="P3">| <text:s text:c="2"/>| <text:s text:c="2"/>| <text:s text:c="2"/>| <text:s text:c="2"/>| <text:s text:c="2"/>| <text:s text:c="2"/>| <text:s text:c="2"/>NLOGIC &lt;= 0</text:p>
      <text:p text:style-name="P3"><text:soft-page-break/>| <text:s text:c="2"/>| <text:s text:c="2"/>| <text:s text:c="2"/>| <text:s text:c="2"/>| <text:s text:c="2"/>| <text:s text:c="2"/>| <text:s text:c="2"/>| <text:s text:c="2"/>NUMUORS &lt;= 31: nfp (3.82/0.05)</text:p>
      <text:p text:style-name="P3">| <text:s text:c="2"/>| <text:s text:c="2"/>| <text:s text:c="2"/>| <text:s text:c="2"/>| <text:s text:c="2"/>| <text:s text:c="2"/>| <text:s text:c="2"/>| <text:s text:c="2"/>NUMUORS &gt; 31: fp (2.62/0.12)</text:p>
      <text:p text:style-name="P3">| <text:s text:c="2"/>| <text:s text:c="2"/>| <text:s text:c="2"/>| <text:s text:c="2"/>| <text:s text:c="2"/>| <text:s text:c="2"/>| <text:s text:c="2"/>NLOGIC &gt; 0: nfp (20.61/0.2)</text:p>
      <text:p text:style-name="P3">| <text:s text:c="2"/>| <text:s text:c="2"/>| <text:s text:c="2"/>| <text:s text:c="2"/>| <text:s text:c="2"/>| <text:s text:c="2"/>TOTOPANDS &gt; 1494: fp (2.23)</text:p>
      <text:p text:style-name="P3">| <text:s text:c="2"/>| <text:s text:c="2"/>| <text:s text:c="2"/>| <text:s text:c="2"/>| <text:s text:c="2"/>LOC &gt; 2042: fp (2.49)</text:p>
      <text:p text:style-name="P3">| <text:s text:c="2"/>| <text:s text:c="2"/>| <text:s text:c="2"/>| <text:s text:c="2"/>NUMUORS &gt; 42: fp (5.52)</text:p>
      <text:p text:style-name="P3"/>
      <text:p text:style-name="P3">Number of Leaves <text:s/>: <text:tab/>15</text:p>
      <text:p text:style-name="P3"/>
      <text:p text:style-name="P3">Size of the tree : <text:tab/>29</text:p>
      <text:p text:style-name="P3"/>
      <text:p text:style-name="P3"/>
      <text:p text:style-name="P3">Weight: 4.12</text:p>
      <text:p text:style-name="P3"/>
      <text:p text:style-name="P3">J48 pruned tree</text:p>
      <text:p text:style-name="P3">------------------</text:p>
      <text:p text:style-name="P3"/>
      <text:p text:style-name="P3">NUMUORS &lt;= 20</text:p>
      <text:p text:style-name="P3">| <text:s text:c="2"/>TOTOPANDS &lt;= 246: nfp (20.99)</text:p>
      <text:p text:style-name="P3">| <text:s text:c="2"/>TOTOPANDS &gt; 246: fp (2.46)</text:p>
      <text:p text:style-name="P3">NUMUORS &gt; 20</text:p>
      <text:p text:style-name="P3">| <text:s text:c="2"/>TOTOTORS &lt;= 324</text:p>
      <text:p text:style-name="P3">| <text:s text:c="2"/>| <text:s text:c="2"/>ELOC &lt;= 53</text:p>
      <text:p text:style-name="P3">| <text:s text:c="2"/>| <text:s text:c="2"/>| <text:s text:c="2"/>ELOC &lt;= 48</text:p>
      <text:p text:style-name="P3">| <text:s text:c="2"/>| <text:s text:c="2"/>| <text:s text:c="2"/>| <text:s text:c="2"/>TOTOPANDS &lt;= 60: fp (11.12/0.38)</text:p>
      <text:p text:style-name="P3">| <text:s text:c="2"/>| <text:s text:c="2"/>| <text:s text:c="2"/>| <text:s text:c="2"/>TOTOPANDS &gt; 60: nfp (4.5/0.67)</text:p>
      <text:p text:style-name="P3">| <text:s text:c="2"/>| <text:s text:c="2"/>| <text:s text:c="2"/>ELOC &gt; 48: fp (83.64)</text:p>
      <text:p text:style-name="P3">| <text:s text:c="2"/>| <text:s text:c="2"/>ELOC &gt; 53: nfp (5.65/1.23)</text:p>
      <text:p text:style-name="P3">| <text:s text:c="2"/>TOTOTORS &gt; 324</text:p>
      <text:p text:style-name="P3">| <text:s text:c="2"/>| <text:s text:c="2"/>LOC &lt;= 886: nfp (30.81/5.7)</text:p>
      <text:p text:style-name="P3">| <text:s text:c="2"/>| <text:s text:c="2"/>LOC &gt; 886: fp (28.83/10.49)</text:p>
      <text:p text:style-name="P3"/>
      <text:p text:style-name="P3">Number of Leaves <text:s/>: <text:tab/>8</text:p>
      <text:p text:style-name="P3"/>
      <text:p text:style-name="P3">Size of the tree : <text:tab/>15</text:p>
      <text:p text:style-name="P3"/>
      <text:p text:style-name="P3"/>
      <text:p text:style-name="P3">Weight: 2.22</text:p>
      <text:p text:style-name="P3"/>
      <text:p text:style-name="P3">J48 pruned tree</text:p>
      <text:p text:style-name="P3">------------------</text:p>
      <text:p text:style-name="P3"/>
      <text:p text:style-name="P3">LOC &lt;= 743</text:p>
      <text:p text:style-name="P3">| <text:s text:c="2"/>NUMUANDS &lt;= 29: nfp (8.11)</text:p>
      <text:p text:style-name="P3">| <text:s text:c="2"/>NUMUANDS &gt; 29</text:p>
      <text:p text:style-name="P3">| <text:s text:c="2"/>| <text:s text:c="2"/>NUMUORS &lt;= 20: nfp (7.62/1.37)</text:p>
      <text:p text:style-name="P3">| <text:s text:c="2"/>| <text:s text:c="2"/>NUMUORS &gt; 20</text:p>
      <text:p text:style-name="P3">| <text:s text:c="2"/>| <text:s text:c="2"/>| <text:s text:c="2"/>TOTOPANDS &lt;= 298: fp (75.8/3.75)</text:p>
      <text:p text:style-name="P3">| <text:s text:c="2"/>| <text:s text:c="2"/>| <text:s text:c="2"/>TOTOPANDS &gt; 298</text:p>
      <text:p text:style-name="P3">| <text:s text:c="2"/>| <text:s text:c="2"/>| <text:s text:c="2"/>| <text:s text:c="2"/>NUMUANDS &lt;= 112: nfp (7.59)</text:p>
      <text:p text:style-name="P3">| <text:s text:c="2"/>| <text:s text:c="2"/>| <text:s text:c="2"/>| <text:s text:c="2"/>NUMUANDS &gt; 112: fp (20.65/1.81)</text:p>
      <text:p text:style-name="P3">LOC &gt; 743: nfp (68.23/10.3)</text:p>
      <text:p text:style-name="P3"/>
      <text:p text:style-name="P3">Number of Leaves <text:s/>: <text:tab/>6</text:p>
      <text:p text:style-name="P3"/>
      <text:p text:style-name="P3">Size of the tree : <text:tab/>11</text:p>
      <text:p text:style-name="P3"/>
      <text:p text:style-name="P3"/>
      <text:p text:style-name="P3">Weight: 2.29</text:p>
      <text:p text:style-name="P3"/>
      <text:p text:style-name="P3">Number of performed Iterations: 10</text:p>
      <text:p text:style-name="P3"/>
      <text:p text:style-name="P3"/>
      <text:p text:style-name="P3">Cost Matrix</text:p>
      <text:p text:style-name="P3"><text:s/>0 8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<text:soft-page-break/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7 seconds</text:p>
      <text:p text:style-name="P3"/>
      <text:p text:style-name="P3">=== Evaluation on test set ===</text:p>
      <text:p text:style-name="P3"/>
      <text:p text:style-name="P3">Time taken to test model on supplied test set: 0 seconds</text:p>
      <text:p text:style-name="P3"/>
      <text:p text:style-name="P3">=== Summary ===</text:p>
      <text:p text:style-name="P3"/>
      <text:p text:style-name="P3">Correctly Classified Instances <text:s text:c="9"/>81 <text:s text:c="14"/>86.1702 %</text:p>
      <text:p text:style-name="P3">Incorrectly Classified Instances <text:s text:c="7"/>13 <text:s text:c="14"/>13.8298 %</text:p>
      <text:p text:style-name="P3">Kappa statistic <text:s text:c="25"/>0.6515</text:p>
      <text:p text:style-name="P3">Mean absolute error <text:s text:c="21"/>0.1385</text:p>
      <text:p text:style-name="P3">Root mean squared error <text:s text:c="17"/>0.368 </text:p>
      <text:p text:style-name="P3">Relative absolute error <text:s text:c="16"/>33.2113 %</text:p>
      <text:p text:style-name="P3">Root relative squared error <text:s text:c="12"/>80.4701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39 <text:s text:c="3"/>0.321 <text:s text:c="3"/>0.873 <text:s text:c="5"/>0.939 <text:s text:c="3"/>0.905 <text:s text:c="5"/>0.657 <text:s text:c="3"/>0.904 <text:s text:c="4"/>0.948 <text:s text:c="4"/>nfp</text:p>
      <text:p text:style-name="P3"><text:s text:c="17"/>0.679 <text:s text:c="3"/>0.061 <text:s text:c="3"/>0.826 <text:s text:c="5"/>0.679 <text:s text:c="3"/>0.745 <text:s text:c="5"/>0.657 <text:s text:c="3"/>0.904 <text:s text:c="4"/>0.786 <text:s text:c="4"/>fp</text:p>
      <text:p text:style-name="P3">Weighted Avg. <text:s text:c="3"/>0.862 <text:s text:c="3"/>0.244 <text:s text:c="3"/>0.859 <text:s text:c="5"/>0.862 <text:s text:c="3"/>0.857 <text:s text:c="5"/>0.657 <text:s text:c="3"/>0.904 <text:s text:c="4"/>0.900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2 <text:s/>4 | <text:s/>a = nfp</text:p>
      <text:p text:style-name="P3"><text:s text:c="2"/>9 19 | <text:s/>b = fp</text:p>
      <text:p text:style-name="P3"/>
      <text:p text:style-name="P3">xxxxxxxxxxxxxxxxxxxxxxxxxxxxxxxxx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7.0; 1.0 0.0]" -S 1 -W weka.classifiers.meta.AdaBoostM1 -- -P 100 -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AdaBoostM1 -P 100 -S 1 -I 10 -W weka.classifiers.trees.J48 -- -C 0.25 -M 2</text:p>
      <text:p text:style-name="P3"/>
      <text:p text:style-name="P3">Classifier Model</text:p>
      <text:p text:style-name="P3">AdaBoostM1: Base classifiers and their weights: </text:p>
      <text:p text:style-name="P3"/>
      <text:p text:style-name="P3">J48 pruned tree</text:p>
      <text:p text:style-name="P3"><text:soft-page-break/>------------------</text:p>
      <text:p text:style-name="P3"/>
      <text:p text:style-name="P3">LOC &lt;= 886: nfp (169.89/3.05)</text:p>
      <text:p text:style-name="P3">LOC &gt; 886</text:p>
      <text:p text:style-name="P3">| <text:s text:c="2"/>NLOGIC &lt;= 9: nfp (14.87/4.19)</text:p>
      <text:p text:style-name="P3">| <text:s text:c="2"/>NLOGIC &gt; 9: fp (3.24)</text:p>
      <text:p text:style-name="P3"/>
      <text:p text:style-name="P3">Number of Leaves <text:s/>: <text:tab/>3</text:p>
      <text:p text:style-name="P3"/>
      <text:p text:style-name="P3">Size of the tree : <text:tab/>5</text:p>
      <text:p text:style-name="P3"/>
      <text:p text:style-name="P3"/>
      <text:p text:style-name="P3">Weight: 3.22</text:p>
      <text:p text:style-name="P3"/>
      <text:p text:style-name="P3">J48 pruned tree</text:p>
      <text:p text:style-name="P3">------------------</text:p>
      <text:p text:style-name="P3"/>
      <text:p text:style-name="P3">TOTOTORS &lt;= 220: nfp (71.19/2.47)</text:p>
      <text:p text:style-name="P3">TOTOTORS &gt; 220</text:p>
      <text:p text:style-name="P3">| <text:s text:c="2"/>ELOC &lt;= 48</text:p>
      <text:p text:style-name="P3">| <text:s text:c="2"/>| <text:s text:c="2"/>NLOGIC &lt;= 4: nfp (6.25)</text:p>
      <text:p text:style-name="P3">| <text:s text:c="2"/>| <text:s text:c="2"/>NLOGIC &gt; 4: fp (2.47)</text:p>
      <text:p text:style-name="P3">| <text:s text:c="2"/>ELOC &gt; 48: fp (108.09/17.35)</text:p>
      <text:p text:style-name="P3"/>
      <text:p text:style-name="P3">Number of Leaves <text:s/>: <text:tab/>4</text:p>
      <text:p text:style-name="P3"/>
      <text:p text:style-name="P3">Size of the tree : <text:tab/>7</text:p>
      <text:p text:style-name="P3"/>
      <text:p text:style-name="P3"/>
      <text:p text:style-name="P3">Weight: 2.14</text:p>
      <text:p text:style-name="P3"/>
      <text:p text:style-name="P3">J48 pruned tree</text:p>
      <text:p text:style-name="P3">------------------</text:p>
      <text:p text:style-name="P3"/>
      <text:p text:style-name="P3">NUMUORS &lt;= 17: nfp (28.51)</text:p>
      <text:p text:style-name="P3">NUMUORS &gt; 17</text:p>
      <text:p text:style-name="P3">| <text:s text:c="2"/>TOTOPANDS &lt;= 60: fp (13.67/1.94)</text:p>
      <text:p text:style-name="P3">| <text:s text:c="2"/>TOTOPANDS &gt; 60</text:p>
      <text:p text:style-name="P3">| <text:s text:c="2"/>| <text:s text:c="2"/>LOC &lt;= 1158</text:p>
      <text:p text:style-name="P3">| <text:s text:c="2"/>| <text:s text:c="2"/>| <text:s text:c="2"/>VG &lt;= 29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NUMUANDS &lt;= 102</text:p>
      <text:p text:style-name="P3">| <text:s text:c="2"/>| <text:s text:c="2"/>| <text:s text:c="2"/>| <text:s text:c="2"/>| <text:s text:c="2"/>| <text:s text:c="2"/>NLOGIC &lt;= 8</text:p>
      <text:p text:style-name="P3">| <text:s text:c="2"/>| <text:s text:c="2"/>| <text:s text:c="2"/>| <text:s text:c="2"/>| <text:s text:c="2"/>| <text:s text:c="2"/>| <text:s text:c="2"/>VG &lt;= 23: nfp (34.57/4.15)</text:p>
      <text:p text:style-name="P3">| <text:s text:c="2"/>| <text:s text:c="2"/>| <text:s text:c="2"/>| <text:s text:c="2"/>| <text:s text:c="2"/>| <text:s text:c="2"/>| <text:s text:c="2"/>VG &gt; 23: fp (2.77)</text:p>
      <text:p text:style-name="P3">| <text:s text:c="2"/>| <text:s text:c="2"/>| <text:s text:c="2"/>| <text:s text:c="2"/>| <text:s text:c="2"/>| <text:s text:c="2"/>NLOGIC &gt; 8: fp (4.15)</text:p>
      <text:p text:style-name="P3">| <text:s text:c="2"/>| <text:s text:c="2"/>| <text:s text:c="2"/>| <text:s text:c="2"/>| <text:s text:c="2"/>NUMUANDS &gt; 102: nfp (20.52)</text:p>
      <text:p text:style-name="P3">| <text:s text:c="2"/>| <text:s text:c="2"/>| <text:s text:c="2"/>| <text:s text:c="2"/>NUMUANDS &gt; 115: fp (19.36)</text:p>
      <text:p text:style-name="P3">| <text:s text:c="2"/>| <text:s text:c="2"/>| <text:s text:c="2"/>VG &gt; 29</text:p>
      <text:p text:style-name="P3">| <text:s text:c="2"/>| <text:s text:c="2"/>| <text:s text:c="2"/>| <text:s text:c="2"/>LOC &lt;= 886: nfp (23.04)</text:p>
      <text:p text:style-name="P3">| <text:s text:c="2"/>| <text:s text:c="2"/>| <text:s text:c="2"/>| <text:s text:c="2"/>LOC &gt; 886</text:p>
      <text:p text:style-name="P3">| <text:s text:c="2"/>| <text:s text:c="2"/>| <text:s text:c="2"/>| <text:s text:c="2"/>| <text:s text:c="2"/>LOC &lt;= 992: fp (2.77)</text:p>
      <text:p text:style-name="P3">| <text:s text:c="2"/>| <text:s text:c="2"/>| <text:s text:c="2"/>| <text:s text:c="2"/>| <text:s text:c="2"/>LOC &gt; 992: nfp (13.16)</text:p>
      <text:p text:style-name="P3">| <text:s text:c="2"/>| <text:s text:c="2"/>LOC &gt; 1158</text:p>
      <text:p text:style-name="P3">| <text:s text:c="2"/>| <text:s text:c="2"/>| <text:s text:c="2"/>VG &lt;= 448</text:p>
      <text:p text:style-name="P3">| <text:s text:c="2"/>| <text:s text:c="2"/>| <text:s text:c="2"/>| <text:s text:c="2"/>NLOGIC &lt;= 8: fp (17.97)</text:p>
      <text:p text:style-name="P3">| <text:s text:c="2"/>| <text:s text:c="2"/>| <text:s text:c="2"/>| <text:s text:c="2"/>NLOGIC &gt; 8: nfp (4.23/0.94)</text:p>
      <text:p text:style-name="P3">| <text:s text:c="2"/>| <text:s text:c="2"/>| <text:s text:c="2"/>VG &gt; 448: nfp (3.29)</text:p>
      <text:p text:style-name="P3"/>
      <text:p text:style-name="P3">Number of Leaves <text:s/>: <text:tab/>13</text:p>
      <text:p text:style-name="P3"/>
      <text:p text:style-name="P3">Size of the tree : <text:tab/>25</text:p>
      <text:p text:style-name="P3"/>
      <text:p text:style-name="P3"/>
      <text:p text:style-name="P3">Weight: 3.25</text:p>
      <text:p text:style-name="P3"/>
      <text:p text:style-name="P3">J48 pruned tree</text:p>
      <text:p text:style-name="P3">------------------</text:p>
      <text:p text:style-name="P3"/>
      <text:p text:style-name="P3">NUMUANDS &lt;= 29: nfp (39.54)</text:p>
      <text:p text:style-name="P3">NUMUANDS &gt; 29</text:p>
      <text:p text:style-name="P3">| <text:s text:c="2"/>NLOGIC &lt;= 0</text:p>
      <text:p text:style-name="P3"><text:soft-page-break/>| <text:s text:c="2"/>| <text:s text:c="2"/>NUMUANDS &lt;= 32: fp (6.09)</text:p>
      <text:p text:style-name="P3">| <text:s text:c="2"/>| <text:s text:c="2"/>NUMUANDS &gt; 32</text:p>
      <text:p text:style-name="P3">| <text:s text:c="2"/>| <text:s text:c="2"/>| <text:s text:c="2"/>TOTOTORS &lt;= 405: nfp (19.74/0.72)</text:p>
      <text:p text:style-name="P3">| <text:s text:c="2"/>| <text:s text:c="2"/>| <text:s text:c="2"/>TOTOTORS &gt; 405</text:p>
      <text:p text:style-name="P3">| <text:s text:c="2"/>| <text:s text:c="2"/>| <text:s text:c="2"/>| <text:s text:c="2"/>VG &lt;= 52: fp (10.33/1.71)</text:p>
      <text:p text:style-name="P3">| <text:s text:c="2"/>| <text:s text:c="2"/>| <text:s text:c="2"/>| <text:s text:c="2"/>VG &gt; 52: nfp (8.55)</text:p>
      <text:p text:style-name="P3">| <text:s text:c="2"/>NLOGIC &gt; 0</text:p>
      <text:p text:style-name="P3">| <text:s text:c="2"/>| <text:s text:c="2"/>ELOC &lt;= 54: fp (61.86/3.52)</text:p>
      <text:p text:style-name="P3">| <text:s text:c="2"/>| <text:s text:c="2"/>ELOC &gt; 54</text:p>
      <text:p text:style-name="P3">| <text:s text:c="2"/>| <text:s text:c="2"/>| <text:s text:c="2"/>LOC &lt;= 1001</text:p>
      <text:p text:style-name="P3">| <text:s text:c="2"/>| <text:s text:c="2"/>| <text:s text:c="2"/>| <text:s text:c="2"/>NUMUANDS &lt;= 112: nfp (8.55)</text:p>
      <text:p text:style-name="P3">| <text:s text:c="2"/>| <text:s text:c="2"/>| <text:s text:c="2"/>| <text:s text:c="2"/>NUMUANDS &gt; 112</text:p>
      <text:p text:style-name="P3">| <text:s text:c="2"/>| <text:s text:c="2"/>| <text:s text:c="2"/>| <text:s text:c="2"/>| <text:s text:c="2"/>NUMUORS &lt;= 33: fp (2.15)</text:p>
      <text:p text:style-name="P3">| <text:s text:c="2"/>| <text:s text:c="2"/>| <text:s text:c="2"/>| <text:s text:c="2"/>| <text:s text:c="2"/>NUMUORS &gt; 33: nfp (3.42)</text:p>
      <text:p text:style-name="P3">| <text:s text:c="2"/>| <text:s text:c="2"/>| <text:s text:c="2"/>LOC &gt; 1001</text:p>
      <text:p text:style-name="P3">| <text:s text:c="2"/>| <text:s text:c="2"/>| <text:s text:c="2"/>| <text:s text:c="2"/>TOTOTORS &lt;= 1085: fp (7.23)</text:p>
      <text:p text:style-name="P3">| <text:s text:c="2"/>| <text:s text:c="2"/>| <text:s text:c="2"/>| <text:s text:c="2"/>TOTOTORS &gt; 1085</text:p>
      <text:p text:style-name="P3">| <text:s text:c="2"/>| <text:s text:c="2"/>| <text:s text:c="2"/>| <text:s text:c="2"/>| <text:s text:c="2"/>TOTOTORS &lt;= 1301: nfp (4.16/0.74)</text:p>
      <text:p text:style-name="P3">| <text:s text:c="2"/>| <text:s text:c="2"/>| <text:s text:c="2"/>| <text:s text:c="2"/>| <text:s text:c="2"/>TOTOTORS &gt; 1301: fp (16.39/1.71)</text:p>
      <text:p text:style-name="P3"/>
      <text:p text:style-name="P3">Number of Leaves <text:s/>: <text:tab/>12</text:p>
      <text:p text:style-name="P3"/>
      <text:p text:style-name="P3">Size of the tree : <text:tab/>23</text:p>
      <text:p text:style-name="P3"/>
      <text:p text:style-name="P3"/>
      <text:p text:style-name="P3">Weight: 3.06</text:p>
      <text:p text:style-name="P3"/>
      <text:p text:style-name="P3">J48 pruned tree</text:p>
      <text:p text:style-name="P3">------------------</text:p>
      <text:p text:style-name="P3"/>
      <text:p text:style-name="P3">NLOGIC &lt;= 9</text:p>
      <text:p text:style-name="P3">| <text:s text:c="2"/>NUMUORS &lt;= 20: nfp (40.86/0.38)</text:p>
      <text:p text:style-name="P3">| <text:s text:c="2"/>NUMUORS &gt; 20</text:p>
      <text:p text:style-name="P3">| <text:s text:c="2"/>| <text:s text:c="2"/>VG &lt;= 29</text:p>
      <text:p text:style-name="P3">| <text:s text:c="2"/>| <text:s text:c="2"/>| <text:s text:c="2"/>ELOC &lt;= 25: nfp (10.15)</text:p>
      <text:p text:style-name="P3">| <text:s text:c="2"/>| <text:s text:c="2"/>| <text:s text:c="2"/>ELOC &gt; 25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ELOC &lt;= 54</text:p>
      <text:p text:style-name="P3">| <text:s text:c="2"/>| <text:s text:c="2"/>| <text:s text:c="2"/>| <text:s text:c="2"/>| <text:s text:c="2"/>| <text:s text:c="2"/>ELOC &lt;= 48</text:p>
      <text:p text:style-name="P3">| <text:s text:c="2"/>| <text:s text:c="2"/>| <text:s text:c="2"/>| <text:s text:c="2"/>| <text:s text:c="2"/>| <text:s text:c="2"/>| <text:s text:c="2"/>LOC &lt;= 291: fp (12.97/0.11)</text:p>
      <text:p text:style-name="P3">| <text:s text:c="2"/>| <text:s text:c="2"/>| <text:s text:c="2"/>| <text:s text:c="2"/>| <text:s text:c="2"/>| <text:s text:c="2"/>| <text:s text:c="2"/>LOC &gt; 291: nfp (13.07)</text:p>
      <text:p text:style-name="P3">| <text:s text:c="2"/>| <text:s text:c="2"/>| <text:s text:c="2"/>| <text:s text:c="2"/>| <text:s text:c="2"/>| <text:s text:c="2"/>ELOC &gt; 48: fp (21.0/0.89)</text:p>
      <text:p text:style-name="P3">| <text:s text:c="2"/>| <text:s text:c="2"/>| <text:s text:c="2"/>| <text:s text:c="2"/>| <text:s text:c="2"/>ELOC &gt; 54: nfp (7.91/0.75)</text:p>
      <text:p text:style-name="P3">| <text:s text:c="2"/>| <text:s text:c="2"/>| <text:s text:c="2"/>| <text:s text:c="2"/>NUMUANDS &gt; 115: fp (13.3)</text:p>
      <text:p text:style-name="P3">| <text:s text:c="2"/>| <text:s text:c="2"/>VG &gt; 29: nfp (52.09/4.89)</text:p>
      <text:p text:style-name="P3">NLOGIC &gt; 9</text:p>
      <text:p text:style-name="P3">| <text:s text:c="2"/>LOC &lt;= 1137: nfp (2.17/0.38)</text:p>
      <text:p text:style-name="P3">| <text:s text:c="2"/>LOC &gt; 1137: fp (14.5)</text:p>
      <text:p text:style-name="P3"/>
      <text:p text:style-name="P3">Number of Leaves <text:s/>: <text:tab/>10</text:p>
      <text:p text:style-name="P3"/>
      <text:p text:style-name="P3">Size of the tree : <text:tab/>19</text:p>
      <text:p text:style-name="P3"/>
      <text:p text:style-name="P3"/>
      <text:p text:style-name="P3">Weight: 3.2</text:p>
      <text:p text:style-name="P3"/>
      <text:p text:style-name="P3">J48 pruned tree</text:p>
      <text:p text:style-name="P3">------------------</text:p>
      <text:p text:style-name="P3"/>
      <text:p text:style-name="P3">TOTOPANDS &lt;= 174: nfp (30.61/1.66)</text:p>
      <text:p text:style-name="P3">TOTOPANDS &gt; 174</text:p>
      <text:p text:style-name="P3">| <text:s text:c="2"/>VG &lt;= 448</text:p>
      <text:p text:style-name="P3">| <text:s text:c="2"/>| <text:s text:c="2"/>LOC &lt;= 501</text:p>
      <text:p text:style-name="P3">| <text:s text:c="2"/>| <text:s text:c="2"/>| <text:s text:c="2"/>TOTOTORS &lt;= 227: fp (10.18/0.11)</text:p>
      <text:p text:style-name="P3">| <text:s text:c="2"/>| <text:s text:c="2"/>| <text:s text:c="2"/>TOTOTORS &gt; 227: nfp (28.44/0.98)</text:p>
      <text:p text:style-name="P3">| <text:s text:c="2"/>| <text:s text:c="2"/>LOC &gt; 501</text:p>
      <text:p text:style-name="P3">| <text:s text:c="2"/>| <text:s text:c="2"/>| <text:s text:c="2"/>LOC &lt;= 1158</text:p>
      <text:p text:style-name="P3">| <text:s text:c="2"/>| <text:s text:c="2"/>| <text:s text:c="2"/>| <text:s text:c="2"/>TOTOPANDS &lt;= 741: fp (44.83/5.36)</text:p>
      <text:p text:style-name="P3">| <text:s text:c="2"/>| <text:s text:c="2"/>| <text:s text:c="2"/>| <text:s text:c="2"/>TOTOPANDS &gt; 741: nfp (2.99/0.2)</text:p>
      <text:p text:style-name="P3">| <text:s text:c="2"/>| <text:s text:c="2"/>| <text:s text:c="2"/>LOC &gt; 1158: fp (60.99/0.47)</text:p>
      <text:p text:style-name="P3">| <text:s text:c="2"/>VG &gt; 448: nfp (9.95)</text:p>
      <text:p text:style-name="P3"/>
      <text:p text:style-name="P3"><text:soft-page-break/>Number of Leaves <text:s/>: <text:tab/>7</text:p>
      <text:p text:style-name="P3"/>
      <text:p text:style-name="P3">Size of the tree : <text:tab/>13</text:p>
      <text:p text:style-name="P3"/>
      <text:p text:style-name="P3"/>
      <text:p text:style-name="P3">Weight: 3.02</text:p>
      <text:p text:style-name="P3"/>
      <text:p text:style-name="P3">J48 pruned tree</text:p>
      <text:p text:style-name="P3">------------------</text:p>
      <text:p text:style-name="P3"/>
      <text:p text:style-name="P3">NUMUORS &lt;= 42</text:p>
      <text:p text:style-name="P3">| <text:s text:c="2"/>LOC &lt;= 173</text:p>
      <text:p text:style-name="P3">| <text:s text:c="2"/>| <text:s text:c="2"/>VG &lt;= 6: nfp (2.88)</text:p>
      <text:p text:style-name="P3">| <text:s text:c="2"/>| <text:s text:c="2"/>VG &gt; 6: fp (17.84/0.06)</text:p>
      <text:p text:style-name="P3">| <text:s text:c="2"/>LOC &gt; 173</text:p>
      <text:p text:style-name="P3">| <text:s text:c="2"/>| <text:s text:c="2"/>ELOC &lt;= 105</text:p>
      <text:p text:style-name="P3">| <text:s text:c="2"/>| <text:s text:c="2"/>| <text:s text:c="2"/>NUMUANDS &lt;= 115</text:p>
      <text:p text:style-name="P3">| <text:s text:c="2"/>| <text:s text:c="2"/>| <text:s text:c="2"/>| <text:s text:c="2"/>TOTOTORS &lt;= 311</text:p>
      <text:p text:style-name="P3">| <text:s text:c="2"/>| <text:s text:c="2"/>| <text:s text:c="2"/>| <text:s text:c="2"/>| <text:s text:c="2"/>NLOGIC &lt;= 8</text:p>
      <text:p text:style-name="P3">| <text:s text:c="2"/>| <text:s text:c="2"/>| <text:s text:c="2"/>| <text:s text:c="2"/>| <text:s text:c="2"/>| <text:s text:c="2"/>NUMUORS &lt;= 25: nfp (26.65/2.64)</text:p>
      <text:p text:style-name="P3">| <text:s text:c="2"/>| <text:s text:c="2"/>| <text:s text:c="2"/>| <text:s text:c="2"/>| <text:s text:c="2"/>| <text:s text:c="2"/>NUMUORS &gt; 25: fp (7.13/1.85)</text:p>
      <text:p text:style-name="P3">| <text:s text:c="2"/>| <text:s text:c="2"/>| <text:s text:c="2"/>| <text:s text:c="2"/>| <text:s text:c="2"/>NLOGIC &gt; 8: fp (6.7)</text:p>
      <text:p text:style-name="P3">| <text:s text:c="2"/>| <text:s text:c="2"/>| <text:s text:c="2"/>| <text:s text:c="2"/>TOTOTORS &gt; 311: nfp (53.74)</text:p>
      <text:p text:style-name="P3">| <text:s text:c="2"/>| <text:s text:c="2"/>| <text:s text:c="2"/>NUMUANDS &gt; 115</text:p>
      <text:p text:style-name="P3">| <text:s text:c="2"/>| <text:s text:c="2"/>| <text:s text:c="2"/>| <text:s text:c="2"/>VG &lt;= 25: fp (11.5)</text:p>
      <text:p text:style-name="P3">| <text:s text:c="2"/>| <text:s text:c="2"/>| <text:s text:c="2"/>| <text:s text:c="2"/>VG &gt; 25: nfp (5.47)</text:p>
      <text:p text:style-name="P3">| <text:s text:c="2"/>| <text:s text:c="2"/>ELOC &gt; 105</text:p>
      <text:p text:style-name="P3">| <text:s text:c="2"/>| <text:s text:c="2"/>| <text:s text:c="2"/>VG &lt;= 48: fp (28.28/0.49)</text:p>
      <text:p text:style-name="P3">| <text:s text:c="2"/>| <text:s text:c="2"/>| <text:s text:c="2"/>VG &gt; 48</text:p>
      <text:p text:style-name="P3">| <text:s text:c="2"/>| <text:s text:c="2"/>| <text:s text:c="2"/>| <text:s text:c="2"/>LOC &lt;= 2042: nfp (11.54/0.11)</text:p>
      <text:p text:style-name="P3">| <text:s text:c="2"/>| <text:s text:c="2"/>| <text:s text:c="2"/>| <text:s text:c="2"/>LOC &gt; 2042: fp (2.61)</text:p>
      <text:p text:style-name="P3">NUMUORS &gt; 42: fp (13.67)</text:p>
      <text:p text:style-name="P3"/>
      <text:p text:style-name="P3">Number of Leaves <text:s/>: <text:tab/>12</text:p>
      <text:p text:style-name="P3"/>
      <text:p text:style-name="P3">Size of the tree : <text:tab/>23</text:p>
      <text:p text:style-name="P3"/>
      <text:p text:style-name="P3"/>
      <text:p text:style-name="P3">Weight: 3.57</text:p>
      <text:p text:style-name="P3"/>
      <text:p text:style-name="P3">J48 pruned tree</text:p>
      <text:p text:style-name="P3">------------------</text:p>
      <text:p text:style-name="P3"/>
      <text:p text:style-name="P3">LOC &lt;= 289</text:p>
      <text:p text:style-name="P3">| <text:s text:c="2"/>ELOC &lt;= 25: nfp (3.79)</text:p>
      <text:p text:style-name="P3">| <text:s text:c="2"/>ELOC &gt; 25: fp (58.19/0.74)</text:p>
      <text:p text:style-name="P3">LOC &gt; 289</text:p>
      <text:p text:style-name="P3">| <text:s text:c="2"/>ELOC &lt;= 48: nfp (42.44)</text:p>
      <text:p text:style-name="P3">| <text:s text:c="2"/>ELOC &gt; 48</text:p>
      <text:p text:style-name="P3">| <text:s text:c="2"/>| <text:s text:c="2"/>NUMUORS &lt;= 42</text:p>
      <text:p text:style-name="P3">| <text:s text:c="2"/>| <text:s text:c="2"/>| <text:s text:c="2"/>ELOC &lt;= 151</text:p>
      <text:p text:style-name="P3">| <text:s text:c="2"/>| <text:s text:c="2"/>| <text:s text:c="2"/>| <text:s text:c="2"/>VG &lt;= 29</text:p>
      <text:p text:style-name="P3">| <text:s text:c="2"/>| <text:s text:c="2"/>| <text:s text:c="2"/>| <text:s text:c="2"/>| <text:s text:c="2"/>NUMUANDS &lt;= 115</text:p>
      <text:p text:style-name="P3">| <text:s text:c="2"/>| <text:s text:c="2"/>| <text:s text:c="2"/>| <text:s text:c="2"/>| <text:s text:c="2"/>| <text:s text:c="2"/>NUMUANDS &lt;= 102</text:p>
      <text:p text:style-name="P3">| <text:s text:c="2"/>| <text:s text:c="2"/>| <text:s text:c="2"/>| <text:s text:c="2"/>| <text:s text:c="2"/>| <text:s text:c="2"/>| <text:s text:c="2"/>NUMUORS &lt;= 27</text:p>
      <text:p text:style-name="P3">| <text:s text:c="2"/>| <text:s text:c="2"/>| <text:s text:c="2"/>| <text:s text:c="2"/>| <text:s text:c="2"/>| <text:s text:c="2"/>| <text:s text:c="2"/>| <text:s text:c="2"/>VG &lt;= 12</text:p>
      <text:p text:style-name="P3">| <text:s text:c="2"/>| <text:s text:c="2"/>| <text:s text:c="2"/>| <text:s text:c="2"/>| <text:s text:c="2"/>| <text:s text:c="2"/>| <text:s text:c="2"/>| <text:s text:c="2"/>| <text:s text:c="2"/>NUMUORS &lt;= 19: nfp (2.77)</text:p>
      <text:p text:style-name="P3">| <text:s text:c="2"/>| <text:s text:c="2"/>| <text:s text:c="2"/>| <text:s text:c="2"/>| <text:s text:c="2"/>| <text:s text:c="2"/>| <text:s text:c="2"/>| <text:s text:c="2"/>| <text:s text:c="2"/>NUMUORS &gt; 19: fp (4.0)</text:p>
      <text:p text:style-name="P3">| <text:s text:c="2"/>| <text:s text:c="2"/>| <text:s text:c="2"/>| <text:s text:c="2"/>| <text:s text:c="2"/>| <text:s text:c="2"/>| <text:s text:c="2"/>| <text:s text:c="2"/>VG &gt; 12: nfp (5.38)</text:p>
      <text:p text:style-name="P3">| <text:s text:c="2"/>| <text:s text:c="2"/>| <text:s text:c="2"/>| <text:s text:c="2"/>| <text:s text:c="2"/>| <text:s text:c="2"/>| <text:s text:c="2"/>NUMUORS &gt; 27: fp (4.86/0.13)</text:p>
      <text:p text:style-name="P3">| <text:s text:c="2"/>| <text:s text:c="2"/>| <text:s text:c="2"/>| <text:s text:c="2"/>| <text:s text:c="2"/>| <text:s text:c="2"/>NUMUANDS &gt; 102: nfp (15.89)</text:p>
      <text:p text:style-name="P3">| <text:s text:c="2"/>| <text:s text:c="2"/>| <text:s text:c="2"/>| <text:s text:c="2"/>| <text:s text:c="2"/>NUMUANDS &gt; 115: fp (7.2)</text:p>
      <text:p text:style-name="P3">| <text:s text:c="2"/>| <text:s text:c="2"/>| <text:s text:c="2"/>| <text:s text:c="2"/>VG &gt; 29: nfp (18.29/1.29)</text:p>
      <text:p text:style-name="P3">| <text:s text:c="2"/>| <text:s text:c="2"/>| <text:s text:c="2"/>ELOC &gt; 151</text:p>
      <text:p text:style-name="P3">| <text:s text:c="2"/>| <text:s text:c="2"/>| <text:s text:c="2"/>| <text:s text:c="2"/>VG &lt;= 45: fp (9.13)</text:p>
      <text:p text:style-name="P3">| <text:s text:c="2"/>| <text:s text:c="2"/>| <text:s text:c="2"/>| <text:s text:c="2"/>VG &gt; 45</text:p>
      <text:p text:style-name="P3">| <text:s text:c="2"/>| <text:s text:c="2"/>| <text:s text:c="2"/>| <text:s text:c="2"/>| <text:s text:c="2"/>NLOGIC &lt;= 10: nfp (6.91/1.29)</text:p>
      <text:p text:style-name="P3">| <text:s text:c="2"/>| <text:s text:c="2"/>| <text:s text:c="2"/>| <text:s text:c="2"/>| <text:s text:c="2"/>NLOGIC &gt; 10: fp (2.12/0.13)</text:p>
      <text:p text:style-name="P3">| <text:s text:c="2"/>| <text:s text:c="2"/>NUMUORS &gt; 42: fp (7.03)</text:p>
      <text:p text:style-name="P3"/>
      <text:p text:style-name="P3">Number of Leaves <text:s/>: <text:tab/>14</text:p>
      <text:p text:style-name="P3"/>
      <text:p text:style-name="P3"><text:soft-page-break/>Size of the tree : <text:tab/>27</text:p>
      <text:p text:style-name="P3"/>
      <text:p text:style-name="P3"/>
      <text:p text:style-name="P3">Weight: 3.95</text:p>
      <text:p text:style-name="P3"/>
      <text:p text:style-name="P3">J48 pruned tree</text:p>
      <text:p text:style-name="P3">------------------</text:p>
      <text:p text:style-name="P3"/>
      <text:p text:style-name="P3">VG &lt;= 12</text:p>
      <text:p text:style-name="P3">| <text:s text:c="2"/>LOC &lt;= 173: fp (5.95/1.29)</text:p>
      <text:p text:style-name="P3">| <text:s text:c="2"/>LOC &gt; 173: nfp (49.51/2.64)</text:p>
      <text:p text:style-name="P3">VG &gt; 12</text:p>
      <text:p text:style-name="P3">| <text:s text:c="2"/>NUMUORS &lt;= 27</text:p>
      <text:p text:style-name="P3">| <text:s text:c="2"/>| <text:s text:c="2"/>NLOGIC &lt;= 3</text:p>
      <text:p text:style-name="P3">| <text:s text:c="2"/>| <text:s text:c="2"/>| <text:s text:c="2"/>LOC &lt;= 726: nfp (4.35)</text:p>
      <text:p text:style-name="P3">| <text:s text:c="2"/>| <text:s text:c="2"/>| <text:s text:c="2"/>LOC &gt; 726: fp (34.7/0.06)</text:p>
      <text:p text:style-name="P3">| <text:s text:c="2"/>| <text:s text:c="2"/>NLOGIC &gt; 3: fp (58.65)</text:p>
      <text:p text:style-name="P3">| <text:s text:c="2"/>NUMUORS &gt; 27</text:p>
      <text:p text:style-name="P3">| <text:s text:c="2"/>| <text:s text:c="2"/>LOC &lt;= 1158: nfp (23.6/5.45)</text:p>
      <text:p text:style-name="P3">| <text:s text:c="2"/>| <text:s text:c="2"/>LOC &gt; 1158: fp (11.24/2.67)</text:p>
      <text:p text:style-name="P3"/>
      <text:p text:style-name="P3">Number of Leaves <text:s/>: <text:tab/>7</text:p>
      <text:p text:style-name="P3"/>
      <text:p text:style-name="P3">Size of the tree : <text:tab/>13</text:p>
      <text:p text:style-name="P3"/>
      <text:p text:style-name="P3"/>
      <text:p text:style-name="P3">Weight: 2.67</text:p>
      <text:p text:style-name="P3"/>
      <text:p text:style-name="P3">J48 pruned tree</text:p>
      <text:p text:style-name="P3">------------------</text:p>
      <text:p text:style-name="P3"/>
      <text:p text:style-name="P3">TOTOPANDS &lt;= 174: nfp (25.98/2.49)</text:p>
      <text:p text:style-name="P3">TOTOPANDS &gt; 174</text:p>
      <text:p text:style-name="P3">| <text:s text:c="2"/>VG &lt;= 448</text:p>
      <text:p text:style-name="P3">| <text:s text:c="2"/>| <text:s text:c="2"/>NUMUORS &lt;= 29</text:p>
      <text:p text:style-name="P3">| <text:s text:c="2"/>| <text:s text:c="2"/>| <text:s text:c="2"/>NLOGIC &lt;= 1</text:p>
      <text:p text:style-name="P3">| <text:s text:c="2"/>| <text:s text:c="2"/>| <text:s text:c="2"/>| <text:s text:c="2"/>TOTOTORS &lt;= 410</text:p>
      <text:p text:style-name="P3">| <text:s text:c="2"/>| <text:s text:c="2"/>| <text:s text:c="2"/>| <text:s text:c="2"/>| <text:s text:c="2"/>VG &lt;= 6: fp (9.62)</text:p>
      <text:p text:style-name="P3">| <text:s text:c="2"/>| <text:s text:c="2"/>| <text:s text:c="2"/>| <text:s text:c="2"/>| <text:s text:c="2"/>VG &gt; 6: nfp (9.04)</text:p>
      <text:p text:style-name="P3">| <text:s text:c="2"/>| <text:s text:c="2"/>| <text:s text:c="2"/>| <text:s text:c="2"/>TOTOTORS &gt; 410: fp (29.34/0.56)</text:p>
      <text:p text:style-name="P3">| <text:s text:c="2"/>| <text:s text:c="2"/>| <text:s text:c="2"/>NLOGIC &gt; 1: fp (46.37/0.09)</text:p>
      <text:p text:style-name="P3">| <text:s text:c="2"/>| <text:s text:c="2"/>NUMUORS &gt; 29</text:p>
      <text:p text:style-name="P3">| <text:s text:c="2"/>| <text:s text:c="2"/>| <text:s text:c="2"/>NLOGIC &lt;= 0: fp (21.51/2.2)</text:p>
      <text:p text:style-name="P3">| <text:s text:c="2"/>| <text:s text:c="2"/>| <text:s text:c="2"/>NLOGIC &gt; 0</text:p>
      <text:p text:style-name="P3">| <text:s text:c="2"/>| <text:s text:c="2"/>| <text:s text:c="2"/>| <text:s text:c="2"/>NUMUORS &lt;= 30</text:p>
      <text:p text:style-name="P3">| <text:s text:c="2"/>| <text:s text:c="2"/>| <text:s text:c="2"/>| <text:s text:c="2"/>| <text:s text:c="2"/>VG &lt;= 12: nfp (2.46)</text:p>
      <text:p text:style-name="P3">| <text:s text:c="2"/>| <text:s text:c="2"/>| <text:s text:c="2"/>| <text:s text:c="2"/>| <text:s text:c="2"/>VG &gt; 12: fp (9.42/0.7)</text:p>
      <text:p text:style-name="P3">| <text:s text:c="2"/>| <text:s text:c="2"/>| <text:s text:c="2"/>| <text:s text:c="2"/>NUMUORS &gt; 30</text:p>
      <text:p text:style-name="P3">| <text:s text:c="2"/>| <text:s text:c="2"/>| <text:s text:c="2"/>| <text:s text:c="2"/>| <text:s text:c="2"/>NUMUANDS &lt;= 212: nfp (20.3/1.13)</text:p>
      <text:p text:style-name="P3">| <text:s text:c="2"/>| <text:s text:c="2"/>| <text:s text:c="2"/>| <text:s text:c="2"/>| <text:s text:c="2"/>NUMUANDS &gt; 212: fp (3.35)</text:p>
      <text:p text:style-name="P3">| <text:s text:c="2"/>VG &gt; 448: nfp (10.6)</text:p>
      <text:p text:style-name="P3"/>
      <text:p text:style-name="P3">Number of Leaves <text:s/>: <text:tab/>11</text:p>
      <text:p text:style-name="P3"/>
      <text:p text:style-name="P3">Size of the tree : <text:tab/>21</text:p>
      <text:p text:style-name="P3"/>
      <text:p text:style-name="P3"/>
      <text:p text:style-name="P3">Weight: 3.23</text:p>
      <text:p text:style-name="P3"/>
      <text:p text:style-name="P3">Number of performed Iterations: 10</text:p>
      <text:p text:style-name="P3"/>
      <text:p text:style-name="P3"/>
      <text:p text:style-name="P3">Cost Matrix</text:p>
      <text:p text:style-name="P3"><text:s/>0 7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<text:soft-page-break/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9 seconds</text:p>
      <text:p text:style-name="P3"/>
      <text:p text:style-name="P3">=== Evaluation on test set ===</text:p>
      <text:p text:style-name="P3"/>
      <text:p text:style-name="P3">Time taken to test model on supplied test set: 0 seconds</text:p>
      <text:p text:style-name="P3"/>
      <text:p text:style-name="P3">=== Summary ===</text:p>
      <text:p text:style-name="P3"/>
      <text:p text:style-name="P3">Correctly Classified Instances <text:s text:c="9"/>75 <text:s text:c="14"/>79.7872 %</text:p>
      <text:p text:style-name="P3">Incorrectly Classified Instances <text:s text:c="7"/>19 <text:s text:c="14"/>20.2128 %</text:p>
      <text:p text:style-name="P3">Kappa statistic <text:s text:c="25"/>0.4675</text:p>
      <text:p text:style-name="P3">Mean absolute error <text:s text:c="21"/>0.2032</text:p>
      <text:p text:style-name="P3">Root mean squared error <text:s text:c="17"/>0.4448</text:p>
      <text:p text:style-name="P3">Relative absolute error <text:s text:c="16"/>48.7281 %</text:p>
      <text:p text:style-name="P3">Root relative squared error <text:s text:c="12"/>97.2624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24 <text:s text:c="3"/>0.500 <text:s text:c="3"/>0.813 <text:s text:c="5"/>0.924 <text:s text:c="3"/>0.865 <text:s text:c="5"/>0.483 <text:s text:c="3"/>0.897 <text:s text:c="4"/>0.943 <text:s text:c="4"/>nfp</text:p>
      <text:p text:style-name="P3"><text:s text:c="17"/>0.500 <text:s text:c="3"/>0.076 <text:s text:c="3"/>0.737 <text:s text:c="5"/>0.500 <text:s text:c="3"/>0.596 <text:s text:c="5"/>0.483 <text:s text:c="3"/>0.897 <text:s text:c="4"/>0.801 <text:s text:c="4"/>fp</text:p>
      <text:p text:style-name="P3">Weighted Avg. <text:s text:c="3"/>0.798 <text:s text:c="3"/>0.374 <text:s text:c="3"/>0.791 <text:s text:c="5"/>0.798 <text:s text:c="3"/>0.785 <text:s text:c="5"/>0.483 <text:s text:c="3"/>0.897 <text:s text:c="4"/>0.901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1 <text:s/>5 | <text:s/>a = nfp</text:p>
      <text:p text:style-name="P3"><text:s/>14 14 | <text:s/>b = fp</text:p>
      <text:p text:style-name="P3">xxxxxxxx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6.0; 1.0 0.0]" -S 1 -W weka.classifiers.meta.AdaBoostM1 -- -P 100 -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AdaBoostM1 -P 100 -S 1 -I 10 -W weka.classifiers.trees.J48 -- -C 0.25 -M 2</text:p>
      <text:p text:style-name="P3"/>
      <text:p text:style-name="P3">Classifier Model</text:p>
      <text:p text:style-name="P3">AdaBoostM1: Base classifiers and their weights: </text:p>
      <text:p text:style-name="P3"/>
      <text:p text:style-name="P3">J48 pruned tree</text:p>
      <text:p text:style-name="P3">------------------</text:p>
      <text:p text:style-name="P3"/>
      <text:p text:style-name="P3"><text:soft-page-break/>LOC &lt;= 886: nfp (168.83/3.53)</text:p>
      <text:p text:style-name="P3">LOC &gt; 886</text:p>
      <text:p text:style-name="P3">| <text:s text:c="2"/>NLOGIC &lt;= 9: nfp (15.43/4.85)</text:p>
      <text:p text:style-name="P3">| <text:s text:c="2"/>NLOGIC &gt; 9: fp (3.75)</text:p>
      <text:p text:style-name="P3"/>
      <text:p text:style-name="P3">Number of Leaves <text:s/>: <text:tab/>3</text:p>
      <text:p text:style-name="P3"/>
      <text:p text:style-name="P3">Size of the tree : <text:tab/>5</text:p>
      <text:p text:style-name="P3"/>
      <text:p text:style-name="P3"/>
      <text:p text:style-name="P3">Weight: 3.07</text:p>
      <text:p text:style-name="P3"/>
      <text:p text:style-name="P3">J48 pruned tree</text:p>
      <text:p text:style-name="P3">------------------</text:p>
      <text:p text:style-name="P3"/>
      <text:p text:style-name="P3">TOTOTORS &lt;= 220: nfp (70.98/2.47)</text:p>
      <text:p text:style-name="P3">TOTOTORS &gt; 220</text:p>
      <text:p text:style-name="P3">| <text:s text:c="2"/>ELOC &lt;= 48</text:p>
      <text:p text:style-name="P3">| <text:s text:c="2"/>| <text:s text:c="2"/>NLOGIC &lt;= 4: nfp (6.23)</text:p>
      <text:p text:style-name="P3">| <text:s text:c="2"/>| <text:s text:c="2"/>NLOGIC &gt; 4: fp (2.47)</text:p>
      <text:p text:style-name="P3">| <text:s text:c="2"/>ELOC &gt; 48: fp (108.31/17.3)</text:p>
      <text:p text:style-name="P3"/>
      <text:p text:style-name="P3">Number of Leaves <text:s/>: <text:tab/>4</text:p>
      <text:p text:style-name="P3"/>
      <text:p text:style-name="P3">Size of the tree : <text:tab/>7</text:p>
      <text:p text:style-name="P3"/>
      <text:p text:style-name="P3"/>
      <text:p text:style-name="P3">Weight: 2.14</text:p>
      <text:p text:style-name="P3"/>
      <text:p text:style-name="P3">J48 pruned tree</text:p>
      <text:p text:style-name="P3">------------------</text:p>
      <text:p text:style-name="P3"/>
      <text:p text:style-name="P3">NUMUORS &lt;= 17: nfp (28.42)</text:p>
      <text:p text:style-name="P3">NUMUORS &gt; 17</text:p>
      <text:p text:style-name="P3">| <text:s text:c="2"/>TOTOPANDS &lt;= 60: fp (13.69/1.93)</text:p>
      <text:p text:style-name="P3">| <text:s text:c="2"/>TOTOPANDS &gt; 60</text:p>
      <text:p text:style-name="P3">| <text:s text:c="2"/>| <text:s text:c="2"/>LOC &lt;= 1158</text:p>
      <text:p text:style-name="P3">| <text:s text:c="2"/>| <text:s text:c="2"/>| <text:s text:c="2"/>VG &lt;= 29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NUMUANDS &lt;= 102</text:p>
      <text:p text:style-name="P3">| <text:s text:c="2"/>| <text:s text:c="2"/>| <text:s text:c="2"/>| <text:s text:c="2"/>| <text:s text:c="2"/>| <text:s text:c="2"/>NLOGIC &lt;= 8</text:p>
      <text:p text:style-name="P3">| <text:s text:c="2"/>| <text:s text:c="2"/>| <text:s text:c="2"/>| <text:s text:c="2"/>| <text:s text:c="2"/>| <text:s text:c="2"/>| <text:s text:c="2"/>VG &lt;= 23: nfp (34.52/4.15)</text:p>
      <text:p text:style-name="P3">| <text:s text:c="2"/>| <text:s text:c="2"/>| <text:s text:c="2"/>| <text:s text:c="2"/>| <text:s text:c="2"/>| <text:s text:c="2"/>| <text:s text:c="2"/>VG &gt; 23: fp (2.76)</text:p>
      <text:p text:style-name="P3">| <text:s text:c="2"/>| <text:s text:c="2"/>| <text:s text:c="2"/>| <text:s text:c="2"/>| <text:s text:c="2"/>| <text:s text:c="2"/>NLOGIC &gt; 8: fp (4.15)</text:p>
      <text:p text:style-name="P3">| <text:s text:c="2"/>| <text:s text:c="2"/>| <text:s text:c="2"/>| <text:s text:c="2"/>| <text:s text:c="2"/>NUMUANDS &gt; 102: nfp (20.51)</text:p>
      <text:p text:style-name="P3">| <text:s text:c="2"/>| <text:s text:c="2"/>| <text:s text:c="2"/>| <text:s text:c="2"/>NUMUANDS &gt; 115: fp (19.35)</text:p>
      <text:p text:style-name="P3">| <text:s text:c="2"/>| <text:s text:c="2"/>| <text:s text:c="2"/>VG &gt; 29</text:p>
      <text:p text:style-name="P3">| <text:s text:c="2"/>| <text:s text:c="2"/>| <text:s text:c="2"/>| <text:s text:c="2"/>LOC &lt;= 886: nfp (23.03)</text:p>
      <text:p text:style-name="P3">| <text:s text:c="2"/>| <text:s text:c="2"/>| <text:s text:c="2"/>| <text:s text:c="2"/>LOC &gt; 886</text:p>
      <text:p text:style-name="P3">| <text:s text:c="2"/>| <text:s text:c="2"/>| <text:s text:c="2"/>| <text:s text:c="2"/>| <text:s text:c="2"/>LOC &lt;= 992: fp (2.76)</text:p>
      <text:p text:style-name="P3">| <text:s text:c="2"/>| <text:s text:c="2"/>| <text:s text:c="2"/>| <text:s text:c="2"/>| <text:s text:c="2"/>LOC &gt; 992: nfp (13.16)</text:p>
      <text:p text:style-name="P3">| <text:s text:c="2"/>| <text:s text:c="2"/>LOC &gt; 1158</text:p>
      <text:p text:style-name="P3">| <text:s text:c="2"/>| <text:s text:c="2"/>| <text:s text:c="2"/>VG &lt;= 448</text:p>
      <text:p text:style-name="P3">| <text:s text:c="2"/>| <text:s text:c="2"/>| <text:s text:c="2"/>| <text:s text:c="2"/>NLOGIC &lt;= 8: fp (17.97)</text:p>
      <text:p text:style-name="P3">| <text:s text:c="2"/>| <text:s text:c="2"/>| <text:s text:c="2"/>| <text:s text:c="2"/>NLOGIC &gt; 8: nfp (4.39/1.1)</text:p>
      <text:p text:style-name="P3">| <text:s text:c="2"/>| <text:s text:c="2"/>| <text:s text:c="2"/>VG &gt; 448: nfp (3.29)</text:p>
      <text:p text:style-name="P3"/>
      <text:p text:style-name="P3">Number of Leaves <text:s/>: <text:tab/>13</text:p>
      <text:p text:style-name="P3"/>
      <text:p text:style-name="P3">Size of the tree : <text:tab/>25</text:p>
      <text:p text:style-name="P3"/>
      <text:p text:style-name="P3"/>
      <text:p text:style-name="P3">Weight: 3.23</text:p>
      <text:p text:style-name="P3"/>
      <text:p text:style-name="P3">J48 pruned tree</text:p>
      <text:p text:style-name="P3">------------------</text:p>
      <text:p text:style-name="P3"/>
      <text:p text:style-name="P3">NUMUANDS &lt;= 29: nfp (38.9)</text:p>
      <text:p text:style-name="P3">NUMUANDS &gt; 29</text:p>
      <text:p text:style-name="P3">| <text:s text:c="2"/>NLOGIC &lt;= 0</text:p>
      <text:p text:style-name="P3">| <text:s text:c="2"/>| <text:s text:c="2"/>NUMUANDS &lt;= 32: fp (6.11)</text:p>
      <text:p text:style-name="P3">| <text:s text:c="2"/>| <text:s text:c="2"/>NUMUANDS &gt; 32</text:p>
      <text:p text:style-name="P3"><text:soft-page-break/>| <text:s text:c="2"/>| <text:s text:c="2"/>| <text:s text:c="2"/>TOTOTORS &lt;= 405: nfp (19.72/0.72)</text:p>
      <text:p text:style-name="P3">| <text:s text:c="2"/>| <text:s text:c="2"/>| <text:s text:c="2"/>TOTOTORS &gt; 405</text:p>
      <text:p text:style-name="P3">| <text:s text:c="2"/>| <text:s text:c="2"/>| <text:s text:c="2"/>| <text:s text:c="2"/>VG &lt;= 52: fp (10.33/1.71)</text:p>
      <text:p text:style-name="P3">| <text:s text:c="2"/>| <text:s text:c="2"/>| <text:s text:c="2"/>| <text:s text:c="2"/>VG &gt; 52: nfp (8.55)</text:p>
      <text:p text:style-name="P3">| <text:s text:c="2"/>NLOGIC &gt; 0</text:p>
      <text:p text:style-name="P3">| <text:s text:c="2"/>| <text:s text:c="2"/>ELOC &lt;= 54: fp (60.71/3.52)</text:p>
      <text:p text:style-name="P3">| <text:s text:c="2"/>| <text:s text:c="2"/>ELOC &gt; 54</text:p>
      <text:p text:style-name="P3">| <text:s text:c="2"/>| <text:s text:c="2"/>| <text:s text:c="2"/>LOC &lt;= 1001</text:p>
      <text:p text:style-name="P3">| <text:s text:c="2"/>| <text:s text:c="2"/>| <text:s text:c="2"/>| <text:s text:c="2"/>NUMUANDS &lt;= 112: nfp (8.55)</text:p>
      <text:p text:style-name="P3">| <text:s text:c="2"/>| <text:s text:c="2"/>| <text:s text:c="2"/>| <text:s text:c="2"/>NUMUANDS &gt; 112</text:p>
      <text:p text:style-name="P3">| <text:s text:c="2"/>| <text:s text:c="2"/>| <text:s text:c="2"/>| <text:s text:c="2"/>| <text:s text:c="2"/>NUMUORS &lt;= 33: fp (2.16)</text:p>
      <text:p text:style-name="P3">| <text:s text:c="2"/>| <text:s text:c="2"/>| <text:s text:c="2"/>| <text:s text:c="2"/>| <text:s text:c="2"/>NUMUORS &gt; 33: nfp (3.42)</text:p>
      <text:p text:style-name="P3">| <text:s text:c="2"/>| <text:s text:c="2"/>| <text:s text:c="2"/>LOC &gt; 1001</text:p>
      <text:p text:style-name="P3">| <text:s text:c="2"/>| <text:s text:c="2"/>| <text:s text:c="2"/>| <text:s text:c="2"/>TOTOTORS &lt;= 1085: fp (7.44)</text:p>
      <text:p text:style-name="P3">| <text:s text:c="2"/>| <text:s text:c="2"/>| <text:s text:c="2"/>| <text:s text:c="2"/>TOTOTORS &gt; 1085</text:p>
      <text:p text:style-name="P3">| <text:s text:c="2"/>| <text:s text:c="2"/>| <text:s text:c="2"/>| <text:s text:c="2"/>| <text:s text:c="2"/>TOTOTORS &lt;= 1301: nfp (4.26/0.84)</text:p>
      <text:p text:style-name="P3">| <text:s text:c="2"/>| <text:s text:c="2"/>| <text:s text:c="2"/>| <text:s text:c="2"/>| <text:s text:c="2"/>TOTOTORS &gt; 1301: fp (17.84/1.71)</text:p>
      <text:p text:style-name="P3"/>
      <text:p text:style-name="P3">Number of Leaves <text:s/>: <text:tab/>12</text:p>
      <text:p text:style-name="P3"/>
      <text:p text:style-name="P3">Size of the tree : <text:tab/>23</text:p>
      <text:p text:style-name="P3"/>
      <text:p text:style-name="P3"/>
      <text:p text:style-name="P3">Weight: 3.05</text:p>
      <text:p text:style-name="P3"/>
      <text:p text:style-name="P3">J48 pruned tree</text:p>
      <text:p text:style-name="P3">------------------</text:p>
      <text:p text:style-name="P3"/>
      <text:p text:style-name="P3">NUMUORS &lt;= 42</text:p>
      <text:p text:style-name="P3">| <text:s text:c="2"/>NUMUORS &lt;= 19: nfp (38.04/0.38)</text:p>
      <text:p text:style-name="P3">| <text:s text:c="2"/>NUMUORS &gt; 19</text:p>
      <text:p text:style-name="P3">| <text:s text:c="2"/>| <text:s text:c="2"/>VG &lt;= 29</text:p>
      <text:p text:style-name="P3">| <text:s text:c="2"/>| <text:s text:c="2"/>| <text:s text:c="2"/>ELOC &lt;= 25: nfp (9.96)</text:p>
      <text:p text:style-name="P3">| <text:s text:c="2"/>| <text:s text:c="2"/>| <text:s text:c="2"/>ELOC &gt; 25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ELOC &lt;= 54</text:p>
      <text:p text:style-name="P3">| <text:s text:c="2"/>| <text:s text:c="2"/>| <text:s text:c="2"/>| <text:s text:c="2"/>| <text:s text:c="2"/>| <text:s text:c="2"/>ELOC &lt;= 48</text:p>
      <text:p text:style-name="P3">| <text:s text:c="2"/>| <text:s text:c="2"/>| <text:s text:c="2"/>| <text:s text:c="2"/>| <text:s text:c="2"/>| <text:s text:c="2"/>| <text:s text:c="2"/>NLOGIC &lt;= 3</text:p>
      <text:p text:style-name="P3">| <text:s text:c="2"/>| <text:s text:c="2"/>| <text:s text:c="2"/>| <text:s text:c="2"/>| <text:s text:c="2"/>| <text:s text:c="2"/>| <text:s text:c="2"/>| <text:s text:c="2"/>NUMUANDS &lt;= 35: fp (3.2)</text:p>
      <text:p text:style-name="P3">| <text:s text:c="2"/>| <text:s text:c="2"/>| <text:s text:c="2"/>| <text:s text:c="2"/>| <text:s text:c="2"/>| <text:s text:c="2"/>| <text:s text:c="2"/>| <text:s text:c="2"/>NUMUANDS &gt; 35: nfp (15.33)</text:p>
      <text:p text:style-name="P3">| <text:s text:c="2"/>| <text:s text:c="2"/>| <text:s text:c="2"/>| <text:s text:c="2"/>| <text:s text:c="2"/>| <text:s text:c="2"/>| <text:s text:c="2"/>NLOGIC &gt; 3: fp (9.48)</text:p>
      <text:p text:style-name="P3">| <text:s text:c="2"/>| <text:s text:c="2"/>| <text:s text:c="2"/>| <text:s text:c="2"/>| <text:s text:c="2"/>| <text:s text:c="2"/>ELOC &gt; 48: fp (20.99/0.9)</text:p>
      <text:p text:style-name="P3">| <text:s text:c="2"/>| <text:s text:c="2"/>| <text:s text:c="2"/>| <text:s text:c="2"/>| <text:s text:c="2"/>ELOC &gt; 54: nfp (8.81/0.75)</text:p>
      <text:p text:style-name="P3">| <text:s text:c="2"/>| <text:s text:c="2"/>| <text:s text:c="2"/>| <text:s text:c="2"/>NUMUANDS &gt; 115: fp (13.21)</text:p>
      <text:p text:style-name="P3">| <text:s text:c="2"/>| <text:s text:c="2"/>VG &gt; 29: nfp (52.38/4.71)</text:p>
      <text:p text:style-name="P3">NUMUORS &gt; 42: fp (16.59)</text:p>
      <text:p text:style-name="P3"/>
      <text:p text:style-name="P3">Number of Leaves <text:s/>: <text:tab/>10</text:p>
      <text:p text:style-name="P3"/>
      <text:p text:style-name="P3">Size of the tree : <text:tab/>19</text:p>
      <text:p text:style-name="P3"/>
      <text:p text:style-name="P3"/>
      <text:p text:style-name="P3">Weight: 3.29</text:p>
      <text:p text:style-name="P3"/>
      <text:p text:style-name="P3">J48 pruned tree</text:p>
      <text:p text:style-name="P3">------------------</text:p>
      <text:p text:style-name="P3"/>
      <text:p text:style-name="P3">LOC &lt;= 686</text:p>
      <text:p text:style-name="P3">| <text:s text:c="2"/>NUMUORS &lt;= 19: nfp (19.37)</text:p>
      <text:p text:style-name="P3">| <text:s text:c="2"/>NUMUORS &gt; 19</text:p>
      <text:p text:style-name="P3">| <text:s text:c="2"/>| <text:s text:c="2"/>TOTOPANDS &lt;= 298</text:p>
      <text:p text:style-name="P3">| <text:s text:c="2"/>| <text:s text:c="2"/>| <text:s text:c="2"/>NUMUANDS &lt;= 68</text:p>
      <text:p text:style-name="P3">| <text:s text:c="2"/>| <text:s text:c="2"/>| <text:s text:c="2"/>| <text:s text:c="2"/>ELOC &lt;= 50: nfp (12.75/1.66)</text:p>
      <text:p text:style-name="P3">| <text:s text:c="2"/>| <text:s text:c="2"/>| <text:s text:c="2"/>| <text:s text:c="2"/>ELOC &gt; 50: fp (6.9/1.39)</text:p>
      <text:p text:style-name="P3">| <text:s text:c="2"/>| <text:s text:c="2"/>| <text:s text:c="2"/>NUMUANDS &gt; 68: fp (10.11/0.87)</text:p>
      <text:p text:style-name="P3">| <text:s text:c="2"/>| <text:s text:c="2"/>TOTOPANDS &gt; 298: nfp (26.09/0.78)</text:p>
      <text:p text:style-name="P3">LOC &gt; 686</text:p>
      <text:p text:style-name="P3">| <text:s text:c="2"/>VG &lt;= 448</text:p>
      <text:p text:style-name="P3">| <text:s text:c="2"/>| <text:s text:c="2"/>LOC &lt;= 1158</text:p>
      <text:p text:style-name="P3">| <text:s text:c="2"/>| <text:s text:c="2"/>| <text:s text:c="2"/>TOTOPANDS &lt;= 741: fp (35.29/2.95)</text:p>
      <text:p text:style-name="P3">| <text:s text:c="2"/>| <text:s text:c="2"/>| <text:s text:c="2"/>TOTOPANDS &gt; 741: nfp (2.98/0.2)</text:p>
      <text:p text:style-name="P3">| <text:s text:c="2"/>| <text:s text:c="2"/>LOC &gt; 1158: fp (64.71/0.46)</text:p>
      <text:p text:style-name="P3"><text:soft-page-break/>| <text:s text:c="2"/>VG &gt; 448: nfp (9.8)</text:p>
      <text:p text:style-name="P3"/>
      <text:p text:style-name="P3">Number of Leaves <text:s/>: <text:tab/>9</text:p>
      <text:p text:style-name="P3"/>
      <text:p text:style-name="P3">Size of the tree : <text:tab/>17</text:p>
      <text:p text:style-name="P3"/>
      <text:p text:style-name="P3"/>
      <text:p text:style-name="P3">Weight: 3.07</text:p>
      <text:p text:style-name="P3"/>
      <text:p text:style-name="P3">J48 pruned tree</text:p>
      <text:p text:style-name="P3">------------------</text:p>
      <text:p text:style-name="P3"/>
      <text:p text:style-name="P3">ELOC &lt;= 105</text:p>
      <text:p text:style-name="P3">| <text:s text:c="2"/>LOC &lt;= 173</text:p>
      <text:p text:style-name="P3">| <text:s text:c="2"/>| <text:s text:c="2"/>VG &lt;= 6: nfp (2.81)</text:p>
      <text:p text:style-name="P3">| <text:s text:c="2"/>| <text:s text:c="2"/>VG &gt; 6: fp (18.82/0.06)</text:p>
      <text:p text:style-name="P3">| <text:s text:c="2"/>LOC &gt; 173</text:p>
      <text:p text:style-name="P3">| <text:s text:c="2"/>| <text:s text:c="2"/>NUMUANDS &lt;= 115</text:p>
      <text:p text:style-name="P3">| <text:s text:c="2"/>| <text:s text:c="2"/>| <text:s text:c="2"/>NLOGIC &lt;= 0: nfp (46.99)</text:p>
      <text:p text:style-name="P3">| <text:s text:c="2"/>| <text:s text:c="2"/>| <text:s text:c="2"/>NLOGIC &gt; 0</text:p>
      <text:p text:style-name="P3">| <text:s text:c="2"/>| <text:s text:c="2"/>| <text:s text:c="2"/>| <text:s text:c="2"/>ELOC &lt;= 54</text:p>
      <text:p text:style-name="P3">| <text:s text:c="2"/>| <text:s text:c="2"/>| <text:s text:c="2"/>| <text:s text:c="2"/>| <text:s text:c="2"/>NUMUANDS &lt;= 44: nfp (9.01)</text:p>
      <text:p text:style-name="P3">| <text:s text:c="2"/>| <text:s text:c="2"/>| <text:s text:c="2"/>| <text:s text:c="2"/>| <text:s text:c="2"/>NUMUANDS &gt; 44</text:p>
      <text:p text:style-name="P3">| <text:s text:c="2"/>| <text:s text:c="2"/>| <text:s text:c="2"/>| <text:s text:c="2"/>| <text:s text:c="2"/>| <text:s text:c="2"/>ELOC &lt;= 49</text:p>
      <text:p text:style-name="P3">| <text:s text:c="2"/>| <text:s text:c="2"/>| <text:s text:c="2"/>| <text:s text:c="2"/>| <text:s text:c="2"/>| <text:s text:c="2"/>| <text:s text:c="2"/>TOTOTORS &lt;= 227: fp (2.57)</text:p>
      <text:p text:style-name="P3">| <text:s text:c="2"/>| <text:s text:c="2"/>| <text:s text:c="2"/>| <text:s text:c="2"/>| <text:s text:c="2"/>| <text:s text:c="2"/>| <text:s text:c="2"/>TOTOTORS &gt; 227: nfp (2.41)</text:p>
      <text:p text:style-name="P3">| <text:s text:c="2"/>| <text:s text:c="2"/>| <text:s text:c="2"/>| <text:s text:c="2"/>| <text:s text:c="2"/>| <text:s text:c="2"/>ELOC &gt; 49: fp (5.45)</text:p>
      <text:p text:style-name="P3">| <text:s text:c="2"/>| <text:s text:c="2"/>| <text:s text:c="2"/>| <text:s text:c="2"/>ELOC &gt; 54: nfp (21.24)</text:p>
      <text:p text:style-name="P3">| <text:s text:c="2"/>| <text:s text:c="2"/>NUMUANDS &gt; 115</text:p>
      <text:p text:style-name="P3">| <text:s text:c="2"/>| <text:s text:c="2"/>| <text:s text:c="2"/>VG &lt;= 25: fp (14.13)</text:p>
      <text:p text:style-name="P3">| <text:s text:c="2"/>| <text:s text:c="2"/>| <text:s text:c="2"/>VG &gt; 25: nfp (5.37)</text:p>
      <text:p text:style-name="P3">ELOC &gt; 105</text:p>
      <text:p text:style-name="P3">| <text:s text:c="2"/>NUMUANDS &lt;= 633</text:p>
      <text:p text:style-name="P3">| <text:s text:c="2"/>| <text:s text:c="2"/>VG &lt;= 48: fp (36.55/0.49)</text:p>
      <text:p text:style-name="P3">| <text:s text:c="2"/>| <text:s text:c="2"/>VG &gt; 48</text:p>
      <text:p text:style-name="P3">| <text:s text:c="2"/>| <text:s text:c="2"/>| <text:s text:c="2"/>TOTOTORS &lt;= 1522: nfp (6.67/0.2)</text:p>
      <text:p text:style-name="P3">| <text:s text:c="2"/>| <text:s text:c="2"/>| <text:s text:c="2"/>TOTOTORS &gt; 1522: fp (10.6)</text:p>
      <text:p text:style-name="P3">| <text:s text:c="2"/>NUMUANDS &gt; 633: nfp (5.37/0.24)</text:p>
      <text:p text:style-name="P3"/>
      <text:p text:style-name="P3">Number of Leaves <text:s/>: <text:tab/>14</text:p>
      <text:p text:style-name="P3"/>
      <text:p text:style-name="P3">Size of the tree : <text:tab/>27</text:p>
      <text:p text:style-name="P3"/>
      <text:p text:style-name="P3"/>
      <text:p text:style-name="P3">Weight: 5.24</text:p>
      <text:p text:style-name="P3"/>
      <text:p text:style-name="P3">J48 pruned tree</text:p>
      <text:p text:style-name="P3">------------------</text:p>
      <text:p text:style-name="P3"/>
      <text:p text:style-name="P3">NUMUORS &lt;= 42</text:p>
      <text:p text:style-name="P3">| <text:s text:c="2"/>ELOC &lt;= 151</text:p>
      <text:p text:style-name="P3">| <text:s text:c="2"/>| <text:s text:c="2"/>VG &lt;= 29</text:p>
      <text:p text:style-name="P3">| <text:s text:c="2"/>| <text:s text:c="2"/>| <text:s text:c="2"/>NUMUANDS &lt;= 115</text:p>
      <text:p text:style-name="P3">| <text:s text:c="2"/>| <text:s text:c="2"/>| <text:s text:c="2"/>| <text:s text:c="2"/>TOTOPANDS &lt;= 56</text:p>
      <text:p text:style-name="P3">| <text:s text:c="2"/>| <text:s text:c="2"/>| <text:s text:c="2"/>| <text:s text:c="2"/>| <text:s text:c="2"/>VG &lt;= 6: nfp (2.45)</text:p>
      <text:p text:style-name="P3">| <text:s text:c="2"/>| <text:s text:c="2"/>| <text:s text:c="2"/>| <text:s text:c="2"/>| <text:s text:c="2"/>VG &gt; 6: fp (9.47/0.04)</text:p>
      <text:p text:style-name="P3">| <text:s text:c="2"/>| <text:s text:c="2"/>| <text:s text:c="2"/>| <text:s text:c="2"/>TOTOPANDS &gt; 56</text:p>
      <text:p text:style-name="P3">| <text:s text:c="2"/>| <text:s text:c="2"/>| <text:s text:c="2"/>| <text:s text:c="2"/>| <text:s text:c="2"/>VG &lt;= 25: nfp (43.15/4.03)</text:p>
      <text:p text:style-name="P3">| <text:s text:c="2"/>| <text:s text:c="2"/>| <text:s text:c="2"/>| <text:s text:c="2"/>| <text:s text:c="2"/>VG &gt; 25: fp (2.76)</text:p>
      <text:p text:style-name="P3">| <text:s text:c="2"/>| <text:s text:c="2"/>| <text:s text:c="2"/>NUMUANDS &gt; 115: fp (8.42)</text:p>
      <text:p text:style-name="P3">| <text:s text:c="2"/>| <text:s text:c="2"/>VG &gt; 29: nfp (55.75/1.38)</text:p>
      <text:p text:style-name="P3">| <text:s text:c="2"/>ELOC &gt; 151</text:p>
      <text:p text:style-name="P3">| <text:s text:c="2"/>| <text:s text:c="2"/>VG &lt;= 45: fp (11.34)</text:p>
      <text:p text:style-name="P3">| <text:s text:c="2"/>| <text:s text:c="2"/>VG &gt; 45</text:p>
      <text:p text:style-name="P3">| <text:s text:c="2"/>| <text:s text:c="2"/>| <text:s text:c="2"/>LOC &lt;= 2042: nfp (7.33/1.62)</text:p>
      <text:p text:style-name="P3">| <text:s text:c="2"/>| <text:s text:c="2"/>| <text:s text:c="2"/>LOC &gt; 2042: fp (3.0)</text:p>
      <text:p text:style-name="P3">NUMUORS &gt; 42: fp (44.33)</text:p>
      <text:p text:style-name="P3"/>
      <text:p text:style-name="P3">Number of Leaves <text:s/>: <text:tab/>10</text:p>
      <text:p text:style-name="P3"/>
      <text:p text:style-name="P3">Size of the tree : <text:tab/>19</text:p>
      <text:p text:style-name="P3"/>
      <text:p text:style-name="P3"><text:soft-page-break/></text:p>
      <text:p text:style-name="P3">Weight: 3.24</text:p>
      <text:p text:style-name="P3"/>
      <text:p text:style-name="P3">J48 pruned tree</text:p>
      <text:p text:style-name="P3">------------------</text:p>
      <text:p text:style-name="P3"/>
      <text:p text:style-name="P3">NLOGIC &lt;= 9</text:p>
      <text:p text:style-name="P3">| <text:s text:c="2"/>NUMUORS &lt;= 26</text:p>
      <text:p text:style-name="P3">| <text:s text:c="2"/>| <text:s text:c="2"/>NUMUANDS &lt;= 29: nfp (5.17)</text:p>
      <text:p text:style-name="P3">| <text:s text:c="2"/>| <text:s text:c="2"/>NUMUANDS &gt; 29</text:p>
      <text:p text:style-name="P3">| <text:s text:c="2"/>| <text:s text:c="2"/>| <text:s text:c="2"/>TOTOPANDS &lt;= 174</text:p>
      <text:p text:style-name="P3">| <text:s text:c="2"/>| <text:s text:c="2"/>| <text:s text:c="2"/>| <text:s text:c="2"/>NUMUANDS &lt;= 31: fp (4.9)</text:p>
      <text:p text:style-name="P3">| <text:s text:c="2"/>| <text:s text:c="2"/>| <text:s text:c="2"/>| <text:s text:c="2"/>NUMUANDS &gt; 31: nfp (5.43)</text:p>
      <text:p text:style-name="P3">| <text:s text:c="2"/>| <text:s text:c="2"/>| <text:s text:c="2"/>TOTOPANDS &gt; 174</text:p>
      <text:p text:style-name="P3">| <text:s text:c="2"/>| <text:s text:c="2"/>| <text:s text:c="2"/>| <text:s text:c="2"/>NLOGIC &lt;= 1</text:p>
      <text:p text:style-name="P3">| <text:s text:c="2"/>| <text:s text:c="2"/>| <text:s text:c="2"/>| <text:s text:c="2"/>| <text:s text:c="2"/>TOTOPANDS &lt;= 246: nfp (3.47)</text:p>
      <text:p text:style-name="P3">| <text:s text:c="2"/>| <text:s text:c="2"/>| <text:s text:c="2"/>| <text:s text:c="2"/>| <text:s text:c="2"/>TOTOPANDS &gt; 246: fp (38.0/1.72)</text:p>
      <text:p text:style-name="P3">| <text:s text:c="2"/>| <text:s text:c="2"/>| <text:s text:c="2"/>| <text:s text:c="2"/>NLOGIC &gt; 1: fp (34.55/0.16)</text:p>
      <text:p text:style-name="P3">| <text:s text:c="2"/>NUMUORS &gt; 26</text:p>
      <text:p text:style-name="P3">| <text:s text:c="2"/>| <text:s text:c="2"/>NUMUORS &lt;= 43</text:p>
      <text:p text:style-name="P3">| <text:s text:c="2"/>| <text:s text:c="2"/>| <text:s text:c="2"/>NLOGIC &lt;= 2</text:p>
      <text:p text:style-name="P3">| <text:s text:c="2"/>| <text:s text:c="2"/>| <text:s text:c="2"/>| <text:s text:c="2"/>ELOC &lt;= 105</text:p>
      <text:p text:style-name="P3">| <text:s text:c="2"/>| <text:s text:c="2"/>| <text:s text:c="2"/>| <text:s text:c="2"/>| <text:s text:c="2"/>NUMUANDS &lt;= 117: nfp (6.55/0.58)</text:p>
      <text:p text:style-name="P3">| <text:s text:c="2"/>| <text:s text:c="2"/>| <text:s text:c="2"/>| <text:s text:c="2"/>| <text:s text:c="2"/>NUMUANDS &gt; 117: fp (3.71/1.34)</text:p>
      <text:p text:style-name="P3">| <text:s text:c="2"/>| <text:s text:c="2"/>| <text:s text:c="2"/>| <text:s text:c="2"/>ELOC &gt; 105: fp (7.29/1.53)</text:p>
      <text:p text:style-name="P3">| <text:s text:c="2"/>| <text:s text:c="2"/>| <text:s text:c="2"/>NLOGIC &gt; 2</text:p>
      <text:p text:style-name="P3">| <text:s text:c="2"/>| <text:s text:c="2"/>| <text:s text:c="2"/>| <text:s text:c="2"/>NUMUORS &lt;= 30: fp (4.18/1.53)</text:p>
      <text:p text:style-name="P3">| <text:s text:c="2"/>| <text:s text:c="2"/>| <text:s text:c="2"/>| <text:s text:c="2"/>NUMUORS &gt; 30: nfp (27.68/0.74)</text:p>
      <text:p text:style-name="P3">| <text:s text:c="2"/>| <text:s text:c="2"/>NUMUORS &gt; 43: fp (10.16)</text:p>
      <text:p text:style-name="P3">NLOGIC &gt; 9: fp (36.91/0.13)</text:p>
      <text:p text:style-name="P3"/>
      <text:p text:style-name="P3">Number of Leaves <text:s/>: <text:tab/>13</text:p>
      <text:p text:style-name="P3"/>
      <text:p text:style-name="P3">Size of the tree : <text:tab/>25</text:p>
      <text:p text:style-name="P3"/>
      <text:p text:style-name="P3"/>
      <text:p text:style-name="P3">Weight: 3.15</text:p>
      <text:p text:style-name="P3"/>
      <text:p text:style-name="P3">J48 pruned tree</text:p>
      <text:p text:style-name="P3">------------------</text:p>
      <text:p text:style-name="P3"/>
      <text:p text:style-name="P3">TOTOPANDS &lt;= 1494</text:p>
      <text:p text:style-name="P3">| <text:s text:c="2"/>ELOC &lt;= 56</text:p>
      <text:p text:style-name="P3">| <text:s text:c="2"/>| <text:s text:c="2"/>NLOGIC &lt;= 0</text:p>
      <text:p text:style-name="P3">| <text:s text:c="2"/>| <text:s text:c="2"/>| <text:s text:c="2"/>VG &lt;= 7: fp (4.07/1.51)</text:p>
      <text:p text:style-name="P3">| <text:s text:c="2"/>| <text:s text:c="2"/>| <text:s text:c="2"/>VG &gt; 7: nfp (5.03)</text:p>
      <text:p text:style-name="P3">| <text:s text:c="2"/>| <text:s text:c="2"/>NLOGIC &gt; 0</text:p>
      <text:p text:style-name="P3">| <text:s text:c="2"/>| <text:s text:c="2"/>| <text:s text:c="2"/>NUMUANDS &lt;= 44: nfp (3.24)</text:p>
      <text:p text:style-name="P3">| <text:s text:c="2"/>| <text:s text:c="2"/>| <text:s text:c="2"/>NUMUANDS &gt; 44</text:p>
      <text:p text:style-name="P3">| <text:s text:c="2"/>| <text:s text:c="2"/>| <text:s text:c="2"/>| <text:s text:c="2"/>NUMUANDS &lt;= 68</text:p>
      <text:p text:style-name="P3">| <text:s text:c="2"/>| <text:s text:c="2"/>| <text:s text:c="2"/>| <text:s text:c="2"/>| <text:s text:c="2"/>LOC &lt;= 457: fp (9.83/0.16)</text:p>
      <text:p text:style-name="P3">| <text:s text:c="2"/>| <text:s text:c="2"/>| <text:s text:c="2"/>| <text:s text:c="2"/>| <text:s text:c="2"/>LOC &gt; 457: nfp (2.99/0.36)</text:p>
      <text:p text:style-name="P3">| <text:s text:c="2"/>| <text:s text:c="2"/>| <text:s text:c="2"/>| <text:s text:c="2"/>NUMUANDS &gt; 68: fp (25.01/0.08)</text:p>
      <text:p text:style-name="P3">| <text:s text:c="2"/>ELOC &gt; 56</text:p>
      <text:p text:style-name="P3">| <text:s text:c="2"/>| <text:s text:c="2"/>ELOC &lt;= 140: nfp (66.11/2.71)</text:p>
      <text:p text:style-name="P3">| <text:s text:c="2"/>| <text:s text:c="2"/>ELOC &gt; 140</text:p>
      <text:p text:style-name="P3">| <text:s text:c="2"/>| <text:s text:c="2"/>| <text:s text:c="2"/>TOTOTORS &lt;= 1168: fp (24.3/0.77)</text:p>
      <text:p text:style-name="P3">| <text:s text:c="2"/>| <text:s text:c="2"/>| <text:s text:c="2"/>TOTOTORS &gt; 1168</text:p>
      <text:p text:style-name="P3">| <text:s text:c="2"/>| <text:s text:c="2"/>| <text:s text:c="2"/>| <text:s text:c="2"/>NUMUORS &lt;= 43: nfp (27.16/1.56)</text:p>
      <text:p text:style-name="P3">| <text:s text:c="2"/>| <text:s text:c="2"/>| <text:s text:c="2"/>| <text:s text:c="2"/>NUMUORS &gt; 43: fp (2.63)</text:p>
      <text:p text:style-name="P3">TOTOPANDS &gt; 1494: fp (17.63)</text:p>
      <text:p text:style-name="P3"/>
      <text:p text:style-name="P3">Number of Leaves <text:s/>: <text:tab/>11</text:p>
      <text:p text:style-name="P3"/>
      <text:p text:style-name="P3">Size of the tree : <text:tab/>21</text:p>
      <text:p text:style-name="P3"/>
      <text:p text:style-name="P3"/>
      <text:p text:style-name="P3">Weight: 3.23</text:p>
      <text:p text:style-name="P3"/>
      <text:p text:style-name="P3">Number of performed Iterations: 10</text:p>
      <text:p text:style-name="P3"/>
      <text:p text:style-name="P3"/>
      <text:p text:style-name="P3"><text:soft-page-break/>Cost Matrix</text:p>
      <text:p text:style-name="P3"><text:s/>0 6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9 seconds</text:p>
      <text:p text:style-name="P3"/>
      <text:p text:style-name="P3">=== Evaluation on test set ===</text:p>
      <text:p text:style-name="P3"/>
      <text:p text:style-name="P3">Time taken to test model on supplied test set: 0.01 seconds</text:p>
      <text:p text:style-name="P3"/>
      <text:p text:style-name="P3">=== Summary ===</text:p>
      <text:p text:style-name="P3"/>
      <text:p text:style-name="P3">Correctly Classified Instances <text:s text:c="9"/>76 <text:s text:c="14"/>80.8511 %</text:p>
      <text:p text:style-name="P3">Incorrectly Classified Instances <text:s text:c="7"/>18 <text:s text:c="14"/>19.1489 %</text:p>
      <text:p text:style-name="P3">Kappa statistic <text:s text:c="25"/>0.5012</text:p>
      <text:p text:style-name="P3">Mean absolute error <text:s text:c="21"/>0.1898</text:p>
      <text:p text:style-name="P3">Root mean squared error <text:s text:c="17"/>0.4324</text:p>
      <text:p text:style-name="P3">Relative absolute error <text:s text:c="16"/>45.5234 %</text:p>
      <text:p text:style-name="P3">Root relative squared error <text:s text:c="12"/>94.5466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24 <text:s text:c="3"/>0.464 <text:s text:c="3"/>0.824 <text:s text:c="5"/>0.924 <text:s text:c="3"/>0.871 <text:s text:c="5"/>0.514 <text:s text:c="3"/>0.919 <text:s text:c="4"/>0.961 <text:s text:c="4"/>nfp</text:p>
      <text:p text:style-name="P3"><text:s text:c="17"/>0.536 <text:s text:c="3"/>0.076 <text:s text:c="3"/>0.750 <text:s text:c="5"/>0.536 <text:s text:c="3"/>0.625 <text:s text:c="5"/>0.514 <text:s text:c="3"/>0.919 <text:s text:c="4"/>0.779 <text:s text:c="4"/>fp</text:p>
      <text:p text:style-name="P3">Weighted Avg. <text:s text:c="3"/>0.809 <text:s text:c="3"/>0.349 <text:s text:c="3"/>0.802 <text:s text:c="5"/>0.809 <text:s text:c="3"/>0.798 <text:s text:c="5"/>0.514 <text:s text:c="3"/>0.919 <text:s text:c="4"/>0.906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1 <text:s/>5 | <text:s/>a = nfp</text:p>
      <text:p text:style-name="P3"><text:s/>13 15 | <text:s/>b = fp</text:p>
      <text:p text:style-name="P3">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5.0; 1.0 0.0]" -S 1 -W weka.classifiers.meta.AdaBoostM1 -- -P 100 -S 1 -I 10 -W weka.classifiers.trees.J48 -- -C 0.25 -M 2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<text:soft-page-break/>CostSensitiveClassifier using reweighted training instances</text:p>
      <text:p text:style-name="P3"/>
      <text:p text:style-name="P3">weka.classifiers.meta.AdaBoostM1 -P 100 -S 1 -I 10 -W weka.classifiers.trees.J48 -- -C 0.25 -M 2</text:p>
      <text:p text:style-name="P3"/>
      <text:p text:style-name="P3">Classifier Model</text:p>
      <text:p text:style-name="P3">AdaBoostM1: Base classifiers and their weights: </text:p>
      <text:p text:style-name="P3"/>
      <text:p text:style-name="P3">J48 pruned tree</text:p>
      <text:p text:style-name="P3">------------------</text:p>
      <text:p text:style-name="P3"/>
      <text:p text:style-name="P3">LOC &lt;= 886: nfp (167.37/4.18)</text:p>
      <text:p text:style-name="P3">LOC &gt; 886</text:p>
      <text:p text:style-name="P3">| <text:s text:c="2"/>NLOGIC &lt;= 9: nfp (16.19/5.74)</text:p>
      <text:p text:style-name="P3">| <text:s text:c="2"/>NLOGIC &gt; 9: fp (4.44)</text:p>
      <text:p text:style-name="P3"/>
      <text:p text:style-name="P3">Number of Leaves <text:s/>: <text:tab/>3</text:p>
      <text:p text:style-name="P3"/>
      <text:p text:style-name="P3">Size of the tree : <text:tab/>5</text:p>
      <text:p text:style-name="P3"/>
      <text:p text:style-name="P3"/>
      <text:p text:style-name="P3">Weight: 2.89</text:p>
      <text:p text:style-name="P3"/>
      <text:p text:style-name="P3">J48 pruned tree</text:p>
      <text:p text:style-name="P3">------------------</text:p>
      <text:p text:style-name="P3"/>
      <text:p text:style-name="P3">TOTOTORS &lt;= 220: nfp (70.7/2.47)</text:p>
      <text:p text:style-name="P3">TOTOTORS &gt; 220</text:p>
      <text:p text:style-name="P3">| <text:s text:c="2"/>ELOC &lt;= 48</text:p>
      <text:p text:style-name="P3">| <text:s text:c="2"/>| <text:s text:c="2"/>NLOGIC &lt;= 4: nfp (6.2)</text:p>
      <text:p text:style-name="P3">| <text:s text:c="2"/>| <text:s text:c="2"/>NLOGIC &gt; 4: fp (2.47)</text:p>
      <text:p text:style-name="P3">| <text:s text:c="2"/>ELOC &gt; 48: fp (108.62/17.23)</text:p>
      <text:p text:style-name="P3"/>
      <text:p text:style-name="P3">Number of Leaves <text:s/>: <text:tab/>4</text:p>
      <text:p text:style-name="P3"/>
      <text:p text:style-name="P3">Size of the tree : <text:tab/>7</text:p>
      <text:p text:style-name="P3"/>
      <text:p text:style-name="P3"/>
      <text:p text:style-name="P3">Weight: 2.14</text:p>
      <text:p text:style-name="P3"/>
      <text:p text:style-name="P3">J48 pruned tree</text:p>
      <text:p text:style-name="P3">------------------</text:p>
      <text:p text:style-name="P3"/>
      <text:p text:style-name="P3">NUMUORS &lt;= 17: nfp (28.31)</text:p>
      <text:p text:style-name="P3">NUMUORS &gt; 17</text:p>
      <text:p text:style-name="P3">| <text:s text:c="2"/>TOTOPANDS &lt;= 60: fp (13.73/1.92)</text:p>
      <text:p text:style-name="P3">| <text:s text:c="2"/>TOTOPANDS &gt; 60</text:p>
      <text:p text:style-name="P3">| <text:s text:c="2"/>| <text:s text:c="2"/>LOC &lt;= 1158</text:p>
      <text:p text:style-name="P3">| <text:s text:c="2"/>| <text:s text:c="2"/>| <text:s text:c="2"/>VG &lt;= 29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NUMUANDS &lt;= 102</text:p>
      <text:p text:style-name="P3">| <text:s text:c="2"/>| <text:s text:c="2"/>| <text:s text:c="2"/>| <text:s text:c="2"/>| <text:s text:c="2"/>| <text:s text:c="2"/>NLOGIC &lt;= 8</text:p>
      <text:p text:style-name="P3">| <text:s text:c="2"/>| <text:s text:c="2"/>| <text:s text:c="2"/>| <text:s text:c="2"/>| <text:s text:c="2"/>| <text:s text:c="2"/>| <text:s text:c="2"/>VG &lt;= 23: nfp (34.44/4.14)</text:p>
      <text:p text:style-name="P3">| <text:s text:c="2"/>| <text:s text:c="2"/>| <text:s text:c="2"/>| <text:s text:c="2"/>| <text:s text:c="2"/>| <text:s text:c="2"/>| <text:s text:c="2"/>VG &gt; 23: fp (2.76)</text:p>
      <text:p text:style-name="P3">| <text:s text:c="2"/>| <text:s text:c="2"/>| <text:s text:c="2"/>| <text:s text:c="2"/>| <text:s text:c="2"/>| <text:s text:c="2"/>NLOGIC &gt; 8: fp (4.14)</text:p>
      <text:p text:style-name="P3">| <text:s text:c="2"/>| <text:s text:c="2"/>| <text:s text:c="2"/>| <text:s text:c="2"/>| <text:s text:c="2"/>NUMUANDS &gt; 102: nfp (20.5)</text:p>
      <text:p text:style-name="P3">| <text:s text:c="2"/>| <text:s text:c="2"/>| <text:s text:c="2"/>| <text:s text:c="2"/>NUMUANDS &gt; 115: fp (19.34)</text:p>
      <text:p text:style-name="P3">| <text:s text:c="2"/>| <text:s text:c="2"/>| <text:s text:c="2"/>VG &gt; 29</text:p>
      <text:p text:style-name="P3">| <text:s text:c="2"/>| <text:s text:c="2"/>| <text:s text:c="2"/>| <text:s text:c="2"/>LOC &lt;= 886: nfp (23.02)</text:p>
      <text:p text:style-name="P3">| <text:s text:c="2"/>| <text:s text:c="2"/>| <text:s text:c="2"/>| <text:s text:c="2"/>LOC &gt; 886</text:p>
      <text:p text:style-name="P3">| <text:s text:c="2"/>| <text:s text:c="2"/>| <text:s text:c="2"/>| <text:s text:c="2"/>| <text:s text:c="2"/>LOC &lt;= 992: fp (2.76)</text:p>
      <text:p text:style-name="P3">| <text:s text:c="2"/>| <text:s text:c="2"/>| <text:s text:c="2"/>| <text:s text:c="2"/>| <text:s text:c="2"/>LOC &gt; 992: nfp (13.15)</text:p>
      <text:p text:style-name="P3">| <text:s text:c="2"/>| <text:s text:c="2"/>LOC &gt; 1158</text:p>
      <text:p text:style-name="P3">| <text:s text:c="2"/>| <text:s text:c="2"/>| <text:s text:c="2"/>VG &lt;= 448</text:p>
      <text:p text:style-name="P3">| <text:s text:c="2"/>| <text:s text:c="2"/>| <text:s text:c="2"/>| <text:s text:c="2"/>NLOGIC &lt;= 8: fp (17.96)</text:p>
      <text:p text:style-name="P3">| <text:s text:c="2"/>| <text:s text:c="2"/>| <text:s text:c="2"/>| <text:s text:c="2"/>NLOGIC &gt; 8: nfp (4.6/1.31)</text:p>
      <text:p text:style-name="P3">| <text:s text:c="2"/>| <text:s text:c="2"/>| <text:s text:c="2"/>VG &gt; 448: nfp (3.29)</text:p>
      <text:p text:style-name="P3"/>
      <text:p text:style-name="P3">Number of Leaves <text:s/>: <text:tab/>13</text:p>
      <text:p text:style-name="P3"/>
      <text:p text:style-name="P3">Size of the tree : <text:tab/>25</text:p>
      <text:p text:style-name="P3"/>
      <text:p text:style-name="P3"/>
      <text:p text:style-name="P3"><text:soft-page-break/>Weight: 3.2</text:p>
      <text:p text:style-name="P3"/>
      <text:p text:style-name="P3">J48 pruned tree</text:p>
      <text:p text:style-name="P3">------------------</text:p>
      <text:p text:style-name="P3"/>
      <text:p text:style-name="P3">NUMUANDS &lt;= 29: nfp (38.05)</text:p>
      <text:p text:style-name="P3">NUMUANDS &gt; 29</text:p>
      <text:p text:style-name="P3">| <text:s text:c="2"/>NLOGIC &lt;= 0</text:p>
      <text:p text:style-name="P3">| <text:s text:c="2"/>| <text:s text:c="2"/>NUMUANDS &lt;= 32: fp (6.14)</text:p>
      <text:p text:style-name="P3">| <text:s text:c="2"/>| <text:s text:c="2"/>NUMUANDS &gt; 32</text:p>
      <text:p text:style-name="P3">| <text:s text:c="2"/>| <text:s text:c="2"/>| <text:s text:c="2"/>TOTOTORS &lt;= 405: nfp (19.71/0.72)</text:p>
      <text:p text:style-name="P3">| <text:s text:c="2"/>| <text:s text:c="2"/>| <text:s text:c="2"/>TOTOTORS &gt; 405</text:p>
      <text:p text:style-name="P3">| <text:s text:c="2"/>| <text:s text:c="2"/>| <text:s text:c="2"/>| <text:s text:c="2"/>VG &lt;= 52: fp (10.34/1.71)</text:p>
      <text:p text:style-name="P3">| <text:s text:c="2"/>| <text:s text:c="2"/>| <text:s text:c="2"/>| <text:s text:c="2"/>VG &gt; 52: nfp (8.56)</text:p>
      <text:p text:style-name="P3">| <text:s text:c="2"/>NLOGIC &gt; 0</text:p>
      <text:p text:style-name="P3">| <text:s text:c="2"/>| <text:s text:c="2"/>ELOC &lt;= 54: fp (59.2/3.51)</text:p>
      <text:p text:style-name="P3">| <text:s text:c="2"/>| <text:s text:c="2"/>ELOC &gt; 54</text:p>
      <text:p text:style-name="P3">| <text:s text:c="2"/>| <text:s text:c="2"/>| <text:s text:c="2"/>NUMUORS &lt;= 42</text:p>
      <text:p text:style-name="P3">| <text:s text:c="2"/>| <text:s text:c="2"/>| <text:s text:c="2"/>| <text:s text:c="2"/>LOC &lt;= 1001</text:p>
      <text:p text:style-name="P3">| <text:s text:c="2"/>| <text:s text:c="2"/>| <text:s text:c="2"/>| <text:s text:c="2"/>| <text:s text:c="2"/>NUMUANDS &lt;= 112: nfp (8.56)</text:p>
      <text:p text:style-name="P3">| <text:s text:c="2"/>| <text:s text:c="2"/>| <text:s text:c="2"/>| <text:s text:c="2"/>| <text:s text:c="2"/>NUMUANDS &gt; 112</text:p>
      <text:p text:style-name="P3">| <text:s text:c="2"/>| <text:s text:c="2"/>| <text:s text:c="2"/>| <text:s text:c="2"/>| <text:s text:c="2"/>| <text:s text:c="2"/>NUMUORS &lt;= 33: fp (2.16)</text:p>
      <text:p text:style-name="P3">| <text:s text:c="2"/>| <text:s text:c="2"/>| <text:s text:c="2"/>| <text:s text:c="2"/>| <text:s text:c="2"/>| <text:s text:c="2"/>NUMUORS &gt; 33: nfp (3.42)</text:p>
      <text:p text:style-name="P3">| <text:s text:c="2"/>| <text:s text:c="2"/>| <text:s text:c="2"/>| <text:s text:c="2"/>LOC &gt; 1001</text:p>
      <text:p text:style-name="P3">| <text:s text:c="2"/>| <text:s text:c="2"/>| <text:s text:c="2"/>| <text:s text:c="2"/>| <text:s text:c="2"/>TOTOTORS &lt;= 1085: fp (6.01)</text:p>
      <text:p text:style-name="P3">| <text:s text:c="2"/>| <text:s text:c="2"/>| <text:s text:c="2"/>| <text:s text:c="2"/>| <text:s text:c="2"/>TOTOTORS &gt; 1085</text:p>
      <text:p text:style-name="P3">| <text:s text:c="2"/>| <text:s text:c="2"/>| <text:s text:c="2"/>| <text:s text:c="2"/>| <text:s text:c="2"/>| <text:s text:c="2"/>TOTOTORS &lt;= 1301: nfp (3.42)</text:p>
      <text:p text:style-name="P3">| <text:s text:c="2"/>| <text:s text:c="2"/>| <text:s text:c="2"/>| <text:s text:c="2"/>| <text:s text:c="2"/>| <text:s text:c="2"/>TOTOTORS &gt; 1301</text:p>
      <text:p text:style-name="P3">| <text:s text:c="2"/>| <text:s text:c="2"/>| <text:s text:c="2"/>| <text:s text:c="2"/>| <text:s text:c="2"/>| <text:s text:c="2"/>| <text:s text:c="2"/>VG &lt;= 78: fp (3.4)</text:p>
      <text:p text:style-name="P3">| <text:s text:c="2"/>| <text:s text:c="2"/>| <text:s text:c="2"/>| <text:s text:c="2"/>| <text:s text:c="2"/>| <text:s text:c="2"/>| <text:s text:c="2"/>VG &gt; 78: nfp (2.43/0.72)</text:p>
      <text:p text:style-name="P3">| <text:s text:c="2"/>| <text:s text:c="2"/>| <text:s text:c="2"/>NUMUORS &gt; 42: fp (16.61)</text:p>
      <text:p text:style-name="P3"/>
      <text:p text:style-name="P3">Number of Leaves <text:s/>: <text:tab/>14</text:p>
      <text:p text:style-name="P3"/>
      <text:p text:style-name="P3">Size of the tree : <text:tab/>27</text:p>
      <text:p text:style-name="P3"/>
      <text:p text:style-name="P3"/>
      <text:p text:style-name="P3">Weight: 3.3</text:p>
      <text:p text:style-name="P3"/>
      <text:p text:style-name="P3">J48 pruned tree</text:p>
      <text:p text:style-name="P3">------------------</text:p>
      <text:p text:style-name="P3"/>
      <text:p text:style-name="P3">LOC &lt;= 1158</text:p>
      <text:p text:style-name="P3">| <text:s text:c="2"/>NUMUORS &lt;= 20: nfp (46.73/0.75)</text:p>
      <text:p text:style-name="P3">| <text:s text:c="2"/>NUMUORS &gt; 20</text:p>
      <text:p text:style-name="P3">| <text:s text:c="2"/>| <text:s text:c="2"/>VG &lt;= 29</text:p>
      <text:p text:style-name="P3">| <text:s text:c="2"/>| <text:s text:c="2"/>| <text:s text:c="2"/>ELOC &lt;= 25: nfp (10.94)</text:p>
      <text:p text:style-name="P3">| <text:s text:c="2"/>| <text:s text:c="2"/>| <text:s text:c="2"/>ELOC &gt; 25</text:p>
      <text:p text:style-name="P3">| <text:s text:c="2"/>| <text:s text:c="2"/>| <text:s text:c="2"/>| <text:s text:c="2"/>NUMUANDS &lt;= 115</text:p>
      <text:p text:style-name="P3">| <text:s text:c="2"/>| <text:s text:c="2"/>| <text:s text:c="2"/>| <text:s text:c="2"/>| <text:s text:c="2"/>ELOC &lt;= 54</text:p>
      <text:p text:style-name="P3">| <text:s text:c="2"/>| <text:s text:c="2"/>| <text:s text:c="2"/>| <text:s text:c="2"/>| <text:s text:c="2"/>| <text:s text:c="2"/>ELOC &lt;= 48</text:p>
      <text:p text:style-name="P3">| <text:s text:c="2"/>| <text:s text:c="2"/>| <text:s text:c="2"/>| <text:s text:c="2"/>| <text:s text:c="2"/>| <text:s text:c="2"/>| <text:s text:c="2"/>LOC &lt;= 291: fp (12.41/0.1)</text:p>
      <text:p text:style-name="P3">| <text:s text:c="2"/>| <text:s text:c="2"/>| <text:s text:c="2"/>| <text:s text:c="2"/>| <text:s text:c="2"/>| <text:s text:c="2"/>| <text:s text:c="2"/>LOC &gt; 291: nfp (15.9)</text:p>
      <text:p text:style-name="P3">| <text:s text:c="2"/>| <text:s text:c="2"/>| <text:s text:c="2"/>| <text:s text:c="2"/>| <text:s text:c="2"/>| <text:s text:c="2"/>ELOC &gt; 48: fp (19.88/0.89)</text:p>
      <text:p text:style-name="P3">| <text:s text:c="2"/>| <text:s text:c="2"/>| <text:s text:c="2"/>| <text:s text:c="2"/>| <text:s text:c="2"/>ELOC &gt; 54: nfp (8.73/0.75)</text:p>
      <text:p text:style-name="P3">| <text:s text:c="2"/>| <text:s text:c="2"/>| <text:s text:c="2"/>| <text:s text:c="2"/>NUMUANDS &gt; 115: fp (14.62)</text:p>
      <text:p text:style-name="P3">| <text:s text:c="2"/>| <text:s text:c="2"/>VG &gt; 29: nfp (33.75/0.75)</text:p>
      <text:p text:style-name="P3">LOC &gt; 1158: fp (25.03/1.77)</text:p>
      <text:p text:style-name="P3"/>
      <text:p text:style-name="P3">Number of Leaves <text:s/>: <text:tab/>9</text:p>
      <text:p text:style-name="P3"/>
      <text:p text:style-name="P3">Size of the tree : <text:tab/>17</text:p>
      <text:p text:style-name="P3"/>
      <text:p text:style-name="P3"/>
      <text:p text:style-name="P3">Weight: 3.6</text:p>
      <text:p text:style-name="P3"/>
      <text:p text:style-name="P3">J48 pruned tree</text:p>
      <text:p text:style-name="P3">------------------</text:p>
      <text:p text:style-name="P3"/>
      <text:p text:style-name="P3">NLOGIC &lt;= 9</text:p>
      <text:p text:style-name="P3">| <text:s text:c="2"/>NLOGIC &lt;= 6</text:p>
      <text:p text:style-name="P3">| <text:s text:c="2"/>| <text:s text:c="2"/>LOC &lt;= 501</text:p>
      <text:p text:style-name="P3"><text:soft-page-break/>| <text:s text:c="2"/>| <text:s text:c="2"/>| <text:s text:c="2"/>NLOGIC &lt;= 1: nfp (46.2/2.21)</text:p>
      <text:p text:style-name="P3">| <text:s text:c="2"/>| <text:s text:c="2"/>| <text:s text:c="2"/>NLOGIC &gt; 1</text:p>
      <text:p text:style-name="P3">| <text:s text:c="2"/>| <text:s text:c="2"/>| <text:s text:c="2"/>| <text:s text:c="2"/>VG &lt;= 8: nfp (6.97)</text:p>
      <text:p text:style-name="P3">| <text:s text:c="2"/>| <text:s text:c="2"/>| <text:s text:c="2"/>| <text:s text:c="2"/>VG &gt; 8</text:p>
      <text:p text:style-name="P3">| <text:s text:c="2"/>| <text:s text:c="2"/>| <text:s text:c="2"/>| <text:s text:c="2"/>| <text:s text:c="2"/>NUMUORS &lt;= 27: fp (9.37)</text:p>
      <text:p text:style-name="P3">| <text:s text:c="2"/>| <text:s text:c="2"/>| <text:s text:c="2"/>| <text:s text:c="2"/>| <text:s text:c="2"/>NUMUORS &gt; 27: nfp (3.36)</text:p>
      <text:p text:style-name="P3">| <text:s text:c="2"/>| <text:s text:c="2"/>LOC &gt; 501</text:p>
      <text:p text:style-name="P3">| <text:s text:c="2"/>| <text:s text:c="2"/>| <text:s text:c="2"/>VG &lt;= 343</text:p>
      <text:p text:style-name="P3">| <text:s text:c="2"/>| <text:s text:c="2"/>| <text:s text:c="2"/>| <text:s text:c="2"/>TOTOPANDS &lt;= 252: nfp (3.46)</text:p>
      <text:p text:style-name="P3">| <text:s text:c="2"/>| <text:s text:c="2"/>| <text:s text:c="2"/>| <text:s text:c="2"/>TOTOPANDS &gt; 252: fp (59.59/6.01)</text:p>
      <text:p text:style-name="P3">| <text:s text:c="2"/>| <text:s text:c="2"/>| <text:s text:c="2"/>VG &gt; 343: nfp (16.67)</text:p>
      <text:p text:style-name="P3">| <text:s text:c="2"/>NLOGIC &gt; 6: nfp (30.03/0.96)</text:p>
      <text:p text:style-name="P3">NLOGIC &gt; 9: fp (12.36/0.91)</text:p>
      <text:p text:style-name="P3"/>
      <text:p text:style-name="P3">Number of Leaves <text:s/>: <text:tab/>9</text:p>
      <text:p text:style-name="P3"/>
      <text:p text:style-name="P3">Size of the tree : <text:tab/>17</text:p>
      <text:p text:style-name="P3"/>
      <text:p text:style-name="P3"/>
      <text:p text:style-name="P3">Weight: 2.87</text:p>
      <text:p text:style-name="P3"/>
      <text:p text:style-name="P3">J48 pruned tree</text:p>
      <text:p text:style-name="P3">------------------</text:p>
      <text:p text:style-name="P3"/>
      <text:p text:style-name="P3">TOTOPANDS &lt;= 298</text:p>
      <text:p text:style-name="P3">| <text:s text:c="2"/>NUMUORS &lt;= 19: nfp (11.69)</text:p>
      <text:p text:style-name="P3">| <text:s text:c="2"/>NUMUORS &gt; 19</text:p>
      <text:p text:style-name="P3">| <text:s text:c="2"/>| <text:s text:c="2"/>ELOC &lt;= 25: nfp (2.97)</text:p>
      <text:p text:style-name="P3">| <text:s text:c="2"/>| <text:s text:c="2"/>ELOC &gt; 25: fp (44.76/6.58)</text:p>
      <text:p text:style-name="P3">TOTOPANDS &gt; 298</text:p>
      <text:p text:style-name="P3">| <text:s text:c="2"/>TOTOTORS &lt;= 405: nfp (39.42/0.1)</text:p>
      <text:p text:style-name="P3">| <text:s text:c="2"/>TOTOTORS &gt; 405</text:p>
      <text:p text:style-name="P3">| <text:s text:c="2"/>| <text:s text:c="2"/>LOC &lt;= 1992</text:p>
      <text:p text:style-name="P3">| <text:s text:c="2"/>| <text:s text:c="2"/>| <text:s text:c="2"/>TOTOPANDS &lt;= 800</text:p>
      <text:p text:style-name="P3">| <text:s text:c="2"/>| <text:s text:c="2"/>| <text:s text:c="2"/>| <text:s text:c="2"/>NUMUORS &lt;= 31</text:p>
      <text:p text:style-name="P3">| <text:s text:c="2"/>| <text:s text:c="2"/>| <text:s text:c="2"/>| <text:s text:c="2"/>| <text:s text:c="2"/>NUMUORS &lt;= 29: fp (13.48/0.48)</text:p>
      <text:p text:style-name="P3">| <text:s text:c="2"/>| <text:s text:c="2"/>| <text:s text:c="2"/>| <text:s text:c="2"/>| <text:s text:c="2"/>NUMUORS &gt; 29: nfp (15.45/0.4)</text:p>
      <text:p text:style-name="P3">| <text:s text:c="2"/>| <text:s text:c="2"/>| <text:s text:c="2"/>| <text:s text:c="2"/>NUMUORS &gt; 31: fp (9.53)</text:p>
      <text:p text:style-name="P3">| <text:s text:c="2"/>| <text:s text:c="2"/>| <text:s text:c="2"/>TOTOPANDS &gt; 800: nfp (44.32/1.22)</text:p>
      <text:p text:style-name="P3">| <text:s text:c="2"/>| <text:s text:c="2"/>LOC &gt; 1992: fp (6.4)</text:p>
      <text:p text:style-name="P3"/>
      <text:p text:style-name="P3">Number of Leaves <text:s/>: <text:tab/>9</text:p>
      <text:p text:style-name="P3"/>
      <text:p text:style-name="P3">Size of the tree : <text:tab/>17</text:p>
      <text:p text:style-name="P3"/>
      <text:p text:style-name="P3"/>
      <text:p text:style-name="P3">Weight: 3.02</text:p>
      <text:p text:style-name="P3"/>
      <text:p text:style-name="P3">J48 pruned tree</text:p>
      <text:p text:style-name="P3">------------------</text:p>
      <text:p text:style-name="P3"/>
      <text:p text:style-name="P3">LOC &lt;= 886</text:p>
      <text:p text:style-name="P3">| <text:s text:c="2"/>LOC &lt;= 173: fp (9.55/1.55)</text:p>
      <text:p text:style-name="P3">| <text:s text:c="2"/>LOC &gt; 173</text:p>
      <text:p text:style-name="P3">| <text:s text:c="2"/>| <text:s text:c="2"/>ELOC &lt;= 48: nfp (68.36/1.3)</text:p>
      <text:p text:style-name="P3">| <text:s text:c="2"/>| <text:s text:c="2"/>ELOC &gt; 48</text:p>
      <text:p text:style-name="P3">| <text:s text:c="2"/>| <text:s text:c="2"/>| <text:s text:c="2"/>VG &lt;= 29</text:p>
      <text:p text:style-name="P3">| <text:s text:c="2"/>| <text:s text:c="2"/>| <text:s text:c="2"/>| <text:s text:c="2"/>NUMUANDS &lt;= 112</text:p>
      <text:p text:style-name="P3">| <text:s text:c="2"/>| <text:s text:c="2"/>| <text:s text:c="2"/>| <text:s text:c="2"/>| <text:s text:c="2"/>NUMUANDS &lt;= 98</text:p>
      <text:p text:style-name="P3">| <text:s text:c="2"/>| <text:s text:c="2"/>| <text:s text:c="2"/>| <text:s text:c="2"/>| <text:s text:c="2"/>| <text:s text:c="2"/>NLOGIC &lt;= 8</text:p>
      <text:p text:style-name="P3">| <text:s text:c="2"/>| <text:s text:c="2"/>| <text:s text:c="2"/>| <text:s text:c="2"/>| <text:s text:c="2"/>| <text:s text:c="2"/>| <text:s text:c="2"/>NUMUORS &lt;= 24: nfp (8.79)</text:p>
      <text:p text:style-name="P3">| <text:s text:c="2"/>| <text:s text:c="2"/>| <text:s text:c="2"/>| <text:s text:c="2"/>| <text:s text:c="2"/>| <text:s text:c="2"/>| <text:s text:c="2"/>NUMUORS &gt; 24</text:p>
      <text:p text:style-name="P3">| <text:s text:c="2"/>| <text:s text:c="2"/>| <text:s text:c="2"/>| <text:s text:c="2"/>| <text:s text:c="2"/>| <text:s text:c="2"/>| <text:s text:c="2"/>| <text:s text:c="2"/>NUMUANDS &lt;= 50: fp (3.24)</text:p>
      <text:p text:style-name="P3">| <text:s text:c="2"/>| <text:s text:c="2"/>| <text:s text:c="2"/>| <text:s text:c="2"/>| <text:s text:c="2"/>| <text:s text:c="2"/>| <text:s text:c="2"/>| <text:s text:c="2"/>NUMUANDS &gt; 50: nfp (6.1/1.3)</text:p>
      <text:p text:style-name="P3">| <text:s text:c="2"/>| <text:s text:c="2"/>| <text:s text:c="2"/>| <text:s text:c="2"/>| <text:s text:c="2"/>| <text:s text:c="2"/>NLOGIC &gt; 8: fp (3.81)</text:p>
      <text:p text:style-name="P3">| <text:s text:c="2"/>| <text:s text:c="2"/>| <text:s text:c="2"/>| <text:s text:c="2"/>| <text:s text:c="2"/>NUMUANDS &gt; 98: nfp (13.88)</text:p>
      <text:p text:style-name="P3">| <text:s text:c="2"/>| <text:s text:c="2"/>| <text:s text:c="2"/>| <text:s text:c="2"/>NUMUANDS &gt; 112: fp (9.44)</text:p>
      <text:p text:style-name="P3">| <text:s text:c="2"/>| <text:s text:c="2"/>| <text:s text:c="2"/>VG &gt; 29: nfp (17.5)</text:p>
      <text:p text:style-name="P3">LOC &gt; 886</text:p>
      <text:p text:style-name="P3">| <text:s text:c="2"/>NUMUORS &lt;= 42</text:p>
      <text:p text:style-name="P3">| <text:s text:c="2"/>| <text:s text:c="2"/>VG &lt;= 48</text:p>
      <text:p text:style-name="P3">| <text:s text:c="2"/>| <text:s text:c="2"/>| <text:s text:c="2"/>TOTOTORS &lt;= 380: nfp (2.59)</text:p>
      <text:p text:style-name="P3"><text:soft-page-break/>| <text:s text:c="2"/>| <text:s text:c="2"/>| <text:s text:c="2"/>TOTOTORS &gt; 380</text:p>
      <text:p text:style-name="P3">| <text:s text:c="2"/>| <text:s text:c="2"/>| <text:s text:c="2"/>| <text:s text:c="2"/>NLOGIC &lt;= 3: fp (12.48)</text:p>
      <text:p text:style-name="P3">| <text:s text:c="2"/>| <text:s text:c="2"/>| <text:s text:c="2"/>| <text:s text:c="2"/>NLOGIC &gt; 3</text:p>
      <text:p text:style-name="P3">| <text:s text:c="2"/>| <text:s text:c="2"/>| <text:s text:c="2"/>| <text:s text:c="2"/>| <text:s text:c="2"/>VG &lt;= 34: fp (4.09)</text:p>
      <text:p text:style-name="P3">| <text:s text:c="2"/>| <text:s text:c="2"/>| <text:s text:c="2"/>| <text:s text:c="2"/>| <text:s text:c="2"/>VG &gt; 34: nfp (4.53/0.07)</text:p>
      <text:p text:style-name="P3">| <text:s text:c="2"/>| <text:s text:c="2"/>VG &gt; 48</text:p>
      <text:p text:style-name="P3">| <text:s text:c="2"/>| <text:s text:c="2"/>| <text:s text:c="2"/>NLOGIC &lt;= 3: nfp (9.07)</text:p>
      <text:p text:style-name="P3">| <text:s text:c="2"/>| <text:s text:c="2"/>| <text:s text:c="2"/>NLOGIC &gt; 3</text:p>
      <text:p text:style-name="P3">| <text:s text:c="2"/>| <text:s text:c="2"/>| <text:s text:c="2"/>| <text:s text:c="2"/>TOTOTORS &lt;= 1339: nfp (4.62)</text:p>
      <text:p text:style-name="P3">| <text:s text:c="2"/>| <text:s text:c="2"/>| <text:s text:c="2"/>| <text:s text:c="2"/>TOTOTORS &gt; 1339: fp (2.99)</text:p>
      <text:p text:style-name="P3">| <text:s text:c="2"/>NUMUORS &gt; 42: fp (6.97)</text:p>
      <text:p text:style-name="P3"/>
      <text:p text:style-name="P3">Number of Leaves <text:s/>: <text:tab/>17</text:p>
      <text:p text:style-name="P3"/>
      <text:p text:style-name="P3">Size of the tree : <text:tab/>33</text:p>
      <text:p text:style-name="P3"/>
      <text:p text:style-name="P3"/>
      <text:p text:style-name="P3">Weight: 3.77</text:p>
      <text:p text:style-name="P3"/>
      <text:p text:style-name="P3">J48 pruned tree</text:p>
      <text:p text:style-name="P3">------------------</text:p>
      <text:p text:style-name="P3"/>
      <text:p text:style-name="P3">TOTOPANDS &lt;= 198</text:p>
      <text:p text:style-name="P3">| <text:s text:c="2"/>VG &lt;= 6: nfp (36.43)</text:p>
      <text:p text:style-name="P3">| <text:s text:c="2"/>VG &gt; 6</text:p>
      <text:p text:style-name="P3">| <text:s text:c="2"/>| <text:s text:c="2"/>TOTOPANDS &lt;= 60: fp (4.11/0.02)</text:p>
      <text:p text:style-name="P3">| <text:s text:c="2"/>| <text:s text:c="2"/>TOTOPANDS &gt; 60: nfp (29.24/0.66)</text:p>
      <text:p text:style-name="P3">TOTOPANDS &gt; 198</text:p>
      <text:p text:style-name="P3">| <text:s text:c="2"/>TOTOTORS &lt;= 324</text:p>
      <text:p text:style-name="P3">| <text:s text:c="2"/>| <text:s text:c="2"/>LOC &lt;= 257: nfp (4.2)</text:p>
      <text:p text:style-name="P3">| <text:s text:c="2"/>| <text:s text:c="2"/>LOC &gt; 257: fp (62.09/1.86)</text:p>
      <text:p text:style-name="P3">| <text:s text:c="2"/>TOTOTORS &gt; 324</text:p>
      <text:p text:style-name="P3">| <text:s text:c="2"/>| <text:s text:c="2"/>NUMUORS &lt;= 42: nfp (48.37/16.96)</text:p>
      <text:p text:style-name="P3">| <text:s text:c="2"/>| <text:s text:c="2"/>NUMUORS &gt; 42: fp (3.57)</text:p>
      <text:p text:style-name="P3"/>
      <text:p text:style-name="P3">Number of Leaves <text:s/>: <text:tab/>7</text:p>
      <text:p text:style-name="P3"/>
      <text:p text:style-name="P3">Size of the tree : <text:tab/>13</text:p>
      <text:p text:style-name="P3"/>
      <text:p text:style-name="P3"/>
      <text:p text:style-name="P3">Weight: 2.16</text:p>
      <text:p text:style-name="P3"/>
      <text:p text:style-name="P3">J48 pruned tree</text:p>
      <text:p text:style-name="P3">------------------</text:p>
      <text:p text:style-name="P3"/>
      <text:p text:style-name="P3">ELOC &lt;= 25: nfp (19.73)</text:p>
      <text:p text:style-name="P3">ELOC &gt; 25</text:p>
      <text:p text:style-name="P3">| <text:s text:c="2"/>TOTOPANDS &lt;= 252</text:p>
      <text:p text:style-name="P3">| <text:s text:c="2"/>| <text:s text:c="2"/>NLOGIC &lt;= 4</text:p>
      <text:p text:style-name="P3">| <text:s text:c="2"/>| <text:s text:c="2"/>| <text:s text:c="2"/>NUMUANDS &lt;= 47</text:p>
      <text:p text:style-name="P3">| <text:s text:c="2"/>| <text:s text:c="2"/>| <text:s text:c="2"/>| <text:s text:c="2"/>NUMUANDS &lt;= 44</text:p>
      <text:p text:style-name="P3">| <text:s text:c="2"/>| <text:s text:c="2"/>| <text:s text:c="2"/>| <text:s text:c="2"/>| <text:s text:c="2"/>VG &lt;= 8: fp (2.44/0.16)</text:p>
      <text:p text:style-name="P3">| <text:s text:c="2"/>| <text:s text:c="2"/>| <text:s text:c="2"/>| <text:s text:c="2"/>| <text:s text:c="2"/>VG &gt; 8: nfp (8.86)</text:p>
      <text:p text:style-name="P3">| <text:s text:c="2"/>| <text:s text:c="2"/>| <text:s text:c="2"/>| <text:s text:c="2"/>NUMUANDS &gt; 44: fp (3.29/0.09)</text:p>
      <text:p text:style-name="P3">| <text:s text:c="2"/>| <text:s text:c="2"/>| <text:s text:c="2"/>NUMUANDS &gt; 47: nfp (17.86)</text:p>
      <text:p text:style-name="P3">| <text:s text:c="2"/>| <text:s text:c="2"/>NLOGIC &gt; 4: fp (17.64/0.98)</text:p>
      <text:p text:style-name="P3">| <text:s text:c="2"/>TOTOPANDS &gt; 252</text:p>
      <text:p text:style-name="P3">| <text:s text:c="2"/>| <text:s text:c="2"/>LOC &lt;= 605</text:p>
      <text:p text:style-name="P3">| <text:s text:c="2"/>| <text:s text:c="2"/>| <text:s text:c="2"/>NUMUANDS &lt;= 112: nfp (6.01/0.55)</text:p>
      <text:p text:style-name="P3">| <text:s text:c="2"/>| <text:s text:c="2"/>| <text:s text:c="2"/>NUMUANDS &gt; 112</text:p>
      <text:p text:style-name="P3">| <text:s text:c="2"/>| <text:s text:c="2"/>| <text:s text:c="2"/>| <text:s text:c="2"/>VG &lt;= 25: fp (11.11)</text:p>
      <text:p text:style-name="P3">| <text:s text:c="2"/>| <text:s text:c="2"/>| <text:s text:c="2"/>| <text:s text:c="2"/>VG &gt; 25: nfp (2.45)</text:p>
      <text:p text:style-name="P3">| <text:s text:c="2"/>| <text:s text:c="2"/>LOC &gt; 605</text:p>
      <text:p text:style-name="P3">| <text:s text:c="2"/>| <text:s text:c="2"/>| <text:s text:c="2"/>VG &lt;= 48: fp (84.52/4.45)</text:p>
      <text:p text:style-name="P3">| <text:s text:c="2"/>| <text:s text:c="2"/>| <text:s text:c="2"/>VG &gt; 48</text:p>
      <text:p text:style-name="P3">| <text:s text:c="2"/>| <text:s text:c="2"/>| <text:s text:c="2"/>| <text:s text:c="2"/>TOTOTORS &lt;= 1522: nfp (4.48/0.62)</text:p>
      <text:p text:style-name="P3">| <text:s text:c="2"/>| <text:s text:c="2"/>| <text:s text:c="2"/>| <text:s text:c="2"/>TOTOTORS &gt; 1522: fp (9.63/1.32)</text:p>
      <text:p text:style-name="P3"/>
      <text:p text:style-name="P3">Number of Leaves <text:s/>: <text:tab/>12</text:p>
      <text:p text:style-name="P3"/>
      <text:p text:style-name="P3">Size of the tree : <text:tab/>23</text:p>
      <text:p text:style-name="P3"/>
      <text:p text:style-name="P3"><text:soft-page-break/></text:p>
      <text:p text:style-name="P3">Weight: 3.09</text:p>
      <text:p text:style-name="P3"/>
      <text:p text:style-name="P3">Number of performed Iterations: 10</text:p>
      <text:p text:style-name="P3"/>
      <text:p text:style-name="P3"/>
      <text:p text:style-name="P3">Cost Matrix</text:p>
      <text:p text:style-name="P3"><text:s/>0 5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7 seconds</text:p>
      <text:p text:style-name="P3"/>
      <text:p text:style-name="P3">=== Evaluation on test set ===</text:p>
      <text:p text:style-name="P3"/>
      <text:p text:style-name="P3">Time taken to test model on supplied test set: 0.01 seconds</text:p>
      <text:p text:style-name="P3"/>
      <text:p text:style-name="P3">=== Summary ===</text:p>
      <text:p text:style-name="P3"/>
      <text:p text:style-name="P3">Correctly Classified Instances <text:s text:c="9"/>78 <text:s text:c="14"/>82.9787 %</text:p>
      <text:p text:style-name="P3">Incorrectly Classified Instances <text:s text:c="7"/>16 <text:s text:c="14"/>17.0213 %</text:p>
      <text:p text:style-name="P3">Kappa statistic <text:s text:c="25"/>0.5663</text:p>
      <text:p text:style-name="P3">Mean absolute error <text:s text:c="21"/>0.1649</text:p>
      <text:p text:style-name="P3">Root mean squared error <text:s text:c="17"/>0.389 </text:p>
      <text:p text:style-name="P3">Relative absolute error <text:s text:c="16"/>39.5411 %</text:p>
      <text:p text:style-name="P3">Root relative squared error <text:s text:c="12"/>85.0519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24 <text:s text:c="3"/>0.393 <text:s text:c="3"/>0.847 <text:s text:c="5"/>0.924 <text:s text:c="3"/>0.884 <text:s text:c="5"/>0.574 <text:s text:c="3"/>0.919 <text:s text:c="4"/>0.967 <text:s text:c="4"/>nfp</text:p>
      <text:p text:style-name="P3"><text:s text:c="17"/>0.607 <text:s text:c="3"/>0.076 <text:s text:c="3"/>0.773 <text:s text:c="5"/>0.607 <text:s text:c="3"/>0.680 <text:s text:c="5"/>0.574 <text:s text:c="3"/>0.919 <text:s text:c="4"/>0.776 <text:s text:c="4"/>fp</text:p>
      <text:p text:style-name="P3">Weighted Avg. <text:s text:c="3"/>0.830 <text:s text:c="3"/>0.298 <text:s text:c="3"/>0.825 <text:s text:c="5"/>0.830 <text:s text:c="3"/>0.823 <text:s text:c="5"/>0.574 <text:s text:c="3"/>0.919 <text:s text:c="4"/>0.910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1 <text:s/>5 | <text:s/>a = nfp</text:p>
      <text:p text:style-name="P3"><text:s/>11 17 | <text:s/>b = fp</text:p>
      <text:p text:style-name="P3">xxxxxxxxxxxxxxx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4.0; 1.0 0.0]" -S 1 -W weka.classifiers.meta.AdaBoostM1 -- -P 100 -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<text:soft-page-break/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AdaBoostM1 -P 100 -S 1 -I 10 -W weka.classifiers.trees.J48 -- -C 0.25 -M 2</text:p>
      <text:p text:style-name="P4"/>
      <text:p text:style-name="P4">Classifier Model</text:p>
      <text:p text:style-name="P4">AdaBoostM1: Base classifiers and their weights: </text:p>
      <text:p text:style-name="P4"/>
      <text:p text:style-name="P4">J48 pruned tree</text:p>
      <text:p text:style-name="P4">------------------</text:p>
      <text:p text:style-name="P4"/>
      <text:p text:style-name="P4">LOC &lt;= 886: nfp (165.26/5.12)</text:p>
      <text:p text:style-name="P4">LOC &gt; 886</text:p>
      <text:p text:style-name="P4">| <text:s text:c="2"/>NUMUORS &lt;= 42: nfp (16.97/6.73)</text:p>
      <text:p text:style-name="P4">| <text:s text:c="2"/>NUMUORS &gt; 42: fp (5.76)</text:p>
      <text:p text:style-name="P4"/>
      <text:p text:style-name="P4">Number of Leaves <text:s/>: <text:tab/>3</text:p>
      <text:p text:style-name="P4"/>
      <text:p text:style-name="P4">Size of the tree : <text:tab/>5</text:p>
      <text:p text:style-name="P4"/>
      <text:p text:style-name="P4"/>
      <text:p text:style-name="P4">Weight: 2.7</text:p>
      <text:p text:style-name="P4"/>
      <text:p text:style-name="P4">J48 pruned tree</text:p>
      <text:p text:style-name="P4">------------------</text:p>
      <text:p text:style-name="P4"/>
      <text:p text:style-name="P4">TOTOTORS &lt;= 220: nfp (70.22/2.54)</text:p>
      <text:p text:style-name="P4">TOTOTORS &gt; 220</text:p>
      <text:p text:style-name="P4">| <text:s text:c="2"/>ELOC &lt;= 48</text:p>
      <text:p text:style-name="P4">| <text:s text:c="2"/>| <text:s text:c="2"/>NLOGIC &lt;= 4: nfp (6.15)</text:p>
      <text:p text:style-name="P4">| <text:s text:c="2"/>| <text:s text:c="2"/>NLOGIC &gt; 4: fp (2.54)</text:p>
      <text:p text:style-name="P4">| <text:s text:c="2"/>ELOC &gt; 48: fp (109.09/17.09)</text:p>
      <text:p text:style-name="P4"/>
      <text:p text:style-name="P4">Number of Leaves <text:s/>: <text:tab/>4</text:p>
      <text:p text:style-name="P4"/>
      <text:p text:style-name="P4">Size of the tree : <text:tab/>7</text:p>
      <text:p text:style-name="P4"/>
      <text:p text:style-name="P4"/>
      <text:p text:style-name="P4">Weight: 2.15</text:p>
      <text:p text:style-name="P4"/>
      <text:p text:style-name="P4">J48 pruned tree</text:p>
      <text:p text:style-name="P4">------------------</text:p>
      <text:p text:style-name="P4"/>
      <text:p text:style-name="P4">NUMUORS &lt;= 17: nfp (28.08)</text:p>
      <text:p text:style-name="P4">NUMUORS &gt; 17</text:p>
      <text:p text:style-name="P4">| <text:s text:c="2"/>TOTOPANDS &lt;= 60: fp (14.07/1.91)</text:p>
      <text:p text:style-name="P4">| <text:s text:c="2"/>TOTOPANDS &gt; 60</text:p>
      <text:p text:style-name="P4">| <text:s text:c="2"/>| <text:s text:c="2"/>LOC &lt;= 1158</text:p>
      <text:p text:style-name="P4">| <text:s text:c="2"/>| <text:s text:c="2"/>| <text:s text:c="2"/>VG &lt;= 29</text:p>
      <text:p text:style-name="P4">| <text:s text:c="2"/>| <text:s text:c="2"/>| <text:s text:c="2"/>| <text:s text:c="2"/>NUMUANDS &lt;= 115</text:p>
      <text:p text:style-name="P4">| <text:s text:c="2"/>| <text:s text:c="2"/>| <text:s text:c="2"/>| <text:s text:c="2"/>| <text:s text:c="2"/>NUMUANDS &lt;= 102</text:p>
      <text:p text:style-name="P4">| <text:s text:c="2"/>| <text:s text:c="2"/>| <text:s text:c="2"/>| <text:s text:c="2"/>| <text:s text:c="2"/>| <text:s text:c="2"/>NLOGIC &lt;= 8</text:p>
      <text:p text:style-name="P4">| <text:s text:c="2"/>| <text:s text:c="2"/>| <text:s text:c="2"/>| <text:s text:c="2"/>| <text:s text:c="2"/>| <text:s text:c="2"/>| <text:s text:c="2"/>VG &lt;= 23: nfp (34.36/4.26)</text:p>
      <text:p text:style-name="P4">| <text:s text:c="2"/>| <text:s text:c="2"/>| <text:s text:c="2"/>| <text:s text:c="2"/>| <text:s text:c="2"/>| <text:s text:c="2"/>| <text:s text:c="2"/>VG &gt; 23: fp (2.84)</text:p>
      <text:p text:style-name="P4">| <text:s text:c="2"/>| <text:s text:c="2"/>| <text:s text:c="2"/>| <text:s text:c="2"/>| <text:s text:c="2"/>| <text:s text:c="2"/>NLOGIC &gt; 8: fp (4.26)</text:p>
      <text:p text:style-name="P4">| <text:s text:c="2"/>| <text:s text:c="2"/>| <text:s text:c="2"/>| <text:s text:c="2"/>| <text:s text:c="2"/>NUMUANDS &gt; 102: nfp (20.4)</text:p>
      <text:p text:style-name="P4">| <text:s text:c="2"/>| <text:s text:c="2"/>| <text:s text:c="2"/>| <text:s text:c="2"/>NUMUANDS &gt; 115: fp (19.86)</text:p>
      <text:p text:style-name="P4">| <text:s text:c="2"/>| <text:s text:c="2"/>| <text:s text:c="2"/>VG &gt; 29</text:p>
      <text:p text:style-name="P4">| <text:s text:c="2"/>| <text:s text:c="2"/>| <text:s text:c="2"/>| <text:s text:c="2"/>LOC &lt;= 886: nfp (22.91)</text:p>
      <text:p text:style-name="P4">| <text:s text:c="2"/>| <text:s text:c="2"/>| <text:s text:c="2"/>| <text:s text:c="2"/>LOC &gt; 886</text:p>
      <text:p text:style-name="P4">| <text:s text:c="2"/>| <text:s text:c="2"/>| <text:s text:c="2"/>| <text:s text:c="2"/>| <text:s text:c="2"/>LOC &lt;= 992: fp (2.84)</text:p>
      <text:p text:style-name="P4">| <text:s text:c="2"/>| <text:s text:c="2"/>| <text:s text:c="2"/>| <text:s text:c="2"/>| <text:s text:c="2"/>LOC &gt; 992: nfp (13.09)</text:p>
      <text:p text:style-name="P4">| <text:s text:c="2"/>| <text:s text:c="2"/>LOC &gt; 1158</text:p>
      <text:p text:style-name="P4">| <text:s text:c="2"/>| <text:s text:c="2"/>| <text:s text:c="2"/>VG &lt;= 45: fp (12.96)</text:p>
      <text:p text:style-name="P4">| <text:s text:c="2"/>| <text:s text:c="2"/>| <text:s text:c="2"/>VG &gt; 45</text:p>
      <text:p text:style-name="P4">| <text:s text:c="2"/>| <text:s text:c="2"/>| <text:s text:c="2"/>| <text:s text:c="2"/>NLOGIC &lt;= 9: nfp (8.35/1.8)</text:p>
      <text:p text:style-name="P4">| <text:s text:c="2"/>| <text:s text:c="2"/>| <text:s text:c="2"/>| <text:s text:c="2"/>NLOGIC &gt; 9: fp (3.98)</text:p>
      <text:p text:style-name="P4"><text:soft-page-break/></text:p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3.12</text:p>
      <text:p text:style-name="P4"/>
      <text:p text:style-name="P4">J48 pruned tree</text:p>
      <text:p text:style-name="P4">------------------</text:p>
      <text:p text:style-name="P4"/>
      <text:p text:style-name="P4">NUMUANDS &lt;= 29: nfp (35.99)</text:p>
      <text:p text:style-name="P4">NUMUANDS &gt; 29</text:p>
      <text:p text:style-name="P4">| <text:s text:c="2"/>NLOGIC &lt;= 0</text:p>
      <text:p text:style-name="P4">| <text:s text:c="2"/>| <text:s text:c="2"/>NUMUANDS &lt;= 32: fp (6.35)</text:p>
      <text:p text:style-name="P4">| <text:s text:c="2"/>| <text:s text:c="2"/>NUMUANDS &gt; 32</text:p>
      <text:p text:style-name="P4">| <text:s text:c="2"/>| <text:s text:c="2"/>| <text:s text:c="2"/>VG &lt;= 52</text:p>
      <text:p text:style-name="P4">| <text:s text:c="2"/>| <text:s text:c="2"/>| <text:s text:c="2"/>| <text:s text:c="2"/>TOTOTORS &lt;= 405: nfp (19.68/0.74)</text:p>
      <text:p text:style-name="P4">| <text:s text:c="2"/>| <text:s text:c="2"/>| <text:s text:c="2"/>| <text:s text:c="2"/>TOTOTORS &gt; 405: fp (10.6/1.71)</text:p>
      <text:p text:style-name="P4">| <text:s text:c="2"/>| <text:s text:c="2"/>| <text:s text:c="2"/>VG &gt; 52: nfp (8.55)</text:p>
      <text:p text:style-name="P4">| <text:s text:c="2"/>NLOGIC &gt; 0</text:p>
      <text:p text:style-name="P4">| <text:s text:c="2"/>| <text:s text:c="2"/>NUMUORS &lt;= 29</text:p>
      <text:p text:style-name="P4">| <text:s text:c="2"/>| <text:s text:c="2"/>| <text:s text:c="2"/>NUMUORS &lt;= 25</text:p>
      <text:p text:style-name="P4">| <text:s text:c="2"/>| <text:s text:c="2"/>| <text:s text:c="2"/>| <text:s text:c="2"/>VG &lt;= 9: nfp (5.16/0.74)</text:p>
      <text:p text:style-name="P4">| <text:s text:c="2"/>| <text:s text:c="2"/>| <text:s text:c="2"/>| <text:s text:c="2"/>VG &gt; 9: fp (18.96)</text:p>
      <text:p text:style-name="P4">| <text:s text:c="2"/>| <text:s text:c="2"/>| <text:s text:c="2"/>NUMUORS &gt; 25: fp (54.56/2.11)</text:p>
      <text:p text:style-name="P4">| <text:s text:c="2"/>| <text:s text:c="2"/>NUMUORS &gt; 29</text:p>
      <text:p text:style-name="P4">| <text:s text:c="2"/>| <text:s text:c="2"/>| <text:s text:c="2"/>NUMUORS &lt;= 42: nfp (22.96/8.89)</text:p>
      <text:p text:style-name="P4">| <text:s text:c="2"/>| <text:s text:c="2"/>| <text:s text:c="2"/>NUMUORS &gt; 42: fp (5.2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/>
      <text:p text:style-name="P4">Weight: 2.51</text:p>
      <text:p text:style-name="P4"/>
      <text:p text:style-name="P4">J48 pruned tree</text:p>
      <text:p text:style-name="P4">------------------</text:p>
      <text:p text:style-name="P4"/>
      <text:p text:style-name="P4">NUMUANDS &lt;= 29: nfp (19.46)</text:p>
      <text:p text:style-name="P4">NUMUANDS &gt; 29</text:p>
      <text:p text:style-name="P4">| <text:s text:c="2"/>NLOGIC &lt;= 0</text:p>
      <text:p text:style-name="P4">| <text:s text:c="2"/>| <text:s text:c="2"/>VG &lt;= 29</text:p>
      <text:p text:style-name="P4">| <text:s text:c="2"/>| <text:s text:c="2"/>| <text:s text:c="2"/>NUMUANDS &lt;= 117</text:p>
      <text:p text:style-name="P4">| <text:s text:c="2"/>| <text:s text:c="2"/>| <text:s text:c="2"/>| <text:s text:c="2"/>NUMUANDS &lt;= 32: fp (3.43)</text:p>
      <text:p text:style-name="P4">| <text:s text:c="2"/>| <text:s text:c="2"/>| <text:s text:c="2"/>| <text:s text:c="2"/>NUMUANDS &gt; 32: nfp (10.12/0.8)</text:p>
      <text:p text:style-name="P4">| <text:s text:c="2"/>| <text:s text:c="2"/>| <text:s text:c="2"/>NUMUANDS &gt; 117: fp (7.31)</text:p>
      <text:p text:style-name="P4">| <text:s text:c="2"/>| <text:s text:c="2"/>VG &gt; 29: nfp (18.47/1.6)</text:p>
      <text:p text:style-name="P4">| <text:s text:c="2"/>NLOGIC &gt; 0</text:p>
      <text:p text:style-name="P4">| <text:s text:c="2"/>| <text:s text:c="2"/>NUMUANDS &lt;= 90</text:p>
      <text:p text:style-name="P4">| <text:s text:c="2"/>| <text:s text:c="2"/>| <text:s text:c="2"/>NLOGIC &lt;= 1: nfp (12.75)</text:p>
      <text:p text:style-name="P4">| <text:s text:c="2"/>| <text:s text:c="2"/>| <text:s text:c="2"/>NLOGIC &gt; 1</text:p>
      <text:p text:style-name="P4">| <text:s text:c="2"/>| <text:s text:c="2"/>| <text:s text:c="2"/>| <text:s text:c="2"/>NUMUANDS &lt;= 44: nfp (2.57)</text:p>
      <text:p text:style-name="P4">| <text:s text:c="2"/>| <text:s text:c="2"/>| <text:s text:c="2"/>| <text:s text:c="2"/>NUMUANDS &gt; 44</text:p>
      <text:p text:style-name="P4">| <text:s text:c="2"/>| <text:s text:c="2"/>| <text:s text:c="2"/>| <text:s text:c="2"/>| <text:s text:c="2"/>VG &lt;= 17: fp (24.03/0.22)</text:p>
      <text:p text:style-name="P4">| <text:s text:c="2"/>| <text:s text:c="2"/>| <text:s text:c="2"/>| <text:s text:c="2"/>| <text:s text:c="2"/>VG &gt; 17: nfp (2.25/0.4)</text:p>
      <text:p text:style-name="P4">| <text:s text:c="2"/>| <text:s text:c="2"/>NUMUANDS &gt; 90: fp (87.59/6.58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/>
      <text:p text:style-name="P4">Weight: 2.92</text:p>
      <text:p text:style-name="P4"/>
      <text:p text:style-name="P4">J48 pruned tree</text:p>
      <text:p text:style-name="P4">------------------</text:p>
      <text:p text:style-name="P4"/>
      <text:p text:style-name="P4">NUMUANDS &lt;= 29: nfp (10.26)</text:p>
      <text:p text:style-name="P4">NUMUANDS &gt; 29</text:p>
      <text:p text:style-name="P4">| <text:s text:c="2"/>VG &lt;= 448</text:p>
      <text:p text:style-name="P4"><text:soft-page-break/>| <text:s text:c="2"/>| <text:s text:c="2"/>TOTOTORS &lt;= 1522</text:p>
      <text:p text:style-name="P4">| <text:s text:c="2"/>| <text:s text:c="2"/>| <text:s text:c="2"/>VG &lt;= 48</text:p>
      <text:p text:style-name="P4">| <text:s text:c="2"/>| <text:s text:c="2"/>| <text:s text:c="2"/>| <text:s text:c="2"/>ELOC &lt;= 151</text:p>
      <text:p text:style-name="P4">| <text:s text:c="2"/>| <text:s text:c="2"/>| <text:s text:c="2"/>| <text:s text:c="2"/>| <text:s text:c="2"/>TOTOPANDS &lt;= 402</text:p>
      <text:p text:style-name="P4">| <text:s text:c="2"/>| <text:s text:c="2"/>| <text:s text:c="2"/>| <text:s text:c="2"/>| <text:s text:c="2"/>| <text:s text:c="2"/>TOTOTORS &lt;= 405</text:p>
      <text:p text:style-name="P4">| <text:s text:c="2"/>| <text:s text:c="2"/>| <text:s text:c="2"/>| <text:s text:c="2"/>| <text:s text:c="2"/>| <text:s text:c="2"/>| <text:s text:c="2"/>LOC &lt;= 687: fp (34.21/9.7)</text:p>
      <text:p text:style-name="P4">| <text:s text:c="2"/>| <text:s text:c="2"/>| <text:s text:c="2"/>| <text:s text:c="2"/>| <text:s text:c="2"/>| <text:s text:c="2"/>| <text:s text:c="2"/>LOC &gt; 687: nfp (16.48)</text:p>
      <text:p text:style-name="P4">| <text:s text:c="2"/>| <text:s text:c="2"/>| <text:s text:c="2"/>| <text:s text:c="2"/>| <text:s text:c="2"/>| <text:s text:c="2"/>TOTOTORS &gt; 405: fp (11.28)</text:p>
      <text:p text:style-name="P4">| <text:s text:c="2"/>| <text:s text:c="2"/>| <text:s text:c="2"/>| <text:s text:c="2"/>| <text:s text:c="2"/>TOTOPANDS &gt; 402</text:p>
      <text:p text:style-name="P4">| <text:s text:c="2"/>| <text:s text:c="2"/>| <text:s text:c="2"/>| <text:s text:c="2"/>| <text:s text:c="2"/>| <text:s text:c="2"/>VG &lt;= 29</text:p>
      <text:p text:style-name="P4">| <text:s text:c="2"/>| <text:s text:c="2"/>| <text:s text:c="2"/>| <text:s text:c="2"/>| <text:s text:c="2"/>| <text:s text:c="2"/>| <text:s text:c="2"/>NLOGIC &lt;= 10: fp (14.9)</text:p>
      <text:p text:style-name="P4">| <text:s text:c="2"/>| <text:s text:c="2"/>| <text:s text:c="2"/>| <text:s text:c="2"/>| <text:s text:c="2"/>| <text:s text:c="2"/>| <text:s text:c="2"/>NLOGIC &gt; 10: nfp (9.05)</text:p>
      <text:p text:style-name="P4">| <text:s text:c="2"/>| <text:s text:c="2"/>| <text:s text:c="2"/>| <text:s text:c="2"/>| <text:s text:c="2"/>| <text:s text:c="2"/>VG &gt; 29: nfp (24.56)</text:p>
      <text:p text:style-name="P4">| <text:s text:c="2"/>| <text:s text:c="2"/>| <text:s text:c="2"/>| <text:s text:c="2"/>ELOC &gt; 151: fp (23.48)</text:p>
      <text:p text:style-name="P4">| <text:s text:c="2"/>| <text:s text:c="2"/>| <text:s text:c="2"/>VG &gt; 48: nfp (21.18/0.64)</text:p>
      <text:p text:style-name="P4">| <text:s text:c="2"/>| <text:s text:c="2"/>TOTOTORS &gt; 1522: fp (13.55)</text:p>
      <text:p text:style-name="P4">| <text:s text:c="2"/>VG &gt; 448: nfp (9.05)</text:p>
      <text:p text:style-name="P4"/>
      <text:p text:style-name="P4">Number of Leaves <text:s/>: <text:tab/>11</text:p>
      <text:p text:style-name="P4"/>
      <text:p text:style-name="P4">Size of the tree : <text:tab/>21</text:p>
      <text:p text:style-name="P4"/>
      <text:p text:style-name="P4"/>
      <text:p text:style-name="P4">Weight: 2.84</text:p>
      <text:p text:style-name="P4"/>
      <text:p text:style-name="P4">J48 pruned tree</text:p>
      <text:p text:style-name="P4">------------------</text:p>
      <text:p text:style-name="P4"/>
      <text:p text:style-name="P4">LOC &lt;= 886</text:p>
      <text:p text:style-name="P4">| <text:s text:c="2"/>ELOC &lt;= 48</text:p>
      <text:p text:style-name="P4">| <text:s text:c="2"/>| <text:s text:c="2"/>NLOGIC &lt;= 3: nfp (66.34/0.96)</text:p>
      <text:p text:style-name="P4">| <text:s text:c="2"/>| <text:s text:c="2"/>NLOGIC &gt; 3: fp (3.72/1.2)</text:p>
      <text:p text:style-name="P4">| <text:s text:c="2"/>ELOC &gt; 48</text:p>
      <text:p text:style-name="P4">| <text:s text:c="2"/>| <text:s text:c="2"/>VG &lt;= 6: fp (3.95/0.06)</text:p>
      <text:p text:style-name="P4">| <text:s text:c="2"/>| <text:s text:c="2"/>VG &gt; 6</text:p>
      <text:p text:style-name="P4">| <text:s text:c="2"/>| <text:s text:c="2"/>| <text:s text:c="2"/>NUMUORS &lt;= 25: nfp (23.59/0.22)</text:p>
      <text:p text:style-name="P4">| <text:s text:c="2"/>| <text:s text:c="2"/>| <text:s text:c="2"/>NUMUORS &gt; 25</text:p>
      <text:p text:style-name="P4">| <text:s text:c="2"/>| <text:s text:c="2"/>| <text:s text:c="2"/>| <text:s text:c="2"/>NUMUANDS &lt;= 59: fp (6.08)</text:p>
      <text:p text:style-name="P4">| <text:s text:c="2"/>| <text:s text:c="2"/>| <text:s text:c="2"/>| <text:s text:c="2"/>NUMUANDS &gt; 59: nfp (33.5/3.18)</text:p>
      <text:p text:style-name="P4">LOC &gt; 886</text:p>
      <text:p text:style-name="P4">| <text:s text:c="2"/>TOTOPANDS &lt;= 990: fp (24.48/0.55)</text:p>
      <text:p text:style-name="P4">| <text:s text:c="2"/>TOTOPANDS &gt; 990</text:p>
      <text:p text:style-name="P4">| <text:s text:c="2"/>| <text:s text:c="2"/>TOTOPANDS &lt;= 1202: nfp (9.84)</text:p>
      <text:p text:style-name="P4">| <text:s text:c="2"/>| <text:s text:c="2"/>TOTOPANDS &gt; 1202</text:p>
      <text:p text:style-name="P4">| <text:s text:c="2"/>| <text:s text:c="2"/>| <text:s text:c="2"/>VG &lt;= 109: fp (11.23)</text:p>
      <text:p text:style-name="P4">| <text:s text:c="2"/>| <text:s text:c="2"/>| <text:s text:c="2"/>VG &gt; 109: nfp (5.28/0.23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/>
      <text:p text:style-name="P4">Weight: 3.35</text:p>
      <text:p text:style-name="P4"/>
      <text:p text:style-name="P4">J48 pruned tree</text:p>
      <text:p text:style-name="P4">------------------</text:p>
      <text:p text:style-name="P4"/>
      <text:p text:style-name="P4">NUMUANDS &lt;= 115</text:p>
      <text:p text:style-name="P4">| <text:s text:c="2"/>ELOC &lt;= 105</text:p>
      <text:p text:style-name="P4">| <text:s text:c="2"/>| <text:s text:c="2"/>TOTOPANDS &lt;= 56</text:p>
      <text:p text:style-name="P4">| <text:s text:c="2"/>| <text:s text:c="2"/>| <text:s text:c="2"/>VG &lt;= 6: nfp (12.09)</text:p>
      <text:p text:style-name="P4">| <text:s text:c="2"/>| <text:s text:c="2"/>| <text:s text:c="2"/>VG &gt; 6: fp (14.12/0.05)</text:p>
      <text:p text:style-name="P4">| <text:s text:c="2"/>| <text:s text:c="2"/>TOTOPANDS &gt; 56</text:p>
      <text:p text:style-name="P4">| <text:s text:c="2"/>| <text:s text:c="2"/>| <text:s text:c="2"/>NLOGIC &lt;= 8: nfp (70.41/3.92)</text:p>
      <text:p text:style-name="P4">| <text:s text:c="2"/>| <text:s text:c="2"/>| <text:s text:c="2"/>NLOGIC &gt; 8</text:p>
      <text:p text:style-name="P4">| <text:s text:c="2"/>| <text:s text:c="2"/>| <text:s text:c="2"/>| <text:s text:c="2"/>NUMUANDS &lt;= 87: fp (2.41)</text:p>
      <text:p text:style-name="P4">| <text:s text:c="2"/>| <text:s text:c="2"/>| <text:s text:c="2"/>| <text:s text:c="2"/>NUMUANDS &gt; 87: nfp (2.48)</text:p>
      <text:p text:style-name="P4">| <text:s text:c="2"/>ELOC &gt; 105: fp (5.37)</text:p>
      <text:p text:style-name="P4">NUMUANDS &gt; 115</text:p>
      <text:p text:style-name="P4">| <text:s text:c="2"/>VG &lt;= 29: fp (52.2)</text:p>
      <text:p text:style-name="P4">| <text:s text:c="2"/>VG &gt; 29</text:p>
      <text:p text:style-name="P4">| <text:s text:c="2"/>| <text:s text:c="2"/>NUMUORS &lt;= 42</text:p>
      <text:p text:style-name="P4"><text:soft-page-break/>| <text:s text:c="2"/>| <text:s text:c="2"/>| <text:s text:c="2"/>LOC &lt;= 886: nfp (6.99)</text:p>
      <text:p text:style-name="P4">| <text:s text:c="2"/>| <text:s text:c="2"/>| <text:s text:c="2"/>LOC &gt; 886</text:p>
      <text:p text:style-name="P4">| <text:s text:c="2"/>| <text:s text:c="2"/>| <text:s text:c="2"/>| <text:s text:c="2"/>TOTOTORS &lt;= 1085: fp (3.56)</text:p>
      <text:p text:style-name="P4">| <text:s text:c="2"/>| <text:s text:c="2"/>| <text:s text:c="2"/>| <text:s text:c="2"/>TOTOTORS &gt; 1085</text:p>
      <text:p text:style-name="P4">| <text:s text:c="2"/>| <text:s text:c="2"/>| <text:s text:c="2"/>| <text:s text:c="2"/>| <text:s text:c="2"/>TOTOPANDS &lt;= 1202: nfp (5.09)</text:p>
      <text:p text:style-name="P4">| <text:s text:c="2"/>| <text:s text:c="2"/>| <text:s text:c="2"/>| <text:s text:c="2"/>| <text:s text:c="2"/>TOTOPANDS &gt; 1202</text:p>
      <text:p text:style-name="P4">| <text:s text:c="2"/>| <text:s text:c="2"/>| <text:s text:c="2"/>| <text:s text:c="2"/>| <text:s text:c="2"/>| <text:s text:c="2"/>VG &lt;= 94: fp (4.14)</text:p>
      <text:p text:style-name="P4">| <text:s text:c="2"/>| <text:s text:c="2"/>| <text:s text:c="2"/>| <text:s text:c="2"/>| <text:s text:c="2"/>| <text:s text:c="2"/>VG &gt; 94: nfp (2.61)</text:p>
      <text:p text:style-name="P4">| <text:s text:c="2"/>| <text:s text:c="2"/>NUMUORS &gt; 42: fp (6.51)</text:p>
      <text:p text:style-name="P4"/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3.84</text:p>
      <text:p text:style-name="P4"/>
      <text:p text:style-name="P4">J48 pruned tree</text:p>
      <text:p text:style-name="P4">------------------</text:p>
      <text:p text:style-name="P4"/>
      <text:p text:style-name="P4">ELOC &lt;= 25: nfp (10.78)</text:p>
      <text:p text:style-name="P4">ELOC &gt; 25</text:p>
      <text:p text:style-name="P4">| <text:s text:c="2"/>NLOGIC &lt;= 5</text:p>
      <text:p text:style-name="P4">| <text:s text:c="2"/>| <text:s text:c="2"/>NLOGIC &lt;= 4</text:p>
      <text:p text:style-name="P4">| <text:s text:c="2"/>| <text:s text:c="2"/>| <text:s text:c="2"/>ELOC &lt;= 50</text:p>
      <text:p text:style-name="P4">| <text:s text:c="2"/>| <text:s text:c="2"/>| <text:s text:c="2"/>| <text:s text:c="2"/>LOC &lt;= 183: fp (7.19)</text:p>
      <text:p text:style-name="P4">| <text:s text:c="2"/>| <text:s text:c="2"/>| <text:s text:c="2"/>| <text:s text:c="2"/>LOC &gt; 183: nfp (17.16/0.36)</text:p>
      <text:p text:style-name="P4">| <text:s text:c="2"/>| <text:s text:c="2"/>| <text:s text:c="2"/>ELOC &gt; 50</text:p>
      <text:p text:style-name="P4">| <text:s text:c="2"/>| <text:s text:c="2"/>| <text:s text:c="2"/>| <text:s text:c="2"/>NUMUORS &lt;= 25: nfp (6.87/1.42)</text:p>
      <text:p text:style-name="P4">| <text:s text:c="2"/>| <text:s text:c="2"/>| <text:s text:c="2"/>| <text:s text:c="2"/>NUMUORS &gt; 25</text:p>
      <text:p text:style-name="P4">| <text:s text:c="2"/>| <text:s text:c="2"/>| <text:s text:c="2"/>| <text:s text:c="2"/>| <text:s text:c="2"/>VG &lt;= 13: fp (62.77)</text:p>
      <text:p text:style-name="P4">| <text:s text:c="2"/>| <text:s text:c="2"/>| <text:s text:c="2"/>| <text:s text:c="2"/>| <text:s text:c="2"/>VG &gt; 13</text:p>
      <text:p text:style-name="P4">| <text:s text:c="2"/>| <text:s text:c="2"/>| <text:s text:c="2"/>| <text:s text:c="2"/>| <text:s text:c="2"/>| <text:s text:c="2"/>TOTOTORS &lt;= 362: nfp (3.11)</text:p>
      <text:p text:style-name="P4">| <text:s text:c="2"/>| <text:s text:c="2"/>| <text:s text:c="2"/>| <text:s text:c="2"/>| <text:s text:c="2"/>| <text:s text:c="2"/>TOTOTORS &gt; 362</text:p>
      <text:p text:style-name="P4">| <text:s text:c="2"/>| <text:s text:c="2"/>| <text:s text:c="2"/>| <text:s text:c="2"/>| <text:s text:c="2"/>| <text:s text:c="2"/>| <text:s text:c="2"/>VG &lt;= 29: fp (25.81/0.9)</text:p>
      <text:p text:style-name="P4">| <text:s text:c="2"/>| <text:s text:c="2"/>| <text:s text:c="2"/>| <text:s text:c="2"/>| <text:s text:c="2"/>| <text:s text:c="2"/>| <text:s text:c="2"/>VG &gt; 29</text:p>
      <text:p text:style-name="P4">| <text:s text:c="2"/>| <text:s text:c="2"/>| <text:s text:c="2"/>| <text:s text:c="2"/>| <text:s text:c="2"/>| <text:s text:c="2"/>| <text:s text:c="2"/>| <text:s text:c="2"/>ELOC &lt;= 151: nfp (3.44)</text:p>
      <text:p text:style-name="P4">| <text:s text:c="2"/>| <text:s text:c="2"/>| <text:s text:c="2"/>| <text:s text:c="2"/>| <text:s text:c="2"/>| <text:s text:c="2"/>| <text:s text:c="2"/>| <text:s text:c="2"/>ELOC &gt; 151: fp (7.38/1.47)</text:p>
      <text:p text:style-name="P4">| <text:s text:c="2"/>| <text:s text:c="2"/>NLOGIC &gt; 4: fp (32.5/1.17)</text:p>
      <text:p text:style-name="P4">| <text:s text:c="2"/>NLOGIC &gt; 5: nfp (11.0/4.1)</text:p>
      <text:p text:style-name="P4"/>
      <text:p text:style-name="P4">Number of Leaves <text:s/>: <text:tab/>11</text:p>
      <text:p text:style-name="P4"/>
      <text:p text:style-name="P4">Size of the tree : <text:tab/>21</text:p>
      <text:p text:style-name="P4"/>
      <text:p text:style-name="P4"/>
      <text:p text:style-name="P4">Weight: 2.94</text:p>
      <text:p text:style-name="P4"/>
      <text:p text:style-name="P4">J48 pruned tree</text:p>
      <text:p text:style-name="P4">------------------</text:p>
      <text:p text:style-name="P4"/>
      <text:p text:style-name="P4">VG &lt;= 448</text:p>
      <text:p text:style-name="P4">| <text:s text:c="2"/>TOTOPANDS &lt;= 174</text:p>
      <text:p text:style-name="P4">| <text:s text:c="2"/>| <text:s text:c="2"/>NLOGIC &lt;= 0</text:p>
      <text:p text:style-name="P4">| <text:s text:c="2"/>| <text:s text:c="2"/>| <text:s text:c="2"/>ELOC &lt;= 26: fp (4.9/1.12)</text:p>
      <text:p text:style-name="P4">| <text:s text:c="2"/>| <text:s text:c="2"/>| <text:s text:c="2"/>ELOC &gt; 26: nfp (2.24)</text:p>
      <text:p text:style-name="P4">| <text:s text:c="2"/>| <text:s text:c="2"/>NLOGIC &gt; 0: nfp (7.44)</text:p>
      <text:p text:style-name="P4">| <text:s text:c="2"/>TOTOPANDS &gt; 174</text:p>
      <text:p text:style-name="P4">| <text:s text:c="2"/>| <text:s text:c="2"/>NUMUORS &lt;= 26</text:p>
      <text:p text:style-name="P4">| <text:s text:c="2"/>| <text:s text:c="2"/>| <text:s text:c="2"/>NLOGIC &lt;= 3</text:p>
      <text:p text:style-name="P4">| <text:s text:c="2"/>| <text:s text:c="2"/>| <text:s text:c="2"/>| <text:s text:c="2"/>NUMUORS &lt;= 25</text:p>
      <text:p text:style-name="P4">| <text:s text:c="2"/>| <text:s text:c="2"/>| <text:s text:c="2"/>| <text:s text:c="2"/>| <text:s text:c="2"/>TOTOTORS &lt;= 313: nfp (3.77)</text:p>
      <text:p text:style-name="P4">| <text:s text:c="2"/>| <text:s text:c="2"/>| <text:s text:c="2"/>| <text:s text:c="2"/>| <text:s text:c="2"/>TOTOTORS &gt; 313: fp (18.43/0.69)</text:p>
      <text:p text:style-name="P4">| <text:s text:c="2"/>| <text:s text:c="2"/>| <text:s text:c="2"/>| <text:s text:c="2"/>NUMUORS &gt; 25: fp (32.71/0.11)</text:p>
      <text:p text:style-name="P4">| <text:s text:c="2"/>| <text:s text:c="2"/>| <text:s text:c="2"/>NLOGIC &gt; 3: fp (25.25)</text:p>
      <text:p text:style-name="P4">| <text:s text:c="2"/>| <text:s text:c="2"/>NUMUORS &gt; 26</text:p>
      <text:p text:style-name="P4">| <text:s text:c="2"/>| <text:s text:c="2"/>| <text:s text:c="2"/>VG &lt;= 18</text:p>
      <text:p text:style-name="P4">| <text:s text:c="2"/>| <text:s text:c="2"/>| <text:s text:c="2"/>| <text:s text:c="2"/>NUMUANDS &lt;= 57: fp (3.9)</text:p>
      <text:p text:style-name="P4">| <text:s text:c="2"/>| <text:s text:c="2"/>| <text:s text:c="2"/>| <text:s text:c="2"/>NUMUANDS &gt; 57: nfp (25.87/0.88)</text:p>
      <text:p text:style-name="P4">| <text:s text:c="2"/>| <text:s text:c="2"/>| <text:s text:c="2"/>VG &gt; 18</text:p>
      <text:p text:style-name="P4">| <text:s text:c="2"/>| <text:s text:c="2"/>| <text:s text:c="2"/>| <text:s text:c="2"/>LOC &lt;= 1769</text:p>
      <text:p text:style-name="P4">| <text:s text:c="2"/>| <text:s text:c="2"/>| <text:s text:c="2"/>| <text:s text:c="2"/>| <text:s text:c="2"/>VG &lt;= 44: fp (25.57/2.45)</text:p>
      <text:p text:style-name="P4"><text:soft-page-break/>| <text:s text:c="2"/>| <text:s text:c="2"/>| <text:s text:c="2"/>| <text:s text:c="2"/>| <text:s text:c="2"/>VG &gt; 44: nfp (5.22/0.83)</text:p>
      <text:p text:style-name="P4">| <text:s text:c="2"/>| <text:s text:c="2"/>| <text:s text:c="2"/>| <text:s text:c="2"/>LOC &gt; 1769: fp (20.06)</text:p>
      <text:p text:style-name="P4">VG &gt; 448: nfp (12.64)</text:p>
      <text:p text:style-name="P4"/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3.4</text:p>
      <text:p text:style-name="P4"/>
      <text:p text:style-name="P4">Number of performed Iterations: 10</text:p>
      <text:p text:style-name="P4"/>
      <text:p text:style-name="P4"/>
      <text:p text:style-name="P4">Cost Matrix</text:p>
      <text:p text:style-name="P4"><text:s/>0 4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6 seconds</text:p>
      <text:p text:style-name="P4"/>
      <text:p text:style-name="P4">=== Evaluation on test set ===</text:p>
      <text:p text:style-name="P4"/>
      <text:p text:style-name="P4">Time taken to test model on supplied test set: 0 seconds</text:p>
      <text:p text:style-name="P4"/>
      <text:p text:style-name="P4">=== Summary ===</text:p>
      <text:p text:style-name="P4"/>
      <text:p text:style-name="P4">Correctly Classified Instances <text:s text:c="9"/>78 <text:s text:c="14"/>82.9787 %</text:p>
      <text:p text:style-name="P4">Incorrectly Classified Instances <text:s text:c="7"/>16 <text:s text:c="14"/>17.0213 %</text:p>
      <text:p text:style-name="P4">Kappa statistic <text:s text:c="25"/>0.5663</text:p>
      <text:p text:style-name="P4">Mean absolute error <text:s text:c="21"/>0.1694</text:p>
      <text:p text:style-name="P4">Root mean squared error <text:s text:c="17"/>0.3972</text:p>
      <text:p text:style-name="P4">Relative absolute error <text:s text:c="16"/>40.6257 %</text:p>
      <text:p text:style-name="P4">Root relative squared error <text:s text:c="12"/>86.8565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24 <text:s text:c="3"/>0.393 <text:s text:c="3"/>0.847 <text:s text:c="5"/>0.924 <text:s text:c="3"/>0.884 <text:s text:c="5"/>0.574 <text:s text:c="3"/>0.859 <text:s text:c="4"/>0.919 <text:s text:c="4"/>nfp</text:p>
      <text:p text:style-name="P4"><text:s text:c="17"/>0.607 <text:s text:c="3"/>0.076 <text:s text:c="3"/>0.773 <text:s text:c="5"/>0.607 <text:s text:c="3"/>0.680 <text:s text:c="5"/>0.574 <text:s text:c="3"/>0.859 <text:s text:c="4"/>0.689 <text:s text:c="4"/>fp</text:p>
      <text:p text:style-name="P4">Weighted Avg. <text:s text:c="3"/>0.830 <text:s text:c="3"/>0.298 <text:s text:c="3"/>0.825 <text:s text:c="5"/>0.830 <text:s text:c="3"/>0.823 <text:s text:c="5"/>0.574 <text:s text:c="3"/>0.859 <text:s text:c="4"/>0.851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1 <text:s/>5 | <text:s/>a = nfp</text:p>
      <text:p text:style-name="P4"><text:s/>11 17 | <text:s/>b = fp</text:p>
      <text:p text:style-name="P4"/>
      <text:p text:style-name="P4">xxxxxxxx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3.0; 1.0 0.0]" -S 1 -W weka.classifiers.meta.AdaBoostM1 -- -P 100 -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oft-page-break/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AdaBoostM1 -P 100 -S 1 -I 10 -W weka.classifiers.trees.J48 -- -C 0.25 -M 2</text:p>
      <text:p text:style-name="P4"/>
      <text:p text:style-name="P4">Classifier Model</text:p>
      <text:p text:style-name="P4">AdaBoostM1: Base classifiers and their weights: </text:p>
      <text:p text:style-name="P4"/>
      <text:p text:style-name="P4">J48 pruned tree</text:p>
      <text:p text:style-name="P4">------------------</text:p>
      <text:p text:style-name="P4"/>
      <text:p text:style-name="P4">LOC &lt;= 886: nfp (161.91/6.63)</text:p>
      <text:p text:style-name="P4">LOC &gt; 886</text:p>
      <text:p text:style-name="P4">| <text:s text:c="2"/>NUMUORS &lt;= 42: nfp (18.63/8.7)</text:p>
      <text:p text:style-name="P4">| <text:s text:c="2"/>NUMUORS &gt; 42: fp (7.45)</text:p>
      <text:p text:style-name="P4"/>
      <text:p text:style-name="P4">Number of Leaves <text:s/>: <text:tab/>3</text:p>
      <text:p text:style-name="P4"/>
      <text:p text:style-name="P4">Size of the tree : <text:tab/>5</text:p>
      <text:p text:style-name="P4"/>
      <text:p text:style-name="P4"/>
      <text:p text:style-name="P4">Weight: 2.42</text:p>
      <text:p text:style-name="P4"/>
      <text:p text:style-name="P4">J48 pruned tree</text:p>
      <text:p text:style-name="P4">------------------</text:p>
      <text:p text:style-name="P4"/>
      <text:p text:style-name="P4">TOTOTORS &lt;= 220: nfp (69.49/2.54)</text:p>
      <text:p text:style-name="P4">TOTOTORS &gt; 220</text:p>
      <text:p text:style-name="P4">| <text:s text:c="2"/>ELOC &lt;= 48</text:p>
      <text:p text:style-name="P4">| <text:s text:c="2"/>| <text:s text:c="2"/>NLOGIC &lt;= 4: nfp (6.09)</text:p>
      <text:p text:style-name="P4">| <text:s text:c="2"/>| <text:s text:c="2"/>NLOGIC &gt; 4: fp (2.54)</text:p>
      <text:p text:style-name="P4">| <text:s text:c="2"/>ELOC &gt; 48: fp (109.88/16.91)</text:p>
      <text:p text:style-name="P4"/>
      <text:p text:style-name="P4">Number of Leaves <text:s/>: <text:tab/>4</text:p>
      <text:p text:style-name="P4"/>
      <text:p text:style-name="P4">Size of the tree : <text:tab/>7</text:p>
      <text:p text:style-name="P4"/>
      <text:p text:style-name="P4"/>
      <text:p text:style-name="P4">Weight: 2.16</text:p>
      <text:p text:style-name="P4"/>
      <text:p text:style-name="P4">J48 pruned tree</text:p>
      <text:p text:style-name="P4">------------------</text:p>
      <text:p text:style-name="P4"/>
      <text:p text:style-name="P4">NUMUORS &lt;= 17: nfp (27.78)</text:p>
      <text:p text:style-name="P4">NUMUORS &gt; 17</text:p>
      <text:p text:style-name="P4">| <text:s text:c="2"/>TOTOPANDS &lt;= 60: fp (14.17/1.89)</text:p>
      <text:p text:style-name="P4">| <text:s text:c="2"/>TOTOPANDS &gt; 60</text:p>
      <text:p text:style-name="P4">| <text:s text:c="2"/>| <text:s text:c="2"/>LOC &lt;= 1158</text:p>
      <text:p text:style-name="P4">| <text:s text:c="2"/>| <text:s text:c="2"/>| <text:s text:c="2"/>VG &lt;= 29</text:p>
      <text:p text:style-name="P4">| <text:s text:c="2"/>| <text:s text:c="2"/>| <text:s text:c="2"/>| <text:s text:c="2"/>NUMUANDS &lt;= 115</text:p>
      <text:p text:style-name="P4">| <text:s text:c="2"/>| <text:s text:c="2"/>| <text:s text:c="2"/>| <text:s text:c="2"/>| <text:s text:c="2"/>NUMUANDS &lt;= 102</text:p>
      <text:p text:style-name="P4">| <text:s text:c="2"/>| <text:s text:c="2"/>| <text:s text:c="2"/>| <text:s text:c="2"/>| <text:s text:c="2"/>| <text:s text:c="2"/>NLOGIC &lt;= 8</text:p>
      <text:p text:style-name="P4">| <text:s text:c="2"/>| <text:s text:c="2"/>| <text:s text:c="2"/>| <text:s text:c="2"/>| <text:s text:c="2"/>| <text:s text:c="2"/>| <text:s text:c="2"/>VG &lt;= 23: nfp (34.17/4.25)</text:p>
      <text:p text:style-name="P4">| <text:s text:c="2"/>| <text:s text:c="2"/>| <text:s text:c="2"/>| <text:s text:c="2"/>| <text:s text:c="2"/>| <text:s text:c="2"/>| <text:s text:c="2"/>VG &gt; 23: fp (2.83)</text:p>
      <text:p text:style-name="P4">| <text:s text:c="2"/>| <text:s text:c="2"/>| <text:s text:c="2"/>| <text:s text:c="2"/>| <text:s text:c="2"/>| <text:s text:c="2"/>NLOGIC &gt; 8: fp (4.25)</text:p>
      <text:p text:style-name="P4">| <text:s text:c="2"/>| <text:s text:c="2"/>| <text:s text:c="2"/>| <text:s text:c="2"/>| <text:s text:c="2"/>NUMUANDS &gt; 102: nfp (20.37)</text:p>
      <text:p text:style-name="P4">| <text:s text:c="2"/>| <text:s text:c="2"/>| <text:s text:c="2"/>| <text:s text:c="2"/>NUMUANDS &gt; 115: fp (19.84)</text:p>
      <text:p text:style-name="P4">| <text:s text:c="2"/>| <text:s text:c="2"/>| <text:s text:c="2"/>VG &gt; 29</text:p>
      <text:p text:style-name="P4"><text:soft-page-break/>| <text:s text:c="2"/>| <text:s text:c="2"/>| <text:s text:c="2"/>| <text:s text:c="2"/>LOC &lt;= 886: nfp (22.88)</text:p>
      <text:p text:style-name="P4">| <text:s text:c="2"/>| <text:s text:c="2"/>| <text:s text:c="2"/>| <text:s text:c="2"/>LOC &gt; 886</text:p>
      <text:p text:style-name="P4">| <text:s text:c="2"/>| <text:s text:c="2"/>| <text:s text:c="2"/>| <text:s text:c="2"/>| <text:s text:c="2"/>LOC &lt;= 992: fp (2.83)</text:p>
      <text:p text:style-name="P4">| <text:s text:c="2"/>| <text:s text:c="2"/>| <text:s text:c="2"/>| <text:s text:c="2"/>| <text:s text:c="2"/>LOC &gt; 992: nfp (13.08)</text:p>
      <text:p text:style-name="P4">| <text:s text:c="2"/>| <text:s text:c="2"/>LOC &gt; 1158</text:p>
      <text:p text:style-name="P4">| <text:s text:c="2"/>| <text:s text:c="2"/>| <text:s text:c="2"/>VG &lt;= 45: fp (13.0)</text:p>
      <text:p text:style-name="P4">| <text:s text:c="2"/>| <text:s text:c="2"/>| <text:s text:c="2"/>VG &gt; 45</text:p>
      <text:p text:style-name="P4">| <text:s text:c="2"/>| <text:s text:c="2"/>| <text:s text:c="2"/>| <text:s text:c="2"/>NLOGIC &lt;= 9: nfp (8.46/1.92)</text:p>
      <text:p text:style-name="P4">| <text:s text:c="2"/>| <text:s text:c="2"/>| <text:s text:c="2"/>| <text:s text:c="2"/>NLOGIC &gt; 9: fp (4.34)</text:p>
      <text:p text:style-name="P4"/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3.11</text:p>
      <text:p text:style-name="P4"/>
      <text:p text:style-name="P4">J48 pruned tree</text:p>
      <text:p text:style-name="P4">------------------</text:p>
      <text:p text:style-name="P4"/>
      <text:p text:style-name="P4">NUMUANDS &lt;= 29: nfp (35.33)</text:p>
      <text:p text:style-name="P4">NUMUANDS &gt; 29</text:p>
      <text:p text:style-name="P4">| <text:s text:c="2"/>NLOGIC &lt;= 0</text:p>
      <text:p text:style-name="P4">| <text:s text:c="2"/>| <text:s text:c="2"/>NUMUANDS &lt;= 32: fp (6.41)</text:p>
      <text:p text:style-name="P4">| <text:s text:c="2"/>| <text:s text:c="2"/>NUMUANDS &gt; 32</text:p>
      <text:p text:style-name="P4">| <text:s text:c="2"/>| <text:s text:c="2"/>| <text:s text:c="2"/>VG &lt;= 52</text:p>
      <text:p text:style-name="P4">| <text:s text:c="2"/>| <text:s text:c="2"/>| <text:s text:c="2"/>| <text:s text:c="2"/>TOTOTORS &lt;= 405: nfp (19.59/0.74)</text:p>
      <text:p text:style-name="P4">| <text:s text:c="2"/>| <text:s text:c="2"/>| <text:s text:c="2"/>| <text:s text:c="2"/>TOTOTORS &gt; 405: fp (10.59/1.71)</text:p>
      <text:p text:style-name="P4">| <text:s text:c="2"/>| <text:s text:c="2"/>| <text:s text:c="2"/>VG &gt; 52: nfp (8.54)</text:p>
      <text:p text:style-name="P4">| <text:s text:c="2"/>NLOGIC &gt; 0</text:p>
      <text:p text:style-name="P4">| <text:s text:c="2"/>| <text:s text:c="2"/>NUMUORS &lt;= 29</text:p>
      <text:p text:style-name="P4">| <text:s text:c="2"/>| <text:s text:c="2"/>| <text:s text:c="2"/>NUMUORS &lt;= 25</text:p>
      <text:p text:style-name="P4">| <text:s text:c="2"/>| <text:s text:c="2"/>| <text:s text:c="2"/>| <text:s text:c="2"/>VG &lt;= 9: nfp (5.14/0.74)</text:p>
      <text:p text:style-name="P4">| <text:s text:c="2"/>| <text:s text:c="2"/>| <text:s text:c="2"/>| <text:s text:c="2"/>VG &gt; 9: fp (18.75)</text:p>
      <text:p text:style-name="P4">| <text:s text:c="2"/>| <text:s text:c="2"/>| <text:s text:c="2"/>NUMUORS &gt; 25: fp (53.92/2.1)</text:p>
      <text:p text:style-name="P4">| <text:s text:c="2"/>| <text:s text:c="2"/>NUMUORS &gt; 29</text:p>
      <text:p text:style-name="P4">| <text:s text:c="2"/>| <text:s text:c="2"/>| <text:s text:c="2"/>NUMUORS &lt;= 42: nfp (22.94/8.88)</text:p>
      <text:p text:style-name="P4">| <text:s text:c="2"/>| <text:s text:c="2"/>| <text:s text:c="2"/>NUMUORS &gt; 42: fp (6.79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/>
      <text:p text:style-name="P4">Weight: 2.51</text:p>
      <text:p text:style-name="P4"/>
      <text:p text:style-name="P4">J48 pruned tree</text:p>
      <text:p text:style-name="P4">------------------</text:p>
      <text:p text:style-name="P4"/>
      <text:p text:style-name="P4">NUMUANDS &lt;= 29: nfp (19.11)</text:p>
      <text:p text:style-name="P4">NUMUANDS &gt; 29</text:p>
      <text:p text:style-name="P4">| <text:s text:c="2"/>NLOGIC &lt;= 0</text:p>
      <text:p text:style-name="P4">| <text:s text:c="2"/>| <text:s text:c="2"/>VG &lt;= 29</text:p>
      <text:p text:style-name="P4">| <text:s text:c="2"/>| <text:s text:c="2"/>| <text:s text:c="2"/>NUMUANDS &lt;= 117</text:p>
      <text:p text:style-name="P4">| <text:s text:c="2"/>| <text:s text:c="2"/>| <text:s text:c="2"/>| <text:s text:c="2"/>NUMUANDS &lt;= 32: fp (3.47)</text:p>
      <text:p text:style-name="P4">| <text:s text:c="2"/>| <text:s text:c="2"/>| <text:s text:c="2"/>| <text:s text:c="2"/>NUMUANDS &gt; 32: nfp (10.07/0.8)</text:p>
      <text:p text:style-name="P4">| <text:s text:c="2"/>| <text:s text:c="2"/>| <text:s text:c="2"/>NUMUANDS &gt; 117: fp (7.31)</text:p>
      <text:p text:style-name="P4">| <text:s text:c="2"/>| <text:s text:c="2"/>VG &gt; 29: nfp (18.47/1.6)</text:p>
      <text:p text:style-name="P4">| <text:s text:c="2"/>NLOGIC &gt; 0</text:p>
      <text:p text:style-name="P4">| <text:s text:c="2"/>| <text:s text:c="2"/>NUMUANDS &lt;= 90</text:p>
      <text:p text:style-name="P4">| <text:s text:c="2"/>| <text:s text:c="2"/>| <text:s text:c="2"/>NLOGIC &lt;= 1: nfp (12.74)</text:p>
      <text:p text:style-name="P4">| <text:s text:c="2"/>| <text:s text:c="2"/>| <text:s text:c="2"/>NLOGIC &gt; 1</text:p>
      <text:p text:style-name="P4">| <text:s text:c="2"/>| <text:s text:c="2"/>| <text:s text:c="2"/>| <text:s text:c="2"/>NUMUANDS &lt;= 44: nfp (2.55)</text:p>
      <text:p text:style-name="P4">| <text:s text:c="2"/>| <text:s text:c="2"/>| <text:s text:c="2"/>| <text:s text:c="2"/>NUMUANDS &gt; 44</text:p>
      <text:p text:style-name="P4">| <text:s text:c="2"/>| <text:s text:c="2"/>| <text:s text:c="2"/>| <text:s text:c="2"/>| <text:s text:c="2"/>VG &lt;= 17: fp (23.8/0.21)</text:p>
      <text:p text:style-name="P4">| <text:s text:c="2"/>| <text:s text:c="2"/>| <text:s text:c="2"/>| <text:s text:c="2"/>| <text:s text:c="2"/>VG &gt; 17: nfp (2.25/0.4)</text:p>
      <text:p text:style-name="P4">| <text:s text:c="2"/>| <text:s text:c="2"/>NUMUANDS &gt; 90: fp (88.23/6.57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><text:soft-page-break/></text:p>
      <text:p text:style-name="P4">Weight: 2.92</text:p>
      <text:p text:style-name="P4"/>
      <text:p text:style-name="P4">J48 pruned tree</text:p>
      <text:p text:style-name="P4">------------------</text:p>
      <text:p text:style-name="P4"/>
      <text:p text:style-name="P4">LOC &lt;= 886</text:p>
      <text:p text:style-name="P4">| <text:s text:c="2"/>VG &lt;= 29</text:p>
      <text:p text:style-name="P4">| <text:s text:c="2"/>| <text:s text:c="2"/>NUMUANDS &lt;= 112</text:p>
      <text:p text:style-name="P4">| <text:s text:c="2"/>| <text:s text:c="2"/>| <text:s text:c="2"/>NUMUANDS &lt;= 97</text:p>
      <text:p text:style-name="P4">| <text:s text:c="2"/>| <text:s text:c="2"/>| <text:s text:c="2"/>| <text:s text:c="2"/>NUMUORS &lt;= 19: nfp (8.83)</text:p>
      <text:p text:style-name="P4">| <text:s text:c="2"/>| <text:s text:c="2"/>| <text:s text:c="2"/>| <text:s text:c="2"/>NUMUORS &gt; 19</text:p>
      <text:p text:style-name="P4">| <text:s text:c="2"/>| <text:s text:c="2"/>| <text:s text:c="2"/>| <text:s text:c="2"/>| <text:s text:c="2"/>TOTOPANDS &lt;= 298</text:p>
      <text:p text:style-name="P4">| <text:s text:c="2"/>| <text:s text:c="2"/>| <text:s text:c="2"/>| <text:s text:c="2"/>| <text:s text:c="2"/>| <text:s text:c="2"/>VG &lt;= 4: nfp (2.51)</text:p>
      <text:p text:style-name="P4">| <text:s text:c="2"/>| <text:s text:c="2"/>| <text:s text:c="2"/>| <text:s text:c="2"/>| <text:s text:c="2"/>| <text:s text:c="2"/>VG &gt; 4</text:p>
      <text:p text:style-name="P4">| <text:s text:c="2"/>| <text:s text:c="2"/>| <text:s text:c="2"/>| <text:s text:c="2"/>| <text:s text:c="2"/>| <text:s text:c="2"/>| <text:s text:c="2"/>TOTOPANDS &lt;= 196</text:p>
      <text:p text:style-name="P4">| <text:s text:c="2"/>| <text:s text:c="2"/>| <text:s text:c="2"/>| <text:s text:c="2"/>| <text:s text:c="2"/>| <text:s text:c="2"/>| <text:s text:c="2"/>| <text:s text:c="2"/>NUMUANDS &lt;= 50: fp (8.79/2.26)</text:p>
      <text:p text:style-name="P4">| <text:s text:c="2"/>| <text:s text:c="2"/>| <text:s text:c="2"/>| <text:s text:c="2"/>| <text:s text:c="2"/>| <text:s text:c="2"/>| <text:s text:c="2"/>| <text:s text:c="2"/>NUMUANDS &gt; 50: nfp (3.19)</text:p>
      <text:p text:style-name="P4">| <text:s text:c="2"/>| <text:s text:c="2"/>| <text:s text:c="2"/>| <text:s text:c="2"/>| <text:s text:c="2"/>| <text:s text:c="2"/>| <text:s text:c="2"/>TOTOPANDS &gt; 196: fp (16.95/0.6)</text:p>
      <text:p text:style-name="P4">| <text:s text:c="2"/>| <text:s text:c="2"/>| <text:s text:c="2"/>| <text:s text:c="2"/>| <text:s text:c="2"/>TOTOPANDS &gt; 298: nfp (7.01)</text:p>
      <text:p text:style-name="P4">| <text:s text:c="2"/>| <text:s text:c="2"/>| <text:s text:c="2"/>NUMUANDS &gt; 97: nfp (19.8)</text:p>
      <text:p text:style-name="P4">| <text:s text:c="2"/>| <text:s text:c="2"/>NUMUANDS &gt; 112: fp (8.81)</text:p>
      <text:p text:style-name="P4">| <text:s text:c="2"/>VG &gt; 29: nfp (26.03)</text:p>
      <text:p text:style-name="P4">LOC &gt; 886</text:p>
      <text:p text:style-name="P4">| <text:s text:c="2"/>TOTOPANDS &lt;= 990: fp (41.19/1.03)</text:p>
      <text:p text:style-name="P4">| <text:s text:c="2"/>TOTOPANDS &gt; 990</text:p>
      <text:p text:style-name="P4">| <text:s text:c="2"/>| <text:s text:c="2"/>LOC &lt;= 1992</text:p>
      <text:p text:style-name="P4">| <text:s text:c="2"/>| <text:s text:c="2"/>| <text:s text:c="2"/>NLOGIC &lt;= 10</text:p>
      <text:p text:style-name="P4">| <text:s text:c="2"/>| <text:s text:c="2"/>| <text:s text:c="2"/>| <text:s text:c="2"/>NLOGIC &lt;= 3</text:p>
      <text:p text:style-name="P4">| <text:s text:c="2"/>| <text:s text:c="2"/>| <text:s text:c="2"/>| <text:s text:c="2"/>| <text:s text:c="2"/>VG &lt;= 68: fp (5.59)</text:p>
      <text:p text:style-name="P4">| <text:s text:c="2"/>| <text:s text:c="2"/>| <text:s text:c="2"/>| <text:s text:c="2"/>| <text:s text:c="2"/>VG &gt; 68: nfp (10.03)</text:p>
      <text:p text:style-name="P4">| <text:s text:c="2"/>| <text:s text:c="2"/>| <text:s text:c="2"/>| <text:s text:c="2"/>NLOGIC &gt; 3: nfp (18.11)</text:p>
      <text:p text:style-name="P4">| <text:s text:c="2"/>| <text:s text:c="2"/>| <text:s text:c="2"/>NLOGIC &gt; 10: fp (2.61)</text:p>
      <text:p text:style-name="P4">| <text:s text:c="2"/>| <text:s text:c="2"/>LOC &gt; 1992: fp (8.55)</text:p>
      <text:p text:style-name="P4"/>
      <text:p text:style-name="P4">Number of Leaves <text:s/>: <text:tab/>15</text:p>
      <text:p text:style-name="P4"/>
      <text:p text:style-name="P4">Size of the tree : <text:tab/>29</text:p>
      <text:p text:style-name="P4"/>
      <text:p text:style-name="P4"/>
      <text:p text:style-name="P4">Weight: 3.86</text:p>
      <text:p text:style-name="P4"/>
      <text:p text:style-name="P4">J48 pruned tree</text:p>
      <text:p text:style-name="P4">------------------</text:p>
      <text:p text:style-name="P4"/>
      <text:p text:style-name="P4">ELOC &lt;= 105</text:p>
      <text:p text:style-name="P4">| <text:s text:c="2"/>NUMUANDS &lt;= 115</text:p>
      <text:p text:style-name="P4">| <text:s text:c="2"/>| <text:s text:c="2"/>ELOC &lt;= 54</text:p>
      <text:p text:style-name="P4">| <text:s text:c="2"/>| <text:s text:c="2"/>| <text:s text:c="2"/>ELOC &lt;= 50: nfp (56.12/3.34)</text:p>
      <text:p text:style-name="P4">| <text:s text:c="2"/>| <text:s text:c="2"/>| <text:s text:c="2"/>ELOC &gt; 50: fp (7.15/0.8)</text:p>
      <text:p text:style-name="P4">| <text:s text:c="2"/>| <text:s text:c="2"/>ELOC &gt; 54: nfp (61.77)</text:p>
      <text:p text:style-name="P4">| <text:s text:c="2"/>NUMUANDS &gt; 115</text:p>
      <text:p text:style-name="P4">| <text:s text:c="2"/>| <text:s text:c="2"/>VG &lt;= 25: fp (5.93)</text:p>
      <text:p text:style-name="P4">| <text:s text:c="2"/>| <text:s text:c="2"/>VG &gt; 25: nfp (3.3)</text:p>
      <text:p text:style-name="P4">ELOC &gt; 105</text:p>
      <text:p text:style-name="P4">| <text:s text:c="2"/>NUMUANDS &lt;= 164: fp (15.96)</text:p>
      <text:p text:style-name="P4">| <text:s text:c="2"/>NUMUANDS &gt; 164</text:p>
      <text:p text:style-name="P4">| <text:s text:c="2"/>| <text:s text:c="2"/>LOC &lt;= 886: nfp (9.74)</text:p>
      <text:p text:style-name="P4">| <text:s text:c="2"/>| <text:s text:c="2"/>LOC &gt; 886</text:p>
      <text:p text:style-name="P4">| <text:s text:c="2"/>| <text:s text:c="2"/>| <text:s text:c="2"/>NUMUANDS &lt;= 172: nfp (9.25)</text:p>
      <text:p text:style-name="P4">| <text:s text:c="2"/>| <text:s text:c="2"/>| <text:s text:c="2"/>NUMUANDS &gt; 172</text:p>
      <text:p text:style-name="P4">| <text:s text:c="2"/>| <text:s text:c="2"/>| <text:s text:c="2"/>| <text:s text:c="2"/>NUMUANDS &lt;= 633: fp (14.14/0.5)</text:p>
      <text:p text:style-name="P4">| <text:s text:c="2"/>| <text:s text:c="2"/>| <text:s text:c="2"/>| <text:s text:c="2"/>NUMUANDS &gt; 633: nfp (4.64/0.02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/>
      <text:p text:style-name="P4">Weight: 3.67</text:p>
      <text:p text:style-name="P4"/>
      <text:p text:style-name="P4">J48 pruned tree</text:p>
      <text:p text:style-name="P4"><text:soft-page-break/>------------------</text:p>
      <text:p text:style-name="P4"/>
      <text:p text:style-name="P4">LOC &lt;= 289</text:p>
      <text:p text:style-name="P4">| <text:s text:c="2"/>ELOC &lt;= 25: nfp (4.67)</text:p>
      <text:p text:style-name="P4">| <text:s text:c="2"/>ELOC &gt; 25: fp (68.84/1.45)</text:p>
      <text:p text:style-name="P4">LOC &gt; 289</text:p>
      <text:p text:style-name="P4">| <text:s text:c="2"/>LOC &lt;= 1158: nfp (100.38/12.49)</text:p>
      <text:p text:style-name="P4">| <text:s text:c="2"/>LOC &gt; 1158: fp (14.11/4.74)</text:p>
      <text:p text:style-name="P4"/>
      <text:p text:style-name="P4">Number of Leaves <text:s/>: <text:tab/>4</text:p>
      <text:p text:style-name="P4"/>
      <text:p text:style-name="P4">Size of the tree : <text:tab/>7</text:p>
      <text:p text:style-name="P4"/>
      <text:p text:style-name="P4"/>
      <text:p text:style-name="P4">Weight: 2.2</text:p>
      <text:p text:style-name="P4"/>
      <text:p text:style-name="P4">J48 pruned tree</text:p>
      <text:p text:style-name="P4">------------------</text:p>
      <text:p text:style-name="P4"/>
      <text:p text:style-name="P4">VG &lt;= 48</text:p>
      <text:p text:style-name="P4">| <text:s text:c="2"/>NUMUORS &lt;= 20: nfp (12.43/0.56)</text:p>
      <text:p text:style-name="P4">| <text:s text:c="2"/>NUMUORS &gt; 20</text:p>
      <text:p text:style-name="P4">| <text:s text:c="2"/>| <text:s text:c="2"/>NUMUORS &lt;= 22: fp (42.62/1.53)</text:p>
      <text:p text:style-name="P4">| <text:s text:c="2"/>| <text:s text:c="2"/>NUMUORS &gt; 22</text:p>
      <text:p text:style-name="P4">| <text:s text:c="2"/>| <text:s text:c="2"/>| <text:s text:c="2"/>ELOC &lt;= 49: nfp (14.86)</text:p>
      <text:p text:style-name="P4">| <text:s text:c="2"/>| <text:s text:c="2"/>| <text:s text:c="2"/>ELOC &gt; 49</text:p>
      <text:p text:style-name="P4">| <text:s text:c="2"/>| <text:s text:c="2"/>| <text:s text:c="2"/>| <text:s text:c="2"/>ELOC &lt;= 105</text:p>
      <text:p text:style-name="P4">| <text:s text:c="2"/>| <text:s text:c="2"/>| <text:s text:c="2"/>| <text:s text:c="2"/>| <text:s text:c="2"/>ELOC &lt;= 53: fp (12.69)</text:p>
      <text:p text:style-name="P4">| <text:s text:c="2"/>| <text:s text:c="2"/>| <text:s text:c="2"/>| <text:s text:c="2"/>| <text:s text:c="2"/>ELOC &gt; 53</text:p>
      <text:p text:style-name="P4">| <text:s text:c="2"/>| <text:s text:c="2"/>| <text:s text:c="2"/>| <text:s text:c="2"/>| <text:s text:c="2"/>| <text:s text:c="2"/>NUMUANDS &lt;= 115</text:p>
      <text:p text:style-name="P4">| <text:s text:c="2"/>| <text:s text:c="2"/>| <text:s text:c="2"/>| <text:s text:c="2"/>| <text:s text:c="2"/>| <text:s text:c="2"/>| <text:s text:c="2"/>TOTOTORS &lt;= 242: fp (3.41)</text:p>
      <text:p text:style-name="P4">| <text:s text:c="2"/>| <text:s text:c="2"/>| <text:s text:c="2"/>| <text:s text:c="2"/>| <text:s text:c="2"/>| <text:s text:c="2"/>| <text:s text:c="2"/>TOTOTORS &gt; 242: nfp (19.83)</text:p>
      <text:p text:style-name="P4">| <text:s text:c="2"/>| <text:s text:c="2"/>| <text:s text:c="2"/>| <text:s text:c="2"/>| <text:s text:c="2"/>| <text:s text:c="2"/>NUMUANDS &gt; 115: fp (12.48/0.87)</text:p>
      <text:p text:style-name="P4">| <text:s text:c="2"/>| <text:s text:c="2"/>| <text:s text:c="2"/>| <text:s text:c="2"/>ELOC &gt; 105</text:p>
      <text:p text:style-name="P4">| <text:s text:c="2"/>| <text:s text:c="2"/>| <text:s text:c="2"/>| <text:s text:c="2"/>| <text:s text:c="2"/>NLOGIC &lt;= 2: fp (26.39)</text:p>
      <text:p text:style-name="P4">| <text:s text:c="2"/>| <text:s text:c="2"/>| <text:s text:c="2"/>| <text:s text:c="2"/>| <text:s text:c="2"/>NLOGIC &gt; 2</text:p>
      <text:p text:style-name="P4">| <text:s text:c="2"/>| <text:s text:c="2"/>| <text:s text:c="2"/>| <text:s text:c="2"/>| <text:s text:c="2"/>| <text:s text:c="2"/>NLOGIC &lt;= 4: nfp (3.01/0.38)</text:p>
      <text:p text:style-name="P4">| <text:s text:c="2"/>| <text:s text:c="2"/>| <text:s text:c="2"/>| <text:s text:c="2"/>| <text:s text:c="2"/>| <text:s text:c="2"/>NLOGIC &gt; 4: fp (7.42)</text:p>
      <text:p text:style-name="P4">VG &gt; 48: nfp (32.87/1.92)</text:p>
      <text:p text:style-name="P4"/>
      <text:p text:style-name="P4">Number of Leaves <text:s/>: <text:tab/>11</text:p>
      <text:p text:style-name="P4"/>
      <text:p text:style-name="P4">Size of the tree : <text:tab/>21</text:p>
      <text:p text:style-name="P4"/>
      <text:p text:style-name="P4"/>
      <text:p text:style-name="P4">Weight: 3.55</text:p>
      <text:p text:style-name="P4"/>
      <text:p text:style-name="P4">J48 pruned tree</text:p>
      <text:p text:style-name="P4">------------------</text:p>
      <text:p text:style-name="P4"/>
      <text:p text:style-name="P4">TOTOPANDS &lt;= 198</text:p>
      <text:p text:style-name="P4">| <text:s text:c="2"/>NLOGIC &lt;= 2</text:p>
      <text:p text:style-name="P4">| <text:s text:c="2"/>| <text:s text:c="2"/>TOTOPANDS &lt;= 56</text:p>
      <text:p text:style-name="P4">| <text:s text:c="2"/>| <text:s text:c="2"/>| <text:s text:c="2"/>TOTOTORS &lt;= 81: nfp (3.68)</text:p>
      <text:p text:style-name="P4">| <text:s text:c="2"/>| <text:s text:c="2"/>| <text:s text:c="2"/>TOTOTORS &gt; 81: fp (5.48/0.1)</text:p>
      <text:p text:style-name="P4">| <text:s text:c="2"/>| <text:s text:c="2"/>TOTOPANDS &gt; 56</text:p>
      <text:p text:style-name="P4">| <text:s text:c="2"/>| <text:s text:c="2"/>| <text:s text:c="2"/>NLOGIC &lt;= 1: nfp (23.95)</text:p>
      <text:p text:style-name="P4">| <text:s text:c="2"/>| <text:s text:c="2"/>| <text:s text:c="2"/>NLOGIC &gt; 1</text:p>
      <text:p text:style-name="P4">| <text:s text:c="2"/>| <text:s text:c="2"/>| <text:s text:c="2"/>| <text:s text:c="2"/>VG &lt;= 8: nfp (2.92)</text:p>
      <text:p text:style-name="P4">| <text:s text:c="2"/>| <text:s text:c="2"/>| <text:s text:c="2"/>| <text:s text:c="2"/>VG &gt; 8: fp (3.19)</text:p>
      <text:p text:style-name="P4">| <text:s text:c="2"/>NLOGIC &gt; 2: nfp (7.42)</text:p>
      <text:p text:style-name="P4">TOTOPANDS &gt; 198</text:p>
      <text:p text:style-name="P4">| <text:s text:c="2"/>LOC &lt;= 1992</text:p>
      <text:p text:style-name="P4">| <text:s text:c="2"/>| <text:s text:c="2"/>TOTOPANDS &lt;= 205: fp (15.76/0.0)</text:p>
      <text:p text:style-name="P4">| <text:s text:c="2"/>| <text:s text:c="2"/>TOTOPANDS &gt; 205</text:p>
      <text:p text:style-name="P4">| <text:s text:c="2"/>| <text:s text:c="2"/>| <text:s text:c="2"/>LOC &lt;= 501: nfp (24.25/2.04)</text:p>
      <text:p text:style-name="P4">| <text:s text:c="2"/>| <text:s text:c="2"/>| <text:s text:c="2"/>LOC &gt; 501</text:p>
      <text:p text:style-name="P4">| <text:s text:c="2"/>| <text:s text:c="2"/>| <text:s text:c="2"/>| <text:s text:c="2"/>VG &lt;= 94</text:p>
      <text:p text:style-name="P4">| <text:s text:c="2"/>| <text:s text:c="2"/>| <text:s text:c="2"/>| <text:s text:c="2"/>| <text:s text:c="2"/>NUMUANDS &lt;= 248</text:p>
      <text:p text:style-name="P4">| <text:s text:c="2"/>| <text:s text:c="2"/>| <text:s text:c="2"/>| <text:s text:c="2"/>| <text:s text:c="2"/>| <text:s text:c="2"/>TOTOPANDS &lt;= 990</text:p>
      <text:p text:style-name="P4">| <text:s text:c="2"/>| <text:s text:c="2"/>| <text:s text:c="2"/>| <text:s text:c="2"/>| <text:s text:c="2"/>| <text:s text:c="2"/>| <text:s text:c="2"/>TOTOPANDS &lt;= 252: nfp (2.4)</text:p>
      <text:p text:style-name="P4">| <text:s text:c="2"/>| <text:s text:c="2"/>| <text:s text:c="2"/>| <text:s text:c="2"/>| <text:s text:c="2"/>| <text:s text:c="2"/>| <text:s text:c="2"/>TOTOPANDS &gt; 252: fp (42.02/4.98)</text:p>
      <text:p text:style-name="P4"><text:soft-page-break/>| <text:s text:c="2"/>| <text:s text:c="2"/>| <text:s text:c="2"/>| <text:s text:c="2"/>| <text:s text:c="2"/>| <text:s text:c="2"/>TOTOPANDS &gt; 990: nfp (9.11/0.19)</text:p>
      <text:p text:style-name="P4">| <text:s text:c="2"/>| <text:s text:c="2"/>| <text:s text:c="2"/>| <text:s text:c="2"/>| <text:s text:c="2"/>NUMUANDS &gt; 248: fp (14.8)</text:p>
      <text:p text:style-name="P4">| <text:s text:c="2"/>| <text:s text:c="2"/>| <text:s text:c="2"/>| <text:s text:c="2"/>VG &gt; 94: nfp (7.57)</text:p>
      <text:p text:style-name="P4">| <text:s text:c="2"/>LOC &gt; 1992: fp (25.46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Weight: 3.21</text:p>
      <text:p text:style-name="P4"/>
      <text:p text:style-name="P4">Number of performed Iterations: 10</text:p>
      <text:p text:style-name="P4"/>
      <text:p text:style-name="P4"/>
      <text:p text:style-name="P4">Cost Matrix</text:p>
      <text:p text:style-name="P4"><text:s/>0 3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7 seconds</text:p>
      <text:p text:style-name="P4"/>
      <text:p text:style-name="P4">=== Evaluation on test set ===</text:p>
      <text:p text:style-name="P4"/>
      <text:p text:style-name="P4">Time taken to test model on supplied test set: 0 seconds</text:p>
      <text:p text:style-name="P4"/>
      <text:p text:style-name="P4">=== Summary ===</text:p>
      <text:p text:style-name="P4"/>
      <text:p text:style-name="P4">Correctly Classified Instances <text:s text:c="9"/>81 <text:s text:c="14"/>86.1702 %</text:p>
      <text:p text:style-name="P4">Incorrectly Classified Instances <text:s text:c="7"/>13 <text:s text:c="14"/>13.8298 %</text:p>
      <text:p text:style-name="P4">Kappa statistic <text:s text:c="25"/>0.6515</text:p>
      <text:p text:style-name="P4">Mean absolute error <text:s text:c="21"/>0.1475</text:p>
      <text:p text:style-name="P4">Root mean squared error <text:s text:c="17"/>0.3696</text:p>
      <text:p text:style-name="P4">Relative absolute error <text:s text:c="16"/>35.3638 %</text:p>
      <text:p text:style-name="P4">Root relative squared error <text:s text:c="12"/>80.8073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39 <text:s text:c="3"/>0.321 <text:s text:c="3"/>0.873 <text:s text:c="5"/>0.939 <text:s text:c="3"/>0.905 <text:s text:c="5"/>0.657 <text:s text:c="3"/>0.913 <text:s text:c="4"/>0.954 <text:s text:c="4"/>nfp</text:p>
      <text:p text:style-name="P4"><text:s text:c="17"/>0.679 <text:s text:c="3"/>0.061 <text:s text:c="3"/>0.826 <text:s text:c="5"/>0.679 <text:s text:c="3"/>0.745 <text:s text:c="5"/>0.657 <text:s text:c="3"/>0.913 <text:s text:c="4"/>0.803 <text:s text:c="4"/>fp</text:p>
      <text:p text:style-name="P4">Weighted Avg. <text:s text:c="3"/>0.862 <text:s text:c="3"/>0.244 <text:s text:c="3"/>0.859 <text:s text:c="5"/>0.862 <text:s text:c="3"/>0.857 <text:s text:c="5"/>0.657 <text:s text:c="3"/>0.913 <text:s text:c="4"/>0.909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2 <text:s/>4 | <text:s/>a = nfp</text:p>
      <text:p text:style-name="P4"><text:s text:c="2"/>9 19 | <text:s/>b = fp</text:p>
      <text:p text:style-name="P4"/>
      <text:p text:style-name="P4">xxxxxxxxxxxxxxxxxxxxxxxxxxxxxxxxxxxxxxxxxxxx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2.0; 1.0 0.0]" -S 1 -W weka.classifiers.meta.AdaBoostM1 -- -P 100 -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<text:soft-page-break/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AdaBoostM1 -P 100 -S 1 -I 10 -W weka.classifiers.trees.J48 -- -C 0.25 -M 2</text:p>
      <text:p text:style-name="P4"/>
      <text:p text:style-name="P4">Classifier Model</text:p>
      <text:p text:style-name="P4">AdaBoostM1: Base classifiers and their weights: </text:p>
      <text:p text:style-name="P4"/>
      <text:p text:style-name="P4">J48 pruned tree</text:p>
      <text:p text:style-name="P4">------------------</text:p>
      <text:p text:style-name="P4"/>
      <text:p text:style-name="P4">LOC &lt;= 886: nfp (155.79/9.37)</text:p>
      <text:p text:style-name="P4">LOC &gt; 886: fp (32.21/9.37)</text:p>
      <text:p text:style-name="P4"/>
      <text:p text:style-name="P4">Number of Leaves <text:s/>: <text:tab/>2</text:p>
      <text:p text:style-name="P4"/>
      <text:p text:style-name="P4">Size of the tree : <text:tab/>3</text:p>
      <text:p text:style-name="P4"/>
      <text:p text:style-name="P4"/>
      <text:p text:style-name="P4">Weight: 2.2</text:p>
      <text:p text:style-name="P4"/>
      <text:p text:style-name="P4">J48 pruned tree</text:p>
      <text:p text:style-name="P4">------------------</text:p>
      <text:p text:style-name="P4"/>
      <text:p text:style-name="P4">NUMUORS &lt;= 17: nfp (48.16)</text:p>
      <text:p text:style-name="P4">NUMUORS &gt; 17</text:p>
      <text:p text:style-name="P4">| <text:s text:c="2"/>VG &lt;= 29</text:p>
      <text:p text:style-name="P4">| <text:s text:c="2"/>| <text:s text:c="2"/>NUMUANDS &lt;= 115</text:p>
      <text:p text:style-name="P4">| <text:s text:c="2"/>| <text:s text:c="2"/>| <text:s text:c="2"/>NLOGIC &lt;= 4</text:p>
      <text:p text:style-name="P4">| <text:s text:c="2"/>| <text:s text:c="2"/>| <text:s text:c="2"/>| <text:s text:c="2"/>VG &lt;= 25</text:p>
      <text:p text:style-name="P4">| <text:s text:c="2"/>| <text:s text:c="2"/>| <text:s text:c="2"/>| <text:s text:c="2"/>| <text:s text:c="2"/>NLOGIC &lt;= 0</text:p>
      <text:p text:style-name="P4">| <text:s text:c="2"/>| <text:s text:c="2"/>| <text:s text:c="2"/>| <text:s text:c="2"/>| <text:s text:c="2"/>| <text:s text:c="2"/>TOTOPANDS &lt;= 60: fp (4.24/1.3)</text:p>
      <text:p text:style-name="P4">| <text:s text:c="2"/>| <text:s text:c="2"/>| <text:s text:c="2"/>| <text:s text:c="2"/>| <text:s text:c="2"/>| <text:s text:c="2"/>TOTOPANDS &gt; 60: nfp (27.99)</text:p>
      <text:p text:style-name="P4">| <text:s text:c="2"/>| <text:s text:c="2"/>| <text:s text:c="2"/>| <text:s text:c="2"/>| <text:s text:c="2"/>NLOGIC &gt; 0</text:p>
      <text:p text:style-name="P4">| <text:s text:c="2"/>| <text:s text:c="2"/>| <text:s text:c="2"/>| <text:s text:c="2"/>| <text:s text:c="2"/>| <text:s text:c="2"/>ELOC &lt;= 49: nfp (7.81)</text:p>
      <text:p text:style-name="P4">| <text:s text:c="2"/>| <text:s text:c="2"/>| <text:s text:c="2"/>| <text:s text:c="2"/>| <text:s text:c="2"/>| <text:s text:c="2"/>ELOC &gt; 49: fp (7.18/1.3)</text:p>
      <text:p text:style-name="P4">| <text:s text:c="2"/>| <text:s text:c="2"/>| <text:s text:c="2"/>| <text:s text:c="2"/>VG &gt; 25: fp (3.26)</text:p>
      <text:p text:style-name="P4">| <text:s text:c="2"/>| <text:s text:c="2"/>| <text:s text:c="2"/>NLOGIC &gt; 4: fp (13.7/1.95)</text:p>
      <text:p text:style-name="P4">| <text:s text:c="2"/>| <text:s text:c="2"/>NUMUANDS &gt; 115: fp (26.1)</text:p>
      <text:p text:style-name="P4">| <text:s text:c="2"/>VG &gt; 29</text:p>
      <text:p text:style-name="P4">| <text:s text:c="2"/>| <text:s text:c="2"/>NUMUORS &lt;= 42: nfp (43.71/3.9)</text:p>
      <text:p text:style-name="P4">| <text:s text:c="2"/>| <text:s text:c="2"/>NUMUORS &gt; 42: fp (5.85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/>
      <text:p text:style-name="P4">Weight: 3.06</text:p>
      <text:p text:style-name="P4"/>
      <text:p text:style-name="P4">J48 pruned tree</text:p>
      <text:p text:style-name="P4">------------------</text:p>
      <text:p text:style-name="P4"/>
      <text:p text:style-name="P4">LOC &lt;= 1158</text:p>
      <text:p text:style-name="P4">| <text:s text:c="2"/>TOTOPANDS &lt;= 174: nfp (58.32/1.54)</text:p>
      <text:p text:style-name="P4">| <text:s text:c="2"/>TOTOPANDS &gt; 174</text:p>
      <text:p text:style-name="P4">| <text:s text:c="2"/>| <text:s text:c="2"/>NLOGIC &lt;= 10</text:p>
      <text:p text:style-name="P4"><text:soft-page-break/>| <text:s text:c="2"/>| <text:s text:c="2"/>| <text:s text:c="2"/>NLOGIC &lt;= 6</text:p>
      <text:p text:style-name="P4">| <text:s text:c="2"/>| <text:s text:c="2"/>| <text:s text:c="2"/>| <text:s text:c="2"/>NLOGIC &lt;= 2</text:p>
      <text:p text:style-name="P4">| <text:s text:c="2"/>| <text:s text:c="2"/>| <text:s text:c="2"/>| <text:s text:c="2"/>| <text:s text:c="2"/>TOTOPANDS &lt;= 252</text:p>
      <text:p text:style-name="P4">| <text:s text:c="2"/>| <text:s text:c="2"/>| <text:s text:c="2"/>| <text:s text:c="2"/>| <text:s text:c="2"/>| <text:s text:c="2"/>TOTOTORS &lt;= 227: fp (2.22/0.68)</text:p>
      <text:p text:style-name="P4">| <text:s text:c="2"/>| <text:s text:c="2"/>| <text:s text:c="2"/>| <text:s text:c="2"/>| <text:s text:c="2"/>| <text:s text:c="2"/>TOTOTORS &gt; 227: nfp (13.37)</text:p>
      <text:p text:style-name="P4">| <text:s text:c="2"/>| <text:s text:c="2"/>| <text:s text:c="2"/>| <text:s text:c="2"/>| <text:s text:c="2"/>TOTOPANDS &gt; 252</text:p>
      <text:p text:style-name="P4">| <text:s text:c="2"/>| <text:s text:c="2"/>| <text:s text:c="2"/>| <text:s text:c="2"/>| <text:s text:c="2"/>| <text:s text:c="2"/>VG &lt;= 52</text:p>
      <text:p text:style-name="P4">| <text:s text:c="2"/>| <text:s text:c="2"/>| <text:s text:c="2"/>| <text:s text:c="2"/>| <text:s text:c="2"/>| <text:s text:c="2"/>| <text:s text:c="2"/>NUMUANDS &lt;= 107</text:p>
      <text:p text:style-name="P4">| <text:s text:c="2"/>| <text:s text:c="2"/>| <text:s text:c="2"/>| <text:s text:c="2"/>| <text:s text:c="2"/>| <text:s text:c="2"/>| <text:s text:c="2"/>| <text:s text:c="2"/>TOTOPANDS &lt;= 286: fp (3.42/0.34)</text:p>
      <text:p text:style-name="P4">| <text:s text:c="2"/>| <text:s text:c="2"/>| <text:s text:c="2"/>| <text:s text:c="2"/>| <text:s text:c="2"/>| <text:s text:c="2"/>| <text:s text:c="2"/>| <text:s text:c="2"/>TOTOPANDS &gt; 286: nfp (8.76/0.17)</text:p>
      <text:p text:style-name="P4">| <text:s text:c="2"/>| <text:s text:c="2"/>| <text:s text:c="2"/>| <text:s text:c="2"/>| <text:s text:c="2"/>| <text:s text:c="2"/>| <text:s text:c="2"/>NUMUANDS &gt; 107: fp (20.73/0.68)</text:p>
      <text:p text:style-name="P4">| <text:s text:c="2"/>| <text:s text:c="2"/>| <text:s text:c="2"/>| <text:s text:c="2"/>| <text:s text:c="2"/>| <text:s text:c="2"/>VG &gt; 52: nfp (7.17)</text:p>
      <text:p text:style-name="P4">| <text:s text:c="2"/>| <text:s text:c="2"/>| <text:s text:c="2"/>| <text:s text:c="2"/>NLOGIC &gt; 2: nfp (15.94/1.88)</text:p>
      <text:p text:style-name="P4">| <text:s text:c="2"/>| <text:s text:c="2"/>| <text:s text:c="2"/>NLOGIC &gt; 6: fp (4.78)</text:p>
      <text:p text:style-name="P4">| <text:s text:c="2"/>| <text:s text:c="2"/>NLOGIC &gt; 10: nfp (7.57)</text:p>
      <text:p text:style-name="P4">LOC &gt; 1158</text:p>
      <text:p text:style-name="P4">| <text:s text:c="2"/>VG &lt;= 448</text:p>
      <text:p text:style-name="P4">| <text:s text:c="2"/>| <text:s text:c="2"/>NLOGIC &lt;= 8: fp (26.33)</text:p>
      <text:p text:style-name="P4">| <text:s text:c="2"/>| <text:s text:c="2"/>NLOGIC &gt; 8</text:p>
      <text:p text:style-name="P4">| <text:s text:c="2"/>| <text:s text:c="2"/>| <text:s text:c="2"/>NLOGIC &lt;= 9: nfp (3.08)</text:p>
      <text:p text:style-name="P4">| <text:s text:c="2"/>| <text:s text:c="2"/>| <text:s text:c="2"/>NLOGIC &gt; 9: fp (13.23)</text:p>
      <text:p text:style-name="P4">| <text:s text:c="2"/>VG &gt; 448: nfp (3.08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Weight: 3.54</text:p>
      <text:p text:style-name="P4"/>
      <text:p text:style-name="P4">J48 pruned tree</text:p>
      <text:p text:style-name="P4">------------------</text:p>
      <text:p text:style-name="P4"/>
      <text:p text:style-name="P4">NUMUORS &lt;= 19: nfp (32.55/0.79)</text:p>
      <text:p text:style-name="P4">NUMUORS &gt; 19</text:p>
      <text:p text:style-name="P4">| <text:s text:c="2"/>LOC &lt;= 291: fp (56.06/1.4)</text:p>
      <text:p text:style-name="P4">| <text:s text:c="2"/>LOC &gt; 291</text:p>
      <text:p text:style-name="P4">| <text:s text:c="2"/>| <text:s text:c="2"/>ELOC &lt;= 105</text:p>
      <text:p text:style-name="P4">| <text:s text:c="2"/>| <text:s text:c="2"/>| <text:s text:c="2"/>NUMUANDS &lt;= 115</text:p>
      <text:p text:style-name="P4">| <text:s text:c="2"/>| <text:s text:c="2"/>| <text:s text:c="2"/>| <text:s text:c="2"/>NUMUANDS &lt;= 57: fp (3.43/1.05)</text:p>
      <text:p text:style-name="P4">| <text:s text:c="2"/>| <text:s text:c="2"/>| <text:s text:c="2"/>| <text:s text:c="2"/>NUMUANDS &gt; 57: nfp (41.29/1.58)</text:p>
      <text:p text:style-name="P4">| <text:s text:c="2"/>| <text:s text:c="2"/>| <text:s text:c="2"/>NUMUANDS &gt; 115</text:p>
      <text:p text:style-name="P4">| <text:s text:c="2"/>| <text:s text:c="2"/>| <text:s text:c="2"/>| <text:s text:c="2"/>VG &lt;= 25: fp (5.71)</text:p>
      <text:p text:style-name="P4">| <text:s text:c="2"/>| <text:s text:c="2"/>| <text:s text:c="2"/>| <text:s text:c="2"/>VG &gt; 25: nfp (6.23)</text:p>
      <text:p text:style-name="P4">| <text:s text:c="2"/>| <text:s text:c="2"/>ELOC &gt; 105</text:p>
      <text:p text:style-name="P4">| <text:s text:c="2"/>| <text:s text:c="2"/>| <text:s text:c="2"/>TOTOPANDS &lt;= 990: fp (23.94/0.53)</text:p>
      <text:p text:style-name="P4">| <text:s text:c="2"/>| <text:s text:c="2"/>| <text:s text:c="2"/>TOTOPANDS &gt; 990</text:p>
      <text:p text:style-name="P4">| <text:s text:c="2"/>| <text:s text:c="2"/>| <text:s text:c="2"/>| <text:s text:c="2"/>TOTOPANDS &lt;= 1202: nfp (4.92)</text:p>
      <text:p text:style-name="P4">| <text:s text:c="2"/>| <text:s text:c="2"/>| <text:s text:c="2"/>| <text:s text:c="2"/>TOTOPANDS &gt; 1202</text:p>
      <text:p text:style-name="P4">| <text:s text:c="2"/>| <text:s text:c="2"/>| <text:s text:c="2"/>| <text:s text:c="2"/>| <text:s text:c="2"/>VG &lt;= 109: fp (9.91)</text:p>
      <text:p text:style-name="P4">| <text:s text:c="2"/>| <text:s text:c="2"/>| <text:s text:c="2"/>| <text:s text:c="2"/>| <text:s text:c="2"/>VG &gt; 109: nfp (3.95/0.79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/>
      <text:p text:style-name="P4">Weight: 3.39</text:p>
      <text:p text:style-name="P4"/>
      <text:p text:style-name="P4">J48 pruned tree</text:p>
      <text:p text:style-name="P4">------------------</text:p>
      <text:p text:style-name="P4"/>
      <text:p text:style-name="P4">ELOC &lt;= 25: nfp (24.1)</text:p>
      <text:p text:style-name="P4">ELOC &gt; 25</text:p>
      <text:p text:style-name="P4">| <text:s text:c="2"/>NLOGIC &lt;= 4</text:p>
      <text:p text:style-name="P4">| <text:s text:c="2"/>| <text:s text:c="2"/>LOC &lt;= 183: fp (14.13)</text:p>
      <text:p text:style-name="P4">| <text:s text:c="2"/>| <text:s text:c="2"/>LOC &gt; 183</text:p>
      <text:p text:style-name="P4">| <text:s text:c="2"/>| <text:s text:c="2"/>| <text:s text:c="2"/>LOC &lt;= 605: nfp (45.95/2.45)</text:p>
      <text:p text:style-name="P4">| <text:s text:c="2"/>| <text:s text:c="2"/>| <text:s text:c="2"/>LOC &gt; 605</text:p>
      <text:p text:style-name="P4">| <text:s text:c="2"/>| <text:s text:c="2"/>| <text:s text:c="2"/>| <text:s text:c="2"/>TOTOPANDS &lt;= 252: nfp (4.1)</text:p>
      <text:p text:style-name="P4">| <text:s text:c="2"/>| <text:s text:c="2"/>| <text:s text:c="2"/>| <text:s text:c="2"/>TOTOPANDS &gt; 252</text:p>
      <text:p text:style-name="P4">| <text:s text:c="2"/>| <text:s text:c="2"/>| <text:s text:c="2"/>| <text:s text:c="2"/>| <text:s text:c="2"/>NUMUORS &lt;= 26: fp (25.32/0.09)</text:p>
      <text:p text:style-name="P4"><text:soft-page-break/>| <text:s text:c="2"/>| <text:s text:c="2"/>| <text:s text:c="2"/>| <text:s text:c="2"/>| <text:s text:c="2"/>NUMUORS &gt; 26</text:p>
      <text:p text:style-name="P4">| <text:s text:c="2"/>| <text:s text:c="2"/>| <text:s text:c="2"/>| <text:s text:c="2"/>| <text:s text:c="2"/>| <text:s text:c="2"/>LOC &lt;= 816: nfp (8.2/0.82)</text:p>
      <text:p text:style-name="P4">| <text:s text:c="2"/>| <text:s text:c="2"/>| <text:s text:c="2"/>| <text:s text:c="2"/>| <text:s text:c="2"/>| <text:s text:c="2"/>LOC &gt; 816</text:p>
      <text:p text:style-name="P4">| <text:s text:c="2"/>| <text:s text:c="2"/>| <text:s text:c="2"/>| <text:s text:c="2"/>| <text:s text:c="2"/>| <text:s text:c="2"/>| <text:s text:c="2"/>TOTOTORS &lt;= 1085: fp (6.96)</text:p>
      <text:p text:style-name="P4">| <text:s text:c="2"/>| <text:s text:c="2"/>| <text:s text:c="2"/>| <text:s text:c="2"/>| <text:s text:c="2"/>| <text:s text:c="2"/>| <text:s text:c="2"/>TOTOTORS &gt; 1085</text:p>
      <text:p text:style-name="P4">| <text:s text:c="2"/>| <text:s text:c="2"/>| <text:s text:c="2"/>| <text:s text:c="2"/>| <text:s text:c="2"/>| <text:s text:c="2"/>| <text:s text:c="2"/>| <text:s text:c="2"/>NUMUORS &lt;= 33: nfp (2.45)</text:p>
      <text:p text:style-name="P4">| <text:s text:c="2"/>| <text:s text:c="2"/>| <text:s text:c="2"/>| <text:s text:c="2"/>| <text:s text:c="2"/>| <text:s text:c="2"/>| <text:s text:c="2"/>| <text:s text:c="2"/>NUMUORS &gt; 33: fp (4.13/0.82)</text:p>
      <text:p text:style-name="P4">| <text:s text:c="2"/>NLOGIC &gt; 4</text:p>
      <text:p text:style-name="P4">| <text:s text:c="2"/>| <text:s text:c="2"/>VG &lt;= 9: nfp (3.85)</text:p>
      <text:p text:style-name="P4">| <text:s text:c="2"/>| <text:s text:c="2"/>VG &gt; 9: fp (48.82/3.65)</text:p>
      <text:p text:style-name="P4"/>
      <text:p text:style-name="P4">Number of Leaves <text:s/>: <text:tab/>11</text:p>
      <text:p text:style-name="P4"/>
      <text:p text:style-name="P4">Size of the tree : <text:tab/>21</text:p>
      <text:p text:style-name="P4"/>
      <text:p text:style-name="P4"/>
      <text:p text:style-name="P4">Weight: 3.14</text:p>
      <text:p text:style-name="P4"/>
      <text:p text:style-name="P4">J48 pruned tree</text:p>
      <text:p text:style-name="P4">------------------</text:p>
      <text:p text:style-name="P4"/>
      <text:p text:style-name="P4">ELOC &lt;= 25: nfp (12.58)</text:p>
      <text:p text:style-name="P4">ELOC &gt; 25</text:p>
      <text:p text:style-name="P4">| <text:s text:c="2"/>NUMUORS &lt;= 29</text:p>
      <text:p text:style-name="P4">| <text:s text:c="2"/>| <text:s text:c="2"/>TOTOPANDS &lt;= 198</text:p>
      <text:p text:style-name="P4">| <text:s text:c="2"/>| <text:s text:c="2"/>| <text:s text:c="2"/>LOC &lt;= 183: fp (7.37)</text:p>
      <text:p text:style-name="P4">| <text:s text:c="2"/>| <text:s text:c="2"/>| <text:s text:c="2"/>LOC &gt; 183</text:p>
      <text:p text:style-name="P4">| <text:s text:c="2"/>| <text:s text:c="2"/>| <text:s text:c="2"/>| <text:s text:c="2"/>NLOGIC &lt;= 1: nfp (13.74)</text:p>
      <text:p text:style-name="P4">| <text:s text:c="2"/>| <text:s text:c="2"/>| <text:s text:c="2"/>| <text:s text:c="2"/>NLOGIC &gt; 1</text:p>
      <text:p text:style-name="P4">| <text:s text:c="2"/>| <text:s text:c="2"/>| <text:s text:c="2"/>| <text:s text:c="2"/>| <text:s text:c="2"/>ELOC &lt;= 52: nfp (2.54)</text:p>
      <text:p text:style-name="P4">| <text:s text:c="2"/>| <text:s text:c="2"/>| <text:s text:c="2"/>| <text:s text:c="2"/>| <text:s text:c="2"/>ELOC &gt; 52: fp (4.91)</text:p>
      <text:p text:style-name="P4">| <text:s text:c="2"/>| <text:s text:c="2"/>TOTOPANDS &gt; 198</text:p>
      <text:p text:style-name="P4">| <text:s text:c="2"/>| <text:s text:c="2"/>| <text:s text:c="2"/>NLOGIC &lt;= 1</text:p>
      <text:p text:style-name="P4">| <text:s text:c="2"/>| <text:s text:c="2"/>| <text:s text:c="2"/>| <text:s text:c="2"/>LOC &lt;= 375: nfp (4.76)</text:p>
      <text:p text:style-name="P4">| <text:s text:c="2"/>| <text:s text:c="2"/>| <text:s text:c="2"/>| <text:s text:c="2"/>LOC &gt; 375</text:p>
      <text:p text:style-name="P4">| <text:s text:c="2"/>| <text:s text:c="2"/>| <text:s text:c="2"/>| <text:s text:c="2"/>| <text:s text:c="2"/>VG &lt;= 29: fp (29.59/2.2)</text:p>
      <text:p text:style-name="P4">| <text:s text:c="2"/>| <text:s text:c="2"/>| <text:s text:c="2"/>| <text:s text:c="2"/>| <text:s text:c="2"/>VG &gt; 29: nfp (4.47/1.5)</text:p>
      <text:p text:style-name="P4">| <text:s text:c="2"/>| <text:s text:c="2"/>| <text:s text:c="2"/>NLOGIC &gt; 1: fp (19.86)</text:p>
      <text:p text:style-name="P4">| <text:s text:c="2"/>NUMUORS &gt; 29</text:p>
      <text:p text:style-name="P4">| <text:s text:c="2"/>| <text:s text:c="2"/>TOTOPANDS &lt;= 1494</text:p>
      <text:p text:style-name="P4">| <text:s text:c="2"/>| <text:s text:c="2"/>| <text:s text:c="2"/>NUMUANDS &lt;= 122: nfp (35.53/1.05)</text:p>
      <text:p text:style-name="P4">| <text:s text:c="2"/>| <text:s text:c="2"/>| <text:s text:c="2"/>NUMUANDS &gt; 122</text:p>
      <text:p text:style-name="P4">| <text:s text:c="2"/>| <text:s text:c="2"/>| <text:s text:c="2"/>| <text:s text:c="2"/>VG &lt;= 45: fp (22.64/3.46)</text:p>
      <text:p text:style-name="P4">| <text:s text:c="2"/>| <text:s text:c="2"/>| <text:s text:c="2"/>| <text:s text:c="2"/>VG &gt; 45: nfp (23.1/0.55)</text:p>
      <text:p text:style-name="P4">| <text:s text:c="2"/>| <text:s text:c="2"/>TOTOPANDS &gt; 1494: fp (6.92)</text:p>
      <text:p text:style-name="P4"/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3.02</text:p>
      <text:p text:style-name="P4"/>
      <text:p text:style-name="P4">J48 pruned tree</text:p>
      <text:p text:style-name="P4">------------------</text:p>
      <text:p text:style-name="P4"/>
      <text:p text:style-name="P4">NLOGIC &lt;= 9</text:p>
      <text:p text:style-name="P4">| <text:s text:c="2"/>NLOGIC &lt;= 0</text:p>
      <text:p text:style-name="P4">| <text:s text:c="2"/>| <text:s text:c="2"/>LOC &lt;= 506</text:p>
      <text:p text:style-name="P4">| <text:s text:c="2"/>| <text:s text:c="2"/>| <text:s text:c="2"/>VG &lt;= 25</text:p>
      <text:p text:style-name="P4">| <text:s text:c="2"/>| <text:s text:c="2"/>| <text:s text:c="2"/>| <text:s text:c="2"/>NUMUORS &lt;= 28</text:p>
      <text:p text:style-name="P4">| <text:s text:c="2"/>| <text:s text:c="2"/>| <text:s text:c="2"/>| <text:s text:c="2"/>| <text:s text:c="2"/>TOTOPANDS &lt;= 56</text:p>
      <text:p text:style-name="P4">| <text:s text:c="2"/>| <text:s text:c="2"/>| <text:s text:c="2"/>| <text:s text:c="2"/>| <text:s text:c="2"/>| <text:s text:c="2"/>NUMUORS &lt;= 19: nfp (2.19)</text:p>
      <text:p text:style-name="P4">| <text:s text:c="2"/>| <text:s text:c="2"/>| <text:s text:c="2"/>| <text:s text:c="2"/>| <text:s text:c="2"/>| <text:s text:c="2"/>NUMUORS &gt; 19: fp (3.87)</text:p>
      <text:p text:style-name="P4">| <text:s text:c="2"/>| <text:s text:c="2"/>| <text:s text:c="2"/>| <text:s text:c="2"/>| <text:s text:c="2"/>TOTOPANDS &gt; 56: nfp (9.99)</text:p>
      <text:p text:style-name="P4">| <text:s text:c="2"/>| <text:s text:c="2"/>| <text:s text:c="2"/>| <text:s text:c="2"/>NUMUORS &gt; 28: fp (5.15)</text:p>
      <text:p text:style-name="P4">| <text:s text:c="2"/>| <text:s text:c="2"/>| <text:s text:c="2"/>VG &gt; 25: nfp (18.27)</text:p>
      <text:p text:style-name="P4">| <text:s text:c="2"/>| <text:s text:c="2"/>LOC &gt; 506</text:p>
      <text:p text:style-name="P4">| <text:s text:c="2"/>| <text:s text:c="2"/>| <text:s text:c="2"/>TOTOTORS &lt;= 405</text:p>
      <text:p text:style-name="P4">| <text:s text:c="2"/>| <text:s text:c="2"/>| <text:s text:c="2"/>| <text:s text:c="2"/>NUMUANDS &lt;= 122: nfp (2.53)</text:p>
      <text:p text:style-name="P4">| <text:s text:c="2"/>| <text:s text:c="2"/>| <text:s text:c="2"/>| <text:s text:c="2"/>NUMUANDS &gt; 122: fp (2.57)</text:p>
      <text:p text:style-name="P4">| <text:s text:c="2"/>| <text:s text:c="2"/>| <text:s text:c="2"/>TOTOTORS &gt; 405: fp (35.08/1.18)</text:p>
      <text:p text:style-name="P4"><text:soft-page-break/>| <text:s text:c="2"/>NLOGIC &gt; 0</text:p>
      <text:p text:style-name="P4">| <text:s text:c="2"/>| <text:s text:c="2"/>ELOC &lt;= 54</text:p>
      <text:p text:style-name="P4">| <text:s text:c="2"/>| <text:s text:c="2"/>| <text:s text:c="2"/>NUMUANDS &lt;= 44: nfp (5.0)</text:p>
      <text:p text:style-name="P4">| <text:s text:c="2"/>| <text:s text:c="2"/>| <text:s text:c="2"/>NUMUANDS &gt; 44: fp (15.54/0.81)</text:p>
      <text:p text:style-name="P4">| <text:s text:c="2"/>| <text:s text:c="2"/>ELOC &gt; 54</text:p>
      <text:p text:style-name="P4">| <text:s text:c="2"/>| <text:s text:c="2"/>| <text:s text:c="2"/>NUMUANDS &lt;= 112: nfp (38.79)</text:p>
      <text:p text:style-name="P4">| <text:s text:c="2"/>| <text:s text:c="2"/>| <text:s text:c="2"/>NUMUANDS &gt; 112</text:p>
      <text:p text:style-name="P4">| <text:s text:c="2"/>| <text:s text:c="2"/>| <text:s text:c="2"/>| <text:s text:c="2"/>VG &lt;= 34: fp (3.86)</text:p>
      <text:p text:style-name="P4">| <text:s text:c="2"/>| <text:s text:c="2"/>| <text:s text:c="2"/>| <text:s text:c="2"/>VG &gt; 34: nfp (31.83/1.94)</text:p>
      <text:p text:style-name="P4">NLOGIC &gt; 9: fp (13.33/1.1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Weight: 3.6</text:p>
      <text:p text:style-name="P4"/>
      <text:p text:style-name="P4">J48 pruned tree</text:p>
      <text:p text:style-name="P4">------------------</text:p>
      <text:p text:style-name="P4"/>
      <text:p text:style-name="P4">LOC &lt;= 1158</text:p>
      <text:p text:style-name="P4">| <text:s text:c="2"/>TOTOTORS &lt;= 871</text:p>
      <text:p text:style-name="P4">| <text:s text:c="2"/>| <text:s text:c="2"/>ELOC &lt;= 105</text:p>
      <text:p text:style-name="P4">| <text:s text:c="2"/>| <text:s text:c="2"/>| <text:s text:c="2"/>NUMUANDS &lt;= 115</text:p>
      <text:p text:style-name="P4">| <text:s text:c="2"/>| <text:s text:c="2"/>| <text:s text:c="2"/>| <text:s text:c="2"/>ELOC &lt;= 54</text:p>
      <text:p text:style-name="P4">| <text:s text:c="2"/>| <text:s text:c="2"/>| <text:s text:c="2"/>| <text:s text:c="2"/>| <text:s text:c="2"/>NLOGIC &lt;= 4: nfp (28.43/5.01)</text:p>
      <text:p text:style-name="P4">| <text:s text:c="2"/>| <text:s text:c="2"/>| <text:s text:c="2"/>| <text:s text:c="2"/>| <text:s text:c="2"/>NLOGIC &gt; 4: fp (5.19/0.27)</text:p>
      <text:p text:style-name="P4">| <text:s text:c="2"/>| <text:s text:c="2"/>| <text:s text:c="2"/>| <text:s text:c="2"/>ELOC &gt; 54: nfp (31.33)</text:p>
      <text:p text:style-name="P4">| <text:s text:c="2"/>| <text:s text:c="2"/>| <text:s text:c="2"/>NUMUANDS &gt; 115</text:p>
      <text:p text:style-name="P4">| <text:s text:c="2"/>| <text:s text:c="2"/>| <text:s text:c="2"/>| <text:s text:c="2"/>VG &lt;= 25: fp (9.83)</text:p>
      <text:p text:style-name="P4">| <text:s text:c="2"/>| <text:s text:c="2"/>| <text:s text:c="2"/>| <text:s text:c="2"/>VG &gt; 25: nfp (9.01)</text:p>
      <text:p text:style-name="P4">| <text:s text:c="2"/>| <text:s text:c="2"/>ELOC &gt; 105: fp (9.33/0.38)</text:p>
      <text:p text:style-name="P4">| <text:s text:c="2"/>TOTOTORS &gt; 871: nfp (43.06/0.22)</text:p>
      <text:p text:style-name="P4">LOC &gt; 1158</text:p>
      <text:p text:style-name="P4">| <text:s text:c="2"/>VG &lt;= 448</text:p>
      <text:p text:style-name="P4">| <text:s text:c="2"/>| <text:s text:c="2"/>NLOGIC &lt;= 8: fp (41.94)</text:p>
      <text:p text:style-name="P4">| <text:s text:c="2"/>| <text:s text:c="2"/>NLOGIC &gt; 8</text:p>
      <text:p text:style-name="P4">| <text:s text:c="2"/>| <text:s text:c="2"/>| <text:s text:c="2"/>TOTOTORS &lt;= 1472: nfp (2.79/0.15)</text:p>
      <text:p text:style-name="P4">| <text:s text:c="2"/>| <text:s text:c="2"/>| <text:s text:c="2"/>TOTOTORS &gt; 1472: fp (4.43)</text:p>
      <text:p text:style-name="P4">| <text:s text:c="2"/>VG &gt; 448: nfp (2.65)</text:p>
      <text:p text:style-name="P4"/>
      <text:p text:style-name="P4">Number of Leaves <text:s/>: <text:tab/>11</text:p>
      <text:p text:style-name="P4"/>
      <text:p text:style-name="P4">Size of the tree : <text:tab/>21</text:p>
      <text:p text:style-name="P4"/>
      <text:p text:style-name="P4"/>
      <text:p text:style-name="P4">Weight: 3.41</text:p>
      <text:p text:style-name="P4"/>
      <text:p text:style-name="P4">J48 pruned tree</text:p>
      <text:p text:style-name="P4">------------------</text:p>
      <text:p text:style-name="P4"/>
      <text:p text:style-name="P4">TOTOTORS &lt;= 227: fp (56.12/3.48)</text:p>
      <text:p text:style-name="P4">TOTOTORS &gt; 227</text:p>
      <text:p text:style-name="P4">| <text:s text:c="2"/>VG &lt;= 6: fp (27.24)</text:p>
      <text:p text:style-name="P4">| <text:s text:c="2"/>VG &gt; 6</text:p>
      <text:p text:style-name="P4">| <text:s text:c="2"/>| <text:s text:c="2"/>LOC &lt;= 886</text:p>
      <text:p text:style-name="P4">| <text:s text:c="2"/>| <text:s text:c="2"/>| <text:s text:c="2"/>VG &lt;= 29</text:p>
      <text:p text:style-name="P4">| <text:s text:c="2"/>| <text:s text:c="2"/>| <text:s text:c="2"/>| <text:s text:c="2"/>ELOC &lt;= 74: nfp (29.63/2.2)</text:p>
      <text:p text:style-name="P4">| <text:s text:c="2"/>| <text:s text:c="2"/>| <text:s text:c="2"/>| <text:s text:c="2"/>ELOC &gt; 74: fp (4.33/0.01)</text:p>
      <text:p text:style-name="P4">| <text:s text:c="2"/>| <text:s text:c="2"/>| <text:s text:c="2"/>VG &gt; 29: nfp (27.27)</text:p>
      <text:p text:style-name="P4">| <text:s text:c="2"/>| <text:s text:c="2"/>LOC &gt; 886</text:p>
      <text:p text:style-name="P4">| <text:s text:c="2"/>| <text:s text:c="2"/>| <text:s text:c="2"/>LOC &lt;= 1158</text:p>
      <text:p text:style-name="P4">| <text:s text:c="2"/>| <text:s text:c="2"/>| <text:s text:c="2"/>| <text:s text:c="2"/>LOC &lt;= 992: fp (7.38/0.06)</text:p>
      <text:p text:style-name="P4">| <text:s text:c="2"/>| <text:s text:c="2"/>| <text:s text:c="2"/>| <text:s text:c="2"/>LOC &gt; 992: nfp (7.03/0.12)</text:p>
      <text:p text:style-name="P4">| <text:s text:c="2"/>| <text:s text:c="2"/>| <text:s text:c="2"/>LOC &gt; 1158: fp (29.0/2.73)</text:p>
      <text:p text:style-name="P4"/>
      <text:p text:style-name="P4">Number of Leaves <text:s/>: <text:tab/>8</text:p>
      <text:p text:style-name="P4"/>
      <text:p text:style-name="P4">Size of the tree : <text:tab/>15</text:p>
      <text:p text:style-name="P4"/>
      <text:p text:style-name="P4"/>
      <text:p text:style-name="P4"><text:soft-page-break/>Weight: 3.04</text:p>
      <text:p text:style-name="P4"/>
      <text:p text:style-name="P4">J48 pruned tree</text:p>
      <text:p text:style-name="P4">------------------</text:p>
      <text:p text:style-name="P4"/>
      <text:p text:style-name="P4">ELOC &lt;= 25: nfp (19.12)</text:p>
      <text:p text:style-name="P4">ELOC &gt; 25</text:p>
      <text:p text:style-name="P4">| <text:s text:c="2"/>VG &lt;= 48</text:p>
      <text:p text:style-name="P4">| <text:s text:c="2"/>| <text:s text:c="2"/>NUMUORS &lt;= 19: nfp (7.74/0.46)</text:p>
      <text:p text:style-name="P4">| <text:s text:c="2"/>| <text:s text:c="2"/>NUMUORS &gt; 19</text:p>
      <text:p text:style-name="P4">| <text:s text:c="2"/>| <text:s text:c="2"/>| <text:s text:c="2"/>LOC &lt;= 196: fp (16.23)</text:p>
      <text:p text:style-name="P4">| <text:s text:c="2"/>| <text:s text:c="2"/>| <text:s text:c="2"/>LOC &gt; 196</text:p>
      <text:p text:style-name="P4">| <text:s text:c="2"/>| <text:s text:c="2"/>| <text:s text:c="2"/>| <text:s text:c="2"/>ELOC &lt;= 48: nfp (18.81/0.54)</text:p>
      <text:p text:style-name="P4">| <text:s text:c="2"/>| <text:s text:c="2"/>| <text:s text:c="2"/>| <text:s text:c="2"/>ELOC &gt; 48</text:p>
      <text:p text:style-name="P4">| <text:s text:c="2"/>| <text:s text:c="2"/>| <text:s text:c="2"/>| <text:s text:c="2"/>| <text:s text:c="2"/>ELOC &lt;= 54: fp (41.78/0.12)</text:p>
      <text:p text:style-name="P4">| <text:s text:c="2"/>| <text:s text:c="2"/>| <text:s text:c="2"/>| <text:s text:c="2"/>| <text:s text:c="2"/>ELOC &gt; 54</text:p>
      <text:p text:style-name="P4">| <text:s text:c="2"/>| <text:s text:c="2"/>| <text:s text:c="2"/>| <text:s text:c="2"/>| <text:s text:c="2"/>| <text:s text:c="2"/>TOTOPANDS &lt;= 259: nfp (4.03)</text:p>
      <text:p text:style-name="P4">| <text:s text:c="2"/>| <text:s text:c="2"/>| <text:s text:c="2"/>| <text:s text:c="2"/>| <text:s text:c="2"/>| <text:s text:c="2"/>TOTOPANDS &gt; 259</text:p>
      <text:p text:style-name="P4">| <text:s text:c="2"/>| <text:s text:c="2"/>| <text:s text:c="2"/>| <text:s text:c="2"/>| <text:s text:c="2"/>| <text:s text:c="2"/>| <text:s text:c="2"/>TOTOTORS &lt;= 375: fp (7.82)</text:p>
      <text:p text:style-name="P4">| <text:s text:c="2"/>| <text:s text:c="2"/>| <text:s text:c="2"/>| <text:s text:c="2"/>| <text:s text:c="2"/>| <text:s text:c="2"/>| <text:s text:c="2"/>TOTOTORS &gt; 375</text:p>
      <text:p text:style-name="P4">| <text:s text:c="2"/>| <text:s text:c="2"/>| <text:s text:c="2"/>| <text:s text:c="2"/>| <text:s text:c="2"/>| <text:s text:c="2"/>| <text:s text:c="2"/>| <text:s text:c="2"/>LOC &lt;= 779: nfp (10.34/1.43)</text:p>
      <text:p text:style-name="P4">| <text:s text:c="2"/>| <text:s text:c="2"/>| <text:s text:c="2"/>| <text:s text:c="2"/>| <text:s text:c="2"/>| <text:s text:c="2"/>| <text:s text:c="2"/>| <text:s text:c="2"/>LOC &gt; 779: fp (13.29/1.35)</text:p>
      <text:p text:style-name="P4">| <text:s text:c="2"/>VG &gt; 48</text:p>
      <text:p text:style-name="P4">| <text:s text:c="2"/>| <text:s text:c="2"/>NUMUORS &lt;= 42</text:p>
      <text:p text:style-name="P4">| <text:s text:c="2"/>| <text:s text:c="2"/>| <text:s text:c="2"/>NLOGIC &lt;= 3: nfp (24.0)</text:p>
      <text:p text:style-name="P4">| <text:s text:c="2"/>| <text:s text:c="2"/>| <text:s text:c="2"/>NLOGIC &gt; 3</text:p>
      <text:p text:style-name="P4">| <text:s text:c="2"/>| <text:s text:c="2"/>| <text:s text:c="2"/>| <text:s text:c="2"/>TOTOTORS &lt;= 1339: nfp (17.82)</text:p>
      <text:p text:style-name="P4">| <text:s text:c="2"/>| <text:s text:c="2"/>| <text:s text:c="2"/>| <text:s text:c="2"/>TOTOTORS &gt; 1339: fp (2.12)</text:p>
      <text:p text:style-name="P4">| <text:s text:c="2"/>| <text:s text:c="2"/>NUMUORS &gt; 42: fp (4.9)</text:p>
      <text:p text:style-name="P4"/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3.85</text:p>
      <text:p text:style-name="P4"/>
      <text:p text:style-name="P4">Number of performed Iterations: 10</text:p>
      <text:p text:style-name="P4"/>
      <text:p text:style-name="P4"/>
      <text:p text:style-name="P4">Cost Matrix</text:p>
      <text:p text:style-name="P4"><text:s/>0 2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7 seconds</text:p>
      <text:p text:style-name="P4"/>
      <text:p text:style-name="P4">=== Evaluation on test set ===</text:p>
      <text:p text:style-name="P4"/>
      <text:p text:style-name="P4">Time taken to test model on supplied test set: 0 seconds</text:p>
      <text:p text:style-name="P4"/>
      <text:p text:style-name="P4">=== Summary ===</text:p>
      <text:p text:style-name="P4"/>
      <text:p text:style-name="P4">Correctly Classified Instances <text:s text:c="9"/>84 <text:s text:c="14"/>89.3617 %</text:p>
      <text:p text:style-name="P4">Incorrectly Classified Instances <text:s text:c="7"/>10 <text:s text:c="14"/>10.6383 %</text:p>
      <text:p text:style-name="P4">Kappa statistic <text:s text:c="25"/>0.7403</text:p>
      <text:p text:style-name="P4">Mean absolute error <text:s text:c="21"/>0.1087</text:p>
      <text:p text:style-name="P4">Root mean squared error <text:s text:c="17"/>0.319 </text:p>
      <text:p text:style-name="P4"><text:soft-page-break/>Relative absolute error <text:s text:c="16"/>26.0656 %</text:p>
      <text:p text:style-name="P4">Root relative squared error <text:s text:c="12"/>69.7556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39 <text:s text:c="3"/>0.214 <text:s text:c="3"/>0.912 <text:s text:c="5"/>0.939 <text:s text:c="3"/>0.925 <text:s text:c="5"/>0.741 <text:s text:c="3"/>0.887 <text:s text:c="4"/>0.933 <text:s text:c="4"/>nfp</text:p>
      <text:p text:style-name="P4"><text:s text:c="17"/>0.786 <text:s text:c="3"/>0.061 <text:s text:c="3"/>0.846 <text:s text:c="5"/>0.786 <text:s text:c="3"/>0.815 <text:s text:c="5"/>0.741 <text:s text:c="3"/>0.887 <text:s text:c="4"/>0.760 <text:s text:c="4"/>fp</text:p>
      <text:p text:style-name="P4">Weighted Avg. <text:s text:c="3"/>0.894 <text:s text:c="3"/>0.169 <text:s text:c="3"/>0.892 <text:s text:c="5"/>0.894 <text:s text:c="3"/>0.892 <text:s text:c="5"/>0.741 <text:s text:c="3"/>0.887 <text:s text:c="4"/>0.882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2 <text:s/>4 | <text:s/>a = nfp</text:p>
      <text:p text:style-name="P4"><text:s text:c="2"/>6 22 | <text:s/>b = fp</text:p>
      <text:p text:style-name="P4"/>
      <text:p text:style-name="P4">xxxxxxxxxxxxxxxxxxxxxxxxxxxxxxxxxxxxxxxxx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1.0; 1.0 0.0]" -S 1 -W weka.classifiers.meta.AdaBoostM1 -- -P 100 -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AdaBoostM1 -P 100 -S 1 -I 10 -W weka.classifiers.trees.J48 -- -C 0.25 -M 2</text:p>
      <text:p text:style-name="P4"/>
      <text:p text:style-name="P4">Classifier Model</text:p>
      <text:p text:style-name="P4">AdaBoostM1: Base classifiers and their weights: </text:p>
      <text:p text:style-name="P4"/>
      <text:p text:style-name="P4">J48 pruned tree</text:p>
      <text:p text:style-name="P4">------------------</text:p>
      <text:p text:style-name="P4"/>
      <text:p text:style-name="P4">NUMUANDS &lt;= 115</text:p>
      <text:p text:style-name="P4">| <text:s text:c="2"/>ELOC &lt;= 50: nfp (106.0/2.0)</text:p>
      <text:p text:style-name="P4">| <text:s text:c="2"/>ELOC &gt; 50</text:p>
      <text:p text:style-name="P4">| <text:s text:c="2"/>| <text:s text:c="2"/>ELOC &lt;= 105</text:p>
      <text:p text:style-name="P4">| <text:s text:c="2"/>| <text:s text:c="2"/>| <text:s text:c="2"/>NLOGIC &lt;= 0: nfp (12.0)</text:p>
      <text:p text:style-name="P4">| <text:s text:c="2"/>| <text:s text:c="2"/>| <text:s text:c="2"/>NLOGIC &gt; 0</text:p>
      <text:p text:style-name="P4">| <text:s text:c="2"/>| <text:s text:c="2"/>| <text:s text:c="2"/>| <text:s text:c="2"/>ELOC &lt;= 54: fp (6.0/1.0)</text:p>
      <text:p text:style-name="P4">| <text:s text:c="2"/>| <text:s text:c="2"/>| <text:s text:c="2"/>| <text:s text:c="2"/>ELOC &gt; 54: nfp (5.0)</text:p>
      <text:p text:style-name="P4">| <text:s text:c="2"/>| <text:s text:c="2"/>ELOC &gt; 105: fp (5.0)</text:p>
      <text:p text:style-name="P4">NUMUANDS &gt; 115</text:p>
      <text:p text:style-name="P4">| <text:s text:c="2"/>VG &lt;= 29: fp (16.0)</text:p>
      <text:p text:style-name="P4">| <text:s text:c="2"/>VG &gt; 29</text:p>
      <text:p text:style-name="P4">| <text:s text:c="2"/>| <text:s text:c="2"/>LOC &lt;= 1158: nfp (10.0/1.0)</text:p>
      <text:p text:style-name="P4">| <text:s text:c="2"/>| <text:s text:c="2"/>LOC &gt; 1158: fp (28.0/2.0)</text:p>
      <text:p text:style-name="P4"/>
      <text:p text:style-name="P4">Number of Leaves <text:s/>: <text:tab/>8</text:p>
      <text:p text:style-name="P4"/>
      <text:p text:style-name="P4">Size of the tree : <text:tab/>15</text:p>
      <text:p text:style-name="P4"/>
      <text:p text:style-name="P4"/>
      <text:p text:style-name="P4">Weight: 3.41</text:p>
      <text:p text:style-name="P4"><text:soft-page-break/></text:p>
      <text:p text:style-name="P4">J48 pruned tree</text:p>
      <text:p text:style-name="P4">------------------</text:p>
      <text:p text:style-name="P4"/>
      <text:p text:style-name="P4">NUMUORS &lt;= 19: nfp (56.47/0.52)</text:p>
      <text:p text:style-name="P4">NUMUORS &gt; 19</text:p>
      <text:p text:style-name="P4">| <text:s text:c="2"/>VG &lt;= 48</text:p>
      <text:p text:style-name="P4">| <text:s text:c="2"/>| <text:s text:c="2"/>VG &lt;= 6: nfp (8.26/1.03)</text:p>
      <text:p text:style-name="P4">| <text:s text:c="2"/>| <text:s text:c="2"/>VG &gt; 6</text:p>
      <text:p text:style-name="P4">| <text:s text:c="2"/>| <text:s text:c="2"/>| <text:s text:c="2"/>ELOC &lt;= 151</text:p>
      <text:p text:style-name="P4">| <text:s text:c="2"/>| <text:s text:c="2"/>| <text:s text:c="2"/>| <text:s text:c="2"/>NLOGIC &lt;= 3</text:p>
      <text:p text:style-name="P4">| <text:s text:c="2"/>| <text:s text:c="2"/>| <text:s text:c="2"/>| <text:s text:c="2"/>| <text:s text:c="2"/>TOTOPANDS &lt;= 60: fp (15.67)</text:p>
      <text:p text:style-name="P4">| <text:s text:c="2"/>| <text:s text:c="2"/>| <text:s text:c="2"/>| <text:s text:c="2"/>| <text:s text:c="2"/>TOTOPANDS &gt; 60: nfp (21.18/6.71)</text:p>
      <text:p text:style-name="P4">| <text:s text:c="2"/>| <text:s text:c="2"/>| <text:s text:c="2"/>| <text:s text:c="2"/>NLOGIC &gt; 3: fp (21.35/2.07)</text:p>
      <text:p text:style-name="P4">| <text:s text:c="2"/>| <text:s text:c="2"/>| <text:s text:c="2"/>ELOC &gt; 151: fp (20.83)</text:p>
      <text:p text:style-name="P4">| <text:s text:c="2"/>VG &gt; 48</text:p>
      <text:p text:style-name="P4">| <text:s text:c="2"/>| <text:s text:c="2"/>NUMUORS &lt;= 42: nfp (35.98/1.55)</text:p>
      <text:p text:style-name="P4">| <text:s text:c="2"/>| <text:s text:c="2"/>NUMUORS &gt; 42: fp (8.26)</text:p>
      <text:p text:style-name="P4"/>
      <text:p text:style-name="P4">Number of Leaves <text:s/>: <text:tab/>8</text:p>
      <text:p text:style-name="P4"/>
      <text:p text:style-name="P4">Size of the tree : <text:tab/>15</text:p>
      <text:p text:style-name="P4"/>
      <text:p text:style-name="P4"/>
      <text:p text:style-name="P4">Weight: 2.7</text:p>
      <text:p text:style-name="P4"/>
      <text:p text:style-name="P4">J48 pruned tree</text:p>
      <text:p text:style-name="P4">------------------</text:p>
      <text:p text:style-name="P4"/>
      <text:p text:style-name="P4">NUMUANDS &lt;= 29: nfp (17.92)</text:p>
      <text:p text:style-name="P4">NUMUANDS &gt; 29</text:p>
      <text:p text:style-name="P4">| <text:s text:c="2"/>VG &lt;= 343</text:p>
      <text:p text:style-name="P4">| <text:s text:c="2"/>| <text:s text:c="2"/>NLOGIC &lt;= 2</text:p>
      <text:p text:style-name="P4">| <text:s text:c="2"/>| <text:s text:c="2"/>| <text:s text:c="2"/>ELOC &lt;= 48</text:p>
      <text:p text:style-name="P4">| <text:s text:c="2"/>| <text:s text:c="2"/>| <text:s text:c="2"/>| <text:s text:c="2"/>NUMUANDS &lt;= 31: fp (8.36)</text:p>
      <text:p text:style-name="P4">| <text:s text:c="2"/>| <text:s text:c="2"/>| <text:s text:c="2"/>| <text:s text:c="2"/>NUMUANDS &gt; 31: nfp (11.03)</text:p>
      <text:p text:style-name="P4">| <text:s text:c="2"/>| <text:s text:c="2"/>| <text:s text:c="2"/>ELOC &gt; 48: fp (79.82/4.13)</text:p>
      <text:p text:style-name="P4">| <text:s text:c="2"/>| <text:s text:c="2"/>NLOGIC &gt; 2</text:p>
      <text:p text:style-name="P4">| <text:s text:c="2"/>| <text:s text:c="2"/>| <text:s text:c="2"/>ELOC &lt;= 223</text:p>
      <text:p text:style-name="P4">| <text:s text:c="2"/>| <text:s text:c="2"/>| <text:s text:c="2"/>| <text:s text:c="2"/>LOC &lt;= 352: fp (9.19/0.28)</text:p>
      <text:p text:style-name="P4">| <text:s text:c="2"/>| <text:s text:c="2"/>| <text:s text:c="2"/>| <text:s text:c="2"/>LOC &gt; 352: nfp (36.93/2.48)</text:p>
      <text:p text:style-name="P4">| <text:s text:c="2"/>| <text:s text:c="2"/>| <text:s text:c="2"/>ELOC &gt; 223: fp (16.12)</text:p>
      <text:p text:style-name="P4">| <text:s text:c="2"/>VG &gt; 343: nfp (8.64/0.28)</text:p>
      <text:p text:style-name="P4"/>
      <text:p text:style-name="P4">Number of Leaves <text:s/>: <text:tab/>8</text:p>
      <text:p text:style-name="P4"/>
      <text:p text:style-name="P4">Size of the tree : <text:tab/>15</text:p>
      <text:p text:style-name="P4"/>
      <text:p text:style-name="P4"/>
      <text:p text:style-name="P4">Weight: 3.23</text:p>
      <text:p text:style-name="P4"/>
      <text:p text:style-name="P4">J48 pruned tree</text:p>
      <text:p text:style-name="P4">------------------</text:p>
      <text:p text:style-name="P4"/>
      <text:p text:style-name="P4">NLOGIC &lt;= 1</text:p>
      <text:p text:style-name="P4">| <text:s text:c="2"/>VG &lt;= 52</text:p>
      <text:p text:style-name="P4">| <text:s text:c="2"/>| <text:s text:c="2"/>TOTOTORS &lt;= 405</text:p>
      <text:p text:style-name="P4">| <text:s text:c="2"/>| <text:s text:c="2"/>| <text:s text:c="2"/>NUMUANDS &lt;= 116</text:p>
      <text:p text:style-name="P4">| <text:s text:c="2"/>| <text:s text:c="2"/>| <text:s text:c="2"/>| <text:s text:c="2"/>VG &lt;= 7</text:p>
      <text:p text:style-name="P4">| <text:s text:c="2"/>| <text:s text:c="2"/>| <text:s text:c="2"/>| <text:s text:c="2"/>| <text:s text:c="2"/>VG &lt;= 4: nfp (8.02)</text:p>
      <text:p text:style-name="P4">| <text:s text:c="2"/>| <text:s text:c="2"/>| <text:s text:c="2"/>| <text:s text:c="2"/>| <text:s text:c="2"/>VG &gt; 4</text:p>
      <text:p text:style-name="P4">| <text:s text:c="2"/>| <text:s text:c="2"/>| <text:s text:c="2"/>| <text:s text:c="2"/>| <text:s text:c="2"/>| <text:s text:c="2"/>LOC &lt;= 177: fp (4.35)</text:p>
      <text:p text:style-name="P4">| <text:s text:c="2"/>| <text:s text:c="2"/>| <text:s text:c="2"/>| <text:s text:c="2"/>| <text:s text:c="2"/>| <text:s text:c="2"/>LOC &gt; 177</text:p>
      <text:p text:style-name="P4">| <text:s text:c="2"/>| <text:s text:c="2"/>| <text:s text:c="2"/>| <text:s text:c="2"/>| <text:s text:c="2"/>| <text:s text:c="2"/>| <text:s text:c="2"/>NUMUORS &lt;= 25: nfp (6.62)</text:p>
      <text:p text:style-name="P4">| <text:s text:c="2"/>| <text:s text:c="2"/>| <text:s text:c="2"/>| <text:s text:c="2"/>| <text:s text:c="2"/>| <text:s text:c="2"/>| <text:s text:c="2"/>NUMUORS &gt; 25: fp (2.12)</text:p>
      <text:p text:style-name="P4">| <text:s text:c="2"/>| <text:s text:c="2"/>| <text:s text:c="2"/>| <text:s text:c="2"/>VG &gt; 7: nfp (32.22)</text:p>
      <text:p text:style-name="P4">| <text:s text:c="2"/>| <text:s text:c="2"/>| <text:s text:c="2"/>NUMUANDS &gt; 116: fp (4.25)</text:p>
      <text:p text:style-name="P4">| <text:s text:c="2"/>| <text:s text:c="2"/>TOTOTORS &gt; 405: fp (29.92/3.62)</text:p>
      <text:p text:style-name="P4">| <text:s text:c="2"/>VG &gt; 52: nfp (22.57/0.14)</text:p>
      <text:p text:style-name="P4">NLOGIC &gt; 1</text:p>
      <text:p text:style-name="P4">| <text:s text:c="2"/>NUMUANDS &lt;= 44: nfp (8.82)</text:p>
      <text:p text:style-name="P4">| <text:s text:c="2"/>NUMUANDS &gt; 44</text:p>
      <text:p text:style-name="P4"><text:soft-page-break/>| <text:s text:c="2"/>| <text:s text:c="2"/>NUMUORS &lt;= 29: fp (25.47/0.14)</text:p>
      <text:p text:style-name="P4">| <text:s text:c="2"/>| <text:s text:c="2"/>NUMUORS &gt; 29</text:p>
      <text:p text:style-name="P4">| <text:s text:c="2"/>| <text:s text:c="2"/>| <text:s text:c="2"/>NUMUANDS &lt;= 178</text:p>
      <text:p text:style-name="P4">| <text:s text:c="2"/>| <text:s text:c="2"/>| <text:s text:c="2"/>| <text:s text:c="2"/>NUMUORS &lt;= 39: nfp (13.13/0.14)</text:p>
      <text:p text:style-name="P4">| <text:s text:c="2"/>| <text:s text:c="2"/>| <text:s text:c="2"/>| <text:s text:c="2"/>NUMUORS &gt; 39: fp (3.62)</text:p>
      <text:p text:style-name="P4">| <text:s text:c="2"/>| <text:s text:c="2"/>| <text:s text:c="2"/>NUMUANDS &gt; 178: fp (26.89/0.29)</text:p>
      <text:p text:style-name="P4"/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3.75</text:p>
      <text:p text:style-name="P4"/>
      <text:p text:style-name="P4">J48 pruned tree</text:p>
      <text:p text:style-name="P4">------------------</text:p>
      <text:p text:style-name="P4"/>
      <text:p text:style-name="P4">LOC &lt;= 886</text:p>
      <text:p text:style-name="P4">| <text:s text:c="2"/>VG &lt;= 29</text:p>
      <text:p text:style-name="P4">| <text:s text:c="2"/>| <text:s text:c="2"/>NUMUANDS &lt;= 112</text:p>
      <text:p text:style-name="P4">| <text:s text:c="2"/>| <text:s text:c="2"/>| <text:s text:c="2"/>NLOGIC &lt;= 8: nfp (36.71/7.71)</text:p>
      <text:p text:style-name="P4">| <text:s text:c="2"/>| <text:s text:c="2"/>| <text:s text:c="2"/>NLOGIC &gt; 8: fp (6.12/1.09)</text:p>
      <text:p text:style-name="P4">| <text:s text:c="2"/>| <text:s text:c="2"/>NUMUANDS &gt; 112: fp (8.7)</text:p>
      <text:p text:style-name="P4">| <text:s text:c="2"/>VG &gt; 29: nfp (92.07)</text:p>
      <text:p text:style-name="P4">LOC &gt; 886</text:p>
      <text:p text:style-name="P4">| <text:s text:c="2"/>TOTOTORS &lt;= 1168</text:p>
      <text:p text:style-name="P4">| <text:s text:c="2"/>| <text:s text:c="2"/>ELOC &lt;= 105</text:p>
      <text:p text:style-name="P4">| <text:s text:c="2"/>| <text:s text:c="2"/>| <text:s text:c="2"/>NUMUANDS &lt;= 117: nfp (3.01)</text:p>
      <text:p text:style-name="P4">| <text:s text:c="2"/>| <text:s text:c="2"/>| <text:s text:c="2"/>NUMUANDS &gt; 117: fp (2.17)</text:p>
      <text:p text:style-name="P4">| <text:s text:c="2"/>| <text:s text:c="2"/>ELOC &gt; 105: fp (23.62)</text:p>
      <text:p text:style-name="P4">| <text:s text:c="2"/>TOTOTORS &gt; 1168</text:p>
      <text:p text:style-name="P4">| <text:s text:c="2"/>| <text:s text:c="2"/>NLOGIC &lt;= 9: nfp (10.76/1.53)</text:p>
      <text:p text:style-name="P4">| <text:s text:c="2"/>| <text:s text:c="2"/>NLOGIC &gt; 9: fp (4.83)</text:p>
      <text:p text:style-name="P4"/>
      <text:p text:style-name="P4">Number of Leaves <text:s/>: <text:tab/>9</text:p>
      <text:p text:style-name="P4"/>
      <text:p text:style-name="P4">Size of the tree : <text:tab/>17</text:p>
      <text:p text:style-name="P4"/>
      <text:p text:style-name="P4"/>
      <text:p text:style-name="P4">Weight: 2.85</text:p>
      <text:p text:style-name="P4"/>
      <text:p text:style-name="P4">J48 pruned tree</text:p>
      <text:p text:style-name="P4">------------------</text:p>
      <text:p text:style-name="P4"/>
      <text:p text:style-name="P4">NUMUORS &lt;= 29</text:p>
      <text:p text:style-name="P4">| <text:s text:c="2"/>NUMUORS &lt;= 19: nfp (5.72/0.58)</text:p>
      <text:p text:style-name="P4">| <text:s text:c="2"/>NUMUORS &gt; 19</text:p>
      <text:p text:style-name="P4">| <text:s text:c="2"/>| <text:s text:c="2"/>NLOGIC &lt;= 4</text:p>
      <text:p text:style-name="P4">| <text:s text:c="2"/>| <text:s text:c="2"/>| <text:s text:c="2"/>TOTOPANDS &lt;= 298</text:p>
      <text:p text:style-name="P4">| <text:s text:c="2"/>| <text:s text:c="2"/>| <text:s text:c="2"/>| <text:s text:c="2"/>NUMUORS &lt;= 25</text:p>
      <text:p text:style-name="P4">| <text:s text:c="2"/>| <text:s text:c="2"/>| <text:s text:c="2"/>| <text:s text:c="2"/>| <text:s text:c="2"/>NUMUANDS &lt;= 31: fp (20.37/0.12)</text:p>
      <text:p text:style-name="P4">| <text:s text:c="2"/>| <text:s text:c="2"/>| <text:s text:c="2"/>| <text:s text:c="2"/>| <text:s text:c="2"/>NUMUANDS &gt; 31: nfp (5.97/0.58)</text:p>
      <text:p text:style-name="P4">| <text:s text:c="2"/>| <text:s text:c="2"/>| <text:s text:c="2"/>| <text:s text:c="2"/>NUMUORS &gt; 25: fp (29.85/0.16)</text:p>
      <text:p text:style-name="P4">| <text:s text:c="2"/>| <text:s text:c="2"/>| <text:s text:c="2"/>TOTOPANDS &gt; 298: nfp (9.32/2.47)</text:p>
      <text:p text:style-name="P4">| <text:s text:c="2"/>| <text:s text:c="2"/>NLOGIC &gt; 4: fp (34.1)</text:p>
      <text:p text:style-name="P4">NUMUORS &gt; 29</text:p>
      <text:p text:style-name="P4">| <text:s text:c="2"/>LOC &lt;= 886</text:p>
      <text:p text:style-name="P4">| <text:s text:c="2"/>| <text:s text:c="2"/>TOTOTORS &lt;= 458: fp (5.0/1.63)</text:p>
      <text:p text:style-name="P4">| <text:s text:c="2"/>| <text:s text:c="2"/>TOTOTORS &gt; 458: nfp (56.25/0.58)</text:p>
      <text:p text:style-name="P4">| <text:s text:c="2"/>LOC &gt; 886: fp (21.41/5.46)</text:p>
      <text:p text:style-name="P4"/>
      <text:p text:style-name="P4">Number of Leaves <text:s/>: <text:tab/>9</text:p>
      <text:p text:style-name="P4"/>
      <text:p text:style-name="P4">Size of the tree : <text:tab/>17</text:p>
      <text:p text:style-name="P4"/>
      <text:p text:style-name="P4"/>
      <text:p text:style-name="P4">Weight: 2.73</text:p>
      <text:p text:style-name="P4"/>
      <text:p text:style-name="P4">J48 pruned tree</text:p>
      <text:p text:style-name="P4">------------------</text:p>
      <text:p text:style-name="P4"/>
      <text:p text:style-name="P4">NUMUORS &lt;= 29: fp (85.7/11.47)</text:p>
      <text:p text:style-name="P4"><text:soft-page-break/>NUMUORS &gt; 29</text:p>
      <text:p text:style-name="P4">| <text:s text:c="2"/>NUMUANDS &lt;= 172</text:p>
      <text:p text:style-name="P4">| <text:s text:c="2"/>| <text:s text:c="2"/>VG &lt;= 29</text:p>
      <text:p text:style-name="P4">| <text:s text:c="2"/>| <text:s text:c="2"/>| <text:s text:c="2"/>NUMUANDS &lt;= 117: nfp (27.68/1.18)</text:p>
      <text:p text:style-name="P4">| <text:s text:c="2"/>| <text:s text:c="2"/>| <text:s text:c="2"/>NUMUANDS &gt; 117: fp (2.05)</text:p>
      <text:p text:style-name="P4">| <text:s text:c="2"/>| <text:s text:c="2"/>VG &gt; 29: nfp (41.03)</text:p>
      <text:p text:style-name="P4">| <text:s text:c="2"/>NUMUANDS &gt; 172</text:p>
      <text:p text:style-name="P4">| <text:s text:c="2"/>| <text:s text:c="2"/>VG &lt;= 63: fp (10.29/0.88)</text:p>
      <text:p text:style-name="P4">| <text:s text:c="2"/>| <text:s text:c="2"/>VG &gt; 63</text:p>
      <text:p text:style-name="P4">| <text:s text:c="2"/>| <text:s text:c="2"/>| <text:s text:c="2"/>NUMUORS &lt;= 42: nfp (18.92)</text:p>
      <text:p text:style-name="P4">| <text:s text:c="2"/>| <text:s text:c="2"/>| <text:s text:c="2"/>NUMUORS &gt; 42: fp (2.32)</text:p>
      <text:p text:style-name="P4"/>
      <text:p text:style-name="P4">Number of Leaves <text:s/>: <text:tab/>7</text:p>
      <text:p text:style-name="P4"/>
      <text:p text:style-name="P4">Size of the tree : <text:tab/>13</text:p>
      <text:p text:style-name="P4"/>
      <text:p text:style-name="P4"/>
      <text:p text:style-name="P4">Weight: 2.56</text:p>
      <text:p text:style-name="P4"/>
      <text:p text:style-name="P4">J48 pruned tree</text:p>
      <text:p text:style-name="P4">------------------</text:p>
      <text:p text:style-name="P4"/>
      <text:p text:style-name="P4">ELOC &lt;= 25: nfp (17.37)</text:p>
      <text:p text:style-name="P4">ELOC &gt; 25</text:p>
      <text:p text:style-name="P4">| <text:s text:c="2"/>LOC &lt;= 289: fp (12.49/0.86)</text:p>
      <text:p text:style-name="P4">| <text:s text:c="2"/>LOC &gt; 289</text:p>
      <text:p text:style-name="P4">| <text:s text:c="2"/>| <text:s text:c="2"/>ELOC &lt;= 48: nfp (18.17)</text:p>
      <text:p text:style-name="P4">| <text:s text:c="2"/>| <text:s text:c="2"/>ELOC &gt; 48</text:p>
      <text:p text:style-name="P4">| <text:s text:c="2"/>| <text:s text:c="2"/>| <text:s text:c="2"/>LOC &lt;= 457</text:p>
      <text:p text:style-name="P4">| <text:s text:c="2"/>| <text:s text:c="2"/>| <text:s text:c="2"/>| <text:s text:c="2"/>NLOGIC &lt;= 0</text:p>
      <text:p text:style-name="P4">| <text:s text:c="2"/>| <text:s text:c="2"/>| <text:s text:c="2"/>| <text:s text:c="2"/>| <text:s text:c="2"/>NUMUORS &lt;= 28: nfp (7.24)</text:p>
      <text:p text:style-name="P4">| <text:s text:c="2"/>| <text:s text:c="2"/>| <text:s text:c="2"/>| <text:s text:c="2"/>| <text:s text:c="2"/>NUMUORS &gt; 28: fp (2.68)</text:p>
      <text:p text:style-name="P4">| <text:s text:c="2"/>| <text:s text:c="2"/>| <text:s text:c="2"/>| <text:s text:c="2"/>NLOGIC &gt; 0: fp (11.46)</text:p>
      <text:p text:style-name="P4">| <text:s text:c="2"/>| <text:s text:c="2"/>| <text:s text:c="2"/>LOC &gt; 457</text:p>
      <text:p text:style-name="P4">| <text:s text:c="2"/>| <text:s text:c="2"/>| <text:s text:c="2"/>| <text:s text:c="2"/>LOC &lt;= 1992</text:p>
      <text:p text:style-name="P4">| <text:s text:c="2"/>| <text:s text:c="2"/>| <text:s text:c="2"/>| <text:s text:c="2"/>| <text:s text:c="2"/>LOC &lt;= 501: nfp (25.3)</text:p>
      <text:p text:style-name="P4">| <text:s text:c="2"/>| <text:s text:c="2"/>| <text:s text:c="2"/>| <text:s text:c="2"/>| <text:s text:c="2"/>LOC &gt; 501</text:p>
      <text:p text:style-name="P4">| <text:s text:c="2"/>| <text:s text:c="2"/>| <text:s text:c="2"/>| <text:s text:c="2"/>| <text:s text:c="2"/>| <text:s text:c="2"/>TOTOPANDS &lt;= 252: nfp (15.32)</text:p>
      <text:p text:style-name="P4">| <text:s text:c="2"/>| <text:s text:c="2"/>| <text:s text:c="2"/>| <text:s text:c="2"/>| <text:s text:c="2"/>| <text:s text:c="2"/>TOTOPANDS &gt; 252</text:p>
      <text:p text:style-name="P4">| <text:s text:c="2"/>| <text:s text:c="2"/>| <text:s text:c="2"/>| <text:s text:c="2"/>| <text:s text:c="2"/>| <text:s text:c="2"/>| <text:s text:c="2"/>ELOC &lt;= 56: fp (5.64)</text:p>
      <text:p text:style-name="P4">| <text:s text:c="2"/>| <text:s text:c="2"/>| <text:s text:c="2"/>| <text:s text:c="2"/>| <text:s text:c="2"/>| <text:s text:c="2"/>| <text:s text:c="2"/>ELOC &gt; 56</text:p>
      <text:p text:style-name="P4">| <text:s text:c="2"/>| <text:s text:c="2"/>| <text:s text:c="2"/>| <text:s text:c="2"/>| <text:s text:c="2"/>| <text:s text:c="2"/>| <text:s text:c="2"/>| <text:s text:c="2"/>TOTOPANDS &lt;= 990</text:p>
      <text:p text:style-name="P4">| <text:s text:c="2"/>| <text:s text:c="2"/>| <text:s text:c="2"/>| <text:s text:c="2"/>| <text:s text:c="2"/>| <text:s text:c="2"/>| <text:s text:c="2"/>| <text:s text:c="2"/>| <text:s text:c="2"/>TOTOTORS &lt;= 405: nfp (15.32/0.17)</text:p>
      <text:p text:style-name="P4">| <text:s text:c="2"/>| <text:s text:c="2"/>| <text:s text:c="2"/>| <text:s text:c="2"/>| <text:s text:c="2"/>| <text:s text:c="2"/>| <text:s text:c="2"/>| <text:s text:c="2"/>| <text:s text:c="2"/>TOTOTORS &gt; 405</text:p>
      <text:p text:style-name="P4">| <text:s text:c="2"/>| <text:s text:c="2"/>| <text:s text:c="2"/>| <text:s text:c="2"/>| <text:s text:c="2"/>| <text:s text:c="2"/>| <text:s text:c="2"/>| <text:s text:c="2"/>| <text:s text:c="2"/>| <text:s text:c="2"/>NLOGIC &lt;= 2: fp (14.63/0.28)</text:p>
      <text:p text:style-name="P4">| <text:s text:c="2"/>| <text:s text:c="2"/>| <text:s text:c="2"/>| <text:s text:c="2"/>| <text:s text:c="2"/>| <text:s text:c="2"/>| <text:s text:c="2"/>| <text:s text:c="2"/>| <text:s text:c="2"/>| <text:s text:c="2"/>NLOGIC &gt; 2</text:p>
      <text:p text:style-name="P4">| <text:s text:c="2"/>| <text:s text:c="2"/>| <text:s text:c="2"/>| <text:s text:c="2"/>| <text:s text:c="2"/>| <text:s text:c="2"/>| <text:s text:c="2"/>| <text:s text:c="2"/>| <text:s text:c="2"/>| <text:s text:c="2"/>| <text:s text:c="2"/>LOC &lt;= 843: nfp (8.93)</text:p>
      <text:p text:style-name="P4">| <text:s text:c="2"/>| <text:s text:c="2"/>| <text:s text:c="2"/>| <text:s text:c="2"/>| <text:s text:c="2"/>| <text:s text:c="2"/>| <text:s text:c="2"/>| <text:s text:c="2"/>| <text:s text:c="2"/>| <text:s text:c="2"/>| <text:s text:c="2"/>LOC &gt; 843</text:p>
      <text:p text:style-name="P4">| <text:s text:c="2"/>| <text:s text:c="2"/>| <text:s text:c="2"/>| <text:s text:c="2"/>| <text:s text:c="2"/>| <text:s text:c="2"/>| <text:s text:c="2"/>| <text:s text:c="2"/>| <text:s text:c="2"/>| <text:s text:c="2"/>| <text:s text:c="2"/>| <text:s text:c="2"/>NUMUANDS &lt;= 68: nfp (2.52)</text:p>
      <text:p text:style-name="P4">| <text:s text:c="2"/>| <text:s text:c="2"/>| <text:s text:c="2"/>| <text:s text:c="2"/>| <text:s text:c="2"/>| <text:s text:c="2"/>| <text:s text:c="2"/>| <text:s text:c="2"/>| <text:s text:c="2"/>| <text:s text:c="2"/>| <text:s text:c="2"/>| <text:s text:c="2"/>NUMUANDS &gt; 68: fp (2.25)</text:p>
      <text:p text:style-name="P4">| <text:s text:c="2"/>| <text:s text:c="2"/>| <text:s text:c="2"/>| <text:s text:c="2"/>| <text:s text:c="2"/>| <text:s text:c="2"/>| <text:s text:c="2"/>| <text:s text:c="2"/>TOTOPANDS &gt; 990: nfp (21.96/0.75)</text:p>
      <text:p text:style-name="P4">| <text:s text:c="2"/>| <text:s text:c="2"/>| <text:s text:c="2"/>| <text:s text:c="2"/>LOC &gt; 1992: fp (6.71)</text:p>
      <text:p text:style-name="P4"/>
      <text:p text:style-name="P4">Number of Leaves <text:s/>: <text:tab/>16</text:p>
      <text:p text:style-name="P4"/>
      <text:p text:style-name="P4">Size of the tree : <text:tab/>31</text:p>
      <text:p text:style-name="P4"/>
      <text:p text:style-name="P4"/>
      <text:p text:style-name="P4">Weight: 4.5</text:p>
      <text:p text:style-name="P4"/>
      <text:p text:style-name="P4">J48 pruned tree</text:p>
      <text:p text:style-name="P4">------------------</text:p>
      <text:p text:style-name="P4"/>
      <text:p text:style-name="P4">TOTOPANDS &lt;= 1202</text:p>
      <text:p text:style-name="P4">| <text:s text:c="2"/>VG &lt;= 29</text:p>
      <text:p text:style-name="P4">| <text:s text:c="2"/>| <text:s text:c="2"/>NUMUANDS &lt;= 115</text:p>
      <text:p text:style-name="P4">| <text:s text:c="2"/>| <text:s text:c="2"/>| <text:s text:c="2"/>NLOGIC &lt;= 4</text:p>
      <text:p text:style-name="P4">| <text:s text:c="2"/>| <text:s text:c="2"/>| <text:s text:c="2"/>| <text:s text:c="2"/>VG &lt;= 25: nfp (79.98/5.81)</text:p>
      <text:p text:style-name="P4">| <text:s text:c="2"/>| <text:s text:c="2"/>| <text:s text:c="2"/>| <text:s text:c="2"/>VG &gt; 25: fp (2.51)</text:p>
      <text:p text:style-name="P4">| <text:s text:c="2"/>| <text:s text:c="2"/>| <text:s text:c="2"/>NLOGIC &gt; 4</text:p>
      <text:p text:style-name="P4">| <text:s text:c="2"/>| <text:s text:c="2"/>| <text:s text:c="2"/>| <text:s text:c="2"/>TOTOPANDS &lt;= 216: fp (8.22/2.2)</text:p>
      <text:p text:style-name="P4">| <text:s text:c="2"/>| <text:s text:c="2"/>| <text:s text:c="2"/>| <text:s text:c="2"/>TOTOPANDS &gt; 216: nfp (2.85/0.14)</text:p>
      <text:p text:style-name="P4"><text:soft-page-break/>| <text:s text:c="2"/>| <text:s text:c="2"/>NUMUANDS &gt; 115: fp (14.89)</text:p>
      <text:p text:style-name="P4">| <text:s text:c="2"/>VG &gt; 29: nfp (37.41/2.43)</text:p>
      <text:p text:style-name="P4">TOTOPANDS &gt; 1202</text:p>
      <text:p text:style-name="P4">| <text:s text:c="2"/>VG &lt;= 109: fp (37.41)</text:p>
      <text:p text:style-name="P4">| <text:s text:c="2"/>VG &gt; 109: nfp (4.72/0.28)</text:p>
      <text:p text:style-name="P4"/>
      <text:p text:style-name="P4">Number of Leaves <text:s/>: <text:tab/>8</text:p>
      <text:p text:style-name="P4"/>
      <text:p text:style-name="P4">Size of the tree : <text:tab/>15</text:p>
      <text:p text:style-name="P4"/>
      <text:p text:style-name="P4"/>
      <text:p text:style-name="P4">Weight: 2.79</text:p>
      <text:p text:style-name="P4"/>
      <text:p text:style-name="P4">J48 pruned tree</text:p>
      <text:p text:style-name="P4">------------------</text:p>
      <text:p text:style-name="P4"/>
      <text:p text:style-name="P4">NUMUORS &lt;= 20</text:p>
      <text:p text:style-name="P4">| <text:s text:c="2"/>VG &lt;= 9: nfp (39.14)</text:p>
      <text:p text:style-name="P4">| <text:s text:c="2"/>VG &gt; 9: fp (3.03/1.13)</text:p>
      <text:p text:style-name="P4">NUMUORS &gt; 20</text:p>
      <text:p text:style-name="P4">| <text:s text:c="2"/>VG &lt;= 63</text:p>
      <text:p text:style-name="P4">| <text:s text:c="2"/>| <text:s text:c="2"/>ELOC &lt;= 140</text:p>
      <text:p text:style-name="P4">| <text:s text:c="2"/>| <text:s text:c="2"/>| <text:s text:c="2"/>VG &lt;= 11</text:p>
      <text:p text:style-name="P4">| <text:s text:c="2"/>| <text:s text:c="2"/>| <text:s text:c="2"/>| <text:s text:c="2"/>NLOGIC &lt;= 1: fp (41.27/2.73)</text:p>
      <text:p text:style-name="P4">| <text:s text:c="2"/>| <text:s text:c="2"/>| <text:s text:c="2"/>| <text:s text:c="2"/>NLOGIC &gt; 1</text:p>
      <text:p text:style-name="P4">| <text:s text:c="2"/>| <text:s text:c="2"/>| <text:s text:c="2"/>| <text:s text:c="2"/>| <text:s text:c="2"/>ELOC &lt;= 50: nfp (4.45)</text:p>
      <text:p text:style-name="P4">| <text:s text:c="2"/>| <text:s text:c="2"/>| <text:s text:c="2"/>| <text:s text:c="2"/>| <text:s text:c="2"/>ELOC &gt; 50: fp (13.87/0.76)</text:p>
      <text:p text:style-name="P4">| <text:s text:c="2"/>| <text:s text:c="2"/>| <text:s text:c="2"/>VG &gt; 11</text:p>
      <text:p text:style-name="P4">| <text:s text:c="2"/>| <text:s text:c="2"/>| <text:s text:c="2"/>| <text:s text:c="2"/>VG &lt;= 29</text:p>
      <text:p text:style-name="P4">| <text:s text:c="2"/>| <text:s text:c="2"/>| <text:s text:c="2"/>| <text:s text:c="2"/>| <text:s text:c="2"/>NUMUANDS &lt;= 117</text:p>
      <text:p text:style-name="P4">| <text:s text:c="2"/>| <text:s text:c="2"/>| <text:s text:c="2"/>| <text:s text:c="2"/>| <text:s text:c="2"/>| <text:s text:c="2"/>NLOGIC &lt;= 3: nfp (12.29/1.33)</text:p>
      <text:p text:style-name="P4">| <text:s text:c="2"/>| <text:s text:c="2"/>| <text:s text:c="2"/>| <text:s text:c="2"/>| <text:s text:c="2"/>| <text:s text:c="2"/>NLOGIC &gt; 3: fp (3.87/0.68)</text:p>
      <text:p text:style-name="P4">| <text:s text:c="2"/>| <text:s text:c="2"/>| <text:s text:c="2"/>| <text:s text:c="2"/>| <text:s text:c="2"/>NUMUANDS &gt; 117: fp (5.72)</text:p>
      <text:p text:style-name="P4">| <text:s text:c="2"/>| <text:s text:c="2"/>| <text:s text:c="2"/>| <text:s text:c="2"/>VG &gt; 29: nfp (7.45)</text:p>
      <text:p text:style-name="P4">| <text:s text:c="2"/>| <text:s text:c="2"/>ELOC &gt; 140: fp (40.19/2.06)</text:p>
      <text:p text:style-name="P4">| <text:s text:c="2"/>VG &gt; 63</text:p>
      <text:p text:style-name="P4">| <text:s text:c="2"/>| <text:s text:c="2"/>NUMUORS &lt;= 42: nfp (12.17/0.76)</text:p>
      <text:p text:style-name="P4">| <text:s text:c="2"/>| <text:s text:c="2"/>NUMUORS &gt; 42: fp (4.53)</text:p>
      <text:p text:style-name="P4"/>
      <text:p text:style-name="P4">Number of Leaves <text:s/>: <text:tab/>12</text:p>
      <text:p text:style-name="P4"/>
      <text:p text:style-name="P4">Size of the tree : <text:tab/>23</text:p>
      <text:p text:style-name="P4"/>
      <text:p text:style-name="P4"/>
      <text:p text:style-name="P4">Weight: 2.94</text:p>
      <text:p text:style-name="P4"/>
      <text:p text:style-name="P4">Number of performed Iterations: 10</text:p>
      <text:p text:style-name="P4"/>
      <text:p text:style-name="P4"/>
      <text:p text:style-name="P4">Cost Matrix</text:p>
      <text:p text:style-name="P4"><text:s/>0 1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12 seconds</text:p>
      <text:p text:style-name="P4"/>
      <text:p text:style-name="P4">=== Evaluation on test set ===</text:p>
      <text:p text:style-name="P4"/>
      <text:p text:style-name="P4"><text:soft-page-break/>Time taken to test model on supplied test set: 0 seconds</text:p>
      <text:p text:style-name="P4"/>
      <text:p text:style-name="P4">=== Summary ===</text:p>
      <text:p text:style-name="P4"/>
      <text:p text:style-name="P4">Correctly Classified Instances <text:s text:c="9"/>80 <text:s text:c="14"/>85.1064 %</text:p>
      <text:p text:style-name="P4">Incorrectly Classified Instances <text:s text:c="7"/>14 <text:s text:c="14"/>14.8936 %</text:p>
      <text:p text:style-name="P4">Kappa statistic <text:s text:c="25"/>0.6287</text:p>
      <text:p text:style-name="P4">Mean absolute error <text:s text:c="21"/>0.1511</text:p>
      <text:p text:style-name="P4">Root mean squared error <text:s text:c="17"/>0.379 </text:p>
      <text:p text:style-name="P4">Relative absolute error <text:s text:c="16"/>36.2307 %</text:p>
      <text:p text:style-name="P4">Root relative squared error <text:s text:c="12"/>82.8706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24 <text:s text:c="3"/>0.321 <text:s text:c="3"/>0.871 <text:s text:c="5"/>0.924 <text:s text:c="3"/>0.897 <text:s text:c="5"/>0.632 <text:s text:c="3"/>0.888 <text:s text:c="4"/>0.941 <text:s text:c="4"/>nfp</text:p>
      <text:p text:style-name="P4"><text:s text:c="17"/>0.679 <text:s text:c="3"/>0.076 <text:s text:c="3"/>0.792 <text:s text:c="5"/>0.679 <text:s text:c="3"/>0.731 <text:s text:c="5"/>0.632 <text:s text:c="3"/>0.888 <text:s text:c="4"/>0.735 <text:s text:c="4"/>fp</text:p>
      <text:p text:style-name="P4">Weighted Avg. <text:s text:c="3"/>0.851 <text:s text:c="3"/>0.248 <text:s text:c="3"/>0.848 <text:s text:c="5"/>0.851 <text:s text:c="3"/>0.848 <text:s text:c="5"/>0.632 <text:s text:c="3"/>0.888 <text:s text:c="4"/>0.880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1 <text:s/>5 | <text:s/>a = nfp</text:p>
      <text:p text:style-name="P4"><text:s text:c="2"/>9 19 | <text:s/>b = fp</text:p>
      <text:p text:style-name="P4"/>
      <text:p text:style-name="P4">xxxxxxxxxxxxxxxxxxxxxxxxxxxxxxx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0.5; 1.0 0.0]" -S 1 -W weka.classifiers.meta.AdaBoostM1 -- -P 100 -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AdaBoostM1 -P 100 -S 1 -I 10 -W weka.classifiers.trees.J48 -- -C 0.25 -M 2</text:p>
      <text:p text:style-name="P4"/>
      <text:p text:style-name="P4">Classifier Model</text:p>
      <text:p text:style-name="P4">AdaBoostM1: Base classifiers and their weights: </text:p>
      <text:p text:style-name="P4"/>
      <text:p text:style-name="P4">J48 pruned tree</text:p>
      <text:p text:style-name="P4">------------------</text:p>
      <text:p text:style-name="P4"/>
      <text:p text:style-name="P4">LOC &lt;= 1158</text:p>
      <text:p text:style-name="P4">| <text:s text:c="2"/>VG &lt;= 52</text:p>
      <text:p text:style-name="P4">| <text:s text:c="2"/>| <text:s text:c="2"/>NUMUANDS &lt;= 115</text:p>
      <text:p text:style-name="P4">| <text:s text:c="2"/>| <text:s text:c="2"/>| <text:s text:c="2"/>ELOC &lt;= 105</text:p>
      <text:p text:style-name="P4">| <text:s text:c="2"/>| <text:s text:c="2"/>| <text:s text:c="2"/>| <text:s text:c="2"/>NLOGIC &lt;= 0: nfp (81.23/1.55)</text:p>
      <text:p text:style-name="P4">| <text:s text:c="2"/>| <text:s text:c="2"/>| <text:s text:c="2"/>| <text:s text:c="2"/>NLOGIC &gt; 0</text:p>
      <text:p text:style-name="P4">| <text:s text:c="2"/>| <text:s text:c="2"/>| <text:s text:c="2"/>| <text:s text:c="2"/>| <text:s text:c="2"/>ELOC &lt;= 54</text:p>
      <text:p text:style-name="P4">| <text:s text:c="2"/>| <text:s text:c="2"/>| <text:s text:c="2"/>| <text:s text:c="2"/>| <text:s text:c="2"/>| <text:s text:c="2"/>VG &lt;= 9: nfp (10.83/1.55)</text:p>
      <text:p text:style-name="P4">| <text:s text:c="2"/>| <text:s text:c="2"/>| <text:s text:c="2"/>| <text:s text:c="2"/>| <text:s text:c="2"/>| <text:s text:c="2"/>VG &gt; 9: fp (9.28/1.55)</text:p>
      <text:p text:style-name="P4">| <text:s text:c="2"/>| <text:s text:c="2"/>| <text:s text:c="2"/>| <text:s text:c="2"/>| <text:s text:c="2"/>ELOC &gt; 54: nfp (3.87)</text:p>
      <text:p text:style-name="P4">| <text:s text:c="2"/>| <text:s text:c="2"/>| <text:s text:c="2"/>ELOC &gt; 105: fp (4.64)</text:p>
      <text:p text:style-name="P4">| <text:s text:c="2"/>| <text:s text:c="2"/>NUMUANDS &gt; 115: fp (25.53/2.32)</text:p>
      <text:p text:style-name="P4"><text:soft-page-break/>| <text:s text:c="2"/>VG &gt; 52: nfp (4.64)</text:p>
      <text:p text:style-name="P4">LOC &gt; 1158: fp (47.97/1.55)</text:p>
      <text:p text:style-name="P4"/>
      <text:p text:style-name="P4">Number of Leaves <text:s/>: <text:tab/>8</text:p>
      <text:p text:style-name="P4"/>
      <text:p text:style-name="P4">Size of the tree : <text:tab/>15</text:p>
      <text:p text:style-name="P4"/>
      <text:p text:style-name="P4"/>
      <text:p text:style-name="P4">Weight: 3.05</text:p>
      <text:p text:style-name="P4"/>
      <text:p text:style-name="P4">J48 pruned tree</text:p>
      <text:p text:style-name="P4">------------------</text:p>
      <text:p text:style-name="P4"/>
      <text:p text:style-name="P4">NUMUORS &lt;= 19: nfp (32.82/0.81)</text:p>
      <text:p text:style-name="P4">NUMUORS &gt; 19</text:p>
      <text:p text:style-name="P4">| <text:s text:c="2"/>NUMUORS &lt;= 42</text:p>
      <text:p text:style-name="P4">| <text:s text:c="2"/>| <text:s text:c="2"/>VG &lt;= 7</text:p>
      <text:p text:style-name="P4">| <text:s text:c="2"/>| <text:s text:c="2"/>| <text:s text:c="2"/>NUMUORS &lt;= 25</text:p>
      <text:p text:style-name="P4">| <text:s text:c="2"/>| <text:s text:c="2"/>| <text:s text:c="2"/>| <text:s text:c="2"/>NUMUANDS &lt;= 31: fp (17.9/0.81)</text:p>
      <text:p text:style-name="P4">| <text:s text:c="2"/>| <text:s text:c="2"/>| <text:s text:c="2"/>| <text:s text:c="2"/>NUMUANDS &gt; 31: nfp (8.51/1.62)</text:p>
      <text:p text:style-name="P4">| <text:s text:c="2"/>| <text:s text:c="2"/>| <text:s text:c="2"/>NUMUORS &gt; 25: fp (17.09)</text:p>
      <text:p text:style-name="P4">| <text:s text:c="2"/>| <text:s text:c="2"/>VG &gt; 7</text:p>
      <text:p text:style-name="P4">| <text:s text:c="2"/>| <text:s text:c="2"/>| <text:s text:c="2"/>ELOC &lt;= 50: nfp (22.36/0.81)</text:p>
      <text:p text:style-name="P4">| <text:s text:c="2"/>| <text:s text:c="2"/>| <text:s text:c="2"/>ELOC &gt; 50</text:p>
      <text:p text:style-name="P4">| <text:s text:c="2"/>| <text:s text:c="2"/>| <text:s text:c="2"/>| <text:s text:c="2"/>VG &lt;= 29</text:p>
      <text:p text:style-name="P4">| <text:s text:c="2"/>| <text:s text:c="2"/>| <text:s text:c="2"/>| <text:s text:c="2"/>| <text:s text:c="2"/>NUMUANDS &lt;= 115</text:p>
      <text:p text:style-name="P4">| <text:s text:c="2"/>| <text:s text:c="2"/>| <text:s text:c="2"/>| <text:s text:c="2"/>| <text:s text:c="2"/>| <text:s text:c="2"/>NUMUANDS &lt;= 102: fp (6.48/1.62)</text:p>
      <text:p text:style-name="P4">| <text:s text:c="2"/>| <text:s text:c="2"/>| <text:s text:c="2"/>| <text:s text:c="2"/>| <text:s text:c="2"/>| <text:s text:c="2"/>NUMUANDS &gt; 102: nfp (2.03)</text:p>
      <text:p text:style-name="P4">| <text:s text:c="2"/>| <text:s text:c="2"/>| <text:s text:c="2"/>| <text:s text:c="2"/>| <text:s text:c="2"/>NUMUANDS &gt; 115: fp (10.53)</text:p>
      <text:p text:style-name="P4">| <text:s text:c="2"/>| <text:s text:c="2"/>| <text:s text:c="2"/>| <text:s text:c="2"/>VG &gt; 29</text:p>
      <text:p text:style-name="P4">| <text:s text:c="2"/>| <text:s text:c="2"/>| <text:s text:c="2"/>| <text:s text:c="2"/>| <text:s text:c="2"/>NUMUORS &lt;= 29: fp (5.67/1.62)</text:p>
      <text:p text:style-name="P4">| <text:s text:c="2"/>| <text:s text:c="2"/>| <text:s text:c="2"/>| <text:s text:c="2"/>| <text:s text:c="2"/>NUMUORS &gt; 29</text:p>
      <text:p text:style-name="P4">| <text:s text:c="2"/>| <text:s text:c="2"/>| <text:s text:c="2"/>| <text:s text:c="2"/>| <text:s text:c="2"/>| <text:s text:c="2"/>NUMUANDS &lt;= 172: nfp (26.04)</text:p>
      <text:p text:style-name="P4">| <text:s text:c="2"/>| <text:s text:c="2"/>| <text:s text:c="2"/>| <text:s text:c="2"/>| <text:s text:c="2"/>| <text:s text:c="2"/>NUMUANDS &gt; 172</text:p>
      <text:p text:style-name="P4">| <text:s text:c="2"/>| <text:s text:c="2"/>| <text:s text:c="2"/>| <text:s text:c="2"/>| <text:s text:c="2"/>| <text:s text:c="2"/>| <text:s text:c="2"/>NLOGIC &lt;= 3</text:p>
      <text:p text:style-name="P4">| <text:s text:c="2"/>| <text:s text:c="2"/>| <text:s text:c="2"/>| <text:s text:c="2"/>| <text:s text:c="2"/>| <text:s text:c="2"/>| <text:s text:c="2"/>| <text:s text:c="2"/>NUMUANDS &lt;= 206: fp (2.03/0.41)</text:p>
      <text:p text:style-name="P4">| <text:s text:c="2"/>| <text:s text:c="2"/>| <text:s text:c="2"/>| <text:s text:c="2"/>| <text:s text:c="2"/>| <text:s text:c="2"/>| <text:s text:c="2"/>| <text:s text:c="2"/>NUMUANDS &gt; 206</text:p>
      <text:p text:style-name="P4">| <text:s text:c="2"/>| <text:s text:c="2"/>| <text:s text:c="2"/>| <text:s text:c="2"/>| <text:s text:c="2"/>| <text:s text:c="2"/>| <text:s text:c="2"/>| <text:s text:c="2"/>| <text:s text:c="2"/>NUMUORS &lt;= 35: fp (2.03/0.41)</text:p>
      <text:p text:style-name="P4">| <text:s text:c="2"/>| <text:s text:c="2"/>| <text:s text:c="2"/>| <text:s text:c="2"/>| <text:s text:c="2"/>| <text:s text:c="2"/>| <text:s text:c="2"/>| <text:s text:c="2"/>| <text:s text:c="2"/>NUMUORS &gt; 35: nfp (17.09)</text:p>
      <text:p text:style-name="P4">| <text:s text:c="2"/>| <text:s text:c="2"/>| <text:s text:c="2"/>| <text:s text:c="2"/>| <text:s text:c="2"/>| <text:s text:c="2"/>| <text:s text:c="2"/>NLOGIC &gt; 3: fp (2.84/0.41)</text:p>
      <text:p text:style-name="P4">| <text:s text:c="2"/>NUMUORS &gt; 42: fp (14.59)</text:p>
      <text:p text:style-name="P4"/>
      <text:p text:style-name="P4">Number of Leaves <text:s/>: <text:tab/>15</text:p>
      <text:p text:style-name="P4"/>
      <text:p text:style-name="P4">Size of the tree : <text:tab/>29</text:p>
      <text:p text:style-name="P4"/>
      <text:p text:style-name="P4"/>
      <text:p text:style-name="P4">Weight: 3.05</text:p>
      <text:p text:style-name="P4"/>
      <text:p text:style-name="P4">J48 pruned tree</text:p>
      <text:p text:style-name="P4">------------------</text:p>
      <text:p text:style-name="P4"/>
      <text:p text:style-name="P4">TOTOPANDS &lt;= 1494</text:p>
      <text:p text:style-name="P4">| <text:s text:c="2"/>NUMUANDS &lt;= 29: nfp (26.58)</text:p>
      <text:p text:style-name="P4">| <text:s text:c="2"/>NUMUANDS &gt; 29</text:p>
      <text:p text:style-name="P4">| <text:s text:c="2"/>| <text:s text:c="2"/>VG &lt;= 29</text:p>
      <text:p text:style-name="P4">| <text:s text:c="2"/>| <text:s text:c="2"/>| <text:s text:c="2"/>NUMUANDS &lt;= 92</text:p>
      <text:p text:style-name="P4">| <text:s text:c="2"/>| <text:s text:c="2"/>| <text:s text:c="2"/>| <text:s text:c="2"/>LOC &lt;= 289: fp (20.02/2.12)</text:p>
      <text:p text:style-name="P4">| <text:s text:c="2"/>| <text:s text:c="2"/>| <text:s text:c="2"/>| <text:s text:c="2"/>LOC &gt; 289: nfp (30.65/2.12)</text:p>
      <text:p text:style-name="P4">| <text:s text:c="2"/>| <text:s text:c="2"/>| <text:s text:c="2"/>NUMUANDS &gt; 92: fp (35.13/2.33)</text:p>
      <text:p text:style-name="P4">| <text:s text:c="2"/>| <text:s text:c="2"/>VG &gt; 29</text:p>
      <text:p text:style-name="P4">| <text:s text:c="2"/>| <text:s text:c="2"/>| <text:s text:c="2"/>LOC &lt;= 1158: nfp (45.82/0.85)</text:p>
      <text:p text:style-name="P4">| <text:s text:c="2"/>| <text:s text:c="2"/>| <text:s text:c="2"/>LOC &gt; 1158</text:p>
      <text:p text:style-name="P4">| <text:s text:c="2"/>| <text:s text:c="2"/>| <text:s text:c="2"/>| <text:s text:c="2"/>VG &lt;= 45: fp (3.82)</text:p>
      <text:p text:style-name="P4">| <text:s text:c="2"/>| <text:s text:c="2"/>| <text:s text:c="2"/>| <text:s text:c="2"/>VG &gt; 45: nfp (10.65/1.7)</text:p>
      <text:p text:style-name="P4">TOTOPANDS &gt; 1494: fp (15.32)</text:p>
      <text:p text:style-name="P4"/>
      <text:p text:style-name="P4">Number of Leaves <text:s/>: <text:tab/>8</text:p>
      <text:p text:style-name="P4"/>
      <text:p text:style-name="P4">Size of the tree : <text:tab/>15</text:p>
      <text:p text:style-name="P4"/>
      <text:p text:style-name="P4"/>
      <text:p text:style-name="P4"><text:soft-page-break/>Weight: 2.98</text:p>
      <text:p text:style-name="P4"/>
      <text:p text:style-name="P4">J48 pruned tree</text:p>
      <text:p text:style-name="P4">------------------</text:p>
      <text:p text:style-name="P4"/>
      <text:p text:style-name="P4">LOC &lt;= 1992</text:p>
      <text:p text:style-name="P4">| <text:s text:c="2"/>NUMUORS &lt;= 43</text:p>
      <text:p text:style-name="P4">| <text:s text:c="2"/>| <text:s text:c="2"/>ELOC &lt;= 25: nfp (20.88)</text:p>
      <text:p text:style-name="P4">| <text:s text:c="2"/>| <text:s text:c="2"/>ELOC &gt; 25</text:p>
      <text:p text:style-name="P4">| <text:s text:c="2"/>| <text:s text:c="2"/>| <text:s text:c="2"/>VG &lt;= 48</text:p>
      <text:p text:style-name="P4">| <text:s text:c="2"/>| <text:s text:c="2"/>| <text:s text:c="2"/>| <text:s text:c="2"/>VG &lt;= 36</text:p>
      <text:p text:style-name="P4">| <text:s text:c="2"/>| <text:s text:c="2"/>| <text:s text:c="2"/>| <text:s text:c="2"/>| <text:s text:c="2"/>NLOGIC &lt;= 4</text:p>
      <text:p text:style-name="P4">| <text:s text:c="2"/>| <text:s text:c="2"/>| <text:s text:c="2"/>| <text:s text:c="2"/>| <text:s text:c="2"/>| <text:s text:c="2"/>NLOGIC &lt;= 2</text:p>
      <text:p text:style-name="P4">| <text:s text:c="2"/>| <text:s text:c="2"/>| <text:s text:c="2"/>| <text:s text:c="2"/>| <text:s text:c="2"/>| <text:s text:c="2"/>| <text:s text:c="2"/>NLOGIC &lt;= 1</text:p>
      <text:p text:style-name="P4">| <text:s text:c="2"/>| <text:s text:c="2"/>| <text:s text:c="2"/>| <text:s text:c="2"/>| <text:s text:c="2"/>| <text:s text:c="2"/>| <text:s text:c="2"/>| <text:s text:c="2"/>NUMUANDS &lt;= 116</text:p>
      <text:p text:style-name="P4">| <text:s text:c="2"/>| <text:s text:c="2"/>| <text:s text:c="2"/>| <text:s text:c="2"/>| <text:s text:c="2"/>| <text:s text:c="2"/>| <text:s text:c="2"/>| <text:s text:c="2"/>| <text:s text:c="2"/>ELOC &lt;= 99</text:p>
      <text:p text:style-name="P4">| <text:s text:c="2"/>| <text:s text:c="2"/>| <text:s text:c="2"/>| <text:s text:c="2"/>| <text:s text:c="2"/>| <text:s text:c="2"/>| <text:s text:c="2"/>| <text:s text:c="2"/>| <text:s text:c="2"/>| <text:s text:c="2"/>LOC &lt;= 183: fp (4.7)</text:p>
      <text:p text:style-name="P4">| <text:s text:c="2"/>| <text:s text:c="2"/>| <text:s text:c="2"/>| <text:s text:c="2"/>| <text:s text:c="2"/>| <text:s text:c="2"/>| <text:s text:c="2"/>| <text:s text:c="2"/>| <text:s text:c="2"/>| <text:s text:c="2"/>LOC &gt; 183</text:p>
      <text:p text:style-name="P4">| <text:s text:c="2"/>| <text:s text:c="2"/>| <text:s text:c="2"/>| <text:s text:c="2"/>| <text:s text:c="2"/>| <text:s text:c="2"/>| <text:s text:c="2"/>| <text:s text:c="2"/>| <text:s text:c="2"/>| <text:s text:c="2"/>| <text:s text:c="2"/>NLOGIC &lt;= 0: nfp (37.53)</text:p>
      <text:p text:style-name="P4">| <text:s text:c="2"/>| <text:s text:c="2"/>| <text:s text:c="2"/>| <text:s text:c="2"/>| <text:s text:c="2"/>| <text:s text:c="2"/>| <text:s text:c="2"/>| <text:s text:c="2"/>| <text:s text:c="2"/>| <text:s text:c="2"/>| <text:s text:c="2"/>NLOGIC &gt; 0</text:p>
      <text:p text:style-name="P4">| <text:s text:c="2"/>| <text:s text:c="2"/>| <text:s text:c="2"/>| <text:s text:c="2"/>| <text:s text:c="2"/>| <text:s text:c="2"/>| <text:s text:c="2"/>| <text:s text:c="2"/>| <text:s text:c="2"/>| <text:s text:c="2"/>| <text:s text:c="2"/>| <text:s text:c="2"/>VG &lt;= 5: fp (4.7)</text:p>
      <text:p text:style-name="P4">| <text:s text:c="2"/>| <text:s text:c="2"/>| <text:s text:c="2"/>| <text:s text:c="2"/>| <text:s text:c="2"/>| <text:s text:c="2"/>| <text:s text:c="2"/>| <text:s text:c="2"/>| <text:s text:c="2"/>| <text:s text:c="2"/>| <text:s text:c="2"/>| <text:s text:c="2"/>VG &gt; 5: nfp (9.13)</text:p>
      <text:p text:style-name="P4">| <text:s text:c="2"/>| <text:s text:c="2"/>| <text:s text:c="2"/>| <text:s text:c="2"/>| <text:s text:c="2"/>| <text:s text:c="2"/>| <text:s text:c="2"/>| <text:s text:c="2"/>| <text:s text:c="2"/>ELOC &gt; 99: fp (4.6)</text:p>
      <text:p text:style-name="P4">| <text:s text:c="2"/>| <text:s text:c="2"/>| <text:s text:c="2"/>| <text:s text:c="2"/>| <text:s text:c="2"/>| <text:s text:c="2"/>| <text:s text:c="2"/>| <text:s text:c="2"/>NUMUANDS &gt; 116</text:p>
      <text:p text:style-name="P4">| <text:s text:c="2"/>| <text:s text:c="2"/>| <text:s text:c="2"/>| <text:s text:c="2"/>| <text:s text:c="2"/>| <text:s text:c="2"/>| <text:s text:c="2"/>| <text:s text:c="2"/>| <text:s text:c="2"/>VG &lt;= 25: fp (10.97)</text:p>
      <text:p text:style-name="P4">| <text:s text:c="2"/>| <text:s text:c="2"/>| <text:s text:c="2"/>| <text:s text:c="2"/>| <text:s text:c="2"/>| <text:s text:c="2"/>| <text:s text:c="2"/>| <text:s text:c="2"/>| <text:s text:c="2"/>VG &gt; 25: nfp (2.35)</text:p>
      <text:p text:style-name="P4">| <text:s text:c="2"/>| <text:s text:c="2"/>| <text:s text:c="2"/>| <text:s text:c="2"/>| <text:s text:c="2"/>| <text:s text:c="2"/>| <text:s text:c="2"/>NLOGIC &gt; 1: fp (5.26/0.22)</text:p>
      <text:p text:style-name="P4">| <text:s text:c="2"/>| <text:s text:c="2"/>| <text:s text:c="2"/>| <text:s text:c="2"/>| <text:s text:c="2"/>| <text:s text:c="2"/>NLOGIC &gt; 2: nfp (9.74/0.22)</text:p>
      <text:p text:style-name="P4">| <text:s text:c="2"/>| <text:s text:c="2"/>| <text:s text:c="2"/>| <text:s text:c="2"/>| <text:s text:c="2"/>NLOGIC &gt; 4</text:p>
      <text:p text:style-name="P4">| <text:s text:c="2"/>| <text:s text:c="2"/>| <text:s text:c="2"/>| <text:s text:c="2"/>| <text:s text:c="2"/>| <text:s text:c="2"/>ELOC &lt;= 54: fp (17.93/0.11)</text:p>
      <text:p text:style-name="P4">| <text:s text:c="2"/>| <text:s text:c="2"/>| <text:s text:c="2"/>| <text:s text:c="2"/>| <text:s text:c="2"/>| <text:s text:c="2"/>ELOC &gt; 54: nfp (5.43/0.89)</text:p>
      <text:p text:style-name="P4">| <text:s text:c="2"/>| <text:s text:c="2"/>| <text:s text:c="2"/>| <text:s text:c="2"/>VG &gt; 36: fp (9.97/0.11)</text:p>
      <text:p text:style-name="P4">| <text:s text:c="2"/>| <text:s text:c="2"/>| <text:s text:c="2"/>VG &gt; 48: nfp (19.04/0.22)</text:p>
      <text:p text:style-name="P4">| <text:s text:c="2"/>NUMUORS &gt; 43: fp (9.41)</text:p>
      <text:p text:style-name="P4">LOC &gt; 1992: fp (16.35)</text:p>
      <text:p text:style-name="P4"/>
      <text:p text:style-name="P4">Number of Leaves <text:s/>: <text:tab/>16</text:p>
      <text:p text:style-name="P4"/>
      <text:p text:style-name="P4">Size of the tree : <text:tab/>31</text:p>
      <text:p text:style-name="P4"/>
      <text:p text:style-name="P4"/>
      <text:p text:style-name="P4">Weight: 4.65</text:p>
      <text:p text:style-name="P4"/>
      <text:p text:style-name="P4">J48 pruned tree</text:p>
      <text:p text:style-name="P4">------------------</text:p>
      <text:p text:style-name="P4"/>
      <text:p text:style-name="P4">ELOC &lt;= 105</text:p>
      <text:p text:style-name="P4">| <text:s text:c="2"/>NLOGIC &lt;= 8</text:p>
      <text:p text:style-name="P4">| <text:s text:c="2"/>| <text:s text:c="2"/>NUMUANDS &lt;= 115</text:p>
      <text:p text:style-name="P4">| <text:s text:c="2"/>| <text:s text:c="2"/>| <text:s text:c="2"/>NUMUORS &lt;= 20: nfp (22.48)</text:p>
      <text:p text:style-name="P4">| <text:s text:c="2"/>| <text:s text:c="2"/>| <text:s text:c="2"/>NUMUORS &gt; 20</text:p>
      <text:p text:style-name="P4">| <text:s text:c="2"/>| <text:s text:c="2"/>| <text:s text:c="2"/>| <text:s text:c="2"/>VG &lt;= 13</text:p>
      <text:p text:style-name="P4">| <text:s text:c="2"/>| <text:s text:c="2"/>| <text:s text:c="2"/>| <text:s text:c="2"/>| <text:s text:c="2"/>NLOGIC &lt;= 4</text:p>
      <text:p text:style-name="P4">| <text:s text:c="2"/>| <text:s text:c="2"/>| <text:s text:c="2"/>| <text:s text:c="2"/>| <text:s text:c="2"/>| <text:s text:c="2"/>ELOC &lt;= 49</text:p>
      <text:p text:style-name="P4">| <text:s text:c="2"/>| <text:s text:c="2"/>| <text:s text:c="2"/>| <text:s text:c="2"/>| <text:s text:c="2"/>| <text:s text:c="2"/>| <text:s text:c="2"/>NUMUORS &lt;= 21</text:p>
      <text:p text:style-name="P4">| <text:s text:c="2"/>| <text:s text:c="2"/>| <text:s text:c="2"/>| <text:s text:c="2"/>| <text:s text:c="2"/>| <text:s text:c="2"/>| <text:s text:c="2"/>| <text:s text:c="2"/>VG &lt;= 6: nfp (3.93)</text:p>
      <text:p text:style-name="P4">| <text:s text:c="2"/>| <text:s text:c="2"/>| <text:s text:c="2"/>| <text:s text:c="2"/>| <text:s text:c="2"/>| <text:s text:c="2"/>| <text:s text:c="2"/>| <text:s text:c="2"/>VG &gt; 6: fp (2.43/0.06)</text:p>
      <text:p text:style-name="P4">| <text:s text:c="2"/>| <text:s text:c="2"/>| <text:s text:c="2"/>| <text:s text:c="2"/>| <text:s text:c="2"/>| <text:s text:c="2"/>| <text:s text:c="2"/>NUMUORS &gt; 21: nfp (15.21)</text:p>
      <text:p text:style-name="P4">| <text:s text:c="2"/>| <text:s text:c="2"/>| <text:s text:c="2"/>| <text:s text:c="2"/>| <text:s text:c="2"/>| <text:s text:c="2"/>ELOC &gt; 49</text:p>
      <text:p text:style-name="P4">| <text:s text:c="2"/>| <text:s text:c="2"/>| <text:s text:c="2"/>| <text:s text:c="2"/>| <text:s text:c="2"/>| <text:s text:c="2"/>| <text:s text:c="2"/>NUMUORS &lt;= 25: nfp (2.21)</text:p>
      <text:p text:style-name="P4">| <text:s text:c="2"/>| <text:s text:c="2"/>| <text:s text:c="2"/>| <text:s text:c="2"/>| <text:s text:c="2"/>| <text:s text:c="2"/>| <text:s text:c="2"/>NUMUORS &gt; 25: fp (4.58)</text:p>
      <text:p text:style-name="P4">| <text:s text:c="2"/>| <text:s text:c="2"/>| <text:s text:c="2"/>| <text:s text:c="2"/>| <text:s text:c="2"/>NLOGIC &gt; 4: fp (2.37)</text:p>
      <text:p text:style-name="P4">| <text:s text:c="2"/>| <text:s text:c="2"/>| <text:s text:c="2"/>| <text:s text:c="2"/>VG &gt; 13: nfp (17.33)</text:p>
      <text:p text:style-name="P4">| <text:s text:c="2"/>| <text:s text:c="2"/>NUMUANDS &gt; 115</text:p>
      <text:p text:style-name="P4">| <text:s text:c="2"/>| <text:s text:c="2"/>| <text:s text:c="2"/>VG &lt;= 25: fp (5.65)</text:p>
      <text:p text:style-name="P4">| <text:s text:c="2"/>| <text:s text:c="2"/>| <text:s text:c="2"/>VG &gt; 25: nfp (2.37)</text:p>
      <text:p text:style-name="P4">| <text:s text:c="2"/>NLOGIC &gt; 8: fp (7.72/1.1)</text:p>
      <text:p text:style-name="P4">ELOC &gt; 105</text:p>
      <text:p text:style-name="P4">| <text:s text:c="2"/>LOC &lt;= 886</text:p>
      <text:p text:style-name="P4">| <text:s text:c="2"/>| <text:s text:c="2"/>NUMUANDS &lt;= 112: fp (2.21)</text:p>
      <text:p text:style-name="P4">| <text:s text:c="2"/>| <text:s text:c="2"/>NUMUANDS &gt; 112: nfp (4.75)</text:p>
      <text:p text:style-name="P4">| <text:s text:c="2"/>LOC &gt; 886</text:p>
      <text:p text:style-name="P4"><text:soft-page-break/>| <text:s text:c="2"/>| <text:s text:c="2"/>TOTOPANDS &lt;= 990: fp (66.27)</text:p>
      <text:p text:style-name="P4">| <text:s text:c="2"/>| <text:s text:c="2"/>TOTOPANDS &gt; 990</text:p>
      <text:p text:style-name="P4">| <text:s text:c="2"/>| <text:s text:c="2"/>| <text:s text:c="2"/>LOC &lt;= 1158: nfp (3.56)</text:p>
      <text:p text:style-name="P4">| <text:s text:c="2"/>| <text:s text:c="2"/>| <text:s text:c="2"/>LOC &gt; 1158: fp (24.92/2.37)</text:p>
      <text:p text:style-name="P4"/>
      <text:p text:style-name="P4">Number of Leaves <text:s/>: <text:tab/>16</text:p>
      <text:p text:style-name="P4"/>
      <text:p text:style-name="P4">Size of the tree : <text:tab/>31</text:p>
      <text:p text:style-name="P4"/>
      <text:p text:style-name="P4"/>
      <text:p text:style-name="P4">Weight: 3.96</text:p>
      <text:p text:style-name="P4"/>
      <text:p text:style-name="P4">J48 pruned tree</text:p>
      <text:p text:style-name="P4">------------------</text:p>
      <text:p text:style-name="P4"/>
      <text:p text:style-name="P4">VG &lt;= 448</text:p>
      <text:p text:style-name="P4">| <text:s text:c="2"/>NUMUANDS &lt;= 189</text:p>
      <text:p text:style-name="P4">| <text:s text:c="2"/>| <text:s text:c="2"/>NLOGIC &lt;= 8</text:p>
      <text:p text:style-name="P4">| <text:s text:c="2"/>| <text:s text:c="2"/>| <text:s text:c="2"/>ELOC &lt;= 105: nfp (41.5/7.63)</text:p>
      <text:p text:style-name="P4">| <text:s text:c="2"/>| <text:s text:c="2"/>| <text:s text:c="2"/>ELOC &gt; 105: fp (22.83/1.21)</text:p>
      <text:p text:style-name="P4">| <text:s text:c="2"/>| <text:s text:c="2"/>NLOGIC &gt; 8</text:p>
      <text:p text:style-name="P4">| <text:s text:c="2"/>| <text:s text:c="2"/>| <text:s text:c="2"/>NUMUANDS &lt;= 92: fp (3.43)</text:p>
      <text:p text:style-name="P4">| <text:s text:c="2"/>| <text:s text:c="2"/>| <text:s text:c="2"/>NUMUANDS &gt; 92: nfp (60.98/0.06)</text:p>
      <text:p text:style-name="P4">| <text:s text:c="2"/>NUMUANDS &gt; 189: fp (27.67/3.03)</text:p>
      <text:p text:style-name="P4">VG &gt; 448: nfp (31.58)</text:p>
      <text:p text:style-name="P4"/>
      <text:p text:style-name="P4">Number of Leaves <text:s/>: <text:tab/>6</text:p>
      <text:p text:style-name="P4"/>
      <text:p text:style-name="P4">Size of the tree : <text:tab/>11</text:p>
      <text:p text:style-name="P4"/>
      <text:p text:style-name="P4"/>
      <text:p text:style-name="P4">Weight: 2.69</text:p>
      <text:p text:style-name="P4"/>
      <text:p text:style-name="P4">J48 pruned tree</text:p>
      <text:p text:style-name="P4">------------------</text:p>
      <text:p text:style-name="P4"/>
      <text:p text:style-name="P4">VG &lt;= 34</text:p>
      <text:p text:style-name="P4">| <text:s text:c="2"/>NUMUANDS &lt;= 115</text:p>
      <text:p text:style-name="P4">| <text:s text:c="2"/>| <text:s text:c="2"/>NUMUORS &lt;= 19: nfp (5.8)</text:p>
      <text:p text:style-name="P4">| <text:s text:c="2"/>| <text:s text:c="2"/>NUMUORS &gt; 19</text:p>
      <text:p text:style-name="P4">| <text:s text:c="2"/>| <text:s text:c="2"/>| <text:s text:c="2"/>NUMUANDS &lt;= 97: fp (47.21/7.34)</text:p>
      <text:p text:style-name="P4">| <text:s text:c="2"/>| <text:s text:c="2"/>| <text:s text:c="2"/>NUMUANDS &gt; 97: nfp (18.4/0.03)</text:p>
      <text:p text:style-name="P4">| <text:s text:c="2"/>NUMUANDS &gt; 115: fp (40.13/0.32)</text:p>
      <text:p text:style-name="P4">VG &gt; 34</text:p>
      <text:p text:style-name="P4">| <text:s text:c="2"/>NLOGIC &lt;= 9: nfp (67.46/3.22)</text:p>
      <text:p text:style-name="P4">| <text:s text:c="2"/>NLOGIC &gt; 9</text:p>
      <text:p text:style-name="P4">| <text:s text:c="2"/>| <text:s text:c="2"/>NUMUANDS &lt;= 212: nfp (4.8/0.03)</text:p>
      <text:p text:style-name="P4">| <text:s text:c="2"/>| <text:s text:c="2"/>NUMUANDS &gt; 212: fp (4.2)</text:p>
      <text:p text:style-name="P4"/>
      <text:p text:style-name="P4">Number of Leaves <text:s/>: <text:tab/>7</text:p>
      <text:p text:style-name="P4"/>
      <text:p text:style-name="P4">Size of the tree : <text:tab/>13</text:p>
      <text:p text:style-name="P4"/>
      <text:p text:style-name="P4"/>
      <text:p text:style-name="P4">Weight: 2.78</text:p>
      <text:p text:style-name="P4"/>
      <text:p text:style-name="P4">J48 pruned tree</text:p>
      <text:p text:style-name="P4">------------------</text:p>
      <text:p text:style-name="P4"/>
      <text:p text:style-name="P4">NUMUORS &lt;= 42</text:p>
      <text:p text:style-name="P4">| <text:s text:c="2"/>NUMUANDS &lt;= 68</text:p>
      <text:p text:style-name="P4">| <text:s text:c="2"/>| <text:s text:c="2"/>NUMUORS &lt;= 25</text:p>
      <text:p text:style-name="P4">| <text:s text:c="2"/>| <text:s text:c="2"/>| <text:s text:c="2"/>TOTOPANDS &lt;= 56</text:p>
      <text:p text:style-name="P4">| <text:s text:c="2"/>| <text:s text:c="2"/>| <text:s text:c="2"/>| <text:s text:c="2"/>VG &lt;= 6: nfp (5.94)</text:p>
      <text:p text:style-name="P4">| <text:s text:c="2"/>| <text:s text:c="2"/>| <text:s text:c="2"/>| <text:s text:c="2"/>VG &gt; 6: fp (5.09/0.02)</text:p>
      <text:p text:style-name="P4">| <text:s text:c="2"/>| <text:s text:c="2"/>| <text:s text:c="2"/>TOTOPANDS &gt; 56: nfp (42.16/0.32)</text:p>
      <text:p text:style-name="P4">| <text:s text:c="2"/>| <text:s text:c="2"/>NUMUORS &gt; 25</text:p>
      <text:p text:style-name="P4">| <text:s text:c="2"/>| <text:s text:c="2"/>| <text:s text:c="2"/>NLOGIC &lt;= 2: fp (5.29/0.26)</text:p>
      <text:p text:style-name="P4">| <text:s text:c="2"/>| <text:s text:c="2"/>| <text:s text:c="2"/>NLOGIC &gt; 2: nfp (9.81/0.64)</text:p>
      <text:p text:style-name="P4">| <text:s text:c="2"/>NUMUANDS &gt; 68</text:p>
      <text:p text:style-name="P4">| <text:s text:c="2"/>| <text:s text:c="2"/>NUMUORS &lt;= 23</text:p>
      <text:p text:style-name="P4">| <text:s text:c="2"/>| <text:s text:c="2"/>| <text:s text:c="2"/>NLOGIC &lt;= 0</text:p>
      <text:p text:style-name="P4"><text:soft-page-break/>| <text:s text:c="2"/>| <text:s text:c="2"/>| <text:s text:c="2"/>| <text:s text:c="2"/>LOC &lt;= 664: nfp (2.11)</text:p>
      <text:p text:style-name="P4">| <text:s text:c="2"/>| <text:s text:c="2"/>| <text:s text:c="2"/>| <text:s text:c="2"/>LOC &gt; 664: fp (10.22)</text:p>
      <text:p text:style-name="P4">| <text:s text:c="2"/>| <text:s text:c="2"/>| <text:s text:c="2"/>NLOGIC &gt; 0: fp (11.82)</text:p>
      <text:p text:style-name="P4">| <text:s text:c="2"/>| <text:s text:c="2"/>NUMUORS &gt; 23</text:p>
      <text:p text:style-name="P4">| <text:s text:c="2"/>| <text:s text:c="2"/>| <text:s text:c="2"/>LOC &lt;= 2042</text:p>
      <text:p text:style-name="P4">| <text:s text:c="2"/>| <text:s text:c="2"/>| <text:s text:c="2"/>| <text:s text:c="2"/>VG &lt;= 45</text:p>
      <text:p text:style-name="P4">| <text:s text:c="2"/>| <text:s text:c="2"/>| <text:s text:c="2"/>| <text:s text:c="2"/>| <text:s text:c="2"/>ELOC &lt;= 151</text:p>
      <text:p text:style-name="P4">| <text:s text:c="2"/>| <text:s text:c="2"/>| <text:s text:c="2"/>| <text:s text:c="2"/>| <text:s text:c="2"/>| <text:s text:c="2"/>VG &lt;= 6: fp (5.06)</text:p>
      <text:p text:style-name="P4">| <text:s text:c="2"/>| <text:s text:c="2"/>| <text:s text:c="2"/>| <text:s text:c="2"/>| <text:s text:c="2"/>| <text:s text:c="2"/>VG &gt; 6</text:p>
      <text:p text:style-name="P4">| <text:s text:c="2"/>| <text:s text:c="2"/>| <text:s text:c="2"/>| <text:s text:c="2"/>| <text:s text:c="2"/>| <text:s text:c="2"/>| <text:s text:c="2"/>LOC &lt;= 779: nfp (23.73/1.2)</text:p>
      <text:p text:style-name="P4">| <text:s text:c="2"/>| <text:s text:c="2"/>| <text:s text:c="2"/>| <text:s text:c="2"/>| <text:s text:c="2"/>| <text:s text:c="2"/>| <text:s text:c="2"/>LOC &gt; 779</text:p>
      <text:p text:style-name="P4">| <text:s text:c="2"/>| <text:s text:c="2"/>| <text:s text:c="2"/>| <text:s text:c="2"/>| <text:s text:c="2"/>| <text:s text:c="2"/>| <text:s text:c="2"/>| <text:s text:c="2"/>ELOC &lt;= 148: fp (6.41/0.32)</text:p>
      <text:p text:style-name="P4">| <text:s text:c="2"/>| <text:s text:c="2"/>| <text:s text:c="2"/>| <text:s text:c="2"/>| <text:s text:c="2"/>| <text:s text:c="2"/>| <text:s text:c="2"/>| <text:s text:c="2"/>ELOC &gt; 148: nfp (2.53)</text:p>
      <text:p text:style-name="P4">| <text:s text:c="2"/>| <text:s text:c="2"/>| <text:s text:c="2"/>| <text:s text:c="2"/>| <text:s text:c="2"/>ELOC &gt; 151: fp (8.44)</text:p>
      <text:p text:style-name="P4">| <text:s text:c="2"/>| <text:s text:c="2"/>| <text:s text:c="2"/>| <text:s text:c="2"/>VG &gt; 45: nfp (32.25/1.7)</text:p>
      <text:p text:style-name="P4">| <text:s text:c="2"/>| <text:s text:c="2"/>| <text:s text:c="2"/>LOC &gt; 2042: fp (5.82)</text:p>
      <text:p text:style-name="P4">NUMUORS &gt; 42: fp (11.3)</text:p>
      <text:p text:style-name="P4"/>
      <text:p text:style-name="P4">Number of Leaves <text:s/>: <text:tab/>16</text:p>
      <text:p text:style-name="P4"/>
      <text:p text:style-name="P4">Size of the tree : <text:tab/>31</text:p>
      <text:p text:style-name="P4"/>
      <text:p text:style-name="P4"/>
      <text:p text:style-name="P4">Weight: 3.72</text:p>
      <text:p text:style-name="P4"/>
      <text:p text:style-name="P4">J48 pruned tree</text:p>
      <text:p text:style-name="P4">------------------</text:p>
      <text:p text:style-name="P4"/>
      <text:p text:style-name="P4">TOTOPANDS &lt;= 198: nfp (37.96/5.0)</text:p>
      <text:p text:style-name="P4">TOTOPANDS &gt; 198</text:p>
      <text:p text:style-name="P4">| <text:s text:c="2"/>TOTOPANDS &lt;= 1494</text:p>
      <text:p text:style-name="P4">| <text:s text:c="2"/>| <text:s text:c="2"/>LOC &lt;= 638</text:p>
      <text:p text:style-name="P4">| <text:s text:c="2"/>| <text:s text:c="2"/>| <text:s text:c="2"/>NLOGIC &lt;= 7</text:p>
      <text:p text:style-name="P4">| <text:s text:c="2"/>| <text:s text:c="2"/>| <text:s text:c="2"/>| <text:s text:c="2"/>VG &lt;= 25</text:p>
      <text:p text:style-name="P4">| <text:s text:c="2"/>| <text:s text:c="2"/>| <text:s text:c="2"/>| <text:s text:c="2"/>| <text:s text:c="2"/>NUMUANDS &lt;= 112</text:p>
      <text:p text:style-name="P4">| <text:s text:c="2"/>| <text:s text:c="2"/>| <text:s text:c="2"/>| <text:s text:c="2"/>| <text:s text:c="2"/>| <text:s text:c="2"/>TOTOPANDS &lt;= 201: fp (2.59)</text:p>
      <text:p text:style-name="P4">| <text:s text:c="2"/>| <text:s text:c="2"/>| <text:s text:c="2"/>| <text:s text:c="2"/>| <text:s text:c="2"/>| <text:s text:c="2"/>TOTOPANDS &gt; 201: nfp (4.47)</text:p>
      <text:p text:style-name="P4">| <text:s text:c="2"/>| <text:s text:c="2"/>| <text:s text:c="2"/>| <text:s text:c="2"/>| <text:s text:c="2"/>NUMUANDS &gt; 112: fp (27.89)</text:p>
      <text:p text:style-name="P4">| <text:s text:c="2"/>| <text:s text:c="2"/>| <text:s text:c="2"/>| <text:s text:c="2"/>VG &gt; 25: nfp (2.81)</text:p>
      <text:p text:style-name="P4">| <text:s text:c="2"/>| <text:s text:c="2"/>| <text:s text:c="2"/>NLOGIC &gt; 7: fp (20.15)</text:p>
      <text:p text:style-name="P4">| <text:s text:c="2"/>| <text:s text:c="2"/>LOC &gt; 638</text:p>
      <text:p text:style-name="P4">| <text:s text:c="2"/>| <text:s text:c="2"/>| <text:s text:c="2"/>NUMUORS &lt;= 23: fp (6.11)</text:p>
      <text:p text:style-name="P4">| <text:s text:c="2"/>| <text:s text:c="2"/>| <text:s text:c="2"/>NUMUORS &gt; 23</text:p>
      <text:p text:style-name="P4">| <text:s text:c="2"/>| <text:s text:c="2"/>| <text:s text:c="2"/>| <text:s text:c="2"/>NUMUORS &lt;= 43</text:p>
      <text:p text:style-name="P4">| <text:s text:c="2"/>| <text:s text:c="2"/>| <text:s text:c="2"/>| <text:s text:c="2"/>| <text:s text:c="2"/>NLOGIC &lt;= 8</text:p>
      <text:p text:style-name="P4">| <text:s text:c="2"/>| <text:s text:c="2"/>| <text:s text:c="2"/>| <text:s text:c="2"/>| <text:s text:c="2"/>| <text:s text:c="2"/>NLOGIC &lt;= 4</text:p>
      <text:p text:style-name="P4">| <text:s text:c="2"/>| <text:s text:c="2"/>| <text:s text:c="2"/>| <text:s text:c="2"/>| <text:s text:c="2"/>| <text:s text:c="2"/>| <text:s text:c="2"/>VG &lt;= 6: fp (2.59)</text:p>
      <text:p text:style-name="P4">| <text:s text:c="2"/>| <text:s text:c="2"/>| <text:s text:c="2"/>| <text:s text:c="2"/>| <text:s text:c="2"/>| <text:s text:c="2"/>| <text:s text:c="2"/>VG &gt; 6: nfp (25.57/4.86)</text:p>
      <text:p text:style-name="P4">| <text:s text:c="2"/>| <text:s text:c="2"/>| <text:s text:c="2"/>| <text:s text:c="2"/>| <text:s text:c="2"/>| <text:s text:c="2"/>NLOGIC &gt; 4: fp (5.68/0.43)</text:p>
      <text:p text:style-name="P4">| <text:s text:c="2"/>| <text:s text:c="2"/>| <text:s text:c="2"/>| <text:s text:c="2"/>| <text:s text:c="2"/>NLOGIC &gt; 8: nfp (10.44/0.3)</text:p>
      <text:p text:style-name="P4">| <text:s text:c="2"/>| <text:s text:c="2"/>| <text:s text:c="2"/>| <text:s text:c="2"/>NUMUORS &gt; 43: fp (5.42)</text:p>
      <text:p text:style-name="P4">| <text:s text:c="2"/>TOTOPANDS &gt; 1494: fp (36.31)</text:p>
      <text:p text:style-name="P4"/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2.82</text:p>
      <text:p text:style-name="P4"/>
      <text:p text:style-name="P4">J48 pruned tree</text:p>
      <text:p text:style-name="P4">------------------</text:p>
      <text:p text:style-name="P4"/>
      <text:p text:style-name="P4">NUMUANDS &lt;= 115</text:p>
      <text:p text:style-name="P4">| <text:s text:c="2"/>NUMUANDS &lt;= 56</text:p>
      <text:p text:style-name="P4">| <text:s text:c="2"/>| <text:s text:c="2"/>ELOC &lt;= 25: nfp (5.31)</text:p>
      <text:p text:style-name="P4">| <text:s text:c="2"/>| <text:s text:c="2"/>ELOC &gt; 25</text:p>
      <text:p text:style-name="P4">| <text:s text:c="2"/>| <text:s text:c="2"/>| <text:s text:c="2"/>LOC &lt;= 183: fp (23.0)</text:p>
      <text:p text:style-name="P4">| <text:s text:c="2"/>| <text:s text:c="2"/>| <text:s text:c="2"/>LOC &gt; 183</text:p>
      <text:p text:style-name="P4">| <text:s text:c="2"/>| <text:s text:c="2"/>| <text:s text:c="2"/>| <text:s text:c="2"/>TOTOPANDS &lt;= 170: nfp (5.55)</text:p>
      <text:p text:style-name="P4">| <text:s text:c="2"/>| <text:s text:c="2"/>| <text:s text:c="2"/>| <text:s text:c="2"/>TOTOPANDS &gt; 170: fp (31.45/1.51)</text:p>
      <text:p text:style-name="P4">| <text:s text:c="2"/>NUMUANDS &gt; 56</text:p>
      <text:p text:style-name="P4"><text:soft-page-break/>| <text:s text:c="2"/>| <text:s text:c="2"/>ELOC &lt;= 105</text:p>
      <text:p text:style-name="P4">| <text:s text:c="2"/>| <text:s text:c="2"/>| <text:s text:c="2"/>ELOC &lt;= 52</text:p>
      <text:p text:style-name="P4">| <text:s text:c="2"/>| <text:s text:c="2"/>| <text:s text:c="2"/>| <text:s text:c="2"/>NLOGIC &lt;= 4: nfp (8.0/1.37)</text:p>
      <text:p text:style-name="P4">| <text:s text:c="2"/>| <text:s text:c="2"/>| <text:s text:c="2"/>| <text:s text:c="2"/>NLOGIC &gt; 4: fp (4.93)</text:p>
      <text:p text:style-name="P4">| <text:s text:c="2"/>| <text:s text:c="2"/>| <text:s text:c="2"/>ELOC &gt; 52: nfp (12.06)</text:p>
      <text:p text:style-name="P4">| <text:s text:c="2"/>| <text:s text:c="2"/>ELOC &gt; 105: fp (4.99)</text:p>
      <text:p text:style-name="P4">NUMUANDS &gt; 115</text:p>
      <text:p text:style-name="P4">| <text:s text:c="2"/>VG &lt;= 63</text:p>
      <text:p text:style-name="P4">| <text:s text:c="2"/>| <text:s text:c="2"/>NUMUANDS &lt;= 189</text:p>
      <text:p text:style-name="P4">| <text:s text:c="2"/>| <text:s text:c="2"/>| <text:s text:c="2"/>VG &lt;= 45: fp (25.9/1.44)</text:p>
      <text:p text:style-name="P4">| <text:s text:c="2"/>| <text:s text:c="2"/>| <text:s text:c="2"/>VG &gt; 45: nfp (3.12)</text:p>
      <text:p text:style-name="P4">| <text:s text:c="2"/>| <text:s text:c="2"/>NUMUANDS &gt; 189: fp (55.47/0.69)</text:p>
      <text:p text:style-name="P4">| <text:s text:c="2"/>VG &gt; 63</text:p>
      <text:p text:style-name="P4">| <text:s text:c="2"/>| <text:s text:c="2"/>LOC &lt;= 1323: nfp (2.79)</text:p>
      <text:p text:style-name="P4">| <text:s text:c="2"/>| <text:s text:c="2"/>LOC &gt; 1323</text:p>
      <text:p text:style-name="P4">| <text:s text:c="2"/>| <text:s text:c="2"/>| <text:s text:c="2"/>TOTOPANDS &lt;= 1365: fp (2.8)</text:p>
      <text:p text:style-name="P4">| <text:s text:c="2"/>| <text:s text:c="2"/>| <text:s text:c="2"/>TOTOPANDS &gt; 1365: nfp (2.62/0.19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Weight: 3.56</text:p>
      <text:p text:style-name="P4"/>
      <text:p text:style-name="P4">Number of performed Iterations: 10</text:p>
      <text:p text:style-name="P4"/>
      <text:p text:style-name="P4"/>
      <text:p text:style-name="P4">Cost Matrix</text:p>
      <text:p text:style-name="P4"><text:s/>0 <text:s text:c="3"/>0.5 </text:p>
      <text:p text:style-name="P4"><text:s/>1 <text:s text:c="3"/>0 <text:s text:c="2"/>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7 seconds</text:p>
      <text:p text:style-name="P4"/>
      <text:p text:style-name="P4">=== Evaluation on test set ===</text:p>
      <text:p text:style-name="P4"/>
      <text:p text:style-name="P4">Time taken to test model on supplied test set: 0 seconds</text:p>
      <text:p text:style-name="P4"/>
      <text:p text:style-name="P4">=== Summary ===</text:p>
      <text:p text:style-name="P4"/>
      <text:p text:style-name="P4">Correctly Classified Instances <text:s text:c="9"/>78 <text:s text:c="14"/>82.9787 %</text:p>
      <text:p text:style-name="P4">Incorrectly Classified Instances <text:s text:c="7"/>16 <text:s text:c="14"/>17.0213 %</text:p>
      <text:p text:style-name="P4">Kappa statistic <text:s text:c="25"/>0.5566</text:p>
      <text:p text:style-name="P4">Mean absolute error <text:s text:c="21"/>0.1724</text:p>
      <text:p text:style-name="P4">Root mean squared error <text:s text:c="17"/>0.4098</text:p>
      <text:p text:style-name="P4">Relative absolute error <text:s text:c="16"/>41.3509 %</text:p>
      <text:p text:style-name="P4">Root relative squared error <text:s text:c="12"/>89.5982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39 <text:s text:c="3"/>0.429 <text:s text:c="3"/>0.838 <text:s text:c="5"/>0.939 <text:s text:c="3"/>0.886 <text:s text:c="5"/>0.571 <text:s text:c="3"/>0.892 <text:s text:c="4"/>0.943 <text:s text:c="4"/>nfp</text:p>
      <text:p text:style-name="P4"><text:s text:c="17"/>0.571 <text:s text:c="3"/>0.061 <text:s text:c="3"/>0.800 <text:s text:c="5"/>0.571 <text:s text:c="3"/>0.667 <text:s text:c="5"/>0.571 <text:s text:c="3"/>0.892 <text:s text:c="4"/>0.776 <text:s text:c="4"/>fp</text:p>
      <text:p text:style-name="P4">Weighted Avg. <text:s text:c="3"/>0.830 <text:s text:c="3"/>0.319 <text:s text:c="3"/>0.827 <text:s text:c="5"/>0.830 <text:s text:c="3"/>0.820 <text:s text:c="5"/>0.571 <text:s text:c="3"/>0.892 <text:s text:c="4"/>0.893 <text:s text:c="4"/></text:p>
      <text:p text:style-name="P4"/>
      <text:p text:style-name="P4">=== Confusion Matrix ===</text:p>
      <text:p text:style-name="P4"><text:soft-page-break/></text:p>
      <text:p text:style-name="P4"><text:s text:c="2"/>a <text:s/>b <text:s text:c="2"/>&lt;-- classified as</text:p>
      <text:p text:style-name="P4"><text:s/>62 <text:s/>4 | <text:s/>a = nfp</text:p>
      <text:p text:style-name="P4"><text:s/>12 16 | <text:s/>b = fp</text:p>
      <text:p text:style-name="P4">xxxxxxxxxxxxxxxxxxx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0.25; 1.0 0.0]" -S 1 -W weka.classifiers.meta.AdaBoostM1 -- -P 100 -S 1 -I 10 -W weka.classifiers.trees.J48 -- -C 0.25 -M 2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AdaBoostM1 -P 100 -S 1 -I 10 -W weka.classifiers.trees.J48 -- -C 0.25 -M 2</text:p>
      <text:p text:style-name="P4"/>
      <text:p text:style-name="P4">Classifier Model</text:p>
      <text:p text:style-name="P4">AdaBoostM1: Base classifiers and their weights: </text:p>
      <text:p text:style-name="P4"/>
      <text:p text:style-name="P4">J48 pruned tree</text:p>
      <text:p text:style-name="P4">------------------</text:p>
      <text:p text:style-name="P4"/>
      <text:p text:style-name="P4">TOTOTORS &lt;= 220: nfp (54.86/2.13)</text:p>
      <text:p text:style-name="P4">TOTOTORS &gt; 220: fp (133.14/18.11)</text:p>
      <text:p text:style-name="P4"/>
      <text:p text:style-name="P4">Number of Leaves <text:s/>: <text:tab/>2</text:p>
      <text:p text:style-name="P4"/>
      <text:p text:style-name="P4">Size of the tree : <text:tab/>3</text:p>
      <text:p text:style-name="P4"/>
      <text:p text:style-name="P4"/>
      <text:p text:style-name="P4">Weight: 2.11</text:p>
      <text:p text:style-name="P4"/>
      <text:p text:style-name="P4">J48 pruned tree</text:p>
      <text:p text:style-name="P4">------------------</text:p>
      <text:p text:style-name="P4"/>
      <text:p text:style-name="P4">NUMUORS &lt;= 42</text:p>
      <text:p text:style-name="P4">| <text:s text:c="2"/>NUMUORS &lt;= 17: nfp (24.05)</text:p>
      <text:p text:style-name="P4">| <text:s text:c="2"/>NUMUORS &gt; 17</text:p>
      <text:p text:style-name="P4">| <text:s text:c="2"/>| <text:s text:c="2"/>TOTOPANDS &lt;= 60: fp (11.39/1.49)</text:p>
      <text:p text:style-name="P4">| <text:s text:c="2"/>| <text:s text:c="2"/>TOTOPANDS &gt; 60</text:p>
      <text:p text:style-name="P4">| <text:s text:c="2"/>| <text:s text:c="2"/>| <text:s text:c="2"/>ELOC &lt;= 48: nfp (29.94/1.19)</text:p>
      <text:p text:style-name="P4">| <text:s text:c="2"/>| <text:s text:c="2"/>| <text:s text:c="2"/>ELOC &gt; 48</text:p>
      <text:p text:style-name="P4">| <text:s text:c="2"/>| <text:s text:c="2"/>| <text:s text:c="2"/>| <text:s text:c="2"/>VG &lt;= 63</text:p>
      <text:p text:style-name="P4">| <text:s text:c="2"/>| <text:s text:c="2"/>| <text:s text:c="2"/>| <text:s text:c="2"/>| <text:s text:c="2"/>NUMUORS &lt;= 37</text:p>
      <text:p text:style-name="P4">| <text:s text:c="2"/>| <text:s text:c="2"/>| <text:s text:c="2"/>| <text:s text:c="2"/>| <text:s text:c="2"/>| <text:s text:c="2"/>NUMUANDS &lt;= 115</text:p>
      <text:p text:style-name="P4">| <text:s text:c="2"/>| <text:s text:c="2"/>| <text:s text:c="2"/>| <text:s text:c="2"/>| <text:s text:c="2"/>| <text:s text:c="2"/>| <text:s text:c="2"/>ELOC &lt;= 106</text:p>
      <text:p text:style-name="P4">| <text:s text:c="2"/>| <text:s text:c="2"/>| <text:s text:c="2"/>| <text:s text:c="2"/>| <text:s text:c="2"/>| <text:s text:c="2"/>| <text:s text:c="2"/>| <text:s text:c="2"/>ELOC &lt;= 54</text:p>
      <text:p text:style-name="P4">| <text:s text:c="2"/>| <text:s text:c="2"/>| <text:s text:c="2"/>| <text:s text:c="2"/>| <text:s text:c="2"/>| <text:s text:c="2"/>| <text:s text:c="2"/>| <text:s text:c="2"/>| <text:s text:c="2"/>NUMUORS &lt;= 19: nfp (2.47)</text:p>
      <text:p text:style-name="P4">| <text:s text:c="2"/>| <text:s text:c="2"/>| <text:s text:c="2"/>| <text:s text:c="2"/>| <text:s text:c="2"/>| <text:s text:c="2"/>| <text:s text:c="2"/>| <text:s text:c="2"/>| <text:s text:c="2"/>NUMUORS &gt; 19</text:p>
      <text:p text:style-name="P4">| <text:s text:c="2"/>| <text:s text:c="2"/>| <text:s text:c="2"/>| <text:s text:c="2"/>| <text:s text:c="2"/>| <text:s text:c="2"/>| <text:s text:c="2"/>| <text:s text:c="2"/>| <text:s text:c="2"/>| <text:s text:c="2"/>NUMUANDS &lt;= 103: fp (5.97)</text:p>
      <text:p text:style-name="P4">| <text:s text:c="2"/>| <text:s text:c="2"/>| <text:s text:c="2"/>| <text:s text:c="2"/>| <text:s text:c="2"/>| <text:s text:c="2"/>| <text:s text:c="2"/>| <text:s text:c="2"/>| <text:s text:c="2"/>| <text:s text:c="2"/>NUMUANDS &gt; 103: nfp (2.47)</text:p>
      <text:p text:style-name="P4">| <text:s text:c="2"/>| <text:s text:c="2"/>| <text:s text:c="2"/>| <text:s text:c="2"/>| <text:s text:c="2"/>| <text:s text:c="2"/>| <text:s text:c="2"/>| <text:s text:c="2"/>ELOC &gt; 54: nfp (27.21)</text:p>
      <text:p text:style-name="P4">| <text:s text:c="2"/>| <text:s text:c="2"/>| <text:s text:c="2"/>| <text:s text:c="2"/>| <text:s text:c="2"/>| <text:s text:c="2"/>| <text:s text:c="2"/>ELOC &gt; 106: fp (4.77)</text:p>
      <text:p text:style-name="P4">| <text:s text:c="2"/>| <text:s text:c="2"/>| <text:s text:c="2"/>| <text:s text:c="2"/>| <text:s text:c="2"/>| <text:s text:c="2"/>NUMUANDS &gt; 115</text:p>
      <text:p text:style-name="P4">| <text:s text:c="2"/>| <text:s text:c="2"/>| <text:s text:c="2"/>| <text:s text:c="2"/>| <text:s text:c="2"/>| <text:s text:c="2"/>| <text:s text:c="2"/>VG &lt;= 29: fp (16.71)</text:p>
      <text:p text:style-name="P4">| <text:s text:c="2"/>| <text:s text:c="2"/>| <text:s text:c="2"/>| <text:s text:c="2"/>| <text:s text:c="2"/>| <text:s text:c="2"/>| <text:s text:c="2"/>VG &gt; 29</text:p>
      <text:p text:style-name="P4"><text:soft-page-break/>| <text:s text:c="2"/>| <text:s text:c="2"/>| <text:s text:c="2"/>| <text:s text:c="2"/>| <text:s text:c="2"/>| <text:s text:c="2"/>| <text:s text:c="2"/>| <text:s text:c="2"/>ELOC &lt;= 151: nfp (9.89)</text:p>
      <text:p text:style-name="P4">| <text:s text:c="2"/>| <text:s text:c="2"/>| <text:s text:c="2"/>| <text:s text:c="2"/>| <text:s text:c="2"/>| <text:s text:c="2"/>| <text:s text:c="2"/>| <text:s text:c="2"/>ELOC &gt; 151: fp (8.44/2.47)</text:p>
      <text:p text:style-name="P4">| <text:s text:c="2"/>| <text:s text:c="2"/>| <text:s text:c="2"/>| <text:s text:c="2"/>| <text:s text:c="2"/>NUMUORS &gt; 37: fp (7.16)</text:p>
      <text:p text:style-name="P4">| <text:s text:c="2"/>| <text:s text:c="2"/>| <text:s text:c="2"/>| <text:s text:c="2"/>VG &gt; 63: nfp (16.04/1.19)</text:p>
      <text:p text:style-name="P4">NUMUORS &gt; 42: fp (21.49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Weight: 3.35</text:p>
      <text:p text:style-name="P4"/>
      <text:p text:style-name="P4">J48 pruned tree</text:p>
      <text:p text:style-name="P4">------------------</text:p>
      <text:p text:style-name="P4"/>
      <text:p text:style-name="P4">LOC &lt;= 1992</text:p>
      <text:p text:style-name="P4">| <text:s text:c="2"/>NUMUANDS &lt;= 29: nfp (32.47)</text:p>
      <text:p text:style-name="P4">| <text:s text:c="2"/>NUMUANDS &gt; 29</text:p>
      <text:p text:style-name="P4">| <text:s text:c="2"/>| <text:s text:c="2"/>LOC &lt;= 289</text:p>
      <text:p text:style-name="P4">| <text:s text:c="2"/>| <text:s text:c="2"/>| <text:s text:c="2"/>NUMUORS &lt;= 20: nfp (2.05)</text:p>
      <text:p text:style-name="P4">| <text:s text:c="2"/>| <text:s text:c="2"/>| <text:s text:c="2"/>NUMUORS &gt; 20: fp (23.4/0.62)</text:p>
      <text:p text:style-name="P4">| <text:s text:c="2"/>| <text:s text:c="2"/>LOC &gt; 289</text:p>
      <text:p text:style-name="P4">| <text:s text:c="2"/>| <text:s text:c="2"/>| <text:s text:c="2"/>NUMUORS &lt;= 37</text:p>
      <text:p text:style-name="P4">| <text:s text:c="2"/>| <text:s text:c="2"/>| <text:s text:c="2"/>| <text:s text:c="2"/>VG &lt;= 48</text:p>
      <text:p text:style-name="P4">| <text:s text:c="2"/>| <text:s text:c="2"/>| <text:s text:c="2"/>| <text:s text:c="2"/>| <text:s text:c="2"/>NUMUANDS &lt;= 115</text:p>
      <text:p text:style-name="P4">| <text:s text:c="2"/>| <text:s text:c="2"/>| <text:s text:c="2"/>| <text:s text:c="2"/>| <text:s text:c="2"/>| <text:s text:c="2"/>ELOC &lt;= 106: nfp (33.99/3.09)</text:p>
      <text:p text:style-name="P4">| <text:s text:c="2"/>| <text:s text:c="2"/>| <text:s text:c="2"/>| <text:s text:c="2"/>| <text:s text:c="2"/>| <text:s text:c="2"/>ELOC &gt; 106: fp (2.47)</text:p>
      <text:p text:style-name="P4">| <text:s text:c="2"/>| <text:s text:c="2"/>| <text:s text:c="2"/>| <text:s text:c="2"/>| <text:s text:c="2"/>NUMUANDS &gt; 115</text:p>
      <text:p text:style-name="P4">| <text:s text:c="2"/>| <text:s text:c="2"/>| <text:s text:c="2"/>| <text:s text:c="2"/>| <text:s text:c="2"/>| <text:s text:c="2"/>VG &lt;= 29: fp (8.03)</text:p>
      <text:p text:style-name="P4">| <text:s text:c="2"/>| <text:s text:c="2"/>| <text:s text:c="2"/>| <text:s text:c="2"/>| <text:s text:c="2"/>| <text:s text:c="2"/>VG &gt; 29</text:p>
      <text:p text:style-name="P4">| <text:s text:c="2"/>| <text:s text:c="2"/>| <text:s text:c="2"/>| <text:s text:c="2"/>| <text:s text:c="2"/>| <text:s text:c="2"/>| <text:s text:c="2"/>ELOC &lt;= 151: nfp (3.84)</text:p>
      <text:p text:style-name="P4">| <text:s text:c="2"/>| <text:s text:c="2"/>| <text:s text:c="2"/>| <text:s text:c="2"/>| <text:s text:c="2"/>| <text:s text:c="2"/>| <text:s text:c="2"/>ELOC &gt; 151: fp (2.47)</text:p>
      <text:p text:style-name="P4">| <text:s text:c="2"/>| <text:s text:c="2"/>| <text:s text:c="2"/>| <text:s text:c="2"/>VG &gt; 48: nfp (43.62/0.62)</text:p>
      <text:p text:style-name="P4">| <text:s text:c="2"/>| <text:s text:c="2"/>| <text:s text:c="2"/>NUMUORS &gt; 37</text:p>
      <text:p text:style-name="P4">| <text:s text:c="2"/>| <text:s text:c="2"/>| <text:s text:c="2"/>| <text:s text:c="2"/>VG &lt;= 63: fp (5.56)</text:p>
      <text:p text:style-name="P4">| <text:s text:c="2"/>| <text:s text:c="2"/>| <text:s text:c="2"/>| <text:s text:c="2"/>VG &gt; 63: nfp (3.18/0.62)</text:p>
      <text:p text:style-name="P4">LOC &gt; 1992: fp (26.93)</text:p>
      <text:p text:style-name="P4"/>
      <text:p text:style-name="P4">Number of Leaves <text:s/>: <text:tab/>12</text:p>
      <text:p text:style-name="P4"/>
      <text:p text:style-name="P4">Size of the tree : <text:tab/>23</text:p>
      <text:p text:style-name="P4"/>
      <text:p text:style-name="P4"/>
      <text:p text:style-name="P4">Weight: 3.61</text:p>
      <text:p text:style-name="P4"/>
      <text:p text:style-name="P4">J48 pruned tree</text:p>
      <text:p text:style-name="P4">------------------</text:p>
      <text:p text:style-name="P4"/>
      <text:p text:style-name="P4">ELOC &lt;= 25: nfp (21.61)</text:p>
      <text:p text:style-name="P4">ELOC &gt; 25</text:p>
      <text:p text:style-name="P4">| <text:s text:c="2"/>NLOGIC &lt;= 0: nfp (25.27/6.75)</text:p>
      <text:p text:style-name="P4">| <text:s text:c="2"/>NLOGIC &gt; 0</text:p>
      <text:p text:style-name="P4">| <text:s text:c="2"/>| <text:s text:c="2"/>NUMUORS &lt;= 30</text:p>
      <text:p text:style-name="P4">| <text:s text:c="2"/>| <text:s text:c="2"/>| <text:s text:c="2"/>VG &lt;= 9</text:p>
      <text:p text:style-name="P4">| <text:s text:c="2"/>| <text:s text:c="2"/>| <text:s text:c="2"/>| <text:s text:c="2"/>VG &lt;= 5: fp (12.15/0.08)</text:p>
      <text:p text:style-name="P4">| <text:s text:c="2"/>| <text:s text:c="2"/>| <text:s text:c="2"/>| <text:s text:c="2"/>VG &gt; 5: nfp (6.69/0.32)</text:p>
      <text:p text:style-name="P4">| <text:s text:c="2"/>| <text:s text:c="2"/>| <text:s text:c="2"/>VG &gt; 9: fp (68.12/1.39)</text:p>
      <text:p text:style-name="P4">| <text:s text:c="2"/>| <text:s text:c="2"/>NUMUORS &gt; 30</text:p>
      <text:p text:style-name="P4">| <text:s text:c="2"/>| <text:s text:c="2"/>| <text:s text:c="2"/>NUMUANDS &lt;= 212: nfp (23.67/1.59)</text:p>
      <text:p text:style-name="P4">| <text:s text:c="2"/>| <text:s text:c="2"/>| <text:s text:c="2"/>NUMUANDS &gt; 212: fp (30.5/0.66)</text:p>
      <text:p text:style-name="P4"/>
      <text:p text:style-name="P4">Number of Leaves <text:s/>: <text:tab/>7</text:p>
      <text:p text:style-name="P4"/>
      <text:p text:style-name="P4">Size of the tree : <text:tab/>13</text:p>
      <text:p text:style-name="P4"/>
      <text:p text:style-name="P4"/>
      <text:p text:style-name="P4">Weight: 2.8</text:p>
      <text:p text:style-name="P4"/>
      <text:p text:style-name="P4">J48 pruned tree</text:p>
      <text:p text:style-name="P4">------------------</text:p>
      <text:p text:style-name="P4"/>
      <text:p text:style-name="P4"><text:soft-page-break/>ELOC &lt;= 25: nfp (11.46)</text:p>
      <text:p text:style-name="P4">ELOC &gt; 25</text:p>
      <text:p text:style-name="P4">| <text:s text:c="2"/>VG &lt;= 44</text:p>
      <text:p text:style-name="P4">| <text:s text:c="2"/>| <text:s text:c="2"/>NUMUORS &lt;= 19</text:p>
      <text:p text:style-name="P4">| <text:s text:c="2"/>| <text:s text:c="2"/>| <text:s text:c="2"/>VG &lt;= 17: nfp (4.34)</text:p>
      <text:p text:style-name="P4">| <text:s text:c="2"/>| <text:s text:c="2"/>| <text:s text:c="2"/>VG &gt; 17: fp (2.76)</text:p>
      <text:p text:style-name="P4">| <text:s text:c="2"/>| <text:s text:c="2"/>NUMUORS &gt; 19</text:p>
      <text:p text:style-name="P4">| <text:s text:c="2"/>| <text:s text:c="2"/>| <text:s text:c="2"/>NLOGIC &lt;= 4</text:p>
      <text:p text:style-name="P4">| <text:s text:c="2"/>| <text:s text:c="2"/>| <text:s text:c="2"/>| <text:s text:c="2"/>NLOGIC &lt;= 0: fp (59.34/6.02)</text:p>
      <text:p text:style-name="P4">| <text:s text:c="2"/>| <text:s text:c="2"/>| <text:s text:c="2"/>| <text:s text:c="2"/>NLOGIC &gt; 0</text:p>
      <text:p text:style-name="P4">| <text:s text:c="2"/>| <text:s text:c="2"/>| <text:s text:c="2"/>| <text:s text:c="2"/>| <text:s text:c="2"/>NUMUANDS &lt;= 90</text:p>
      <text:p text:style-name="P4">| <text:s text:c="2"/>| <text:s text:c="2"/>| <text:s text:c="2"/>| <text:s text:c="2"/>| <text:s text:c="2"/>| <text:s text:c="2"/>NUMUORS &lt;= 26: fp (6.97/0.74)</text:p>
      <text:p text:style-name="P4">| <text:s text:c="2"/>| <text:s text:c="2"/>| <text:s text:c="2"/>| <text:s text:c="2"/>| <text:s text:c="2"/>| <text:s text:c="2"/>NUMUORS &gt; 26: nfp (6.77)</text:p>
      <text:p text:style-name="P4">| <text:s text:c="2"/>| <text:s text:c="2"/>| <text:s text:c="2"/>| <text:s text:c="2"/>| <text:s text:c="2"/>NUMUANDS &gt; 90: fp (16.76/1.39)</text:p>
      <text:p text:style-name="P4">| <text:s text:c="2"/>| <text:s text:c="2"/>| <text:s text:c="2"/>NLOGIC &gt; 4: fp (30.58/0.7)</text:p>
      <text:p text:style-name="P4">| <text:s text:c="2"/>VG &gt; 44</text:p>
      <text:p text:style-name="P4">| <text:s text:c="2"/>| <text:s text:c="2"/>ELOC &lt;= 223</text:p>
      <text:p text:style-name="P4">| <text:s text:c="2"/>| <text:s text:c="2"/>| <text:s text:c="2"/>TOTOPANDS &lt;= 402: fp (2.76)</text:p>
      <text:p text:style-name="P4">| <text:s text:c="2"/>| <text:s text:c="2"/>| <text:s text:c="2"/>TOTOPANDS &gt; 402: nfp (17.09)</text:p>
      <text:p text:style-name="P4">| <text:s text:c="2"/>| <text:s text:c="2"/>ELOC &gt; 223</text:p>
      <text:p text:style-name="P4">| <text:s text:c="2"/>| <text:s text:c="2"/>| <text:s text:c="2"/>VG &lt;= 448: fp (23.43/0.7)</text:p>
      <text:p text:style-name="P4">| <text:s text:c="2"/>| <text:s text:c="2"/>| <text:s text:c="2"/>VG &gt; 448: nfp (5.73)</text:p>
      <text:p text:style-name="P4"/>
      <text:p text:style-name="P4">Number of Leaves <text:s/>: <text:tab/>12</text:p>
      <text:p text:style-name="P4"/>
      <text:p text:style-name="P4">Size of the tree : <text:tab/>23</text:p>
      <text:p text:style-name="P4"/>
      <text:p text:style-name="P4"/>
      <text:p text:style-name="P4">Weight: 2.93</text:p>
      <text:p text:style-name="P4"/>
      <text:p text:style-name="P4">J48 pruned tree</text:p>
      <text:p text:style-name="P4">------------------</text:p>
      <text:p text:style-name="P4"/>
      <text:p text:style-name="P4">NUMUORS &lt;= 37</text:p>
      <text:p text:style-name="P4">| <text:s text:c="2"/>LOC &lt;= 1769</text:p>
      <text:p text:style-name="P4">| <text:s text:c="2"/>| <text:s text:c="2"/>LOC &lt;= 173</text:p>
      <text:p text:style-name="P4">| <text:s text:c="2"/>| <text:s text:c="2"/>| <text:s text:c="2"/>ELOC &lt;= 25: nfp (3.53)</text:p>
      <text:p text:style-name="P4">| <text:s text:c="2"/>| <text:s text:c="2"/>| <text:s text:c="2"/>ELOC &gt; 25: fp (12.07)</text:p>
      <text:p text:style-name="P4">| <text:s text:c="2"/>| <text:s text:c="2"/>LOC &gt; 173</text:p>
      <text:p text:style-name="P4">| <text:s text:c="2"/>| <text:s text:c="2"/>| <text:s text:c="2"/>TOTOTORS &lt;= 220: nfp (26.38)</text:p>
      <text:p text:style-name="P4">| <text:s text:c="2"/>| <text:s text:c="2"/>| <text:s text:c="2"/>TOTOTORS &gt; 220</text:p>
      <text:p text:style-name="P4">| <text:s text:c="2"/>| <text:s text:c="2"/>| <text:s text:c="2"/>| <text:s text:c="2"/>TOTOTORS &lt;= 227: fp (5.82)</text:p>
      <text:p text:style-name="P4">| <text:s text:c="2"/>| <text:s text:c="2"/>| <text:s text:c="2"/>| <text:s text:c="2"/>TOTOTORS &gt; 227</text:p>
      <text:p text:style-name="P4">| <text:s text:c="2"/>| <text:s text:c="2"/>| <text:s text:c="2"/>| <text:s text:c="2"/>| <text:s text:c="2"/>NUMUANDS &lt;= 115</text:p>
      <text:p text:style-name="P4">| <text:s text:c="2"/>| <text:s text:c="2"/>| <text:s text:c="2"/>| <text:s text:c="2"/>| <text:s text:c="2"/>| <text:s text:c="2"/>ELOC &lt;= 106</text:p>
      <text:p text:style-name="P4">| <text:s text:c="2"/>| <text:s text:c="2"/>| <text:s text:c="2"/>| <text:s text:c="2"/>| <text:s text:c="2"/>| <text:s text:c="2"/>| <text:s text:c="2"/>NLOGIC &lt;= 8</text:p>
      <text:p text:style-name="P4">| <text:s text:c="2"/>| <text:s text:c="2"/>| <text:s text:c="2"/>| <text:s text:c="2"/>| <text:s text:c="2"/>| <text:s text:c="2"/>| <text:s text:c="2"/>| <text:s text:c="2"/>VG &lt;= 6: fp (3.28)</text:p>
      <text:p text:style-name="P4">| <text:s text:c="2"/>| <text:s text:c="2"/>| <text:s text:c="2"/>| <text:s text:c="2"/>| <text:s text:c="2"/>| <text:s text:c="2"/>| <text:s text:c="2"/>| <text:s text:c="2"/>VG &gt; 6: nfp (58.42)</text:p>
      <text:p text:style-name="P4">| <text:s text:c="2"/>| <text:s text:c="2"/>| <text:s text:c="2"/>| <text:s text:c="2"/>| <text:s text:c="2"/>| <text:s text:c="2"/>| <text:s text:c="2"/>NLOGIC &gt; 8</text:p>
      <text:p text:style-name="P4">| <text:s text:c="2"/>| <text:s text:c="2"/>| <text:s text:c="2"/>| <text:s text:c="2"/>| <text:s text:c="2"/>| <text:s text:c="2"/>| <text:s text:c="2"/>| <text:s text:c="2"/>NUMUANDS &lt;= 87: fp (9.85)</text:p>
      <text:p text:style-name="P4">| <text:s text:c="2"/>| <text:s text:c="2"/>| <text:s text:c="2"/>| <text:s text:c="2"/>| <text:s text:c="2"/>| <text:s text:c="2"/>| <text:s text:c="2"/>| <text:s text:c="2"/>NUMUANDS &gt; 87: nfp (3.43)</text:p>
      <text:p text:style-name="P4">| <text:s text:c="2"/>| <text:s text:c="2"/>| <text:s text:c="2"/>| <text:s text:c="2"/>| <text:s text:c="2"/>| <text:s text:c="2"/>ELOC &gt; 106: fp (4.46)</text:p>
      <text:p text:style-name="P4">| <text:s text:c="2"/>| <text:s text:c="2"/>| <text:s text:c="2"/>| <text:s text:c="2"/>| <text:s text:c="2"/>NUMUANDS &gt; 115</text:p>
      <text:p text:style-name="P4">| <text:s text:c="2"/>| <text:s text:c="2"/>| <text:s text:c="2"/>| <text:s text:c="2"/>| <text:s text:c="2"/>| <text:s text:c="2"/>VG &lt;= 25: fp (12.0)</text:p>
      <text:p text:style-name="P4">| <text:s text:c="2"/>| <text:s text:c="2"/>| <text:s text:c="2"/>| <text:s text:c="2"/>| <text:s text:c="2"/>| <text:s text:c="2"/>VG &gt; 25: nfp (24.68/1.72)</text:p>
      <text:p text:style-name="P4">| <text:s text:c="2"/>LOC &gt; 1769: fp (8.73)</text:p>
      <text:p text:style-name="P4">NUMUORS &gt; 37</text:p>
      <text:p text:style-name="P4">| <text:s text:c="2"/>VG &lt;= 448: fp (12.34/0.18)</text:p>
      <text:p text:style-name="P4">| <text:s text:c="2"/>VG &gt; 448: nfp (3.02)</text:p>
      <text:p text:style-name="P4"/>
      <text:p text:style-name="P4">Number of Leaves <text:s/>: <text:tab/>14</text:p>
      <text:p text:style-name="P4"/>
      <text:p text:style-name="P4">Size of the tree : <text:tab/>27</text:p>
      <text:p text:style-name="P4"/>
      <text:p text:style-name="P4"/>
      <text:p text:style-name="P4">Weight: 4.58</text:p>
      <text:p text:style-name="P4"/>
      <text:p text:style-name="P4">J48 pruned tree</text:p>
      <text:p text:style-name="P4">------------------</text:p>
      <text:p text:style-name="P4"/>
      <text:p text:style-name="P4">LOC &lt;= 886</text:p>
      <text:p text:style-name="P4">| <text:s text:c="2"/>VG &lt;= 29</text:p>
      <text:p text:style-name="P4"><text:soft-page-break/>| <text:s text:c="2"/>| <text:s text:c="2"/>NUMUANDS &lt;= 112</text:p>
      <text:p text:style-name="P4">| <text:s text:c="2"/>| <text:s text:c="2"/>| <text:s text:c="2"/>NLOGIC &lt;= 8</text:p>
      <text:p text:style-name="P4">| <text:s text:c="2"/>| <text:s text:c="2"/>| <text:s text:c="2"/>| <text:s text:c="2"/>LOC &lt;= 173: fp (7.88/1.78)</text:p>
      <text:p text:style-name="P4">| <text:s text:c="2"/>| <text:s text:c="2"/>| <text:s text:c="2"/>| <text:s text:c="2"/>LOC &gt; 173</text:p>
      <text:p text:style-name="P4">| <text:s text:c="2"/>| <text:s text:c="2"/>| <text:s text:c="2"/>| <text:s text:c="2"/>| <text:s text:c="2"/>NLOGIC &lt;= 0: nfp (26.55/0.74)</text:p>
      <text:p text:style-name="P4">| <text:s text:c="2"/>| <text:s text:c="2"/>| <text:s text:c="2"/>| <text:s text:c="2"/>| <text:s text:c="2"/>NLOGIC &gt; 0</text:p>
      <text:p text:style-name="P4">| <text:s text:c="2"/>| <text:s text:c="2"/>| <text:s text:c="2"/>| <text:s text:c="2"/>| <text:s text:c="2"/>| <text:s text:c="2"/>NUMUORS &lt;= 26</text:p>
      <text:p text:style-name="P4">| <text:s text:c="2"/>| <text:s text:c="2"/>| <text:s text:c="2"/>| <text:s text:c="2"/>| <text:s text:c="2"/>| <text:s text:c="2"/>| <text:s text:c="2"/>VG &lt;= 9</text:p>
      <text:p text:style-name="P4">| <text:s text:c="2"/>| <text:s text:c="2"/>| <text:s text:c="2"/>| <text:s text:c="2"/>| <text:s text:c="2"/>| <text:s text:c="2"/>| <text:s text:c="2"/>| <text:s text:c="2"/>VG &lt;= 5: fp (2.16/0.5)</text:p>
      <text:p text:style-name="P4">| <text:s text:c="2"/>| <text:s text:c="2"/>| <text:s text:c="2"/>| <text:s text:c="2"/>| <text:s text:c="2"/>| <text:s text:c="2"/>| <text:s text:c="2"/>| <text:s text:c="2"/>VG &gt; 5: nfp (6.25)</text:p>
      <text:p text:style-name="P4">| <text:s text:c="2"/>| <text:s text:c="2"/>| <text:s text:c="2"/>| <text:s text:c="2"/>| <text:s text:c="2"/>| <text:s text:c="2"/>| <text:s text:c="2"/>VG &gt; 9: fp (2.94)</text:p>
      <text:p text:style-name="P4">| <text:s text:c="2"/>| <text:s text:c="2"/>| <text:s text:c="2"/>| <text:s text:c="2"/>| <text:s text:c="2"/>| <text:s text:c="2"/>NUMUORS &gt; 26: nfp (5.27)</text:p>
      <text:p text:style-name="P4">| <text:s text:c="2"/>| <text:s text:c="2"/>| <text:s text:c="2"/>NLOGIC &gt; 8: fp (6.71/1.73)</text:p>
      <text:p text:style-name="P4">| <text:s text:c="2"/>| <text:s text:c="2"/>NUMUANDS &gt; 112: fp (5.19)</text:p>
      <text:p text:style-name="P4">| <text:s text:c="2"/>VG &gt; 29: nfp (14.54)</text:p>
      <text:p text:style-name="P4">LOC &gt; 886</text:p>
      <text:p text:style-name="P4">| <text:s text:c="2"/>VG &lt;= 44: fp (94.57/3.48)</text:p>
      <text:p text:style-name="P4">| <text:s text:c="2"/>VG &gt; 44</text:p>
      <text:p text:style-name="P4">| <text:s text:c="2"/>| <text:s text:c="2"/>NUMUORS &lt;= 35: nfp (9.66/2.02)</text:p>
      <text:p text:style-name="P4">| <text:s text:c="2"/>| <text:s text:c="2"/>NUMUORS &gt; 35</text:p>
      <text:p text:style-name="P4">| <text:s text:c="2"/>| <text:s text:c="2"/>| <text:s text:c="2"/>LOC &lt;= 1914: fp (4.14)</text:p>
      <text:p text:style-name="P4">| <text:s text:c="2"/>| <text:s text:c="2"/>| <text:s text:c="2"/>LOC &gt; 1914: nfp (2.15/0.63)</text:p>
      <text:p text:style-name="P4"/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2.79</text:p>
      <text:p text:style-name="P4"/>
      <text:p text:style-name="P4">J48 pruned tree</text:p>
      <text:p text:style-name="P4">------------------</text:p>
      <text:p text:style-name="P4"/>
      <text:p text:style-name="P4">VG &lt;= 36</text:p>
      <text:p text:style-name="P4">| <text:s text:c="2"/>NUMUANDS &lt;= 172</text:p>
      <text:p text:style-name="P4">| <text:s text:c="2"/>| <text:s text:c="2"/>NUMUORS &lt;= 29</text:p>
      <text:p text:style-name="P4">| <text:s text:c="2"/>| <text:s text:c="2"/>| <text:s text:c="2"/>TOTOTORS &lt;= 410</text:p>
      <text:p text:style-name="P4">| <text:s text:c="2"/>| <text:s text:c="2"/>| <text:s text:c="2"/>| <text:s text:c="2"/>NLOGIC &lt;= 4: nfp (43.14/5.41)</text:p>
      <text:p text:style-name="P4">| <text:s text:c="2"/>| <text:s text:c="2"/>| <text:s text:c="2"/>| <text:s text:c="2"/>NLOGIC &gt; 4: fp (2.49/0.05)</text:p>
      <text:p text:style-name="P4">| <text:s text:c="2"/>| <text:s text:c="2"/>| <text:s text:c="2"/>TOTOTORS &gt; 410: fp (7.19)</text:p>
      <text:p text:style-name="P4">| <text:s text:c="2"/>| <text:s text:c="2"/>NUMUORS &gt; 29: nfp (51.91/3.25)</text:p>
      <text:p text:style-name="P4">| <text:s text:c="2"/>NUMUANDS &gt; 172: fp (7.14/0.92)</text:p>
      <text:p text:style-name="P4">VG &gt; 36</text:p>
      <text:p text:style-name="P4">| <text:s text:c="2"/>LOC &lt;= 886: nfp (4.96)</text:p>
      <text:p text:style-name="P4">| <text:s text:c="2"/>LOC &gt; 886</text:p>
      <text:p text:style-name="P4">| <text:s text:c="2"/>| <text:s text:c="2"/>LOC &lt;= 992: fp (44.48)</text:p>
      <text:p text:style-name="P4">| <text:s text:c="2"/>| <text:s text:c="2"/>LOC &gt; 992</text:p>
      <text:p text:style-name="P4">| <text:s text:c="2"/>| <text:s text:c="2"/>| <text:s text:c="2"/>LOC &lt;= 1992</text:p>
      <text:p text:style-name="P4">| <text:s text:c="2"/>| <text:s text:c="2"/>| <text:s text:c="2"/>| <text:s text:c="2"/>VG &lt;= 44: fp (3.15)</text:p>
      <text:p text:style-name="P4">| <text:s text:c="2"/>| <text:s text:c="2"/>| <text:s text:c="2"/>| <text:s text:c="2"/>VG &gt; 44</text:p>
      <text:p text:style-name="P4">| <text:s text:c="2"/>| <text:s text:c="2"/>| <text:s text:c="2"/>| <text:s text:c="2"/>| <text:s text:c="2"/>NUMUORS &lt;= 35: nfp (4.06)</text:p>
      <text:p text:style-name="P4">| <text:s text:c="2"/>| <text:s text:c="2"/>| <text:s text:c="2"/>| <text:s text:c="2"/>| <text:s text:c="2"/>NUMUORS &gt; 35: fp (3.01/0.81)</text:p>
      <text:p text:style-name="P4">| <text:s text:c="2"/>| <text:s text:c="2"/>| <text:s text:c="2"/>LOC &gt; 1992: fp (16.48)</text:p>
      <text:p text:style-name="P4"/>
      <text:p text:style-name="P4">Number of Leaves <text:s/>: <text:tab/>11</text:p>
      <text:p text:style-name="P4"/>
      <text:p text:style-name="P4">Size of the tree : <text:tab/>21</text:p>
      <text:p text:style-name="P4"/>
      <text:p text:style-name="P4"/>
      <text:p text:style-name="P4">Weight: 2.83</text:p>
      <text:p text:style-name="P4"/>
      <text:p text:style-name="P4">J48 pruned tree</text:p>
      <text:p text:style-name="P4">------------------</text:p>
      <text:p text:style-name="P4"/>
      <text:p text:style-name="P4">ELOC &lt;= 25: nfp (9.89)</text:p>
      <text:p text:style-name="P4">ELOC &gt; 25</text:p>
      <text:p text:style-name="P4">| <text:s text:c="2"/>ELOC &lt;= 26: fp (29.16/0.01)</text:p>
      <text:p text:style-name="P4">| <text:s text:c="2"/>ELOC &gt; 26</text:p>
      <text:p text:style-name="P4">| <text:s text:c="2"/>| <text:s text:c="2"/>TOTOPANDS &lt;= 800</text:p>
      <text:p text:style-name="P4">| <text:s text:c="2"/>| <text:s text:c="2"/>| <text:s text:c="2"/>NLOGIC &lt;= 10</text:p>
      <text:p text:style-name="P4">| <text:s text:c="2"/>| <text:s text:c="2"/>| <text:s text:c="2"/>| <text:s text:c="2"/>ELOC &lt;= 48: nfp (7.51/0.36)</text:p>
      <text:p text:style-name="P4">| <text:s text:c="2"/>| <text:s text:c="2"/>| <text:s text:c="2"/>| <text:s text:c="2"/>ELOC &gt; 48</text:p>
      <text:p text:style-name="P4"><text:soft-page-break/>| <text:s text:c="2"/>| <text:s text:c="2"/>| <text:s text:c="2"/>| <text:s text:c="2"/>| <text:s text:c="2"/>NUMUORS &lt;= 33</text:p>
      <text:p text:style-name="P4">| <text:s text:c="2"/>| <text:s text:c="2"/>| <text:s text:c="2"/>| <text:s text:c="2"/>| <text:s text:c="2"/>| <text:s text:c="2"/>NUMUORS &lt;= 25</text:p>
      <text:p text:style-name="P4">| <text:s text:c="2"/>| <text:s text:c="2"/>| <text:s text:c="2"/>| <text:s text:c="2"/>| <text:s text:c="2"/>| <text:s text:c="2"/>| <text:s text:c="2"/>TOTOPANDS &lt;= 360: nfp (3.65/0.68)</text:p>
      <text:p text:style-name="P4">| <text:s text:c="2"/>| <text:s text:c="2"/>| <text:s text:c="2"/>| <text:s text:c="2"/>| <text:s text:c="2"/>| <text:s text:c="2"/>| <text:s text:c="2"/>TOTOPANDS &gt; 360: fp (3.62/0.03)</text:p>
      <text:p text:style-name="P4">| <text:s text:c="2"/>| <text:s text:c="2"/>| <text:s text:c="2"/>| <text:s text:c="2"/>| <text:s text:c="2"/>| <text:s text:c="2"/>NUMUORS &gt; 25: fp (65.04/2.34)</text:p>
      <text:p text:style-name="P4">| <text:s text:c="2"/>| <text:s text:c="2"/>| <text:s text:c="2"/>| <text:s text:c="2"/>| <text:s text:c="2"/>NUMUORS &gt; 33</text:p>
      <text:p text:style-name="P4">| <text:s text:c="2"/>| <text:s text:c="2"/>| <text:s text:c="2"/>| <text:s text:c="2"/>| <text:s text:c="2"/>| <text:s text:c="2"/>TOTOTORS &lt;= 380: nfp (8.42)</text:p>
      <text:p text:style-name="P4">| <text:s text:c="2"/>| <text:s text:c="2"/>| <text:s text:c="2"/>| <text:s text:c="2"/>| <text:s text:c="2"/>| <text:s text:c="2"/>TOTOTORS &gt; 380: fp (10.56)</text:p>
      <text:p text:style-name="P4">| <text:s text:c="2"/>| <text:s text:c="2"/>| <text:s text:c="2"/>NLOGIC &gt; 10: nfp (8.15/0.22)</text:p>
      <text:p text:style-name="P4">| <text:s text:c="2"/>| <text:s text:c="2"/>TOTOPANDS &gt; 800</text:p>
      <text:p text:style-name="P4">| <text:s text:c="2"/>| <text:s text:c="2"/>| <text:s text:c="2"/>VG &lt;= 34: fp (2.66)</text:p>
      <text:p text:style-name="P4">| <text:s text:c="2"/>| <text:s text:c="2"/>| <text:s text:c="2"/>VG &gt; 34</text:p>
      <text:p text:style-name="P4">| <text:s text:c="2"/>| <text:s text:c="2"/>| <text:s text:c="2"/>| <text:s text:c="2"/>LOC &lt;= 1158: nfp (19.76)</text:p>
      <text:p text:style-name="P4">| <text:s text:c="2"/>| <text:s text:c="2"/>| <text:s text:c="2"/>| <text:s text:c="2"/>LOC &gt; 1158</text:p>
      <text:p text:style-name="P4">| <text:s text:c="2"/>| <text:s text:c="2"/>| <text:s text:c="2"/>| <text:s text:c="2"/>| <text:s text:c="2"/>NUMUANDS &lt;= 547: fp (11.67/0.75)</text:p>
      <text:p text:style-name="P4">| <text:s text:c="2"/>| <text:s text:c="2"/>| <text:s text:c="2"/>| <text:s text:c="2"/>| <text:s text:c="2"/>NUMUANDS &gt; 547: nfp (7.9/0.61)</text:p>
      <text:p text:style-name="P4"/>
      <text:p text:style-name="P4">Number of Leaves <text:s/>: <text:tab/>13</text:p>
      <text:p text:style-name="P4"/>
      <text:p text:style-name="P4">Size of the tree : <text:tab/>25</text:p>
      <text:p text:style-name="P4"/>
      <text:p text:style-name="P4"/>
      <text:p text:style-name="P4">Weight: 3.6</text:p>
      <text:p text:style-name="P4"/>
      <text:p text:style-name="P4">J48 pruned tree</text:p>
      <text:p text:style-name="P4">------------------</text:p>
      <text:p text:style-name="P4"/>
      <text:p text:style-name="P4">TOTOTORS &lt;= 324</text:p>
      <text:p text:style-name="P4">| <text:s text:c="2"/>ELOC &lt;= 25: nfp (5.08)</text:p>
      <text:p text:style-name="P4">| <text:s text:c="2"/>ELOC &gt; 25: fp (51.61/4.62)</text:p>
      <text:p text:style-name="P4">TOTOTORS &gt; 324</text:p>
      <text:p text:style-name="P4">| <text:s text:c="2"/>NUMUORS &lt;= 42</text:p>
      <text:p text:style-name="P4">| <text:s text:c="2"/>| <text:s text:c="2"/>NLOGIC &lt;= 8</text:p>
      <text:p text:style-name="P4">| <text:s text:c="2"/>| <text:s text:c="2"/>| <text:s text:c="2"/>ELOC &lt;= 105</text:p>
      <text:p text:style-name="P4">| <text:s text:c="2"/>| <text:s text:c="2"/>| <text:s text:c="2"/>| <text:s text:c="2"/>NUMUANDS &lt;= 115: nfp (39.5)</text:p>
      <text:p text:style-name="P4">| <text:s text:c="2"/>| <text:s text:c="2"/>| <text:s text:c="2"/>| <text:s text:c="2"/>NUMUANDS &gt; 115</text:p>
      <text:p text:style-name="P4">| <text:s text:c="2"/>| <text:s text:c="2"/>| <text:s text:c="2"/>| <text:s text:c="2"/>| <text:s text:c="2"/>VG &lt;= 25: fp (9.46)</text:p>
      <text:p text:style-name="P4">| <text:s text:c="2"/>| <text:s text:c="2"/>| <text:s text:c="2"/>| <text:s text:c="2"/>| <text:s text:c="2"/>VG &gt; 25: nfp (9.65)</text:p>
      <text:p text:style-name="P4">| <text:s text:c="2"/>| <text:s text:c="2"/>| <text:s text:c="2"/>ELOC &gt; 105</text:p>
      <text:p text:style-name="P4">| <text:s text:c="2"/>| <text:s text:c="2"/>| <text:s text:c="2"/>| <text:s text:c="2"/>TOTOTORS &lt;= 871: fp (18.05/0.49)</text:p>
      <text:p text:style-name="P4">| <text:s text:c="2"/>| <text:s text:c="2"/>| <text:s text:c="2"/>| <text:s text:c="2"/>TOTOTORS &gt; 871</text:p>
      <text:p text:style-name="P4">| <text:s text:c="2"/>| <text:s text:c="2"/>| <text:s text:c="2"/>| <text:s text:c="2"/>| <text:s text:c="2"/>NLOGIC &lt;= 5: nfp (14.27/1.69)</text:p>
      <text:p text:style-name="P4">| <text:s text:c="2"/>| <text:s text:c="2"/>| <text:s text:c="2"/>| <text:s text:c="2"/>| <text:s text:c="2"/>NLOGIC &gt; 5: fp (3.64)</text:p>
      <text:p text:style-name="P4">| <text:s text:c="2"/>| <text:s text:c="2"/>NLOGIC &gt; 8: nfp (19.98/0.58)</text:p>
      <text:p text:style-name="P4">| <text:s text:c="2"/>NUMUORS &gt; 42: fp (16.76)</text:p>
      <text:p text:style-name="P4"/>
      <text:p text:style-name="P4">Number of Leaves <text:s/>: <text:tab/>10</text:p>
      <text:p text:style-name="P4"/>
      <text:p text:style-name="P4">Size of the tree : <text:tab/>19</text:p>
      <text:p text:style-name="P4"/>
      <text:p text:style-name="P4"/>
      <text:p text:style-name="P4">Weight: 3.2</text:p>
      <text:p text:style-name="P4"/>
      <text:p text:style-name="P4">Number of performed Iterations: 10</text:p>
      <text:p text:style-name="P4"/>
      <text:p text:style-name="P4"/>
      <text:p text:style-name="P4">Cost Matrix</text:p>
      <text:p text:style-name="P4"><text:s/>0 <text:s text:c="3"/>0.25</text:p>
      <text:p text:style-name="P4"><text:s/>1 <text:s text:c="3"/>0 <text:s text:c="2"/>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<text:soft-page-break/>(nominal) FAULTPRONE <text:s/><text:tab/>--&gt; 10 (nominal) FAULTPRONE</text:p>
      <text:p text:style-name="P4"/>
      <text:p text:style-name="P4"/>
      <text:p text:style-name="P4">Time taken to build model: 0.06 seconds</text:p>
      <text:p text:style-name="P4"/>
      <text:p text:style-name="P4">=== Evaluation on test set ===</text:p>
      <text:p text:style-name="P4"/>
      <text:p text:style-name="P4">Time taken to test model on supplied test set: 0 seconds</text:p>
      <text:p text:style-name="P4"/>
      <text:p text:style-name="P4">=== Summary ===</text:p>
      <text:p text:style-name="P4"/>
      <text:p text:style-name="P4">Correctly Classified Instances <text:s text:c="9"/>78 <text:s text:c="14"/>82.9787 %</text:p>
      <text:p text:style-name="P4">Incorrectly Classified Instances <text:s text:c="7"/>16 <text:s text:c="14"/>17.0213 %</text:p>
      <text:p text:style-name="P4">Kappa statistic <text:s text:c="25"/>0.5663</text:p>
      <text:p text:style-name="P4">Mean absolute error <text:s text:c="21"/>0.1747</text:p>
      <text:p text:style-name="P4">Root mean squared error <text:s text:c="17"/>0.4104</text:p>
      <text:p text:style-name="P4">Relative absolute error <text:s text:c="16"/>41.8946 %</text:p>
      <text:p text:style-name="P4">Root relative squared error <text:s text:c="12"/>89.747 <text:s/>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24 <text:s text:c="3"/>0.393 <text:s text:c="3"/>0.847 <text:s text:c="5"/>0.924 <text:s text:c="3"/>0.884 <text:s text:c="5"/>0.574 <text:s text:c="3"/>0.894 <text:s text:c="4"/>0.948 <text:s text:c="4"/>nfp</text:p>
      <text:p text:style-name="P4"><text:s text:c="17"/>0.607 <text:s text:c="3"/>0.076 <text:s text:c="3"/>0.773 <text:s text:c="5"/>0.607 <text:s text:c="3"/>0.680 <text:s text:c="5"/>0.574 <text:s text:c="3"/>0.894 <text:s text:c="4"/>0.788 <text:s text:c="4"/>fp</text:p>
      <text:p text:style-name="P4">Weighted Avg. <text:s text:c="3"/>0.830 <text:s text:c="3"/>0.298 <text:s text:c="3"/>0.825 <text:s text:c="5"/>0.830 <text:s text:c="3"/>0.823 <text:s text:c="5"/>0.574 <text:s text:c="3"/>0.894 <text:s text:c="4"/>0.901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1 <text:s/>5 | <text:s/>a = nfp</text:p>
      <text:p text:style-name="P4"><text:s/>11 17 | <text:s/>b = fp</text:p>
      <text:p text:style-name="P4"/>
      <text:p text:style-name="P4">xzxxxxxxxxxxxxxxxxxxxxxxxxxxxxxxx</text:p>
      <text:p text:style-name="P5">=== Run information ===</text:p>
      <text:p text:style-name="P5"/>
      <text:p text:style-name="P5">Scheme: <text:s text:c="6"/>weka.classifiers.misc.InputMappedClassifier -I -trim -W weka.classifiers.meta.CostSensitiveClassifier -- -cost-matrix "[0.0 0.0; 1.0 0.0]" -S 1 -W weka.classifiers.meta.AdaBoostM1 -- -P 100 -S 1 -I 10 -W weka.classifiers.trees.J48 -- -C 0.25 -M 2</text:p>
      <text:p text:style-name="P5">Relation: <text:s text:c="4"/>FIT-weka.filters.unsupervised.attribute.Remove-R9</text:p>
      <text:p text:style-name="P5">Instances: <text:s text:c="3"/>188</text:p>
      <text:p text:style-name="P5">Attributes: <text:s text:c="2"/>9</text:p>
      <text:p text:style-name="P5"><text:s text:c="14"/>NUMUORS</text:p>
      <text:p text:style-name="P5"><text:s text:c="14"/>NUMUANDS</text:p>
      <text:p text:style-name="P5"><text:s text:c="14"/>TOTOTORS</text:p>
      <text:p text:style-name="P5"><text:s text:c="14"/>TOTOPANDS</text:p>
      <text:p text:style-name="P5"><text:s text:c="14"/>VG</text:p>
      <text:p text:style-name="P5"><text:s text:c="14"/>NLOGIC</text:p>
      <text:p text:style-name="P5"><text:s text:c="14"/>LOC</text:p>
      <text:p text:style-name="P5"><text:s text:c="14"/>ELOC</text:p>
      <text:p text:style-name="P5"><text:s text:c="14"/>FAULTPRONE</text:p>
      <text:p text:style-name="P5">Test mode: <text:s text:c="3"/>user supplied test set: <text:s/>size unknown (reading incrementally)</text:p>
      <text:p text:style-name="P5"/>
      <text:p text:style-name="P5">=== Classifier model (full training set) ===</text:p>
      <text:p text:style-name="P5"/>
      <text:p text:style-name="P5">InputMappedClassifier:</text:p>
      <text:p text:style-name="P5"/>
      <text:p text:style-name="P5">CostSensitiveClassifier using reweighted training instances</text:p>
      <text:p text:style-name="P5"/>
      <text:p text:style-name="P5">weka.classifiers.meta.AdaBoostM1 -P 100 -S 1 -I 10 -W weka.classifiers.trees.J48 -- -C 0.25 -M 2</text:p>
      <text:p text:style-name="P5"/>
      <text:p text:style-name="P5">Classifier Model</text:p>
      <text:p text:style-name="P5">AdaBoostM1: No boosting possible, one classifier used!</text:p>
      <text:p text:style-name="P5">J48 pruned tree</text:p>
      <text:p text:style-name="P5">------------------</text:p>
      <text:p text:style-name="P5">: fp (188.0)</text:p>
      <text:p text:style-name="P5"/>
      <text:p text:style-name="P5">Number of Leaves <text:s/>: <text:tab/>1</text:p>
      <text:p text:style-name="P5"/>
      <text:p text:style-name="P5">Size of the tree : <text:tab/>1</text:p>
      <text:p text:style-name="P5"/>
      <text:p text:style-name="P5"/>
      <text:p text:style-name="P5"><text:soft-page-break/></text:p>
      <text:p text:style-name="P5">Cost Matrix</text:p>
      <text:p text:style-name="P5"><text:s/>0 0</text:p>
      <text:p text:style-name="P5"><text:s/>1 0</text:p>
      <text:p text:style-name="P5"/>
      <text:p text:style-name="P5">Attribute mappings:</text:p>
      <text:p text:style-name="P5"/>
      <text:p text:style-name="P5">Model attributes <text:s text:c="5"/><text:tab/> <text:s text:c="3"/>Incoming attributes</text:p>
      <text:p text:style-name="P5">----------------------<text:tab/> <text:s text:c="3"/>----------------</text:p>
      <text:p text:style-name="P5">(numeric) NUMUORS <text:s text:c="4"/><text:tab/>--&gt; 1 (numeric) NUMUORS</text:p>
      <text:p text:style-name="P5">(numeric) NUMUANDS <text:s text:c="3"/><text:tab/>--&gt; 2 (numeric) NUMUANDS</text:p>
      <text:p text:style-name="P5">(numeric) TOTOTORS <text:s text:c="3"/><text:tab/>--&gt; 3 (numeric) TOTOTORS</text:p>
      <text:p text:style-name="P5">(numeric) TOTOPANDS <text:s text:c="2"/><text:tab/>--&gt; 4 (numeric) TOTOPANDS</text:p>
      <text:p text:style-name="P5">(numeric) VG <text:s text:c="9"/><text:tab/>--&gt; 5 (numeric) VG</text:p>
      <text:p text:style-name="P5">(numeric) NLOGIC <text:s text:c="5"/><text:tab/>--&gt; 6 (numeric) NLOGIC</text:p>
      <text:p text:style-name="P5">(numeric) LOC <text:s text:c="8"/><text:tab/>--&gt; 7 (numeric) LOC</text:p>
      <text:p text:style-name="P5">(numeric) ELOC <text:s text:c="7"/><text:tab/>--&gt; 8 (numeric) ELOC</text:p>
      <text:p text:style-name="P5">(nominal) FAULTPRONE <text:s/><text:tab/>--&gt; 10 (nominal) FAULTPRONE</text:p>
      <text:p text:style-name="P5"/>
      <text:p text:style-name="P5"/>
      <text:p text:style-name="P5">Time taken to build model: 0 seconds</text:p>
      <text:p text:style-name="P5"/>
      <text:p text:style-name="P5">=== Evaluation on test set ===</text:p>
      <text:p text:style-name="P5"/>
      <text:p text:style-name="P5">Time taken to test model on supplied test set: 0 seconds</text:p>
      <text:p text:style-name="P5"/>
      <text:p text:style-name="P5">=== Summary ===</text:p>
      <text:p text:style-name="P5"/>
      <text:p text:style-name="P5">Correctly Classified Instances <text:s text:c="9"/>28 <text:s text:c="14"/>29.7872 %</text:p>
      <text:p text:style-name="P5">Incorrectly Classified Instances <text:s text:c="7"/>66 <text:s text:c="14"/>70.2128 %</text:p>
      <text:p text:style-name="P5">Kappa statistic <text:s text:c="25"/>0 <text:s text:c="4"/></text:p>
      <text:p text:style-name="P5">Mean absolute error <text:s text:c="21"/>0.7021</text:p>
      <text:p text:style-name="P5">Root mean squared error <text:s text:c="17"/>0.8379</text:p>
      <text:p text:style-name="P5">Relative absolute error <text:s text:c="15"/>168.3673 %</text:p>
      <text:p text:style-name="P5">Root relative squared error <text:s text:c="11"/>183.2208 %</text:p>
      <text:p text:style-name="P5">Total Number of Instances <text:s text:c="14"/>94 <text:s text:c="4"/></text:p>
      <text:p text:style-name="P5"/>
      <text:p text:style-name="P5">=== Detailed Accuracy By Class ===</text:p>
      <text:p text:style-name="P5"/>
      <text:p text:style-name="P5"><text:s text:c="17"/>TP Rate <text:s/>FP Rate <text:s/>Precision <text:s/>Recall <text:s text:c="2"/>F-Measure <text:s/>MCC <text:s text:c="5"/>ROC Area <text:s/>PRC Area <text:s/>Class</text:p>
      <text:p text:style-name="P5"><text:s text:c="17"/>0.000 <text:s text:c="3"/>0.000 <text:s text:c="3"/>0.000 <text:s text:c="5"/>0.000 <text:s text:c="3"/>0.000 <text:s text:c="5"/>0.000 <text:s text:c="3"/>0.500 <text:s text:c="4"/>0.702 <text:s text:c="4"/>nfp</text:p>
      <text:p text:style-name="P5"><text:s text:c="17"/>1.000 <text:s text:c="3"/>1.000 <text:s text:c="3"/>0.298 <text:s text:c="5"/>1.000 <text:s text:c="3"/>0.459 <text:s text:c="5"/>0.000 <text:s text:c="3"/>0.500 <text:s text:c="4"/>0.298 <text:s text:c="4"/>fp</text:p>
      <text:p text:style-name="P5">Weighted Avg. <text:s text:c="3"/>0.298 <text:s text:c="3"/>0.298 <text:s text:c="3"/>0.089 <text:s text:c="5"/>0.298 <text:s text:c="3"/>0.137 <text:s text:c="5"/>0.000 <text:s text:c="3"/>0.500 <text:s text:c="4"/>0.582 <text:s text:c="4"/></text:p>
      <text:p text:style-name="P5"/>
      <text:p text:style-name="P5">=== Confusion Matrix ===</text:p>
      <text:p text:style-name="P5"/>
      <text:p text:style-name="P5"><text:s text:c="2"/>a <text:s/>b <text:s text:c="2"/>&lt;-- classified as</text:p>
      <text:p text:style-name="P5"><text:s text:c="2"/>0 66 | <text:s/>a = nfp</text:p>
      <text:p text:style-name="P5"><text:s text:c="2"/>0 28 | <text:s/>b = fp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4:32:27.619881368</meta:creation-date>
    <meta:generator>LibreOffice/5.3.0.3$Linux_X86_64 LibreOffice_project/30m0$Build-3</meta:generator>
    <dc:date>2017-03-16T15:27:03.237238942</dc:date>
    <meta:editing-duration>PT51S</meta:editing-duration>
    <meta:editing-cycles>2</meta:editing-cycles>
    <meta:document-statistic meta:table-count="0" meta:image-count="0" meta:object-count="0" meta:page-count="123" meta:paragraph-count="6871" meta:word-count="42442" meta:character-count="216597" meta:non-whitespace-character-count="140159"/>
  </office:meta>
</office:document-meta>
</file>